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2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</style:style>
    <style:style style:name="ce4" style:family="table-cell" style:parent-style-name="Default" style:data-style-name="N1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</style:style>
    <style:style style:name="ce5" style:family="table-cell" style:parent-style-name="Good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7" style:family="table-cell" style:parent-style-name="Normal_32_2" style:data-style-name="N1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8" style:family="table-cell" style:parent-style-name="Normal_Sheet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Normal_Sheet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 style:use-optimal-column-width="true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6.87916666666667cm" style:use-optimal-column-width="true"/>
    </style:style>
    <style:style style:name="co4" style:family="table-column">
      <style:table-column-properties fo:break-before="auto" style:column-width="6.35cm" style:use-optimal-column-width="true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2=&quot;ADDITION&quot;)" style:apply-style-name="cf1" style:base-cell-address="STATIONS.C2"/>
      <style:map style:condition="is-true-formula(msoxl:$A2=&quot;UPDATE&quot;)" style:apply-style-name="cf2" style:base-cell-address="STATIONS.C2"/>
      <style:map style:condition="is-true-formula(msoxl:$A2=&quot;DELETION&quot;)" style:apply-style-name="cf3" style:base-cell-address="STATIONS.C2"/>
    </style:style>
    <style:style style:name="ce13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2=&quot;ADDITION&quot;)" style:apply-style-name="cf1" style:base-cell-address="STATIONS.F2"/>
      <style:map style:condition="is-true-formula(msoxl:$A2=&quot;UPDATE&quot;)" style:apply-style-name="cf2" style:base-cell-address="STATIONS.F2"/>
      <style:map style:condition="is-true-formula(msoxl:$A2=&quot;DELETION&quot;)" style:apply-style-name="cf3" style:base-cell-address="STATIONS.F2"/>
    </style:style>
    <style:style style:name="ce1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23=&quot;ADDITION&quot;)" style:apply-style-name="cf1" style:base-cell-address="STATIONS.G23"/>
      <style:map style:condition="is-true-formula(msoxl:$A23=&quot;UPDATE&quot;)" style:apply-style-name="cf2" style:base-cell-address="STATIONS.G23"/>
      <style:map style:condition="is-true-formula(msoxl:$A23=&quot;DELETION&quot;)" style:apply-style-name="cf3" style:base-cell-address="STATIONS.G23"/>
    </style:style>
    <style:style style:name="ce1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23=&quot;ADDITION&quot;)" style:apply-style-name="cf1" style:base-cell-address="STATIONS.F23"/>
      <style:map style:condition="is-true-formula(msoxl:$A23=&quot;UPDATE&quot;)" style:apply-style-name="cf2" style:base-cell-address="STATIONS.F23"/>
      <style:map style:condition="is-true-formula(msoxl:$A23=&quot;DELETION&quot;)" style:apply-style-name="cf3" style:base-cell-address="STATIONS.F23"/>
    </style:style>
    <style:style style:name="ce16" style:family="table-cell" style:parent-style-name="Default" style:data-style-name="N1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57=&quot;ADDITION&quot;)" style:apply-style-name="cf1" style:base-cell-address="STATIONS.G57"/>
      <style:map style:condition="is-true-formula(msoxl:$A57=&quot;UPDATE&quot;)" style:apply-style-name="cf2" style:base-cell-address="STATIONS.G57"/>
      <style:map style:condition="is-true-formula(msoxl:$A57=&quot;DELETION&quot;)" style:apply-style-name="cf3" style:base-cell-address="STATIONS.G57"/>
    </style:style>
    <style:style style:name="ce17" style:family="table-cell" style:parent-style-name="Good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7=&quot;ADDITION&quot;)" style:apply-style-name="cf1" style:base-cell-address="STATIONS.G57"/>
      <style:map style:condition="is-true-formula(msoxl:$A57=&quot;UPDATE&quot;)" style:apply-style-name="cf2" style:base-cell-address="STATIONS.G57"/>
      <style:map style:condition="is-true-formula(msoxl:$A57=&quot;DELETION&quot;)" style:apply-style-name="cf3" style:base-cell-address="STATIONS.G57"/>
    </style:style>
    <style:style style:name="ce18" style:family="table-cell" style:parent-style-name="Default" style:data-style-name="N1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57=&quot;ADDITION&quot;)" style:apply-style-name="cf1" style:base-cell-address="STATIONS.F57"/>
      <style:map style:condition="is-true-formula(msoxl:$A57=&quot;UPDATE&quot;)" style:apply-style-name="cf2" style:base-cell-address="STATIONS.F57"/>
      <style:map style:condition="is-true-formula(msoxl:$A57=&quot;DELETION&quot;)" style:apply-style-name="cf3" style:base-cell-address="STATIONS.F57"/>
    </style:style>
    <style:style style:name="ce19" style:family="table-cell" style:parent-style-name="Good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7=&quot;ADDITION&quot;)" style:apply-style-name="cf1" style:base-cell-address="STATIONS.F57"/>
      <style:map style:condition="is-true-formula(msoxl:$A57=&quot;UPDATE&quot;)" style:apply-style-name="cf2" style:base-cell-address="STATIONS.F57"/>
      <style:map style:condition="is-true-formula(msoxl:$A57=&quot;DELETION&quot;)" style:apply-style-name="cf3" style:base-cell-address="STATIONS.F57"/>
    </style:style>
    <style:style style:name="ce20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0=&quot;ADDITION&quot;)" style:apply-style-name="cf1" style:base-cell-address="STATIONS.G80"/>
      <style:map style:condition="is-true-formula(msoxl:$A80=&quot;UPDATE&quot;)" style:apply-style-name="cf2" style:base-cell-address="STATIONS.G80"/>
      <style:map style:condition="is-true-formula(msoxl:$A80=&quot;DELETION&quot;)" style:apply-style-name="cf3" style:base-cell-address="STATIONS.G80"/>
    </style:style>
    <style:style style:name="ce21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0=&quot;ADDITION&quot;)" style:apply-style-name="cf1" style:base-cell-address="STATIONS.F80"/>
      <style:map style:condition="is-true-formula(msoxl:$A80=&quot;UPDATE&quot;)" style:apply-style-name="cf2" style:base-cell-address="STATIONS.F80"/>
      <style:map style:condition="is-true-formula(msoxl:$A80=&quot;DELETION&quot;)" style:apply-style-name="cf3" style:base-cell-address="STATIONS.F80"/>
    </style:style>
    <style:style style:name="ce22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4=&quot;ADDITION&quot;)" style:apply-style-name="cf1" style:base-cell-address="STATIONS.F84"/>
      <style:map style:condition="is-true-formula(msoxl:$A84=&quot;UPDATE&quot;)" style:apply-style-name="cf2" style:base-cell-address="STATIONS.F84"/>
      <style:map style:condition="is-true-formula(msoxl:$A84=&quot;DELETION&quot;)" style:apply-style-name="cf3" style:base-cell-address="STATIONS.F84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4=&quot;ADDITION&quot;)" style:apply-style-name="cf1" style:base-cell-address="STATIONS.G84"/>
      <style:map style:condition="is-true-formula(msoxl:$A84=&quot;UPDATE&quot;)" style:apply-style-name="cf2" style:base-cell-address="STATIONS.G84"/>
      <style:map style:condition="is-true-formula(msoxl:$A84=&quot;DELETION&quot;)" style:apply-style-name="cf3" style:base-cell-address="STATIONS.G84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4=&quot;ADDITION&quot;)" style:apply-style-name="cf1" style:base-cell-address="STATIONS.C84"/>
      <style:map style:condition="is-true-formula(msoxl:$A84=&quot;UPDATE&quot;)" style:apply-style-name="cf2" style:base-cell-address="STATIONS.C84"/>
      <style:map style:condition="is-true-formula(msoxl:$A84=&quot;DELETION&quot;)" style:apply-style-name="cf3" style:base-cell-address="STATIONS.C84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4=&quot;ADDITION&quot;)" style:apply-style-name="cf1" style:base-cell-address="STATIONS.E94"/>
      <style:map style:condition="is-true-formula(msoxl:$A94=&quot;UPDATE&quot;)" style:apply-style-name="cf2" style:base-cell-address="STATIONS.E94"/>
      <style:map style:condition="is-true-formula(msoxl:$A94=&quot;DELETION&quot;)" style:apply-style-name="cf3" style:base-cell-address="STATIONS.E94"/>
    </style:style>
    <style:style style:name="ce26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4=&quot;ADDITION&quot;)" style:apply-style-name="cf1" style:base-cell-address="STATIONS.F94"/>
      <style:map style:condition="is-true-formula(msoxl:$A94=&quot;UPDATE&quot;)" style:apply-style-name="cf2" style:base-cell-address="STATIONS.F94"/>
      <style:map style:condition="is-true-formula(msoxl:$A94=&quot;DELETION&quot;)" style:apply-style-name="cf3" style:base-cell-address="STATIONS.F94"/>
    </style:style>
    <style:style style:name="ce27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5=&quot;ADDITION&quot;)" style:apply-style-name="cf1" style:base-cell-address="STATIONS.F95"/>
      <style:map style:condition="is-true-formula(msoxl:$A95=&quot;UPDATE&quot;)" style:apply-style-name="cf2" style:base-cell-address="STATIONS.F95"/>
      <style:map style:condition="is-true-formula(msoxl:$A95=&quot;DELETION&quot;)" style:apply-style-name="cf3" style:base-cell-address="STATIONS.F95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0=&quot;ADDITION&quot;)" style:apply-style-name="cf1" style:base-cell-address="STATIONS.E100"/>
      <style:map style:condition="is-true-formula(msoxl:$A100=&quot;UPDATE&quot;)" style:apply-style-name="cf2" style:base-cell-address="STATIONS.E100"/>
      <style:map style:condition="is-true-formula(msoxl:$A100=&quot;DELETION&quot;)" style:apply-style-name="cf3" style:base-cell-address="STATIONS.E100"/>
    </style:style>
    <style:style style:name="ce2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0=&quot;ADDITION&quot;)" style:apply-style-name="cf1" style:base-cell-address="STATIONS.F100"/>
      <style:map style:condition="is-true-formula(msoxl:$A100=&quot;UPDATE&quot;)" style:apply-style-name="cf2" style:base-cell-address="STATIONS.F100"/>
      <style:map style:condition="is-true-formula(msoxl:$A100=&quot;DELETION&quot;)" style:apply-style-name="cf3" style:base-cell-address="STATIONS.F100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0=&quot;ADDITION&quot;)" style:apply-style-name="cf1" style:base-cell-address="STATIONS.C100"/>
      <style:map style:condition="is-true-formula(msoxl:$A100=&quot;UPDATE&quot;)" style:apply-style-name="cf2" style:base-cell-address="STATIONS.C100"/>
      <style:map style:condition="is-true-formula(msoxl:$A100=&quot;DELETION&quot;)" style:apply-style-name="cf3" style:base-cell-address="STATIONS.C100"/>
    </style:style>
    <style:style style:name="ce31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=&quot;ADDITION&quot;)" style:apply-style-name="cf1" style:base-cell-address="STATIONS.F102"/>
      <style:map style:condition="is-true-formula(msoxl:$A102=&quot;UPDATE&quot;)" style:apply-style-name="cf2" style:base-cell-address="STATIONS.F102"/>
      <style:map style:condition="is-true-formula(msoxl:$A102=&quot;DELETION&quot;)" style:apply-style-name="cf3" style:base-cell-address="STATIONS.F102"/>
    </style:style>
    <style:style style:name="ce32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5=&quot;ADDITION&quot;)" style:apply-style-name="cf1" style:base-cell-address="STATIONS.C105"/>
      <style:map style:condition="is-true-formula(msoxl:$A105=&quot;UPDATE&quot;)" style:apply-style-name="cf2" style:base-cell-address="STATIONS.C105"/>
      <style:map style:condition="is-true-formula(msoxl:$A105=&quot;DELETION&quot;)" style:apply-style-name="cf3" style:base-cell-address="STATIONS.C105"/>
    </style:style>
    <style:style style:name="ce33" style:family="table-cell" style:parent-style-name="Normal_32_2" style:data-style-name="N1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/>
      <style:map style:condition="is-true-formula(msoxl:$A105=&quot;ADDITION&quot;)" style:apply-style-name="cf1" style:base-cell-address="STATIONS.C105"/>
      <style:map style:condition="is-true-formula(msoxl:$A105=&quot;UPDATE&quot;)" style:apply-style-name="cf2" style:base-cell-address="STATIONS.C105"/>
      <style:map style:condition="is-true-formula(msoxl:$A105=&quot;DELETION&quot;)" style:apply-style-name="cf3" style:base-cell-address="STATIONS.C105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5=&quot;ADDITION&quot;)" style:apply-style-name="cf1" style:base-cell-address="STATIONS.C105"/>
      <style:map style:condition="is-true-formula(msoxl:$A105=&quot;UPDATE&quot;)" style:apply-style-name="cf2" style:base-cell-address="STATIONS.C105"/>
      <style:map style:condition="is-true-formula(msoxl:$A105=&quot;DELETION&quot;)" style:apply-style-name="cf3" style:base-cell-address="STATIONS.C105"/>
    </style:style>
    <style:style style:name="ce3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/>
      <style:map style:condition="is-true-formula(msoxl:$A105=&quot;ADDITION&quot;)" style:apply-style-name="cf1" style:base-cell-address="STATIONS.C105"/>
      <style:map style:condition="is-true-formula(msoxl:$A105=&quot;UPDATE&quot;)" style:apply-style-name="cf2" style:base-cell-address="STATIONS.C105"/>
      <style:map style:condition="is-true-formula(msoxl:$A105=&quot;DELETION&quot;)" style:apply-style-name="cf3" style:base-cell-address="STATIONS.C105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5=&quot;ADDITION&quot;)" style:apply-style-name="cf1" style:base-cell-address="STATIONS.C125"/>
      <style:map style:condition="is-true-formula(msoxl:$A125=&quot;UPDATE&quot;)" style:apply-style-name="cf2" style:base-cell-address="STATIONS.C125"/>
      <style:map style:condition="is-true-formula(msoxl:$A125=&quot;DELETION&quot;)" style:apply-style-name="cf3" style:base-cell-address="STATIONS.C125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8=&quot;ADDITION&quot;)" style:apply-style-name="cf1" style:base-cell-address="STATIONS.C128"/>
      <style:map style:condition="is-true-formula(msoxl:$A128=&quot;UPDATE&quot;)" style:apply-style-name="cf2" style:base-cell-address="STATIONS.C128"/>
      <style:map style:condition="is-true-formula(msoxl:$A128=&quot;DELETION&quot;)" style:apply-style-name="cf3" style:base-cell-address="STATIONS.C128"/>
    </style:style>
    <style:style style:name="ce38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5=&quot;ADDITION&quot;)" style:apply-style-name="cf1" style:base-cell-address="STATIONS.F125"/>
      <style:map style:condition="is-true-formula(msoxl:$A125=&quot;UPDATE&quot;)" style:apply-style-name="cf2" style:base-cell-address="STATIONS.F125"/>
      <style:map style:condition="is-true-formula(msoxl:$A125=&quot;DELETION&quot;)" style:apply-style-name="cf3" style:base-cell-address="STATIONS.F125"/>
    </style:style>
    <style:style style:name="ce3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8=&quot;ADDITION&quot;)" style:apply-style-name="cf1" style:base-cell-address="STATIONS.F128"/>
      <style:map style:condition="is-true-formula(msoxl:$A128=&quot;UPDATE&quot;)" style:apply-style-name="cf2" style:base-cell-address="STATIONS.F128"/>
      <style:map style:condition="is-true-formula(msoxl:$A128=&quot;DELETION&quot;)" style:apply-style-name="cf3" style:base-cell-address="STATIONS.F128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31=&quot;ADDITION&quot;)" style:apply-style-name="cf1" style:base-cell-address="STATIONS.E131"/>
      <style:map style:condition="is-true-formula(msoxl:$A131=&quot;UPDATE&quot;)" style:apply-style-name="cf2" style:base-cell-address="STATIONS.E131"/>
      <style:map style:condition="is-true-formula(msoxl:$A131=&quot;DELETION&quot;)" style:apply-style-name="cf3" style:base-cell-address="STATIONS.E131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31=&quot;ADDITION&quot;)" style:apply-style-name="cf1" style:base-cell-address="STATIONS.C131"/>
      <style:map style:condition="is-true-formula(msoxl:$A131=&quot;UPDATE&quot;)" style:apply-style-name="cf2" style:base-cell-address="STATIONS.C131"/>
      <style:map style:condition="is-true-formula(msoxl:$A131=&quot;DELETION&quot;)" style:apply-style-name="cf3" style:base-cell-address="STATIONS.C131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32=&quot;ADDITION&quot;)" style:apply-style-name="cf1" style:base-cell-address="STATIONS.C132"/>
      <style:map style:condition="is-true-formula(msoxl:$A132=&quot;UPDATE&quot;)" style:apply-style-name="cf2" style:base-cell-address="STATIONS.C132"/>
      <style:map style:condition="is-true-formula(msoxl:$A132=&quot;DELETION&quot;)" style:apply-style-name="cf3" style:base-cell-address="STATIONS.C132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44=&quot;ADDITION&quot;)" style:apply-style-name="cf1" style:base-cell-address="STATIONS.C144"/>
      <style:map style:condition="is-true-formula(msoxl:$A144=&quot;UPDATE&quot;)" style:apply-style-name="cf2" style:base-cell-address="STATIONS.C144"/>
      <style:map style:condition="is-true-formula(msoxl:$A144=&quot;DELETION&quot;)" style:apply-style-name="cf3" style:base-cell-address="STATIONS.C144"/>
    </style:style>
    <style:style style:name="ce4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44=&quot;ADDITION&quot;)" style:apply-style-name="cf1" style:base-cell-address="STATIONS.F144"/>
      <style:map style:condition="is-true-formula(msoxl:$A144=&quot;UPDATE&quot;)" style:apply-style-name="cf2" style:base-cell-address="STATIONS.F144"/>
      <style:map style:condition="is-true-formula(msoxl:$A144=&quot;DELETION&quot;)" style:apply-style-name="cf3" style:base-cell-address="STATIONS.F144"/>
    </style:style>
    <style:style style:name="ce4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52=&quot;ADDITION&quot;)" style:apply-style-name="cf1" style:base-cell-address="STATIONS.E152"/>
      <style:map style:condition="is-true-formula(msoxl:$A152=&quot;UPDATE&quot;)" style:apply-style-name="cf2" style:base-cell-address="STATIONS.E152"/>
      <style:map style:condition="is-true-formula(msoxl:$A152=&quot;DELETION&quot;)" style:apply-style-name="cf3" style:base-cell-address="STATIONS.E152"/>
    </style:style>
    <style:style style:name="ce4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52=&quot;ADDITION&quot;)" style:apply-style-name="cf1" style:base-cell-address="STATIONS.C152"/>
      <style:map style:condition="is-true-formula(msoxl:$A152=&quot;UPDATE&quot;)" style:apply-style-name="cf2" style:base-cell-address="STATIONS.C152"/>
      <style:map style:condition="is-true-formula(msoxl:$A152=&quot;DELETION&quot;)" style:apply-style-name="cf3" style:base-cell-address="STATIONS.C152"/>
    </style:style>
    <style:style style:name="ce4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225=&quot;ADDITION&quot;)" style:apply-style-name="cf1" style:base-cell-address="STATIONS.C225"/>
      <style:map style:condition="is-true-formula(msoxl:$A225=&quot;UPDATE&quot;)" style:apply-style-name="cf2" style:base-cell-address="STATIONS.C225"/>
      <style:map style:condition="is-true-formula(msoxl:$A225=&quot;DELETION&quot;)" style:apply-style-name="cf3" style:base-cell-address="STATIONS.C225"/>
    </style:style>
    <style:style style:name="ce48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225=&quot;ADDITION&quot;)" style:apply-style-name="cf1" style:base-cell-address="STATIONS.F225"/>
      <style:map style:condition="is-true-formula(msoxl:$A225=&quot;UPDATE&quot;)" style:apply-style-name="cf2" style:base-cell-address="STATIONS.F225"/>
      <style:map style:condition="is-true-formula(msoxl:$A225=&quot;DELETION&quot;)" style:apply-style-name="cf3" style:base-cell-address="STATIONS.F225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10=&quot;ADDITION&quot;)" style:apply-style-name="cf1" style:base-cell-address="STATIONS.C288"/>
      <style:map style:condition="is-true-formula(msoxl:$A310=&quot;UPDATE&quot;)" style:apply-style-name="cf2" style:base-cell-address="STATIONS.C288"/>
      <style:map style:condition="is-true-formula(msoxl:$A310=&quot;DELETION&quot;)" style:apply-style-name="cf3" style:base-cell-address="STATIONS.C288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69=&quot;ADDITION&quot;)" style:apply-style-name="cf1" style:base-cell-address="STATIONS.C289"/>
      <style:map style:condition="is-true-formula(msoxl:$A369=&quot;UPDATE&quot;)" style:apply-style-name="cf2" style:base-cell-address="STATIONS.C289"/>
      <style:map style:condition="is-true-formula(msoxl:$A369=&quot;DELETION&quot;)" style:apply-style-name="cf3" style:base-cell-address="STATIONS.C289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90"/>
      <style:map style:condition="is-true-formula(msoxl:#REF!=&quot;UPDATE&quot;)" style:apply-style-name="cf2" style:base-cell-address="STATIONS.C290"/>
      <style:map style:condition="is-true-formula(msoxl:#REF!=&quot;DELETION&quot;)" style:apply-style-name="cf3" style:base-cell-address="STATIONS.C290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31=&quot;ADDITION&quot;)" style:apply-style-name="cf1" style:base-cell-address="STATIONS.C291"/>
      <style:map style:condition="is-true-formula(msoxl:$A431=&quot;UPDATE&quot;)" style:apply-style-name="cf2" style:base-cell-address="STATIONS.C291"/>
      <style:map style:condition="is-true-formula(msoxl:$A431=&quot;DELETION&quot;)" style:apply-style-name="cf3" style:base-cell-address="STATIONS.C291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92"/>
      <style:map style:condition="is-true-formula(msoxl:#REF!=&quot;UPDATE&quot;)" style:apply-style-name="cf2" style:base-cell-address="STATIONS.C292"/>
      <style:map style:condition="is-true-formula(msoxl:#REF!=&quot;DELETION&quot;)" style:apply-style-name="cf3" style:base-cell-address="STATIONS.C292"/>
    </style:style>
    <style:style style:name="ce5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12=&quot;ADDITION&quot;)" style:apply-style-name="cf1" style:base-cell-address="STATIONS.C293"/>
      <style:map style:condition="is-true-formula(msoxl:$A512=&quot;UPDATE&quot;)" style:apply-style-name="cf2" style:base-cell-address="STATIONS.C293"/>
      <style:map style:condition="is-true-formula(msoxl:$A512=&quot;DELETION&quot;)" style:apply-style-name="cf3" style:base-cell-address="STATIONS.C293"/>
    </style:style>
    <style:style style:name="ce5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45=&quot;ADDITION&quot;)" style:apply-style-name="cf1" style:base-cell-address="STATIONS.C294"/>
      <style:map style:condition="is-true-formula(msoxl:$A545=&quot;UPDATE&quot;)" style:apply-style-name="cf2" style:base-cell-address="STATIONS.C294"/>
      <style:map style:condition="is-true-formula(msoxl:$A545=&quot;DELETION&quot;)" style:apply-style-name="cf3" style:base-cell-address="STATIONS.C294"/>
    </style:style>
    <style:style style:name="ce5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87=&quot;ADDITION&quot;)" style:apply-style-name="cf1" style:base-cell-address="STATIONS.C295"/>
      <style:map style:condition="is-true-formula(msoxl:$A587=&quot;UPDATE&quot;)" style:apply-style-name="cf2" style:base-cell-address="STATIONS.C295"/>
      <style:map style:condition="is-true-formula(msoxl:$A587=&quot;DELETION&quot;)" style:apply-style-name="cf3" style:base-cell-address="STATIONS.C295"/>
    </style:style>
    <style:style style:name="ce5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96"/>
      <style:map style:condition="is-true-formula(msoxl:#REF!=&quot;UPDATE&quot;)" style:apply-style-name="cf2" style:base-cell-address="STATIONS.C296"/>
      <style:map style:condition="is-true-formula(msoxl:#REF!=&quot;DELETION&quot;)" style:apply-style-name="cf3" style:base-cell-address="STATIONS.C296"/>
    </style:style>
    <style:style style:name="ce5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97"/>
      <style:map style:condition="is-true-formula(msoxl:#REF!=&quot;UPDATE&quot;)" style:apply-style-name="cf2" style:base-cell-address="STATIONS.C297"/>
      <style:map style:condition="is-true-formula(msoxl:#REF!=&quot;DELETION&quot;)" style:apply-style-name="cf3" style:base-cell-address="STATIONS.C297"/>
    </style:style>
    <style:style style:name="ce5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26=&quot;ADDITION&quot;)" style:apply-style-name="cf1" style:base-cell-address="STATIONS.C300"/>
      <style:map style:condition="is-true-formula(msoxl:$A726=&quot;UPDATE&quot;)" style:apply-style-name="cf2" style:base-cell-address="STATIONS.C300"/>
      <style:map style:condition="is-true-formula(msoxl:$A726=&quot;DELETION&quot;)" style:apply-style-name="cf3" style:base-cell-address="STATIONS.C300"/>
    </style:style>
    <style:style style:name="ce6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65=&quot;ADDITION&quot;)" style:apply-style-name="cf1" style:base-cell-address="STATIONS.C301"/>
      <style:map style:condition="is-true-formula(msoxl:$A765=&quot;UPDATE&quot;)" style:apply-style-name="cf2" style:base-cell-address="STATIONS.C301"/>
      <style:map style:condition="is-true-formula(msoxl:$A765=&quot;DELETION&quot;)" style:apply-style-name="cf3" style:base-cell-address="STATIONS.C301"/>
    </style:style>
    <style:style style:name="ce6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302"/>
      <style:map style:condition="is-true-formula(msoxl:#REF!=&quot;UPDATE&quot;)" style:apply-style-name="cf2" style:base-cell-address="STATIONS.C302"/>
      <style:map style:condition="is-true-formula(msoxl:#REF!=&quot;DELETION&quot;)" style:apply-style-name="cf3" style:base-cell-address="STATIONS.C302"/>
    </style:style>
    <style:style style:name="ce6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08=&quot;ADDITION&quot;)" style:apply-style-name="cf1" style:base-cell-address="STATIONS.C303"/>
      <style:map style:condition="is-true-formula(msoxl:$A808=&quot;UPDATE&quot;)" style:apply-style-name="cf2" style:base-cell-address="STATIONS.C303"/>
      <style:map style:condition="is-true-formula(msoxl:$A808=&quot;DELETION&quot;)" style:apply-style-name="cf3" style:base-cell-address="STATIONS.C303"/>
    </style:style>
    <style:style style:name="ce6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98"/>
      <style:map style:condition="is-true-formula(msoxl:#REF!=&quot;UPDATE&quot;)" style:apply-style-name="cf2" style:base-cell-address="STATIONS.C298"/>
      <style:map style:condition="is-true-formula(msoxl:#REF!=&quot;DELETION&quot;)" style:apply-style-name="cf3" style:base-cell-address="STATIONS.C298"/>
    </style:style>
    <style:style style:name="ce6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99"/>
      <style:map style:condition="is-true-formula(msoxl:#REF!=&quot;UPDATE&quot;)" style:apply-style-name="cf2" style:base-cell-address="STATIONS.C299"/>
      <style:map style:condition="is-true-formula(msoxl:#REF!=&quot;DELETION&quot;)" style:apply-style-name="cf3" style:base-cell-address="STATIONS.C299"/>
    </style:style>
    <style:style style:name="ce6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304"/>
      <style:map style:condition="is-true-formula(msoxl:#REF!=&quot;UPDATE&quot;)" style:apply-style-name="cf2" style:base-cell-address="STATIONS.C304"/>
      <style:map style:condition="is-true-formula(msoxl:#REF!=&quot;DELETION&quot;)" style:apply-style-name="cf3" style:base-cell-address="STATIONS.C304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305"/>
      <style:map style:condition="is-true-formula(msoxl:#REF!=&quot;UPDATE&quot;)" style:apply-style-name="cf2" style:base-cell-address="STATIONS.C305"/>
      <style:map style:condition="is-true-formula(msoxl:#REF!=&quot;DELETION&quot;)" style:apply-style-name="cf3" style:base-cell-address="STATIONS.C305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89=&quot;ADDITION&quot;)" style:apply-style-name="cf1" style:base-cell-address="STATIONS.C306"/>
      <style:map style:condition="is-true-formula(msoxl:$A989=&quot;UPDATE&quot;)" style:apply-style-name="cf2" style:base-cell-address="STATIONS.C306"/>
      <style:map style:condition="is-true-formula(msoxl:$A989=&quot;DELETION&quot;)" style:apply-style-name="cf3" style:base-cell-address="STATIONS.C306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308"/>
      <style:map style:condition="is-true-formula(msoxl:#REF!=&quot;UPDATE&quot;)" style:apply-style-name="cf2" style:base-cell-address="STATIONS.C308"/>
      <style:map style:condition="is-true-formula(msoxl:#REF!=&quot;DELETION&quot;)" style:apply-style-name="cf3" style:base-cell-address="STATIONS.C308"/>
    </style:style>
    <style:style style:name="ce6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309"/>
      <style:map style:condition="is-true-formula(msoxl:#REF!=&quot;UPDATE&quot;)" style:apply-style-name="cf2" style:base-cell-address="STATIONS.C309"/>
      <style:map style:condition="is-true-formula(msoxl:#REF!=&quot;DELETION&quot;)" style:apply-style-name="cf3" style:base-cell-address="STATIONS.C309"/>
    </style:style>
    <style:style style:name="ce7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6=&quot;ADDITION&quot;)" style:apply-style-name="cf1" style:base-cell-address="STATIONS.C307"/>
      <style:map style:condition="is-true-formula(msoxl:$A1026=&quot;UPDATE&quot;)" style:apply-style-name="cf2" style:base-cell-address="STATIONS.C307"/>
      <style:map style:condition="is-true-formula(msoxl:$A1026=&quot;DELETION&quot;)" style:apply-style-name="cf3" style:base-cell-address="STATIONS.C307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10=&quot;ADDITION&quot;)" style:apply-style-name="cf1" style:base-cell-address="STATIONS.C310"/>
      <style:map style:condition="is-true-formula(msoxl:$A310=&quot;UPDATE&quot;)" style:apply-style-name="cf2" style:base-cell-address="STATIONS.C310"/>
      <style:map style:condition="is-true-formula(msoxl:$A310=&quot;DELETION&quot;)" style:apply-style-name="cf3" style:base-cell-address="STATIONS.C310"/>
    </style:style>
    <style:style style:name="ce72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10=&quot;ADDITION&quot;)" style:apply-style-name="cf1" style:base-cell-address="STATIONS.F310"/>
      <style:map style:condition="is-true-formula(msoxl:$A310=&quot;UPDATE&quot;)" style:apply-style-name="cf2" style:base-cell-address="STATIONS.F310"/>
      <style:map style:condition="is-true-formula(msoxl:$A310=&quot;DELETION&quot;)" style:apply-style-name="cf3" style:base-cell-address="STATIONS.F310"/>
    </style:style>
    <style:style style:name="ce7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10=&quot;ADDITION&quot;)" style:apply-style-name="cf1" style:base-cell-address="STATIONS.F310"/>
      <style:map style:condition="is-true-formula(msoxl:$A310=&quot;UPDATE&quot;)" style:apply-style-name="cf2" style:base-cell-address="STATIONS.F310"/>
      <style:map style:condition="is-true-formula(msoxl:$A310=&quot;DELETION&quot;)" style:apply-style-name="cf3" style:base-cell-address="STATIONS.F310"/>
    </style:style>
    <style:style style:name="ce7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17=&quot;ADDITION&quot;)" style:apply-style-name="cf1" style:base-cell-address="STATIONS.F317"/>
      <style:map style:condition="is-true-formula(msoxl:$A317=&quot;UPDATE&quot;)" style:apply-style-name="cf2" style:base-cell-address="STATIONS.F317"/>
      <style:map style:condition="is-true-formula(msoxl:$A317=&quot;DELETION&quot;)" style:apply-style-name="cf3" style:base-cell-address="STATIONS.F317"/>
    </style:style>
    <style:style style:name="ce75" style:family="table-cell" style:parent-style-name="Normal_Sheet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  <style:map style:condition="is-true-formula(msoxl:$A310=&quot;ADDITION&quot;)" style:apply-style-name="cf1" style:base-cell-address="STATIONS.F310"/>
      <style:map style:condition="is-true-formula(msoxl:$A310=&quot;UPDATE&quot;)" style:apply-style-name="cf2" style:base-cell-address="STATIONS.F310"/>
      <style:map style:condition="is-true-formula(msoxl:$A310=&quot;DELETION&quot;)" style:apply-style-name="cf3" style:base-cell-address="STATIONS.F310"/>
    </style:style>
    <style:style style:name="ce7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17=&quot;ADDITION&quot;)" style:apply-style-name="cf1" style:base-cell-address="STATIONS.G317"/>
      <style:map style:condition="is-true-formula(msoxl:$A317=&quot;UPDATE&quot;)" style:apply-style-name="cf2" style:base-cell-address="STATIONS.G317"/>
      <style:map style:condition="is-true-formula(msoxl:$A317=&quot;DELETION&quot;)" style:apply-style-name="cf3" style:base-cell-address="STATIONS.G317"/>
    </style:style>
    <style:style style:name="ce77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23=&quot;ADDITION&quot;)" style:apply-style-name="cf1" style:base-cell-address="STATIONS.F323"/>
      <style:map style:condition="is-true-formula(msoxl:$A323=&quot;UPDATE&quot;)" style:apply-style-name="cf2" style:base-cell-address="STATIONS.F323"/>
      <style:map style:condition="is-true-formula(msoxl:$A323=&quot;DELETION&quot;)" style:apply-style-name="cf3" style:base-cell-address="STATIONS.F323"/>
    </style:style>
    <style:style style:name="ce7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23=&quot;ADDITION&quot;)" style:apply-style-name="cf1" style:base-cell-address="STATIONS.G323"/>
      <style:map style:condition="is-true-formula(msoxl:$A323=&quot;UPDATE&quot;)" style:apply-style-name="cf2" style:base-cell-address="STATIONS.G323"/>
      <style:map style:condition="is-true-formula(msoxl:$A323=&quot;DELETION&quot;)" style:apply-style-name="cf3" style:base-cell-address="STATIONS.G323"/>
    </style:style>
    <style:style style:name="ce7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53=&quot;ADDITION&quot;)" style:apply-style-name="cf1" style:base-cell-address="STATIONS.C153"/>
      <style:map style:condition="is-true-formula(msoxl:$A153=&quot;UPDATE&quot;)" style:apply-style-name="cf2" style:base-cell-address="STATIONS.C153"/>
      <style:map style:condition="is-true-formula(msoxl:$A153=&quot;DELETION&quot;)" style:apply-style-name="cf3" style:base-cell-address="STATIONS.C153"/>
    </style:style>
    <style:style style:name="ce8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56=&quot;ADDITION&quot;)" style:apply-style-name="cf1" style:base-cell-address="STATIONS.C156"/>
      <style:map style:condition="is-true-formula(msoxl:$A156=&quot;UPDATE&quot;)" style:apply-style-name="cf2" style:base-cell-address="STATIONS.C156"/>
      <style:map style:condition="is-true-formula(msoxl:$A156=&quot;DELETION&quot;)" style:apply-style-name="cf3" style:base-cell-address="STATIONS.C156"/>
    </style:style>
    <style:style style:name="ce81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56=&quot;ADDITION&quot;)" style:apply-style-name="cf1" style:base-cell-address="STATIONS.F156"/>
      <style:map style:condition="is-true-formula(msoxl:$A156=&quot;UPDATE&quot;)" style:apply-style-name="cf2" style:base-cell-address="STATIONS.F156"/>
      <style:map style:condition="is-true-formula(msoxl:$A156=&quot;DELETION&quot;)" style:apply-style-name="cf3" style:base-cell-address="STATIONS.F156"/>
    </style:style>
    <style:style style:name="ce8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69=&quot;ADDITION&quot;)" style:apply-style-name="cf1" style:base-cell-address="STATIONS.C169"/>
      <style:map style:condition="is-true-formula(msoxl:$A169=&quot;UPDATE&quot;)" style:apply-style-name="cf2" style:base-cell-address="STATIONS.C169"/>
      <style:map style:condition="is-true-formula(msoxl:$A169=&quot;DELETION&quot;)" style:apply-style-name="cf3" style:base-cell-address="STATIONS.C169"/>
    </style:style>
    <style:style style:name="ce83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69=&quot;ADDITION&quot;)" style:apply-style-name="cf1" style:base-cell-address="STATIONS.F169"/>
      <style:map style:condition="is-true-formula(msoxl:$A169=&quot;UPDATE&quot;)" style:apply-style-name="cf2" style:base-cell-address="STATIONS.F169"/>
      <style:map style:condition="is-true-formula(msoxl:$A169=&quot;DELETION&quot;)" style:apply-style-name="cf3" style:base-cell-address="STATIONS.F169"/>
    </style:style>
    <style:style style:name="ce8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69=&quot;ADDITION&quot;)" style:apply-style-name="cf1" style:base-cell-address="STATIONS.F169"/>
      <style:map style:condition="is-true-formula(msoxl:$A169=&quot;UPDATE&quot;)" style:apply-style-name="cf2" style:base-cell-address="STATIONS.F169"/>
      <style:map style:condition="is-true-formula(msoxl:$A169=&quot;DELETION&quot;)" style:apply-style-name="cf3" style:base-cell-address="STATIONS.F169"/>
    </style:style>
    <style:style style:name="ce8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85=&quot;ADDITION&quot;)" style:apply-style-name="cf1" style:base-cell-address="STATIONS.F185"/>
      <style:map style:condition="is-true-formula(msoxl:$A185=&quot;UPDATE&quot;)" style:apply-style-name="cf2" style:base-cell-address="STATIONS.F185"/>
      <style:map style:condition="is-true-formula(msoxl:$A185=&quot;DELETION&quot;)" style:apply-style-name="cf3" style:base-cell-address="STATIONS.F185"/>
    </style:style>
    <style:style style:name="ce8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191"/>
      <style:map style:condition="is-true-formula(msoxl:#REF!=&quot;UPDATE&quot;)" style:apply-style-name="cf2" style:base-cell-address="STATIONS.C191"/>
      <style:map style:condition="is-true-formula(msoxl:#REF!=&quot;DELETION&quot;)" style:apply-style-name="cf3" style:base-cell-address="STATIONS.C191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288=&quot;ADDITION&quot;)" style:apply-style-name="cf1" style:base-cell-address="STATIONS.C192"/>
      <style:map style:condition="is-true-formula(msoxl:$A288=&quot;UPDATE&quot;)" style:apply-style-name="cf2" style:base-cell-address="STATIONS.C192"/>
      <style:map style:condition="is-true-formula(msoxl:$A288=&quot;DELETION&quot;)" style:apply-style-name="cf3" style:base-cell-address="STATIONS.C192"/>
    </style:style>
    <style:style style:name="ce8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11=&quot;ADDITION&quot;)" style:apply-style-name="cf1" style:base-cell-address="STATIONS.C193"/>
      <style:map style:condition="is-true-formula(msoxl:$A311=&quot;UPDATE&quot;)" style:apply-style-name="cf2" style:base-cell-address="STATIONS.C193"/>
      <style:map style:condition="is-true-formula(msoxl:$A311=&quot;DELETION&quot;)" style:apply-style-name="cf3" style:base-cell-address="STATIONS.C193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70=&quot;ADDITION&quot;)" style:apply-style-name="cf1" style:base-cell-address="STATIONS.C194"/>
      <style:map style:condition="is-true-formula(msoxl:$A370=&quot;UPDATE&quot;)" style:apply-style-name="cf2" style:base-cell-address="STATIONS.C194"/>
      <style:map style:condition="is-true-formula(msoxl:$A370=&quot;DELETION&quot;)" style:apply-style-name="cf3" style:base-cell-address="STATIONS.C194"/>
    </style:style>
    <style:style style:name="ce9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195"/>
      <style:map style:condition="is-true-formula(msoxl:#REF!=&quot;UPDATE&quot;)" style:apply-style-name="cf2" style:base-cell-address="STATIONS.C195"/>
      <style:map style:condition="is-true-formula(msoxl:#REF!=&quot;DELETION&quot;)" style:apply-style-name="cf3" style:base-cell-address="STATIONS.C195"/>
    </style:style>
    <style:style style:name="ce9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32=&quot;ADDITION&quot;)" style:apply-style-name="cf1" style:base-cell-address="STATIONS.C196"/>
      <style:map style:condition="is-true-formula(msoxl:$A432=&quot;UPDATE&quot;)" style:apply-style-name="cf2" style:base-cell-address="STATIONS.C196"/>
      <style:map style:condition="is-true-formula(msoxl:$A432=&quot;DELETION&quot;)" style:apply-style-name="cf3" style:base-cell-address="STATIONS.C196"/>
    </style:style>
    <style:style style:name="ce9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197"/>
      <style:map style:condition="is-true-formula(msoxl:#REF!=&quot;UPDATE&quot;)" style:apply-style-name="cf2" style:base-cell-address="STATIONS.C197"/>
      <style:map style:condition="is-true-formula(msoxl:#REF!=&quot;DELETION&quot;)" style:apply-style-name="cf3" style:base-cell-address="STATIONS.C197"/>
    </style:style>
    <style:style style:name="ce9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13=&quot;ADDITION&quot;)" style:apply-style-name="cf1" style:base-cell-address="STATIONS.C198"/>
      <style:map style:condition="is-true-formula(msoxl:$A513=&quot;UPDATE&quot;)" style:apply-style-name="cf2" style:base-cell-address="STATIONS.C198"/>
      <style:map style:condition="is-true-formula(msoxl:$A513=&quot;DELETION&quot;)" style:apply-style-name="cf3" style:base-cell-address="STATIONS.C198"/>
    </style:style>
    <style:style style:name="ce9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198=&quot;ADDITION&quot;)" style:apply-style-name="cf1" style:base-cell-address="STATIONS.E198"/>
      <style:map style:condition="is-true-formula(msoxl:$A198=&quot;UPDATE&quot;)" style:apply-style-name="cf2" style:base-cell-address="STATIONS.E198"/>
      <style:map style:condition="is-true-formula(msoxl:$A198=&quot;DELETION&quot;)" style:apply-style-name="cf3" style:base-cell-address="STATIONS.E198"/>
    </style:style>
    <style:style style:name="ce9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46=&quot;ADDITION&quot;)" style:apply-style-name="cf1" style:base-cell-address="STATIONS.C199"/>
      <style:map style:condition="is-true-formula(msoxl:$A546=&quot;UPDATE&quot;)" style:apply-style-name="cf2" style:base-cell-address="STATIONS.C199"/>
      <style:map style:condition="is-true-formula(msoxl:$A546=&quot;DELETION&quot;)" style:apply-style-name="cf3" style:base-cell-address="STATIONS.C199"/>
    </style:style>
    <style:style style:name="ce9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88=&quot;ADDITION&quot;)" style:apply-style-name="cf1" style:base-cell-address="STATIONS.C200"/>
      <style:map style:condition="is-true-formula(msoxl:$A588=&quot;UPDATE&quot;)" style:apply-style-name="cf2" style:base-cell-address="STATIONS.C200"/>
      <style:map style:condition="is-true-formula(msoxl:$A588=&quot;DELETION&quot;)" style:apply-style-name="cf3" style:base-cell-address="STATIONS.C200"/>
    </style:style>
    <style:style style:name="ce9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201=&quot;ADDITION&quot;)" style:apply-style-name="cf1" style:base-cell-address="STATIONS.E201"/>
      <style:map style:condition="is-true-formula(msoxl:$A201=&quot;UPDATE&quot;)" style:apply-style-name="cf2" style:base-cell-address="STATIONS.E201"/>
      <style:map style:condition="is-true-formula(msoxl:$A201=&quot;DELETION&quot;)" style:apply-style-name="cf3" style:base-cell-address="STATIONS.E201"/>
    </style:style>
    <style:style style:name="ce9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01"/>
      <style:map style:condition="is-true-formula(msoxl:#REF!=&quot;UPDATE&quot;)" style:apply-style-name="cf2" style:base-cell-address="STATIONS.C201"/>
      <style:map style:condition="is-true-formula(msoxl:#REF!=&quot;DELETION&quot;)" style:apply-style-name="cf3" style:base-cell-address="STATIONS.C201"/>
    </style:style>
    <style:style style:name="ce9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02"/>
      <style:map style:condition="is-true-formula(msoxl:#REF!=&quot;UPDATE&quot;)" style:apply-style-name="cf2" style:base-cell-address="STATIONS.C202"/>
      <style:map style:condition="is-true-formula(msoxl:#REF!=&quot;DELETION&quot;)" style:apply-style-name="cf3" style:base-cell-address="STATIONS.C202"/>
    </style:style>
    <style:style style:name="ce10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03"/>
      <style:map style:condition="is-true-formula(msoxl:#REF!=&quot;UPDATE&quot;)" style:apply-style-name="cf2" style:base-cell-address="STATIONS.C203"/>
      <style:map style:condition="is-true-formula(msoxl:#REF!=&quot;DELETION&quot;)" style:apply-style-name="cf3" style:base-cell-address="STATIONS.C203"/>
    </style:style>
    <style:style style:name="ce10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04"/>
      <style:map style:condition="is-true-formula(msoxl:#REF!=&quot;UPDATE&quot;)" style:apply-style-name="cf2" style:base-cell-address="STATIONS.C204"/>
      <style:map style:condition="is-true-formula(msoxl:#REF!=&quot;DELETION&quot;)" style:apply-style-name="cf3" style:base-cell-address="STATIONS.C204"/>
    </style:style>
    <style:style style:name="ce10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27=&quot;ADDITION&quot;)" style:apply-style-name="cf1" style:base-cell-address="STATIONS.C205"/>
      <style:map style:condition="is-true-formula(msoxl:$A727=&quot;UPDATE&quot;)" style:apply-style-name="cf2" style:base-cell-address="STATIONS.C205"/>
      <style:map style:condition="is-true-formula(msoxl:$A727=&quot;DELETION&quot;)" style:apply-style-name="cf3" style:base-cell-address="STATIONS.C205"/>
    </style:style>
    <style:style style:name="ce10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66=&quot;ADDITION&quot;)" style:apply-style-name="cf1" style:base-cell-address="STATIONS.C206"/>
      <style:map style:condition="is-true-formula(msoxl:$A766=&quot;UPDATE&quot;)" style:apply-style-name="cf2" style:base-cell-address="STATIONS.C206"/>
      <style:map style:condition="is-true-formula(msoxl:$A766=&quot;DELETION&quot;)" style:apply-style-name="cf3" style:base-cell-address="STATIONS.C206"/>
    </style:style>
    <style:style style:name="ce10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07"/>
      <style:map style:condition="is-true-formula(msoxl:#REF!=&quot;UPDATE&quot;)" style:apply-style-name="cf2" style:base-cell-address="STATIONS.C207"/>
      <style:map style:condition="is-true-formula(msoxl:#REF!=&quot;DELETION&quot;)" style:apply-style-name="cf3" style:base-cell-address="STATIONS.C207"/>
    </style:style>
    <style:style style:name="ce10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09=&quot;ADDITION&quot;)" style:apply-style-name="cf1" style:base-cell-address="STATIONS.C208"/>
      <style:map style:condition="is-true-formula(msoxl:$A809=&quot;UPDATE&quot;)" style:apply-style-name="cf2" style:base-cell-address="STATIONS.C208"/>
      <style:map style:condition="is-true-formula(msoxl:$A809=&quot;DELETION&quot;)" style:apply-style-name="cf3" style:base-cell-address="STATIONS.C208"/>
    </style:style>
    <style:style style:name="ce10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10"/>
      <style:map style:condition="is-true-formula(msoxl:#REF!=&quot;UPDATE&quot;)" style:apply-style-name="cf2" style:base-cell-address="STATIONS.C210"/>
      <style:map style:condition="is-true-formula(msoxl:#REF!=&quot;DELETION&quot;)" style:apply-style-name="cf3" style:base-cell-address="STATIONS.C210"/>
    </style:style>
    <style:style style:name="ce10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09"/>
      <style:map style:condition="is-true-formula(msoxl:#REF!=&quot;UPDATE&quot;)" style:apply-style-name="cf2" style:base-cell-address="STATIONS.C209"/>
      <style:map style:condition="is-true-formula(msoxl:#REF!=&quot;DELETION&quot;)" style:apply-style-name="cf3" style:base-cell-address="STATIONS.C209"/>
    </style:style>
    <style:style style:name="ce10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6=&quot;ADDITION&quot;)" style:apply-style-name="cf1" style:base-cell-address="STATIONS.C211"/>
      <style:map style:condition="is-true-formula(msoxl:$A1026=&quot;UPDATE&quot;)" style:apply-style-name="cf2" style:base-cell-address="STATIONS.C211"/>
      <style:map style:condition="is-true-formula(msoxl:$A1026=&quot;DELETION&quot;)" style:apply-style-name="cf3" style:base-cell-address="STATIONS.C211"/>
    </style:style>
    <style:style style:name="ce10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211=&quot;ADDITION&quot;)" style:apply-style-name="cf1" style:base-cell-address="STATIONS.E211"/>
      <style:map style:condition="is-true-formula(msoxl:$A211=&quot;UPDATE&quot;)" style:apply-style-name="cf2" style:base-cell-address="STATIONS.E211"/>
      <style:map style:condition="is-true-formula(msoxl:$A211=&quot;DELETION&quot;)" style:apply-style-name="cf3" style:base-cell-address="STATIONS.E211"/>
    </style:style>
    <style:style style:name="ce1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12"/>
      <style:map style:condition="is-true-formula(msoxl:#REF!=&quot;UPDATE&quot;)" style:apply-style-name="cf2" style:base-cell-address="STATIONS.C212"/>
      <style:map style:condition="is-true-formula(msoxl:#REF!=&quot;DELETION&quot;)" style:apply-style-name="cf3" style:base-cell-address="STATIONS.C212"/>
    </style:style>
    <style:style style:name="ce1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13"/>
      <style:map style:condition="is-true-formula(msoxl:#REF!=&quot;UPDATE&quot;)" style:apply-style-name="cf2" style:base-cell-address="STATIONS.C213"/>
      <style:map style:condition="is-true-formula(msoxl:#REF!=&quot;DELETION&quot;)" style:apply-style-name="cf3" style:base-cell-address="STATIONS.C213"/>
    </style:style>
    <style:style style:name="ce1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14"/>
      <style:map style:condition="is-true-formula(msoxl:#REF!=&quot;UPDATE&quot;)" style:apply-style-name="cf2" style:base-cell-address="STATIONS.C214"/>
      <style:map style:condition="is-true-formula(msoxl:#REF!=&quot;DELETION&quot;)" style:apply-style-name="cf3" style:base-cell-address="STATIONS.C214"/>
    </style:style>
    <style:style style:name="ce1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15"/>
      <style:map style:condition="is-true-formula(msoxl:#REF!=&quot;UPDATE&quot;)" style:apply-style-name="cf2" style:base-cell-address="STATIONS.C215"/>
      <style:map style:condition="is-true-formula(msoxl:#REF!=&quot;DELETION&quot;)" style:apply-style-name="cf3" style:base-cell-address="STATIONS.C215"/>
    </style:style>
    <style:style style:name="ce1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16"/>
      <style:map style:condition="is-true-formula(msoxl:#REF!=&quot;UPDATE&quot;)" style:apply-style-name="cf2" style:base-cell-address="STATIONS.C216"/>
      <style:map style:condition="is-true-formula(msoxl:#REF!=&quot;DELETION&quot;)" style:apply-style-name="cf3" style:base-cell-address="STATIONS.C216"/>
    </style:style>
    <style:style style:name="ce1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17"/>
      <style:map style:condition="is-true-formula(msoxl:#REF!=&quot;UPDATE&quot;)" style:apply-style-name="cf2" style:base-cell-address="STATIONS.C217"/>
      <style:map style:condition="is-true-formula(msoxl:#REF!=&quot;DELETION&quot;)" style:apply-style-name="cf3" style:base-cell-address="STATIONS.C217"/>
    </style:style>
    <style:style style:name="ce1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18"/>
      <style:map style:condition="is-true-formula(msoxl:#REF!=&quot;UPDATE&quot;)" style:apply-style-name="cf2" style:base-cell-address="STATIONS.C218"/>
      <style:map style:condition="is-true-formula(msoxl:#REF!=&quot;DELETION&quot;)" style:apply-style-name="cf3" style:base-cell-address="STATIONS.C218"/>
    </style:style>
    <style:style style:name="ce1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20"/>
      <style:map style:condition="is-true-formula(msoxl:#REF!=&quot;UPDATE&quot;)" style:apply-style-name="cf2" style:base-cell-address="STATIONS.C220"/>
      <style:map style:condition="is-true-formula(msoxl:#REF!=&quot;DELETION&quot;)" style:apply-style-name="cf3" style:base-cell-address="STATIONS.C220"/>
    </style:style>
    <style:style style:name="ce1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21"/>
      <style:map style:condition="is-true-formula(msoxl:#REF!=&quot;UPDATE&quot;)" style:apply-style-name="cf2" style:base-cell-address="STATIONS.C221"/>
      <style:map style:condition="is-true-formula(msoxl:#REF!=&quot;DELETION&quot;)" style:apply-style-name="cf3" style:base-cell-address="STATIONS.C221"/>
    </style:style>
    <style:style style:name="ce11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22"/>
      <style:map style:condition="is-true-formula(msoxl:#REF!=&quot;UPDATE&quot;)" style:apply-style-name="cf2" style:base-cell-address="STATIONS.C222"/>
      <style:map style:condition="is-true-formula(msoxl:#REF!=&quot;DELETION&quot;)" style:apply-style-name="cf3" style:base-cell-address="STATIONS.C222"/>
    </style:style>
    <style:style style:name="ce1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223"/>
      <style:map style:condition="is-true-formula(msoxl:#REF!=&quot;UPDATE&quot;)" style:apply-style-name="cf2" style:base-cell-address="STATIONS.C223"/>
      <style:map style:condition="is-true-formula(msoxl:#REF!=&quot;DELETION&quot;)" style:apply-style-name="cf3" style:base-cell-address="STATIONS.C223"/>
    </style:style>
    <style:style style:name="ce1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322=&quot;ADDITION&quot;)" style:apply-style-name="cf1" style:base-cell-address="STATIONS.C224"/>
      <style:map style:condition="is-true-formula(msoxl:$A1322=&quot;UPDATE&quot;)" style:apply-style-name="cf2" style:base-cell-address="STATIONS.C224"/>
      <style:map style:condition="is-true-formula(msoxl:$A1322=&quot;DELETION&quot;)" style:apply-style-name="cf3" style:base-cell-address="STATIONS.C224"/>
    </style:style>
    <style:style style:name="ce12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75=&quot;ADDITION&quot;)" style:apply-style-name="cf1" style:base-cell-address="STATIONS.E375"/>
      <style:map style:condition="is-true-formula(msoxl:$A375=&quot;UPDATE&quot;)" style:apply-style-name="cf2" style:base-cell-address="STATIONS.E375"/>
      <style:map style:condition="is-true-formula(msoxl:$A375=&quot;DELETION&quot;)" style:apply-style-name="cf3" style:base-cell-address="STATIONS.E375"/>
    </style:style>
    <style:style style:name="ce12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75=&quot;ADDITION&quot;)" style:apply-style-name="cf1" style:base-cell-address="STATIONS.C375"/>
      <style:map style:condition="is-true-formula(msoxl:$A375=&quot;UPDATE&quot;)" style:apply-style-name="cf2" style:base-cell-address="STATIONS.C375"/>
      <style:map style:condition="is-true-formula(msoxl:$A375=&quot;DELETION&quot;)" style:apply-style-name="cf3" style:base-cell-address="STATIONS.C375"/>
    </style:style>
    <style:style style:name="ce12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105=&quot;ADDITION&quot;)" style:apply-style-name="cf1" style:base-cell-address="STATIONS.C105"/>
      <style:map style:condition="is-true-formula(msoxl:$A105=&quot;UPDATE&quot;)" style:apply-style-name="cf2" style:base-cell-address="STATIONS.C105"/>
      <style:map style:condition="is-true-formula(msoxl:$A105=&quot;DELETION&quot;)" style:apply-style-name="cf3" style:base-cell-address="STATIONS.C105"/>
    </style:style>
    <style:style style:name="ce1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399=&quot;ADDITION&quot;)" style:apply-style-name="cf1" style:base-cell-address="STATIONS.E399"/>
      <style:map style:condition="is-true-formula(msoxl:$A399=&quot;UPDATE&quot;)" style:apply-style-name="cf2" style:base-cell-address="STATIONS.E399"/>
      <style:map style:condition="is-true-formula(msoxl:$A399=&quot;DELETION&quot;)" style:apply-style-name="cf3" style:base-cell-address="STATIONS.E399"/>
    </style:style>
    <style:style style:name="ce1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06=&quot;ADDITION&quot;)" style:apply-style-name="cf1" style:base-cell-address="STATIONS.E406"/>
      <style:map style:condition="is-true-formula(msoxl:$A406=&quot;UPDATE&quot;)" style:apply-style-name="cf2" style:base-cell-address="STATIONS.E406"/>
      <style:map style:condition="is-true-formula(msoxl:$A406=&quot;DELETION&quot;)" style:apply-style-name="cf3" style:base-cell-address="STATIONS.E406"/>
    </style:style>
    <style:style style:name="ce12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431"/>
      <style:map style:condition="is-true-formula(msoxl:#REF!=&quot;UPDATE&quot;)" style:apply-style-name="cf2" style:base-cell-address="STATIONS.C431"/>
      <style:map style:condition="is-true-formula(msoxl:#REF!=&quot;DELETION&quot;)" style:apply-style-name="cf3" style:base-cell-address="STATIONS.C431"/>
    </style:style>
    <style:style style:name="ce12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511=&quot;ADDITION&quot;)" style:apply-style-name="cf1" style:base-cell-address="STATIONS.C432"/>
      <style:map style:condition="is-true-formula(msoxl:$A511=&quot;UPDATE&quot;)" style:apply-style-name="cf2" style:base-cell-address="STATIONS.C432"/>
      <style:map style:condition="is-true-formula(msoxl:$A511=&quot;DELETION&quot;)" style:apply-style-name="cf3" style:base-cell-address="STATIONS.C432"/>
    </style:style>
    <style:style style:name="ce12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544=&quot;ADDITION&quot;)" style:apply-style-name="cf1" style:base-cell-address="STATIONS.C433"/>
      <style:map style:condition="is-true-formula(msoxl:$A544=&quot;UPDATE&quot;)" style:apply-style-name="cf2" style:base-cell-address="STATIONS.C433"/>
      <style:map style:condition="is-true-formula(msoxl:$A544=&quot;DELETION&quot;)" style:apply-style-name="cf3" style:base-cell-address="STATIONS.C433"/>
    </style:style>
    <style:style style:name="ce13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435"/>
      <style:map style:condition="is-true-formula(msoxl:#REF!=&quot;UPDATE&quot;)" style:apply-style-name="cf2" style:base-cell-address="STATIONS.C435"/>
      <style:map style:condition="is-true-formula(msoxl:#REF!=&quot;DELETION&quot;)" style:apply-style-name="cf3" style:base-cell-address="STATIONS.C435"/>
    </style:style>
    <style:style style:name="ce13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436"/>
      <style:map style:condition="is-true-formula(msoxl:#REF!=&quot;UPDATE&quot;)" style:apply-style-name="cf2" style:base-cell-address="STATIONS.C436"/>
      <style:map style:condition="is-true-formula(msoxl:#REF!=&quot;DELETION&quot;)" style:apply-style-name="cf3" style:base-cell-address="STATIONS.C436"/>
    </style:style>
    <style:style style:name="ce1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437"/>
      <style:map style:condition="is-true-formula(msoxl:#REF!=&quot;UPDATE&quot;)" style:apply-style-name="cf2" style:base-cell-address="STATIONS.C437"/>
      <style:map style:condition="is-true-formula(msoxl:#REF!=&quot;DELETION&quot;)" style:apply-style-name="cf3" style:base-cell-address="STATIONS.C437"/>
    </style:style>
    <style:style style:name="ce13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438"/>
      <style:map style:condition="is-true-formula(msoxl:#REF!=&quot;UPDATE&quot;)" style:apply-style-name="cf2" style:base-cell-address="STATIONS.C438"/>
      <style:map style:condition="is-true-formula(msoxl:#REF!=&quot;DELETION&quot;)" style:apply-style-name="cf3" style:base-cell-address="STATIONS.C438"/>
    </style:style>
    <style:style style:name="ce13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725=&quot;ADDITION&quot;)" style:apply-style-name="cf1" style:base-cell-address="STATIONS.C439"/>
      <style:map style:condition="is-true-formula(msoxl:$A725=&quot;UPDATE&quot;)" style:apply-style-name="cf2" style:base-cell-address="STATIONS.C439"/>
      <style:map style:condition="is-true-formula(msoxl:$A725=&quot;DELETION&quot;)" style:apply-style-name="cf3" style:base-cell-address="STATIONS.C439"/>
    </style:style>
    <style:style style:name="ce13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443"/>
      <style:map style:condition="is-true-formula(msoxl:#REF!=&quot;UPDATE&quot;)" style:apply-style-name="cf2" style:base-cell-address="STATIONS.C443"/>
      <style:map style:condition="is-true-formula(msoxl:#REF!=&quot;DELETION&quot;)" style:apply-style-name="cf3" style:base-cell-address="STATIONS.C443"/>
    </style:style>
    <style:style style:name="ce13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5=&quot;ADDITION&quot;)" style:apply-style-name="cf1" style:base-cell-address="STATIONS.C446"/>
      <style:map style:condition="is-true-formula(msoxl:$A1025=&quot;UPDATE&quot;)" style:apply-style-name="cf2" style:base-cell-address="STATIONS.C446"/>
      <style:map style:condition="is-true-formula(msoxl:$A1025=&quot;DELETION&quot;)" style:apply-style-name="cf3" style:base-cell-address="STATIONS.C446"/>
    </style:style>
    <style:style style:name="ce13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586=&quot;ADDITION&quot;)" style:apply-style-name="cf1" style:base-cell-address="STATIONS.C434"/>
      <style:map style:condition="is-true-formula(msoxl:$A586=&quot;UPDATE&quot;)" style:apply-style-name="cf2" style:base-cell-address="STATIONS.C434"/>
      <style:map style:condition="is-true-formula(msoxl:$A586=&quot;DELETION&quot;)" style:apply-style-name="cf3" style:base-cell-address="STATIONS.C434"/>
    </style:style>
    <style:style style:name="ce13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444"/>
      <style:map style:condition="is-true-formula(msoxl:#REF!=&quot;UPDATE&quot;)" style:apply-style-name="cf2" style:base-cell-address="STATIONS.C444"/>
      <style:map style:condition="is-true-formula(msoxl:#REF!=&quot;DELETION&quot;)" style:apply-style-name="cf3" style:base-cell-address="STATIONS.C444"/>
    </style:style>
    <style:style style:name="ce13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88=&quot;ADDITION&quot;)" style:apply-style-name="cf1" style:base-cell-address="STATIONS.C445"/>
      <style:map style:condition="is-true-formula(msoxl:$A988=&quot;UPDATE&quot;)" style:apply-style-name="cf2" style:base-cell-address="STATIONS.C445"/>
      <style:map style:condition="is-true-formula(msoxl:$A988=&quot;DELETION&quot;)" style:apply-style-name="cf3" style:base-cell-address="STATIONS.C445"/>
    </style:style>
    <style:style style:name="ce14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447"/>
      <style:map style:condition="is-true-formula(msoxl:#REF!=&quot;UPDATE&quot;)" style:apply-style-name="cf2" style:base-cell-address="STATIONS.C447"/>
      <style:map style:condition="is-true-formula(msoxl:#REF!=&quot;DELETION&quot;)" style:apply-style-name="cf3" style:base-cell-address="STATIONS.C447"/>
    </style:style>
    <style:style style:name="ce1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448"/>
      <style:map style:condition="is-true-formula(msoxl:#REF!=&quot;UPDATE&quot;)" style:apply-style-name="cf2" style:base-cell-address="STATIONS.C448"/>
      <style:map style:condition="is-true-formula(msoxl:#REF!=&quot;DELETION&quot;)" style:apply-style-name="cf3" style:base-cell-address="STATIONS.C448"/>
    </style:style>
    <style:style style:name="ce14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02=&quot;ADDITION&quot;)" style:apply-style-name="cf1" style:base-cell-address="STATIONS.E402"/>
      <style:map style:condition="is-true-formula(msoxl:$A402=&quot;UPDATE&quot;)" style:apply-style-name="cf2" style:base-cell-address="STATIONS.E402"/>
      <style:map style:condition="is-true-formula(msoxl:$A402=&quot;DELETION&quot;)" style:apply-style-name="cf3" style:base-cell-address="STATIONS.E402"/>
    </style:style>
    <style:style style:name="ce14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402=&quot;ADDITION&quot;)" style:apply-style-name="cf1" style:base-cell-address="STATIONS.E402"/>
      <style:map style:condition="is-true-formula(msoxl:$A402=&quot;UPDATE&quot;)" style:apply-style-name="cf2" style:base-cell-address="STATIONS.E402"/>
      <style:map style:condition="is-true-formula(msoxl:$A402=&quot;DELETION&quot;)" style:apply-style-name="cf3" style:base-cell-address="STATIONS.E402"/>
    </style:style>
    <style:style style:name="ce14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08=&quot;ADDITION&quot;)" style:apply-style-name="cf1" style:base-cell-address="STATIONS.E408"/>
      <style:map style:condition="is-true-formula(msoxl:$A408=&quot;UPDATE&quot;)" style:apply-style-name="cf2" style:base-cell-address="STATIONS.E408"/>
      <style:map style:condition="is-true-formula(msoxl:$A408=&quot;DELETION&quot;)" style:apply-style-name="cf3" style:base-cell-address="STATIONS.E408"/>
    </style:style>
    <style:style style:name="ce14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15=&quot;ADDITION&quot;)" style:apply-style-name="cf1" style:base-cell-address="STATIONS.E415"/>
      <style:map style:condition="is-true-formula(msoxl:$A415=&quot;UPDATE&quot;)" style:apply-style-name="cf2" style:base-cell-address="STATIONS.E415"/>
      <style:map style:condition="is-true-formula(msoxl:$A415=&quot;DELETION&quot;)" style:apply-style-name="cf3" style:base-cell-address="STATIONS.E415"/>
    </style:style>
    <style:style style:name="ce14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15=&quot;ADDITION&quot;)" style:apply-style-name="cf1" style:base-cell-address="STATIONS.E415"/>
      <style:map style:condition="is-true-formula(msoxl:$A415=&quot;UPDATE&quot;)" style:apply-style-name="cf2" style:base-cell-address="STATIONS.E415"/>
      <style:map style:condition="is-true-formula(msoxl:$A415=&quot;DELETION&quot;)" style:apply-style-name="cf3" style:base-cell-address="STATIONS.E415"/>
    </style:style>
    <style:style style:name="ce14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422=&quot;ADDITION&quot;)" style:apply-style-name="cf1" style:base-cell-address="STATIONS.E422"/>
      <style:map style:condition="is-true-formula(msoxl:$A422=&quot;UPDATE&quot;)" style:apply-style-name="cf2" style:base-cell-address="STATIONS.E422"/>
      <style:map style:condition="is-true-formula(msoxl:$A422=&quot;DELETION&quot;)" style:apply-style-name="cf3" style:base-cell-address="STATIONS.E422"/>
    </style:style>
    <style:style style:name="ce14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807=&quot;ADDITION&quot;)" style:apply-style-name="cf1" style:base-cell-address="STATIONS.C442"/>
      <style:map style:condition="is-true-formula(msoxl:$A807=&quot;UPDATE&quot;)" style:apply-style-name="cf2" style:base-cell-address="STATIONS.C442"/>
      <style:map style:condition="is-true-formula(msoxl:$A807=&quot;DELETION&quot;)" style:apply-style-name="cf3" style:base-cell-address="STATIONS.C442"/>
    </style:style>
    <style:style style:name="ce14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441"/>
      <style:map style:condition="is-true-formula(msoxl:#REF!=&quot;UPDATE&quot;)" style:apply-style-name="cf2" style:base-cell-address="STATIONS.C441"/>
      <style:map style:condition="is-true-formula(msoxl:#REF!=&quot;DELETION&quot;)" style:apply-style-name="cf3" style:base-cell-address="STATIONS.C441"/>
    </style:style>
    <style:style style:name="ce15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764=&quot;ADDITION&quot;)" style:apply-style-name="cf1" style:base-cell-address="STATIONS.C440"/>
      <style:map style:condition="is-true-formula(msoxl:$A764=&quot;UPDATE&quot;)" style:apply-style-name="cf2" style:base-cell-address="STATIONS.C440"/>
      <style:map style:condition="is-true-formula(msoxl:$A764=&quot;DELETION&quot;)" style:apply-style-name="cf3" style:base-cell-address="STATIONS.C440"/>
    </style:style>
    <style:style style:name="ce151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49=&quot;ADDITION&quot;)" style:apply-style-name="cf1" style:base-cell-address="STATIONS.F449"/>
      <style:map style:condition="is-true-formula(msoxl:$A449=&quot;UPDATE&quot;)" style:apply-style-name="cf2" style:base-cell-address="STATIONS.F449"/>
      <style:map style:condition="is-true-formula(msoxl:$A449=&quot;DELETION&quot;)" style:apply-style-name="cf3" style:base-cell-address="STATIONS.F449"/>
    </style:style>
    <style:style style:name="ce1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92=&quot;ADDITION&quot;)" style:apply-style-name="cf1" style:base-cell-address="STATIONS.E492"/>
      <style:map style:condition="is-true-formula(msoxl:$A492=&quot;UPDATE&quot;)" style:apply-style-name="cf2" style:base-cell-address="STATIONS.E492"/>
      <style:map style:condition="is-true-formula(msoxl:$A492=&quot;DELETION&quot;)" style:apply-style-name="cf3" style:base-cell-address="STATIONS.E492"/>
    </style:style>
    <style:style style:name="ce15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03=&quot;ADDITION&quot;)" style:apply-style-name="cf1" style:base-cell-address="STATIONS.E503"/>
      <style:map style:condition="is-true-formula(msoxl:$A503=&quot;UPDATE&quot;)" style:apply-style-name="cf2" style:base-cell-address="STATIONS.E503"/>
      <style:map style:condition="is-true-formula(msoxl:$A503=&quot;DELETION&quot;)" style:apply-style-name="cf3" style:base-cell-address="STATIONS.E503"/>
    </style:style>
    <style:style style:name="ce15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70=&quot;ADDITION&quot;)" style:apply-style-name="cf1" style:base-cell-address="STATIONS.C470"/>
      <style:map style:condition="is-true-formula(msoxl:$A470=&quot;UPDATE&quot;)" style:apply-style-name="cf2" style:base-cell-address="STATIONS.C470"/>
      <style:map style:condition="is-true-formula(msoxl:$A470=&quot;DELETION&quot;)" style:apply-style-name="cf3" style:base-cell-address="STATIONS.C470"/>
    </style:style>
    <style:style style:name="ce15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09=&quot;ADDITION&quot;)" style:apply-style-name="cf1" style:base-cell-address="STATIONS.E509"/>
      <style:map style:condition="is-true-formula(msoxl:$A509=&quot;UPDATE&quot;)" style:apply-style-name="cf2" style:base-cell-address="STATIONS.E509"/>
      <style:map style:condition="is-true-formula(msoxl:$A509=&quot;DELETION&quot;)" style:apply-style-name="cf3" style:base-cell-address="STATIONS.E509"/>
    </style:style>
    <style:style style:name="ce156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70=&quot;ADDITION&quot;)" style:apply-style-name="cf1" style:base-cell-address="STATIONS.F470"/>
      <style:map style:condition="is-true-formula(msoxl:$A470=&quot;UPDATE&quot;)" style:apply-style-name="cf2" style:base-cell-address="STATIONS.F470"/>
      <style:map style:condition="is-true-formula(msoxl:$A470=&quot;DELETION&quot;)" style:apply-style-name="cf3" style:base-cell-address="STATIONS.F470"/>
    </style:style>
    <style:style style:name="ce157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/>
      <style:map style:condition="is-true-formula(msoxl:$A470=&quot;ADDITION&quot;)" style:apply-style-name="cf1" style:base-cell-address="STATIONS.F470"/>
      <style:map style:condition="is-true-formula(msoxl:$A470=&quot;UPDATE&quot;)" style:apply-style-name="cf2" style:base-cell-address="STATIONS.F470"/>
      <style:map style:condition="is-true-formula(msoxl:$A470=&quot;DELETION&quot;)" style:apply-style-name="cf3" style:base-cell-address="STATIONS.F470"/>
    </style:style>
    <style:style style:name="ce158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70=&quot;ADDITION&quot;)" style:apply-style-name="cf1" style:base-cell-address="STATIONS.G470"/>
      <style:map style:condition="is-true-formula(msoxl:$A470=&quot;UPDATE&quot;)" style:apply-style-name="cf2" style:base-cell-address="STATIONS.G470"/>
      <style:map style:condition="is-true-formula(msoxl:$A470=&quot;DELETION&quot;)" style:apply-style-name="cf3" style:base-cell-address="STATIONS.G470"/>
    </style:style>
    <style:style style:name="ce159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/>
      <style:map style:condition="is-true-formula(msoxl:$A470=&quot;ADDITION&quot;)" style:apply-style-name="cf1" style:base-cell-address="STATIONS.G470"/>
      <style:map style:condition="is-true-formula(msoxl:$A470=&quot;UPDATE&quot;)" style:apply-style-name="cf2" style:base-cell-address="STATIONS.G470"/>
      <style:map style:condition="is-true-formula(msoxl:$A470=&quot;DELETION&quot;)" style:apply-style-name="cf3" style:base-cell-address="STATIONS.G470"/>
    </style:style>
    <style:style style:name="ce16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95=&quot;ADDITION&quot;)" style:apply-style-name="cf1" style:base-cell-address="STATIONS.E495"/>
      <style:map style:condition="is-true-formula(msoxl:$A495=&quot;UPDATE&quot;)" style:apply-style-name="cf2" style:base-cell-address="STATIONS.E495"/>
      <style:map style:condition="is-true-formula(msoxl:$A495=&quot;DELETION&quot;)" style:apply-style-name="cf3" style:base-cell-address="STATIONS.E495"/>
    </style:style>
    <style:style style:name="ce161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95=&quot;ADDITION&quot;)" style:apply-style-name="cf1" style:base-cell-address="STATIONS.E495"/>
      <style:map style:condition="is-true-formula(msoxl:$A495=&quot;UPDATE&quot;)" style:apply-style-name="cf2" style:base-cell-address="STATIONS.E495"/>
      <style:map style:condition="is-true-formula(msoxl:$A495=&quot;DELETION&quot;)" style:apply-style-name="cf3" style:base-cell-address="STATIONS.E495"/>
    </style:style>
    <style:style style:name="ce16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94=&quot;ADDITION&quot;)" style:apply-style-name="cf1" style:base-cell-address="STATIONS.E494"/>
      <style:map style:condition="is-true-formula(msoxl:$A494=&quot;UPDATE&quot;)" style:apply-style-name="cf2" style:base-cell-address="STATIONS.E494"/>
      <style:map style:condition="is-true-formula(msoxl:$A494=&quot;DELETION&quot;)" style:apply-style-name="cf3" style:base-cell-address="STATIONS.E494"/>
    </style:style>
    <style:style style:name="ce16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70=&quot;ADDITION&quot;)" style:apply-style-name="cf1" style:base-cell-address="STATIONS.E470"/>
      <style:map style:condition="is-true-formula(msoxl:$A470=&quot;UPDATE&quot;)" style:apply-style-name="cf2" style:base-cell-address="STATIONS.E470"/>
      <style:map style:condition="is-true-formula(msoxl:$A470=&quot;DELETION&quot;)" style:apply-style-name="cf3" style:base-cell-address="STATIONS.E470"/>
    </style:style>
    <style:style style:name="ce16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73=&quot;ADDITION&quot;)" style:apply-style-name="cf1" style:base-cell-address="STATIONS.E473"/>
      <style:map style:condition="is-true-formula(msoxl:$A473=&quot;UPDATE&quot;)" style:apply-style-name="cf2" style:base-cell-address="STATIONS.E473"/>
      <style:map style:condition="is-true-formula(msoxl:$A473=&quot;DELETION&quot;)" style:apply-style-name="cf3" style:base-cell-address="STATIONS.E473"/>
    </style:style>
    <style:style style:name="ce16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77=&quot;ADDITION&quot;)" style:apply-style-name="cf1" style:base-cell-address="STATIONS.E477"/>
      <style:map style:condition="is-true-formula(msoxl:$A477=&quot;UPDATE&quot;)" style:apply-style-name="cf2" style:base-cell-address="STATIONS.E477"/>
      <style:map style:condition="is-true-formula(msoxl:$A477=&quot;DELETION&quot;)" style:apply-style-name="cf3" style:base-cell-address="STATIONS.E477"/>
    </style:style>
    <style:style style:name="ce16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78=&quot;ADDITION&quot;)" style:apply-style-name="cf1" style:base-cell-address="STATIONS.E478"/>
      <style:map style:condition="is-true-formula(msoxl:$A478=&quot;UPDATE&quot;)" style:apply-style-name="cf2" style:base-cell-address="STATIONS.E478"/>
      <style:map style:condition="is-true-formula(msoxl:$A478=&quot;DELETION&quot;)" style:apply-style-name="cf3" style:base-cell-address="STATIONS.E478"/>
    </style:style>
    <style:style style:name="ce16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486=&quot;ADDITION&quot;)" style:apply-style-name="cf1" style:base-cell-address="STATIONS.E486"/>
      <style:map style:condition="is-true-formula(msoxl:$A486=&quot;UPDATE&quot;)" style:apply-style-name="cf2" style:base-cell-address="STATIONS.E486"/>
      <style:map style:condition="is-true-formula(msoxl:$A486=&quot;DELETION&quot;)" style:apply-style-name="cf3" style:base-cell-address="STATIONS.E486"/>
    </style:style>
    <style:style style:name="ce16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11=&quot;UPDATE&quot;)" style:apply-style-name="cf2" style:base-cell-address="STATIONS.C511"/>
      <style:map style:condition="is-true-formula(msoxl:$A511=&quot;ADDITION&quot;)" style:apply-style-name="cf1" style:base-cell-address="STATIONS.C511"/>
      <style:map style:condition="is-true-formula(msoxl:$A511=&quot;UPDATE&quot;)" style:apply-style-name="cf2" style:base-cell-address="STATIONS.C511"/>
      <style:map style:condition="is-true-formula(msoxl:$A511=&quot;DELETION&quot;)" style:apply-style-name="cf3" style:base-cell-address="STATIONS.C511"/>
    </style:style>
    <style:style style:name="ce16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11=&quot;ADDITION&quot;)" style:apply-style-name="cf1" style:base-cell-address="STATIONS.E511"/>
      <style:map style:condition="is-true-formula(msoxl:$A511=&quot;UPDATE&quot;)" style:apply-style-name="cf2" style:base-cell-address="STATIONS.E511"/>
      <style:map style:condition="is-true-formula(msoxl:$A511=&quot;DELETION&quot;)" style:apply-style-name="cf3" style:base-cell-address="STATIONS.E511"/>
      <style:map style:condition="is-true-formula(msoxl:$A511=&quot;UPDATE&quot;)" style:apply-style-name="cf2" style:base-cell-address="STATIONS.E511"/>
    </style:style>
    <style:style style:name="ce17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11=&quot;ADDITION&quot;)" style:apply-style-name="cf1" style:base-cell-address="STATIONS.E511"/>
      <style:map style:condition="is-true-formula(msoxl:$A511=&quot;UPDATE&quot;)" style:apply-style-name="cf2" style:base-cell-address="STATIONS.E511"/>
      <style:map style:condition="is-true-formula(msoxl:$A511=&quot;DELETION&quot;)" style:apply-style-name="cf3" style:base-cell-address="STATIONS.E511"/>
      <style:map style:condition="is-true-formula(msoxl:$A511=&quot;UPDATE&quot;)" style:apply-style-name="cf2" style:base-cell-address="STATIONS.E511"/>
    </style:style>
    <style:style style:name="ce171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/>
      <style:map style:condition="is-true-formula(msoxl:$A511=&quot;UPDATE&quot;)" style:apply-style-name="cf2" style:base-cell-address="STATIONS.F511"/>
      <style:map style:condition="is-true-formula(msoxl:$A511=&quot;ADDITION&quot;)" style:apply-style-name="cf1" style:base-cell-address="STATIONS.F511"/>
      <style:map style:condition="is-true-formula(msoxl:$A511=&quot;UPDATE&quot;)" style:apply-style-name="cf2" style:base-cell-address="STATIONS.F511"/>
      <style:map style:condition="is-true-formula(msoxl:$A511=&quot;DELETION&quot;)" style:apply-style-name="cf3" style:base-cell-address="STATIONS.F511"/>
    </style:style>
    <style:style style:name="ce172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11=&quot;UPDATE&quot;)" style:apply-style-name="cf2" style:base-cell-address="STATIONS.F511"/>
      <style:map style:condition="is-true-formula(msoxl:$A511=&quot;ADDITION&quot;)" style:apply-style-name="cf1" style:base-cell-address="STATIONS.F511"/>
      <style:map style:condition="is-true-formula(msoxl:$A511=&quot;UPDATE&quot;)" style:apply-style-name="cf2" style:base-cell-address="STATIONS.F511"/>
      <style:map style:condition="is-true-formula(msoxl:$A511=&quot;DELETION&quot;)" style:apply-style-name="cf3" style:base-cell-address="STATIONS.F511"/>
    </style:style>
    <style:style style:name="ce17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11=&quot;UPDATE&quot;)" style:apply-style-name="cf2" style:base-cell-address="STATIONS.E511"/>
      <style:map style:condition="is-true-formula(msoxl:$A533=&quot;ADDITION&quot;)" style:apply-style-name="cf1" style:base-cell-address="STATIONS.E533"/>
      <style:map style:condition="is-true-formula(msoxl:$A533=&quot;UPDATE&quot;)" style:apply-style-name="cf2" style:base-cell-address="STATIONS.E533"/>
      <style:map style:condition="is-true-formula(msoxl:$A533=&quot;DELETION&quot;)" style:apply-style-name="cf3" style:base-cell-address="STATIONS.E533"/>
    </style:style>
    <style:style style:name="ce17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11=&quot;UPDATE&quot;)" style:apply-style-name="cf2" style:base-cell-address="STATIONS.E511"/>
      <style:map style:condition="is-true-formula(msoxl:#REF!=&quot;ADDITION&quot;)" style:apply-style-name="cf1" style:base-cell-address="STATIONS.E546"/>
      <style:map style:condition="is-true-formula(msoxl:#REF!=&quot;DELETION&quot;)" style:apply-style-name="cf3" style:base-cell-address="STATIONS.E546"/>
    </style:style>
    <style:style style:name="ce17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11=&quot;UPDATE&quot;)" style:apply-style-name="cf2" style:base-cell-address="STATIONS.E511"/>
      <style:map style:condition="is-true-formula(msoxl:$A546=&quot;ADDITION&quot;)" style:apply-style-name="cf1" style:base-cell-address="STATIONS.E547"/>
      <style:map style:condition="is-true-formula(msoxl:$A546=&quot;UPDATE&quot;)" style:apply-style-name="cf2" style:base-cell-address="STATIONS.E547"/>
      <style:map style:condition="is-true-formula(msoxl:$A546=&quot;DELETION&quot;)" style:apply-style-name="cf3" style:base-cell-address="STATIONS.E547"/>
    </style:style>
    <style:style style:name="ce17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47=&quot;ADDITION&quot;)" style:apply-style-name="cf1" style:base-cell-address="STATIONS.E551"/>
      <style:map style:condition="is-true-formula(msoxl:$A547=&quot;UPDATE&quot;)" style:apply-style-name="cf2" style:base-cell-address="STATIONS.E551"/>
      <style:map style:condition="is-true-formula(msoxl:$A547=&quot;DELETION&quot;)" style:apply-style-name="cf3" style:base-cell-address="STATIONS.E551"/>
      <style:map style:condition="is-true-formula(msoxl:$A511=&quot;UPDATE&quot;)" style:apply-style-name="cf2" style:base-cell-address="STATIONS.E511"/>
    </style:style>
    <style:style style:name="ce17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47=&quot;ADDITION&quot;)" style:apply-style-name="cf1" style:base-cell-address="STATIONS.E549"/>
      <style:map style:condition="is-true-formula(msoxl:$A547=&quot;UPDATE&quot;)" style:apply-style-name="cf2" style:base-cell-address="STATIONS.E549"/>
      <style:map style:condition="is-true-formula(msoxl:$A547=&quot;DELETION&quot;)" style:apply-style-name="cf3" style:base-cell-address="STATIONS.E549"/>
      <style:map style:condition="is-true-formula(msoxl:$A511=&quot;UPDATE&quot;)" style:apply-style-name="cf2" style:base-cell-address="STATIONS.E511"/>
    </style:style>
    <style:style style:name="ce17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11=&quot;UPDATE&quot;)" style:apply-style-name="cf2" style:base-cell-address="STATIONS.E511"/>
    </style:style>
    <style:style style:name="ce17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11=&quot;UPDATE&quot;)" style:apply-style-name="cf2" style:base-cell-address="STATIONS.E511"/>
    </style:style>
    <style:style style:name="ce18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83=&quot;ADDITION&quot;)" style:apply-style-name="cf1" style:base-cell-address="STATIONS.C554"/>
      <style:map style:condition="is-true-formula(msoxl:$A583=&quot;UPDATE&quot;)" style:apply-style-name="cf2" style:base-cell-address="STATIONS.C554"/>
      <style:map style:condition="is-true-formula(msoxl:$A583=&quot;DELETION&quot;)" style:apply-style-name="cf3" style:base-cell-address="STATIONS.C554"/>
      <style:map style:condition="is-true-formula(msoxl:$A583=&quot;UPDATE&quot;)" style:apply-style-name="cf2" style:base-cell-address="STATIONS.C554"/>
    </style:style>
    <style:style style:name="ce18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555"/>
      <style:map style:condition="is-true-formula(msoxl:#REF!=&quot;UPDATE&quot;)" style:apply-style-name="cf2" style:base-cell-address="STATIONS.C555"/>
      <style:map style:condition="is-true-formula(msoxl:#REF!=&quot;DELETION&quot;)" style:apply-style-name="cf3" style:base-cell-address="STATIONS.C555"/>
      <style:map style:condition="is-true-formula(msoxl:#REF!=&quot;UPDATE&quot;)" style:apply-style-name="cf2" style:base-cell-address="STATIONS.C555"/>
    </style:style>
    <style:style style:name="ce18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556"/>
      <style:map style:condition="is-true-formula(msoxl:#REF!=&quot;UPDATE&quot;)" style:apply-style-name="cf2" style:base-cell-address="STATIONS.C556"/>
      <style:map style:condition="is-true-formula(msoxl:#REF!=&quot;DELETION&quot;)" style:apply-style-name="cf3" style:base-cell-address="STATIONS.C556"/>
      <style:map style:condition="is-true-formula(msoxl:#REF!=&quot;UPDATE&quot;)" style:apply-style-name="cf2" style:base-cell-address="STATIONS.C556"/>
    </style:style>
    <style:style style:name="ce18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557"/>
      <style:map style:condition="is-true-formula(msoxl:#REF!=&quot;UPDATE&quot;)" style:apply-style-name="cf2" style:base-cell-address="STATIONS.C557"/>
      <style:map style:condition="is-true-formula(msoxl:#REF!=&quot;DELETION&quot;)" style:apply-style-name="cf3" style:base-cell-address="STATIONS.C557"/>
      <style:map style:condition="is-true-formula(msoxl:#REF!=&quot;UPDATE&quot;)" style:apply-style-name="cf2" style:base-cell-address="STATIONS.C557"/>
    </style:style>
    <style:style style:name="ce18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558"/>
      <style:map style:condition="is-true-formula(msoxl:#REF!=&quot;UPDATE&quot;)" style:apply-style-name="cf2" style:base-cell-address="STATIONS.C558"/>
      <style:map style:condition="is-true-formula(msoxl:#REF!=&quot;DELETION&quot;)" style:apply-style-name="cf3" style:base-cell-address="STATIONS.C558"/>
      <style:map style:condition="is-true-formula(msoxl:#REF!=&quot;UPDATE&quot;)" style:apply-style-name="cf2" style:base-cell-address="STATIONS.C558"/>
    </style:style>
    <style:style style:name="ce18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22=&quot;ADDITION&quot;)" style:apply-style-name="cf1" style:base-cell-address="STATIONS.C559"/>
      <style:map style:condition="is-true-formula(msoxl:$A722=&quot;UPDATE&quot;)" style:apply-style-name="cf2" style:base-cell-address="STATIONS.C559"/>
      <style:map style:condition="is-true-formula(msoxl:$A722=&quot;DELETION&quot;)" style:apply-style-name="cf3" style:base-cell-address="STATIONS.C559"/>
      <style:map style:condition="is-true-formula(msoxl:$A722=&quot;UPDATE&quot;)" style:apply-style-name="cf2" style:base-cell-address="STATIONS.C559"/>
    </style:style>
    <style:style style:name="ce18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61=&quot;ADDITION&quot;)" style:apply-style-name="cf1" style:base-cell-address="STATIONS.C560"/>
      <style:map style:condition="is-true-formula(msoxl:$A761=&quot;UPDATE&quot;)" style:apply-style-name="cf2" style:base-cell-address="STATIONS.C560"/>
      <style:map style:condition="is-true-formula(msoxl:$A761=&quot;DELETION&quot;)" style:apply-style-name="cf3" style:base-cell-address="STATIONS.C560"/>
      <style:map style:condition="is-true-formula(msoxl:$A761=&quot;UPDATE&quot;)" style:apply-style-name="cf2" style:base-cell-address="STATIONS.C560"/>
    </style:style>
    <style:style style:name="ce1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561"/>
      <style:map style:condition="is-true-formula(msoxl:#REF!=&quot;UPDATE&quot;)" style:apply-style-name="cf2" style:base-cell-address="STATIONS.C561"/>
      <style:map style:condition="is-true-formula(msoxl:#REF!=&quot;DELETION&quot;)" style:apply-style-name="cf3" style:base-cell-address="STATIONS.C561"/>
      <style:map style:condition="is-true-formula(msoxl:#REF!=&quot;UPDATE&quot;)" style:apply-style-name="cf2" style:base-cell-address="STATIONS.C561"/>
    </style:style>
    <style:style style:name="ce18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62=&quot;ADDITION&quot;)" style:apply-style-name="cf1" style:base-cell-address="STATIONS.E562"/>
      <style:map style:condition="is-true-formula(msoxl:$A562=&quot;UPDATE&quot;)" style:apply-style-name="cf2" style:base-cell-address="STATIONS.E562"/>
      <style:map style:condition="is-true-formula(msoxl:$A562=&quot;DELETION&quot;)" style:apply-style-name="cf3" style:base-cell-address="STATIONS.E562"/>
    </style:style>
    <style:style style:name="ce1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65=&quot;ADDITION&quot;)" style:apply-style-name="cf1" style:base-cell-address="STATIONS.E565"/>
      <style:map style:condition="is-true-formula(msoxl:$A565=&quot;UPDATE&quot;)" style:apply-style-name="cf2" style:base-cell-address="STATIONS.E565"/>
      <style:map style:condition="is-true-formula(msoxl:$A565=&quot;DELETION&quot;)" style:apply-style-name="cf3" style:base-cell-address="STATIONS.E565"/>
    </style:style>
    <style:style style:name="ce19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69=&quot;ADDITION&quot;)" style:apply-style-name="cf1" style:base-cell-address="STATIONS.E569"/>
      <style:map style:condition="is-true-formula(msoxl:$A569=&quot;UPDATE&quot;)" style:apply-style-name="cf2" style:base-cell-address="STATIONS.E569"/>
      <style:map style:condition="is-true-formula(msoxl:$A569=&quot;DELETION&quot;)" style:apply-style-name="cf3" style:base-cell-address="STATIONS.E569"/>
    </style:style>
    <style:style style:name="ce191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62=&quot;ADDITION&quot;)" style:apply-style-name="cf1" style:base-cell-address="STATIONS.F562"/>
      <style:map style:condition="is-true-formula(msoxl:$A562=&quot;UPDATE&quot;)" style:apply-style-name="cf2" style:base-cell-address="STATIONS.F562"/>
      <style:map style:condition="is-true-formula(msoxl:$A562=&quot;DELETION&quot;)" style:apply-style-name="cf3" style:base-cell-address="STATIONS.F562"/>
    </style:style>
    <style:style style:name="ce192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62=&quot;ADDITION&quot;)" style:apply-style-name="cf1" style:base-cell-address="STATIONS.G562"/>
      <style:map style:condition="is-true-formula(msoxl:$A562=&quot;UPDATE&quot;)" style:apply-style-name="cf2" style:base-cell-address="STATIONS.G562"/>
      <style:map style:condition="is-true-formula(msoxl:$A562=&quot;DELETION&quot;)" style:apply-style-name="cf3" style:base-cell-address="STATIONS.G562"/>
    </style:style>
    <style:style style:name="ce19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70=&quot;ADDITION&quot;)" style:apply-style-name="cf1" style:base-cell-address="STATIONS.E570"/>
      <style:map style:condition="is-true-formula(msoxl:$A570=&quot;UPDATE&quot;)" style:apply-style-name="cf2" style:base-cell-address="STATIONS.E570"/>
      <style:map style:condition="is-true-formula(msoxl:$A570=&quot;DELETION&quot;)" style:apply-style-name="cf3" style:base-cell-address="STATIONS.E570"/>
    </style:style>
    <style:style style:name="ce19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70=&quot;ADDITION&quot;)" style:apply-style-name="cf1" style:base-cell-address="STATIONS.E570"/>
      <style:map style:condition="is-true-formula(msoxl:$A570=&quot;UPDATE&quot;)" style:apply-style-name="cf2" style:base-cell-address="STATIONS.E570"/>
      <style:map style:condition="is-true-formula(msoxl:$A570=&quot;DELETION&quot;)" style:apply-style-name="cf3" style:base-cell-address="STATIONS.E570"/>
    </style:style>
    <style:style style:name="ce19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78=&quot;ADDITION&quot;)" style:apply-style-name="cf1" style:base-cell-address="STATIONS.E578"/>
      <style:map style:condition="is-true-formula(msoxl:$A578=&quot;UPDATE&quot;)" style:apply-style-name="cf2" style:base-cell-address="STATIONS.E578"/>
      <style:map style:condition="is-true-formula(msoxl:$A578=&quot;DELETION&quot;)" style:apply-style-name="cf3" style:base-cell-address="STATIONS.E578"/>
    </style:style>
    <style:style style:name="ce19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62=&quot;ADDITION&quot;)" style:apply-style-name="cf1" style:base-cell-address="STATIONS.C562"/>
      <style:map style:condition="is-true-formula(msoxl:$A562=&quot;UPDATE&quot;)" style:apply-style-name="cf2" style:base-cell-address="STATIONS.C562"/>
      <style:map style:condition="is-true-formula(msoxl:$A562=&quot;DELETION&quot;)" style:apply-style-name="cf3" style:base-cell-address="STATIONS.C562"/>
    </style:style>
    <style:style style:name="ce19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584"/>
      <style:map style:condition="is-true-formula(msoxl:#REF!=&quot;UPDATE&quot;)" style:apply-style-name="cf2" style:base-cell-address="STATIONS.C584"/>
      <style:map style:condition="is-true-formula(msoxl:#REF!=&quot;DELETION&quot;)" style:apply-style-name="cf3" style:base-cell-address="STATIONS.C584"/>
    </style:style>
    <style:style style:name="ce19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585"/>
      <style:map style:condition="is-true-formula(msoxl:#REF!=&quot;UPDATE&quot;)" style:apply-style-name="cf2" style:base-cell-address="STATIONS.C585"/>
      <style:map style:condition="is-true-formula(msoxl:#REF!=&quot;DELETION&quot;)" style:apply-style-name="cf3" style:base-cell-address="STATIONS.C585"/>
    </style:style>
    <style:style style:name="ce19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586"/>
      <style:map style:condition="is-true-formula(msoxl:#REF!=&quot;UPDATE&quot;)" style:apply-style-name="cf2" style:base-cell-address="STATIONS.C586"/>
      <style:map style:condition="is-true-formula(msoxl:#REF!=&quot;DELETION&quot;)" style:apply-style-name="cf3" style:base-cell-address="STATIONS.C586"/>
    </style:style>
    <style:style style:name="ce20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87=&quot;ADDITION&quot;)" style:apply-style-name="cf1" style:base-cell-address="STATIONS.E587"/>
      <style:map style:condition="is-true-formula(msoxl:$A587=&quot;UPDATE&quot;)" style:apply-style-name="cf2" style:base-cell-address="STATIONS.E587"/>
      <style:map style:condition="is-true-formula(msoxl:$A587=&quot;DELETION&quot;)" style:apply-style-name="cf3" style:base-cell-address="STATIONS.E587"/>
    </style:style>
    <style:style style:name="ce20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86=&quot;ADDITION&quot;)" style:apply-style-name="cf1" style:base-cell-address="STATIONS.E586"/>
      <style:map style:condition="is-true-formula(msoxl:$A586=&quot;UPDATE&quot;)" style:apply-style-name="cf2" style:base-cell-address="STATIONS.E586"/>
      <style:map style:condition="is-true-formula(msoxl:$A586=&quot;DELETION&quot;)" style:apply-style-name="cf3" style:base-cell-address="STATIONS.E586"/>
    </style:style>
    <style:style style:name="ce20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84=&quot;ADDITION&quot;)" style:apply-style-name="cf1" style:base-cell-address="STATIONS.E584"/>
      <style:map style:condition="is-true-formula(msoxl:$A584=&quot;UPDATE&quot;)" style:apply-style-name="cf2" style:base-cell-address="STATIONS.E584"/>
      <style:map style:condition="is-true-formula(msoxl:$A584=&quot;DELETION&quot;)" style:apply-style-name="cf3" style:base-cell-address="STATIONS.E584"/>
    </style:style>
    <style:style style:name="ce20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21=&quot;ADDITION&quot;)" style:apply-style-name="cf1" style:base-cell-address="STATIONS.C587"/>
      <style:map style:condition="is-true-formula(msoxl:$A721=&quot;UPDATE&quot;)" style:apply-style-name="cf2" style:base-cell-address="STATIONS.C587"/>
      <style:map style:condition="is-true-formula(msoxl:$A721=&quot;DELETION&quot;)" style:apply-style-name="cf3" style:base-cell-address="STATIONS.C587"/>
    </style:style>
    <style:style style:name="ce20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89=&quot;ADDITION&quot;)" style:apply-style-name="cf1" style:base-cell-address="STATIONS.C589"/>
      <style:map style:condition="is-true-formula(msoxl:$A589=&quot;UPDATE&quot;)" style:apply-style-name="cf2" style:base-cell-address="STATIONS.C589"/>
      <style:map style:condition="is-true-formula(msoxl:$A589=&quot;DELETION&quot;)" style:apply-style-name="cf3" style:base-cell-address="STATIONS.C589"/>
    </style:style>
    <style:style style:name="ce20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04=&quot;ADDITION&quot;)" style:apply-style-name="cf1" style:base-cell-address="STATIONS.E604"/>
      <style:map style:condition="is-true-formula(msoxl:$A604=&quot;UPDATE&quot;)" style:apply-style-name="cf2" style:base-cell-address="STATIONS.E604"/>
      <style:map style:condition="is-true-formula(msoxl:$A604=&quot;DELETION&quot;)" style:apply-style-name="cf3" style:base-cell-address="STATIONS.E604"/>
    </style:style>
    <style:style style:name="ce206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10=&quot;ADDITION&quot;)" style:apply-style-name="cf1" style:base-cell-address="STATIONS.E610"/>
      <style:map style:condition="is-true-formula(msoxl:$A610=&quot;UPDATE&quot;)" style:apply-style-name="cf2" style:base-cell-address="STATIONS.E610"/>
      <style:map style:condition="is-true-formula(msoxl:$A610=&quot;DELETION&quot;)" style:apply-style-name="cf3" style:base-cell-address="STATIONS.E610"/>
    </style:style>
    <style:style style:name="ce207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12=&quot;ADDITION&quot;)" style:apply-style-name="cf1" style:base-cell-address="STATIONS.E612"/>
      <style:map style:condition="is-true-formula(msoxl:$A612=&quot;UPDATE&quot;)" style:apply-style-name="cf2" style:base-cell-address="STATIONS.E612"/>
      <style:map style:condition="is-true-formula(msoxl:$A612=&quot;DELETION&quot;)" style:apply-style-name="cf3" style:base-cell-address="STATIONS.E612"/>
    </style:style>
    <style:style style:name="ce20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92=&quot;ADDITION&quot;)" style:apply-style-name="cf1" style:base-cell-address="STATIONS.E592"/>
      <style:map style:condition="is-true-formula(msoxl:$A592=&quot;UPDATE&quot;)" style:apply-style-name="cf2" style:base-cell-address="STATIONS.E592"/>
      <style:map style:condition="is-true-formula(msoxl:$A592=&quot;DELETION&quot;)" style:apply-style-name="cf3" style:base-cell-address="STATIONS.E592"/>
    </style:style>
    <style:style style:name="ce20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92=&quot;ADDITION&quot;)" style:apply-style-name="cf1" style:base-cell-address="STATIONS.E592"/>
      <style:map style:condition="is-true-formula(msoxl:$A592=&quot;UPDATE&quot;)" style:apply-style-name="cf2" style:base-cell-address="STATIONS.E592"/>
      <style:map style:condition="is-true-formula(msoxl:$A592=&quot;DELETION&quot;)" style:apply-style-name="cf3" style:base-cell-address="STATIONS.E592"/>
    </style:style>
    <style:style style:name="ce2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60=&quot;ADDITION&quot;)" style:apply-style-name="cf1" style:base-cell-address="STATIONS.C588"/>
      <style:map style:condition="is-true-formula(msoxl:$A760=&quot;UPDATE&quot;)" style:apply-style-name="cf2" style:base-cell-address="STATIONS.C588"/>
      <style:map style:condition="is-true-formula(msoxl:$A760=&quot;DELETION&quot;)" style:apply-style-name="cf3" style:base-cell-address="STATIONS.C588"/>
    </style:style>
    <style:style style:name="ce211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89=&quot;ADDITION&quot;)" style:apply-style-name="cf1" style:base-cell-address="STATIONS.E589"/>
      <style:map style:condition="is-true-formula(msoxl:$A589=&quot;UPDATE&quot;)" style:apply-style-name="cf2" style:base-cell-address="STATIONS.E589"/>
      <style:map style:condition="is-true-formula(msoxl:$A589=&quot;DELETION&quot;)" style:apply-style-name="cf3" style:base-cell-address="STATIONS.E589"/>
    </style:style>
    <style:style style:name="ce2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89=&quot;ADDITION&quot;)" style:apply-style-name="cf1" style:base-cell-address="STATIONS.E589"/>
      <style:map style:condition="is-true-formula(msoxl:$A589=&quot;UPDATE&quot;)" style:apply-style-name="cf2" style:base-cell-address="STATIONS.E589"/>
      <style:map style:condition="is-true-formula(msoxl:$A589=&quot;DELETION&quot;)" style:apply-style-name="cf3" style:base-cell-address="STATIONS.E589"/>
    </style:style>
    <style:style style:name="ce213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95=&quot;ADDITION&quot;)" style:apply-style-name="cf1" style:base-cell-address="STATIONS.E595"/>
      <style:map style:condition="is-true-formula(msoxl:$A595=&quot;UPDATE&quot;)" style:apply-style-name="cf2" style:base-cell-address="STATIONS.E595"/>
      <style:map style:condition="is-true-formula(msoxl:$A595=&quot;DELETION&quot;)" style:apply-style-name="cf3" style:base-cell-address="STATIONS.E595"/>
    </style:style>
    <style:style style:name="ce2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96=&quot;ADDITION&quot;)" style:apply-style-name="cf1" style:base-cell-address="STATIONS.E596"/>
      <style:map style:condition="is-true-formula(msoxl:$A596=&quot;UPDATE&quot;)" style:apply-style-name="cf2" style:base-cell-address="STATIONS.E596"/>
      <style:map style:condition="is-true-formula(msoxl:$A596=&quot;DELETION&quot;)" style:apply-style-name="cf3" style:base-cell-address="STATIONS.E596"/>
    </style:style>
    <style:style style:name="ce21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596=&quot;ADDITION&quot;)" style:apply-style-name="cf1" style:base-cell-address="STATIONS.E596"/>
      <style:map style:condition="is-true-formula(msoxl:$A596=&quot;UPDATE&quot;)" style:apply-style-name="cf2" style:base-cell-address="STATIONS.E596"/>
      <style:map style:condition="is-true-formula(msoxl:$A596=&quot;DELETION&quot;)" style:apply-style-name="cf3" style:base-cell-address="STATIONS.E596"/>
    </style:style>
    <style:style style:name="ce2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18=&quot;ADDITION&quot;)" style:apply-style-name="cf1" style:base-cell-address="STATIONS.C618"/>
      <style:map style:condition="is-true-formula(msoxl:$A618=&quot;UPDATE&quot;)" style:apply-style-name="cf2" style:base-cell-address="STATIONS.C618"/>
      <style:map style:condition="is-true-formula(msoxl:$A618=&quot;DELETION&quot;)" style:apply-style-name="cf3" style:base-cell-address="STATIONS.C618"/>
    </style:style>
    <style:style style:name="ce217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18=&quot;ADDITION&quot;)" style:apply-style-name="cf1" style:base-cell-address="STATIONS.F618"/>
      <style:map style:condition="is-true-formula(msoxl:$A618=&quot;UPDATE&quot;)" style:apply-style-name="cf2" style:base-cell-address="STATIONS.F618"/>
      <style:map style:condition="is-true-formula(msoxl:$A618=&quot;DELETION&quot;)" style:apply-style-name="cf3" style:base-cell-address="STATIONS.F618"/>
    </style:style>
    <style:style style:name="ce218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18=&quot;ADDITION&quot;)" style:apply-style-name="cf1" style:base-cell-address="STATIONS.E618"/>
      <style:map style:condition="is-true-formula(msoxl:$A618=&quot;UPDATE&quot;)" style:apply-style-name="cf2" style:base-cell-address="STATIONS.E618"/>
      <style:map style:condition="is-true-formula(msoxl:$A618=&quot;DELETION&quot;)" style:apply-style-name="cf3" style:base-cell-address="STATIONS.E618"/>
    </style:style>
    <style:style style:name="ce21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18=&quot;ADDITION&quot;)" style:apply-style-name="cf1" style:base-cell-address="STATIONS.E618"/>
      <style:map style:condition="is-true-formula(msoxl:$A618=&quot;UPDATE&quot;)" style:apply-style-name="cf2" style:base-cell-address="STATIONS.E618"/>
      <style:map style:condition="is-true-formula(msoxl:$A618=&quot;DELETION&quot;)" style:apply-style-name="cf3" style:base-cell-address="STATIONS.E618"/>
    </style:style>
    <style:style style:name="ce220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18=&quot;ADDITION&quot;)" style:apply-style-name="cf1" style:base-cell-address="STATIONS.G618"/>
      <style:map style:condition="is-true-formula(msoxl:$A618=&quot;UPDATE&quot;)" style:apply-style-name="cf2" style:base-cell-address="STATIONS.G618"/>
      <style:map style:condition="is-true-formula(msoxl:$A618=&quot;DELETION&quot;)" style:apply-style-name="cf3" style:base-cell-address="STATIONS.G618"/>
    </style:style>
    <style:style style:name="ce221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21=&quot;ADDITION&quot;)" style:apply-style-name="cf1" style:base-cell-address="STATIONS.E621"/>
      <style:map style:condition="is-true-formula(msoxl:$A621=&quot;UPDATE&quot;)" style:apply-style-name="cf2" style:base-cell-address="STATIONS.E621"/>
      <style:map style:condition="is-true-formula(msoxl:$A621=&quot;DELETION&quot;)" style:apply-style-name="cf3" style:base-cell-address="STATIONS.E621"/>
    </style:style>
    <style:style style:name="ce22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21=&quot;ADDITION&quot;)" style:apply-style-name="cf1" style:base-cell-address="STATIONS.E621"/>
      <style:map style:condition="is-true-formula(msoxl:$A621=&quot;UPDATE&quot;)" style:apply-style-name="cf2" style:base-cell-address="STATIONS.E621"/>
      <style:map style:condition="is-true-formula(msoxl:$A621=&quot;DELETION&quot;)" style:apply-style-name="cf3" style:base-cell-address="STATIONS.E621"/>
    </style:style>
    <style:style style:name="ce223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25=&quot;ADDITION&quot;)" style:apply-style-name="cf1" style:base-cell-address="STATIONS.E625"/>
      <style:map style:condition="is-true-formula(msoxl:$A625=&quot;UPDATE&quot;)" style:apply-style-name="cf2" style:base-cell-address="STATIONS.E625"/>
      <style:map style:condition="is-true-formula(msoxl:$A625=&quot;DELETION&quot;)" style:apply-style-name="cf3" style:base-cell-address="STATIONS.E625"/>
    </style:style>
    <style:style style:name="ce2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25=&quot;ADDITION&quot;)" style:apply-style-name="cf1" style:base-cell-address="STATIONS.E625"/>
      <style:map style:condition="is-true-formula(msoxl:$A625=&quot;UPDATE&quot;)" style:apply-style-name="cf2" style:base-cell-address="STATIONS.E625"/>
      <style:map style:condition="is-true-formula(msoxl:$A625=&quot;DELETION&quot;)" style:apply-style-name="cf3" style:base-cell-address="STATIONS.E625"/>
    </style:style>
    <style:style style:name="ce22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33=&quot;ADDITION&quot;)" style:apply-style-name="cf1" style:base-cell-address="STATIONS.E633"/>
      <style:map style:condition="is-true-formula(msoxl:$A633=&quot;UPDATE&quot;)" style:apply-style-name="cf2" style:base-cell-address="STATIONS.E633"/>
      <style:map style:condition="is-true-formula(msoxl:$A633=&quot;DELETION&quot;)" style:apply-style-name="cf3" style:base-cell-address="STATIONS.E633"/>
    </style:style>
    <style:style style:name="ce2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33=&quot;ADDITION&quot;)" style:apply-style-name="cf1" style:base-cell-address="STATIONS.E633"/>
      <style:map style:condition="is-true-formula(msoxl:$A633=&quot;UPDATE&quot;)" style:apply-style-name="cf2" style:base-cell-address="STATIONS.E633"/>
      <style:map style:condition="is-true-formula(msoxl:$A633=&quot;DELETION&quot;)" style:apply-style-name="cf3" style:base-cell-address="STATIONS.E633"/>
    </style:style>
    <style:style style:name="ce227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39=&quot;ADDITION&quot;)" style:apply-style-name="cf1" style:base-cell-address="STATIONS.E639"/>
      <style:map style:condition="is-true-formula(msoxl:$A639=&quot;UPDATE&quot;)" style:apply-style-name="cf2" style:base-cell-address="STATIONS.E639"/>
      <style:map style:condition="is-true-formula(msoxl:$A639=&quot;DELETION&quot;)" style:apply-style-name="cf3" style:base-cell-address="STATIONS.E639"/>
    </style:style>
    <style:style style:name="ce22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41=&quot;ADDITION&quot;)" style:apply-style-name="cf1" style:base-cell-address="STATIONS.E641"/>
      <style:map style:condition="is-true-formula(msoxl:$A641=&quot;UPDATE&quot;)" style:apply-style-name="cf2" style:base-cell-address="STATIONS.E641"/>
      <style:map style:condition="is-true-formula(msoxl:$A641=&quot;DELETION&quot;)" style:apply-style-name="cf3" style:base-cell-address="STATIONS.E641"/>
    </style:style>
    <style:style style:name="ce22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48=&quot;ADDITION&quot;)" style:apply-style-name="cf1" style:base-cell-address="STATIONS.F648"/>
      <style:map style:condition="is-true-formula(msoxl:$A648=&quot;UPDATE&quot;)" style:apply-style-name="cf2" style:base-cell-address="STATIONS.F648"/>
      <style:map style:condition="is-true-formula(msoxl:$A648=&quot;DELETION&quot;)" style:apply-style-name="cf3" style:base-cell-address="STATIONS.F648"/>
    </style:style>
    <style:style style:name="ce230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53=&quot;ADDITION&quot;)" style:apply-style-name="cf1" style:base-cell-address="STATIONS.E653"/>
      <style:map style:condition="is-true-formula(msoxl:$A653=&quot;UPDATE&quot;)" style:apply-style-name="cf2" style:base-cell-address="STATIONS.E653"/>
      <style:map style:condition="is-true-formula(msoxl:$A653=&quot;DELETION&quot;)" style:apply-style-name="cf3" style:base-cell-address="STATIONS.E653"/>
    </style:style>
    <style:style style:name="ce2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48=&quot;ADDITION&quot;)" style:apply-style-name="cf1" style:base-cell-address="STATIONS.C648"/>
      <style:map style:condition="is-true-formula(msoxl:$A648=&quot;UPDATE&quot;)" style:apply-style-name="cf2" style:base-cell-address="STATIONS.C648"/>
      <style:map style:condition="is-true-formula(msoxl:$A648=&quot;DELETION&quot;)" style:apply-style-name="cf3" style:base-cell-address="STATIONS.C648"/>
    </style:style>
    <style:style style:name="ce232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48=&quot;ADDITION&quot;)" style:apply-style-name="cf1" style:base-cell-address="STATIONS.E648"/>
      <style:map style:condition="is-true-formula(msoxl:$A648=&quot;UPDATE&quot;)" style:apply-style-name="cf2" style:base-cell-address="STATIONS.E648"/>
      <style:map style:condition="is-true-formula(msoxl:$A648=&quot;DELETION&quot;)" style:apply-style-name="cf3" style:base-cell-address="STATIONS.E648"/>
    </style:style>
    <style:style style:name="ce233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49=&quot;ADDITION&quot;)" style:apply-style-name="cf1" style:base-cell-address="STATIONS.E649"/>
      <style:map style:condition="is-true-formula(msoxl:$A649=&quot;UPDATE&quot;)" style:apply-style-name="cf2" style:base-cell-address="STATIONS.E649"/>
      <style:map style:condition="is-true-formula(msoxl:$A649=&quot;DELETION&quot;)" style:apply-style-name="cf3" style:base-cell-address="STATIONS.E649"/>
    </style:style>
    <style:style style:name="ce23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52=&quot;ADDITION&quot;)" style:apply-style-name="cf1" style:base-cell-address="STATIONS.E652"/>
      <style:map style:condition="is-true-formula(msoxl:$A652=&quot;UPDATE&quot;)" style:apply-style-name="cf2" style:base-cell-address="STATIONS.E652"/>
      <style:map style:condition="is-true-formula(msoxl:$A652=&quot;DELETION&quot;)" style:apply-style-name="cf3" style:base-cell-address="STATIONS.E652"/>
    </style:style>
    <style:style style:name="ce23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2=&quot;ADDITION&quot;)" style:apply-style-name="cf1" style:base-cell-address="STATIONS.C2"/>
      <style:map style:condition="is-true-formula(msoxl:$A2=&quot;UPDATE&quot;)" style:apply-style-name="cf2" style:base-cell-address="STATIONS.C2"/>
      <style:map style:condition="is-true-formula(msoxl:$A2=&quot;DELETION&quot;)" style:apply-style-name="cf3" style:base-cell-address="STATIONS.C2"/>
    </style:style>
    <style:style style:name="ce236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58=&quot;ADDITION&quot;)" style:apply-style-name="cf1" style:base-cell-address="STATIONS.E658"/>
      <style:map style:condition="is-true-formula(msoxl:$A658=&quot;UPDATE&quot;)" style:apply-style-name="cf2" style:base-cell-address="STATIONS.E658"/>
      <style:map style:condition="is-true-formula(msoxl:$A658=&quot;DELETION&quot;)" style:apply-style-name="cf3" style:base-cell-address="STATIONS.E658"/>
    </style:style>
    <style:style style:name="ce237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58=&quot;ADDITION&quot;)" style:apply-style-name="cf1" style:base-cell-address="STATIONS.F658"/>
      <style:map style:condition="is-true-formula(msoxl:$A658=&quot;UPDATE&quot;)" style:apply-style-name="cf2" style:base-cell-address="STATIONS.F658"/>
      <style:map style:condition="is-true-formula(msoxl:$A658=&quot;DELETION&quot;)" style:apply-style-name="cf3" style:base-cell-address="STATIONS.F658"/>
    </style:style>
    <style:style style:name="ce23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58=&quot;ADDITION&quot;)" style:apply-style-name="cf1" style:base-cell-address="STATIONS.C658"/>
      <style:map style:condition="is-true-formula(msoxl:$A658=&quot;UPDATE&quot;)" style:apply-style-name="cf2" style:base-cell-address="STATIONS.C658"/>
      <style:map style:condition="is-true-formula(msoxl:$A658=&quot;DELETION&quot;)" style:apply-style-name="cf3" style:base-cell-address="STATIONS.C658"/>
    </style:style>
    <style:style style:name="ce23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58=&quot;ADDITION&quot;)" style:apply-style-name="cf1" style:base-cell-address="STATIONS.G658"/>
      <style:map style:condition="is-true-formula(msoxl:$A658=&quot;UPDATE&quot;)" style:apply-style-name="cf2" style:base-cell-address="STATIONS.G658"/>
      <style:map style:condition="is-true-formula(msoxl:$A658=&quot;DELETION&quot;)" style:apply-style-name="cf3" style:base-cell-address="STATIONS.G658"/>
    </style:style>
    <style:style style:name="ce240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61=&quot;ADDITION&quot;)" style:apply-style-name="cf1" style:base-cell-address="STATIONS.E661"/>
      <style:map style:condition="is-true-formula(msoxl:$A661=&quot;UPDATE&quot;)" style:apply-style-name="cf2" style:base-cell-address="STATIONS.E661"/>
      <style:map style:condition="is-true-formula(msoxl:$A661=&quot;DELETION&quot;)" style:apply-style-name="cf3" style:base-cell-address="STATIONS.E661"/>
    </style:style>
    <style:style style:name="ce2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63=&quot;ADDITION&quot;)" style:apply-style-name="cf1" style:base-cell-address="STATIONS.E663"/>
      <style:map style:condition="is-true-formula(msoxl:$A663=&quot;UPDATE&quot;)" style:apply-style-name="cf2" style:base-cell-address="STATIONS.E663"/>
      <style:map style:condition="is-true-formula(msoxl:$A663=&quot;DELETION&quot;)" style:apply-style-name="cf3" style:base-cell-address="STATIONS.E663"/>
    </style:style>
    <style:style style:name="ce24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66=&quot;ADDITION&quot;)" style:apply-style-name="cf1" style:base-cell-address="STATIONS.E666"/>
      <style:map style:condition="is-true-formula(msoxl:$A666=&quot;UPDATE&quot;)" style:apply-style-name="cf2" style:base-cell-address="STATIONS.E666"/>
      <style:map style:condition="is-true-formula(msoxl:$A666=&quot;DELETION&quot;)" style:apply-style-name="cf3" style:base-cell-address="STATIONS.E666"/>
    </style:style>
    <style:style style:name="ce243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66=&quot;ADDITION&quot;)" style:apply-style-name="cf1" style:base-cell-address="STATIONS.E666"/>
      <style:map style:condition="is-true-formula(msoxl:$A666=&quot;UPDATE&quot;)" style:apply-style-name="cf2" style:base-cell-address="STATIONS.E666"/>
      <style:map style:condition="is-true-formula(msoxl:$A666=&quot;DELETION&quot;)" style:apply-style-name="cf3" style:base-cell-address="STATIONS.E666"/>
    </style:style>
    <style:style style:name="ce24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19=&quot;ADDITION&quot;)" style:apply-style-name="cf1" style:base-cell-address="STATIONS.E719"/>
      <style:map style:condition="is-true-formula(msoxl:$A719=&quot;UPDATE&quot;)" style:apply-style-name="cf2" style:base-cell-address="STATIONS.E719"/>
      <style:map style:condition="is-true-formula(msoxl:$A719=&quot;DELETION&quot;)" style:apply-style-name="cf3" style:base-cell-address="STATIONS.E719"/>
    </style:style>
    <style:style style:name="ce24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699=&quot;ADDITION&quot;)" style:apply-style-name="cf1" style:base-cell-address="STATIONS.E699"/>
      <style:map style:condition="is-true-formula(msoxl:$A699=&quot;UPDATE&quot;)" style:apply-style-name="cf2" style:base-cell-address="STATIONS.E699"/>
      <style:map style:condition="is-true-formula(msoxl:$A699=&quot;DELETION&quot;)" style:apply-style-name="cf3" style:base-cell-address="STATIONS.E699"/>
    </style:style>
    <style:style style:name="ce24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18=&quot;ADDITION&quot;)" style:apply-style-name="cf1" style:base-cell-address="STATIONS.C705"/>
      <style:map style:condition="is-true-formula(msoxl:$A718=&quot;UPDATE&quot;)" style:apply-style-name="cf2" style:base-cell-address="STATIONS.C705"/>
      <style:map style:condition="is-true-formula(msoxl:$A718=&quot;DELETION&quot;)" style:apply-style-name="cf3" style:base-cell-address="STATIONS.C705"/>
    </style:style>
    <style:style style:name="ce24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57=&quot;ADDITION&quot;)" style:apply-style-name="cf1" style:base-cell-address="STATIONS.C706"/>
      <style:map style:condition="is-true-formula(msoxl:$A757=&quot;UPDATE&quot;)" style:apply-style-name="cf2" style:base-cell-address="STATIONS.C706"/>
      <style:map style:condition="is-true-formula(msoxl:$A757=&quot;DELETION&quot;)" style:apply-style-name="cf3" style:base-cell-address="STATIONS.C706"/>
    </style:style>
    <style:style style:name="ce24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707"/>
      <style:map style:condition="is-true-formula(msoxl:#REF!=&quot;UPDATE&quot;)" style:apply-style-name="cf2" style:base-cell-address="STATIONS.C707"/>
      <style:map style:condition="is-true-formula(msoxl:#REF!=&quot;DELETION&quot;)" style:apply-style-name="cf3" style:base-cell-address="STATIONS.C707"/>
    </style:style>
    <style:style style:name="ce2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00=&quot;ADDITION&quot;)" style:apply-style-name="cf1" style:base-cell-address="STATIONS.C708"/>
      <style:map style:condition="is-true-formula(msoxl:$A800=&quot;UPDATE&quot;)" style:apply-style-name="cf2" style:base-cell-address="STATIONS.C708"/>
      <style:map style:condition="is-true-formula(msoxl:$A800=&quot;DELETION&quot;)" style:apply-style-name="cf3" style:base-cell-address="STATIONS.C708"/>
    </style:style>
    <style:style style:name="ce25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710"/>
      <style:map style:condition="is-true-formula(msoxl:#REF!=&quot;UPDATE&quot;)" style:apply-style-name="cf2" style:base-cell-address="STATIONS.C710"/>
      <style:map style:condition="is-true-formula(msoxl:#REF!=&quot;DELETION&quot;)" style:apply-style-name="cf3" style:base-cell-address="STATIONS.C710"/>
    </style:style>
    <style:style style:name="ce25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81=&quot;ADDITION&quot;)" style:apply-style-name="cf1" style:base-cell-address="STATIONS.C711"/>
      <style:map style:condition="is-true-formula(msoxl:$A981=&quot;UPDATE&quot;)" style:apply-style-name="cf2" style:base-cell-address="STATIONS.C711"/>
      <style:map style:condition="is-true-formula(msoxl:$A981=&quot;DELETION&quot;)" style:apply-style-name="cf3" style:base-cell-address="STATIONS.C711"/>
    </style:style>
    <style:style style:name="ce2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713"/>
      <style:map style:condition="is-true-formula(msoxl:#REF!=&quot;UPDATE&quot;)" style:apply-style-name="cf2" style:base-cell-address="STATIONS.C713"/>
      <style:map style:condition="is-true-formula(msoxl:#REF!=&quot;DELETION&quot;)" style:apply-style-name="cf3" style:base-cell-address="STATIONS.C713"/>
    </style:style>
    <style:style style:name="ce25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715"/>
      <style:map style:condition="is-true-formula(msoxl:#REF!=&quot;UPDATE&quot;)" style:apply-style-name="cf2" style:base-cell-address="STATIONS.C715"/>
      <style:map style:condition="is-true-formula(msoxl:#REF!=&quot;DELETION&quot;)" style:apply-style-name="cf3" style:base-cell-address="STATIONS.C715"/>
    </style:style>
    <style:style style:name="ce25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716"/>
      <style:map style:condition="is-true-formula(msoxl:#REF!=&quot;UPDATE&quot;)" style:apply-style-name="cf2" style:base-cell-address="STATIONS.C716"/>
      <style:map style:condition="is-true-formula(msoxl:#REF!=&quot;DELETION&quot;)" style:apply-style-name="cf3" style:base-cell-address="STATIONS.C716"/>
    </style:style>
    <style:style style:name="ce25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717"/>
      <style:map style:condition="is-true-formula(msoxl:#REF!=&quot;UPDATE&quot;)" style:apply-style-name="cf2" style:base-cell-address="STATIONS.C717"/>
      <style:map style:condition="is-true-formula(msoxl:#REF!=&quot;DELETION&quot;)" style:apply-style-name="cf3" style:base-cell-address="STATIONS.C717"/>
    </style:style>
    <style:style style:name="ce25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718"/>
      <style:map style:condition="is-true-formula(msoxl:#REF!=&quot;UPDATE&quot;)" style:apply-style-name="cf2" style:base-cell-address="STATIONS.C718"/>
      <style:map style:condition="is-true-formula(msoxl:#REF!=&quot;DELETION&quot;)" style:apply-style-name="cf3" style:base-cell-address="STATIONS.C718"/>
    </style:style>
    <style:style style:name="ce25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714"/>
      <style:map style:condition="is-true-formula(msoxl:#REF!=&quot;UPDATE&quot;)" style:apply-style-name="cf2" style:base-cell-address="STATIONS.C714"/>
      <style:map style:condition="is-true-formula(msoxl:#REF!=&quot;DELETION&quot;)" style:apply-style-name="cf3" style:base-cell-address="STATIONS.C714"/>
    </style:style>
    <style:style style:name="ce25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709"/>
      <style:map style:condition="is-true-formula(msoxl:#REF!=&quot;UPDATE&quot;)" style:apply-style-name="cf2" style:base-cell-address="STATIONS.C709"/>
      <style:map style:condition="is-true-formula(msoxl:#REF!=&quot;DELETION&quot;)" style:apply-style-name="cf3" style:base-cell-address="STATIONS.C709"/>
    </style:style>
    <style:style style:name="ce25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18=&quot;ADDITION&quot;)" style:apply-style-name="cf1" style:base-cell-address="STATIONS.C712"/>
      <style:map style:condition="is-true-formula(msoxl:$A1018=&quot;UPDATE&quot;)" style:apply-style-name="cf2" style:base-cell-address="STATIONS.C712"/>
      <style:map style:condition="is-true-formula(msoxl:$A1018=&quot;DELETION&quot;)" style:apply-style-name="cf3" style:base-cell-address="STATIONS.C712"/>
    </style:style>
    <style:style style:name="ce260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19=&quot;ADDITION&quot;)" style:apply-style-name="cf1" style:base-cell-address="STATIONS.F719"/>
      <style:map style:condition="is-true-formula(msoxl:$A719=&quot;UPDATE&quot;)" style:apply-style-name="cf2" style:base-cell-address="STATIONS.F719"/>
      <style:map style:condition="is-true-formula(msoxl:$A719=&quot;DELETION&quot;)" style:apply-style-name="cf3" style:base-cell-address="STATIONS.F719"/>
    </style:style>
    <style:style style:name="ce26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19=&quot;ADDITION&quot;)" style:apply-style-name="cf1" style:base-cell-address="STATIONS.C719"/>
      <style:map style:condition="is-true-formula(msoxl:$A719=&quot;UPDATE&quot;)" style:apply-style-name="cf2" style:base-cell-address="STATIONS.C719"/>
      <style:map style:condition="is-true-formula(msoxl:$A719=&quot;DELETION&quot;)" style:apply-style-name="cf3" style:base-cell-address="STATIONS.C719"/>
    </style:style>
    <style:style style:name="ce26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22=&quot;ADDITION&quot;)" style:apply-style-name="cf1" style:base-cell-address="STATIONS.E722"/>
      <style:map style:condition="is-true-formula(msoxl:$A722=&quot;UPDATE&quot;)" style:apply-style-name="cf2" style:base-cell-address="STATIONS.E722"/>
      <style:map style:condition="is-true-formula(msoxl:$A722=&quot;DELETION&quot;)" style:apply-style-name="cf3" style:base-cell-address="STATIONS.E722"/>
    </style:style>
    <style:style style:name="ce263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58=&quot;ADDITION&quot;)" style:apply-style-name="cf1" style:base-cell-address="STATIONS.G758"/>
      <style:map style:condition="is-true-formula(msoxl:$A758=&quot;UPDATE&quot;)" style:apply-style-name="cf2" style:base-cell-address="STATIONS.G758"/>
      <style:map style:condition="is-true-formula(msoxl:$A758=&quot;DELETION&quot;)" style:apply-style-name="cf3" style:base-cell-address="STATIONS.G758"/>
    </style:style>
    <style:style style:name="ce26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61=&quot;ADDITION&quot;)" style:apply-style-name="cf1" style:base-cell-address="STATIONS.G761"/>
      <style:map style:condition="is-true-formula(msoxl:$A761=&quot;UPDATE&quot;)" style:apply-style-name="cf2" style:base-cell-address="STATIONS.G761"/>
      <style:map style:condition="is-true-formula(msoxl:$A761=&quot;DELETION&quot;)" style:apply-style-name="cf3" style:base-cell-address="STATIONS.G761"/>
      <style:map style:condition="is-true-formula(msoxl:$A758=&quot;ADDITION&quot;)" style:apply-style-name="cf1" style:base-cell-address="STATIONS.G758"/>
      <style:map style:condition="is-true-formula(msoxl:$A758=&quot;UPDATE&quot;)" style:apply-style-name="cf2" style:base-cell-address="STATIONS.G758"/>
      <style:map style:condition="is-true-formula(msoxl:$A758=&quot;DELETION&quot;)" style:apply-style-name="cf3" style:base-cell-address="STATIONS.G758"/>
    </style:style>
    <style:style style:name="ce26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61=&quot;ADDITION&quot;)" style:apply-style-name="cf1" style:base-cell-address="STATIONS.F761"/>
      <style:map style:condition="is-true-formula(msoxl:$A761=&quot;UPDATE&quot;)" style:apply-style-name="cf2" style:base-cell-address="STATIONS.F761"/>
      <style:map style:condition="is-true-formula(msoxl:$A761=&quot;DELETION&quot;)" style:apply-style-name="cf3" style:base-cell-address="STATIONS.F761"/>
      <style:map style:condition="is-true-formula(msoxl:$A758=&quot;ADDITION&quot;)" style:apply-style-name="cf1" style:base-cell-address="STATIONS.F758"/>
      <style:map style:condition="is-true-formula(msoxl:$A758=&quot;UPDATE&quot;)" style:apply-style-name="cf2" style:base-cell-address="STATIONS.F758"/>
      <style:map style:condition="is-true-formula(msoxl:$A758=&quot;DELETION&quot;)" style:apply-style-name="cf3" style:base-cell-address="STATIONS.F758"/>
    </style:style>
    <style:style style:name="ce26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58=&quot;ADDITION&quot;)" style:apply-style-name="cf1" style:base-cell-address="STATIONS.C758"/>
      <style:map style:condition="is-true-formula(msoxl:$A758=&quot;UPDATE&quot;)" style:apply-style-name="cf2" style:base-cell-address="STATIONS.C758"/>
      <style:map style:condition="is-true-formula(msoxl:$A758=&quot;DELETION&quot;)" style:apply-style-name="cf3" style:base-cell-address="STATIONS.C758"/>
    </style:style>
    <style:style style:name="ce26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61=&quot;ADDITION&quot;)" style:apply-style-name="cf1" style:base-cell-address="STATIONS.E761"/>
      <style:map style:condition="is-true-formula(msoxl:$A761=&quot;UPDATE&quot;)" style:apply-style-name="cf2" style:base-cell-address="STATIONS.E761"/>
      <style:map style:condition="is-true-formula(msoxl:$A761=&quot;DELETION&quot;)" style:apply-style-name="cf3" style:base-cell-address="STATIONS.E761"/>
    </style:style>
    <style:style style:name="ce26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58=&quot;ADDITION&quot;)" style:apply-style-name="cf1" style:base-cell-address="STATIONS.E758"/>
      <style:map style:condition="is-true-formula(msoxl:$A758=&quot;UPDATE&quot;)" style:apply-style-name="cf2" style:base-cell-address="STATIONS.E758"/>
      <style:map style:condition="is-true-formula(msoxl:$A758=&quot;DELETION&quot;)" style:apply-style-name="cf3" style:base-cell-address="STATIONS.E758"/>
    </style:style>
    <style:style style:name="ce26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61=&quot;ADDITION&quot;)" style:apply-style-name="cf1" style:base-cell-address="STATIONS.C761"/>
      <style:map style:condition="is-true-formula(msoxl:$A761=&quot;UPDATE&quot;)" style:apply-style-name="cf2" style:base-cell-address="STATIONS.C761"/>
      <style:map style:condition="is-true-formula(msoxl:$A761=&quot;DELETION&quot;)" style:apply-style-name="cf3" style:base-cell-address="STATIONS.C761"/>
    </style:style>
    <style:style style:name="ce270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58=&quot;ADDITION&quot;)" style:apply-style-name="cf1" style:base-cell-address="STATIONS.F758"/>
      <style:map style:condition="is-true-formula(msoxl:$A758=&quot;UPDATE&quot;)" style:apply-style-name="cf2" style:base-cell-address="STATIONS.F758"/>
      <style:map style:condition="is-true-formula(msoxl:$A758=&quot;DELETION&quot;)" style:apply-style-name="cf3" style:base-cell-address="STATIONS.F758"/>
    </style:style>
    <style:style style:name="ce27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62=&quot;ADDITION&quot;)" style:apply-style-name="cf1" style:base-cell-address="STATIONS.C762"/>
      <style:map style:condition="is-true-formula(msoxl:$A762=&quot;UPDATE&quot;)" style:apply-style-name="cf2" style:base-cell-address="STATIONS.C762"/>
      <style:map style:condition="is-true-formula(msoxl:$A762=&quot;DELETION&quot;)" style:apply-style-name="cf3" style:base-cell-address="STATIONS.C762"/>
    </style:style>
    <style:style style:name="ce27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78=&quot;ADDITION&quot;)" style:apply-style-name="cf1" style:base-cell-address="STATIONS.C778"/>
      <style:map style:condition="is-true-formula(msoxl:$A778=&quot;UPDATE&quot;)" style:apply-style-name="cf2" style:base-cell-address="STATIONS.C778"/>
      <style:map style:condition="is-true-formula(msoxl:$A778=&quot;DELETION&quot;)" style:apply-style-name="cf3" style:base-cell-address="STATIONS.C778"/>
    </style:style>
    <style:style style:name="ce273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78=&quot;ADDITION&quot;)" style:apply-style-name="cf1" style:base-cell-address="STATIONS.G778"/>
      <style:map style:condition="is-true-formula(msoxl:$A778=&quot;UPDATE&quot;)" style:apply-style-name="cf2" style:base-cell-address="STATIONS.G778"/>
      <style:map style:condition="is-true-formula(msoxl:$A778=&quot;DELETION&quot;)" style:apply-style-name="cf3" style:base-cell-address="STATIONS.G778"/>
    </style:style>
    <style:style style:name="ce27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78=&quot;ADDITION&quot;)" style:apply-style-name="cf1" style:base-cell-address="STATIONS.F778"/>
      <style:map style:condition="is-true-formula(msoxl:$A778=&quot;UPDATE&quot;)" style:apply-style-name="cf2" style:base-cell-address="STATIONS.F778"/>
      <style:map style:condition="is-true-formula(msoxl:$A778=&quot;DELETION&quot;)" style:apply-style-name="cf3" style:base-cell-address="STATIONS.F778"/>
    </style:style>
    <style:style style:name="ce27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78=&quot;ADDITION&quot;)" style:apply-style-name="cf1" style:base-cell-address="STATIONS.E778"/>
      <style:map style:condition="is-true-formula(msoxl:$A778=&quot;UPDATE&quot;)" style:apply-style-name="cf2" style:base-cell-address="STATIONS.E778"/>
      <style:map style:condition="is-true-formula(msoxl:$A778=&quot;DELETION&quot;)" style:apply-style-name="cf3" style:base-cell-address="STATIONS.E778"/>
    </style:style>
    <style:style style:name="ce27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81=&quot;ADDITION&quot;)" style:apply-style-name="cf1" style:base-cell-address="STATIONS.E781"/>
      <style:map style:condition="is-true-formula(msoxl:$A781=&quot;UPDATE&quot;)" style:apply-style-name="cf2" style:base-cell-address="STATIONS.E781"/>
      <style:map style:condition="is-true-formula(msoxl:$A781=&quot;DELETION&quot;)" style:apply-style-name="cf3" style:base-cell-address="STATIONS.E781"/>
    </style:style>
    <style:style style:name="ce27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785=&quot;ADDITION&quot;)" style:apply-style-name="cf1" style:base-cell-address="STATIONS.E785"/>
      <style:map style:condition="is-true-formula(msoxl:$A785=&quot;UPDATE&quot;)" style:apply-style-name="cf2" style:base-cell-address="STATIONS.E785"/>
      <style:map style:condition="is-true-formula(msoxl:$A785=&quot;DELETION&quot;)" style:apply-style-name="cf3" style:base-cell-address="STATIONS.E785"/>
    </style:style>
    <style:style style:name="ce278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09=&quot;ADDITION&quot;)" style:apply-style-name="cf1" style:base-cell-address="STATIONS.F809"/>
      <style:map style:condition="is-true-formula(msoxl:$A809=&quot;UPDATE&quot;)" style:apply-style-name="cf2" style:base-cell-address="STATIONS.F809"/>
      <style:map style:condition="is-true-formula(msoxl:$A809=&quot;DELETION&quot;)" style:apply-style-name="cf3" style:base-cell-address="STATIONS.F809"/>
    </style:style>
    <style:style style:name="ce27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09=&quot;ADDITION&quot;)" style:apply-style-name="cf1" style:base-cell-address="STATIONS.G809"/>
      <style:map style:condition="is-true-formula(msoxl:$A809=&quot;UPDATE&quot;)" style:apply-style-name="cf2" style:base-cell-address="STATIONS.G809"/>
      <style:map style:condition="is-true-formula(msoxl:$A809=&quot;DELETION&quot;)" style:apply-style-name="cf3" style:base-cell-address="STATIONS.G809"/>
    </style:style>
    <style:style style:name="ce28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09=&quot;ADDITION&quot;)" style:apply-style-name="cf1" style:base-cell-address="STATIONS.C809"/>
      <style:map style:condition="is-true-formula(msoxl:$A809=&quot;UPDATE&quot;)" style:apply-style-name="cf2" style:base-cell-address="STATIONS.C809"/>
      <style:map style:condition="is-true-formula(msoxl:$A809=&quot;DELETION&quot;)" style:apply-style-name="cf3" style:base-cell-address="STATIONS.C809"/>
    </style:style>
    <style:style style:name="ce28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16=&quot;ADDITION&quot;)" style:apply-style-name="cf1" style:base-cell-address="STATIONS.E816"/>
      <style:map style:condition="is-true-formula(msoxl:$A816=&quot;UPDATE&quot;)" style:apply-style-name="cf2" style:base-cell-address="STATIONS.E816"/>
      <style:map style:condition="is-true-formula(msoxl:$A816=&quot;DELETION&quot;)" style:apply-style-name="cf3" style:base-cell-address="STATIONS.E816"/>
    </style:style>
    <style:style style:name="ce28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16=&quot;ADDITION&quot;)" style:apply-style-name="cf1" style:base-cell-address="STATIONS.C816"/>
      <style:map style:condition="is-true-formula(msoxl:$A816=&quot;UPDATE&quot;)" style:apply-style-name="cf2" style:base-cell-address="STATIONS.C816"/>
      <style:map style:condition="is-true-formula(msoxl:$A816=&quot;DELETION&quot;)" style:apply-style-name="cf3" style:base-cell-address="STATIONS.C816"/>
    </style:style>
    <style:style style:name="ce28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19=&quot;ADDITION&quot;)" style:apply-style-name="cf1" style:base-cell-address="STATIONS.E819"/>
      <style:map style:condition="is-true-formula(msoxl:$A819=&quot;UPDATE&quot;)" style:apply-style-name="cf2" style:base-cell-address="STATIONS.E819"/>
      <style:map style:condition="is-true-formula(msoxl:$A819=&quot;DELETION&quot;)" style:apply-style-name="cf3" style:base-cell-address="STATIONS.E819"/>
    </style:style>
    <style:style style:name="ce28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19=&quot;ADDITION&quot;)" style:apply-style-name="cf1" style:base-cell-address="STATIONS.E819"/>
      <style:map style:condition="is-true-formula(msoxl:$A819=&quot;UPDATE&quot;)" style:apply-style-name="cf2" style:base-cell-address="STATIONS.E819"/>
      <style:map style:condition="is-true-formula(msoxl:$A819=&quot;DELETION&quot;)" style:apply-style-name="cf3" style:base-cell-address="STATIONS.E819"/>
    </style:style>
    <style:style style:name="ce28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43=&quot;ADDITION&quot;)" style:apply-style-name="cf1" style:base-cell-address="STATIONS.E843"/>
      <style:map style:condition="is-true-formula(msoxl:$A843=&quot;UPDATE&quot;)" style:apply-style-name="cf2" style:base-cell-address="STATIONS.E843"/>
      <style:map style:condition="is-true-formula(msoxl:$A843=&quot;DELETION&quot;)" style:apply-style-name="cf3" style:base-cell-address="STATIONS.E843"/>
    </style:style>
    <style:style style:name="ce28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78=&quot;ADDITION&quot;)" style:apply-style-name="cf1" style:base-cell-address="STATIONS.C878"/>
      <style:map style:condition="is-true-formula(msoxl:$A878=&quot;UPDATE&quot;)" style:apply-style-name="cf2" style:base-cell-address="STATIONS.C878"/>
      <style:map style:condition="is-true-formula(msoxl:$A878=&quot;DELETION&quot;)" style:apply-style-name="cf3" style:base-cell-address="STATIONS.C878"/>
    </style:style>
    <style:style style:name="ce2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78=&quot;ADDITION&quot;)" style:apply-style-name="cf1" style:base-cell-address="STATIONS.E878"/>
      <style:map style:condition="is-true-formula(msoxl:$A878=&quot;UPDATE&quot;)" style:apply-style-name="cf2" style:base-cell-address="STATIONS.E878"/>
      <style:map style:condition="is-true-formula(msoxl:$A878=&quot;DELETION&quot;)" style:apply-style-name="cf3" style:base-cell-address="STATIONS.E878"/>
    </style:style>
    <style:style style:name="ce288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78=&quot;ADDITION&quot;)" style:apply-style-name="cf1" style:base-cell-address="STATIONS.E878"/>
      <style:map style:condition="is-true-formula(msoxl:$A878=&quot;UPDATE&quot;)" style:apply-style-name="cf2" style:base-cell-address="STATIONS.E878"/>
      <style:map style:condition="is-true-formula(msoxl:$A878=&quot;DELETION&quot;)" style:apply-style-name="cf3" style:base-cell-address="STATIONS.E878"/>
    </style:style>
    <style:style style:name="ce2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81=&quot;ADDITION&quot;)" style:apply-style-name="cf1" style:base-cell-address="STATIONS.E881"/>
      <style:map style:condition="is-true-formula(msoxl:$A881=&quot;UPDATE&quot;)" style:apply-style-name="cf2" style:base-cell-address="STATIONS.E881"/>
      <style:map style:condition="is-true-formula(msoxl:$A881=&quot;DELETION&quot;)" style:apply-style-name="cf3" style:base-cell-address="STATIONS.E881"/>
    </style:style>
    <style:style style:name="ce290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81=&quot;ADDITION&quot;)" style:apply-style-name="cf1" style:base-cell-address="STATIONS.E881"/>
      <style:map style:condition="is-true-formula(msoxl:$A881=&quot;UPDATE&quot;)" style:apply-style-name="cf2" style:base-cell-address="STATIONS.E881"/>
      <style:map style:condition="is-true-formula(msoxl:$A881=&quot;DELETION&quot;)" style:apply-style-name="cf3" style:base-cell-address="STATIONS.E881"/>
    </style:style>
    <style:style style:name="ce291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89=&quot;ADDITION&quot;)" style:apply-style-name="cf1" style:base-cell-address="STATIONS.E889"/>
      <style:map style:condition="is-true-formula(msoxl:$A889=&quot;UPDATE&quot;)" style:apply-style-name="cf2" style:base-cell-address="STATIONS.E889"/>
      <style:map style:condition="is-true-formula(msoxl:$A889=&quot;DELETION&quot;)" style:apply-style-name="cf3" style:base-cell-address="STATIONS.E889"/>
    </style:style>
    <style:style style:name="ce29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89=&quot;ADDITION&quot;)" style:apply-style-name="cf1" style:base-cell-address="STATIONS.E889"/>
      <style:map style:condition="is-true-formula(msoxl:$A889=&quot;UPDATE&quot;)" style:apply-style-name="cf2" style:base-cell-address="STATIONS.E889"/>
      <style:map style:condition="is-true-formula(msoxl:$A889=&quot;DELETION&quot;)" style:apply-style-name="cf3" style:base-cell-address="STATIONS.E889"/>
    </style:style>
    <style:style style:name="ce293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878=&quot;ADDITION&quot;)" style:apply-style-name="cf1" style:base-cell-address="STATIONS.F878"/>
      <style:map style:condition="is-true-formula(msoxl:$A878=&quot;UPDATE&quot;)" style:apply-style-name="cf2" style:base-cell-address="STATIONS.F878"/>
      <style:map style:condition="is-true-formula(msoxl:$A878=&quot;DELETION&quot;)" style:apply-style-name="cf3" style:base-cell-address="STATIONS.F878"/>
    </style:style>
    <style:style style:name="ce29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19=&quot;ADDITION&quot;)" style:apply-style-name="cf1" style:base-cell-address="STATIONS.E919"/>
      <style:map style:condition="is-true-formula(msoxl:$A919=&quot;UPDATE&quot;)" style:apply-style-name="cf2" style:base-cell-address="STATIONS.E919"/>
      <style:map style:condition="is-true-formula(msoxl:$A919=&quot;DELETION&quot;)" style:apply-style-name="cf3" style:base-cell-address="STATIONS.E919"/>
    </style:style>
    <style:style style:name="ce29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23=&quot;ADDITION&quot;)" style:apply-style-name="cf1" style:base-cell-address="STATIONS.E923"/>
      <style:map style:condition="is-true-formula(msoxl:$A923=&quot;UPDATE&quot;)" style:apply-style-name="cf2" style:base-cell-address="STATIONS.E923"/>
      <style:map style:condition="is-true-formula(msoxl:$A923=&quot;DELETION&quot;)" style:apply-style-name="cf3" style:base-cell-address="STATIONS.E923"/>
    </style:style>
    <style:style style:name="ce296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19=&quot;ADDITION&quot;)" style:apply-style-name="cf1" style:base-cell-address="STATIONS.F919"/>
      <style:map style:condition="is-true-formula(msoxl:$A919=&quot;UPDATE&quot;)" style:apply-style-name="cf2" style:base-cell-address="STATIONS.F919"/>
      <style:map style:condition="is-true-formula(msoxl:$A919=&quot;DELETION&quot;)" style:apply-style-name="cf3" style:base-cell-address="STATIONS.F919"/>
    </style:style>
    <style:style style:name="ce29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19=&quot;ADDITION&quot;)" style:apply-style-name="cf1" style:base-cell-address="STATIONS.C919"/>
      <style:map style:condition="is-true-formula(msoxl:$A919=&quot;UPDATE&quot;)" style:apply-style-name="cf2" style:base-cell-address="STATIONS.C919"/>
      <style:map style:condition="is-true-formula(msoxl:$A919=&quot;DELETION&quot;)" style:apply-style-name="cf3" style:base-cell-address="STATIONS.C919"/>
    </style:style>
    <style:style style:name="ce29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19=&quot;ADDITION&quot;)" style:apply-style-name="cf1" style:base-cell-address="STATIONS.C919"/>
      <style:map style:condition="is-true-formula(msoxl:$A919=&quot;UPDATE&quot;)" style:apply-style-name="cf2" style:base-cell-address="STATIONS.C919"/>
      <style:map style:condition="is-true-formula(msoxl:$A919=&quot;DELETION&quot;)" style:apply-style-name="cf3" style:base-cell-address="STATIONS.C919"/>
    </style:style>
    <style:style style:name="ce29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42=&quot;ADDITION&quot;)" style:apply-style-name="cf1" style:base-cell-address="STATIONS.E942"/>
      <style:map style:condition="is-true-formula(msoxl:$A942=&quot;UPDATE&quot;)" style:apply-style-name="cf2" style:base-cell-address="STATIONS.E942"/>
      <style:map style:condition="is-true-formula(msoxl:$A942=&quot;DELETION&quot;)" style:apply-style-name="cf3" style:base-cell-address="STATIONS.E942"/>
    </style:style>
    <style:style style:name="ce30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42=&quot;ADDITION&quot;)" style:apply-style-name="cf1" style:base-cell-address="STATIONS.E942"/>
      <style:map style:condition="is-true-formula(msoxl:$A942=&quot;UPDATE&quot;)" style:apply-style-name="cf2" style:base-cell-address="STATIONS.E942"/>
      <style:map style:condition="is-true-formula(msoxl:$A942=&quot;DELETION&quot;)" style:apply-style-name="cf3" style:base-cell-address="STATIONS.E942"/>
    </style:style>
    <style:style style:name="ce30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45=&quot;ADDITION&quot;)" style:apply-style-name="cf1" style:base-cell-address="STATIONS.E945"/>
      <style:map style:condition="is-true-formula(msoxl:$A945=&quot;UPDATE&quot;)" style:apply-style-name="cf2" style:base-cell-address="STATIONS.E945"/>
      <style:map style:condition="is-true-formula(msoxl:$A945=&quot;DELETION&quot;)" style:apply-style-name="cf3" style:base-cell-address="STATIONS.E945"/>
    </style:style>
    <style:style style:name="ce30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47=&quot;ADDITION&quot;)" style:apply-style-name="cf1" style:base-cell-address="STATIONS.E947"/>
      <style:map style:condition="is-true-formula(msoxl:$A947=&quot;UPDATE&quot;)" style:apply-style-name="cf2" style:base-cell-address="STATIONS.E947"/>
      <style:map style:condition="is-true-formula(msoxl:$A947=&quot;DELETION&quot;)" style:apply-style-name="cf3" style:base-cell-address="STATIONS.E947"/>
    </style:style>
    <style:style style:name="ce30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49=&quot;ADDITION&quot;)" style:apply-style-name="cf1" style:base-cell-address="STATIONS.E949"/>
      <style:map style:condition="is-true-formula(msoxl:$A949=&quot;UPDATE&quot;)" style:apply-style-name="cf2" style:base-cell-address="STATIONS.E949"/>
      <style:map style:condition="is-true-formula(msoxl:$A949=&quot;DELETION&quot;)" style:apply-style-name="cf3" style:base-cell-address="STATIONS.E949"/>
    </style:style>
    <style:style style:name="ce30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45=&quot;ADDITION&quot;)" style:apply-style-name="cf1" style:base-cell-address="STATIONS.E945"/>
      <style:map style:condition="is-true-formula(msoxl:$A945=&quot;UPDATE&quot;)" style:apply-style-name="cf2" style:base-cell-address="STATIONS.E945"/>
      <style:map style:condition="is-true-formula(msoxl:$A945=&quot;DELETION&quot;)" style:apply-style-name="cf3" style:base-cell-address="STATIONS.E945"/>
    </style:style>
    <style:style style:name="ce30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45=&quot;ADDITION&quot;)" style:apply-style-name="cf1" style:base-cell-address="STATIONS.E945"/>
      <style:map style:condition="is-true-formula(msoxl:$A945=&quot;UPDATE&quot;)" style:apply-style-name="cf2" style:base-cell-address="STATIONS.E945"/>
      <style:map style:condition="is-true-formula(msoxl:$A945=&quot;DELETION&quot;)" style:apply-style-name="cf3" style:base-cell-address="STATIONS.E945"/>
    </style:style>
    <style:style style:name="ce30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42=&quot;ADDITION&quot;)" style:apply-style-name="cf1" style:base-cell-address="STATIONS.C942"/>
      <style:map style:condition="is-true-formula(msoxl:$A942=&quot;UPDATE&quot;)" style:apply-style-name="cf2" style:base-cell-address="STATIONS.C942"/>
      <style:map style:condition="is-true-formula(msoxl:$A942=&quot;DELETION&quot;)" style:apply-style-name="cf3" style:base-cell-address="STATIONS.C942"/>
    </style:style>
    <style:style style:name="ce30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42=&quot;ADDITION&quot;)" style:apply-style-name="cf1" style:base-cell-address="STATIONS.C942"/>
      <style:map style:condition="is-true-formula(msoxl:$A942=&quot;UPDATE&quot;)" style:apply-style-name="cf2" style:base-cell-address="STATIONS.C942"/>
      <style:map style:condition="is-true-formula(msoxl:$A942=&quot;DELETION&quot;)" style:apply-style-name="cf3" style:base-cell-address="STATIONS.C942"/>
    </style:style>
    <style:style style:name="ce308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42=&quot;ADDITION&quot;)" style:apply-style-name="cf1" style:base-cell-address="STATIONS.F942"/>
      <style:map style:condition="is-true-formula(msoxl:$A942=&quot;UPDATE&quot;)" style:apply-style-name="cf2" style:base-cell-address="STATIONS.F942"/>
      <style:map style:condition="is-true-formula(msoxl:$A942=&quot;DELETION&quot;)" style:apply-style-name="cf3" style:base-cell-address="STATIONS.F942"/>
    </style:style>
    <style:style style:name="ce30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42=&quot;ADDITION&quot;)" style:apply-style-name="cf1" style:base-cell-address="STATIONS.G942"/>
      <style:map style:condition="is-true-formula(msoxl:$A942=&quot;UPDATE&quot;)" style:apply-style-name="cf2" style:base-cell-address="STATIONS.G942"/>
      <style:map style:condition="is-true-formula(msoxl:$A942=&quot;DELETION&quot;)" style:apply-style-name="cf3" style:base-cell-address="STATIONS.G942"/>
    </style:style>
    <style:style style:name="ce3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72=&quot;ADDITION&quot;)" style:apply-style-name="cf1" style:base-cell-address="STATIONS.E972"/>
      <style:map style:condition="is-true-formula(msoxl:$A972=&quot;UPDATE&quot;)" style:apply-style-name="cf2" style:base-cell-address="STATIONS.E972"/>
      <style:map style:condition="is-true-formula(msoxl:$A972=&quot;DELETION&quot;)" style:apply-style-name="cf3" style:base-cell-address="STATIONS.E972"/>
    </style:style>
    <style:style style:name="ce311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72=&quot;ADDITION&quot;)" style:apply-style-name="cf1" style:base-cell-address="STATIONS.E972"/>
      <style:map style:condition="is-true-formula(msoxl:$A972=&quot;UPDATE&quot;)" style:apply-style-name="cf2" style:base-cell-address="STATIONS.E972"/>
      <style:map style:condition="is-true-formula(msoxl:$A972=&quot;DELETION&quot;)" style:apply-style-name="cf3" style:base-cell-address="STATIONS.E972"/>
    </style:style>
    <style:style style:name="ce3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77=&quot;ADDITION&quot;)" style:apply-style-name="cf1" style:base-cell-address="STATIONS.E977"/>
      <style:map style:condition="is-true-formula(msoxl:$A977=&quot;UPDATE&quot;)" style:apply-style-name="cf2" style:base-cell-address="STATIONS.E977"/>
      <style:map style:condition="is-true-formula(msoxl:$A977=&quot;DELETION&quot;)" style:apply-style-name="cf3" style:base-cell-address="STATIONS.E977"/>
    </style:style>
    <style:style style:name="ce313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77=&quot;ADDITION&quot;)" style:apply-style-name="cf1" style:base-cell-address="STATIONS.E977"/>
      <style:map style:condition="is-true-formula(msoxl:$A977=&quot;UPDATE&quot;)" style:apply-style-name="cf2" style:base-cell-address="STATIONS.E977"/>
      <style:map style:condition="is-true-formula(msoxl:$A977=&quot;DELETION&quot;)" style:apply-style-name="cf3" style:base-cell-address="STATIONS.E977"/>
    </style:style>
    <style:style style:name="ce3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14=&quot;ADDITION&quot;)" style:apply-style-name="cf1" style:base-cell-address="STATIONS.C978"/>
      <style:map style:condition="is-true-formula(msoxl:$A1014=&quot;UPDATE&quot;)" style:apply-style-name="cf2" style:base-cell-address="STATIONS.C978"/>
      <style:map style:condition="is-true-formula(msoxl:$A1014=&quot;DELETION&quot;)" style:apply-style-name="cf3" style:base-cell-address="STATIONS.C978"/>
    </style:style>
    <style:style style:name="ce3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71=&quot;ADDITION&quot;)" style:apply-style-name="cf1" style:base-cell-address="STATIONS.E971"/>
      <style:map style:condition="is-true-formula(msoxl:$A971=&quot;UPDATE&quot;)" style:apply-style-name="cf2" style:base-cell-address="STATIONS.E971"/>
      <style:map style:condition="is-true-formula(msoxl:$A971=&quot;DELETION&quot;)" style:apply-style-name="cf3" style:base-cell-address="STATIONS.E971"/>
    </style:style>
    <style:style style:name="ce3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979"/>
      <style:map style:condition="is-true-formula(msoxl:#REF!=&quot;UPDATE&quot;)" style:apply-style-name="cf2" style:base-cell-address="STATIONS.C979"/>
      <style:map style:condition="is-true-formula(msoxl:#REF!=&quot;DELETION&quot;)" style:apply-style-name="cf3" style:base-cell-address="STATIONS.C979"/>
    </style:style>
    <style:style style:name="ce3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980"/>
      <style:map style:condition="is-true-formula(msoxl:#REF!=&quot;UPDATE&quot;)" style:apply-style-name="cf2" style:base-cell-address="STATIONS.C980"/>
      <style:map style:condition="is-true-formula(msoxl:#REF!=&quot;DELETION&quot;)" style:apply-style-name="cf3" style:base-cell-address="STATIONS.C980"/>
    </style:style>
    <style:style style:name="ce3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981"/>
      <style:map style:condition="is-true-formula(msoxl:#REF!=&quot;UPDATE&quot;)" style:apply-style-name="cf2" style:base-cell-address="STATIONS.C981"/>
      <style:map style:condition="is-true-formula(msoxl:#REF!=&quot;DELETION&quot;)" style:apply-style-name="cf3" style:base-cell-address="STATIONS.C981"/>
    </style:style>
    <style:style style:name="ce31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982"/>
      <style:map style:condition="is-true-formula(msoxl:#REF!=&quot;UPDATE&quot;)" style:apply-style-name="cf2" style:base-cell-address="STATIONS.C982"/>
      <style:map style:condition="is-true-formula(msoxl:#REF!=&quot;DELETION&quot;)" style:apply-style-name="cf3" style:base-cell-address="STATIONS.C982"/>
    </style:style>
    <style:style style:name="ce3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983"/>
      <style:map style:condition="is-true-formula(msoxl:#REF!=&quot;UPDATE&quot;)" style:apply-style-name="cf2" style:base-cell-address="STATIONS.C983"/>
      <style:map style:condition="is-true-formula(msoxl:#REF!=&quot;DELETION&quot;)" style:apply-style-name="cf3" style:base-cell-address="STATIONS.C983"/>
    </style:style>
    <style:style style:name="ce3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84=&quot;ADDITION&quot;)" style:apply-style-name="cf1" style:base-cell-address="STATIONS.C984"/>
      <style:map style:condition="is-true-formula(msoxl:$A984=&quot;UPDATE&quot;)" style:apply-style-name="cf2" style:base-cell-address="STATIONS.C984"/>
      <style:map style:condition="is-true-formula(msoxl:$A984=&quot;DELETION&quot;)" style:apply-style-name="cf3" style:base-cell-address="STATIONS.C984"/>
    </style:style>
    <style:style style:name="ce322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1=&quot;ADDITION&quot;)" style:apply-style-name="cf1" style:base-cell-address="STATIONS.E1021"/>
      <style:map style:condition="is-true-formula(msoxl:$A1021=&quot;UPDATE&quot;)" style:apply-style-name="cf2" style:base-cell-address="STATIONS.E1021"/>
      <style:map style:condition="is-true-formula(msoxl:$A1021=&quot;DELETION&quot;)" style:apply-style-name="cf3" style:base-cell-address="STATIONS.E1021"/>
    </style:style>
    <style:style style:name="ce323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984=&quot;ADDITION&quot;)" style:apply-style-name="cf1" style:base-cell-address="STATIONS.F984"/>
      <style:map style:condition="is-true-formula(msoxl:$A984=&quot;UPDATE&quot;)" style:apply-style-name="cf2" style:base-cell-address="STATIONS.F984"/>
      <style:map style:condition="is-true-formula(msoxl:$A984=&quot;DELETION&quot;)" style:apply-style-name="cf3" style:base-cell-address="STATIONS.F984"/>
    </style:style>
    <style:style style:name="ce3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2=&quot;ADDITION&quot;)" style:apply-style-name="cf1" style:base-cell-address="STATIONS.E1022"/>
      <style:map style:condition="is-true-formula(msoxl:$A1022=&quot;UPDATE&quot;)" style:apply-style-name="cf2" style:base-cell-address="STATIONS.E1022"/>
      <style:map style:condition="is-true-formula(msoxl:$A1022=&quot;DELETION&quot;)" style:apply-style-name="cf3" style:base-cell-address="STATIONS.E1022"/>
    </style:style>
    <style:style style:name="ce32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2=&quot;ADDITION&quot;)" style:apply-style-name="cf1" style:base-cell-address="STATIONS.E1022"/>
      <style:map style:condition="is-true-formula(msoxl:$A1022=&quot;UPDATE&quot;)" style:apply-style-name="cf2" style:base-cell-address="STATIONS.E1022"/>
      <style:map style:condition="is-true-formula(msoxl:$A1022=&quot;DELETION&quot;)" style:apply-style-name="cf3" style:base-cell-address="STATIONS.E1022"/>
    </style:style>
    <style:style style:name="ce326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4=&quot;ADDITION&quot;)" style:apply-style-name="cf1" style:base-cell-address="STATIONS.E1024"/>
      <style:map style:condition="is-true-formula(msoxl:$A1024=&quot;UPDATE&quot;)" style:apply-style-name="cf2" style:base-cell-address="STATIONS.E1024"/>
      <style:map style:condition="is-true-formula(msoxl:$A1024=&quot;DELETION&quot;)" style:apply-style-name="cf3" style:base-cell-address="STATIONS.E1024"/>
    </style:style>
    <style:style style:name="ce3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4=&quot;ADDITION&quot;)" style:apply-style-name="cf1" style:base-cell-address="STATIONS.E1024"/>
      <style:map style:condition="is-true-formula(msoxl:$A1024=&quot;UPDATE&quot;)" style:apply-style-name="cf2" style:base-cell-address="STATIONS.E1024"/>
      <style:map style:condition="is-true-formula(msoxl:$A1024=&quot;DELETION&quot;)" style:apply-style-name="cf3" style:base-cell-address="STATIONS.E1024"/>
    </style:style>
    <style:style style:name="ce32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6=&quot;ADDITION&quot;)" style:apply-style-name="cf1" style:base-cell-address="STATIONS.E1026"/>
      <style:map style:condition="is-true-formula(msoxl:$A1026=&quot;UPDATE&quot;)" style:apply-style-name="cf2" style:base-cell-address="STATIONS.E1026"/>
      <style:map style:condition="is-true-formula(msoxl:$A1026=&quot;DELETION&quot;)" style:apply-style-name="cf3" style:base-cell-address="STATIONS.E1026"/>
    </style:style>
    <style:style style:name="ce32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8=&quot;ADDITION&quot;)" style:apply-style-name="cf1" style:base-cell-address="STATIONS.E1028"/>
      <style:map style:condition="is-true-formula(msoxl:$A1028=&quot;UPDATE&quot;)" style:apply-style-name="cf2" style:base-cell-address="STATIONS.E1028"/>
      <style:map style:condition="is-true-formula(msoxl:$A1028=&quot;DELETION&quot;)" style:apply-style-name="cf3" style:base-cell-address="STATIONS.E1028"/>
    </style:style>
    <style:style style:name="ce330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8=&quot;ADDITION&quot;)" style:apply-style-name="cf1" style:base-cell-address="STATIONS.E1028"/>
      <style:map style:condition="is-true-formula(msoxl:$A1028=&quot;UPDATE&quot;)" style:apply-style-name="cf2" style:base-cell-address="STATIONS.E1028"/>
      <style:map style:condition="is-true-formula(msoxl:$A1028=&quot;DELETION&quot;)" style:apply-style-name="cf3" style:base-cell-address="STATIONS.E1028"/>
    </style:style>
    <style:style style:name="ce331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2=&quot;ADDITION&quot;)" style:apply-style-name="cf1" style:base-cell-address="STATIONS.F1022"/>
      <style:map style:condition="is-true-formula(msoxl:$A1022=&quot;UPDATE&quot;)" style:apply-style-name="cf2" style:base-cell-address="STATIONS.F1022"/>
      <style:map style:condition="is-true-formula(msoxl:$A1022=&quot;DELETION&quot;)" style:apply-style-name="cf3" style:base-cell-address="STATIONS.F1022"/>
    </style:style>
    <style:style style:name="ce3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2=&quot;ADDITION&quot;)" style:apply-style-name="cf1" style:base-cell-address="STATIONS.F1022"/>
      <style:map style:condition="is-true-formula(msoxl:$A1022=&quot;UPDATE&quot;)" style:apply-style-name="cf2" style:base-cell-address="STATIONS.F1022"/>
      <style:map style:condition="is-true-formula(msoxl:$A1022=&quot;DELETION&quot;)" style:apply-style-name="cf3" style:base-cell-address="STATIONS.F1022"/>
    </style:style>
    <style:style style:name="ce33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22=&quot;ADDITION&quot;)" style:apply-style-name="cf1" style:base-cell-address="STATIONS.C1022"/>
      <style:map style:condition="is-true-formula(msoxl:$A1022=&quot;UPDATE&quot;)" style:apply-style-name="cf2" style:base-cell-address="STATIONS.C1022"/>
      <style:map style:condition="is-true-formula(msoxl:$A1022=&quot;DELETION&quot;)" style:apply-style-name="cf3" style:base-cell-address="STATIONS.C1022"/>
    </style:style>
    <style:style style:name="ce33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44=&quot;ADDITION&quot;)" style:apply-style-name="cf1" style:base-cell-address="STATIONS.E1044"/>
      <style:map style:condition="is-true-formula(msoxl:$A1044=&quot;UPDATE&quot;)" style:apply-style-name="cf2" style:base-cell-address="STATIONS.E1044"/>
      <style:map style:condition="is-true-formula(msoxl:$A1044=&quot;DELETION&quot;)" style:apply-style-name="cf3" style:base-cell-address="STATIONS.E1044"/>
    </style:style>
    <style:style style:name="ce33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45=&quot;ADDITION&quot;)" style:apply-style-name="cf1" style:base-cell-address="STATIONS.E1045"/>
      <style:map style:condition="is-true-formula(msoxl:$A1045=&quot;UPDATE&quot;)" style:apply-style-name="cf2" style:base-cell-address="STATIONS.E1045"/>
      <style:map style:condition="is-true-formula(msoxl:$A1045=&quot;DELETION&quot;)" style:apply-style-name="cf3" style:base-cell-address="STATIONS.E1045"/>
    </style:style>
    <style:style style:name="ce33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48=&quot;ADDITION&quot;)" style:apply-style-name="cf1" style:base-cell-address="STATIONS.E1048"/>
      <style:map style:condition="is-true-formula(msoxl:$A1048=&quot;UPDATE&quot;)" style:apply-style-name="cf2" style:base-cell-address="STATIONS.E1048"/>
      <style:map style:condition="is-true-formula(msoxl:$A1048=&quot;DELETION&quot;)" style:apply-style-name="cf3" style:base-cell-address="STATIONS.E1048"/>
    </style:style>
    <style:style style:name="ce33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44=&quot;ADDITION&quot;)" style:apply-style-name="cf1" style:base-cell-address="STATIONS.G1044"/>
      <style:map style:condition="is-true-formula(msoxl:$A1044=&quot;UPDATE&quot;)" style:apply-style-name="cf2" style:base-cell-address="STATIONS.G1044"/>
      <style:map style:condition="is-true-formula(msoxl:$A1044=&quot;DELETION&quot;)" style:apply-style-name="cf3" style:base-cell-address="STATIONS.G1044"/>
    </style:style>
    <style:style style:name="ce33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44=&quot;ADDITION&quot;)" style:apply-style-name="cf1" style:base-cell-address="STATIONS.C1044"/>
      <style:map style:condition="is-true-formula(msoxl:$A1044=&quot;UPDATE&quot;)" style:apply-style-name="cf2" style:base-cell-address="STATIONS.C1044"/>
      <style:map style:condition="is-true-formula(msoxl:$A1044=&quot;DELETION&quot;)" style:apply-style-name="cf3" style:base-cell-address="STATIONS.C1044"/>
    </style:style>
    <style:style style:name="ce33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44=&quot;ADDITION&quot;)" style:apply-style-name="cf1" style:base-cell-address="STATIONS.F1044"/>
      <style:map style:condition="is-true-formula(msoxl:$A1044=&quot;UPDATE&quot;)" style:apply-style-name="cf2" style:base-cell-address="STATIONS.F1044"/>
      <style:map style:condition="is-true-formula(msoxl:$A1044=&quot;DELETION&quot;)" style:apply-style-name="cf3" style:base-cell-address="STATIONS.F1044"/>
    </style:style>
    <style:style style:name="ce34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60=&quot;ADDITION&quot;)" style:apply-style-name="cf1" style:base-cell-address="STATIONS.E1060"/>
      <style:map style:condition="is-true-formula(msoxl:$A1060=&quot;UPDATE&quot;)" style:apply-style-name="cf2" style:base-cell-address="STATIONS.E1060"/>
      <style:map style:condition="is-true-formula(msoxl:$A1060=&quot;DELETION&quot;)" style:apply-style-name="cf3" style:base-cell-address="STATIONS.E1060"/>
    </style:style>
    <style:style style:name="ce3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67=&quot;ADDITION&quot;)" style:apply-style-name="cf1" style:base-cell-address="STATIONS.E1067"/>
      <style:map style:condition="is-true-formula(msoxl:$A1067=&quot;UPDATE&quot;)" style:apply-style-name="cf2" style:base-cell-address="STATIONS.E1067"/>
      <style:map style:condition="is-true-formula(msoxl:$A1067=&quot;DELETION&quot;)" style:apply-style-name="cf3" style:base-cell-address="STATIONS.E1067"/>
    </style:style>
    <style:style style:name="ce34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68=&quot;ADDITION&quot;)" style:apply-style-name="cf1" style:base-cell-address="STATIONS.E1068"/>
      <style:map style:condition="is-true-formula(msoxl:$A1068=&quot;UPDATE&quot;)" style:apply-style-name="cf2" style:base-cell-address="STATIONS.E1068"/>
      <style:map style:condition="is-true-formula(msoxl:$A1068=&quot;DELETION&quot;)" style:apply-style-name="cf3" style:base-cell-address="STATIONS.E1068"/>
    </style:style>
    <style:style style:name="ce34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59=&quot;ADDITION&quot;)" style:apply-style-name="cf1" style:base-cell-address="STATIONS.C1059"/>
      <style:map style:condition="is-true-formula(msoxl:$A1059=&quot;UPDATE&quot;)" style:apply-style-name="cf2" style:base-cell-address="STATIONS.C1059"/>
      <style:map style:condition="is-true-formula(msoxl:$A1059=&quot;DELETION&quot;)" style:apply-style-name="cf3" style:base-cell-address="STATIONS.C1059"/>
    </style:style>
    <style:style style:name="ce34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59=&quot;ADDITION&quot;)" style:apply-style-name="cf1" style:base-cell-address="STATIONS.E1059"/>
      <style:map style:condition="is-true-formula(msoxl:$A1059=&quot;UPDATE&quot;)" style:apply-style-name="cf2" style:base-cell-address="STATIONS.E1059"/>
      <style:map style:condition="is-true-formula(msoxl:$A1059=&quot;DELETION&quot;)" style:apply-style-name="cf3" style:base-cell-address="STATIONS.E1059"/>
    </style:style>
    <style:style style:name="ce3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07=&quot;ADDITION&quot;)" style:apply-style-name="cf1" style:base-cell-address="STATIONS.C1107"/>
      <style:map style:condition="is-true-formula(msoxl:$A1107=&quot;UPDATE&quot;)" style:apply-style-name="cf2" style:base-cell-address="STATIONS.C1107"/>
      <style:map style:condition="is-true-formula(msoxl:$A1107=&quot;DELETION&quot;)" style:apply-style-name="cf3" style:base-cell-address="STATIONS.C1107"/>
    </style:style>
    <style:style style:name="ce346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22=&quot;ADDITION&quot;)" style:apply-style-name="cf1" style:base-cell-address="STATIONS.E1122"/>
      <style:map style:condition="is-true-formula(msoxl:$A1122=&quot;UPDATE&quot;)" style:apply-style-name="cf2" style:base-cell-address="STATIONS.E1122"/>
      <style:map style:condition="is-true-formula(msoxl:$A1122=&quot;DELETION&quot;)" style:apply-style-name="cf3" style:base-cell-address="STATIONS.E1122"/>
    </style:style>
    <style:style style:name="ce347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25=&quot;ADDITION&quot;)" style:apply-style-name="cf1" style:base-cell-address="STATIONS.E1125"/>
      <style:map style:condition="is-true-formula(msoxl:$A1125=&quot;UPDATE&quot;)" style:apply-style-name="cf2" style:base-cell-address="STATIONS.E1125"/>
      <style:map style:condition="is-true-formula(msoxl:$A1125=&quot;DELETION&quot;)" style:apply-style-name="cf3" style:base-cell-address="STATIONS.E1125"/>
    </style:style>
    <style:style style:name="ce34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25=&quot;ADDITION&quot;)" style:apply-style-name="cf1" style:base-cell-address="STATIONS.E1125"/>
      <style:map style:condition="is-true-formula(msoxl:$A1125=&quot;UPDATE&quot;)" style:apply-style-name="cf2" style:base-cell-address="STATIONS.E1125"/>
      <style:map style:condition="is-true-formula(msoxl:$A1125=&quot;DELETION&quot;)" style:apply-style-name="cf3" style:base-cell-address="STATIONS.E1125"/>
    </style:style>
    <style:style style:name="ce3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25=&quot;ADDITION&quot;)" style:apply-style-name="cf1" style:base-cell-address="STATIONS.C1125"/>
      <style:map style:condition="is-true-formula(msoxl:$A1125=&quot;UPDATE&quot;)" style:apply-style-name="cf2" style:base-cell-address="STATIONS.C1125"/>
      <style:map style:condition="is-true-formula(msoxl:$A1125=&quot;DELETION&quot;)" style:apply-style-name="cf3" style:base-cell-address="STATIONS.C1125"/>
    </style:style>
    <style:style style:name="ce35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48=&quot;ADDITION&quot;)" style:apply-style-name="cf1" style:base-cell-address="STATIONS.C1148"/>
      <style:map style:condition="is-true-formula(msoxl:$A1148=&quot;UPDATE&quot;)" style:apply-style-name="cf2" style:base-cell-address="STATIONS.C1148"/>
      <style:map style:condition="is-true-formula(msoxl:$A1148=&quot;DELETION&quot;)" style:apply-style-name="cf3" style:base-cell-address="STATIONS.C1148"/>
    </style:style>
    <style:style style:name="ce351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48=&quot;ADDITION&quot;)" style:apply-style-name="cf1" style:base-cell-address="STATIONS.F1148"/>
      <style:map style:condition="is-true-formula(msoxl:$A1148=&quot;UPDATE&quot;)" style:apply-style-name="cf2" style:base-cell-address="STATIONS.F1148"/>
      <style:map style:condition="is-true-formula(msoxl:$A1148=&quot;DELETION&quot;)" style:apply-style-name="cf3" style:base-cell-address="STATIONS.F1148"/>
    </style:style>
    <style:style style:name="ce3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62=&quot;ADDITION&quot;)" style:apply-style-name="cf1" style:base-cell-address="STATIONS.E1062"/>
      <style:map style:condition="is-true-formula(msoxl:$A1062=&quot;UPDATE&quot;)" style:apply-style-name="cf2" style:base-cell-address="STATIONS.E1062"/>
      <style:map style:condition="is-true-formula(msoxl:$A1062=&quot;DELETION&quot;)" style:apply-style-name="cf3" style:base-cell-address="STATIONS.E1062"/>
    </style:style>
    <style:style style:name="ce35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63=&quot;ADDITION&quot;)" style:apply-style-name="cf1" style:base-cell-address="STATIONS.E1063"/>
      <style:map style:condition="is-true-formula(msoxl:$A1063=&quot;UPDATE&quot;)" style:apply-style-name="cf2" style:base-cell-address="STATIONS.E1063"/>
      <style:map style:condition="is-true-formula(msoxl:$A1063=&quot;DELETION&quot;)" style:apply-style-name="cf3" style:base-cell-address="STATIONS.E1063"/>
    </style:style>
    <style:style style:name="ce35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64=&quot;ADDITION&quot;)" style:apply-style-name="cf1" style:base-cell-address="STATIONS.E1064"/>
      <style:map style:condition="is-true-formula(msoxl:$A1064=&quot;UPDATE&quot;)" style:apply-style-name="cf2" style:base-cell-address="STATIONS.E1064"/>
      <style:map style:condition="is-true-formula(msoxl:$A1064=&quot;DELETION&quot;)" style:apply-style-name="cf3" style:base-cell-address="STATIONS.E1064"/>
    </style:style>
    <style:style style:name="ce35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66=&quot;ADDITION&quot;)" style:apply-style-name="cf1" style:base-cell-address="STATIONS.E1066"/>
      <style:map style:condition="is-true-formula(msoxl:$A1066=&quot;UPDATE&quot;)" style:apply-style-name="cf2" style:base-cell-address="STATIONS.E1066"/>
      <style:map style:condition="is-true-formula(msoxl:$A1066=&quot;DELETION&quot;)" style:apply-style-name="cf3" style:base-cell-address="STATIONS.E1066"/>
    </style:style>
    <style:style style:name="ce35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83=&quot;ADDITION&quot;)" style:apply-style-name="cf1" style:base-cell-address="STATIONS.E1083"/>
      <style:map style:condition="is-true-formula(msoxl:$A1083=&quot;UPDATE&quot;)" style:apply-style-name="cf2" style:base-cell-address="STATIONS.E1083"/>
      <style:map style:condition="is-true-formula(msoxl:$A1083=&quot;DELETION&quot;)" style:apply-style-name="cf3" style:base-cell-address="STATIONS.E1083"/>
    </style:style>
    <style:style style:name="ce357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83=&quot;ADDITION&quot;)" style:apply-style-name="cf1" style:base-cell-address="STATIONS.E1083"/>
      <style:map style:condition="is-true-formula(msoxl:$A1083=&quot;UPDATE&quot;)" style:apply-style-name="cf2" style:base-cell-address="STATIONS.E1083"/>
      <style:map style:condition="is-true-formula(msoxl:$A1083=&quot;DELETION&quot;)" style:apply-style-name="cf3" style:base-cell-address="STATIONS.E1083"/>
    </style:style>
    <style:style style:name="ce35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86=&quot;ADDITION&quot;)" style:apply-style-name="cf1" style:base-cell-address="STATIONS.E1086"/>
      <style:map style:condition="is-true-formula(msoxl:$A1086=&quot;UPDATE&quot;)" style:apply-style-name="cf2" style:base-cell-address="STATIONS.E1086"/>
      <style:map style:condition="is-true-formula(msoxl:$A1086=&quot;DELETION&quot;)" style:apply-style-name="cf3" style:base-cell-address="STATIONS.E1086"/>
    </style:style>
    <style:style style:name="ce35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86=&quot;ADDITION&quot;)" style:apply-style-name="cf1" style:base-cell-address="STATIONS.E1086"/>
      <style:map style:condition="is-true-formula(msoxl:$A1086=&quot;UPDATE&quot;)" style:apply-style-name="cf2" style:base-cell-address="STATIONS.E1086"/>
      <style:map style:condition="is-true-formula(msoxl:$A1086=&quot;DELETION&quot;)" style:apply-style-name="cf3" style:base-cell-address="STATIONS.E1086"/>
    </style:style>
    <style:style style:name="ce36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88=&quot;ADDITION&quot;)" style:apply-style-name="cf1" style:base-cell-address="STATIONS.E1088"/>
      <style:map style:condition="is-true-formula(msoxl:$A1088=&quot;UPDATE&quot;)" style:apply-style-name="cf2" style:base-cell-address="STATIONS.E1088"/>
      <style:map style:condition="is-true-formula(msoxl:$A1088=&quot;DELETION&quot;)" style:apply-style-name="cf3" style:base-cell-address="STATIONS.E1088"/>
    </style:style>
    <style:style style:name="ce36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90=&quot;ADDITION&quot;)" style:apply-style-name="cf1" style:base-cell-address="STATIONS.E1090"/>
      <style:map style:condition="is-true-formula(msoxl:$A1090=&quot;UPDATE&quot;)" style:apply-style-name="cf2" style:base-cell-address="STATIONS.E1090"/>
      <style:map style:condition="is-true-formula(msoxl:$A1090=&quot;DELETION&quot;)" style:apply-style-name="cf3" style:base-cell-address="STATIONS.E1090"/>
    </style:style>
    <style:style style:name="ce36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083=&quot;ADDITION&quot;)" style:apply-style-name="cf1" style:base-cell-address="STATIONS.C1083"/>
      <style:map style:condition="is-true-formula(msoxl:$A1083=&quot;UPDATE&quot;)" style:apply-style-name="cf2" style:base-cell-address="STATIONS.C1083"/>
      <style:map style:condition="is-true-formula(msoxl:$A1083=&quot;DELETION&quot;)" style:apply-style-name="cf3" style:base-cell-address="STATIONS.C1083"/>
    </style:style>
    <style:style style:name="ce363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28=&quot;ADDITION&quot;)" style:apply-style-name="cf1" style:base-cell-address="STATIONS.E1128"/>
      <style:map style:condition="is-true-formula(msoxl:$A1128=&quot;UPDATE&quot;)" style:apply-style-name="cf2" style:base-cell-address="STATIONS.E1128"/>
      <style:map style:condition="is-true-formula(msoxl:$A1128=&quot;DELETION&quot;)" style:apply-style-name="cf3" style:base-cell-address="STATIONS.E1128"/>
    </style:style>
    <style:style style:name="ce36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30=&quot;ADDITION&quot;)" style:apply-style-name="cf1" style:base-cell-address="STATIONS.E1130"/>
      <style:map style:condition="is-true-formula(msoxl:$A1130=&quot;UPDATE&quot;)" style:apply-style-name="cf2" style:base-cell-address="STATIONS.E1130"/>
      <style:map style:condition="is-true-formula(msoxl:$A1130=&quot;DELETION&quot;)" style:apply-style-name="cf3" style:base-cell-address="STATIONS.E1130"/>
    </style:style>
    <style:style style:name="ce36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30=&quot;ADDITION&quot;)" style:apply-style-name="cf1" style:base-cell-address="STATIONS.E1130"/>
      <style:map style:condition="is-true-formula(msoxl:$A1130=&quot;UPDATE&quot;)" style:apply-style-name="cf2" style:base-cell-address="STATIONS.E1130"/>
      <style:map style:condition="is-true-formula(msoxl:$A1130=&quot;DELETION&quot;)" style:apply-style-name="cf3" style:base-cell-address="STATIONS.E1130"/>
    </style:style>
    <style:style style:name="ce36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28=&quot;ADDITION&quot;)" style:apply-style-name="cf1" style:base-cell-address="STATIONS.E1128"/>
      <style:map style:condition="is-true-formula(msoxl:$A1128=&quot;UPDATE&quot;)" style:apply-style-name="cf2" style:base-cell-address="STATIONS.E1128"/>
      <style:map style:condition="is-true-formula(msoxl:$A1128=&quot;DELETION&quot;)" style:apply-style-name="cf3" style:base-cell-address="STATIONS.E1128"/>
    </style:style>
    <style:style style:name="ce36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39=&quot;ADDITION&quot;)" style:apply-style-name="cf1" style:base-cell-address="STATIONS.E1139"/>
      <style:map style:condition="is-true-formula(msoxl:$A1139=&quot;UPDATE&quot;)" style:apply-style-name="cf2" style:base-cell-address="STATIONS.E1139"/>
      <style:map style:condition="is-true-formula(msoxl:$A1139=&quot;DELETION&quot;)" style:apply-style-name="cf3" style:base-cell-address="STATIONS.E1139"/>
    </style:style>
    <style:style style:name="ce36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40=&quot;ADDITION&quot;)" style:apply-style-name="cf1" style:base-cell-address="STATIONS.E1140"/>
      <style:map style:condition="is-true-formula(msoxl:$A1140=&quot;UPDATE&quot;)" style:apply-style-name="cf2" style:base-cell-address="STATIONS.E1140"/>
      <style:map style:condition="is-true-formula(msoxl:$A1140=&quot;DELETION&quot;)" style:apply-style-name="cf3" style:base-cell-address="STATIONS.E1140"/>
    </style:style>
    <style:style style:name="ce36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70=&quot;ADDITION&quot;)" style:apply-style-name="cf1" style:base-cell-address="STATIONS.F1170"/>
      <style:map style:condition="is-true-formula(msoxl:$A1170=&quot;UPDATE&quot;)" style:apply-style-name="cf2" style:base-cell-address="STATIONS.F1170"/>
      <style:map style:condition="is-true-formula(msoxl:$A1170=&quot;DELETION&quot;)" style:apply-style-name="cf3" style:base-cell-address="STATIONS.F1170"/>
    </style:style>
    <style:style style:name="ce37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70=&quot;ADDITION&quot;)" style:apply-style-name="cf1" style:base-cell-address="STATIONS.C1170"/>
      <style:map style:condition="is-true-formula(msoxl:$A1170=&quot;UPDATE&quot;)" style:apply-style-name="cf2" style:base-cell-address="STATIONS.C1170"/>
      <style:map style:condition="is-true-formula(msoxl:$A1170=&quot;DELETION&quot;)" style:apply-style-name="cf3" style:base-cell-address="STATIONS.C1170"/>
    </style:style>
    <style:style style:name="ce37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78=&quot;ADDITION&quot;)" style:apply-style-name="cf1" style:base-cell-address="STATIONS.E1177"/>
      <style:map style:condition="is-true-formula(msoxl:$A1178=&quot;UPDATE&quot;)" style:apply-style-name="cf2" style:base-cell-address="STATIONS.E1177"/>
      <style:map style:condition="is-true-formula(msoxl:$A1178=&quot;DELETION&quot;)" style:apply-style-name="cf3" style:base-cell-address="STATIONS.E1177"/>
    </style:style>
    <style:style style:name="ce37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73=&quot;ADDITION&quot;)" style:apply-style-name="cf1" style:base-cell-address="STATIONS.E1173"/>
      <style:map style:condition="is-true-formula(msoxl:$A1173=&quot;UPDATE&quot;)" style:apply-style-name="cf2" style:base-cell-address="STATIONS.E1173"/>
      <style:map style:condition="is-true-formula(msoxl:$A1173=&quot;DELETION&quot;)" style:apply-style-name="cf3" style:base-cell-address="STATIONS.E1173"/>
    </style:style>
    <style:style style:name="ce37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88=&quot;ADDITION&quot;)" style:apply-style-name="cf1" style:base-cell-address="STATIONS.E1188"/>
      <style:map style:condition="is-true-formula(msoxl:$A1188=&quot;UPDATE&quot;)" style:apply-style-name="cf2" style:base-cell-address="STATIONS.E1188"/>
      <style:map style:condition="is-true-formula(msoxl:$A1188=&quot;DELETION&quot;)" style:apply-style-name="cf3" style:base-cell-address="STATIONS.E1188"/>
    </style:style>
    <style:style style:name="ce37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70=&quot;ADDITION&quot;)" style:apply-style-name="cf1" style:base-cell-address="STATIONS.G1170"/>
      <style:map style:condition="is-true-formula(msoxl:$A1170=&quot;UPDATE&quot;)" style:apply-style-name="cf2" style:base-cell-address="STATIONS.G1170"/>
      <style:map style:condition="is-true-formula(msoxl:$A1170=&quot;DELETION&quot;)" style:apply-style-name="cf3" style:base-cell-address="STATIONS.G1170"/>
    </style:style>
    <style:style style:name="ce37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70=&quot;ADDITION&quot;)" style:apply-style-name="cf1" style:base-cell-address="STATIONS.E1170"/>
      <style:map style:condition="is-true-formula(msoxl:$A1170=&quot;UPDATE&quot;)" style:apply-style-name="cf2" style:base-cell-address="STATIONS.E1170"/>
      <style:map style:condition="is-true-formula(msoxl:$A1170=&quot;DELETION&quot;)" style:apply-style-name="cf3" style:base-cell-address="STATIONS.E1170"/>
    </style:style>
    <style:style style:name="ce376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71=&quot;ADDITION&quot;)" style:apply-style-name="cf1" style:base-cell-address="STATIONS.G1171"/>
      <style:map style:condition="is-true-formula(msoxl:$A1171=&quot;UPDATE&quot;)" style:apply-style-name="cf2" style:base-cell-address="STATIONS.G1171"/>
      <style:map style:condition="is-true-formula(msoxl:$A1171=&quot;DELETION&quot;)" style:apply-style-name="cf3" style:base-cell-address="STATIONS.G1171"/>
    </style:style>
    <style:style style:name="ce377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77=&quot;ADDITION&quot;)" style:apply-style-name="cf1" style:base-cell-address="STATIONS.G1177"/>
      <style:map style:condition="is-true-formula(msoxl:$A1177=&quot;UPDATE&quot;)" style:apply-style-name="cf2" style:base-cell-address="STATIONS.G1177"/>
      <style:map style:condition="is-true-formula(msoxl:$A1177=&quot;DELETION&quot;)" style:apply-style-name="cf3" style:base-cell-address="STATIONS.G1177"/>
    </style:style>
    <style:style style:name="ce37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75=&quot;ADDITION&quot;)" style:apply-style-name="cf1" style:base-cell-address="STATIONS.E1175"/>
      <style:map style:condition="is-true-formula(msoxl:$A1175=&quot;UPDATE&quot;)" style:apply-style-name="cf2" style:base-cell-address="STATIONS.E1175"/>
      <style:map style:condition="is-true-formula(msoxl:$A1175=&quot;DELETION&quot;)" style:apply-style-name="cf3" style:base-cell-address="STATIONS.E1175"/>
    </style:style>
    <style:style style:name="ce37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75=&quot;ADDITION&quot;)" style:apply-style-name="cf1" style:base-cell-address="STATIONS.E1175"/>
      <style:map style:condition="is-true-formula(msoxl:$A1175=&quot;UPDATE&quot;)" style:apply-style-name="cf2" style:base-cell-address="STATIONS.E1175"/>
      <style:map style:condition="is-true-formula(msoxl:$A1175=&quot;DELETION&quot;)" style:apply-style-name="cf3" style:base-cell-address="STATIONS.E1175"/>
      <style:map style:condition="is-true-formula(msoxl:$A1178=&quot;ADDITION&quot;)" style:apply-style-name="cf1" style:base-cell-address="STATIONS.E1177"/>
      <style:map style:condition="is-true-formula(msoxl:$A1178=&quot;UPDATE&quot;)" style:apply-style-name="cf2" style:base-cell-address="STATIONS.E1177"/>
      <style:map style:condition="is-true-formula(msoxl:$A1178=&quot;DELETION&quot;)" style:apply-style-name="cf3" style:base-cell-address="STATIONS.E1177"/>
    </style:style>
    <style:style style:name="ce38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89=&quot;ADDITION&quot;)" style:apply-style-name="cf1" style:base-cell-address="STATIONS.E1189"/>
      <style:map style:condition="is-true-formula(msoxl:$A1189=&quot;UPDATE&quot;)" style:apply-style-name="cf2" style:base-cell-address="STATIONS.E1189"/>
      <style:map style:condition="is-true-formula(msoxl:$A1189=&quot;DELETION&quot;)" style:apply-style-name="cf3" style:base-cell-address="STATIONS.E1189"/>
    </style:style>
    <style:style style:name="ce38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91=&quot;ADDITION&quot;)" style:apply-style-name="cf1" style:base-cell-address="STATIONS.E1191"/>
      <style:map style:condition="is-true-formula(msoxl:$A1191=&quot;UPDATE&quot;)" style:apply-style-name="cf2" style:base-cell-address="STATIONS.E1191"/>
      <style:map style:condition="is-true-formula(msoxl:$A1191=&quot;DELETION&quot;)" style:apply-style-name="cf3" style:base-cell-address="STATIONS.E1191"/>
    </style:style>
    <style:style style:name="ce38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93=&quot;ADDITION&quot;)" style:apply-style-name="cf1" style:base-cell-address="STATIONS.E1193"/>
      <style:map style:condition="is-true-formula(msoxl:$A1193=&quot;UPDATE&quot;)" style:apply-style-name="cf2" style:base-cell-address="STATIONS.E1193"/>
      <style:map style:condition="is-true-formula(msoxl:$A1193=&quot;DELETION&quot;)" style:apply-style-name="cf3" style:base-cell-address="STATIONS.E1193"/>
    </style:style>
    <style:style style:name="ce38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194=&quot;ADDITION&quot;)" style:apply-style-name="cf1" style:base-cell-address="STATIONS.E1194"/>
      <style:map style:condition="is-true-formula(msoxl:$A1194=&quot;UPDATE&quot;)" style:apply-style-name="cf2" style:base-cell-address="STATIONS.E1194"/>
      <style:map style:condition="is-true-formula(msoxl:$A1194=&quot;DELETION&quot;)" style:apply-style-name="cf3" style:base-cell-address="STATIONS.E1194"/>
    </style:style>
    <style:style style:name="ce38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00=&quot;ADDITION&quot;)" style:apply-style-name="cf1" style:base-cell-address="STATIONS.E1200"/>
      <style:map style:condition="is-true-formula(msoxl:$A1200=&quot;UPDATE&quot;)" style:apply-style-name="cf2" style:base-cell-address="STATIONS.E1200"/>
      <style:map style:condition="is-true-formula(msoxl:$A1200=&quot;DELETION&quot;)" style:apply-style-name="cf3" style:base-cell-address="STATIONS.E1200"/>
    </style:style>
    <style:style style:name="ce38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05=&quot;ADDITION&quot;)" style:apply-style-name="cf1" style:base-cell-address="STATIONS.E1205"/>
      <style:map style:condition="is-true-formula(msoxl:$A1205=&quot;UPDATE&quot;)" style:apply-style-name="cf2" style:base-cell-address="STATIONS.E1205"/>
      <style:map style:condition="is-true-formula(msoxl:$A1205=&quot;DELETION&quot;)" style:apply-style-name="cf3" style:base-cell-address="STATIONS.E1205"/>
    </style:style>
    <style:style style:name="ce38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08=&quot;ADDITION&quot;)" style:apply-style-name="cf1" style:base-cell-address="STATIONS.E1208"/>
      <style:map style:condition="is-true-formula(msoxl:$A1208=&quot;UPDATE&quot;)" style:apply-style-name="cf2" style:base-cell-address="STATIONS.E1208"/>
      <style:map style:condition="is-true-formula(msoxl:$A1208=&quot;DELETION&quot;)" style:apply-style-name="cf3" style:base-cell-address="STATIONS.E1208"/>
    </style:style>
    <style:style style:name="ce3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10=&quot;ADDITION&quot;)" style:apply-style-name="cf1" style:base-cell-address="STATIONS.E1210"/>
      <style:map style:condition="is-true-formula(msoxl:$A1210=&quot;UPDATE&quot;)" style:apply-style-name="cf2" style:base-cell-address="STATIONS.E1210"/>
      <style:map style:condition="is-true-formula(msoxl:$A1210=&quot;DELETION&quot;)" style:apply-style-name="cf3" style:base-cell-address="STATIONS.E1210"/>
    </style:style>
    <style:style style:name="ce38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12=&quot;ADDITION&quot;)" style:apply-style-name="cf1" style:base-cell-address="STATIONS.E1212"/>
      <style:map style:condition="is-true-formula(msoxl:$A1212=&quot;UPDATE&quot;)" style:apply-style-name="cf2" style:base-cell-address="STATIONS.E1212"/>
      <style:map style:condition="is-true-formula(msoxl:$A1212=&quot;DELETION&quot;)" style:apply-style-name="cf3" style:base-cell-address="STATIONS.E1212"/>
    </style:style>
    <style:style style:name="ce38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12=&quot;ADDITION&quot;)" style:apply-style-name="cf1" style:base-cell-address="STATIONS.E1212"/>
      <style:map style:condition="is-true-formula(msoxl:$A1212=&quot;UPDATE&quot;)" style:apply-style-name="cf2" style:base-cell-address="STATIONS.E1212"/>
      <style:map style:condition="is-true-formula(msoxl:$A1212=&quot;DELETION&quot;)" style:apply-style-name="cf3" style:base-cell-address="STATIONS.E1212"/>
    </style:style>
    <style:style style:name="ce39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23=&quot;ADDITION&quot;)" style:apply-style-name="cf1" style:base-cell-address="STATIONS.E1223"/>
      <style:map style:condition="is-true-formula(msoxl:$A1223=&quot;UPDATE&quot;)" style:apply-style-name="cf2" style:base-cell-address="STATIONS.E1223"/>
      <style:map style:condition="is-true-formula(msoxl:$A1223=&quot;DELETION&quot;)" style:apply-style-name="cf3" style:base-cell-address="STATIONS.E1223"/>
    </style:style>
    <style:style style:name="ce39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28=&quot;ADDITION&quot;)" style:apply-style-name="cf1" style:base-cell-address="STATIONS.E1228"/>
      <style:map style:condition="is-true-formula(msoxl:$A1228=&quot;UPDATE&quot;)" style:apply-style-name="cf2" style:base-cell-address="STATIONS.E1228"/>
      <style:map style:condition="is-true-formula(msoxl:$A1228=&quot;DELETION&quot;)" style:apply-style-name="cf3" style:base-cell-address="STATIONS.E1228"/>
    </style:style>
    <style:style style:name="ce39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24=&quot;ADDITION&quot;)" style:apply-style-name="cf1" style:base-cell-address="STATIONS.E1224"/>
      <style:map style:condition="is-true-formula(msoxl:$A1224=&quot;UPDATE&quot;)" style:apply-style-name="cf2" style:base-cell-address="STATIONS.E1224"/>
      <style:map style:condition="is-true-formula(msoxl:$A1224=&quot;DELETION&quot;)" style:apply-style-name="cf3" style:base-cell-address="STATIONS.E1224"/>
    </style:style>
    <style:style style:name="ce39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26=&quot;ADDITION&quot;)" style:apply-style-name="cf1" style:base-cell-address="STATIONS.E1226"/>
      <style:map style:condition="is-true-formula(msoxl:$A1226=&quot;UPDATE&quot;)" style:apply-style-name="cf2" style:base-cell-address="STATIONS.E1226"/>
      <style:map style:condition="is-true-formula(msoxl:$A1226=&quot;DELETION&quot;)" style:apply-style-name="cf3" style:base-cell-address="STATIONS.E1226"/>
    </style:style>
    <style:style style:name="ce39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31=&quot;ADDITION&quot;)" style:apply-style-name="cf1" style:base-cell-address="STATIONS.E1231"/>
      <style:map style:condition="is-true-formula(msoxl:$A1231=&quot;UPDATE&quot;)" style:apply-style-name="cf2" style:base-cell-address="STATIONS.E1231"/>
      <style:map style:condition="is-true-formula(msoxl:$A1231=&quot;DELETION&quot;)" style:apply-style-name="cf3" style:base-cell-address="STATIONS.E1231"/>
    </style:style>
    <style:style style:name="ce39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31=&quot;ADDITION&quot;)" style:apply-style-name="cf1" style:base-cell-address="STATIONS.E1231"/>
      <style:map style:condition="is-true-formula(msoxl:$A1231=&quot;UPDATE&quot;)" style:apply-style-name="cf2" style:base-cell-address="STATIONS.E1231"/>
      <style:map style:condition="is-true-formula(msoxl:$A1231=&quot;DELETION&quot;)" style:apply-style-name="cf3" style:base-cell-address="STATIONS.E1231"/>
    </style:style>
    <style:style style:name="ce39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34=&quot;ADDITION&quot;)" style:apply-style-name="cf1" style:base-cell-address="STATIONS.E1234"/>
      <style:map style:condition="is-true-formula(msoxl:$A1234=&quot;UPDATE&quot;)" style:apply-style-name="cf2" style:base-cell-address="STATIONS.E1234"/>
      <style:map style:condition="is-true-formula(msoxl:$A1234=&quot;DELETION&quot;)" style:apply-style-name="cf3" style:base-cell-address="STATIONS.E1234"/>
    </style:style>
    <style:style style:name="ce39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36=&quot;ADDITION&quot;)" style:apply-style-name="cf1" style:base-cell-address="STATIONS.E1236"/>
      <style:map style:condition="is-true-formula(msoxl:$A1236=&quot;UPDATE&quot;)" style:apply-style-name="cf2" style:base-cell-address="STATIONS.E1236"/>
      <style:map style:condition="is-true-formula(msoxl:$A1236=&quot;DELETION&quot;)" style:apply-style-name="cf3" style:base-cell-address="STATIONS.E1236"/>
    </style:style>
    <style:style style:name="ce39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38=&quot;ADDITION&quot;)" style:apply-style-name="cf1" style:base-cell-address="STATIONS.E1238"/>
      <style:map style:condition="is-true-formula(msoxl:$A1238=&quot;UPDATE&quot;)" style:apply-style-name="cf2" style:base-cell-address="STATIONS.E1238"/>
      <style:map style:condition="is-true-formula(msoxl:$A1238=&quot;DELETION&quot;)" style:apply-style-name="cf3" style:base-cell-address="STATIONS.E1238"/>
    </style:style>
    <style:style style:name="ce39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  <style:map style:condition="is-true-formula(msoxl:$A1238=&quot;ADDITION&quot;)" style:apply-style-name="cf1" style:base-cell-address="STATIONS.E1238"/>
      <style:map style:condition="is-true-formula(msoxl:$A1238=&quot;UPDATE&quot;)" style:apply-style-name="cf2" style:base-cell-address="STATIONS.E1238"/>
      <style:map style:condition="is-true-formula(msoxl:$A1238=&quot;DELETION&quot;)" style:apply-style-name="cf3" style:base-cell-address="STATIONS.E1238"/>
    </style:style>
    <style:style style:name="ce400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38=&quot;ADDITION&quot;)" style:apply-style-name="cf1" style:base-cell-address="STATIONS.E1238"/>
      <style:map style:condition="is-true-formula(msoxl:$A1238=&quot;UPDATE&quot;)" style:apply-style-name="cf2" style:base-cell-address="STATIONS.E1238"/>
      <style:map style:condition="is-true-formula(msoxl:$A1238=&quot;DELETION&quot;)" style:apply-style-name="cf3" style:base-cell-address="STATIONS.E1238"/>
    </style:style>
    <style:style style:name="ce40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57=&quot;ADDITION&quot;)" style:apply-style-name="cf1" style:base-cell-address="STATIONS.E1257"/>
      <style:map style:condition="is-true-formula(msoxl:$A1257=&quot;UPDATE&quot;)" style:apply-style-name="cf2" style:base-cell-address="STATIONS.E1257"/>
      <style:map style:condition="is-true-formula(msoxl:$A1257=&quot;DELETION&quot;)" style:apply-style-name="cf3" style:base-cell-address="STATIONS.E1257"/>
    </style:style>
    <style:style style:name="ce402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57=&quot;ADDITION&quot;)" style:apply-style-name="cf1" style:base-cell-address="STATIONS.E1257"/>
      <style:map style:condition="is-true-formula(msoxl:$A1257=&quot;UPDATE&quot;)" style:apply-style-name="cf2" style:base-cell-address="STATIONS.E1257"/>
      <style:map style:condition="is-true-formula(msoxl:$A1257=&quot;DELETION&quot;)" style:apply-style-name="cf3" style:base-cell-address="STATIONS.E1257"/>
    </style:style>
    <style:style style:name="ce40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#REF!=&quot;ADDITION&quot;)" style:apply-style-name="cf1" style:base-cell-address="STATIONS.C1302"/>
      <style:map style:condition="is-true-formula(msoxl:#REF!=&quot;UPDATE&quot;)" style:apply-style-name="cf2" style:base-cell-address="STATIONS.C1302"/>
      <style:map style:condition="is-true-formula(msoxl:#REF!=&quot;DELETION&quot;)" style:apply-style-name="cf3" style:base-cell-address="STATIONS.C1302"/>
    </style:style>
    <style:style style:name="ce40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69=&quot;ADDITION&quot;)" style:apply-style-name="cf1" style:base-cell-address="STATIONS.F1269"/>
      <style:map style:condition="is-true-formula(msoxl:$A1269=&quot;UPDATE&quot;)" style:apply-style-name="cf2" style:base-cell-address="STATIONS.F1269"/>
      <style:map style:condition="is-true-formula(msoxl:$A1269=&quot;DELETION&quot;)" style:apply-style-name="cf3" style:base-cell-address="STATIONS.F1269"/>
    </style:style>
    <style:style style:name="ce40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69=&quot;ADDITION&quot;)" style:apply-style-name="cf1" style:base-cell-address="STATIONS.G1269"/>
      <style:map style:condition="is-true-formula(msoxl:$A1269=&quot;UPDATE&quot;)" style:apply-style-name="cf2" style:base-cell-address="STATIONS.G1269"/>
      <style:map style:condition="is-true-formula(msoxl:$A1269=&quot;DELETION&quot;)" style:apply-style-name="cf3" style:base-cell-address="STATIONS.G1269"/>
    </style:style>
    <style:style style:name="ce406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65=&quot;ADDITION&quot;)" style:apply-style-name="cf1" style:base-cell-address="STATIONS.F1265"/>
      <style:map style:condition="is-true-formula(msoxl:$A1265=&quot;UPDATE&quot;)" style:apply-style-name="cf2" style:base-cell-address="STATIONS.F1265"/>
      <style:map style:condition="is-true-formula(msoxl:$A1265=&quot;DELETION&quot;)" style:apply-style-name="cf3" style:base-cell-address="STATIONS.F1265"/>
    </style:style>
    <style:style style:name="ce40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65=&quot;ADDITION&quot;)" style:apply-style-name="cf1" style:base-cell-address="STATIONS.C1265"/>
      <style:map style:condition="is-true-formula(msoxl:$A1265=&quot;UPDATE&quot;)" style:apply-style-name="cf2" style:base-cell-address="STATIONS.C1265"/>
      <style:map style:condition="is-true-formula(msoxl:$A1265=&quot;DELETION&quot;)" style:apply-style-name="cf3" style:base-cell-address="STATIONS.C1265"/>
    </style:style>
    <style:style style:name="ce408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265=&quot;ADDITION&quot;)" style:apply-style-name="cf1" style:base-cell-address="STATIONS.G1265"/>
      <style:map style:condition="is-true-formula(msoxl:$A1265=&quot;UPDATE&quot;)" style:apply-style-name="cf2" style:base-cell-address="STATIONS.G1265"/>
      <style:map style:condition="is-true-formula(msoxl:$A1265=&quot;DELETION&quot;)" style:apply-style-name="cf3" style:base-cell-address="STATIONS.G1265"/>
    </style:style>
    <style:style style:name="ce40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343=&quot;ADDITION&quot;)" style:apply-style-name="cf1" style:base-cell-address="STATIONS.C1343"/>
      <style:map style:condition="is-true-formula(msoxl:$A1343=&quot;UPDATE&quot;)" style:apply-style-name="cf2" style:base-cell-address="STATIONS.C1343"/>
      <style:map style:condition="is-true-formula(msoxl:$A1343=&quot;DELETION&quot;)" style:apply-style-name="cf3" style:base-cell-address="STATIONS.C1343"/>
    </style:style>
    <style:style style:name="ce4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  <style:map style:condition="is-true-formula(msoxl:$A1343=&quot;ADDITION&quot;)" style:apply-style-name="cf1" style:base-cell-address="STATIONS.C1343"/>
      <style:map style:condition="is-true-formula(msoxl:$A1343=&quot;UPDATE&quot;)" style:apply-style-name="cf2" style:base-cell-address="STATIONS.C1343"/>
      <style:map style:condition="is-true-formula(msoxl:$A1343=&quot;DELETION&quot;)" style:apply-style-name="cf3" style:base-cell-address="STATIONS.C1343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allow-empty-cell="false">
          <table:help-message table:display="true"/>
          <table:error-message table:display="true"/>
        </table:content-validation>
        <table:content-validation table:name="val2" table:display-list="none">
          <table:help-message table:display="true"/>
          <table:error-message/>
        </table:content-validation>
        <table:content-validation table:name="val3">
          <table:help-message/>
          <table:error-message table:display="true"/>
        </table:content-validation>
      </table:content-validations>
      <table:table table:name="ST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FRS_FULLNAME</text:p>
          </table:table-cell>
          <table:table-cell office:value-type="string" table:style-name="ce1">
            <text:p>E_CODE</text:p>
          </table:table-cell>
          <table:table-cell office:value-type="string" table:style-name="ce1">
            <text:p>STATION_NAME</text:p>
          </table:table-cell>
          <table:table-cell office:value-type="string" table:style-name="ce1">
            <text:p>STATION_ADDRESS</text:p>
          </table:table-cell>
          <table:table-cell office:value-type="string" table:style-name="ce1">
            <text:p>STATION_POSTCODE</text:p>
          </table:table-cell>
          <table:table-cell office:value-type="string" table:style-name="ce1">
            <text:p>STATION_EASTING</text:p>
          </table:table-cell>
          <table:table-cell office:value-type="string" table:style-name="ce1">
            <text:p>STATION_NORTH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s of Scilly</text:p>
          </table:table-cell>
          <table:table-cell office:value-type="string" table:style-name="ce1">
            <text:p>E06000053</text:p>
          </table:table-cell>
          <table:table-cell office:value-type="string" table:style-name="ce12">
            <text:p>Bryher</text:p>
          </table:table-cell>
          <table:table-cell office:value-type="string" table:style-name="ce1">
            <text:p>Bryher Fire Station, Bryher, Isles Of Scilly</text:p>
          </table:table-cell>
          <table:table-cell office:value-type="string" table:style-name="ce1">
            <text:p>TR23 0PR</text:p>
          </table:table-cell>
          <table:table-cell office:value-type="float" office:value="87878" table:style-name="ce13">
            <text:p>87878</text:p>
          </table:table-cell>
          <table:table-cell office:value-type="float" office:value="14962" table:style-name="ce13">
            <text:p>14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s of Scilly</text:p>
          </table:table-cell>
          <table:table-cell office:value-type="string" table:style-name="ce1">
            <text:p>E06000053</text:p>
          </table:table-cell>
          <table:table-cell office:value-type="string" table:style-name="ce12">
            <text:p>St Agnes</text:p>
          </table:table-cell>
          <table:table-cell office:value-type="string" table:style-name="ce1">
            <text:p>St Agnes Fire Station, St Agnes, Isles Of Scilly</text:p>
          </table:table-cell>
          <table:table-cell office:value-type="string" table:style-name="ce1">
            <text:p>TR22 0PL</text:p>
          </table:table-cell>
          <table:table-cell office:value-type="float" office:value="88139" table:style-name="ce13">
            <text:p>88139</text:p>
          </table:table-cell>
          <table:table-cell office:value-type="float" office:value="8226" table:style-name="ce13">
            <text:p>82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s of Scilly</text:p>
          </table:table-cell>
          <table:table-cell office:value-type="string" table:style-name="ce1">
            <text:p>E06000053</text:p>
          </table:table-cell>
          <table:table-cell office:value-type="string" table:style-name="ce12">
            <text:p>Tresco</text:p>
          </table:table-cell>
          <table:table-cell office:value-type="string" table:style-name="ce1">
            <text:p>Tresco Fire Station, Tresco, Isles Of Scilly</text:p>
          </table:table-cell>
          <table:table-cell office:value-type="string" table:style-name="ce1">
            <text:p>TR24 0QE</text:p>
          </table:table-cell>
          <table:table-cell office:value-type="float" office:value="88874" table:style-name="ce13">
            <text:p>88874</text:p>
          </table:table-cell>
          <table:table-cell office:value-type="float" office:value="15275" table:style-name="ce13">
            <text:p>152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s of Scilly</text:p>
          </table:table-cell>
          <table:table-cell office:value-type="string" table:style-name="ce1">
            <text:p>E06000053</text:p>
          </table:table-cell>
          <table:table-cell office:value-type="string" table:style-name="ce12">
            <text:p>St Marys</text:p>
          </table:table-cell>
          <table:table-cell office:value-type="string" table:style-name="ce1">
            <text:p>St Marys Fire Station, St Marys, Isles Of Scilly</text:p>
          </table:table-cell>
          <table:table-cell office:value-type="string" table:style-name="ce1">
            <text:p>TR21 0JY</text:p>
          </table:table-cell>
          <table:table-cell office:value-type="float" office:value="90869" table:style-name="ce13">
            <text:p>90869</text:p>
          </table:table-cell>
          <table:table-cell office:value-type="float" office:value="10668" table:style-name="ce13">
            <text:p>106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s of Scilly</text:p>
          </table:table-cell>
          <table:table-cell office:value-type="string" table:style-name="ce1">
            <text:p>E06000053</text:p>
          </table:table-cell>
          <table:table-cell office:value-type="string" table:style-name="ce12">
            <text:p>St Martins</text:p>
          </table:table-cell>
          <table:table-cell office:value-type="string" table:style-name="ce1">
            <text:p>St Martins Fire Station, St Martins, Isles Of Scilly</text:p>
          </table:table-cell>
          <table:table-cell office:value-type="string" table:style-name="ce1">
            <text:p>TR25 0QL</text:p>
          </table:table-cell>
          <table:table-cell office:value-type="float" office:value="92792" table:style-name="ce13">
            <text:p>92792</text:p>
          </table:table-cell>
          <table:table-cell office:value-type="float" office:value="15738" table:style-name="ce13">
            <text:p>157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Weston-Super-Mare Fire Station</text:p>
          </table:table-cell>
          <table:table-cell office:value-type="string" table:style-name="ce1">
            <text:p>Milton Avenue Weston-Super-Mare</text:p>
          </table:table-cell>
          <table:table-cell office:value-type="string" table:style-name="ce1">
            <text:p>BS23 3JS</text:p>
          </table:table-cell>
          <table:table-cell office:value-type="float" office:value="333127" table:style-name="ce13">
            <text:p>333127</text:p>
          </table:table-cell>
          <table:table-cell office:value-type="float" office:value="161595" table:style-name="ce13">
            <text:p>1615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Clevedon Fire Station</text:p>
          </table:table-cell>
          <table:table-cell office:value-type="string" table:style-name="ce1">
            <text:p>Old Street Clevedon</text:p>
          </table:table-cell>
          <table:table-cell office:value-type="string" table:style-name="ce1">
            <text:p>BS21 6BY</text:p>
          </table:table-cell>
          <table:table-cell office:value-type="float" office:value="341063" table:style-name="ce13">
            <text:p>341063</text:p>
          </table:table-cell>
          <table:table-cell office:value-type="float" office:value="171260" table:style-name="ce13">
            <text:p>1712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Winscombe Fire Station</text:p>
          </table:table-cell>
          <table:table-cell office:value-type="string" table:style-name="ce1">
            <text:p>Sandford Road Winscombe Bristol</text:p>
          </table:table-cell>
          <table:table-cell office:value-type="string" table:style-name="ce1">
            <text:p>BS25 1JA</text:p>
          </table:table-cell>
          <table:table-cell office:value-type="float" office:value="341957" table:style-name="ce13">
            <text:p>341957</text:p>
          </table:table-cell>
          <table:table-cell office:value-type="float" office:value="157869" table:style-name="ce13">
            <text:p>1578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Yatton Fire Station</text:p>
          </table:table-cell>
          <table:table-cell office:value-type="string" table:style-name="ce1">
            <text:p>17 Rock Road Yatton</text:p>
          </table:table-cell>
          <table:table-cell office:value-type="string" table:style-name="ce1">
            <text:p>BS49 5JE</text:p>
          </table:table-cell>
          <table:table-cell office:value-type="float" office:value="343405" table:style-name="ce13">
            <text:p>343405</text:p>
          </table:table-cell>
          <table:table-cell office:value-type="float" office:value="165243" table:style-name="ce13">
            <text:p>1652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Portishead Fire Station</text:p>
          </table:table-cell>
          <table:table-cell office:value-type="string" table:style-name="ce1">
            <text:p>Station Road Portishead Bristol</text:p>
          </table:table-cell>
          <table:table-cell office:value-type="string" table:style-name="ce1">
            <text:p>BS20 7BZ</text:p>
          </table:table-cell>
          <table:table-cell office:value-type="float" office:value="346769" table:style-name="ce13">
            <text:p>346769</text:p>
          </table:table-cell>
          <table:table-cell office:value-type="float" office:value="176656" table:style-name="ce13">
            <text:p>1766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Nailsea Fire Station</text:p>
          </table:table-cell>
          <table:table-cell office:value-type="string" table:style-name="ce1">
            <text:p>Pound Lane Nailsea Bristol</text:p>
          </table:table-cell>
          <table:table-cell office:value-type="string" table:style-name="ce1">
            <text:p>BS48 2NN</text:p>
          </table:table-cell>
          <table:table-cell office:value-type="float" office:value="347006" table:style-name="ce13">
            <text:p>347006</text:p>
          </table:table-cell>
          <table:table-cell office:value-type="float" office:value="171331" table:style-name="ce13">
            <text:p>1713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Blagdon Fire Station</text:p>
          </table:table-cell>
          <table:table-cell office:value-type="string" table:style-name="ce1">
            <text:p>Station Road Blagdon Bristol</text:p>
          </table:table-cell>
          <table:table-cell office:value-type="string" table:style-name="ce1">
            <text:p>BS40 7RL</text:p>
          </table:table-cell>
          <table:table-cell office:value-type="float" office:value="350099" table:style-name="ce13">
            <text:p>350099</text:p>
          </table:table-cell>
          <table:table-cell office:value-type="float" office:value="159197" table:style-name="ce13">
            <text:p>1591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Avonmouth Fire Station</text:p>
          </table:table-cell>
          <table:table-cell office:value-type="string" table:style-name="ce1">
            <text:p>St Andrew'S Road Avonmouth Bristol</text:p>
          </table:table-cell>
          <table:table-cell office:value-type="string" table:style-name="ce1">
            <text:p>BS11 9HQ</text:p>
          </table:table-cell>
          <table:table-cell office:value-type="float" office:value="351719" table:style-name="ce13">
            <text:p>351719</text:p>
          </table:table-cell>
          <table:table-cell office:value-type="float" office:value="178596" table:style-name="ce13">
            <text:p>1785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Pill Fire Station</text:p>
          </table:table-cell>
          <table:table-cell office:value-type="string" table:style-name="ce1">
            <text:p>Westward Drive Pill Bristol</text:p>
          </table:table-cell>
          <table:table-cell office:value-type="string" table:style-name="ce1">
            <text:p>BS20 0JS</text:p>
          </table:table-cell>
          <table:table-cell office:value-type="float" office:value="352672" table:style-name="ce13">
            <text:p>352672</text:p>
          </table:table-cell>
          <table:table-cell office:value-type="float" office:value="175665" table:style-name="ce13">
            <text:p>1756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Chew Magna Fire Station</text:p>
          </table:table-cell>
          <table:table-cell office:value-type="string" table:style-name="ce1">
            <text:p>Tunbridge Road Chew Magna</text:p>
          </table:table-cell>
          <table:table-cell office:value-type="string" table:style-name="ce1">
            <text:p>BS40 8SX</text:p>
          </table:table-cell>
          <table:table-cell office:value-type="float" office:value="357670" table:style-name="ce13">
            <text:p>357670</text:p>
          </table:table-cell>
          <table:table-cell office:value-type="float" office:value="162877" table:style-name="ce13">
            <text:p>1628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Bedminster Fire Station</text:p>
          </table:table-cell>
          <table:table-cell office:value-type="string" table:style-name="ce1">
            <text:p>61 Hartcliffe Way, Bristol</text:p>
          </table:table-cell>
          <table:table-cell office:value-type="string" table:style-name="ce1">
            <text:p>BS3 5RN<text:s/></text:p>
          </table:table-cell>
          <table:table-cell office:value-type="float" office:value="358127" table:style-name="ce13">
            <text:p>358127</text:p>
          </table:table-cell>
          <table:table-cell office:value-type="float" office:value="169984" table:style-name="ce13">
            <text:p>169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Southmead Fire Station</text:p>
          </table:table-cell>
          <table:table-cell office:value-type="string" table:style-name="ce1">
            <text:p>Southmead Road Westbury-On-Trym Bristol</text:p>
          </table:table-cell>
          <table:table-cell office:value-type="string" table:style-name="ce1">
            <text:p>BS10 5DR</text:p>
          </table:table-cell>
          <table:table-cell office:value-type="float" office:value="358277" table:style-name="ce13">
            <text:p>358277</text:p>
          </table:table-cell>
          <table:table-cell office:value-type="float" office:value="177371" table:style-name="ce13">
            <text:p>1773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Temple Fire Station</text:p>
          </table:table-cell>
          <table:table-cell office:value-type="string" table:style-name="ce1">
            <text:p>Temple Back Bristol</text:p>
          </table:table-cell>
          <table:table-cell office:value-type="string" table:style-name="ce1">
            <text:p>BS1 6EU</text:p>
          </table:table-cell>
          <table:table-cell office:value-type="float" office:value="359307" table:style-name="ce13">
            <text:p>359307</text:p>
          </table:table-cell>
          <table:table-cell office:value-type="float" office:value="172862" table:style-name="ce13">
            <text:p>1728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Patchway Fire Station</text:p>
          </table:table-cell>
          <table:table-cell office:value-type="string" table:style-name="ce1">
            <text:p>Rodway Road Patchway Bristol</text:p>
          </table:table-cell>
          <table:table-cell office:value-type="string" table:style-name="ce1">
            <text:p>BS34 5PE</text:p>
          </table:table-cell>
          <table:table-cell office:value-type="float" office:value="360127" table:style-name="ce13">
            <text:p>360127</text:p>
          </table:table-cell>
          <table:table-cell office:value-type="float" office:value="181553" table:style-name="ce13">
            <text:p>1815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Hicks Gate</text:p>
          </table:table-cell>
          <table:table-cell office:value-type="string" table:style-name="ce1">
            <text:p>Durley Hill Keynsham Bristol</text:p>
          </table:table-cell>
          <table:table-cell office:value-type="string" table:style-name="ce1">
            <text:p>BS31 2AF</text:p>
          </table:table-cell>
          <table:table-cell office:value-type="float" office:value="364204" table:style-name="ce13">
            <text:p>364204</text:p>
          </table:table-cell>
          <table:table-cell office:value-type="float" office:value="169634" table:style-name="ce13">
            <text:p>1696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2">
            <text:p>Thornbury Fire Station</text:p>
          </table:table-cell>
          <table:table-cell office:value-type="string" table:style-name="ce1">
            <text:p>Gloucester Road Thornbury</text:p>
          </table:table-cell>
          <table:table-cell office:value-type="string" table:style-name="ce1">
            <text:p>BS35 1JH</text:p>
          </table:table-cell>
          <table:table-cell office:value-type="float" office:value="364205" table:style-name="ce13">
            <text:p>364205</text:p>
          </table:table-cell>
          <table:table-cell office:value-type="float" office:value="190800" table:style-name="ce13">
            <text:p>1908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">
            <text:p>Paulton Fire Station</text:p>
          </table:table-cell>
          <table:table-cell office:value-type="string" table:style-name="ce1">
            <text:p>Farrington Road Paulton Bristol</text:p>
          </table:table-cell>
          <table:table-cell office:value-type="string" table:style-name="ce1">
            <text:p>BS39 7LW</text:p>
          </table:table-cell>
          <table:table-cell office:value-type="float" office:value="364859" table:style-name="ce15">
            <text:p>364859</text:p>
          </table:table-cell>
          <table:table-cell office:value-type="float" office:value="156501" table:style-name="ce14">
            <text:p>1565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">
            <text:p>Kingswood Fire Station</text:p>
          </table:table-cell>
          <table:table-cell office:value-type="string" table:style-name="ce1">
            <text:p>Tenniscourt Road Kingswood Bristol</text:p>
          </table:table-cell>
          <table:table-cell office:value-type="string" table:style-name="ce1">
            <text:p>BS15 4LB</text:p>
          </table:table-cell>
          <table:table-cell office:value-type="float" office:value="366249" table:style-name="ce15">
            <text:p>366249</text:p>
          </table:table-cell>
          <table:table-cell office:value-type="float" office:value="174046" table:style-name="ce14">
            <text:p>1740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">
            <text:p>Radstock Fire Station</text:p>
          </table:table-cell>
          <table:table-cell office:value-type="string" table:style-name="ce1">
            <text:p>Wells Road Radstock</text:p>
          </table:table-cell>
          <table:table-cell office:value-type="string" table:style-name="ce1">
            <text:p>BA3 3SG</text:p>
          </table:table-cell>
          <table:table-cell office:value-type="float" office:value="368252" table:style-name="ce15">
            <text:p>368252</text:p>
          </table:table-cell>
          <table:table-cell office:value-type="float" office:value="154577" table:style-name="ce14">
            <text:p>1545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">
            <text:p>Yate Fire Station</text:p>
          </table:table-cell>
          <table:table-cell office:value-type="string" table:style-name="ce1">
            <text:p>Station Road Yate</text:p>
          </table:table-cell>
          <table:table-cell office:value-type="string" table:style-name="ce1">
            <text:p>BS37 4AL</text:p>
          </table:table-cell>
          <table:table-cell office:value-type="float" office:value="371379" table:style-name="ce15">
            <text:p>371379</text:p>
          </table:table-cell>
          <table:table-cell office:value-type="float" office:value="182578" table:style-name="ce14">
            <text:p>1825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n</text:p>
          </table:table-cell>
          <table:table-cell office:value-type="string" table:style-name="ce1">
            <text:p>E31000001</text:p>
          </table:table-cell>
          <table:table-cell office:value-type="string" table:style-name="ce1">
            <text:p>Bath Fire Station</text:p>
          </table:table-cell>
          <table:table-cell office:value-type="string" table:style-name="ce1">
            <text:p>Bath Fire Station Cleveland Bridge Bath</text:p>
          </table:table-cell>
          <table:table-cell office:value-type="string" table:style-name="ce1">
            <text:p>BA2 6PU</text:p>
          </table:table-cell>
          <table:table-cell office:value-type="float" office:value="375404" table:style-name="ce15">
            <text:p>375404</text:p>
          </table:table-cell>
          <table:table-cell office:value-type="float" office:value="165596" table:style-name="ce14">
            <text:p>1655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Leighton Buzzard Fire Station</text:p>
          </table:table-cell>
          <table:table-cell office:value-type="string" table:style-name="ce1">
            <text:p>Lake Street, Leighton Buzzard</text:p>
          </table:table-cell>
          <table:table-cell office:value-type="string" table:style-name="ce1">
            <text:p>LU7 1RT</text:p>
          </table:table-cell>
          <table:table-cell office:value-type="float" office:value="492231" table:style-name="ce15">
            <text:p>492231</text:p>
          </table:table-cell>
          <table:table-cell office:value-type="float" office:value="224916" table:style-name="ce14">
            <text:p>2249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Woburn Fire Station</text:p>
          </table:table-cell>
          <table:table-cell office:value-type="string" table:style-name="ce1">
            <text:p>George Street, Woburn,<text:s/></text:p>
          </table:table-cell>
          <table:table-cell office:value-type="string" table:style-name="ce3">
            <text:p>MK17 9PX</text:p>
          </table:table-cell>
          <table:table-cell office:value-type="float" office:value="494987" table:style-name="ce15">
            <text:p>494987</text:p>
          </table:table-cell>
          <table:table-cell office:value-type="float" office:value="232825" table:style-name="ce14">
            <text:p>2328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Harrold Fire Station</text:p>
          </table:table-cell>
          <table:table-cell office:value-type="string" table:style-name="ce1">
            <text:p>37, Odell Road,Harrold</text:p>
          </table:table-cell>
          <table:table-cell office:value-type="string" table:style-name="ce1">
            <text:p>MK43 7DH</text:p>
          </table:table-cell>
          <table:table-cell office:value-type="float" office:value="495515" table:style-name="ce15">
            <text:p>495515</text:p>
          </table:table-cell>
          <table:table-cell office:value-type="float" office:value="257191" table:style-name="ce14">
            <text:p>2571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Toddington Fire Station</text:p>
          </table:table-cell>
          <table:table-cell office:value-type="string" table:style-name="ce1">
            <text:p>Dunstable Road, Toddington</text:p>
          </table:table-cell>
          <table:table-cell office:value-type="string" table:style-name="ce3">
            <text:p>LU5 6DR</text:p>
          </table:table-cell>
          <table:table-cell office:value-type="float" office:value="500843" table:style-name="ce15">
            <text:p>500843</text:p>
          </table:table-cell>
          <table:table-cell office:value-type="float" office:value="228229" table:style-name="ce14">
            <text:p>2282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Dunstable Fire Station</text:p>
          </table:table-cell>
          <table:table-cell office:value-type="string" table:style-name="ce1">
            <text:p>Brewers Hill Road, Dunstable</text:p>
          </table:table-cell>
          <table:table-cell office:value-type="string" table:style-name="ce1">
            <text:p>LU6 1AA</text:p>
          </table:table-cell>
          <table:table-cell office:value-type="float" office:value="500924" table:style-name="ce15">
            <text:p>500924</text:p>
          </table:table-cell>
          <table:table-cell office:value-type="float" office:value="222521" table:style-name="ce14">
            <text:p>2225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Ampthill Fire Station</text:p>
          </table:table-cell>
          <table:table-cell office:value-type="string" table:style-name="ce1">
            <text:p>30, Oliver Street, Ampthill</text:p>
          </table:table-cell>
          <table:table-cell office:value-type="string" table:style-name="ce1">
            <text:p>MK45 2SA</text:p>
          </table:table-cell>
          <table:table-cell office:value-type="float" office:value="503571" table:style-name="ce15">
            <text:p>503571</text:p>
          </table:table-cell>
          <table:table-cell office:value-type="float" office:value="237545" table:style-name="ce14">
            <text:p>2375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Kempston Fire Station</text:p>
          </table:table-cell>
          <table:table-cell office:value-type="string" table:style-name="ce1">
            <text:p>Southfields Road, Kempston, Bedford</text:p>
          </table:table-cell>
          <table:table-cell office:value-type="string" table:style-name="ce1">
            <text:p>MK42 7NR</text:p>
          </table:table-cell>
          <table:table-cell office:value-type="float" office:value="504158" table:style-name="ce15">
            <text:p>504158</text:p>
          </table:table-cell>
          <table:table-cell office:value-type="float" office:value="247363" table:style-name="ce14">
            <text:p>2473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Bedford Fire Station</text:p>
          </table:table-cell>
          <table:table-cell office:value-type="string" table:style-name="ce1">
            <text:p>Barkers Lane, Bedford</text:p>
          </table:table-cell>
          <table:table-cell office:value-type="string" table:style-name="ce1">
            <text:p>MK41 9SB</text:p>
          </table:table-cell>
          <table:table-cell office:value-type="float" office:value="506662" table:style-name="ce15">
            <text:p>506662</text:p>
          </table:table-cell>
          <table:table-cell office:value-type="float" office:value="249506" table:style-name="ce14">
            <text:p>2495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Luton Fire Station</text:p>
          </table:table-cell>
          <table:table-cell office:value-type="string" table:style-name="ce1">
            <text:p>Studley Road, Luton</text:p>
          </table:table-cell>
          <table:table-cell office:value-type="string" table:style-name="ce1">
            <text:p>LU3 1BB</text:p>
          </table:table-cell>
          <table:table-cell office:value-type="float" office:value="508667" table:style-name="ce15">
            <text:p>508667</text:p>
          </table:table-cell>
          <table:table-cell office:value-type="float" office:value="222247" table:style-name="ce14">
            <text:p>2222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Stopsley Fire Station</text:p>
          </table:table-cell>
          <table:table-cell office:value-type="string" table:style-name="ce1">
            <text:p>Stopsley Way, Luton</text:p>
          </table:table-cell>
          <table:table-cell office:value-type="string" table:style-name="ce1">
            <text:p>LU2 9AD</text:p>
          </table:table-cell>
          <table:table-cell office:value-type="float" office:value="510459" table:style-name="ce2">
            <text:p>510459</text:p>
          </table:table-cell>
          <table:table-cell office:value-type="float" office:value="223683" table:style-name="ce2">
            <text:p>2236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Shefford Fire Station</text:p>
          </table:table-cell>
          <table:table-cell office:value-type="string" table:style-name="ce1">
            <text:p>12, Ivel Road, Shefford</text:p>
          </table:table-cell>
          <table:table-cell office:value-type="string" table:style-name="ce1">
            <text:p>SG17 5JU</text:p>
          </table:table-cell>
          <table:table-cell office:value-type="float" office:value="514544" table:style-name="ce2">
            <text:p>514544</text:p>
          </table:table-cell>
          <table:table-cell office:value-type="float" office:value="238991" table:style-name="ce2">
            <text:p>238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Sandy Fire Station</text:p>
          </table:table-cell>
          <table:table-cell office:value-type="string" table:style-name="ce1">
            <text:p>7, Ivel Road, Sandy</text:p>
          </table:table-cell>
          <table:table-cell office:value-type="string" table:style-name="ce1">
            <text:p>SG19 1AX</text:p>
          </table:table-cell>
          <table:table-cell office:value-type="float" office:value="517490" table:style-name="ce2">
            <text:p>517490</text:p>
          </table:table-cell>
          <table:table-cell office:value-type="float" office:value="248961" table:style-name="ce2">
            <text:p>248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Biggleswade Fire Station</text:p>
          </table:table-cell>
          <table:table-cell office:value-type="string" table:style-name="ce1">
            <text:p>Chestnut Avenue, Biggleswade</text:p>
          </table:table-cell>
          <table:table-cell office:value-type="string" table:style-name="ce1">
            <text:p>SG18 0LL</text:p>
          </table:table-cell>
          <table:table-cell office:value-type="float" office:value="519353" table:style-name="ce2">
            <text:p>519353</text:p>
          </table:table-cell>
          <table:table-cell office:value-type="float" office:value="244720" table:style-name="ce2">
            <text:p>2447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dfordshire</text:p>
          </table:table-cell>
          <table:table-cell office:value-type="string" table:style-name="ce1">
            <text:p>E31000002</text:p>
          </table:table-cell>
          <table:table-cell office:value-type="string" table:style-name="ce1">
            <text:p>Potton Fire Station</text:p>
          </table:table-cell>
          <table:table-cell office:value-type="string" table:style-name="ce1">
            <text:p>Bury Hill, Potton</text:p>
          </table:table-cell>
          <table:table-cell office:value-type="string" table:style-name="ce1">
            <text:p>SG19 2RS</text:p>
          </table:table-cell>
          <table:table-cell office:value-type="float" office:value="522536" table:style-name="ce2">
            <text:p>522536</text:p>
          </table:table-cell>
          <table:table-cell office:value-type="float" office:value="249021" table:style-name="ce2">
            <text:p>249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Lambourn</text:p>
          </table:table-cell>
          <table:table-cell office:value-type="string" table:style-name="ce1">
            <text:p>Newbury Street Lambourn</text:p>
          </table:table-cell>
          <table:table-cell office:value-type="string" table:style-name="ce3">
            <text:p>RG17 8YT</text:p>
          </table:table-cell>
          <table:table-cell office:value-type="float" office:value="432973" table:style-name="ce4">
            <text:p>432973</text:p>
          </table:table-cell>
          <table:table-cell office:value-type="float" office:value="178653" table:style-name="ce4">
            <text:p>1786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Hungerford</text:p>
          </table:table-cell>
          <table:table-cell office:value-type="string" table:style-name="ce1">
            <text:p>Church Street Hungerford Newbury Berks</text:p>
          </table:table-cell>
          <table:table-cell office:value-type="string" table:style-name="ce3">
            <text:p>RG17 0JG</text:p>
          </table:table-cell>
          <table:table-cell office:value-type="float" office:value="433653" table:style-name="ce4">
            <text:p>433653</text:p>
          </table:table-cell>
          <table:table-cell office:value-type="float" office:value="168563" table:style-name="ce4">
            <text:p>1685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Newbury</text:p>
          </table:table-cell>
          <table:table-cell office:value-type="string" table:style-name="ce1">
            <text:p>Fire Station Hawthorn Road Newbury</text:p>
          </table:table-cell>
          <table:table-cell office:value-type="string" table:style-name="ce3">
            <text:p>RG14 1LD</text:p>
          </table:table-cell>
          <table:table-cell office:value-type="float" office:value="447516" table:style-name="ce4">
            <text:p>447516</text:p>
          </table:table-cell>
          <table:table-cell office:value-type="float" office:value="167806" table:style-name="ce4">
            <text:p>1678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Pangbourne</text:p>
          </table:table-cell>
          <table:table-cell office:value-type="string" table:style-name="ce1">
            <text:p>Horseshoe Road Pangbourne Berks</text:p>
          </table:table-cell>
          <table:table-cell office:value-type="string" table:style-name="ce3">
            <text:p>RG8 7JH</text:p>
          </table:table-cell>
          <table:table-cell office:value-type="float" office:value="463758" table:style-name="ce4">
            <text:p>463758</text:p>
          </table:table-cell>
          <table:table-cell office:value-type="float" office:value="176193" table:style-name="ce4">
            <text:p>1761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Mortimer</text:p>
          </table:table-cell>
          <table:table-cell office:value-type="string" table:style-name="ce1">
            <text:p>25 West End Road Mortimer Berks</text:p>
          </table:table-cell>
          <table:table-cell office:value-type="string" table:style-name="ce3">
            <text:p>RG7 3TE</text:p>
          </table:table-cell>
          <table:table-cell office:value-type="float" office:value="465203" table:style-name="ce4">
            <text:p>465203</text:p>
          </table:table-cell>
          <table:table-cell office:value-type="float" office:value="164579" table:style-name="ce4">
            <text:p>1645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Dee Road</text:p>
          </table:table-cell>
          <table:table-cell office:value-type="string" table:style-name="ce1">
            <text:p>101 Dee Road Tilehurst Reading Berks</text:p>
          </table:table-cell>
          <table:table-cell office:value-type="string" table:style-name="ce3">
            <text:p>RG30 4BW</text:p>
          </table:table-cell>
          <table:table-cell office:value-type="float" office:value="468529" table:style-name="ce4">
            <text:p>468529</text:p>
          </table:table-cell>
          <table:table-cell office:value-type="float" office:value="173302" table:style-name="ce4">
            <text:p>1733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Caversham Road</text:p>
          </table:table-cell>
          <table:table-cell office:value-type="string" table:style-name="ce1">
            <text:p>The Fire Station Cavershan Road Reading Berks</text:p>
          </table:table-cell>
          <table:table-cell office:value-type="string" table:style-name="ce3">
            <text:p>RG1 8AA</text:p>
          </table:table-cell>
          <table:table-cell office:value-type="float" office:value="471203" table:style-name="ce4">
            <text:p>471203</text:p>
          </table:table-cell>
          <table:table-cell office:value-type="float" office:value="173954" table:style-name="ce4">
            <text:p>1739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Whitley Wood</text:p>
          </table:table-cell>
          <table:table-cell office:value-type="string" table:style-name="ce1">
            <text:p>270 Whitley Wood Road Reading Berks</text:p>
          </table:table-cell>
          <table:table-cell office:value-type="string" table:style-name="ce3">
            <text:p>RG2 8FS</text:p>
          </table:table-cell>
          <table:table-cell office:value-type="float" office:value="471799" table:style-name="ce4">
            <text:p>471799</text:p>
          </table:table-cell>
          <table:table-cell office:value-type="float" office:value="168982" table:style-name="ce4">
            <text:p>168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Wokingham Road</text:p>
          </table:table-cell>
          <table:table-cell office:value-type="string" table:style-name="ce1">
            <text:p>The Fire Station Wokingham Road Berks</text:p>
          </table:table-cell>
          <table:table-cell office:value-type="string" table:style-name="ce3">
            <text:p>RG6 1JU</text:p>
          </table:table-cell>
          <table:table-cell office:value-type="float" office:value="474301" table:style-name="ce4">
            <text:p>474301</text:p>
          </table:table-cell>
          <table:table-cell office:value-type="float" office:value="172062" table:style-name="ce4">
            <text:p>1720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Wargrave</text:p>
          </table:table-cell>
          <table:table-cell office:value-type="string" table:style-name="ce1">
            <text:p>Victoria Road Wargrave Berks</text:p>
          </table:table-cell>
          <table:table-cell office:value-type="string" table:style-name="ce3">
            <text:p>RG10 8BP</text:p>
          </table:table-cell>
          <table:table-cell office:value-type="float" office:value="479026" table:style-name="ce4">
            <text:p>479026</text:p>
          </table:table-cell>
          <table:table-cell office:value-type="float" office:value="178684" table:style-name="ce4">
            <text:p>1786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Wokingham</text:p>
          </table:table-cell>
          <table:table-cell office:value-type="string" table:style-name="ce1">
            <text:p>Wokingham Community Fire Station 11-13 Easthampstead Road Wokingham Berks</text:p>
          </table:table-cell>
          <table:table-cell office:value-type="string" table:style-name="ce3">
            <text:p>RG40 2EH</text:p>
          </table:table-cell>
          <table:table-cell office:value-type="float" office:value="481454" table:style-name="ce4">
            <text:p>481454</text:p>
          </table:table-cell>
          <table:table-cell office:value-type="float" office:value="168558" table:style-name="ce4">
            <text:p>1685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Crowthorne</text:p>
          </table:table-cell>
          <table:table-cell office:value-type="string" table:style-name="ce1">
            <text:p>High Street Crowthorne Berks</text:p>
          </table:table-cell>
          <table:table-cell office:value-type="string" table:style-name="ce3">
            <text:p>RG45 7AH</text:p>
          </table:table-cell>
          <table:table-cell office:value-type="float" office:value="484025" table:style-name="ce4">
            <text:p>484025</text:p>
          </table:table-cell>
          <table:table-cell office:value-type="float" office:value="163769" table:style-name="ce4">
            <text:p>1637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Bracknell</text:p>
          </table:table-cell>
          <table:table-cell office:value-type="string" table:style-name="ce1">
            <text:p>Downshire Way Bracknell Berks</text:p>
          </table:table-cell>
          <table:table-cell office:value-type="string" table:style-name="ce3">
            <text:p>RG12 7AA</text:p>
          </table:table-cell>
          <table:table-cell office:value-type="float" office:value="486535" table:style-name="ce4">
            <text:p>486535</text:p>
          </table:table-cell>
          <table:table-cell office:value-type="float" office:value="168843" table:style-name="ce4">
            <text:p>1688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Maidenhead</text:p>
          </table:table-cell>
          <table:table-cell office:value-type="string" table:style-name="ce1">
            <text:p>Bridge Road Maidenhead Berks</text:p>
          </table:table-cell>
          <table:table-cell office:value-type="string" table:style-name="ce3">
            <text:p>SL6 8PG</text:p>
          </table:table-cell>
          <table:table-cell office:value-type="float" office:value="489256" table:style-name="ce4">
            <text:p>489256</text:p>
          </table:table-cell>
          <table:table-cell office:value-type="float" office:value="181499" table:style-name="ce4">
            <text:p>1814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Ascot</text:p>
          </table:table-cell>
          <table:table-cell office:value-type="string" table:style-name="ce1">
            <text:p>Station Hill Ascot Berks</text:p>
          </table:table-cell>
          <table:table-cell office:value-type="string" table:style-name="ce3">
            <text:p>SL5 7HF</text:p>
          </table:table-cell>
          <table:table-cell office:value-type="float" office:value="492263" table:style-name="ce4">
            <text:p>492263</text:p>
          </table:table-cell>
          <table:table-cell office:value-type="float" office:value="168698" table:style-name="ce4">
            <text:p>1686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Windsor<text:s/></text:p>
          </table:table-cell>
          <table:table-cell office:value-type="string" table:style-name="ce1">
            <text:p>Tinkers Lane, Windsor, Berks</text:p>
          </table:table-cell>
          <table:table-cell office:value-type="string" table:style-name="ce4">
            <text:p>SL4 4LR</text:p>
          </table:table-cell>
          <table:table-cell office:value-type="float" office:value="493636" table:style-name="ce18">
            <text:p>493636</text:p>
          </table:table-cell>
          <table:table-cell office:value-type="float" office:value="176069" table:style-name="ce16">
            <text:p>1760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Slough</text:p>
          </table:table-cell>
          <table:table-cell office:value-type="string" table:style-name="ce1">
            <text:p>Tuns Lane Slough Berks</text:p>
          </table:table-cell>
          <table:table-cell office:value-type="string" table:style-name="ce3">
            <text:p>SL1 2XA</text:p>
          </table:table-cell>
          <table:table-cell office:value-type="float" office:value="496425" table:style-name="ce18">
            <text:p>496425</text:p>
          </table:table-cell>
          <table:table-cell office:value-type="float" office:value="180092" table:style-name="ce16">
            <text:p>1800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kshire</text:p>
          </table:table-cell>
          <table:table-cell office:value-type="string" table:style-name="ce1">
            <text:p>E31000003</text:p>
          </table:table-cell>
          <table:table-cell office:value-type="string" table:style-name="ce3">
            <text:p>Langley</text:p>
          </table:table-cell>
          <table:table-cell office:value-type="string" table:style-name="ce1">
            <text:p>London Road Langley Berks</text:p>
          </table:table-cell>
          <table:table-cell office:value-type="string" table:style-name="ce3">
            <text:p>SL3 7HS</text:p>
          </table:table-cell>
          <table:table-cell office:value-type="float" office:value="499775" table:style-name="ce18">
            <text:p>499775</text:p>
          </table:table-cell>
          <table:table-cell office:value-type="float" office:value="178873" table:style-name="ce16">
            <text:p>1788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Brill Fire Station</text:p>
          </table:table-cell>
          <table:table-cell office:value-type="string" table:style-name="ce1">
            <text:p>Brill Fire Station, Temple Street, Brill, Buckinghamshire</text:p>
          </table:table-cell>
          <table:table-cell office:value-type="string" table:style-name="ce1">
            <text:p>HP18 9SU</text:p>
          </table:table-cell>
          <table:table-cell office:value-type="float" office:value="465541" table:style-name="ce19">
            <text:p>465541</text:p>
          </table:table-cell>
          <table:table-cell office:value-type="float" office:value="214062" table:style-name="ce17">
            <text:p>2140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Buckingham Fire Station</text:p>
          </table:table-cell>
          <table:table-cell office:value-type="string" table:style-name="ce1">
            <text:p>Buckingham Fire Station, Bourton Road, Buckingham, Buckinghamshire</text:p>
          </table:table-cell>
          <table:table-cell office:value-type="string" table:style-name="ce1">
            <text:p>MK18 1BE</text:p>
          </table:table-cell>
          <table:table-cell office:value-type="float" office:value="470222" table:style-name="ce19">
            <text:p>470222</text:p>
          </table:table-cell>
          <table:table-cell office:value-type="float" office:value="233604" table:style-name="ce17">
            <text:p>2336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Waddesdon Fire Station</text:p>
          </table:table-cell>
          <table:table-cell office:value-type="string" table:style-name="ce1">
            <text:p>Waddesdon Fire Station, High Street, Waddesdon, Buckinghamshire</text:p>
          </table:table-cell>
          <table:table-cell office:value-type="string" table:style-name="ce1">
            <text:p>HP18 0JB</text:p>
          </table:table-cell>
          <table:table-cell office:value-type="float" office:value="474360" table:style-name="ce19">
            <text:p>474360</text:p>
          </table:table-cell>
          <table:table-cell office:value-type="float" office:value="216884" table:style-name="ce17">
            <text:p>2168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Haddenham Fire Station</text:p>
          </table:table-cell>
          <table:table-cell office:value-type="string" table:style-name="ce1">
            <text:p>Haddenham Fire Station, Stanbridge Road, Haddenham, Buckinghamshire</text:p>
          </table:table-cell>
          <table:table-cell office:value-type="string" table:style-name="ce1">
            <text:p>HP17 8JX</text:p>
          </table:table-cell>
          <table:table-cell office:value-type="float" office:value="474581" table:style-name="ce19">
            <text:p>474581</text:p>
          </table:table-cell>
          <table:table-cell office:value-type="float" office:value="208975" table:style-name="ce17">
            <text:p>208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Stokenchurch Fire Station</text:p>
          </table:table-cell>
          <table:table-cell office:value-type="string" table:style-name="ce1">
            <text:p>Stokenchruch Fire Station, Oxford Road, Stokenchurch, High Wycombe, Buckinghamshire</text:p>
          </table:table-cell>
          <table:table-cell office:value-type="string" table:style-name="ce1">
            <text:p>HP14 3RQ</text:p>
          </table:table-cell>
          <table:table-cell office:value-type="float" office:value="476252" table:style-name="ce19">
            <text:p>476252</text:p>
          </table:table-cell>
          <table:table-cell office:value-type="float" office:value="196134" table:style-name="ce17">
            <text:p>1961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Winslow Fire Station</text:p>
          </table:table-cell>
          <table:table-cell office:value-type="string" table:style-name="ce1">
            <text:p>Winslow Fire Station, High Street, Winslow, Buckingham, Buckinghamshire</text:p>
          </table:table-cell>
          <table:table-cell office:value-type="string" table:style-name="ce1">
            <text:p>MK18 3HD</text:p>
          </table:table-cell>
          <table:table-cell office:value-type="float" office:value="476975" table:style-name="ce19">
            <text:p>476975</text:p>
          </table:table-cell>
          <table:table-cell office:value-type="float" office:value="227779" table:style-name="ce17">
            <text:p>2277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Princes Risborough Fire Station</text:p>
          </table:table-cell>
          <table:table-cell office:value-type="string" table:style-name="ce1">
            <text:p>Princes Risborough Fire Station, New Road, Princes Risborough, Buckinghamshire</text:p>
          </table:table-cell>
          <table:table-cell office:value-type="string" table:style-name="ce1">
            <text:p>HP27 0BS</text:p>
          </table:table-cell>
          <table:table-cell office:value-type="float" office:value="480994" table:style-name="ce19">
            <text:p>480994</text:p>
          </table:table-cell>
          <table:table-cell office:value-type="float" office:value="203322" table:style-name="ce17">
            <text:p>2033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Great Holm Fire Station</text:p>
          </table:table-cell>
          <table:table-cell office:value-type="string" table:style-name="ce1">
            <text:p>Great Holm Fire Station, V4 Watling Street, Great Holm, Milton Keynes</text:p>
          </table:table-cell>
          <table:table-cell office:value-type="string" table:style-name="ce1">
            <text:p>MK8 9HP</text:p>
          </table:table-cell>
          <table:table-cell office:value-type="float" office:value="482806" table:style-name="ce19">
            <text:p>482806</text:p>
          </table:table-cell>
          <table:table-cell office:value-type="float" office:value="237628" table:style-name="ce17">
            <text:p>2376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Aylesbury Fire Station</text:p>
          </table:table-cell>
          <table:table-cell office:value-type="string" table:style-name="ce1">
            <text:p>Aylesbury Fire Station, Stocklake, Aylesbury, Buckinghamshire<text:s/></text:p>
          </table:table-cell>
          <table:table-cell office:value-type="string" table:style-name="ce1">
            <text:p>HP20 1BD</text:p>
          </table:table-cell>
          <table:table-cell office:value-type="float" office:value="483255" table:style-name="ce19">
            <text:p>483255</text:p>
          </table:table-cell>
          <table:table-cell office:value-type="float" office:value="214219" table:style-name="ce17">
            <text:p>2142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Marlow Fire Station</text:p>
          </table:table-cell>
          <table:table-cell office:value-type="string" table:style-name="ce1">
            <text:p>Marlow Fire Station, Parkway, Marlow, Buckinghamshire</text:p>
          </table:table-cell>
          <table:table-cell office:value-type="string" table:style-name="ce1">
            <text:p>SL7 1RA</text:p>
          </table:table-cell>
          <table:table-cell office:value-type="float" office:value="486169" table:style-name="ce19">
            <text:p>486169</text:p>
          </table:table-cell>
          <table:table-cell office:value-type="float" office:value="187583" table:style-name="ce17">
            <text:p>1875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High Wycombe Fire Station</text:p>
          </table:table-cell>
          <table:table-cell office:value-type="string" table:style-name="ce1">
            <text:p>High Wycombe Fire Station, St Mary Street, High Wycombe, Buckinghamshire</text:p>
          </table:table-cell>
          <table:table-cell office:value-type="string" table:style-name="ce1">
            <text:p>HP11 2HE</text:p>
          </table:table-cell>
          <table:table-cell office:value-type="float" office:value="486556" table:style-name="ce19">
            <text:p>486556</text:p>
          </table:table-cell>
          <table:table-cell office:value-type="float" office:value="192832" table:style-name="ce17">
            <text:p>1928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Bletchley Fire Station</text:p>
          </table:table-cell>
          <table:table-cell office:value-type="string" table:style-name="ce1">
            <text:p>Bletchley Fire Station, Sherwood Drive, Bletchley, Milton Keynes</text:p>
          </table:table-cell>
          <table:table-cell office:value-type="string" table:style-name="ce1">
            <text:p>MK3 6DT</text:p>
          </table:table-cell>
          <table:table-cell office:value-type="float" office:value="486766" table:style-name="ce19">
            <text:p>486766</text:p>
          </table:table-cell>
          <table:table-cell office:value-type="float" office:value="233651" table:style-name="ce17">
            <text:p>2336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Newport Pagnell Fire Station</text:p>
          </table:table-cell>
          <table:table-cell office:value-type="string" table:style-name="ce1">
            <text:p>Newport Pagnell Fire Station, Wolverton Road, Newport Pagnell, Milton Keynes</text:p>
          </table:table-cell>
          <table:table-cell office:value-type="string" table:style-name="ce1">
            <text:p>MK16 8EL</text:p>
          </table:table-cell>
          <table:table-cell office:value-type="float" office:value="487174" table:style-name="ce19">
            <text:p>487174</text:p>
          </table:table-cell>
          <table:table-cell office:value-type="float" office:value="243721" table:style-name="ce17">
            <text:p>2437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Broughton Fire Station</text:p>
          </table:table-cell>
          <table:table-cell office:value-type="string" table:style-name="ce1">
            <text:p>Broughton Fire Station, H6 Childs Way, Broughton, Milton Keynes</text:p>
          </table:table-cell>
          <table:table-cell office:value-type="string" table:style-name="ce1">
            <text:p>MK10 9AB</text:p>
          </table:table-cell>
          <table:table-cell office:value-type="float" office:value="488653" table:style-name="ce19">
            <text:p>488653</text:p>
          </table:table-cell>
          <table:table-cell office:value-type="float" office:value="239562" table:style-name="ce17">
            <text:p>2395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Olney Fire Station</text:p>
          </table:table-cell>
          <table:table-cell office:value-type="string" table:style-name="ce1">
            <text:p>Olney Fire Station, East Street, Olney, Buckinghamshire</text:p>
          </table:table-cell>
          <table:table-cell office:value-type="string" table:style-name="ce1">
            <text:p>MK46 4DH</text:p>
          </table:table-cell>
          <table:table-cell office:value-type="float" office:value="489023" table:style-name="ce19">
            <text:p>489023</text:p>
          </table:table-cell>
          <table:table-cell office:value-type="float" office:value="251754" table:style-name="ce17">
            <text:p>2517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Great Missenden Fire Station</text:p>
          </table:table-cell>
          <table:table-cell office:value-type="string" table:style-name="ce1">
            <text:p>Great Missenden Fire Station, High Street, Great Missenden</text:p>
          </table:table-cell>
          <table:table-cell office:value-type="string" table:style-name="ce1">
            <text:p>HP16 0BB</text:p>
          </table:table-cell>
          <table:table-cell office:value-type="float" office:value="489594" table:style-name="ce19">
            <text:p>489594</text:p>
          </table:table-cell>
          <table:table-cell office:value-type="float" office:value="201092" table:style-name="ce17">
            <text:p>2010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Beaconsfield Fire Station</text:p>
          </table:table-cell>
          <table:table-cell office:value-type="string" table:style-name="ce1">
            <text:p>Beaconsfield Fire Station, 2 Skelton Close, Beaconsfield, Buckinghamshire</text:p>
          </table:table-cell>
          <table:table-cell office:value-type="string" table:style-name="ce1">
            <text:p>HP9 1EA</text:p>
          </table:table-cell>
          <table:table-cell office:value-type="float" office:value="492279" table:style-name="ce19">
            <text:p>492279</text:p>
          </table:table-cell>
          <table:table-cell office:value-type="float" office:value="189880" table:style-name="ce17">
            <text:p>1898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Chesham Fire Station</text:p>
          </table:table-cell>
          <table:table-cell office:value-type="string" table:style-name="ce1">
            <text:p>Chesham Fire Station, Bellingdon Road, Chesham, Buckinghamshire</text:p>
          </table:table-cell>
          <table:table-cell office:value-type="string" table:style-name="ce1">
            <text:p>HP5 2NN</text:p>
          </table:table-cell>
          <table:table-cell office:value-type="float" office:value="495811" table:style-name="ce19">
            <text:p>495811</text:p>
          </table:table-cell>
          <table:table-cell office:value-type="float" office:value="202424" table:style-name="ce17">
            <text:p>2024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Amersham Fire Station</text:p>
          </table:table-cell>
          <table:table-cell office:value-type="string" table:style-name="ce1">
            <text:p>Amersham Fire Station, Woodside Road, Amersham, Buckinghamshire<text:s/></text:p>
          </table:table-cell>
          <table:table-cell office:value-type="string" table:style-name="ce1">
            <text:p>HP6 6AN</text:p>
          </table:table-cell>
          <table:table-cell office:value-type="float" office:value="496841" table:style-name="ce19">
            <text:p>496841</text:p>
          </table:table-cell>
          <table:table-cell office:value-type="float" office:value="198535" table:style-name="ce17">
            <text:p>1985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string" table:style-name="ce1">
            <text:p>E31000004</text:p>
          </table:table-cell>
          <table:table-cell office:value-type="string" table:style-name="ce1">
            <text:p>Gerrards Cross Fire Station</text:p>
          </table:table-cell>
          <table:table-cell office:value-type="string" table:style-name="ce1">
            <text:p>Gerrards Cross Fire Stationm, Oxford Road, Tatling End, Gerrards Cross, Buckinghamshire</text:p>
          </table:table-cell>
          <table:table-cell office:value-type="string" table:style-name="ce1">
            <text:p>SL9 7AL</text:p>
          </table:table-cell>
          <table:table-cell office:value-type="float" office:value="501621" table:style-name="ce19">
            <text:p>501621</text:p>
          </table:table-cell>
          <table:table-cell office:value-type="float" office:value="187229" table:style-name="ce17">
            <text:p>1872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1">
            <text:p>Kimbolton Fire Station <text:s/>Fgc26</text:p>
          </table:table-cell>
          <table:table-cell office:value-type="string" table:style-name="ce1">
            <text:p>Thrapston Road, Kimbolton</text:p>
          </table:table-cell>
          <table:table-cell office:value-type="string" table:style-name="ce1">
            <text:p>PE28 0HW</text:p>
          </table:table-cell>
          <table:table-cell office:value-type="float" office:value="509781" table:style-name="ce21">
            <text:p>509781</text:p>
          </table:table-cell>
          <table:table-cell office:value-type="float" office:value="267980" table:style-name="ce20">
            <text:p>267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1">
            <text:p>Yaxley Fire Station <text:s/>Fgc17</text:p>
          </table:table-cell>
          <table:table-cell office:value-type="string" table:style-name="ce1">
            <text:p>Main Street, Yaxley</text:p>
          </table:table-cell>
          <table:table-cell office:value-type="string" table:style-name="ce1">
            <text:p>PE7 3LB</text:p>
          </table:table-cell>
          <table:table-cell office:value-type="float" office:value="518094" table:style-name="ce21">
            <text:p>518094</text:p>
          </table:table-cell>
          <table:table-cell office:value-type="float" office:value="291581" table:style-name="ce20">
            <text:p>2915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1">
            <text:p>St Neots Fire Station <text:s/>Fgc13</text:p>
          </table:table-cell>
          <table:table-cell office:value-type="string" table:style-name="ce1">
            <text:p>Huntingdon Street, St. Neots</text:p>
          </table:table-cell>
          <table:table-cell office:value-type="string" table:style-name="ce1">
            <text:p><text:s/>PE19 1DU</text:p>
          </table:table-cell>
          <table:table-cell office:value-type="float" office:value="518678" table:style-name="ce21">
            <text:p>518678</text:p>
          </table:table-cell>
          <table:table-cell office:value-type="float" office:value="260724" table:style-name="ce20">
            <text:p>2607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1">
            <text:p>Pbfv <text:s/>Fgc15</text:p>
          </table:table-cell>
          <table:table-cell office:value-type="string" table:style-name="ce1">
            <text:p>Bourges Boulevard, Peterborough<text:s/></text:p>
          </table:table-cell>
          <table:table-cell office:value-type="string" table:style-name="ce1">
            <text:p>PE1 2AF</text:p>
          </table:table-cell>
          <table:table-cell office:value-type="float" office:value="518686" table:style-name="ce21">
            <text:p>518686</text:p>
          </table:table-cell>
          <table:table-cell office:value-type="float" office:value="299092" table:style-name="ce20">
            <text:p>2990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Dogsthorpe Fire Station <text:s/>Fgc14</text:p>
          </table:table-cell>
          <table:table-cell office:value-type="string" table:style-name="ce1">
            <text:p>Dogsthorpe Road, Peterborough<text:s/></text:p>
          </table:table-cell>
          <table:table-cell office:value-type="string" table:style-name="ce1">
            <text:p>PE1 3RE</text:p>
          </table:table-cell>
          <table:table-cell office:value-type="float" office:value="519229" table:style-name="ce22">
            <text:p>519229</text:p>
          </table:table-cell>
          <table:table-cell office:value-type="float" office:value="301109" table:style-name="ce23">
            <text:p>301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Stanground Fire Station <text:s/>Fgc16</text:p>
          </table:table-cell>
          <table:table-cell office:value-type="string" table:style-name="ce1">
            <text:p>Belle Vue, Peterborough</text:p>
          </table:table-cell>
          <table:table-cell office:value-type="string" table:style-name="ce1">
            <text:p>PE2 8RA</text:p>
          </table:table-cell>
          <table:table-cell office:value-type="float" office:value="520266" table:style-name="ce22">
            <text:p>520266</text:p>
          </table:table-cell>
          <table:table-cell office:value-type="float" office:value="296406" table:style-name="ce23">
            <text:p>2964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Gamlingay Fire Station <text:s/>Fgc11</text:p>
          </table:table-cell>
          <table:table-cell office:value-type="string" table:style-name="ce1">
            <text:p>Stocks Lane, Gamlingay</text:p>
          </table:table-cell>
          <table:table-cell office:value-type="string" table:style-name="ce1">
            <text:p>SG19 3JP</text:p>
          </table:table-cell>
          <table:table-cell office:value-type="float" office:value="523981" table:style-name="ce22">
            <text:p>523981</text:p>
          </table:table-cell>
          <table:table-cell office:value-type="float" office:value="252226" table:style-name="ce23">
            <text:p>2522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Huntingdon Fire Station <text:s/>Fgc27</text:p>
          </table:table-cell>
          <table:table-cell office:value-type="string" table:style-name="ce1">
            <text:p>Hartford Rd, Huntingdon<text:s/></text:p>
          </table:table-cell>
          <table:table-cell office:value-type="string" table:style-name="ce1">
            <text:p>PE29 3RH</text:p>
          </table:table-cell>
          <table:table-cell office:value-type="float" office:value="524242" table:style-name="ce22">
            <text:p>524242</text:p>
          </table:table-cell>
          <table:table-cell office:value-type="float" office:value="271879" table:style-name="ce23">
            <text:p>2718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Whittlesey Fire Station <text:s/>Fgc18</text:p>
          </table:table-cell>
          <table:table-cell office:value-type="string" table:style-name="ce1">
            <text:p>Cemetary Road, Whittlesey</text:p>
          </table:table-cell>
          <table:table-cell office:value-type="string" table:style-name="ce1">
            <text:p>PE7 1RU</text:p>
          </table:table-cell>
          <table:table-cell office:value-type="float" office:value="527278" table:style-name="ce22">
            <text:p>527278</text:p>
          </table:table-cell>
          <table:table-cell office:value-type="float" office:value="297236" table:style-name="ce23">
            <text:p>2972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Thorney Fire Station <text:s/>Fgc19</text:p>
          </table:table-cell>
          <table:table-cell office:value-type="string" table:style-name="ce1">
            <text:p>Station Road, Thorney</text:p>
          </table:table-cell>
          <table:table-cell office:value-type="string" table:style-name="ce1">
            <text:p>PE6 0QE</text:p>
          </table:table-cell>
          <table:table-cell office:value-type="float" office:value="528281" table:style-name="ce22">
            <text:p>528281</text:p>
          </table:table-cell>
          <table:table-cell office:value-type="float" office:value="304567" table:style-name="ce23">
            <text:p>3045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Papworth Everard Fire Station <text:s/>Fgc12</text:p>
          </table:table-cell>
          <table:table-cell office:value-type="string" table:style-name="ce1">
            <text:p>Ermine Street, Papworth Everard</text:p>
          </table:table-cell>
          <table:table-cell office:value-type="string" table:style-name="ce1">
            <text:p><text:s/>CB23 3RH</text:p>
          </table:table-cell>
          <table:table-cell office:value-type="float" office:value="528463" table:style-name="ce22">
            <text:p>528463</text:p>
          </table:table-cell>
          <table:table-cell office:value-type="float" office:value="262968" table:style-name="ce23">
            <text:p>262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Ramsey Fire Station <text:s/>Fgc24</text:p>
          </table:table-cell>
          <table:table-cell office:value-type="string" table:style-name="ce1">
            <text:p>Great Whyte, Ramsey</text:p>
          </table:table-cell>
          <table:table-cell office:value-type="string" table:style-name="ce1">
            <text:p><text:s/>PE26 1HS</text:p>
          </table:table-cell>
          <table:table-cell office:value-type="float" office:value="528489" table:style-name="ce22">
            <text:p>528489</text:p>
          </table:table-cell>
          <table:table-cell office:value-type="float" office:value="285440" table:style-name="ce23">
            <text:p>2854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St Ives Fire Station <text:s/>Fgc28</text:p>
          </table:table-cell>
          <table:table-cell office:value-type="string" table:style-name="ce1">
            <text:p>Ramsey Road, St. Ives</text:p>
          </table:table-cell>
          <table:table-cell office:value-type="string" table:style-name="ce1">
            <text:p>PE27 5RA</text:p>
          </table:table-cell>
          <table:table-cell office:value-type="float" office:value="531140" table:style-name="ce22">
            <text:p>531140</text:p>
          </table:table-cell>
          <table:table-cell office:value-type="float" office:value="271740" table:style-name="ce23">
            <text:p>2717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Chatteris Fire Station <text:s/>Fgc23</text:p>
          </table:table-cell>
          <table:table-cell office:value-type="string" table:style-name="ce1">
            <text:p>Station Street, Chatteris</text:p>
          </table:table-cell>
          <table:table-cell office:value-type="string" table:style-name="ce1">
            <text:p><text:s/>PE16 6NA</text:p>
          </table:table-cell>
          <table:table-cell office:value-type="float" office:value="539215" table:style-name="ce22">
            <text:p>539215</text:p>
          </table:table-cell>
          <table:table-cell office:value-type="float" office:value="285990" table:style-name="ce23">
            <text:p>285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March Fire Station <text:s/>Fgc21</text:p>
          </table:table-cell>
          <table:table-cell office:value-type="string" table:style-name="ce1">
            <text:p>Wisbech Road, March</text:p>
          </table:table-cell>
          <table:table-cell office:value-type="string" table:style-name="ce25">
            <text:p>PE15 8ED</text:p>
          </table:table-cell>
          <table:table-cell office:value-type="float" office:value="539686" table:style-name="ce26">
            <text:p>539686</text:p>
          </table:table-cell>
          <table:table-cell office:value-type="float" office:value="298651" table:style-name="ce26">
            <text:p>2986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Sutton Fire Station <text:s/>Fgc03</text:p>
          </table:table-cell>
          <table:table-cell office:value-type="string" table:style-name="ce1">
            <text:p>Mepal Road, Sutton</text:p>
          </table:table-cell>
          <table:table-cell office:value-type="string" table:style-name="ce1">
            <text:p><text:s/>CB6 2PZ</text:p>
          </table:table-cell>
          <table:table-cell office:value-type="float" office:value="544650" table:style-name="ce27">
            <text:p>544650</text:p>
          </table:table-cell>
          <table:table-cell office:value-type="float" office:value="279383" table:style-name="ce27">
            <text:p>2793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Cottenham Fire Station <text:s/>Fgc02</text:p>
          </table:table-cell>
          <table:table-cell office:value-type="string" table:style-name="ce1">
            <text:p>High Street, Cottenham</text:p>
          </table:table-cell>
          <table:table-cell office:value-type="string" table:style-name="ce1">
            <text:p>CB24 8RX</text:p>
          </table:table-cell>
          <table:table-cell office:value-type="float" office:value="545058" table:style-name="ce27">
            <text:p>545058</text:p>
          </table:table-cell>
          <table:table-cell office:value-type="float" office:value="267887" table:style-name="ce27">
            <text:p>2678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Cambridge Fire Station <text:s/>Fgc01</text:p>
          </table:table-cell>
          <table:table-cell office:value-type="string" table:style-name="ce1">
            <text:p>Parkside Place Community Fire Station, Parkside, Cambridge</text:p>
          </table:table-cell>
          <table:table-cell office:value-type="string" table:style-name="ce1">
            <text:p>CB1 1JF</text:p>
          </table:table-cell>
          <table:table-cell office:value-type="float" office:value="545717" table:style-name="ce27">
            <text:p>545717</text:p>
          </table:table-cell>
          <table:table-cell office:value-type="float" office:value="258221" table:style-name="ce27">
            <text:p>2582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Sawtry Fire Station <text:s/>Fgc25</text:p>
          </table:table-cell>
          <table:table-cell office:value-type="string" table:style-name="ce1">
            <text:p>Green End Rd, Sawtry</text:p>
          </table:table-cell>
          <table:table-cell office:value-type="string" table:style-name="ce1">
            <text:p><text:s/>PE28 5UX</text:p>
          </table:table-cell>
          <table:table-cell office:value-type="float" office:value="546719" table:style-name="ce27">
            <text:p>546719</text:p>
          </table:table-cell>
          <table:table-cell office:value-type="float" office:value="283505" table:style-name="ce27">
            <text:p>2835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Wisbech Fire Station <text:s/>Fgc20</text:p>
          </table:table-cell>
          <table:table-cell office:value-type="string" table:style-name="ce1">
            <text:p>Churchill Rd, Wisbech</text:p>
          </table:table-cell>
          <table:table-cell office:value-type="string" table:style-name="ce1">
            <text:p>PE13 2DN</text:p>
          </table:table-cell>
          <table:table-cell office:value-type="float" office:value="546730" table:style-name="ce27">
            <text:p>546730</text:p>
          </table:table-cell>
          <table:table-cell office:value-type="float" office:value="308910" table:style-name="ce27">
            <text:p>3089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30">
            <text:p>Manea Fire Station <text:s/>Fgc22</text:p>
          </table:table-cell>
          <table:table-cell office:value-type="string" table:style-name="ce1">
            <text:p>Westfield Road, Manea</text:p>
          </table:table-cell>
          <table:table-cell office:value-type="string" table:style-name="ce28">
            <text:p>PE15 0LN</text:p>
          </table:table-cell>
          <table:table-cell office:value-type="float" office:value="547309" table:style-name="ce29">
            <text:p>547309</text:p>
          </table:table-cell>
          <table:table-cell office:value-type="float" office:value="289100" table:style-name="ce29">
            <text:p>2891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30">
            <text:p>Sawston Fire Station <text:s/>Fgc10</text:p>
          </table:table-cell>
          <table:table-cell office:value-type="string" table:style-name="ce1">
            <text:p>Mill Lane, Sawston</text:p>
          </table:table-cell>
          <table:table-cell office:value-type="string" table:style-name="ce28">
            <text:p>CB22 3HY</text:p>
          </table:table-cell>
          <table:table-cell office:value-type="float" office:value="548184" table:style-name="ce29">
            <text:p>548184</text:p>
          </table:table-cell>
          <table:table-cell office:value-type="float" office:value="249349" table:style-name="ce29">
            <text:p>2493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Ely Fire Station <text:s/>Fgc05</text:p>
          </table:table-cell>
          <table:table-cell office:value-type="string" table:style-name="ce1">
            <text:p>34 Egremont Street, Ely<text:s/></text:p>
          </table:table-cell>
          <table:table-cell office:value-type="string" table:style-name="ce1">
            <text:p>CB6 1AE</text:p>
          </table:table-cell>
          <table:table-cell office:value-type="float" office:value="553820" table:style-name="ce31">
            <text:p>553820</text:p>
          </table:table-cell>
          <table:table-cell office:value-type="float" office:value="280636" table:style-name="ce31">
            <text:p>2806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Linton Fire Station <text:s/>Fgc09</text:p>
          </table:table-cell>
          <table:table-cell office:value-type="string" table:style-name="ce1">
            <text:p>145 High Street, Linton</text:p>
          </table:table-cell>
          <table:table-cell office:value-type="string" table:style-name="ce1">
            <text:p>CB21 4JT</text:p>
          </table:table-cell>
          <table:table-cell office:value-type="float" office:value="556588" table:style-name="ce31">
            <text:p>556588</text:p>
          </table:table-cell>
          <table:table-cell office:value-type="float" office:value="246844" table:style-name="ce31">
            <text:p>2468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24">
            <text:p>Littleport Fire Station <text:s/>Fgc04</text:p>
          </table:table-cell>
          <table:table-cell office:value-type="string" table:style-name="ce1">
            <text:p>Ponts Hill, Littleport</text:p>
          </table:table-cell>
          <table:table-cell office:value-type="string" table:style-name="ce1">
            <text:p>CB6 1PZ</text:p>
          </table:table-cell>
          <table:table-cell office:value-type="float" office:value="556747" table:style-name="ce31">
            <text:p>556747</text:p>
          </table:table-cell>
          <table:table-cell office:value-type="float" office:value="287053" table:style-name="ce31">
            <text:p>2870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34">
            <text:p>Burwell Fire Station <text:s/>Fgc07</text:p>
          </table:table-cell>
          <table:table-cell office:value-type="string" table:style-name="ce1">
            <text:p>10 Hythe Close, Burwell</text:p>
          </table:table-cell>
          <table:table-cell office:value-type="string" table:style-name="ce1">
            <text:p>CB25 0EZ</text:p>
          </table:table-cell>
          <table:table-cell office:value-type="float" office:value="558575" table:style-name="ce32">
            <text:p>558575</text:p>
          </table:table-cell>
          <table:table-cell office:value-type="float" office:value="265761" table:style-name="ce32">
            <text:p>2657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bridgeshire</text:p>
          </table:table-cell>
          <table:table-cell office:value-type="string" table:style-name="ce1">
            <text:p>E31000005</text:p>
          </table:table-cell>
          <table:table-cell office:value-type="string" table:style-name="ce34">
            <text:p>Soham Fire Station <text:s/>Fgc06</text:p>
          </table:table-cell>
          <table:table-cell office:value-type="string" table:style-name="ce1">
            <text:p>Fountain Lane, Soham</text:p>
          </table:table-cell>
          <table:table-cell office:value-type="string" table:style-name="ce1">
            <text:p>CB7 5ED</text:p>
          </table:table-cell>
          <table:table-cell office:value-type="float" office:value="559147" table:style-name="ce32">
            <text:p>559147</text:p>
          </table:table-cell>
          <table:table-cell office:value-type="float" office:value="273265" table:style-name="ce32">
            <text:p>2732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5">
            <text:p>Powey Lane Fire Station</text:p>
          </table:table-cell>
          <table:table-cell office:value-type="string" table:style-name="ce1">
            <text:p>Powey Lane Fire Station, Powey Lane, Mollington</text:p>
          </table:table-cell>
          <table:table-cell office:value-type="string" table:style-name="ce7">
            <text:p>CH1 6LH</text:p>
          </table:table-cell>
          <table:table-cell office:value-type="float" office:value="337097" table:style-name="ce33">
            <text:p>337097</text:p>
          </table:table-cell>
          <table:table-cell office:value-type="float" office:value="372307" table:style-name="ce33">
            <text:p>3723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Ellesmere Port Fire Station</text:p>
          </table:table-cell>
          <table:table-cell office:value-type="string" table:style-name="ce1">
            <text:p>Ellesmere Port Fire Station, Wellington Road, Ellesmere Port</text:p>
          </table:table-cell>
          <table:table-cell office:value-type="string" table:style-name="ce1">
            <text:p>CH65 OEZ</text:p>
          </table:table-cell>
          <table:table-cell office:value-type="float" office:value="339973" table:style-name="ce32">
            <text:p>339973</text:p>
          </table:table-cell>
          <table:table-cell office:value-type="float" office:value="375792" table:style-name="ce32">
            <text:p>3757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Chester Fire Station</text:p>
          </table:table-cell>
          <table:table-cell office:value-type="string" table:style-name="ce1">
            <text:p>Chester Fire Station, St Anne Street, Chester</text:p>
          </table:table-cell>
          <table:table-cell office:value-type="string" table:style-name="ce1">
            <text:p>CH1 2HP</text:p>
          </table:table-cell>
          <table:table-cell office:value-type="float" office:value="340642" table:style-name="ce32">
            <text:p>340642</text:p>
          </table:table-cell>
          <table:table-cell office:value-type="float" office:value="366925" table:style-name="ce32">
            <text:p>3669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Malpas Fire Station</text:p>
          </table:table-cell>
          <table:table-cell office:value-type="string" table:style-name="ce1">
            <text:p>Malpas Fire Station, Chester Road, Malpas</text:p>
          </table:table-cell>
          <table:table-cell office:value-type="string" table:style-name="ce1">
            <text:p>SY14 8PY</text:p>
          </table:table-cell>
          <table:table-cell office:value-type="float" office:value="348754" table:style-name="ce32">
            <text:p>348754</text:p>
          </table:table-cell>
          <table:table-cell office:value-type="float" office:value="347473" table:style-name="ce32">
            <text:p>3474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Runcorn Fire Station</text:p>
          </table:table-cell>
          <table:table-cell office:value-type="string" table:style-name="ce1">
            <text:p>Runcorn Fire Station, Heath Road, Runcorn</text:p>
          </table:table-cell>
          <table:table-cell office:value-type="string" table:style-name="ce1">
            <text:p>WA7 4XL</text:p>
          </table:table-cell>
          <table:table-cell office:value-type="float" office:value="351430" table:style-name="ce32">
            <text:p>351430</text:p>
          </table:table-cell>
          <table:table-cell office:value-type="float" office:value="381634" table:style-name="ce2">
            <text:p>3816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Widnes Fire Station</text:p>
          </table:table-cell>
          <table:table-cell office:value-type="string" table:style-name="ce1">
            <text:p>Widnes Fire Station, Lacey Street, Widnes</text:p>
          </table:table-cell>
          <table:table-cell office:value-type="string" table:style-name="ce1">
            <text:p>WA8 7SH</text:p>
          </table:table-cell>
          <table:table-cell office:value-type="float" office:value="351439" table:style-name="ce32">
            <text:p>351439</text:p>
          </table:table-cell>
          <table:table-cell office:value-type="float" office:value="385076" table:style-name="ce2">
            <text:p>3850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Frodsham Fire Station</text:p>
          </table:table-cell>
          <table:table-cell office:value-type="string" table:style-name="ce1">
            <text:p>Frodsham Fire Station, Ship Street, Frodsham</text:p>
          </table:table-cell>
          <table:table-cell office:value-type="string" table:style-name="ce1">
            <text:p>WA6 7NW</text:p>
          </table:table-cell>
          <table:table-cell office:value-type="float" office:value="351715" table:style-name="ce32">
            <text:p>351715</text:p>
          </table:table-cell>
          <table:table-cell office:value-type="float" office:value="378086" table:style-name="ce2">
            <text:p>3780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5">
            <text:p>Penketh Fire Station</text:p>
          </table:table-cell>
          <table:table-cell office:value-type="string" table:style-name="ce1">
            <text:p>Penketh Fire Station, Widnes Road, Penketh</text:p>
          </table:table-cell>
          <table:table-cell office:value-type="string" table:style-name="ce7">
            <text:p>WA5 2UW</text:p>
          </table:table-cell>
          <table:table-cell office:value-type="float" office:value="355047" table:style-name="ce33">
            <text:p>355047</text:p>
          </table:table-cell>
          <table:table-cell office:value-type="float" office:value="386922" table:style-name="ce7">
            <text:p>3869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Tarporley Fire Station</text:p>
          </table:table-cell>
          <table:table-cell office:value-type="string" table:style-name="ce1">
            <text:p>Tarporley Fire Station, Birch Heath Road, Tarporley</text:p>
          </table:table-cell>
          <table:table-cell office:value-type="string" table:style-name="ce1">
            <text:p>CW6 9UR</text:p>
          </table:table-cell>
          <table:table-cell office:value-type="float" office:value="355381" table:style-name="ce32">
            <text:p>355381</text:p>
          </table:table-cell>
          <table:table-cell office:value-type="float" office:value="362032" table:style-name="ce2">
            <text:p>3620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Warrington Fire Station</text:p>
          </table:table-cell>
          <table:table-cell office:value-type="string" table:style-name="ce1">
            <text:p>Warrington Fire Station, Winwick Road, Warrington</text:p>
          </table:table-cell>
          <table:table-cell office:value-type="string" table:style-name="ce1">
            <text:p>WA2 8HH</text:p>
          </table:table-cell>
          <table:table-cell office:value-type="float" office:value="360622" table:style-name="ce32">
            <text:p>360622</text:p>
          </table:table-cell>
          <table:table-cell office:value-type="float" office:value="389514" table:style-name="ce2">
            <text:p>3895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Stockton Heath Fire Station</text:p>
          </table:table-cell>
          <table:table-cell office:value-type="string" table:style-name="ce1">
            <text:p>Stockton Heath Fire Station, Ackers Road, Stockton Heath</text:p>
          </table:table-cell>
          <table:table-cell office:value-type="string" table:style-name="ce1">
            <text:p>WA4 2BJ</text:p>
          </table:table-cell>
          <table:table-cell office:value-type="float" office:value="362425" table:style-name="ce32">
            <text:p>362425</text:p>
          </table:table-cell>
          <table:table-cell office:value-type="float" office:value="386652" table:style-name="ce2">
            <text:p>3866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Winsford Fire Station</text:p>
          </table:table-cell>
          <table:table-cell office:value-type="string" table:style-name="ce1">
            <text:p>Winsford Fire Station, Sadler Road, Winsford</text:p>
          </table:table-cell>
          <table:table-cell office:value-type="string" table:style-name="ce1">
            <text:p>CW7 2BN</text:p>
          </table:table-cell>
          <table:table-cell office:value-type="float" office:value="364889" table:style-name="ce32">
            <text:p>364889</text:p>
          </table:table-cell>
          <table:table-cell office:value-type="float" office:value="366406" table:style-name="ce2">
            <text:p>3664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Birchwood Fire Station</text:p>
          </table:table-cell>
          <table:table-cell office:value-type="string" table:style-name="ce1">
            <text:p>Birchwood Fire Station, Ordnance Avenue, Birchwood</text:p>
          </table:table-cell>
          <table:table-cell office:value-type="string" table:style-name="ce1">
            <text:p>WA3 6QS</text:p>
          </table:table-cell>
          <table:table-cell office:value-type="float" office:value="365110" table:style-name="ce32">
            <text:p>365110</text:p>
          </table:table-cell>
          <table:table-cell office:value-type="float" office:value="391578" table:style-name="ce2">
            <text:p>3915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Nantwich Fire Station</text:p>
          </table:table-cell>
          <table:table-cell office:value-type="string" table:style-name="ce1">
            <text:p>Nantwich Fire Station, Beam Street, Nantwich</text:p>
          </table:table-cell>
          <table:table-cell office:value-type="string" table:style-name="ce1">
            <text:p>CW5 5LZ</text:p>
          </table:table-cell>
          <table:table-cell office:value-type="float" office:value="365412" table:style-name="ce32">
            <text:p>365412</text:p>
          </table:table-cell>
          <table:table-cell office:value-type="float" office:value="352551" table:style-name="ce2">
            <text:p>3525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Northwich Fire Station</text:p>
          </table:table-cell>
          <table:table-cell office:value-type="string" table:style-name="ce1">
            <text:p>Northwich Fire Station, Braddon Close, Northwich</text:p>
          </table:table-cell>
          <table:table-cell office:value-type="string" table:style-name="ce1">
            <text:p>CW9 8HQ</text:p>
          </table:table-cell>
          <table:table-cell office:value-type="float" office:value="365816" table:style-name="ce32">
            <text:p>365816</text:p>
          </table:table-cell>
          <table:table-cell office:value-type="float" office:value="371733" table:style-name="ce2">
            <text:p>3717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Audlem Fire Station</text:p>
          </table:table-cell>
          <table:table-cell office:value-type="string" table:style-name="ce1">
            <text:p>Audlem Fire Station, Shropshire Street, Audlem</text:p>
          </table:table-cell>
          <table:table-cell office:value-type="string" table:style-name="ce1">
            <text:p>CW3 0DY</text:p>
          </table:table-cell>
          <table:table-cell office:value-type="float" office:value="365911" table:style-name="ce32">
            <text:p>365911</text:p>
          </table:table-cell>
          <table:table-cell office:value-type="float" office:value="343592" table:style-name="ce2">
            <text:p>3435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5">
            <text:p>Lymm Fire Station</text:p>
          </table:table-cell>
          <table:table-cell office:value-type="string" table:style-name="ce1">
            <text:p>Lymm Fire Station, Poplar Park, Cliff Lane, Lymm</text:p>
          </table:table-cell>
          <table:table-cell office:value-type="string" table:style-name="ce7">
            <text:p>WA13 0TE</text:p>
          </table:table-cell>
          <table:table-cell office:value-type="float" office:value="366643" table:style-name="ce33">
            <text:p>366643</text:p>
          </table:table-cell>
          <table:table-cell office:value-type="float" office:value="384941" table:style-name="ce7">
            <text:p>3849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4">
            <text:p>Middlewich Fire Station</text:p>
          </table:table-cell>
          <table:table-cell office:value-type="string" table:style-name="ce1">
            <text:p>Middlewich Fire Station, Civic Way, Middlewich</text:p>
          </table:table-cell>
          <table:table-cell office:value-type="string" table:style-name="ce1">
            <text:p>CW10 9BX<text:s/></text:p>
          </table:table-cell>
          <table:table-cell office:value-type="float" office:value="370383" table:style-name="ce32">
            <text:p>370383</text:p>
          </table:table-cell>
          <table:table-cell office:value-type="float" office:value="366049" table:style-name="ce2">
            <text:p>3660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6">
            <text:p>Crewe Fire Station</text:p>
          </table:table-cell>
          <table:table-cell office:value-type="string" table:style-name="ce1">
            <text:p>Crewe Fire Station, Crewe Road, Crewe</text:p>
          </table:table-cell>
          <table:table-cell office:value-type="string" table:style-name="ce1">
            <text:p>CW1 6DS</text:p>
          </table:table-cell>
          <table:table-cell office:value-type="float" office:value="371280" table:style-name="ce38">
            <text:p>371280</text:p>
          </table:table-cell>
          <table:table-cell office:value-type="float" office:value="354929" table:style-name="ce38">
            <text:p>3549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6">
            <text:p>Sandbach Fire Station</text:p>
          </table:table-cell>
          <table:table-cell office:value-type="string" table:style-name="ce1">
            <text:p>Sandbach Fire Station, The Common, Sandbach</text:p>
          </table:table-cell>
          <table:table-cell office:value-type="string" table:style-name="ce1">
            <text:p>CW11 1FJ</text:p>
          </table:table-cell>
          <table:table-cell office:value-type="float" office:value="375981" table:style-name="ce38">
            <text:p>375981</text:p>
          </table:table-cell>
          <table:table-cell office:value-type="float" office:value="361027" table:style-name="ce38">
            <text:p>3610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6">
            <text:p>Knutsford Fire Station</text:p>
          </table:table-cell>
          <table:table-cell office:value-type="string" table:style-name="ce1">
            <text:p>Knutsford Fire Station, Mobberley Road, Knutsford</text:p>
          </table:table-cell>
          <table:table-cell office:value-type="string" table:style-name="ce1">
            <text:p>WA16 8EX</text:p>
          </table:table-cell>
          <table:table-cell office:value-type="float" office:value="376076" table:style-name="ce38">
            <text:p>376076</text:p>
          </table:table-cell>
          <table:table-cell office:value-type="float" office:value="379127" table:style-name="ce38">
            <text:p>379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7">
            <text:p>Holmes Chapel Fire Station</text:p>
          </table:table-cell>
          <table:table-cell office:value-type="string" table:style-name="ce1">
            <text:p>Holmes Chapel Fire Station, London Road, Holmes Chapel</text:p>
          </table:table-cell>
          <table:table-cell office:value-type="string" table:style-name="ce1">
            <text:p>CW4 7AP</text:p>
          </table:table-cell>
          <table:table-cell office:value-type="float" office:value="376267" table:style-name="ce39">
            <text:p>376267</text:p>
          </table:table-cell>
          <table:table-cell office:value-type="float" office:value="367210" table:style-name="ce32">
            <text:p>3672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7">
            <text:p>Wilmslow Fire Station</text:p>
          </table:table-cell>
          <table:table-cell office:value-type="string" table:style-name="ce1">
            <text:p>Wilmslow Fire Station, Altrincham Road, Wilmslow</text:p>
          </table:table-cell>
          <table:table-cell office:value-type="string" table:style-name="ce1">
            <text:p>SK9 5ND</text:p>
          </table:table-cell>
          <table:table-cell office:value-type="float" office:value="384086" table:style-name="ce39">
            <text:p>384086</text:p>
          </table:table-cell>
          <table:table-cell office:value-type="float" office:value="381110" table:style-name="ce32">
            <text:p>3811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37">
            <text:p>Congleton Fire Station</text:p>
          </table:table-cell>
          <table:table-cell office:value-type="string" table:style-name="ce1">
            <text:p>Congleton Fire Station, West Road, Congleton</text:p>
          </table:table-cell>
          <table:table-cell office:value-type="string" table:style-name="ce1">
            <text:p>CW12 1LE</text:p>
          </table:table-cell>
          <table:table-cell office:value-type="float" office:value="385324" table:style-name="ce39">
            <text:p>385324</text:p>
          </table:table-cell>
          <table:table-cell office:value-type="float" office:value="363096" table:style-name="ce32">
            <text:p>3630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41">
            <text:p>Macclesfield Fire Station</text:p>
          </table:table-cell>
          <table:table-cell office:value-type="string" table:style-name="ce1">
            <text:p>Macclesfield Fire Station, Chester Road, Macclesfield</text:p>
          </table:table-cell>
          <table:table-cell office:value-type="string" table:style-name="ce40">
            <text:p>SK11 8PT</text:p>
          </table:table-cell>
          <table:table-cell office:value-type="float" office:value="390715" table:style-name="ce32">
            <text:p>390715</text:p>
          </table:table-cell>
          <table:table-cell office:value-type="float" office:value="373558" table:style-name="ce32">
            <text:p>3735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42">
            <text:p>Bollington Fire Station</text:p>
          </table:table-cell>
          <table:table-cell office:value-type="string" table:style-name="ce1">
            <text:p>Bollington Fire Station, Albert Road, Bollington</text:p>
          </table:table-cell>
          <table:table-cell office:value-type="string" table:style-name="ce1">
            <text:p>SK10 5HS</text:p>
          </table:table-cell>
          <table:table-cell office:value-type="float" office:value="392383" table:style-name="ce39">
            <text:p>392383</text:p>
          </table:table-cell>
          <table:table-cell office:value-type="float" office:value="377594" table:style-name="ce32">
            <text:p>3775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shire</text:p>
          </table:table-cell>
          <table:table-cell office:value-type="string" table:style-name="ce1">
            <text:p>E31000006</text:p>
          </table:table-cell>
          <table:table-cell office:value-type="string" table:style-name="ce42">
            <text:p>Poynton Fire Station</text:p>
          </table:table-cell>
          <table:table-cell office:value-type="string" table:style-name="ce1">
            <text:p>Poynton Fire Station, School Lane, Poynton</text:p>
          </table:table-cell>
          <table:table-cell office:value-type="string" table:style-name="ce1">
            <text:p>SK12 1AX</text:p>
          </table:table-cell>
          <table:table-cell office:value-type="float" office:value="392542" table:style-name="ce39">
            <text:p>392542</text:p>
          </table:table-cell>
          <table:table-cell office:value-type="float" office:value="383535" table:style-name="ce32">
            <text:p>3835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2">
            <text:p>Yarm</text:p>
          </table:table-cell>
          <table:table-cell office:value-type="string" table:style-name="ce1">
            <text:p>Thirsk Road Yarm</text:p>
          </table:table-cell>
          <table:table-cell office:value-type="string" table:style-name="ce1">
            <text:p>TS13 45W</text:p>
          </table:table-cell>
          <table:table-cell office:value-type="float" office:value="442335" table:style-name="ce39">
            <text:p>442335</text:p>
          </table:table-cell>
          <table:table-cell office:value-type="float" office:value="511879" table:style-name="ce32">
            <text:p>5118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2">
            <text:p>Stockton</text:p>
          </table:table-cell>
          <table:table-cell office:value-type="string" table:style-name="ce1">
            <text:p>South Road Norton</text:p>
          </table:table-cell>
          <table:table-cell office:value-type="string" table:style-name="ce1">
            <text:p>TS14 6NT</text:p>
          </table:table-cell>
          <table:table-cell office:value-type="float" office:value="444877" table:style-name="ce39">
            <text:p>444877</text:p>
          </table:table-cell>
          <table:table-cell office:value-type="float" office:value="521465" table:style-name="ce32">
            <text:p>5214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2">
            <text:p>Thornaby</text:p>
          </table:table-cell>
          <table:table-cell office:value-type="string" table:style-name="ce1">
            <text:p>Master Road Thornaby</text:p>
          </table:table-cell>
          <table:table-cell office:value-type="string" table:style-name="ce1">
            <text:p>TS12 2ED</text:p>
          </table:table-cell>
          <table:table-cell office:value-type="float" office:value="445739" table:style-name="ce39">
            <text:p>445739</text:p>
          </table:table-cell>
          <table:table-cell office:value-type="float" office:value="516265" table:style-name="ce32">
            <text:p>5162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2">
            <text:p>Middlesbrough</text:p>
          </table:table-cell>
          <table:table-cell office:value-type="string" table:style-name="ce1">
            <text:p>Park Road South Middlesbrough</text:p>
          </table:table-cell>
          <table:table-cell office:value-type="string" table:style-name="ce1">
            <text:p>TS8 9NW</text:p>
          </table:table-cell>
          <table:table-cell office:value-type="float" office:value="449764" table:style-name="ce39">
            <text:p>449764</text:p>
          </table:table-cell>
          <table:table-cell office:value-type="float" office:value="518865" table:style-name="ce32">
            <text:p>5188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2">
            <text:p>Billingham</text:p>
          </table:table-cell>
          <table:table-cell office:value-type="string" table:style-name="ce1">
            <text:p>Seaton Carew Road Port Clarence</text:p>
          </table:table-cell>
          <table:table-cell office:value-type="string" table:style-name="ce1">
            <text:p>TS5 6LG</text:p>
          </table:table-cell>
          <table:table-cell office:value-type="float" office:value="450648" table:style-name="ce39">
            <text:p>450648</text:p>
          </table:table-cell>
          <table:table-cell office:value-type="float" office:value="523456" table:style-name="ce32">
            <text:p>5234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2">
            <text:p>Coulby Newham</text:p>
          </table:table-cell>
          <table:table-cell office:value-type="string" table:style-name="ce1">
            <text:p>Newham Way Middlesbrough</text:p>
          </table:table-cell>
          <table:table-cell office:value-type="string" table:style-name="ce1">
            <text:p>TS20 2SU</text:p>
          </table:table-cell>
          <table:table-cell office:value-type="float" office:value="450880" table:style-name="ce39">
            <text:p>450880</text:p>
          </table:table-cell>
          <table:table-cell office:value-type="float" office:value="514863" table:style-name="ce32">
            <text:p>5148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2">
            <text:p>Stranton</text:p>
          </table:table-cell>
          <table:table-cell office:value-type="string" table:style-name="ce1">
            <text:p>Stockton Street Hartlepool<text:s/></text:p>
          </table:table-cell>
          <table:table-cell office:value-type="string" table:style-name="ce1">
            <text:p>TS12 1JY</text:p>
          </table:table-cell>
          <table:table-cell office:value-type="float" office:value="450987" table:style-name="ce39">
            <text:p>450987</text:p>
          </table:table-cell>
          <table:table-cell office:value-type="float" office:value="532149" table:style-name="ce32">
            <text:p>5321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2">
            <text:p>Headland</text:p>
          </table:table-cell>
          <table:table-cell office:value-type="string" table:style-name="ce1">
            <text:p>Durham Street Hartlepool</text:p>
          </table:table-cell>
          <table:table-cell office:value-type="string" table:style-name="ce1">
            <text:p>TS17 0BQ</text:p>
          </table:table-cell>
          <table:table-cell office:value-type="float" office:value="452375" table:style-name="ce39">
            <text:p>452375</text:p>
          </table:table-cell>
          <table:table-cell office:value-type="float" office:value="534208" table:style-name="ce32">
            <text:p>5342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2">
            <text:p>Grangetown</text:p>
          </table:table-cell>
          <table:table-cell office:value-type="string" table:style-name="ce1">
            <text:p>Trunk Road Middlesbrough</text:p>
          </table:table-cell>
          <table:table-cell office:value-type="string" table:style-name="ce1">
            <text:p>TS6 2SU</text:p>
          </table:table-cell>
          <table:table-cell office:value-type="float" office:value="454743" table:style-name="ce39">
            <text:p>454743</text:p>
          </table:table-cell>
          <table:table-cell office:value-type="float" office:value="520086" table:style-name="ce32">
            <text:p>5200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2">
            <text:p>Redcar</text:p>
          </table:table-cell>
          <table:table-cell office:value-type="string" table:style-name="ce1">
            <text:p>Trunk Road Redcar</text:p>
          </table:table-cell>
          <table:table-cell office:value-type="string" table:style-name="ce1">
            <text:p>TS24 7QY</text:p>
          </table:table-cell>
          <table:table-cell office:value-type="float" office:value="458998" table:style-name="ce39">
            <text:p>458998</text:p>
          </table:table-cell>
          <table:table-cell office:value-type="float" office:value="524513" table:style-name="ce32">
            <text:p>5245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3">
            <text:p>Guisborough</text:p>
          </table:table-cell>
          <table:table-cell office:value-type="string" table:style-name="ce1">
            <text:p>Park Lane Guisborough</text:p>
          </table:table-cell>
          <table:table-cell office:value-type="string" table:style-name="ce1">
            <text:p>TS10 5BW</text:p>
          </table:table-cell>
          <table:table-cell office:value-type="float" office:value="460925" table:style-name="ce44">
            <text:p>460925</text:p>
          </table:table-cell>
          <table:table-cell office:value-type="float" office:value="516095" table:style-name="ce32">
            <text:p>5160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3">
            <text:p>Skelton</text:p>
          </table:table-cell>
          <table:table-cell office:value-type="string" table:style-name="ce1">
            <text:p>High Street Skelton</text:p>
          </table:table-cell>
          <table:table-cell office:value-type="string" table:style-name="ce1">
            <text:p>TS15 9LJ</text:p>
          </table:table-cell>
          <table:table-cell office:value-type="float" office:value="465778" table:style-name="ce44">
            <text:p>465778</text:p>
          </table:table-cell>
          <table:table-cell office:value-type="float" office:value="518845" table:style-name="ce32">
            <text:p>5188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3">
            <text:p>Saltburn</text:p>
          </table:table-cell>
          <table:table-cell office:value-type="string" table:style-name="ce1">
            <text:p>Leven Street Saltburn</text:p>
          </table:table-cell>
          <table:table-cell office:value-type="string" table:style-name="ce1">
            <text:p>TS24 0HQ</text:p>
          </table:table-cell>
          <table:table-cell office:value-type="float" office:value="466408" table:style-name="ce44">
            <text:p>466408</text:p>
          </table:table-cell>
          <table:table-cell office:value-type="float" office:value="521166" table:style-name="ce32">
            <text:p>5211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E31000007</text:p>
          </table:table-cell>
          <table:table-cell office:value-type="string" table:style-name="ce43">
            <text:p>Loftus</text:p>
          </table:table-cell>
          <table:table-cell office:value-type="string" table:style-name="ce1">
            <text:p>Coronation Road Loftus</text:p>
          </table:table-cell>
          <table:table-cell office:value-type="string" table:style-name="ce1">
            <text:p>TS2 1TP</text:p>
          </table:table-cell>
          <table:table-cell office:value-type="float" office:value="471702" table:style-name="ce44">
            <text:p>471702</text:p>
          </table:table-cell>
          <table:table-cell office:value-type="float" office:value="518446" table:style-name="ce32">
            <text:p>5184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43">
            <text:p>Fowey Fire Station</text:p>
          </table:table-cell>
          <table:table-cell office:value-type="string" table:style-name="ce1">
            <text:p>Rawlings Lane, Fowey</text:p>
          </table:table-cell>
          <table:table-cell office:value-type="string" table:style-name="ce3">
            <text:p>PL23 1DT</text:p>
          </table:table-cell>
          <table:table-cell office:value-type="float" office:value="21248" table:style-name="ce44">
            <text:p>21248</text:p>
          </table:table-cell>
          <table:table-cell office:value-type="float" office:value="51999" table:style-name="ce32">
            <text:p>5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43">
            <text:p>St Just Fire Station</text:p>
          </table:table-cell>
          <table:table-cell office:value-type="string" table:style-name="ce1">
            <text:p>Market Street, St Just</text:p>
          </table:table-cell>
          <table:table-cell office:value-type="string" table:style-name="ce3">
            <text:p>TR19 7HU</text:p>
          </table:table-cell>
          <table:table-cell office:value-type="float" office:value="136949" table:style-name="ce44">
            <text:p>136949</text:p>
          </table:table-cell>
          <table:table-cell office:value-type="float" office:value="31374" table:style-name="ce32">
            <text:p>313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43">
            <text:p>Penzance Fire Station</text:p>
          </table:table-cell>
          <table:table-cell office:value-type="string" table:style-name="ce1">
            <text:p>St Clare, Penzance</text:p>
          </table:table-cell>
          <table:table-cell office:value-type="string" table:style-name="ce3">
            <text:p>TR18 3DX</text:p>
          </table:table-cell>
          <table:table-cell office:value-type="float" office:value="146574" table:style-name="ce44">
            <text:p>146574</text:p>
          </table:table-cell>
          <table:table-cell office:value-type="float" office:value="30805" table:style-name="ce32">
            <text:p>30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43">
            <text:p>St Ives Fire Station</text:p>
          </table:table-cell>
          <table:table-cell office:value-type="string" table:style-name="ce1">
            <text:p>Higher Stennack, St Ives</text:p>
          </table:table-cell>
          <table:table-cell office:value-type="string" table:style-name="ce3">
            <text:p>TR26 1BH</text:p>
          </table:table-cell>
          <table:table-cell office:value-type="float" office:value="150771" table:style-name="ce44">
            <text:p>150771</text:p>
          </table:table-cell>
          <table:table-cell office:value-type="float" office:value="39868" table:style-name="ce32">
            <text:p>398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46">
            <text:p>Hayle Fire Station</text:p>
          </table:table-cell>
          <table:table-cell office:value-type="string" table:style-name="ce1">
            <text:p>Commercial Road, Hayle</text:p>
          </table:table-cell>
          <table:table-cell office:value-type="string" table:style-name="ce45">
            <text:p>TR27 4DE</text:p>
          </table:table-cell>
          <table:table-cell office:value-type="float" office:value="156420" table:style-name="ce32">
            <text:p>156420</text:p>
          </table:table-cell>
          <table:table-cell office:value-type="float" office:value="37865" table:style-name="ce32">
            <text:p>378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79">
            <text:p>Tolvaddon Fire Station</text:p>
          </table:table-cell>
          <table:table-cell office:value-type="string" table:style-name="ce1">
            <text:p>Tolvaddon, Pool</text:p>
          </table:table-cell>
          <table:table-cell office:value-type="string" table:style-name="ce2">
            <text:p>TR14 0EJ</text:p>
          </table:table-cell>
          <table:table-cell office:value-type="float" office:value="165774" table:style-name="ce44">
            <text:p>165774</text:p>
          </table:table-cell>
          <table:table-cell office:value-type="float" office:value="41796" table:style-name="ce32">
            <text:p>417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79">
            <text:p>Helston Fire Station</text:p>
          </table:table-cell>
          <table:table-cell office:value-type="string" table:style-name="ce1">
            <text:p>Redruth Road, Helston</text:p>
          </table:table-cell>
          <table:table-cell office:value-type="string" table:style-name="ce3">
            <text:p>TR13 8NR</text:p>
          </table:table-cell>
          <table:table-cell office:value-type="float" office:value="166389" table:style-name="ce44">
            <text:p>166389</text:p>
          </table:table-cell>
          <table:table-cell office:value-type="float" office:value="28598" table:style-name="ce32">
            <text:p>285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79">
            <text:p>Mullion Fire Station</text:p>
          </table:table-cell>
          <table:table-cell office:value-type="string" table:style-name="ce1">
            <text:p>Lender Lane, Mullion</text:p>
          </table:table-cell>
          <table:table-cell office:value-type="string" table:style-name="ce3">
            <text:p>TR12 7HS</text:p>
          </table:table-cell>
          <table:table-cell office:value-type="float" office:value="167766" table:style-name="ce44">
            <text:p>167766</text:p>
          </table:table-cell>
          <table:table-cell office:value-type="float" office:value="19341" table:style-name="ce32">
            <text:p>193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0">
            <text:p>Perranporth Fire Station</text:p>
          </table:table-cell>
          <table:table-cell office:value-type="string" table:style-name="ce1">
            <text:p>Station Road, Perranporth</text:p>
          </table:table-cell>
          <table:table-cell office:value-type="string" table:style-name="ce3">
            <text:p>TR6 0DD</text:p>
          </table:table-cell>
          <table:table-cell office:value-type="float" office:value="175954" table:style-name="ce81">
            <text:p>175954</text:p>
          </table:table-cell>
          <table:table-cell office:value-type="float" office:value="54243" table:style-name="ce81">
            <text:p>542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0">
            <text:p>St Keverne Fire Station</text:p>
          </table:table-cell>
          <table:table-cell office:value-type="string" table:style-name="ce1">
            <text:p>Ladden Vean, St Keverne</text:p>
          </table:table-cell>
          <table:table-cell office:value-type="string" table:style-name="ce3">
            <text:p>TR12 6QD</text:p>
          </table:table-cell>
          <table:table-cell office:value-type="float" office:value="178787" table:style-name="ce81">
            <text:p>178787</text:p>
          </table:table-cell>
          <table:table-cell office:value-type="float" office:value="21287" table:style-name="ce81">
            <text:p>212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0">
            <text:p>Falmouth Fire Station</text:p>
          </table:table-cell>
          <table:table-cell office:value-type="string" table:style-name="ce1">
            <text:p>Trescobeas Road, Falmouth</text:p>
          </table:table-cell>
          <table:table-cell office:value-type="string" table:style-name="ce3">
            <text:p>TR11 2LQ</text:p>
          </table:table-cell>
          <table:table-cell office:value-type="float" office:value="179244" table:style-name="ce81">
            <text:p>179244</text:p>
          </table:table-cell>
          <table:table-cell office:value-type="float" office:value="33128" table:style-name="ce81">
            <text:p>331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0">
            <text:p>Newquay Fire Station</text:p>
          </table:table-cell>
          <table:table-cell office:value-type="string" table:style-name="ce1">
            <text:p>Tregunnel Hill, Newquay</text:p>
          </table:table-cell>
          <table:table-cell office:value-type="string" table:style-name="ce3">
            <text:p>TR7 1QT</text:p>
          </table:table-cell>
          <table:table-cell office:value-type="float" office:value="180712" table:style-name="ce81">
            <text:p>180712</text:p>
          </table:table-cell>
          <table:table-cell office:value-type="float" office:value="61188" table:style-name="ce81">
            <text:p>611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0">
            <text:p>Truro Fire Station</text:p>
          </table:table-cell>
          <table:table-cell office:value-type="string" table:style-name="ce1">
            <text:p>Station Road, Truro</text:p>
          </table:table-cell>
          <table:table-cell office:value-type="string" table:style-name="ce3">
            <text:p>TR1 3HA</text:p>
          </table:table-cell>
          <table:table-cell office:value-type="float" office:value="181577" table:style-name="ce81">
            <text:p>181577</text:p>
          </table:table-cell>
          <table:table-cell office:value-type="float" office:value="44709" table:style-name="ce81">
            <text:p>447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0">
            <text:p>St Mawes Fire Station</text:p>
          </table:table-cell>
          <table:table-cell office:value-type="string" table:style-name="ce1">
            <text:p>Polvarth Road, St Mawes</text:p>
          </table:table-cell>
          <table:table-cell office:value-type="string" table:style-name="ce3">
            <text:p>TR2 5AY</text:p>
          </table:table-cell>
          <table:table-cell office:value-type="float" office:value="184972" table:style-name="ce81">
            <text:p>184972</text:p>
          </table:table-cell>
          <table:table-cell office:value-type="float" office:value="33489" table:style-name="ce81">
            <text:p>334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0">
            <text:p>St Columb Fire Station</text:p>
          </table:table-cell>
          <table:table-cell office:value-type="string" table:style-name="ce1">
            <text:p>Newquay Road, St Columb</text:p>
          </table:table-cell>
          <table:table-cell office:value-type="string" table:style-name="ce3">
            <text:p>TR9 6RW</text:p>
          </table:table-cell>
          <table:table-cell office:value-type="float" office:value="191014" table:style-name="ce81">
            <text:p>191014</text:p>
          </table:table-cell>
          <table:table-cell office:value-type="float" office:value="63281" table:style-name="ce81">
            <text:p>632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0">
            <text:p>Padstow Fire Station</text:p>
          </table:table-cell>
          <table:table-cell office:value-type="string" table:style-name="ce1">
            <text:p>Link Road, Padstow</text:p>
          </table:table-cell>
          <table:table-cell office:value-type="string" table:style-name="ce3">
            <text:p>PL28 8AY</text:p>
          </table:table-cell>
          <table:table-cell office:value-type="float" office:value="191696" table:style-name="ce81">
            <text:p>191696</text:p>
          </table:table-cell>
          <table:table-cell office:value-type="float" office:value="75187" table:style-name="ce81">
            <text:p>751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0">
            <text:p>St Dennis Fire Station</text:p>
          </table:table-cell>
          <table:table-cell office:value-type="string" table:style-name="ce1">
            <text:p>Hendra Downs, St Dennis</text:p>
          </table:table-cell>
          <table:table-cell office:value-type="string" table:style-name="ce3">
            <text:p>PL26 8DX</text:p>
          </table:table-cell>
          <table:table-cell office:value-type="float" office:value="195272" table:style-name="ce81">
            <text:p>195272</text:p>
          </table:table-cell>
          <table:table-cell office:value-type="float" office:value="56971" table:style-name="ce81">
            <text:p>56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0">
            <text:p>Wadebridge Fire Station</text:p>
          </table:table-cell>
          <table:table-cell office:value-type="string" table:style-name="ce1">
            <text:p>Piggy Lane, Wadebridge</text:p>
          </table:table-cell>
          <table:table-cell office:value-type="string" table:style-name="ce3">
            <text:p>PL27 7AL</text:p>
          </table:table-cell>
          <table:table-cell office:value-type="float" office:value="198794" table:style-name="ce81">
            <text:p>198794</text:p>
          </table:table-cell>
          <table:table-cell office:value-type="float" office:value="72574" table:style-name="ce81">
            <text:p>725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0">
            <text:p>Mevagissey Fire Station</text:p>
          </table:table-cell>
          <table:table-cell office:value-type="string" table:style-name="ce1">
            <text:p>Valley Road, Mevagissey</text:p>
          </table:table-cell>
          <table:table-cell office:value-type="string" table:style-name="ce3">
            <text:p>PL26 6SB</text:p>
          </table:table-cell>
          <table:table-cell office:value-type="float" office:value="201162" table:style-name="ce81">
            <text:p>201162</text:p>
          </table:table-cell>
          <table:table-cell office:value-type="float" office:value="45158" table:style-name="ce81">
            <text:p>451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0">
            <text:p>St Austell Fire Station</text:p>
          </table:table-cell>
          <table:table-cell office:value-type="string" table:style-name="ce1">
            <text:p>Carlyon Road, St Austell</text:p>
          </table:table-cell>
          <table:table-cell office:value-type="string" table:style-name="ce3">
            <text:p>PL25 4LD</text:p>
          </table:table-cell>
          <table:table-cell office:value-type="float" office:value="202220" table:style-name="ce81">
            <text:p>202220</text:p>
          </table:table-cell>
          <table:table-cell office:value-type="float" office:value="52663" table:style-name="ce81">
            <text:p>526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0">
            <text:p>Bodmin Fire Station</text:p>
          </table:table-cell>
          <table:table-cell office:value-type="string" table:style-name="ce1">
            <text:p>Berrycombe Road, Bodmin</text:p>
          </table:table-cell>
          <table:table-cell office:value-type="string" table:style-name="ce3">
            <text:p>PL31 2NS</text:p>
          </table:table-cell>
          <table:table-cell office:value-type="float" office:value="206762" table:style-name="ce81">
            <text:p>206762</text:p>
          </table:table-cell>
          <table:table-cell office:value-type="float" office:value="67330" table:style-name="ce81">
            <text:p>673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2">
            <text:p>Delabole Fire Station</text:p>
          </table:table-cell>
          <table:table-cell office:value-type="string" table:style-name="ce1">
            <text:p>Pengelly, Delabole<text:s/></text:p>
          </table:table-cell>
          <table:table-cell office:value-type="string" table:style-name="ce3">
            <text:p>PL33 9AN</text:p>
          </table:table-cell>
          <table:table-cell office:value-type="float" office:value="207277" table:style-name="ce83">
            <text:p>207277</text:p>
          </table:table-cell>
          <table:table-cell office:value-type="float" office:value="83771" table:style-name="ce83">
            <text:p>837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2">
            <text:p>Lostwithiel Fire Station</text:p>
          </table:table-cell>
          <table:table-cell office:value-type="string" table:style-name="ce1">
            <text:p>Pleyber Christ Way, Lostwithiel</text:p>
          </table:table-cell>
          <table:table-cell office:value-type="string" table:style-name="ce3">
            <text:p>PL22 OHE</text:p>
          </table:table-cell>
          <table:table-cell office:value-type="float" office:value="210476" table:style-name="ce83">
            <text:p>210476</text:p>
          </table:table-cell>
          <table:table-cell office:value-type="float" office:value="59917" table:style-name="ce83">
            <text:p>599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2">
            <text:p>Polruan Fire Station</text:p>
          </table:table-cell>
          <table:table-cell office:value-type="string" table:style-name="ce1">
            <text:p>Greenbank, Polruan</text:p>
          </table:table-cell>
          <table:table-cell office:value-type="string" table:style-name="ce3">
            <text:p>PL23 1QR</text:p>
          </table:table-cell>
          <table:table-cell office:value-type="float" office:value="212845" table:style-name="ce83">
            <text:p>212845</text:p>
          </table:table-cell>
          <table:table-cell office:value-type="float" office:value="50761" table:style-name="ce83">
            <text:p>507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2">
            <text:p>Bude Fire Station</text:p>
          </table:table-cell>
          <table:table-cell office:value-type="string" table:style-name="ce1">
            <text:p>The Wharf, Bude</text:p>
          </table:table-cell>
          <table:table-cell office:value-type="string" table:style-name="ce3">
            <text:p>EX23 8LG</text:p>
          </table:table-cell>
          <table:table-cell office:value-type="float" office:value="220642" table:style-name="ce83">
            <text:p>220642</text:p>
          </table:table-cell>
          <table:table-cell office:value-type="float" office:value="106290" table:style-name="ce83">
            <text:p>1062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2">
            <text:p>Liskeard Fire Station</text:p>
          </table:table-cell>
          <table:table-cell office:value-type="string" table:style-name="ce1">
            <text:p>Greenbank Road, Liskeard</text:p>
          </table:table-cell>
          <table:table-cell office:value-type="string" table:style-name="ce3">
            <text:p>PL14 3DW</text:p>
          </table:table-cell>
          <table:table-cell office:value-type="float" office:value="225242" table:style-name="ce83">
            <text:p>225242</text:p>
          </table:table-cell>
          <table:table-cell office:value-type="float" office:value="64890" table:style-name="ce83">
            <text:p>648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2">
            <text:p>Looe Fire Station</text:p>
          </table:table-cell>
          <table:table-cell office:value-type="string" table:style-name="ce1">
            <text:p>Church Street, West Looe</text:p>
          </table:table-cell>
          <table:table-cell office:value-type="string" table:style-name="ce3">
            <text:p>PL13 2EX</text:p>
          </table:table-cell>
          <table:table-cell office:value-type="float" office:value="225349" table:style-name="ce83">
            <text:p>225349</text:p>
          </table:table-cell>
          <table:table-cell office:value-type="float" office:value="53214" table:style-name="ce83">
            <text:p>532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2">
            <text:p>Launceston Fire Station</text:p>
          </table:table-cell>
          <table:table-cell office:value-type="string" table:style-name="ce1">
            <text:p>Hurdon Road, Launceston</text:p>
          </table:table-cell>
          <table:table-cell office:value-type="string" table:style-name="ce3">
            <text:p>PL15 9LR</text:p>
          </table:table-cell>
          <table:table-cell office:value-type="float" office:value="233406" table:style-name="ce83">
            <text:p>233406</text:p>
          </table:table-cell>
          <table:table-cell office:value-type="float" office:value="83204" table:style-name="ce83">
            <text:p>832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2">
            <text:p>Callington Fire Station</text:p>
          </table:table-cell>
          <table:table-cell office:value-type="string" table:style-name="ce1">
            <text:p>South Hill Road, Callington</text:p>
          </table:table-cell>
          <table:table-cell office:value-type="string" table:style-name="ce3">
            <text:p>PL17 7LG</text:p>
          </table:table-cell>
          <table:table-cell office:value-type="float" office:value="235952" table:style-name="ce83">
            <text:p>235952</text:p>
          </table:table-cell>
          <table:table-cell office:value-type="float" office:value="70293" table:style-name="ce83">
            <text:p>702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2">
            <text:p>Saltash Fire Station</text:p>
          </table:table-cell>
          <table:table-cell office:value-type="string" table:style-name="ce1">
            <text:p>Callington Road, Saltash</text:p>
          </table:table-cell>
          <table:table-cell office:value-type="string" table:style-name="ce3">
            <text:p>PL12 6EB</text:p>
          </table:table-cell>
          <table:table-cell office:value-type="float" office:value="241826" table:style-name="ce83">
            <text:p>241826</text:p>
          </table:table-cell>
          <table:table-cell office:value-type="float" office:value="59184" table:style-name="ce83">
            <text:p>591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wall</text:p>
          </table:table-cell>
          <table:table-cell office:value-type="string" table:style-name="ce1">
            <text:p>E31000008</text:p>
          </table:table-cell>
          <table:table-cell office:value-type="string" table:style-name="ce82">
            <text:p>Torpoint Fire Station</text:p>
          </table:table-cell>
          <table:table-cell office:value-type="string" table:style-name="ce1">
            <text:p>Anthony Road, Torpoint</text:p>
          </table:table-cell>
          <table:table-cell office:value-type="string" table:style-name="ce3">
            <text:p>PL11 2JY</text:p>
          </table:table-cell>
          <table:table-cell office:value-type="float" office:value="243339" table:style-name="ce83">
            <text:p>243339</text:p>
          </table:table-cell>
          <table:table-cell office:value-type="float" office:value="55303" table:style-name="ce83">
            <text:p>553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2">
            <text:p>Whitehaven Fire Station</text:p>
          </table:table-cell>
          <table:table-cell office:value-type="string" table:style-name="ce1">
            <text:p>Main Street, Hensingham, Whitehaven, Cumbria<text:s/></text:p>
          </table:table-cell>
          <table:table-cell office:value-type="string" table:style-name="ce1">
            <text:p>CA28 6XD</text:p>
          </table:table-cell>
          <table:table-cell office:value-type="float" office:value="299021" table:style-name="ce83">
            <text:p>299021</text:p>
          </table:table-cell>
          <table:table-cell office:value-type="float" office:value="517228" table:style-name="ce83">
            <text:p>5172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2">
            <text:p>Workington Fire Station</text:p>
          </table:table-cell>
          <table:table-cell office:value-type="string" table:style-name="ce1">
            <text:p>Moorclose Road, Workington<text:s/></text:p>
          </table:table-cell>
          <table:table-cell office:value-type="string" table:style-name="ce1">
            <text:p>CA15 5BF</text:p>
          </table:table-cell>
          <table:table-cell office:value-type="float" office:value="299992" table:style-name="ce84">
            <text:p>299992</text:p>
          </table:table-cell>
          <table:table-cell office:value-type="float" office:value="526691" table:style-name="ce84">
            <text:p>5266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2">
            <text:p>Egremont Fire Station</text:p>
          </table:table-cell>
          <table:table-cell office:value-type="string" table:style-name="ce1">
            <text:p>Chapel Street, Egremont, Cumbria<text:s/></text:p>
          </table:table-cell>
          <table:table-cell office:value-type="string" table:style-name="ce3">
            <text:p>CA22 2DU</text:p>
          </table:table-cell>
          <table:table-cell office:value-type="float" office:value="301209" table:style-name="ce83">
            <text:p>301209</text:p>
          </table:table-cell>
          <table:table-cell office:value-type="float" office:value="510903" table:style-name="ce83">
            <text:p>5109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2">
            <text:p>Frizington Fire Station</text:p>
          </table:table-cell>
          <table:table-cell office:value-type="string" table:style-name="ce1">
            <text:p>Main Street, Frizington, Cumbria<text:s/></text:p>
          </table:table-cell>
          <table:table-cell office:value-type="string" table:style-name="ce3">
            <text:p>CA26 3PE</text:p>
          </table:table-cell>
          <table:table-cell office:value-type="float" office:value="303598" table:style-name="ce83">
            <text:p>303598</text:p>
          </table:table-cell>
          <table:table-cell office:value-type="float" office:value="517564" table:style-name="ce83">
            <text:p>5175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2">
            <text:p>Maryport Fire Station</text:p>
          </table:table-cell>
          <table:table-cell office:value-type="string" table:style-name="ce1">
            <text:p>Mealpot Road, Maryport, Cumbria<text:s/></text:p>
          </table:table-cell>
          <table:table-cell office:value-type="string" table:style-name="ce3">
            <text:p>CA15 6NQ</text:p>
          </table:table-cell>
          <table:table-cell office:value-type="float" office:value="303837" table:style-name="ce83">
            <text:p>303837</text:p>
          </table:table-cell>
          <table:table-cell office:value-type="float" office:value="536233" table:style-name="ce83">
            <text:p>5362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2">
            <text:p>Seascale Fire Station</text:p>
          </table:table-cell>
          <table:table-cell office:value-type="string" table:style-name="ce1">
            <text:p>Gosforth Rod, Seascale, Cumbria<text:s/></text:p>
          </table:table-cell>
          <table:table-cell office:value-type="string" table:style-name="ce3">
            <text:p>CA20 1PR</text:p>
          </table:table-cell>
          <table:table-cell office:value-type="float" office:value="303967" table:style-name="ce83">
            <text:p>303967</text:p>
          </table:table-cell>
          <table:table-cell office:value-type="float" office:value="501077" table:style-name="ce83">
            <text:p>5010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2">
            <text:p>Bootle Fire Station</text:p>
          </table:table-cell>
          <table:table-cell office:value-type="string" table:style-name="ce1">
            <text:p>Main Street, Bootle, Cumbria<text:s/></text:p>
          </table:table-cell>
          <table:table-cell office:value-type="string" table:style-name="ce3">
            <text:p>LA19 5TH</text:p>
          </table:table-cell>
          <table:table-cell office:value-type="float" office:value="310690" table:style-name="ce85">
            <text:p>310690</text:p>
          </table:table-cell>
          <table:table-cell office:value-type="float" office:value="488478" table:style-name="ce85">
            <text:p>4884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2">
            <text:p>Silloth Fire Station</text:p>
          </table:table-cell>
          <table:table-cell office:value-type="string" table:style-name="ce1">
            <text:p>Solway Street, Silloth, Cumbria,<text:s/></text:p>
          </table:table-cell>
          <table:table-cell office:value-type="string" table:style-name="ce3">
            <text:p>CA5 5BF</text:p>
          </table:table-cell>
          <table:table-cell office:value-type="float" office:value="311182" table:style-name="ce85">
            <text:p>311182</text:p>
          </table:table-cell>
          <table:table-cell office:value-type="float" office:value="553821" table:style-name="ce85">
            <text:p>5538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2">
            <text:p>Cockermouth Fire Station</text:p>
          </table:table-cell>
          <table:table-cell office:value-type="string" table:style-name="ce1">
            <text:p>Station Road, Cockermouth, Cumbria<text:s/></text:p>
          </table:table-cell>
          <table:table-cell office:value-type="string" table:style-name="ce3">
            <text:p>CA13 9PR</text:p>
          </table:table-cell>
          <table:table-cell office:value-type="float" office:value="311982" table:style-name="ce85">
            <text:p>311982</text:p>
          </table:table-cell>
          <table:table-cell office:value-type="float" office:value="530337" table:style-name="ce85">
            <text:p>5303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2">
            <text:p>Aspatria Fire Station</text:p>
          </table:table-cell>
          <table:table-cell office:value-type="string" table:style-name="ce1">
            <text:p>King Street, Aspatria, Cumbria<text:s/></text:p>
          </table:table-cell>
          <table:table-cell office:value-type="string" table:style-name="ce3">
            <text:p>CA5 3ET</text:p>
          </table:table-cell>
          <table:table-cell office:value-type="float" office:value="314416" table:style-name="ce85">
            <text:p>314416</text:p>
          </table:table-cell>
          <table:table-cell office:value-type="float" office:value="541839" table:style-name="ce85">
            <text:p>5418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2">
            <text:p>Millom Fire Station</text:p>
          </table:table-cell>
          <table:table-cell office:value-type="string" table:style-name="ce1">
            <text:p>Millom Road, Millom, Cumbria<text:s/></text:p>
          </table:table-cell>
          <table:table-cell office:value-type="string" table:style-name="ce3">
            <text:p>LA18 4AY</text:p>
          </table:table-cell>
          <table:table-cell office:value-type="float" office:value="317588" table:style-name="ce85">
            <text:p>317588</text:p>
          </table:table-cell>
          <table:table-cell office:value-type="float" office:value="480330" table:style-name="ce85">
            <text:p>4803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2">
            <text:p>Alston Fire Station</text:p>
          </table:table-cell>
          <table:table-cell office:value-type="string" table:style-name="ce1">
            <text:p>Front Street, Alston, Cumbria<text:s/></text:p>
          </table:table-cell>
          <table:table-cell office:value-type="string" table:style-name="ce3">
            <text:p>CA9 3SQ</text:p>
          </table:table-cell>
          <table:table-cell office:value-type="float" office:value="317973" table:style-name="ce85">
            <text:p>317973</text:p>
          </table:table-cell>
          <table:table-cell office:value-type="float" office:value="546350" table:style-name="ce85">
            <text:p>5463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6">
            <text:p>Walney Fire Station</text:p>
          </table:table-cell>
          <table:table-cell office:value-type="string" table:style-name="ce1">
            <text:p>Mill Lane, Walney, Cumbria<text:s/></text:p>
          </table:table-cell>
          <table:table-cell office:value-type="string" table:style-name="ce3">
            <text:p>LA14 3XX</text:p>
          </table:table-cell>
          <table:table-cell office:value-type="float" office:value="318100" table:style-name="ce85">
            <text:p>318100</text:p>
          </table:table-cell>
          <table:table-cell office:value-type="float" office:value="469328" table:style-name="ce85">
            <text:p>4693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7">
            <text:p>Barrow Fire Station</text:p>
          </table:table-cell>
          <table:table-cell office:value-type="string" table:style-name="ce1">
            <text:p>Phoenix Road, Barrow, Cumbria<text:s/></text:p>
          </table:table-cell>
          <table:table-cell office:value-type="string" table:style-name="ce3">
            <text:p>LA14 2NS</text:p>
          </table:table-cell>
          <table:table-cell office:value-type="float" office:value="319131" table:style-name="ce85">
            <text:p>319131</text:p>
          </table:table-cell>
          <table:table-cell office:value-type="float" office:value="470533" table:style-name="ce85">
            <text:p>4705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8">
            <text:p>Broughton Fire Station</text:p>
          </table:table-cell>
          <table:table-cell office:value-type="string" table:style-name="ce1">
            <text:p>Foxfield Road, Broughton In Furness, Cumbria<text:s/></text:p>
          </table:table-cell>
          <table:table-cell office:value-type="string" table:style-name="ce3">
            <text:p>LA20 6HS</text:p>
          </table:table-cell>
          <table:table-cell office:value-type="float" office:value="321290" table:style-name="ce2">
            <text:p>321290</text:p>
          </table:table-cell>
          <table:table-cell office:value-type="float" office:value="487417" table:style-name="ce2">
            <text:p>4874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89">
            <text:p>Wigton Fire Station</text:p>
          </table:table-cell>
          <table:table-cell office:value-type="string" table:style-name="ce1">
            <text:p>Station Road, Wigton, Cumbria<text:s/></text:p>
          </table:table-cell>
          <table:table-cell office:value-type="string" table:style-name="ce1">
            <text:p>CA7 9BA</text:p>
          </table:table-cell>
          <table:table-cell office:value-type="float" office:value="325451" table:style-name="ce2">
            <text:p>325451</text:p>
          </table:table-cell>
          <table:table-cell office:value-type="float" office:value="548677" table:style-name="ce2">
            <text:p>5486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90">
            <text:p>Keswick Fire Station</text:p>
          </table:table-cell>
          <table:table-cell office:value-type="string" table:style-name="ce1">
            <text:p>Penrith Road, Keswick, Cumbria<text:s/></text:p>
          </table:table-cell>
          <table:table-cell office:value-type="string" table:style-name="ce3">
            <text:p>CA12 4PA</text:p>
          </table:table-cell>
          <table:table-cell office:value-type="float" office:value="327267" table:style-name="ce2">
            <text:p>327267</text:p>
          </table:table-cell>
          <table:table-cell office:value-type="float" office:value="523618" table:style-name="ce2">
            <text:p>5236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91">
            <text:p>Ulverston Fire Station</text:p>
          </table:table-cell>
          <table:table-cell office:value-type="string" table:style-name="ce1">
            <text:p>The Ellers, Ulverston, Cumbria<text:s/></text:p>
          </table:table-cell>
          <table:table-cell office:value-type="string" table:style-name="ce3">
            <text:p>LA12 0AB</text:p>
          </table:table-cell>
          <table:table-cell office:value-type="float" office:value="328964" table:style-name="ce2">
            <text:p>328964</text:p>
          </table:table-cell>
          <table:table-cell office:value-type="float" office:value="478193" table:style-name="ce2">
            <text:p>4781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92">
            <text:p>Coniston Fire Station</text:p>
          </table:table-cell>
          <table:table-cell office:value-type="string" table:style-name="ce1">
            <text:p>Yewdale Road, Coniston, Cumbria<text:s/></text:p>
          </table:table-cell>
          <table:table-cell office:value-type="string" table:style-name="ce3">
            <text:p>LA21 8DU</text:p>
          </table:table-cell>
          <table:table-cell office:value-type="float" office:value="330244" table:style-name="ce2">
            <text:p>330244</text:p>
          </table:table-cell>
          <table:table-cell office:value-type="float" office:value="497705" table:style-name="ce2">
            <text:p>4977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93">
            <text:p>Ambleside Fire Station</text:p>
          </table:table-cell>
          <table:table-cell office:value-type="string" table:style-name="ce1">
            <text:p>Rydal Road, Ambleside, Cumbria<text:s/></text:p>
          </table:table-cell>
          <table:table-cell office:value-type="string" table:style-name="ce94">
            <text:p>LA22 9AY</text:p>
          </table:table-cell>
          <table:table-cell office:value-type="float" office:value="337533" table:style-name="ce2">
            <text:p>337533</text:p>
          </table:table-cell>
          <table:table-cell office:value-type="float" office:value="504726" table:style-name="ce2">
            <text:p>5047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95">
            <text:p>Carlisle West Community Fire Station</text:p>
          </table:table-cell>
          <table:table-cell office:value-type="string" table:style-name="ce1">
            <text:p>Brookside, Carlisle, Cumbria<text:s/></text:p>
          </table:table-cell>
          <table:table-cell office:value-type="string" table:style-name="ce3">
            <text:p>CA2 7GW</text:p>
          </table:table-cell>
          <table:table-cell office:value-type="float" office:value="338235" table:style-name="ce2">
            <text:p>338235</text:p>
          </table:table-cell>
          <table:table-cell office:value-type="float" office:value="555865" table:style-name="ce2">
            <text:p>5558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96">
            <text:p>Longtown Fire Station</text:p>
          </table:table-cell>
          <table:table-cell office:value-type="string" table:style-name="ce1">
            <text:p>Mary Street, Longtown, Cumbria<text:s/></text:p>
          </table:table-cell>
          <table:table-cell office:value-type="string" table:style-name="ce3">
            <text:p>CA6 5UF</text:p>
          </table:table-cell>
          <table:table-cell office:value-type="float" office:value="338274" table:style-name="ce2">
            <text:p>338274</text:p>
          </table:table-cell>
          <table:table-cell office:value-type="float" office:value="568764" table:style-name="ce2">
            <text:p>5687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98">
            <text:p>Patterdale Fire Station</text:p>
          </table:table-cell>
          <table:table-cell office:value-type="string" table:style-name="ce1">
            <text:p>Patterdale, Cumbria</text:p>
          </table:table-cell>
          <table:table-cell office:value-type="string" table:style-name="ce97">
            <text:p>CA11 0PJ</text:p>
          </table:table-cell>
          <table:table-cell office:value-type="float" office:value="339140" table:style-name="ce2">
            <text:p>339140</text:p>
          </table:table-cell>
          <table:table-cell office:value-type="float" office:value="516169" table:style-name="ce2">
            <text:p>5161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99">
            <text:p>Grange Fire Station</text:p>
          </table:table-cell>
          <table:table-cell office:value-type="string" table:style-name="ce1">
            <text:p>Kents Bank Road, Grange Over Sands, Cumbria</text:p>
          </table:table-cell>
          <table:table-cell office:value-type="string" table:style-name="ce3">
            <text:p>LA11 7DJ</text:p>
          </table:table-cell>
          <table:table-cell office:value-type="float" office:value="340349" table:style-name="ce2">
            <text:p>340349</text:p>
          </table:table-cell>
          <table:table-cell office:value-type="float" office:value="477237" table:style-name="ce2">
            <text:p>4772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00">
            <text:p>Windermere Fire Station</text:p>
          </table:table-cell>
          <table:table-cell office:value-type="string" table:style-name="ce1">
            <text:p>Ellerthwaite Road, Windermere, Cumbria<text:s/></text:p>
          </table:table-cell>
          <table:table-cell office:value-type="string" table:style-name="ce1">
            <text:p>LA23 2AH</text:p>
          </table:table-cell>
          <table:table-cell office:value-type="float" office:value="341285" table:style-name="ce2">
            <text:p>341285</text:p>
          </table:table-cell>
          <table:table-cell office:value-type="float" office:value="498093" table:style-name="ce2">
            <text:p>4980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01">
            <text:p>Carlisle East Community Fire Station</text:p>
          </table:table-cell>
          <table:table-cell office:value-type="string" table:style-name="ce1">
            <text:p>Eastern Way, Carlisle, Cumbria<text:s/></text:p>
          </table:table-cell>
          <table:table-cell office:value-type="string" table:style-name="ce3">
            <text:p>CA1 3RA</text:p>
          </table:table-cell>
          <table:table-cell office:value-type="float" office:value="342073" table:style-name="ce2">
            <text:p>342073</text:p>
          </table:table-cell>
          <table:table-cell office:value-type="float" office:value="554601" table:style-name="ce2">
            <text:p>5546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02">
            <text:p>Arnside Fire Station</text:p>
          </table:table-cell>
          <table:table-cell office:value-type="string" table:style-name="ce1">
            <text:p>Silverdale Road, Arnside, Cumbria<text:s/></text:p>
          </table:table-cell>
          <table:table-cell office:value-type="string" table:style-name="ce3">
            <text:p>LA5 0DZ</text:p>
          </table:table-cell>
          <table:table-cell office:value-type="float" office:value="345868" table:style-name="ce2">
            <text:p>345868</text:p>
          </table:table-cell>
          <table:table-cell office:value-type="float" office:value="478284" table:style-name="ce2">
            <text:p>4782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03">
            <text:p>Staveley Fire Station</text:p>
          </table:table-cell>
          <table:table-cell office:value-type="string" table:style-name="ce1">
            <text:p>The Green, Staveley, Cumbria<text:s/></text:p>
          </table:table-cell>
          <table:table-cell office:value-type="string" table:style-name="ce3">
            <text:p>LA8 9JF</text:p>
          </table:table-cell>
          <table:table-cell office:value-type="float" office:value="347025" table:style-name="ce2">
            <text:p>347025</text:p>
          </table:table-cell>
          <table:table-cell office:value-type="float" office:value="498395" table:style-name="ce2">
            <text:p>4983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04">
            <text:p>Milnthorpe Fire Station</text:p>
          </table:table-cell>
          <table:table-cell office:value-type="string" table:style-name="ce1">
            <text:p>Beetham Road, Milnthorpe, Cumbria<text:s/></text:p>
          </table:table-cell>
          <table:table-cell office:value-type="string" table:style-name="ce3">
            <text:p>LA7 7QR</text:p>
          </table:table-cell>
          <table:table-cell office:value-type="float" office:value="349684" table:style-name="ce2">
            <text:p>349684</text:p>
          </table:table-cell>
          <table:table-cell office:value-type="float" office:value="481326" table:style-name="ce2">
            <text:p>4813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05">
            <text:p>Kendal Fire Station</text:p>
          </table:table-cell>
          <table:table-cell office:value-type="string" table:style-name="ce1">
            <text:p>Busher Walk, Kendal, Cumbria</text:p>
          </table:table-cell>
          <table:table-cell office:value-type="string" table:style-name="ce3">
            <text:p>LA9 4RH</text:p>
          </table:table-cell>
          <table:table-cell office:value-type="float" office:value="351446" table:style-name="ce2">
            <text:p>351446</text:p>
          </table:table-cell>
          <table:table-cell office:value-type="float" office:value="493287" table:style-name="ce2">
            <text:p>4932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07">
            <text:p>Penrith Community Fire Station</text:p>
          </table:table-cell>
          <table:table-cell office:value-type="string" table:style-name="ce1">
            <text:p>Kemplay Bank, Penrith, Cumbria</text:p>
          </table:table-cell>
          <table:table-cell office:value-type="string" table:style-name="ce3">
            <text:p>CA10 2FA</text:p>
          </table:table-cell>
          <table:table-cell office:value-type="float" office:value="352258" table:style-name="ce2">
            <text:p>352258</text:p>
          </table:table-cell>
          <table:table-cell office:value-type="float" office:value="529053" table:style-name="ce2">
            <text:p>5290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06">
            <text:p>Brampton Fire Station</text:p>
          </table:table-cell>
          <table:table-cell office:value-type="string" table:style-name="ce1">
            <text:p>Greenfield Lane, Brampton, Cumbria<text:s/></text:p>
          </table:table-cell>
          <table:table-cell office:value-type="string" table:style-name="ce3">
            <text:p>CA8 1DB</text:p>
          </table:table-cell>
          <table:table-cell office:value-type="float" office:value="352836" table:style-name="ce2">
            <text:p>352836</text:p>
          </table:table-cell>
          <table:table-cell office:value-type="float" office:value="561456" table:style-name="ce2">
            <text:p>5614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08">
            <text:p>Lazonby Fire Station</text:p>
          </table:table-cell>
          <table:table-cell office:value-type="string" table:style-name="ce1">
            <text:p>Banktop, Lazonby, Cumbria<text:s/></text:p>
          </table:table-cell>
          <table:table-cell office:value-type="string" table:style-name="ce109">
            <text:p>CA10 1AJ</text:p>
          </table:table-cell>
          <table:table-cell office:value-type="float" office:value="354679" table:style-name="ce2">
            <text:p>354679</text:p>
          </table:table-cell>
          <table:table-cell office:value-type="float" office:value="539853" table:style-name="ce2">
            <text:p>5398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10">
            <text:p>Shap Fire Station</text:p>
          </table:table-cell>
          <table:table-cell office:value-type="string" table:style-name="ce1">
            <text:p>Main Street, Shap, Cumbria,<text:s/></text:p>
          </table:table-cell>
          <table:table-cell office:value-type="string" table:style-name="ce3">
            <text:p>CA10 3NH</text:p>
          </table:table-cell>
          <table:table-cell office:value-type="float" office:value="356227" table:style-name="ce2">
            <text:p>356227</text:p>
          </table:table-cell>
          <table:table-cell office:value-type="float" office:value="515277" table:style-name="ce2">
            <text:p>5152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11">
            <text:p>Kirkby Lonsdale Fire Station</text:p>
          </table:table-cell>
          <table:table-cell office:value-type="string" table:style-name="ce1">
            <text:p>New Road, Kirkby Lonsdale,Cumbria<text:s/></text:p>
          </table:table-cell>
          <table:table-cell office:value-type="string" table:style-name="ce3">
            <text:p>LA6 2AD</text:p>
          </table:table-cell>
          <table:table-cell office:value-type="float" office:value="361016" table:style-name="ce2">
            <text:p>361016</text:p>
          </table:table-cell>
          <table:table-cell office:value-type="float" office:value="478616" table:style-name="ce2">
            <text:p>4786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12">
            <text:p>Sedbergh Fire Station</text:p>
          </table:table-cell>
          <table:table-cell office:value-type="string" table:style-name="ce1">
            <text:p>Long Lane, Sedbergh, Cumbria<text:s/></text:p>
          </table:table-cell>
          <table:table-cell office:value-type="string" table:style-name="ce3">
            <text:p>LA10 5AL</text:p>
          </table:table-cell>
          <table:table-cell office:value-type="float" office:value="366213" table:style-name="ce2">
            <text:p>366213</text:p>
          </table:table-cell>
          <table:table-cell office:value-type="float" office:value="492133" table:style-name="ce2">
            <text:p>4921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13">
            <text:p>Appleby Fire Station</text:p>
          </table:table-cell>
          <table:table-cell office:value-type="string" table:style-name="ce1">
            <text:p>Holme Street, Appleby, Cumbria<text:s/></text:p>
          </table:table-cell>
          <table:table-cell office:value-type="string" table:style-name="ce3">
            <text:p>CA16 6QU</text:p>
          </table:table-cell>
          <table:table-cell office:value-type="float" office:value="368193" table:style-name="ce2">
            <text:p>368193</text:p>
          </table:table-cell>
          <table:table-cell office:value-type="float" office:value="520240" table:style-name="ce2">
            <text:p>5202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mbria</text:p>
          </table:table-cell>
          <table:table-cell office:value-type="string" table:style-name="ce1">
            <text:p>E31000009</text:p>
          </table:table-cell>
          <table:table-cell office:value-type="string" table:style-name="ce114">
            <text:p>Kirkby Stephen Fire Station</text:p>
          </table:table-cell>
          <table:table-cell office:value-type="string" table:style-name="ce1">
            <text:p>Christian Head, Kirkby Stephen, Cumbria<text:s/></text:p>
          </table:table-cell>
          <table:table-cell office:value-type="string" table:style-name="ce3">
            <text:p>CA17 4HA</text:p>
          </table:table-cell>
          <table:table-cell office:value-type="float" office:value="377334" table:style-name="ce2">
            <text:p>377334</text:p>
          </table:table-cell>
          <table:table-cell office:value-type="float" office:value="508852" table:style-name="ce2">
            <text:p>5088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115">
            <text:p>New Mills</text:p>
          </table:table-cell>
          <table:table-cell office:value-type="string" table:style-name="ce1">
            <text:p>New Mills Fire Station, Low Leighton Road, New Mills, Derbyshire, Sk22 4Jf</text:p>
          </table:table-cell>
          <table:table-cell office:value-type="string" table:style-name="ce1">
            <text:p>SK22 4JF</text:p>
          </table:table-cell>
          <table:table-cell office:value-type="float" office:value="400912" table:style-name="ce2">
            <text:p>400912</text:p>
          </table:table-cell>
          <table:table-cell office:value-type="float" office:value="385643" table:style-name="ce2">
            <text:p>3856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116">
            <text:p>Whaley Bridge</text:p>
          </table:table-cell>
          <table:table-cell office:value-type="string" table:style-name="ce1">
            <text:p>Whaley Bridge Fire Station, Beech Road, Whaley Bridge, Derbyshire, Sk23 7Hp</text:p>
          </table:table-cell>
          <table:table-cell office:value-type="string" table:style-name="ce1">
            <text:p>SK23 7HP</text:p>
          </table:table-cell>
          <table:table-cell office:value-type="float" office:value="401168" table:style-name="ce2">
            <text:p>401168</text:p>
          </table:table-cell>
          <table:table-cell office:value-type="float" office:value="381370" table:style-name="ce2">
            <text:p>3813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116">
            <text:p>Glossop</text:p>
          </table:table-cell>
          <table:table-cell office:value-type="string" table:style-name="ce1">
            <text:p>Glossop Fire Station, Whitfield Park, Glossop, Derbyshire, Sk13 8Lg</text:p>
          </table:table-cell>
          <table:table-cell office:value-type="string" table:style-name="ce1">
            <text:p>SK13 8LG</text:p>
          </table:table-cell>
          <table:table-cell office:value-type="float" office:value="403392" table:style-name="ce2">
            <text:p>403392</text:p>
          </table:table-cell>
          <table:table-cell office:value-type="float" office:value="393157" table:style-name="ce2">
            <text:p>3931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117">
            <text:p>Buxton</text:p>
          </table:table-cell>
          <table:table-cell office:value-type="string" table:style-name="ce1">
            <text:p>Buxton Fire And Rescue Centre, Staden Lane, Buxton, Derbyshire, Sk17 9Rz</text:p>
          </table:table-cell>
          <table:table-cell office:value-type="string" table:style-name="ce2">
            <text:p>SK17 9RZ</text:p>
          </table:table-cell>
          <table:table-cell office:value-type="float" office:value="405776" table:style-name="ce2">
            <text:p>405776</text:p>
          </table:table-cell>
          <table:table-cell office:value-type="float" office:value="372693" table:style-name="ce2">
            <text:p>3726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118">
            <text:p>Chapel En Le Frith</text:p>
          </table:table-cell>
          <table:table-cell office:value-type="string" table:style-name="ce1">
            <text:p>Chapel En Le Frith Fire Station, Thornbrook Road, Chapel-En-Le-Frith, Derbyshire, Sk23 0Lx</text:p>
          </table:table-cell>
          <table:table-cell office:value-type="string" table:style-name="ce1">
            <text:p>SK23 0LX</text:p>
          </table:table-cell>
          <table:table-cell office:value-type="float" office:value="406002" table:style-name="ce2">
            <text:p>406002</text:p>
          </table:table-cell>
          <table:table-cell office:value-type="float" office:value="380677" table:style-name="ce2">
            <text:p>3806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119">
            <text:p>Bradwell</text:p>
          </table:table-cell>
          <table:table-cell office:value-type="string" table:style-name="ce1">
            <text:p>Derbyshire Fire And Rescue Service, Bradwell Fire Station, Main Road, Bradwell, Derbyshire, S33 9Jg</text:p>
          </table:table-cell>
          <table:table-cell office:value-type="string" table:style-name="ce1">
            <text:p>S33 9JG</text:p>
          </table:table-cell>
          <table:table-cell office:value-type="float" office:value="417303" table:style-name="ce2">
            <text:p>417303</text:p>
          </table:table-cell>
          <table:table-cell office:value-type="float" office:value="381482" table:style-name="ce2">
            <text:p>3814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120">
            <text:p>Ashbourne</text:p>
          </table:table-cell>
          <table:table-cell office:value-type="string" table:style-name="ce1">
            <text:p>Derbyshire Fire And Rescue Service, Ashbourne Fire Station, Park Road, Ashbourne, Derbyshire, De6 1Fn</text:p>
          </table:table-cell>
          <table:table-cell office:value-type="string" table:style-name="ce1">
            <text:p>DE6 1FN</text:p>
          </table:table-cell>
          <table:table-cell office:value-type="float" office:value="418253" table:style-name="ce2">
            <text:p>418253</text:p>
          </table:table-cell>
          <table:table-cell office:value-type="float" office:value="346572" table:style-name="ce2">
            <text:p>3465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121">
            <text:p>Bakewell</text:p>
          </table:table-cell>
          <table:table-cell office:value-type="string" table:style-name="ce1">
            <text:p>Derbyshire Fire And Rescue Service, Bakewell Fire Station, Buxton Road, Bakewell, Derbyshire, De45 1Da</text:p>
          </table:table-cell>
          <table:table-cell office:value-type="string" table:style-name="ce1">
            <text:p>DE45 1DA</text:p>
          </table:table-cell>
          <table:table-cell office:value-type="float" office:value="421611" table:style-name="ce2">
            <text:p>421611</text:p>
          </table:table-cell>
          <table:table-cell office:value-type="float" office:value="368876" table:style-name="ce2">
            <text:p>3688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Hathersage</text:p>
          </table:table-cell>
          <table:table-cell office:value-type="string" table:style-name="ce1">
            <text:p>Derbyshire Fire And Rescue Service, Hathersage Fire Station, Oddfellows Road, Hathersage, Derbyshire, S32 1Du</text:p>
          </table:table-cell>
          <table:table-cell office:value-type="string" table:style-name="ce1">
            <text:p>S32 1DU</text:p>
          </table:table-cell>
          <table:table-cell office:value-type="float" office:value="423147" table:style-name="ce48">
            <text:p>423147</text:p>
          </table:table-cell>
          <table:table-cell office:value-type="float" office:value="381424" table:style-name="ce2">
            <text:p>3814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Wirksworth</text:p>
          </table:table-cell>
          <table:table-cell office:value-type="string" table:style-name="ce1">
            <text:p>Derbyshire Fire And Rescue Service, Wirksworth Fire Station, Harrison Drive, Wirksworth, Derbyshire, De4 4Fg</text:p>
          </table:table-cell>
          <table:table-cell office:value-type="string" table:style-name="ce1">
            <text:p>DE4 4FG</text:p>
          </table:table-cell>
          <table:table-cell office:value-type="float" office:value="428717" table:style-name="ce48">
            <text:p>428717</text:p>
          </table:table-cell>
          <table:table-cell office:value-type="float" office:value="354256" table:style-name="ce2">
            <text:p>3542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Swadlincote</text:p>
          </table:table-cell>
          <table:table-cell office:value-type="string" table:style-name="ce1">
            <text:p>Swadlincote Fire Station, Civic Way, Swadlincote, Derbyshire, De11 0Ae</text:p>
          </table:table-cell>
          <table:table-cell office:value-type="string" table:style-name="ce1">
            <text:p>DE11 0AE</text:p>
          </table:table-cell>
          <table:table-cell office:value-type="float" office:value="429934" table:style-name="ce48">
            <text:p>429934</text:p>
          </table:table-cell>
          <table:table-cell office:value-type="float" office:value="319817" table:style-name="ce2">
            <text:p>3198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Matlock</text:p>
          </table:table-cell>
          <table:table-cell office:value-type="string" table:style-name="ce1">
            <text:p>Derbyshire Fire And Rescue Service, Matlock Fire Station, Chesterfield Road, Matlock, Derbyshire, De4 3Dq</text:p>
          </table:table-cell>
          <table:table-cell office:value-type="string" table:style-name="ce1">
            <text:p>DE4 3DQ</text:p>
          </table:table-cell>
          <table:table-cell office:value-type="float" office:value="430380" table:style-name="ce48">
            <text:p>430380</text:p>
          </table:table-cell>
          <table:table-cell office:value-type="float" office:value="360308" table:style-name="ce2">
            <text:p>3603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Kingsway</text:p>
          </table:table-cell>
          <table:table-cell office:value-type="string" table:style-name="ce1">
            <text:p>Kingsway Fire Station, Kingsway, Derby, Derbyshire, De22 3Ly</text:p>
          </table:table-cell>
          <table:table-cell office:value-type="string" table:style-name="ce1">
            <text:p>DE22 3LY</text:p>
          </table:table-cell>
          <table:table-cell office:value-type="float" office:value="433138" table:style-name="ce48">
            <text:p>433138</text:p>
          </table:table-cell>
          <table:table-cell office:value-type="float" office:value="335485" table:style-name="ce2">
            <text:p>3354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Belper</text:p>
          </table:table-cell>
          <table:table-cell office:value-type="string" table:style-name="ce1">
            <text:p>Belper Fire Station, Matlock Road, Belper, Derbyshire, De56 1Be</text:p>
          </table:table-cell>
          <table:table-cell office:value-type="string" table:style-name="ce2">
            <text:p>DE56 1BE</text:p>
          </table:table-cell>
          <table:table-cell office:value-type="float" office:value="434696" table:style-name="ce48">
            <text:p>434696</text:p>
          </table:table-cell>
          <table:table-cell office:value-type="float" office:value="348073" table:style-name="ce2">
            <text:p>3480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Crich</text:p>
          </table:table-cell>
          <table:table-cell office:value-type="string" table:style-name="ce1">
            <text:p>Crich Fire Station, Sandy Lane, Crich, Matlock, Derbyshire, De4 5De</text:p>
          </table:table-cell>
          <table:table-cell office:value-type="string" table:style-name="ce1">
            <text:p>DE4 5DE</text:p>
          </table:table-cell>
          <table:table-cell office:value-type="float" office:value="434907" table:style-name="ce48">
            <text:p>434907</text:p>
          </table:table-cell>
          <table:table-cell office:value-type="float" office:value="354034" table:style-name="ce2">
            <text:p>3540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Duffield</text:p>
          </table:table-cell>
          <table:table-cell office:value-type="string" table:style-name="ce1">
            <text:p>Duffield Fire Station, Derby Road, Duffield, Belper, Derbyshire, De56 4Fq</text:p>
          </table:table-cell>
          <table:table-cell office:value-type="string" table:style-name="ce1">
            <text:p>DE56 4FQ</text:p>
          </table:table-cell>
          <table:table-cell office:value-type="float" office:value="434980" table:style-name="ce48">
            <text:p>434980</text:p>
          </table:table-cell>
          <table:table-cell office:value-type="float" office:value="341936" table:style-name="ce2">
            <text:p>3419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Dronfield</text:p>
          </table:table-cell>
          <table:table-cell office:value-type="string" table:style-name="ce1">
            <text:p>Dronfield Fire Station, Hallowes Lane, Dronfield, Derbyshire, S18 1St</text:p>
          </table:table-cell>
          <table:table-cell office:value-type="string" table:style-name="ce1">
            <text:p>S18 1ST</text:p>
          </table:table-cell>
          <table:table-cell office:value-type="float" office:value="435678" table:style-name="ce48">
            <text:p>435678</text:p>
          </table:table-cell>
          <table:table-cell office:value-type="float" office:value="377948" table:style-name="ce2">
            <text:p>3779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Nottingham Road</text:p>
          </table:table-cell>
          <table:table-cell office:value-type="string" table:style-name="ce1">
            <text:p>Nottingham Road Fire Station, Nottingham Road, Derby, Derbyshire, De21 6Fp</text:p>
          </table:table-cell>
          <table:table-cell office:value-type="string" table:style-name="ce1">
            <text:p>DE21 6FP</text:p>
          </table:table-cell>
          <table:table-cell office:value-type="float" office:value="436635" table:style-name="ce48">
            <text:p>436635</text:p>
          </table:table-cell>
          <table:table-cell office:value-type="float" office:value="337216" table:style-name="ce2">
            <text:p>3372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Ascot Drive</text:p>
          </table:table-cell>
          <table:table-cell office:value-type="string" table:style-name="ce1">
            <text:p>Ascot Drive Community Fire Station, Ascot Drive, Derby, Derbyshire, De24 8Gz</text:p>
          </table:table-cell>
          <table:table-cell office:value-type="string" table:style-name="ce1">
            <text:p>DE24 8GZ</text:p>
          </table:table-cell>
          <table:table-cell office:value-type="float" office:value="436813" table:style-name="ce48">
            <text:p>436813</text:p>
          </table:table-cell>
          <table:table-cell office:value-type="float" office:value="333254" table:style-name="ce2">
            <text:p>3332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Chesterfield</text:p>
          </table:table-cell>
          <table:table-cell office:value-type="string" table:style-name="ce1">
            <text:p>Chesterfield Community Fire Station, Braidwood Way, Chesterfield, Derbyshire, S40 2Wh</text:p>
          </table:table-cell>
          <table:table-cell office:value-type="string" table:style-name="ce1">
            <text:p>S40 2WH</text:p>
          </table:table-cell>
          <table:table-cell office:value-type="float" office:value="438255" table:style-name="ce48">
            <text:p>438255</text:p>
          </table:table-cell>
          <table:table-cell office:value-type="float" office:value="373155" table:style-name="ce2">
            <text:p>3731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Melbourne</text:p>
          </table:table-cell>
          <table:table-cell office:value-type="string" table:style-name="ce1">
            <text:p>Melbourne Fire Station, Castle Street, Melbourne, Derby, Derbyshire, De73 8Dy</text:p>
          </table:table-cell>
          <table:table-cell office:value-type="string" table:style-name="ce1">
            <text:p>DE73 8DY</text:p>
          </table:table-cell>
          <table:table-cell office:value-type="float" office:value="438871" table:style-name="ce48">
            <text:p>438871</text:p>
          </table:table-cell>
          <table:table-cell office:value-type="float" office:value="325320" table:style-name="ce2">
            <text:p>3253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Clay Cross</text:p>
          </table:table-cell>
          <table:table-cell office:value-type="string" table:style-name="ce1">
            <text:p>Clay Cross Fire Station, Market Street, Clay Cross, Derbyshire, S45 9Jq</text:p>
          </table:table-cell>
          <table:table-cell office:value-type="string" table:style-name="ce1">
            <text:p>S45 9JQ</text:p>
          </table:table-cell>
          <table:table-cell office:value-type="float" office:value="439446" table:style-name="ce48">
            <text:p>439446</text:p>
          </table:table-cell>
          <table:table-cell office:value-type="float" office:value="363487" table:style-name="ce2">
            <text:p>3634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Ripley</text:p>
          </table:table-cell>
          <table:table-cell office:value-type="string" table:style-name="ce1">
            <text:p>Ripley Fire Station, Derby Road, Ripley, Derbyshire, De5 3Hr</text:p>
          </table:table-cell>
          <table:table-cell office:value-type="string" table:style-name="ce1">
            <text:p>DE5 3HR</text:p>
          </table:table-cell>
          <table:table-cell office:value-type="float" office:value="439887" table:style-name="ce48">
            <text:p>439887</text:p>
          </table:table-cell>
          <table:table-cell office:value-type="float" office:value="350081" table:style-name="ce2">
            <text:p>3500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Alfreton</text:p>
          </table:table-cell>
          <table:table-cell office:value-type="string" table:style-name="ce1">
            <text:p>Alfreton Community Fire Station, Swanwick Court, Alfreton, Derbyshire, De55 7Ad</text:p>
          </table:table-cell>
          <table:table-cell office:value-type="string" table:style-name="ce1">
            <text:p>DE55 7AD</text:p>
          </table:table-cell>
          <table:table-cell office:value-type="float" office:value="440699" table:style-name="ce48">
            <text:p>440699</text:p>
          </table:table-cell>
          <table:table-cell office:value-type="float" office:value="354508" table:style-name="ce2">
            <text:p>3545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Staveley</text:p>
          </table:table-cell>
          <table:table-cell office:value-type="string" table:style-name="ce1">
            <text:p>Staveley Community Fire Station, Crompton Road, Staveley, Derbyshire, S43 3Pg</text:p>
          </table:table-cell>
          <table:table-cell office:value-type="string" table:style-name="ce1">
            <text:p>S43 3PG</text:p>
          </table:table-cell>
          <table:table-cell office:value-type="float" office:value="443546" table:style-name="ce48">
            <text:p>443546</text:p>
          </table:table-cell>
          <table:table-cell office:value-type="float" office:value="374663" table:style-name="ce2">
            <text:p>3746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Heanor</text:p>
          </table:table-cell>
          <table:table-cell office:value-type="string" table:style-name="ce1">
            <text:p>Heanor Fire Station, Ilkeston Road, Heanor, Derbyshire, De75 7Dt</text:p>
          </table:table-cell>
          <table:table-cell office:value-type="string" table:style-name="ce2">
            <text:p>DE75 7DT</text:p>
          </table:table-cell>
          <table:table-cell office:value-type="float" office:value="443733" table:style-name="ce48">
            <text:p>443733</text:p>
          </table:table-cell>
          <table:table-cell office:value-type="float" office:value="346008" table:style-name="ce2">
            <text:p>346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Ilkeston</text:p>
          </table:table-cell>
          <table:table-cell office:value-type="string" table:style-name="ce1">
            <text:p>Ilkeston Community Fire Station, Derby Road, Ilkeston, Derbyshire, De7 5Ez</text:p>
          </table:table-cell>
          <table:table-cell office:value-type="string" table:style-name="ce1">
            <text:p>DE7 5EZ</text:p>
          </table:table-cell>
          <table:table-cell office:value-type="float" office:value="446162" table:style-name="ce48">
            <text:p>446162</text:p>
          </table:table-cell>
          <table:table-cell office:value-type="float" office:value="341371" table:style-name="ce2">
            <text:p>3413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Bolsover</text:p>
          </table:table-cell>
          <table:table-cell office:value-type="string" table:style-name="ce1">
            <text:p>Bolsover Fire Station, High Street, Bolsover, Derbyshire, S44 6Hf</text:p>
          </table:table-cell>
          <table:table-cell office:value-type="string" table:style-name="ce1">
            <text:p>S44 6HF</text:p>
          </table:table-cell>
          <table:table-cell office:value-type="float" office:value="447311" table:style-name="ce48">
            <text:p>447311</text:p>
          </table:table-cell>
          <table:table-cell office:value-type="float" office:value="370394" table:style-name="ce2">
            <text:p>3703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Long Eaton</text:p>
          </table:table-cell>
          <table:table-cell office:value-type="string" table:style-name="ce1">
            <text:p>Long Eaton Fire Station, Tamworth Road, Long Eaton, Derbyshire, Ng10 1Bd</text:p>
          </table:table-cell>
          <table:table-cell office:value-type="string" table:style-name="ce1">
            <text:p>NG10 1BD</text:p>
          </table:table-cell>
          <table:table-cell office:value-type="float" office:value="448854" table:style-name="ce48">
            <text:p>448854</text:p>
          </table:table-cell>
          <table:table-cell office:value-type="float" office:value="333265" table:style-name="ce2">
            <text:p>3332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Clowne</text:p>
          </table:table-cell>
          <table:table-cell office:value-type="string" table:style-name="ce1">
            <text:p>Clowne Fire Station, Creswell Road, Clowne, Derbyshire, S43 4Ls</text:p>
          </table:table-cell>
          <table:table-cell office:value-type="string" table:style-name="ce1">
            <text:p>S43 4LS</text:p>
          </table:table-cell>
          <table:table-cell office:value-type="float" office:value="449743" table:style-name="ce48">
            <text:p>449743</text:p>
          </table:table-cell>
          <table:table-cell office:value-type="float" office:value="375910" table:style-name="ce2">
            <text:p>3759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byshire</text:p>
          </table:table-cell>
          <table:table-cell office:value-type="string" table:style-name="ce1">
            <text:p>E31000010</text:p>
          </table:table-cell>
          <table:table-cell office:value-type="string" table:style-name="ce47">
            <text:p>Shirebrook</text:p>
          </table:table-cell>
          <table:table-cell office:value-type="string" table:style-name="ce1">
            <text:p>Shirebrook Fire Station, Portland Road, Shirebrook, Derbyshire, Ng20 8Ty</text:p>
          </table:table-cell>
          <table:table-cell office:value-type="string" table:style-name="ce1">
            <text:p>NG20 8TY</text:p>
          </table:table-cell>
          <table:table-cell office:value-type="float" office:value="452949" table:style-name="ce48">
            <text:p>452949</text:p>
          </table:table-cell>
          <table:table-cell office:value-type="float" office:value="367634" table:style-name="ce2">
            <text:p>3676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Lundy Island</text:p>
          </table:table-cell>
          <table:table-cell office:value-type="string" table:style-name="ce1">
            <text:p>Lundy Island<text:s/></text:p>
          </table:table-cell>
          <table:table-cell office:value-type="string" table:style-name="ce1">
            <text:p>EX39 2LY</text:p>
          </table:table-cell>
          <table:table-cell office:value-type="float" office:value="213678" table:style-name="ce48">
            <text:p>213678</text:p>
          </table:table-cell>
          <table:table-cell office:value-type="float" office:value="144069" table:style-name="ce1">
            <text:p>1440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Hartland</text:p>
          </table:table-cell>
          <table:table-cell office:value-type="string" table:style-name="ce1">
            <text:p>North Street</text:p>
          </table:table-cell>
          <table:table-cell office:value-type="string" table:style-name="ce1">
            <text:p>EX39 6DE</text:p>
          </table:table-cell>
          <table:table-cell office:value-type="float" office:value="225868" table:style-name="ce48">
            <text:p>225868</text:p>
          </table:table-cell>
          <table:table-cell office:value-type="float" office:value="124513" table:style-name="ce1">
            <text:p>1245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Holsworthy</text:p>
          </table:table-cell>
          <table:table-cell office:value-type="string" table:style-name="ce1">
            <text:p>Western Road</text:p>
          </table:table-cell>
          <table:table-cell office:value-type="string" table:style-name="ce1">
            <text:p>EX22 6DH</text:p>
          </table:table-cell>
          <table:table-cell office:value-type="float" office:value="234325" table:style-name="ce48">
            <text:p>234325</text:p>
          </table:table-cell>
          <table:table-cell office:value-type="float" office:value="104017" table:style-name="ce1">
            <text:p>104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Bere Alston</text:p>
          </table:table-cell>
          <table:table-cell office:value-type="string" table:style-name="ce1">
            <text:p>Station Road<text:s/></text:p>
          </table:table-cell>
          <table:table-cell office:value-type="string" table:style-name="ce1">
            <text:p>PL20 7EN</text:p>
          </table:table-cell>
          <table:table-cell office:value-type="float" office:value="244464" table:style-name="ce48">
            <text:p>244464</text:p>
          </table:table-cell>
          <table:table-cell office:value-type="float" office:value="66911" table:style-name="ce1">
            <text:p>669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Bideford</text:p>
          </table:table-cell>
          <table:table-cell office:value-type="string" table:style-name="ce1">
            <text:p>Old Town</text:p>
          </table:table-cell>
          <table:table-cell office:value-type="string" table:style-name="ce1">
            <text:p>EX39 3BH</text:p>
          </table:table-cell>
          <table:table-cell office:value-type="float" office:value="245039" table:style-name="ce48">
            <text:p>245039</text:p>
          </table:table-cell>
          <table:table-cell office:value-type="float" office:value="126449" table:style-name="ce1">
            <text:p>1264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Camels Head</text:p>
          </table:table-cell>
          <table:table-cell office:value-type="string" table:style-name="ce1">
            <text:p>Ferndale Road Plymouth</text:p>
          </table:table-cell>
          <table:table-cell office:value-type="string" table:style-name="ce1">
            <text:p>PL2 2EL</text:p>
          </table:table-cell>
          <table:table-cell office:value-type="float" office:value="245335" table:style-name="ce48">
            <text:p>245335</text:p>
          </table:table-cell>
          <table:table-cell office:value-type="float" office:value="57499" table:style-name="ce1">
            <text:p>574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Woolacombe</text:p>
          </table:table-cell>
          <table:table-cell office:value-type="string" table:style-name="ce1">
            <text:p>Barton Road</text:p>
          </table:table-cell>
          <table:table-cell office:value-type="string" table:style-name="ce1">
            <text:p>EX34 7BA</text:p>
          </table:table-cell>
          <table:table-cell office:value-type="float" office:value="245987" table:style-name="ce48">
            <text:p>245987</text:p>
          </table:table-cell>
          <table:table-cell office:value-type="float" office:value="143715" table:style-name="ce1">
            <text:p>1437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Appledore</text:p>
          </table:table-cell>
          <table:table-cell office:value-type="string" table:style-name="ce1">
            <text:p>Myrtle Street<text:s/></text:p>
          </table:table-cell>
          <table:table-cell office:value-type="string" table:style-name="ce1">
            <text:p>EX39 1PH</text:p>
          </table:table-cell>
          <table:table-cell office:value-type="float" office:value="246312" table:style-name="ce48">
            <text:p>246312</text:p>
          </table:table-cell>
          <table:table-cell office:value-type="float" office:value="130299" table:style-name="ce1">
            <text:p>1302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Tavistock</text:p>
          </table:table-cell>
          <table:table-cell office:value-type="string" table:style-name="ce1">
            <text:p>Abbey Rise</text:p>
          </table:table-cell>
          <table:table-cell office:value-type="string" table:style-name="ce1">
            <text:p>PL19 9FD</text:p>
          </table:table-cell>
          <table:table-cell office:value-type="float" office:value="248126" table:style-name="ce48">
            <text:p>248126</text:p>
          </table:table-cell>
          <table:table-cell office:value-type="float" office:value="74081" table:style-name="ce1">
            <text:p>740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Crownhill</text:p>
          </table:table-cell>
          <table:table-cell office:value-type="string" table:style-name="ce1">
            <text:p>Crownhill Road Plymouth<text:s/></text:p>
          </table:table-cell>
          <table:table-cell office:value-type="string" table:style-name="ce1">
            <text:p>PL5 3AN</text:p>
          </table:table-cell>
          <table:table-cell office:value-type="float" office:value="248376" table:style-name="ce48">
            <text:p>248376</text:p>
          </table:table-cell>
          <table:table-cell office:value-type="float" office:value="58906" table:style-name="ce1">
            <text:p>589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Greenbank</text:p>
          </table:table-cell>
          <table:table-cell office:value-type="string" table:style-name="ce1">
            <text:p>Longfield Place Plymouth<text:s/></text:p>
          </table:table-cell>
          <table:table-cell office:value-type="string" table:style-name="ce1">
            <text:p>PL4 7JQ</text:p>
          </table:table-cell>
          <table:table-cell office:value-type="float" office:value="248611" table:style-name="ce48">
            <text:p>248611</text:p>
          </table:table-cell>
          <table:table-cell office:value-type="float" office:value="55363" table:style-name="ce1">
            <text:p>553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Braunton</text:p>
          </table:table-cell>
          <table:table-cell office:value-type="string" table:style-name="ce1">
            <text:p>Chaloners Road</text:p>
          </table:table-cell>
          <table:table-cell office:value-type="string" table:style-name="ce1">
            <text:p>EX33 2ES</text:p>
          </table:table-cell>
          <table:table-cell office:value-type="float" office:value="248768" table:style-name="ce48">
            <text:p>248768</text:p>
          </table:table-cell>
          <table:table-cell office:value-type="float" office:value="137098" table:style-name="ce1">
            <text:p>1370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Torrington</text:p>
          </table:table-cell>
          <table:table-cell office:value-type="string" table:style-name="ce1">
            <text:p>Calf Street</text:p>
          </table:table-cell>
          <table:table-cell office:value-type="string" table:style-name="ce1">
            <text:p>EX38 8EG</text:p>
          </table:table-cell>
          <table:table-cell office:value-type="float" office:value="249713" table:style-name="ce48">
            <text:p>249713</text:p>
          </table:table-cell>
          <table:table-cell office:value-type="float" office:value="119337" table:style-name="ce1">
            <text:p>1193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Plymstock</text:p>
          </table:table-cell>
          <table:table-cell office:value-type="string" table:style-name="ce1">
            <text:p>Dean Hill</text:p>
          </table:table-cell>
          <table:table-cell office:value-type="string" table:style-name="ce1">
            <text:p>PL9 9AA</text:p>
          </table:table-cell>
          <table:table-cell office:value-type="float" office:value="251229" table:style-name="ce48">
            <text:p>251229</text:p>
          </table:table-cell>
          <table:table-cell office:value-type="float" office:value="53166" table:style-name="ce1">
            <text:p>531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Ilfracombe</text:p>
          </table:table-cell>
          <table:table-cell office:value-type="string" table:style-name="ce1">
            <text:p>Marlborough Road</text:p>
          </table:table-cell>
          <table:table-cell office:value-type="string" table:style-name="ce1">
            <text:p>EX34 8JL</text:p>
          </table:table-cell>
          <table:table-cell office:value-type="float" office:value="251754" table:style-name="ce48">
            <text:p>251754</text:p>
          </table:table-cell>
          <table:table-cell office:value-type="float" office:value="147292" table:style-name="ce1">
            <text:p>1472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Yelverton</text:p>
          </table:table-cell>
          <table:table-cell office:value-type="string" table:style-name="ce1">
            <text:p>Dousland Road</text:p>
          </table:table-cell>
          <table:table-cell office:value-type="string" table:style-name="ce1">
            <text:p>PL20 6AZ</text:p>
          </table:table-cell>
          <table:table-cell office:value-type="float" office:value="252374" table:style-name="ce48">
            <text:p>252374</text:p>
          </table:table-cell>
          <table:table-cell office:value-type="float" office:value="68014" table:style-name="ce1">
            <text:p>680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Hatherleigh</text:p>
          </table:table-cell>
          <table:table-cell office:value-type="string" table:style-name="ce1">
            <text:p>Mill Meadow</text:p>
          </table:table-cell>
          <table:table-cell office:value-type="string" table:style-name="ce1">
            <text:p>EX20 3JA</text:p>
          </table:table-cell>
          <table:table-cell office:value-type="float" office:value="254121" table:style-name="ce48">
            <text:p>254121</text:p>
          </table:table-cell>
          <table:table-cell office:value-type="float" office:value="104142" table:style-name="ce1">
            <text:p>1041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Plympton</text:p>
          </table:table-cell>
          <table:table-cell office:value-type="string" table:style-name="ce1">
            <text:p>Glen Road</text:p>
          </table:table-cell>
          <table:table-cell office:value-type="string" table:style-name="ce1">
            <text:p>PL7 2XT</text:p>
          </table:table-cell>
          <table:table-cell office:value-type="float" office:value="254236" table:style-name="ce48">
            <text:p>254236</text:p>
          </table:table-cell>
          <table:table-cell office:value-type="float" office:value="56664" table:style-name="ce1">
            <text:p>566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Barnstaple</text:p>
          </table:table-cell>
          <table:table-cell office:value-type="string" table:style-name="ce1">
            <text:p>North Road<text:s text:c="2"/></text:p>
          </table:table-cell>
          <table:table-cell office:value-type="string" table:style-name="ce1">
            <text:p>EX31 1PA</text:p>
          </table:table-cell>
          <table:table-cell office:value-type="float" office:value="255795" table:style-name="ce48">
            <text:p>255795</text:p>
          </table:table-cell>
          <table:table-cell office:value-type="float" office:value="133894" table:style-name="ce1">
            <text:p>1338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Combe Martin</text:p>
          </table:table-cell>
          <table:table-cell office:value-type="string" table:style-name="ce1">
            <text:p>High Street</text:p>
          </table:table-cell>
          <table:table-cell office:value-type="string" table:style-name="ce1">
            <text:p>EX34 0EB</text:p>
          </table:table-cell>
          <table:table-cell office:value-type="float" office:value="258595" table:style-name="ce48">
            <text:p>258595</text:p>
          </table:table-cell>
          <table:table-cell office:value-type="float" office:value="146522" table:style-name="ce1">
            <text:p>1465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Princetown</text:p>
          </table:table-cell>
          <table:table-cell office:value-type="string" table:style-name="ce1">
            <text:p>Station Road</text:p>
          </table:table-cell>
          <table:table-cell office:value-type="string" table:style-name="ce1">
            <text:p>PL20 6QY</text:p>
          </table:table-cell>
          <table:table-cell office:value-type="float" office:value="258826" table:style-name="ce48">
            <text:p>258826</text:p>
          </table:table-cell>
          <table:table-cell office:value-type="float" office:value="73467" table:style-name="ce1">
            <text:p>734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Okehampton</text:p>
          </table:table-cell>
          <table:table-cell office:value-type="string" table:style-name="ce1">
            <text:p>North Road</text:p>
          </table:table-cell>
          <table:table-cell office:value-type="string" table:style-name="ce1">
            <text:p>EX20 1BE</text:p>
          </table:table-cell>
          <table:table-cell office:value-type="float" office:value="258957" table:style-name="ce48">
            <text:p>258957</text:p>
          </table:table-cell>
          <table:table-cell office:value-type="float" office:value="95582" table:style-name="ce1">
            <text:p>955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Ivybridge</text:p>
          </table:table-cell>
          <table:table-cell office:value-type="string" table:style-name="ce1">
            <text:p>Ermington Road</text:p>
          </table:table-cell>
          <table:table-cell office:value-type="string" table:style-name="ce1">
            <text:p>PL21 9ES</text:p>
          </table:table-cell>
          <table:table-cell office:value-type="float" office:value="263328" table:style-name="ce48">
            <text:p>263328</text:p>
          </table:table-cell>
          <table:table-cell office:value-type="float" office:value="55700" table:style-name="ce1">
            <text:p>557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Kingston</text:p>
          </table:table-cell>
          <table:table-cell office:value-type="string" table:style-name="ce1">
            <text:p>The Village</text:p>
          </table:table-cell>
          <table:table-cell office:value-type="string" table:style-name="ce1">
            <text:p>TQ7 4PH</text:p>
          </table:table-cell>
          <table:table-cell office:value-type="float" office:value="263655" table:style-name="ce48">
            <text:p>263655</text:p>
          </table:table-cell>
          <table:table-cell office:value-type="float" office:value="47827" table:style-name="ce1">
            <text:p>478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Modbury</text:p>
          </table:table-cell>
          <table:table-cell office:value-type="string" table:style-name="ce1">
            <text:p>Dark Lane</text:p>
          </table:table-cell>
          <table:table-cell office:value-type="string" table:style-name="ce1">
            <text:p>PL21 0RD</text:p>
          </table:table-cell>
          <table:table-cell office:value-type="float" office:value="265916" table:style-name="ce48">
            <text:p>265916</text:p>
          </table:table-cell>
          <table:table-cell office:value-type="float" office:value="52156" table:style-name="ce1">
            <text:p>521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North Tawton</text:p>
          </table:table-cell>
          <table:table-cell office:value-type="string" table:style-name="ce1">
            <text:p>Barton Street</text:p>
          </table:table-cell>
          <table:table-cell office:value-type="string" table:style-name="ce1">
            <text:p>EX20 2HL</text:p>
          </table:table-cell>
          <table:table-cell office:value-type="float" office:value="266331" table:style-name="ce48">
            <text:p>266331</text:p>
          </table:table-cell>
          <table:table-cell office:value-type="float" office:value="101526" table:style-name="ce1">
            <text:p>1015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Chulmleigh</text:p>
          </table:table-cell>
          <table:table-cell office:value-type="string" table:style-name="ce1">
            <text:p>New Street</text:p>
          </table:table-cell>
          <table:table-cell office:value-type="string" table:style-name="ce1">
            <text:p>EX18 7BZ</text:p>
          </table:table-cell>
          <table:table-cell office:value-type="float" office:value="268629" table:style-name="ce48">
            <text:p>268629</text:p>
          </table:table-cell>
          <table:table-cell office:value-type="float" office:value="114198" table:style-name="ce1">
            <text:p>1141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Chagford</text:p>
          </table:table-cell>
          <table:table-cell office:value-type="string" table:style-name="ce1">
            <text:p>Lower Street</text:p>
          </table:table-cell>
          <table:table-cell office:value-type="string" table:style-name="ce1">
            <text:p>TQ13 8AZ</text:p>
          </table:table-cell>
          <table:table-cell office:value-type="float" office:value="270301" table:style-name="ce48">
            <text:p>270301</text:p>
          </table:table-cell>
          <table:table-cell office:value-type="float" office:value="87838" table:style-name="ce1">
            <text:p>878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South Molton</text:p>
          </table:table-cell>
          <table:table-cell office:value-type="string" table:style-name="ce1">
            <text:p>North Street</text:p>
          </table:table-cell>
          <table:table-cell office:value-type="string" table:style-name="ce1">
            <text:p>EX36 3AN</text:p>
          </table:table-cell>
          <table:table-cell office:value-type="float" office:value="271392" table:style-name="ce48">
            <text:p>271392</text:p>
          </table:table-cell>
          <table:table-cell office:value-type="float" office:value="126024" table:style-name="ce1">
            <text:p>1260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Lynton</text:p>
          </table:table-cell>
          <table:table-cell office:value-type="string" table:style-name="ce1">
            <text:p>Burvill Street</text:p>
          </table:table-cell>
          <table:table-cell office:value-type="string" table:style-name="ce1">
            <text:p>EX35 6HA</text:p>
          </table:table-cell>
          <table:table-cell office:value-type="float" office:value="271843" table:style-name="ce48">
            <text:p>271843</text:p>
          </table:table-cell>
          <table:table-cell office:value-type="float" office:value="149414" table:style-name="ce1">
            <text:p>1494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Kingsbridge</text:p>
          </table:table-cell>
          <table:table-cell office:value-type="string" table:style-name="ce1">
            <text:p>Duncombe Street</text:p>
          </table:table-cell>
          <table:table-cell office:value-type="string" table:style-name="ce1">
            <text:p>TQ7 1LR</text:p>
          </table:table-cell>
          <table:table-cell office:value-type="float" office:value="273594" table:style-name="ce48">
            <text:p>273594</text:p>
          </table:table-cell>
          <table:table-cell office:value-type="float" office:value="44500" table:style-name="ce1">
            <text:p>445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Buckfastleigh</text:p>
          </table:table-cell>
          <table:table-cell office:value-type="string" table:style-name="ce1">
            <text:p>Bossell Road</text:p>
          </table:table-cell>
          <table:table-cell office:value-type="string" table:style-name="ce1">
            <text:p>TQ11 0DD</text:p>
          </table:table-cell>
          <table:table-cell office:value-type="float" office:value="273648" table:style-name="ce48">
            <text:p>273648</text:p>
          </table:table-cell>
          <table:table-cell office:value-type="float" office:value="66045" table:style-name="ce1">
            <text:p>660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Salcombe</text:p>
          </table:table-cell>
          <table:table-cell office:value-type="string" table:style-name="ce1">
            <text:p>Gould Road</text:p>
          </table:table-cell>
          <table:table-cell office:value-type="string" table:style-name="ce1">
            <text:p>TQ8 8DU</text:p>
          </table:table-cell>
          <table:table-cell office:value-type="float" office:value="273883" table:style-name="ce48">
            <text:p>273883</text:p>
          </table:table-cell>
          <table:table-cell office:value-type="float" office:value="39310" table:style-name="ce1">
            <text:p>393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Moretonhampstead</text:p>
          </table:table-cell>
          <table:table-cell office:value-type="string" table:style-name="ce1">
            <text:p>Station Road</text:p>
          </table:table-cell>
          <table:table-cell office:value-type="string" table:style-name="ce1">
            <text:p>TQ13 8SA</text:p>
          </table:table-cell>
          <table:table-cell office:value-type="float" office:value="275704" table:style-name="ce48">
            <text:p>275704</text:p>
          </table:table-cell>
          <table:table-cell office:value-type="float" office:value="85775" table:style-name="ce1">
            <text:p>857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Ashburton</text:p>
          </table:table-cell>
          <table:table-cell office:value-type="string" table:style-name="ce1">
            <text:p>Eastern Road<text:s/></text:p>
          </table:table-cell>
          <table:table-cell office:value-type="string" table:style-name="ce1">
            <text:p>TQ13 7AP</text:p>
          </table:table-cell>
          <table:table-cell office:value-type="float" office:value="276215" table:style-name="ce48">
            <text:p>276215</text:p>
          </table:table-cell>
          <table:table-cell office:value-type="float" office:value="70376" table:style-name="ce1">
            <text:p>703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Totnes</text:p>
          </table:table-cell>
          <table:table-cell office:value-type="string" table:style-name="ce1">
            <text:p>Coronation Road</text:p>
          </table:table-cell>
          <table:table-cell office:value-type="string" table:style-name="ce1">
            <text:p>TQ9 5DF</text:p>
          </table:table-cell>
          <table:table-cell office:value-type="float" office:value="280521" table:style-name="ce48">
            <text:p>280521</text:p>
          </table:table-cell>
          <table:table-cell office:value-type="float" office:value="60639" table:style-name="ce1">
            <text:p>606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Witheridge</text:p>
          </table:table-cell>
          <table:table-cell office:value-type="string" table:style-name="ce1">
            <text:p>Fore Street</text:p>
          </table:table-cell>
          <table:table-cell office:value-type="string" table:style-name="ce1">
            <text:p>EX16 8AH</text:p>
          </table:table-cell>
          <table:table-cell office:value-type="float" office:value="280662" table:style-name="ce48">
            <text:p>280662</text:p>
          </table:table-cell>
          <table:table-cell office:value-type="float" office:value="114175" table:style-name="ce1">
            <text:p>1141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Bovey Tracey</text:p>
          </table:table-cell>
          <table:table-cell office:value-type="string" table:style-name="ce1">
            <text:p>Marlborough Terrace<text:s text:c="2"/></text:p>
          </table:table-cell>
          <table:table-cell office:value-type="string" table:style-name="ce1">
            <text:p>TQ13 9AL</text:p>
          </table:table-cell>
          <table:table-cell office:value-type="float" office:value="281069" table:style-name="ce48">
            <text:p>281069</text:p>
          </table:table-cell>
          <table:table-cell office:value-type="float" office:value="78227" table:style-name="ce1">
            <text:p>782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Crediton</text:p>
          </table:table-cell>
          <table:table-cell office:value-type="string" table:style-name="ce1">
            <text:p>Charlotte Street</text:p>
          </table:table-cell>
          <table:table-cell office:value-type="string" table:style-name="ce1">
            <text:p>EX17 3BJ</text:p>
          </table:table-cell>
          <table:table-cell office:value-type="float" office:value="283775" table:style-name="ce48">
            <text:p>283775</text:p>
          </table:table-cell>
          <table:table-cell office:value-type="float" office:value="100069" table:style-name="ce1">
            <text:p>1000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7">
            <text:p>Newton Abbot</text:p>
          </table:table-cell>
          <table:table-cell office:value-type="string" table:style-name="ce1">
            <text:p>The Avenue</text:p>
          </table:table-cell>
          <table:table-cell office:value-type="string" table:style-name="ce1">
            <text:p>TQ12 2DR</text:p>
          </table:table-cell>
          <table:table-cell office:value-type="float" office:value="286357" table:style-name="ce48">
            <text:p>286357</text:p>
          </table:table-cell>
          <table:table-cell office:value-type="float" office:value="71759" table:style-name="ce1">
            <text:p>717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49">
            <text:p>Dartmouth</text:p>
          </table:table-cell>
          <table:table-cell office:value-type="string" table:style-name="ce1">
            <text:p>College Way</text:p>
          </table:table-cell>
          <table:table-cell office:value-type="string" table:style-name="ce1">
            <text:p>TQ6 9NN</text:p>
          </table:table-cell>
          <table:table-cell office:value-type="float" office:value="287423" table:style-name="ce48">
            <text:p>287423</text:p>
          </table:table-cell>
          <table:table-cell office:value-type="float" office:value="51600" table:style-name="ce1">
            <text:p>516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50">
            <text:p>Porlock</text:p>
          </table:table-cell>
          <table:table-cell office:value-type="string" table:style-name="ce1">
            <text:p>High Bank</text:p>
          </table:table-cell>
          <table:table-cell office:value-type="string" table:style-name="ce1">
            <text:p>TA24 8NS</text:p>
          </table:table-cell>
          <table:table-cell office:value-type="float" office:value="288451" table:style-name="ce48">
            <text:p>288451</text:p>
          </table:table-cell>
          <table:table-cell office:value-type="float" office:value="146843" table:style-name="ce1">
            <text:p>1468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51">
            <text:p>Paignton</text:p>
          </table:table-cell>
          <table:table-cell office:value-type="string" table:style-name="ce1">
            <text:p>Cecil Road</text:p>
          </table:table-cell>
          <table:table-cell office:value-type="string" table:style-name="ce1">
            <text:p>TQ3 2SH</text:p>
          </table:table-cell>
          <table:table-cell office:value-type="float" office:value="288654" table:style-name="ce48">
            <text:p>288654</text:p>
          </table:table-cell>
          <table:table-cell office:value-type="float" office:value="61076" table:style-name="ce1">
            <text:p>610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52">
            <text:p>Torquay</text:p>
          </table:table-cell>
          <table:table-cell office:value-type="string" table:style-name="ce1">
            <text:p>Newton Road</text:p>
          </table:table-cell>
          <table:table-cell office:value-type="string" table:style-name="ce1">
            <text:p>TQ2 7AD</text:p>
          </table:table-cell>
          <table:table-cell office:value-type="float" office:value="289936" table:style-name="ce48">
            <text:p>289936</text:p>
          </table:table-cell>
          <table:table-cell office:value-type="float" office:value="66045" table:style-name="ce1">
            <text:p>660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53">
            <text:p>Dulverton</text:p>
          </table:table-cell>
          <table:table-cell office:value-type="string" table:style-name="ce1">
            <text:p>St Cuthberts Way</text:p>
          </table:table-cell>
          <table:table-cell office:value-type="string" table:style-name="ce1">
            <text:p>TA22 9HL</text:p>
          </table:table-cell>
          <table:table-cell office:value-type="float" office:value="291232" table:style-name="ce48">
            <text:p>291232</text:p>
          </table:table-cell>
          <table:table-cell office:value-type="float" office:value="127886" table:style-name="ce1">
            <text:p>1278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54">
            <text:p>Danes Castle</text:p>
          </table:table-cell>
          <table:table-cell office:value-type="string" table:style-name="ce1">
            <text:p>Howell Road<text:s/></text:p>
          </table:table-cell>
          <table:table-cell office:value-type="string" table:style-name="ce1">
            <text:p>EX4 4LP</text:p>
          </table:table-cell>
          <table:table-cell office:value-type="float" office:value="291844" table:style-name="ce48">
            <text:p>291844</text:p>
          </table:table-cell>
          <table:table-cell office:value-type="float" office:value="93333" table:style-name="ce1">
            <text:p>933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55">
            <text:p>Brixham</text:p>
          </table:table-cell>
          <table:table-cell office:value-type="string" table:style-name="ce1">
            <text:p>Bolton Street</text:p>
          </table:table-cell>
          <table:table-cell office:value-type="string" table:style-name="ce1">
            <text:p>TQ5 9DJ</text:p>
          </table:table-cell>
          <table:table-cell office:value-type="float" office:value="292423" table:style-name="ce48">
            <text:p>292423</text:p>
          </table:table-cell>
          <table:table-cell office:value-type="float" office:value="55670" table:style-name="ce1">
            <text:p>556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56">
            <text:p>Teignmouth</text:p>
          </table:table-cell>
          <table:table-cell office:value-type="string" table:style-name="ce1">
            <text:p>Exeter Road</text:p>
          </table:table-cell>
          <table:table-cell office:value-type="string" table:style-name="ce1">
            <text:p>TQ14 8HY</text:p>
          </table:table-cell>
          <table:table-cell office:value-type="float" office:value="294029" table:style-name="ce48">
            <text:p>294029</text:p>
          </table:table-cell>
          <table:table-cell office:value-type="float" office:value="73032" table:style-name="ce1">
            <text:p>730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57">
            <text:p>Tiverton</text:p>
          </table:table-cell>
          <table:table-cell office:value-type="string" table:style-name="ce1">
            <text:p>Wellbrook Street</text:p>
          </table:table-cell>
          <table:table-cell office:value-type="string" table:style-name="ce1">
            <text:p>EX16 5BP</text:p>
          </table:table-cell>
          <table:table-cell office:value-type="float" office:value="294828" table:style-name="ce48">
            <text:p>294828</text:p>
          </table:table-cell>
          <table:table-cell office:value-type="float" office:value="112632" table:style-name="ce1">
            <text:p>1126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58">
            <text:p>Dawlish</text:p>
          </table:table-cell>
          <table:table-cell office:value-type="string" table:style-name="ce1">
            <text:p>Oak Hill</text:p>
          </table:table-cell>
          <table:table-cell office:value-type="string" table:style-name="ce1">
            <text:p>EX7 9QZ</text:p>
          </table:table-cell>
          <table:table-cell office:value-type="float" office:value="295314" table:style-name="ce48">
            <text:p>295314</text:p>
          </table:table-cell>
          <table:table-cell office:value-type="float" office:value="76429" table:style-name="ce1">
            <text:p>764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63">
            <text:p>Bampton</text:p>
          </table:table-cell>
          <table:table-cell office:value-type="string" table:style-name="ce1">
            <text:p>Barnhay<text:s/></text:p>
          </table:table-cell>
          <table:table-cell office:value-type="string" table:style-name="ce1">
            <text:p>EX16 9NB</text:p>
          </table:table-cell>
          <table:table-cell office:value-type="float" office:value="295633" table:style-name="ce48">
            <text:p>295633</text:p>
          </table:table-cell>
          <table:table-cell office:value-type="float" office:value="122102" table:style-name="ce1">
            <text:p>1221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64">
            <text:p>Middlemoor</text:p>
          </table:table-cell>
          <table:table-cell office:value-type="string" table:style-name="ce1">
            <text:p>Sidmouth Road</text:p>
          </table:table-cell>
          <table:table-cell office:value-type="string" table:style-name="ce1">
            <text:p>EX2 7AP</text:p>
          </table:table-cell>
          <table:table-cell office:value-type="float" office:value="295918" table:style-name="ce48">
            <text:p>295918</text:p>
          </table:table-cell>
          <table:table-cell office:value-type="float" office:value="91872" table:style-name="ce1">
            <text:p>918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59">
            <text:p>Topsham</text:p>
          </table:table-cell>
          <table:table-cell office:value-type="string" table:style-name="ce1">
            <text:p>Fore Street</text:p>
          </table:table-cell>
          <table:table-cell office:value-type="string" table:style-name="ce1">
            <text:p>EX3 0HF</text:p>
          </table:table-cell>
          <table:table-cell office:value-type="float" office:value="296531" table:style-name="ce48">
            <text:p>296531</text:p>
          </table:table-cell>
          <table:table-cell office:value-type="float" office:value="88216" table:style-name="ce1">
            <text:p>882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60">
            <text:p>Minehead</text:p>
          </table:table-cell>
          <table:table-cell office:value-type="string" table:style-name="ce1">
            <text:p>Hopcott Road</text:p>
          </table:table-cell>
          <table:table-cell office:value-type="string" table:style-name="ce1">
            <text:p>TA24 6DJ</text:p>
          </table:table-cell>
          <table:table-cell office:value-type="float" office:value="297241" table:style-name="ce48">
            <text:p>297241</text:p>
          </table:table-cell>
          <table:table-cell office:value-type="float" office:value="145354" table:style-name="ce1">
            <text:p>1453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61">
            <text:p>Civil Contingencies</text:p>
          </table:table-cell>
          <table:table-cell office:value-type="string" table:style-name="ce1">
            <text:p>Clyst St George</text:p>
          </table:table-cell>
          <table:table-cell office:value-type="string" table:style-name="ce1">
            <text:p>EX3 0NW</text:p>
          </table:table-cell>
          <table:table-cell office:value-type="float" office:value="298000" table:style-name="ce48">
            <text:p>298000</text:p>
          </table:table-cell>
          <table:table-cell office:value-type="float" office:value="88751" table:style-name="ce1">
            <text:p>887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62">
            <text:p>Cullompton</text:p>
          </table:table-cell>
          <table:table-cell office:value-type="string" table:style-name="ce1">
            <text:p>Tiverton Road</text:p>
          </table:table-cell>
          <table:table-cell office:value-type="string" table:style-name="ce1">
            <text:p>EX15 1HS</text:p>
          </table:table-cell>
          <table:table-cell office:value-type="float" office:value="301821" table:style-name="ce48">
            <text:p>301821</text:p>
          </table:table-cell>
          <table:table-cell office:value-type="float" office:value="107323" table:style-name="ce1">
            <text:p>1073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65">
            <text:p>Exmouth</text:p>
          </table:table-cell>
          <table:table-cell office:value-type="string" table:style-name="ce1">
            <text:p>Salterton Road</text:p>
          </table:table-cell>
          <table:table-cell office:value-type="string" table:style-name="ce1">
            <text:p>EX8 2NR</text:p>
          </table:table-cell>
          <table:table-cell office:value-type="float" office:value="302954" table:style-name="ce48">
            <text:p>302954</text:p>
          </table:table-cell>
          <table:table-cell office:value-type="float" office:value="82214" table:style-name="ce1">
            <text:p>822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66">
            <text:p>Budleigh Salterton</text:p>
          </table:table-cell>
          <table:table-cell office:value-type="string" table:style-name="ce1">
            <text:p>Station Road</text:p>
          </table:table-cell>
          <table:table-cell office:value-type="string" table:style-name="ce1">
            <text:p>EX9 6RJ</text:p>
          </table:table-cell>
          <table:table-cell office:value-type="float" office:value="306104" table:style-name="ce48">
            <text:p>306104</text:p>
          </table:table-cell>
          <table:table-cell office:value-type="float" office:value="82039" table:style-name="ce1">
            <text:p>820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67">
            <text:p>Williton</text:p>
          </table:table-cell>
          <table:table-cell office:value-type="string" table:style-name="ce1">
            <text:p>North Road</text:p>
          </table:table-cell>
          <table:table-cell office:value-type="string" table:style-name="ce1">
            <text:p>TA4 4SN</text:p>
          </table:table-cell>
          <table:table-cell office:value-type="float" office:value="307636" table:style-name="ce48">
            <text:p>307636</text:p>
          </table:table-cell>
          <table:table-cell office:value-type="float" office:value="141246" table:style-name="ce1">
            <text:p>1412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0">
            <text:p>Wiveliscombe</text:p>
          </table:table-cell>
          <table:table-cell office:value-type="string" table:style-name="ce1">
            <text:p>North Street</text:p>
          </table:table-cell>
          <table:table-cell office:value-type="string" table:style-name="ce1">
            <text:p>TA4 2LB</text:p>
          </table:table-cell>
          <table:table-cell office:value-type="float" office:value="307964" table:style-name="ce48">
            <text:p>307964</text:p>
          </table:table-cell>
          <table:table-cell office:value-type="float" office:value="127995" table:style-name="ce1">
            <text:p>127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68">
            <text:p>Ottery St Mary</text:p>
          </table:table-cell>
          <table:table-cell office:value-type="string" table:style-name="ce1">
            <text:p>Canaan Way</text:p>
          </table:table-cell>
          <table:table-cell office:value-type="string" table:style-name="ce1">
            <text:p>EX11 1AQ</text:p>
          </table:table-cell>
          <table:table-cell office:value-type="float" office:value="309615" table:style-name="ce48">
            <text:p>309615</text:p>
          </table:table-cell>
          <table:table-cell office:value-type="float" office:value="95484" table:style-name="ce1">
            <text:p>954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69">
            <text:p>Sidmouth</text:p>
          </table:table-cell>
          <table:table-cell office:value-type="string" table:style-name="ce1">
            <text:p>Woolbrook Road</text:p>
          </table:table-cell>
          <table:table-cell office:value-type="string" table:style-name="ce1">
            <text:p>EX10 9UU</text:p>
          </table:table-cell>
          <table:table-cell office:value-type="float" office:value="312502" table:style-name="ce48">
            <text:p>312502</text:p>
          </table:table-cell>
          <table:table-cell office:value-type="float" office:value="88996" table:style-name="ce1">
            <text:p>88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Wellington</text:p>
          </table:table-cell>
          <table:table-cell office:value-type="string" table:style-name="ce1">
            <text:p>North Street</text:p>
          </table:table-cell>
          <table:table-cell office:value-type="string" table:style-name="ce1">
            <text:p>TA21 8LZ</text:p>
          </table:table-cell>
          <table:table-cell office:value-type="float" office:value="313703" table:style-name="ce72">
            <text:p>313703</text:p>
          </table:table-cell>
          <table:table-cell office:value-type="float" office:value="120667" table:style-name="ce73">
            <text:p>1206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Honiton</text:p>
          </table:table-cell>
          <table:table-cell office:value-type="string" table:style-name="ce1">
            <text:p>Dowell Street</text:p>
          </table:table-cell>
          <table:table-cell office:value-type="string" table:style-name="ce1">
            <text:p>EX14 1NB</text:p>
          </table:table-cell>
          <table:table-cell office:value-type="float" office:value="315759" table:style-name="ce72">
            <text:p>315759</text:p>
          </table:table-cell>
          <table:table-cell office:value-type="float" office:value="100920" table:style-name="ce73">
            <text:p>1009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Nether Stowey</text:p>
          </table:table-cell>
          <table:table-cell office:value-type="string" table:style-name="ce1">
            <text:p>Banneson Road</text:p>
          </table:table-cell>
          <table:table-cell office:value-type="string" table:style-name="ce1">
            <text:p>TA5 1NW</text:p>
          </table:table-cell>
          <table:table-cell office:value-type="float" office:value="319405" table:style-name="ce72">
            <text:p>319405</text:p>
          </table:table-cell>
          <table:table-cell office:value-type="float" office:value="139613" table:style-name="ce73">
            <text:p>1396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Taunton</text:p>
          </table:table-cell>
          <table:table-cell office:value-type="string" table:style-name="ce1">
            <text:p>Lisieux Way</text:p>
          </table:table-cell>
          <table:table-cell office:value-type="string" table:style-name="ce1">
            <text:p>TA1 2LB</text:p>
          </table:table-cell>
          <table:table-cell office:value-type="float" office:value="324067" table:style-name="ce72">
            <text:p>324067</text:p>
          </table:table-cell>
          <table:table-cell office:value-type="float" office:value="124635" table:style-name="ce73">
            <text:p>1246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Seaton</text:p>
          </table:table-cell>
          <table:table-cell office:value-type="string" table:style-name="ce1">
            <text:p>Harepath Road</text:p>
          </table:table-cell>
          <table:table-cell office:value-type="string" table:style-name="ce1">
            <text:p>EX12 2AA</text:p>
          </table:table-cell>
          <table:table-cell office:value-type="float" office:value="324296" table:style-name="ce72">
            <text:p>324296</text:p>
          </table:table-cell>
          <table:table-cell office:value-type="float" office:value="90837" table:style-name="ce73">
            <text:p>908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Colyton</text:p>
          </table:table-cell>
          <table:table-cell office:value-type="string" table:style-name="ce1">
            <text:p>South Street</text:p>
          </table:table-cell>
          <table:table-cell office:value-type="string" table:style-name="ce1">
            <text:p>EX24 6PS</text:p>
          </table:table-cell>
          <table:table-cell office:value-type="float" office:value="324784" table:style-name="ce72">
            <text:p>324784</text:p>
          </table:table-cell>
          <table:table-cell office:value-type="float" office:value="93809" table:style-name="ce73">
            <text:p>938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Axminster</text:p>
          </table:table-cell>
          <table:table-cell office:value-type="string" table:style-name="ce1">
            <text:p>Lyme Close<text:s text:c="2"/></text:p>
          </table:table-cell>
          <table:table-cell office:value-type="string" table:style-name="ce1">
            <text:p>EX13 5BB</text:p>
          </table:table-cell>
          <table:table-cell office:value-type="float" office:value="329961" table:style-name="ce72">
            <text:p>329961</text:p>
          </table:table-cell>
          <table:table-cell office:value-type="float" office:value="98193" table:style-name="ce73">
            <text:p>981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Bridgwater</text:p>
          </table:table-cell>
          <table:table-cell office:value-type="string" table:style-name="ce1">
            <text:p>Salmon Parade</text:p>
          </table:table-cell>
          <table:table-cell office:value-type="string" table:style-name="ce1">
            <text:p>TA6 <text:s/>5JT</text:p>
          </table:table-cell>
          <table:table-cell office:value-type="float" office:value="330288" table:style-name="ce74">
            <text:p>330288</text:p>
          </table:table-cell>
          <table:table-cell office:value-type="float" office:value="136711" table:style-name="ce76">
            <text:p>1367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Burnham On Sea</text:p>
          </table:table-cell>
          <table:table-cell office:value-type="string" table:style-name="ce1">
            <text:p>Marine Drive</text:p>
          </table:table-cell>
          <table:table-cell office:value-type="string" table:style-name="ce1">
            <text:p>TA8 1NQ</text:p>
          </table:table-cell>
          <table:table-cell office:value-type="float" office:value="331010" table:style-name="ce72">
            <text:p>331010</text:p>
          </table:table-cell>
          <table:table-cell office:value-type="float" office:value="148090" table:style-name="ce73">
            <text:p>1480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Chard</text:p>
          </table:table-cell>
          <table:table-cell office:value-type="string" table:style-name="ce1">
            <text:p>Avishayes Road</text:p>
          </table:table-cell>
          <table:table-cell office:value-type="string" table:style-name="ce1">
            <text:p>TA20 1NZ</text:p>
          </table:table-cell>
          <table:table-cell office:value-type="float" office:value="333003" table:style-name="ce72">
            <text:p>333003</text:p>
          </table:table-cell>
          <table:table-cell office:value-type="float" office:value="108824" table:style-name="ce73">
            <text:p>1088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Ilminster</text:p>
          </table:table-cell>
          <table:table-cell office:value-type="string" table:style-name="ce1">
            <text:p>Blackdown View</text:p>
          </table:table-cell>
          <table:table-cell office:value-type="string" table:style-name="ce1">
            <text:p>TA19 0BB</text:p>
          </table:table-cell>
          <table:table-cell office:value-type="float" office:value="336223" table:style-name="ce72">
            <text:p>336223</text:p>
          </table:table-cell>
          <table:table-cell office:value-type="float" office:value="114673" table:style-name="ce73">
            <text:p>1146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Crewkerne</text:p>
          </table:table-cell>
          <table:table-cell office:value-type="string" table:style-name="ce1">
            <text:p>Blacknell Lane</text:p>
          </table:table-cell>
          <table:table-cell office:value-type="string" table:style-name="ce1">
            <text:p>TA18 7HE</text:p>
          </table:table-cell>
          <table:table-cell office:value-type="float" office:value="344714" table:style-name="ce72">
            <text:p>344714</text:p>
          </table:table-cell>
          <table:table-cell office:value-type="float" office:value="109484" table:style-name="ce73">
            <text:p>1094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Cheddar</text:p>
          </table:table-cell>
          <table:table-cell office:value-type="string" table:style-name="ce1">
            <text:p>The Hayes</text:p>
          </table:table-cell>
          <table:table-cell office:value-type="string" table:style-name="ce1">
            <text:p>BS27 3AW</text:p>
          </table:table-cell>
          <table:table-cell office:value-type="float" office:value="345646" table:style-name="ce72">
            <text:p>345646</text:p>
          </table:table-cell>
          <table:table-cell office:value-type="float" office:value="153441" table:style-name="ce73">
            <text:p>1534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Martock</text:p>
          </table:table-cell>
          <table:table-cell office:value-type="string" table:style-name="ce1">
            <text:p>Coat Road</text:p>
          </table:table-cell>
          <table:table-cell office:value-type="string" table:style-name="ce1">
            <text:p>TA12 6EX</text:p>
          </table:table-cell>
          <table:table-cell office:value-type="float" office:value="346151" table:style-name="ce77">
            <text:p>346151</text:p>
          </table:table-cell>
          <table:table-cell office:value-type="float" office:value="119997" table:style-name="ce78">
            <text:p>119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Street</text:p>
          </table:table-cell>
          <table:table-cell office:value-type="string" table:style-name="ce1">
            <text:p>Cranhill Road</text:p>
          </table:table-cell>
          <table:table-cell office:value-type="string" table:style-name="ce1">
            <text:p>BA16 0BZ</text:p>
          </table:table-cell>
          <table:table-cell office:value-type="float" office:value="347872" table:style-name="ce72">
            <text:p>347872</text:p>
          </table:table-cell>
          <table:table-cell office:value-type="float" office:value="136739" table:style-name="ce73">
            <text:p>1367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Somerton</text:p>
          </table:table-cell>
          <table:table-cell office:value-type="string" table:style-name="ce1">
            <text:p>Etsome Terrace</text:p>
          </table:table-cell>
          <table:table-cell office:value-type="string" table:style-name="ce1">
            <text:p>TA11 6LY</text:p>
          </table:table-cell>
          <table:table-cell office:value-type="float" office:value="348487" table:style-name="ce72">
            <text:p>348487</text:p>
          </table:table-cell>
          <table:table-cell office:value-type="float" office:value="128712" table:style-name="ce73">
            <text:p>1287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Glastonbury</text:p>
          </table:table-cell>
          <table:table-cell office:value-type="string" table:style-name="ce1">
            <text:p>George Street</text:p>
          </table:table-cell>
          <table:table-cell office:value-type="string" table:style-name="ce1">
            <text:p>BA6 9JH</text:p>
          </table:table-cell>
          <table:table-cell office:value-type="float" office:value="349871" table:style-name="ce72">
            <text:p>349871</text:p>
          </table:table-cell>
          <table:table-cell office:value-type="float" office:value="139061" table:style-name="ce73">
            <text:p>1390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Wells</text:p>
          </table:table-cell>
          <table:table-cell office:value-type="string" table:style-name="ce1">
            <text:p>Burcott Road</text:p>
          </table:table-cell>
          <table:table-cell office:value-type="string" table:style-name="ce1">
            <text:p>BA5 2EF</text:p>
          </table:table-cell>
          <table:table-cell office:value-type="float" office:value="354259" table:style-name="ce72">
            <text:p>354259</text:p>
          </table:table-cell>
          <table:table-cell office:value-type="float" office:value="145525" table:style-name="ce73">
            <text:p>1455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Yeovil</text:p>
          </table:table-cell>
          <table:table-cell office:value-type="string" table:style-name="ce1">
            <text:p>Reckleford</text:p>
          </table:table-cell>
          <table:table-cell office:value-type="string" table:style-name="ce1">
            <text:p>BA20 1JF</text:p>
          </table:table-cell>
          <table:table-cell office:value-type="float" office:value="355986" table:style-name="ce72">
            <text:p>355986</text:p>
          </table:table-cell>
          <table:table-cell office:value-type="float" office:value="116169" table:style-name="ce73">
            <text:p>1161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Shepton Mallet</text:p>
          </table:table-cell>
          <table:table-cell office:value-type="string" table:style-name="ce1">
            <text:p>Board Cross</text:p>
          </table:table-cell>
          <table:table-cell office:value-type="string" table:style-name="ce1">
            <text:p>BA4 <text:s/>5DX</text:p>
          </table:table-cell>
          <table:table-cell office:value-type="float" office:value="361594" table:style-name="ce72">
            <text:p>361594</text:p>
          </table:table-cell>
          <table:table-cell office:value-type="float" office:value="143558" table:style-name="ce73">
            <text:p>1435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Castle Cary</text:p>
          </table:table-cell>
          <table:table-cell office:value-type="string" table:style-name="ce1">
            <text:p>Church Street</text:p>
          </table:table-cell>
          <table:table-cell office:value-type="string" table:style-name="ce1">
            <text:p>BA7 7EL</text:p>
          </table:table-cell>
          <table:table-cell office:value-type="float" office:value="363982" table:style-name="ce72">
            <text:p>363982</text:p>
          </table:table-cell>
          <table:table-cell office:value-type="float" office:value="132141" table:style-name="ce73">
            <text:p>1321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Wincanton</text:p>
          </table:table-cell>
          <table:table-cell office:value-type="string" table:style-name="ce1">
            <text:p>Bennetts Field</text:p>
          </table:table-cell>
          <table:table-cell office:value-type="string" table:style-name="ce1">
            <text:p>BA9 9DT</text:p>
          </table:table-cell>
          <table:table-cell office:value-type="float" office:value="371105" table:style-name="ce72">
            <text:p>371105</text:p>
          </table:table-cell>
          <table:table-cell office:value-type="float" office:value="128074" table:style-name="ce73">
            <text:p>1280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on and Somerset</text:p>
          </table:table-cell>
          <table:table-cell office:value-type="string" table:style-name="ce1">
            <text:p>E31000011</text:p>
          </table:table-cell>
          <table:table-cell office:value-type="string" table:style-name="ce71">
            <text:p>Frome</text:p>
          </table:table-cell>
          <table:table-cell office:value-type="string" table:style-name="ce1">
            <text:p>Keyford</text:p>
          </table:table-cell>
          <table:table-cell office:value-type="string" table:style-name="ce1">
            <text:p>BA11 1JG</text:p>
          </table:table-cell>
          <table:table-cell office:value-type="float" office:value="377566" table:style-name="ce72">
            <text:p>377566</text:p>
          </table:table-cell>
          <table:table-cell office:value-type="float" office:value="147641" table:style-name="ce73">
            <text:p>1476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Middleton-In-Tees</text:p>
          </table:table-cell>
          <table:table-cell office:value-type="string" table:style-name="ce1">
            <text:p>Gas Lane, Middleton In Teesdale</text:p>
          </table:table-cell>
          <table:table-cell office:value-type="string" table:style-name="ce1">
            <text:p>DL12 0ST</text:p>
          </table:table-cell>
          <table:table-cell office:value-type="float" office:value="395083" table:style-name="ce72">
            <text:p>395083</text:p>
          </table:table-cell>
          <table:table-cell office:value-type="float" office:value="525188" table:style-name="ce72">
            <text:p>5251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Stanhope</text:p>
          </table:table-cell>
          <table:table-cell office:value-type="string" table:style-name="ce1">
            <text:p>17 Front Street, Stanhope</text:p>
          </table:table-cell>
          <table:table-cell office:value-type="string" table:style-name="ce1">
            <text:p>DL13 2NE</text:p>
          </table:table-cell>
          <table:table-cell office:value-type="float" office:value="399509" table:style-name="ce72">
            <text:p>399509</text:p>
          </table:table-cell>
          <table:table-cell office:value-type="float" office:value="539282" table:style-name="ce72">
            <text:p>5392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Barnard Castle</text:p>
          </table:table-cell>
          <table:table-cell office:value-type="string" table:style-name="ce1">
            <text:p>Wilson Street, Barnard Castle</text:p>
          </table:table-cell>
          <table:table-cell office:value-type="string" table:style-name="ce1">
            <text:p>DL12 8UJ</text:p>
          </table:table-cell>
          <table:table-cell office:value-type="float" office:value="405435" table:style-name="ce72">
            <text:p>405435</text:p>
          </table:table-cell>
          <table:table-cell office:value-type="float" office:value="516470" table:style-name="ce72">
            <text:p>5164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Consett</text:p>
          </table:table-cell>
          <table:table-cell office:value-type="string" table:style-name="ce1">
            <text:p>Villa Real Road, Consett</text:p>
          </table:table-cell>
          <table:table-cell office:value-type="string" table:style-name="ce1">
            <text:p>DH8 6BH<text:s/></text:p>
          </table:table-cell>
          <table:table-cell office:value-type="float" office:value="411612" table:style-name="ce72">
            <text:p>411612</text:p>
          </table:table-cell>
          <table:table-cell office:value-type="float" office:value="551595" table:style-name="ce72">
            <text:p>5515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Crook</text:p>
          </table:table-cell>
          <table:table-cell office:value-type="string" table:style-name="ce1">
            <text:p>Pease Way, Crook</text:p>
          </table:table-cell>
          <table:table-cell office:value-type="string" table:style-name="ce1">
            <text:p>DL15 9GR</text:p>
          </table:table-cell>
          <table:table-cell office:value-type="float" office:value="416119" table:style-name="ce72">
            <text:p>416119</text:p>
          </table:table-cell>
          <table:table-cell office:value-type="float" office:value="535201" table:style-name="ce72">
            <text:p>5352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Bishop Auckland</text:p>
          </table:table-cell>
          <table:table-cell office:value-type="string" table:style-name="ce1">
            <text:p>Green Lane Bishop Auckland</text:p>
          </table:table-cell>
          <table:table-cell office:value-type="string" table:style-name="ce1">
            <text:p>DL14 5QH</text:p>
          </table:table-cell>
          <table:table-cell office:value-type="float" office:value="420728" table:style-name="ce72">
            <text:p>420728</text:p>
          </table:table-cell>
          <table:table-cell office:value-type="float" office:value="527560" table:style-name="ce72">
            <text:p>5275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High Handenhold</text:p>
          </table:table-cell>
          <table:table-cell office:value-type="string" table:style-name="ce1">
            <text:p>High Handenhold Pelton, Chester Le Street</text:p>
          </table:table-cell>
          <table:table-cell office:value-type="string" table:style-name="ce1">
            <text:p>DH2 1XF</text:p>
          </table:table-cell>
          <table:table-cell office:value-type="float" office:value="423416" table:style-name="ce72">
            <text:p>423416</text:p>
          </table:table-cell>
          <table:table-cell office:value-type="float" office:value="553141" table:style-name="ce72">
            <text:p>5531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Durham</text:p>
          </table:table-cell>
          <table:table-cell office:value-type="string" table:style-name="ce1">
            <text:p>Sniperley Farm, Sniperley Park, Lanchester Road, Durham</text:p>
          </table:table-cell>
          <table:table-cell office:value-type="string" table:style-name="ce1">
            <text:p>DH1 5RA<text:s/></text:p>
          </table:table-cell>
          <table:table-cell office:value-type="float" office:value="425578" table:style-name="ce72">
            <text:p>425578</text:p>
          </table:table-cell>
          <table:table-cell office:value-type="float" office:value="544304" table:style-name="ce72">
            <text:p>5443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Spennymoor</text:p>
          </table:table-cell>
          <table:table-cell office:value-type="string" table:style-name="ce1">
            <text:p>Enterprise Way, Green Lane Ind Est, Spennymoor</text:p>
          </table:table-cell>
          <table:table-cell office:value-type="string" table:style-name="ce1">
            <text:p>DL16 6YP</text:p>
          </table:table-cell>
          <table:table-cell office:value-type="float" office:value="427208" table:style-name="ce72">
            <text:p>427208</text:p>
          </table:table-cell>
          <table:table-cell office:value-type="float" office:value="534959" table:style-name="ce72">
            <text:p>5349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Newton Aycliffe</text:p>
          </table:table-cell>
          <table:table-cell office:value-type="string" table:style-name="ce1">
            <text:p>Central Avenue Newton Aycliffe</text:p>
          </table:table-cell>
          <table:table-cell office:value-type="string" table:style-name="ce1">
            <text:p>DL5 5QH</text:p>
          </table:table-cell>
          <table:table-cell office:value-type="float" office:value="427918" table:style-name="ce72">
            <text:p>427918</text:p>
          </table:table-cell>
          <table:table-cell office:value-type="float" office:value="525064" table:style-name="ce72">
            <text:p>5250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Darlington</text:p>
          </table:table-cell>
          <table:table-cell office:value-type="string" table:style-name="ce1">
            <text:p>St Cuthberts Way, Darlington</text:p>
          </table:table-cell>
          <table:table-cell office:value-type="string" table:style-name="ce1">
            <text:p>DL1 5LN<text:s/></text:p>
          </table:table-cell>
          <table:table-cell office:value-type="float" office:value="429210" table:style-name="ce72">
            <text:p>429210</text:p>
          </table:table-cell>
          <table:table-cell office:value-type="float" office:value="514293" table:style-name="ce72">
            <text:p>5142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Sedgefield</text:p>
          </table:table-cell>
          <table:table-cell office:value-type="string" table:style-name="ce1">
            <text:p>Ropers Garth, Sedgefield, Stockton On Tees</text:p>
          </table:table-cell>
          <table:table-cell office:value-type="string" table:style-name="ce1">
            <text:p>TS21 2BA</text:p>
          </table:table-cell>
          <table:table-cell office:value-type="float" office:value="435451" table:style-name="ce72">
            <text:p>435451</text:p>
          </table:table-cell>
          <table:table-cell office:value-type="float" office:value="529101" table:style-name="ce72">
            <text:p>5291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Wheatley Hill</text:p>
          </table:table-cell>
          <table:table-cell office:value-type="string" table:style-name="ce1">
            <text:p>Wingate Lane South, Wheatley Hill</text:p>
          </table:table-cell>
          <table:table-cell office:value-type="string" table:style-name="ce1">
            <text:p>DH6 3NA</text:p>
          </table:table-cell>
          <table:table-cell office:value-type="float" office:value="437202" table:style-name="ce72">
            <text:p>437202</text:p>
          </table:table-cell>
          <table:table-cell office:value-type="float" office:value="538427" table:style-name="ce72">
            <text:p>5384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Peterlee</text:p>
          </table:table-cell>
          <table:table-cell office:value-type="string" table:style-name="ce1">
            <text:p>Shotton Road, Peterlee</text:p>
          </table:table-cell>
          <table:table-cell office:value-type="string" table:style-name="ce1">
            <text:p>SR8 2FS<text:s/></text:p>
          </table:table-cell>
          <table:table-cell office:value-type="float" office:value="441057" table:style-name="ce72">
            <text:p>441057</text:p>
          </table:table-cell>
          <table:table-cell office:value-type="float" office:value="541071" table:style-name="ce72">
            <text:p>5410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rham</text:p>
          </table:table-cell>
          <table:table-cell office:value-type="string" table:style-name="ce1">
            <text:p>E31000013</text:p>
          </table:table-cell>
          <table:table-cell office:value-type="string" table:style-name="ce71">
            <text:p>Seaham</text:p>
          </table:table-cell>
          <table:table-cell office:value-type="string" table:style-name="ce1">
            <text:p>Parkside Road, Seaham</text:p>
          </table:table-cell>
          <table:table-cell office:value-type="string" table:style-name="ce1">
            <text:p>SR7 7UB</text:p>
          </table:table-cell>
          <table:table-cell office:value-type="float" office:value="442554" table:style-name="ce72">
            <text:p>442554</text:p>
          </table:table-cell>
          <table:table-cell office:value-type="float" office:value="548785" table:style-name="ce72">
            <text:p>5487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71">
            <text:p>Hove Fire Station</text:p>
          </table:table-cell>
          <table:table-cell office:value-type="string" table:style-name="ce1">
            <text:p>English Close, Hove, East Sussex</text:p>
          </table:table-cell>
          <table:table-cell office:value-type="string" table:style-name="ce1">
            <text:p>BN3 7EE</text:p>
          </table:table-cell>
          <table:table-cell office:value-type="float" office:value="527454" table:style-name="ce75">
            <text:p>527454</text:p>
          </table:table-cell>
          <table:table-cell office:value-type="float" office:value="105976" table:style-name="ce75">
            <text:p>105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71">
            <text:p>Preston Circus Fire Station</text:p>
          </table:table-cell>
          <table:table-cell office:value-type="string" table:style-name="ce1">
            <text:p>London Road, Brighton, East Sussex</text:p>
          </table:table-cell>
          <table:table-cell office:value-type="string" table:style-name="ce1">
            <text:p>BN1 4NZ</text:p>
          </table:table-cell>
          <table:table-cell office:value-type="float" office:value="531189" table:style-name="ce75">
            <text:p>531189</text:p>
          </table:table-cell>
          <table:table-cell office:value-type="float" office:value="105442" table:style-name="ce75">
            <text:p>1054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71">
            <text:p>Roedean Fire Station</text:p>
          </table:table-cell>
          <table:table-cell office:value-type="string" table:style-name="ce1">
            <text:p>Roedean Road, Brighton, East Sussex</text:p>
          </table:table-cell>
          <table:table-cell office:value-type="string" table:style-name="ce1">
            <text:p>BN2 5RA</text:p>
          </table:table-cell>
          <table:table-cell office:value-type="float" office:value="533695" table:style-name="ce75">
            <text:p>533695</text:p>
          </table:table-cell>
          <table:table-cell office:value-type="float" office:value="103606" table:style-name="ce75">
            <text:p>1036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71">
            <text:p>Lewes Fire Station</text:p>
          </table:table-cell>
          <table:table-cell office:value-type="string" table:style-name="ce1">
            <text:p>North Street, Lewes, East Sussex</text:p>
          </table:table-cell>
          <table:table-cell office:value-type="string" table:style-name="ce1">
            <text:p>BN7 2PE</text:p>
          </table:table-cell>
          <table:table-cell office:value-type="float" office:value="541636" table:style-name="ce75">
            <text:p>541636</text:p>
          </table:table-cell>
          <table:table-cell office:value-type="float" office:value="110579" table:style-name="ce75">
            <text:p>1105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71">
            <text:p>Barcombe Fire Station</text:p>
          </table:table-cell>
          <table:table-cell office:value-type="string" table:style-name="ce1">
            <text:p>Weald View, Barcombe, Lewes, East Sussex</text:p>
          </table:table-cell>
          <table:table-cell office:value-type="string" table:style-name="ce1">
            <text:p>BN8 5AZ</text:p>
          </table:table-cell>
          <table:table-cell office:value-type="float" office:value="541977" table:style-name="ce75">
            <text:p>541977</text:p>
          </table:table-cell>
          <table:table-cell office:value-type="float" office:value="115649" table:style-name="ce75">
            <text:p>1156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71">
            <text:p>Forest Row Fire Station</text:p>
          </table:table-cell>
          <table:table-cell office:value-type="string" table:style-name="ce1">
            <text:p>Station Road, Forest Row, East Sussex</text:p>
          </table:table-cell>
          <table:table-cell office:value-type="string" table:style-name="ce1">
            <text:p>RH18 5DW</text:p>
          </table:table-cell>
          <table:table-cell office:value-type="float" office:value="542827" table:style-name="ce75">
            <text:p>542827</text:p>
          </table:table-cell>
          <table:table-cell office:value-type="float" office:value="135257" table:style-name="ce75">
            <text:p>1352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71">
            <text:p>Newhaven Fire Station</text:p>
          </table:table-cell>
          <table:table-cell office:value-type="string" table:style-name="ce1">
            <text:p>Saxon House, Meeching Road, Newhaven, East Sussex</text:p>
          </table:table-cell>
          <table:table-cell office:value-type="string" table:style-name="ce1">
            <text:p>BN9 9RG</text:p>
          </table:table-cell>
          <table:table-cell office:value-type="float" office:value="544469" table:style-name="ce75">
            <text:p>544469</text:p>
          </table:table-cell>
          <table:table-cell office:value-type="float" office:value="101308" table:style-name="ce75">
            <text:p>1013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71">
            <text:p>Uckfield Fire Station</text:p>
          </table:table-cell>
          <table:table-cell office:value-type="string" table:style-name="ce1">
            <text:p>Bell Farm Road, Uckfield, East Sussex</text:p>
          </table:table-cell>
          <table:table-cell office:value-type="string" table:style-name="ce1">
            <text:p>TN22 1BA</text:p>
          </table:table-cell>
          <table:table-cell office:value-type="float" office:value="547087" table:style-name="ce75">
            <text:p>547087</text:p>
          </table:table-cell>
          <table:table-cell office:value-type="float" office:value="121042" table:style-name="ce75">
            <text:p>1210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71">
            <text:p>Seaford Fire Station</text:p>
          </table:table-cell>
          <table:table-cell office:value-type="string" table:style-name="ce1">
            <text:p>Cradle Hill Road, Seaford, East Sussex</text:p>
          </table:table-cell>
          <table:table-cell office:value-type="string" table:style-name="ce1">
            <text:p>BN25 3JA</text:p>
          </table:table-cell>
          <table:table-cell office:value-type="float" office:value="549603" table:style-name="ce75">
            <text:p>549603</text:p>
          </table:table-cell>
          <table:table-cell office:value-type="float" office:value="100250" table:style-name="ce75">
            <text:p>1002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71">
            <text:p>Crowborough Fire Station</text:p>
          </table:table-cell>
          <table:table-cell office:value-type="string" table:style-name="ce1">
            <text:p>Beacon Road, Crowborough, East Sussex</text:p>
          </table:table-cell>
          <table:table-cell office:value-type="string" table:style-name="ce1">
            <text:p>TN6 1AF</text:p>
          </table:table-cell>
          <table:table-cell office:value-type="float" office:value="551476" table:style-name="ce75">
            <text:p>551476</text:p>
          </table:table-cell>
          <table:table-cell office:value-type="float" office:value="131182" table:style-name="ce75">
            <text:p>1311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71">
            <text:p>Heathfield Fire Station</text:p>
          </table:table-cell>
          <table:table-cell office:value-type="string" table:style-name="ce1">
            <text:p>High Street, Heathfield, East Sussex</text:p>
          </table:table-cell>
          <table:table-cell office:value-type="string" table:style-name="ce1">
            <text:p>TN21 0UP</text:p>
          </table:table-cell>
          <table:table-cell office:value-type="float" office:value="557868" table:style-name="ce75">
            <text:p>557868</text:p>
          </table:table-cell>
          <table:table-cell office:value-type="float" office:value="121364" table:style-name="ce75">
            <text:p>1213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71">
            <text:p>Mayfield Fire Station</text:p>
          </table:table-cell>
          <table:table-cell office:value-type="string" table:style-name="ce1">
            <text:p>Tunbridge Wells Road, Mayfield, East Sussex</text:p>
          </table:table-cell>
          <table:table-cell office:value-type="string" table:style-name="ce1">
            <text:p>TN20 6PJ</text:p>
          </table:table-cell>
          <table:table-cell office:value-type="float" office:value="558800" table:style-name="ce75">
            <text:p>558800</text:p>
          </table:table-cell>
          <table:table-cell office:value-type="float" office:value="127285" table:style-name="ce75">
            <text:p>1272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1">
            <text:p>Hailsham Fire Station</text:p>
          </table:table-cell>
          <table:table-cell office:value-type="string" table:style-name="ce1">
            <text:p>Victoria Road, Hailsham, East Sussex</text:p>
          </table:table-cell>
          <table:table-cell office:value-type="string" table:style-name="ce1">
            <text:p>BN27 2AY</text:p>
          </table:table-cell>
          <table:table-cell office:value-type="float" office:value="559033" table:style-name="ce8">
            <text:p>559033</text:p>
          </table:table-cell>
          <table:table-cell office:value-type="float" office:value="109314" table:style-name="ce8">
            <text:p>1093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1">
            <text:p>Eastbourne Fire Station</text:p>
          </table:table-cell>
          <table:table-cell office:value-type="string" table:style-name="ce1">
            <text:p>Whitley Road, Eastbourne, East Sussex</text:p>
          </table:table-cell>
          <table:table-cell office:value-type="string" table:style-name="ce1">
            <text:p>BN22 8LA</text:p>
          </table:table-cell>
          <table:table-cell office:value-type="float" office:value="561632" table:style-name="ce8">
            <text:p>561632</text:p>
          </table:table-cell>
          <table:table-cell office:value-type="float" office:value="99965" table:style-name="ce9">
            <text:p>99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1">
            <text:p>Herstmonceux Fire Station</text:p>
          </table:table-cell>
          <table:table-cell office:value-type="string" table:style-name="ce1">
            <text:p>Hailsham Road, Herstmonceux, East Sussex</text:p>
          </table:table-cell>
          <table:table-cell office:value-type="string" table:style-name="ce1">
            <text:p>BN27 4LJ</text:p>
          </table:table-cell>
          <table:table-cell office:value-type="float" office:value="563311" table:style-name="ce8">
            <text:p>563311</text:p>
          </table:table-cell>
          <table:table-cell office:value-type="float" office:value="112519" table:style-name="ce8">
            <text:p>1125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1">
            <text:p>Wadhurst Fire Station</text:p>
          </table:table-cell>
          <table:table-cell office:value-type="string" table:style-name="ce1">
            <text:p>High Street, Wadhurst, East Sussex</text:p>
          </table:table-cell>
          <table:table-cell office:value-type="string" table:style-name="ce1">
            <text:p>TN5 6BX</text:p>
          </table:table-cell>
          <table:table-cell office:value-type="float" office:value="563705" table:style-name="ce8">
            <text:p>563705</text:p>
          </table:table-cell>
          <table:table-cell office:value-type="float" office:value="132106" table:style-name="ce8">
            <text:p>1321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1">
            <text:p>Pevensey Fire Station</text:p>
          </table:table-cell>
          <table:table-cell office:value-type="string" table:style-name="ce1">
            <text:p>Lyons Close, Pevensey, East Sussex</text:p>
          </table:table-cell>
          <table:table-cell office:value-type="string" table:style-name="ce1">
            <text:p>BN24 5LA</text:p>
          </table:table-cell>
          <table:table-cell office:value-type="float" office:value="564814" table:style-name="ce8">
            <text:p>564814</text:p>
          </table:table-cell>
          <table:table-cell office:value-type="float" office:value="104903" table:style-name="ce8">
            <text:p>1049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1">
            <text:p>Burwash Fire Station</text:p>
          </table:table-cell>
          <table:table-cell office:value-type="string" table:style-name="ce1">
            <text:p>Shrub Lane, Burwash, Etchingham, East Sussex</text:p>
          </table:table-cell>
          <table:table-cell office:value-type="string" table:style-name="ce1">
            <text:p>TN19 7BW</text:p>
          </table:table-cell>
          <table:table-cell office:value-type="float" office:value="567703" table:style-name="ce8">
            <text:p>567703</text:p>
          </table:table-cell>
          <table:table-cell office:value-type="float" office:value="125108" table:style-name="ce8">
            <text:p>1251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1">
            <text:p>Bexhill Fire Station</text:p>
          </table:table-cell>
          <table:table-cell office:value-type="string" table:style-name="ce1">
            <text:p>Beeching Road, Bexhill-On-Sea, East Sussex</text:p>
          </table:table-cell>
          <table:table-cell office:value-type="string" table:style-name="ce1">
            <text:p>TN39 3LG</text:p>
          </table:table-cell>
          <table:table-cell office:value-type="float" office:value="573838" table:style-name="ce8">
            <text:p>573838</text:p>
          </table:table-cell>
          <table:table-cell office:value-type="float" office:value="107979" table:style-name="ce8">
            <text:p>107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1">
            <text:p>Battle Fire Station</text:p>
          </table:table-cell>
          <table:table-cell office:value-type="string" table:style-name="ce1">
            <text:p>London Road, Battle, East Sussex</text:p>
          </table:table-cell>
          <table:table-cell office:value-type="string" table:style-name="ce1">
            <text:p>TN33 0EE</text:p>
          </table:table-cell>
          <table:table-cell office:value-type="float" office:value="574629" table:style-name="ce8">
            <text:p>574629</text:p>
          </table:table-cell>
          <table:table-cell office:value-type="float" office:value="116166" table:style-name="ce8">
            <text:p>1161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1">
            <text:p>Hastings Fire Station</text:p>
          </table:table-cell>
          <table:table-cell office:value-type="string" table:style-name="ce1">
            <text:p>Bohemia Road, Hastings, East Sussex</text:p>
          </table:table-cell>
          <table:table-cell office:value-type="string" table:style-name="ce1">
            <text:p>TN34 1EX</text:p>
          </table:table-cell>
          <table:table-cell office:value-type="float" office:value="580556" table:style-name="ce8">
            <text:p>580556</text:p>
          </table:table-cell>
          <table:table-cell office:value-type="float" office:value="109818" table:style-name="ce8">
            <text:p>1098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1">
            <text:p>Broad Oak Fire Station</text:p>
          </table:table-cell>
          <table:table-cell office:value-type="string" table:style-name="ce1">
            <text:p>Northiam Road, Broad Oak, Brede, East Sussex</text:p>
          </table:table-cell>
          <table:table-cell office:value-type="string" table:style-name="ce1">
            <text:p>TN31 6EP</text:p>
          </table:table-cell>
          <table:table-cell office:value-type="float" office:value="582610" table:style-name="ce8">
            <text:p>582610</text:p>
          </table:table-cell>
          <table:table-cell office:value-type="float" office:value="119887" table:style-name="ce8">
            <text:p>1198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1">
            <text:p>The Ridge Fire Station</text:p>
          </table:table-cell>
          <table:table-cell office:value-type="string" table:style-name="ce1">
            <text:p>The Ridge, Ore, Hastings, East Sussex</text:p>
          </table:table-cell>
          <table:table-cell office:value-type="string" table:style-name="ce1">
            <text:p>TN34 2AD</text:p>
          </table:table-cell>
          <table:table-cell office:value-type="float" office:value="583275" table:style-name="ce8">
            <text:p>583275</text:p>
          </table:table-cell>
          <table:table-cell office:value-type="float" office:value="111732" table:style-name="ce8">
            <text:p>1117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st Sussex</text:p>
          </table:table-cell>
          <table:table-cell office:value-type="string" table:style-name="ce1">
            <text:p>E31000014</text:p>
          </table:table-cell>
          <table:table-cell office:value-type="string" table:style-name="ce1">
            <text:p>Rye Fire Station</text:p>
          </table:table-cell>
          <table:table-cell office:value-type="string" table:style-name="ce1">
            <text:p>Ferry Road, Rye, East Sussex</text:p>
          </table:table-cell>
          <table:table-cell office:value-type="string" table:style-name="ce1">
            <text:p>TN31 7DJ</text:p>
          </table:table-cell>
          <table:table-cell office:value-type="float" office:value="591698" table:style-name="ce8">
            <text:p>591698</text:p>
          </table:table-cell>
          <table:table-cell office:value-type="float" office:value="120403" table:style-name="ce8">
            <text:p>1204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">
            <text:p>W73 Waltham Abbey</text:p>
          </table:table-cell>
          <table:table-cell office:value-type="string" table:style-name="ce1">
            <text:p>Fire Station, Sewardstone Road, Waltham Abbey</text:p>
            <text:p/>
          </table:table-cell>
          <table:table-cell office:value-type="string" table:style-name="ce1">
            <text:p>EN9 1PA</text:p>
          </table:table-cell>
          <table:table-cell office:value-type="float" office:value="538463" table:style-name="ce2">
            <text:p>538463</text:p>
          </table:table-cell>
          <table:table-cell office:value-type="float" office:value="200214" table:style-name="ce2">
            <text:p>2002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">
            <text:p>W72 Loughton</text:p>
          </table:table-cell>
          <table:table-cell office:value-type="string" table:style-name="ce1">
            <text:p>Fire Station, Old Station Road, Loughton</text:p>
            <text:p><text:s/></text:p>
          </table:table-cell>
          <table:table-cell office:value-type="string" table:style-name="ce1">
            <text:p>IG10 4PE</text:p>
          </table:table-cell>
          <table:table-cell office:value-type="float" office:value="542142" table:style-name="ce2">
            <text:p>542142</text:p>
          </table:table-cell>
          <table:table-cell office:value-type="float" office:value="195915" table:style-name="ce2">
            <text:p>1959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">
            <text:p>W70 Harlow Central</text:p>
          </table:table-cell>
          <table:table-cell office:value-type="string" table:style-name="ce1">
            <text:p>Harlow Central Fire Station, Fourth Avenue, Harlow,</text:p>
            <text:p><text:s/></text:p>
          </table:table-cell>
          <table:table-cell office:value-type="string" table:style-name="ce1">
            <text:p>CM20 1DU</text:p>
          </table:table-cell>
          <table:table-cell office:value-type="float" office:value="544481" table:style-name="ce2">
            <text:p>544481</text:p>
          </table:table-cell>
          <table:table-cell office:value-type="float" office:value="210282" table:style-name="ce2">
            <text:p>2102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89 Epping</text:p>
          </table:table-cell>
          <table:table-cell office:value-type="string" table:style-name="ce1">
            <text:p>Fire Station, High Street, Epping</text:p>
            <text:p/>
          </table:table-cell>
          <table:table-cell office:value-type="string" table:style-name="ce122">
            <text:p>CM16 4AF</text:p>
          </table:table-cell>
          <table:table-cell office:value-type="float" office:value="545883" table:style-name="ce2">
            <text:p>545883</text:p>
          </table:table-cell>
          <table:table-cell office:value-type="float" office:value="201936" table:style-name="ce2">
            <text:p>2019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82 Old Harlow</text:p>
          </table:table-cell>
          <table:table-cell office:value-type="string" table:style-name="ce1">
            <text:p>Fire Station, 82 High Street, Old Harlow</text:p>
            <text:p><text:s/></text:p>
          </table:table-cell>
          <table:table-cell office:value-type="string" table:style-name="ce122">
            <text:p>CM17 0DN</text:p>
          </table:table-cell>
          <table:table-cell office:value-type="float" office:value="547610" table:style-name="ce2">
            <text:p>547610</text:p>
          </table:table-cell>
          <table:table-cell office:value-type="float" office:value="211547" table:style-name="ce2">
            <text:p>2115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83 Stansted</text:p>
          </table:table-cell>
          <table:table-cell office:value-type="string" table:style-name="ce1">
            <text:p>Fire Station, Chapel Hill, Stansted</text:p>
            <text:p/>
          </table:table-cell>
          <table:table-cell office:value-type="string" table:style-name="ce1">
            <text:p>CM24 8AE</text:p>
          </table:table-cell>
          <table:table-cell office:value-type="float" office:value="551093" table:style-name="ce2">
            <text:p>551093</text:p>
          </table:table-cell>
          <table:table-cell office:value-type="float" office:value="224981" table:style-name="ce2">
            <text:p>224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84 Newport</text:p>
          </table:table-cell>
          <table:table-cell office:value-type="string" table:style-name="ce1">
            <text:p>Fire Station, Debden Road, Newport</text:p>
            <text:p><text:s/></text:p>
          </table:table-cell>
          <table:table-cell office:value-type="string" table:style-name="ce34">
            <text:p>CB11 3RU</text:p>
          </table:table-cell>
          <table:table-cell office:value-type="float" office:value="552215" table:style-name="ce2">
            <text:p>552215</text:p>
          </table:table-cell>
          <table:table-cell office:value-type="float" office:value="233885" table:style-name="ce2">
            <text:p>2338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85 Saffron Walden</text:p>
          </table:table-cell>
          <table:table-cell office:value-type="string" table:style-name="ce1">
            <text:p>Fire Station, Hill Street, Saffron Walden</text:p>
            <text:p/>
          </table:table-cell>
          <table:table-cell office:value-type="string" table:style-name="ce34">
            <text:p>CB10 1DR</text:p>
          </table:table-cell>
          <table:table-cell office:value-type="float" office:value="553829" table:style-name="ce2">
            <text:p>553829</text:p>
          </table:table-cell>
          <table:table-cell office:value-type="float" office:value="238391" table:style-name="ce2">
            <text:p>2383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71 Ongar</text:p>
          </table:table-cell>
          <table:table-cell office:value-type="string" table:style-name="ce1">
            <text:p>Fire Station, 67 High Street, Ongar</text:p>
            <text:p/>
          </table:table-cell>
          <table:table-cell office:value-type="string" table:style-name="ce34">
            <text:p>CM5 9DT</text:p>
          </table:table-cell>
          <table:table-cell office:value-type="float" office:value="555169" table:style-name="ce2">
            <text:p>555169</text:p>
          </table:table-cell>
          <table:table-cell office:value-type="float" office:value="202804" table:style-name="ce2">
            <text:p>2028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51 Brentwood</text:p>
          </table:table-cell>
          <table:table-cell office:value-type="string" table:style-name="ce1">
            <text:p>Fire Station, North Road, Brentwood</text:p>
            <text:p><text:s/></text:p>
          </table:table-cell>
          <table:table-cell office:value-type="string" table:style-name="ce34">
            <text:p>CM14 4UZ<text:s/></text:p>
          </table:table-cell>
          <table:table-cell office:value-type="float" office:value="559344" table:style-name="ce2">
            <text:p>559344</text:p>
          </table:table-cell>
          <table:table-cell office:value-type="float" office:value="194076" table:style-name="ce2">
            <text:p>1940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88 Leaden Roding</text:p>
          </table:table-cell>
          <table:table-cell office:value-type="string" table:style-name="ce1">
            <text:p>Fire Station, Dunmow Road, Leaden Roding</text:p>
            <text:p/>
          </table:table-cell>
          <table:table-cell office:value-type="string" table:style-name="ce34">
            <text:p>CM6 1QB</text:p>
          </table:table-cell>
          <table:table-cell office:value-type="float" office:value="559469" table:style-name="ce2">
            <text:p>559469</text:p>
          </table:table-cell>
          <table:table-cell office:value-type="float" office:value="213540" table:style-name="ce2">
            <text:p>2135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50 Grays</text:p>
          </table:table-cell>
          <table:table-cell office:value-type="string" table:style-name="ce1">
            <text:p>Fire Station, Hogg Lane, Grays</text:p>
            <text:p/>
          </table:table-cell>
          <table:table-cell office:value-type="string" table:style-name="ce34">
            <text:p>RM17 5QS</text:p>
          </table:table-cell>
          <table:table-cell office:value-type="float" office:value="561177" table:style-name="ce2">
            <text:p>561177</text:p>
          </table:table-cell>
          <table:table-cell office:value-type="float" office:value="179452" table:style-name="ce2">
            <text:p>1794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86 Thaxted</text:p>
          </table:table-cell>
          <table:table-cell office:value-type="string" table:style-name="ce1">
            <text:p>Fire Station, Bardfield Road, Thaxted</text:p>
            <text:p><text:s/></text:p>
          </table:table-cell>
          <table:table-cell office:value-type="string" table:style-name="ce34">
            <text:p>CM6 2LP</text:p>
          </table:table-cell>
          <table:table-cell office:value-type="float" office:value="561612" table:style-name="ce2">
            <text:p>561612</text:p>
          </table:table-cell>
          <table:table-cell office:value-type="float" office:value="230803" table:style-name="ce2">
            <text:p>2308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87 Dunmow</text:p>
          </table:table-cell>
          <table:table-cell office:value-type="string" table:style-name="ce1">
            <text:p>Fire Station, Stortford Road, Dunmow</text:p>
            <text:p/>
          </table:table-cell>
          <table:table-cell office:value-type="string" table:style-name="ce34">
            <text:p>CM6 1DA</text:p>
          </table:table-cell>
          <table:table-cell office:value-type="float" office:value="562428" table:style-name="ce2">
            <text:p>562428</text:p>
          </table:table-cell>
          <table:table-cell office:value-type="float" office:value="221961" table:style-name="ce2">
            <text:p>22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67ingatestone</text:p>
          </table:table-cell>
          <table:table-cell office:value-type="string" table:style-name="ce1">
            <text:p>Fire Station, High Street, Ingatestone</text:p>
            <text:p/>
          </table:table-cell>
          <table:table-cell office:value-type="string" table:style-name="ce124">
            <text:p>CM4 9EY<text:s/></text:p>
            <text:p><text:s text:c="2"/></text:p>
          </table:table-cell>
          <table:table-cell office:value-type="float" office:value="564745" table:style-name="ce2">
            <text:p>564745</text:p>
          </table:table-cell>
          <table:table-cell office:value-type="float" office:value="199341" table:style-name="ce2">
            <text:p>1993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55 Orsett</text:p>
          </table:table-cell>
          <table:table-cell office:value-type="string" table:style-name="ce1">
            <text:p>Fire Station, Stanford Road, Orsett, Thurrock</text:p>
            <text:p><text:s/></text:p>
          </table:table-cell>
          <table:table-cell office:value-type="string" table:style-name="ce34">
            <text:p>RM16 3DU<text:s/></text:p>
          </table:table-cell>
          <table:table-cell office:value-type="float" office:value="565549" table:style-name="ce2">
            <text:p>565549</text:p>
          </table:table-cell>
          <table:table-cell office:value-type="float" office:value="181294" table:style-name="ce2">
            <text:p>1812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68 Billericay</text:p>
          </table:table-cell>
          <table:table-cell office:value-type="string" table:style-name="ce1">
            <text:p>Fire Station, Laindon Road, Billericay</text:p>
            <text:p/>
          </table:table-cell>
          <table:table-cell office:value-type="string" table:style-name="ce34">
            <text:p>CM12 9LL</text:p>
          </table:table-cell>
          <table:table-cell office:value-type="float" office:value="567375" table:style-name="ce2">
            <text:p>567375</text:p>
          </table:table-cell>
          <table:table-cell office:value-type="float" office:value="194082" table:style-name="ce2">
            <text:p>194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E34 Chelmsford</text:p>
          </table:table-cell>
          <table:table-cell office:value-type="string" table:style-name="ce1">
            <text:p>Fire Station, Rainsford Lane, Chelmsford</text:p>
            <text:p/>
          </table:table-cell>
          <table:table-cell office:value-type="string" table:style-name="ce34">
            <text:p>CM1 2QS</text:p>
          </table:table-cell>
          <table:table-cell office:value-type="float" office:value="569935" table:style-name="ce2">
            <text:p>569935</text:p>
          </table:table-cell>
          <table:table-cell office:value-type="float" office:value="206870" table:style-name="ce2">
            <text:p>2068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52 Basildon</text:p>
          </table:table-cell>
          <table:table-cell office:value-type="string" table:style-name="ce1">
            <text:p>Fire Station, Broadmayne, Basildon</text:p>
            <text:p/>
          </table:table-cell>
          <table:table-cell office:value-type="string" table:style-name="ce124">
            <text:p>SS14 1EH<text:s/></text:p>
            <text:p><text:s text:c="2"/></text:p>
          </table:table-cell>
          <table:table-cell office:value-type="float" office:value="570628" table:style-name="ce2">
            <text:p>570628</text:p>
          </table:table-cell>
          <table:table-cell office:value-type="float" office:value="188791" table:style-name="ce2">
            <text:p>1887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79 Wethersfield</text:p>
          </table:table-cell>
          <table:table-cell office:value-type="string" table:style-name="ce1">
            <text:p>Fire Station, Meadside, Wethersfield</text:p>
            <text:p/>
          </table:table-cell>
          <table:table-cell office:value-type="string" table:style-name="ce34">
            <text:p>CM7 4BN</text:p>
          </table:table-cell>
          <table:table-cell office:value-type="float" office:value="570819" table:style-name="ce2">
            <text:p>570819</text:p>
          </table:table-cell>
          <table:table-cell office:value-type="float" office:value="231365" table:style-name="ce2">
            <text:p>2313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66 Corringham</text:p>
          </table:table-cell>
          <table:table-cell office:value-type="string" table:style-name="ce1">
            <text:p>Fire Station, 43 Fobbing Road, Corringham</text:p>
            <text:p/>
          </table:table-cell>
          <table:table-cell office:value-type="string" table:style-name="ce34">
            <text:p>SS17 9BN<text:s/></text:p>
          </table:table-cell>
          <table:table-cell office:value-type="float" office:value="571059" table:style-name="ce2">
            <text:p>571059</text:p>
          </table:table-cell>
          <table:table-cell office:value-type="float" office:value="183715" table:style-name="ce2">
            <text:p>1837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E33 Great Baddow</text:p>
          </table:table-cell>
          <table:table-cell office:value-type="string" table:style-name="ce1">
            <text:p>Fire Station, Longmead Avenue, Maldon Road, Great Baddow, Chelmsford</text:p>
            <text:p/>
          </table:table-cell>
          <table:table-cell office:value-type="string" table:style-name="ce34">
            <text:p>CM2 7DR</text:p>
          </table:table-cell>
          <table:table-cell office:value-type="float" office:value="573114" table:style-name="ce2">
            <text:p>573114</text:p>
          </table:table-cell>
          <table:table-cell office:value-type="float" office:value="205183" table:style-name="ce2">
            <text:p>2051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69 Wickford</text:p>
          </table:table-cell>
          <table:table-cell office:value-type="string" table:style-name="ce1">
            <text:p>Nevendon Road, Wickford</text:p>
            <text:p/>
          </table:table-cell>
          <table:table-cell office:value-type="string" table:style-name="ce34">
            <text:p>SS12 0QG</text:p>
          </table:table-cell>
          <table:table-cell office:value-type="float" office:value="574500" table:style-name="ce2">
            <text:p>574500</text:p>
          </table:table-cell>
          <table:table-cell office:value-type="float" office:value="193087" table:style-name="ce2">
            <text:p>1930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78 Braintree</text:p>
          </table:table-cell>
          <table:table-cell office:value-type="string" table:style-name="ce1">
            <text:p>Fire Station, Railway Street, Braintree</text:p>
            <text:p/>
          </table:table-cell>
          <table:table-cell office:value-type="string" table:style-name="ce34">
            <text:p>CM7 3JD</text:p>
          </table:table-cell>
          <table:table-cell office:value-type="float" office:value="576196" table:style-name="ce2">
            <text:p>576196</text:p>
          </table:table-cell>
          <table:table-cell office:value-type="float" office:value="223075" table:style-name="ce2">
            <text:p>2230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80 Sible Hedingham</text:p>
          </table:table-cell>
          <table:table-cell office:value-type="string" table:style-name="ce1">
            <text:p>Fire Station, Rectory Road, Sible Hedingham</text:p>
            <text:p/>
          </table:table-cell>
          <table:table-cell office:value-type="string" table:style-name="ce34">
            <text:p>CO9 3NU</text:p>
          </table:table-cell>
          <table:table-cell office:value-type="float" office:value="577853" table:style-name="ce2">
            <text:p>577853</text:p>
          </table:table-cell>
          <table:table-cell office:value-type="float" office:value="234417" table:style-name="ce2">
            <text:p>2344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W54 Canvey</text:p>
          </table:table-cell>
          <table:table-cell office:value-type="string" table:style-name="ce1">
            <text:p>Fire Station, Long Road, Canvey Island</text:p>
            <text:p/>
          </table:table-cell>
          <table:table-cell office:value-type="string" table:style-name="ce34">
            <text:p>SS8 0JD</text:p>
          </table:table-cell>
          <table:table-cell office:value-type="float" office:value="579304" table:style-name="ce2">
            <text:p>579304</text:p>
          </table:table-cell>
          <table:table-cell office:value-type="float" office:value="183276" table:style-name="ce2">
            <text:p>1832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123">
            <text:p>E35 Rayleigh Weir</text:p>
          </table:table-cell>
          <table:table-cell office:value-type="string" table:style-name="ce1">
            <text:p>Community Fire Station, 500 Rayleigh Road, Benfleet</text:p>
            <text:p><text:s/></text:p>
          </table:table-cell>
          <table:table-cell office:value-type="string" table:style-name="ce34">
            <text:p>SS7 3TR</text:p>
          </table:table-cell>
          <table:table-cell office:value-type="float" office:value="580637" table:style-name="ce2">
            <text:p>580637</text:p>
          </table:table-cell>
          <table:table-cell office:value-type="float" office:value="190245" table:style-name="ce2">
            <text:p>1902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32 South Woodham</text:p>
          </table:table-cell>
          <table:table-cell office:value-type="string" table:style-name="ce1">
            <text:p><text:s/>Fire Station, Ferrers Road, South Woodham Ferrers</text:p>
            <text:p><text:s/></text:p>
          </table:table-cell>
          <table:table-cell office:value-type="string" table:style-name="ce125">
            <text:p>CM3 5XH</text:p>
          </table:table-cell>
          <table:table-cell office:value-type="float" office:value="581363" table:style-name="ce32">
            <text:p>581363</text:p>
          </table:table-cell>
          <table:table-cell office:value-type="float" office:value="197101" table:style-name="ce32">
            <text:p>1971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W81 Halstead</text:p>
          </table:table-cell>
          <table:table-cell office:value-type="string" table:style-name="ce1">
            <text:p>Fire Station, Parsonage Street, Halstead</text:p>
            <text:p/>
          </table:table-cell>
          <table:table-cell office:value-type="string" table:style-name="ce125">
            <text:p>CO9 1EZ</text:p>
          </table:table-cell>
          <table:table-cell office:value-type="float" office:value="581557" table:style-name="ce32">
            <text:p>581557</text:p>
          </table:table-cell>
          <table:table-cell office:value-type="float" office:value="230153" table:style-name="ce32">
            <text:p>2301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25 Witham</text:p>
          </table:table-cell>
          <table:table-cell office:value-type="string" table:style-name="ce1">
            <text:p>Hatfield Road, Witham</text:p>
            <text:p/>
          </table:table-cell>
          <table:table-cell office:value-type="string" table:style-name="ce125">
            <text:p>CM8 1EW</text:p>
          </table:table-cell>
          <table:table-cell office:value-type="float" office:value="581570" table:style-name="ce32">
            <text:p>581570</text:p>
          </table:table-cell>
          <table:table-cell office:value-type="float" office:value="213889" table:style-name="ce32">
            <text:p>2138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46 Maldon</text:p>
          </table:table-cell>
          <table:table-cell office:value-type="string" table:style-name="ce1">
            <text:p>Fire Station, Wycke Hill, Maldon</text:p>
            <text:p/>
          </table:table-cell>
          <table:table-cell office:value-type="string" table:style-name="ce142">
            <text:p>CM9 6SH</text:p>
          </table:table-cell>
          <table:table-cell office:value-type="float" office:value="584099" table:style-name="ce32">
            <text:p>584099</text:p>
          </table:table-cell>
          <table:table-cell office:value-type="float" office:value="206125" table:style-name="ce32">
            <text:p>2061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47 Hawkwell</text:p>
          </table:table-cell>
          <table:table-cell office:value-type="string" table:style-name="ce1">
            <text:p>Fire Station, Main Road, Hawkwell<text:s/></text:p>
            <text:p/>
          </table:table-cell>
          <table:table-cell office:value-type="string" table:style-name="ce142">
            <text:p>SS5 4EG</text:p>
          </table:table-cell>
          <table:table-cell office:value-type="float" office:value="584618" table:style-name="ce32">
            <text:p>584618</text:p>
          </table:table-cell>
          <table:table-cell office:value-type="float" office:value="192140" table:style-name="ce32">
            <text:p>1921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31 Leigh</text:p>
          </table:table-cell>
          <table:table-cell office:value-type="string" table:style-name="ce1">
            <text:p>Fire Station, Mountdale Gardens, Leigh-On-Sea</text:p>
            <text:p/>
          </table:table-cell>
          <table:table-cell office:value-type="string" table:style-name="ce143">
            <text:p>SS9 4AA</text:p>
            <text:p/>
          </table:table-cell>
          <table:table-cell office:value-type="float" office:value="584969" table:style-name="ce32">
            <text:p>584969</text:p>
          </table:table-cell>
          <table:table-cell office:value-type="float" office:value="187288" table:style-name="ce32">
            <text:p>1872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24 Coggeshall</text:p>
          </table:table-cell>
          <table:table-cell office:value-type="string" table:style-name="ce1">
            <text:p>Colne Road, Coggeshall</text:p>
            <text:p><text:s/></text:p>
          </table:table-cell>
          <table:table-cell office:value-type="string" table:style-name="ce142">
            <text:p>CO6 1SX</text:p>
          </table:table-cell>
          <table:table-cell office:value-type="float" office:value="585416" table:style-name="ce32">
            <text:p>585416</text:p>
          </table:table-cell>
          <table:table-cell office:value-type="float" office:value="223382" table:style-name="ce32">
            <text:p>2233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49 Rochford</text:p>
          </table:table-cell>
          <table:table-cell office:value-type="string" table:style-name="ce1">
            <text:p>Fire Station, South Street, Rochford</text:p>
            <text:p/>
          </table:table-cell>
          <table:table-cell office:value-type="string" table:style-name="ce126">
            <text:p><text:s/>SS4 1BL</text:p>
          </table:table-cell>
          <table:table-cell office:value-type="float" office:value="587706" table:style-name="ce32">
            <text:p>587706</text:p>
          </table:table-cell>
          <table:table-cell office:value-type="float" office:value="190248" table:style-name="ce32">
            <text:p>1902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30 Southend</text:p>
          </table:table-cell>
          <table:table-cell office:value-type="string" table:style-name="ce1">
            <text:p>Fire Station, Sutton Road, Southend-On-Sea</text:p>
            <text:p><text:s/></text:p>
            <text:p/>
          </table:table-cell>
          <table:table-cell office:value-type="string" table:style-name="ce1">
            <text:p>SS2 5PX</text:p>
          </table:table-cell>
          <table:table-cell office:value-type="float" office:value="588397" table:style-name="ce32">
            <text:p>588397</text:p>
          </table:table-cell>
          <table:table-cell office:value-type="float" office:value="187662" table:style-name="ce32">
            <text:p>1876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23 Tiptree</text:p>
          </table:table-cell>
          <table:table-cell office:value-type="string" table:style-name="ce1">
            <text:p>Fire Station, 63 Church Road, Tiptree</text:p>
            <text:p/>
          </table:table-cell>
          <table:table-cell office:value-type="string" table:style-name="ce144">
            <text:p>CO5 0SU</text:p>
          </table:table-cell>
          <table:table-cell office:value-type="float" office:value="589686" table:style-name="ce32">
            <text:p>589686</text:p>
          </table:table-cell>
          <table:table-cell office:value-type="float" office:value="216080" table:style-name="ce32">
            <text:p>2160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42 Shoeburyness</text:p>
          </table:table-cell>
          <table:table-cell office:value-type="string" table:style-name="ce1">
            <text:p>Fire Station, Shoebury Avenue, Shoeburyness</text:p>
            <text:p><text:s/></text:p>
          </table:table-cell>
          <table:table-cell office:value-type="string" table:style-name="ce144">
            <text:p>SS3 9BH<text:s/></text:p>
          </table:table-cell>
          <table:table-cell office:value-type="float" office:value="594065" table:style-name="ce32">
            <text:p>594065</text:p>
          </table:table-cell>
          <table:table-cell office:value-type="float" office:value="185146" table:style-name="ce32">
            <text:p>1851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43 Burnham</text:p>
          </table:table-cell>
          <table:table-cell office:value-type="string" table:style-name="ce1">
            <text:p>Fire Station, Albert Road, Burnham-On-Crouch</text:p>
            <text:p/>
          </table:table-cell>
          <table:table-cell office:value-type="string" table:style-name="ce144">
            <text:p>CM0 8DZ</text:p>
          </table:table-cell>
          <table:table-cell office:value-type="float" office:value="595101" table:style-name="ce32">
            <text:p>595101</text:p>
          </table:table-cell>
          <table:table-cell office:value-type="float" office:value="196042" table:style-name="ce32">
            <text:p>1960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45 Tollesbury</text:p>
          </table:table-cell>
          <table:table-cell office:value-type="string" table:style-name="ce1">
            <text:p>Fire Station, High Street, Tollesbury</text:p>
            <text:p/>
          </table:table-cell>
          <table:table-cell office:value-type="string" table:style-name="ce144">
            <text:p>CM9 8RG</text:p>
          </table:table-cell>
          <table:table-cell office:value-type="float" office:value="595513" table:style-name="ce32">
            <text:p>595513</text:p>
          </table:table-cell>
          <table:table-cell office:value-type="float" office:value="210430" table:style-name="ce32">
            <text:p>2104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44 Tillingham</text:p>
          </table:table-cell>
          <table:table-cell office:value-type="string" table:style-name="ce1">
            <text:p>Fire Station, St Nicholas Road, Tillingham</text:p>
            <text:p/>
          </table:table-cell>
          <table:table-cell office:value-type="string" table:style-name="ce144">
            <text:p>CM0 7SQ</text:p>
          </table:table-cell>
          <table:table-cell office:value-type="float" office:value="599154" table:style-name="ce32">
            <text:p>599154</text:p>
          </table:table-cell>
          <table:table-cell office:value-type="float" office:value="203987" table:style-name="ce32">
            <text:p>203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10 Colchester</text:p>
          </table:table-cell>
          <table:table-cell office:value-type="string" table:style-name="ce1">
            <text:p>Fire Station, Cowdray Avenue, <text:s/>Colchester</text:p>
          </table:table-cell>
          <table:table-cell office:value-type="string" table:style-name="ce1">
            <text:p>CO1 1XT</text:p>
          </table:table-cell>
          <table:table-cell office:value-type="float" office:value="599728" table:style-name="ce32">
            <text:p>599728</text:p>
          </table:table-cell>
          <table:table-cell office:value-type="float" office:value="226053" table:style-name="ce32">
            <text:p>2260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22 West Mersea</text:p>
          </table:table-cell>
          <table:table-cell office:value-type="string" table:style-name="ce1">
            <text:p>Fire Station, Barfield Road, West Mersea</text:p>
            <text:p/>
          </table:table-cell>
          <table:table-cell office:value-type="string" table:style-name="ce1">
            <text:p>CO5 8QT</text:p>
          </table:table-cell>
          <table:table-cell office:value-type="float" office:value="601053" table:style-name="ce32">
            <text:p>601053</text:p>
          </table:table-cell>
          <table:table-cell office:value-type="float" office:value="212894" table:style-name="ce32">
            <text:p>2128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21 Wivenhoe</text:p>
          </table:table-cell>
          <table:table-cell office:value-type="string" table:style-name="ce1">
            <text:p>Fire Station, Colchester Road, Wivenhoe</text:p>
            <text:p><text:s/></text:p>
          </table:table-cell>
          <table:table-cell office:value-type="string" table:style-name="ce145">
            <text:p>CO7 9EU<text:s/></text:p>
          </table:table-cell>
          <table:table-cell office:value-type="float" office:value="604066" table:style-name="ce32">
            <text:p>604066</text:p>
          </table:table-cell>
          <table:table-cell office:value-type="float" office:value="223120" table:style-name="ce32">
            <text:p>2231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20 Brightlingsea</text:p>
          </table:table-cell>
          <table:table-cell office:value-type="string" table:style-name="ce1">
            <text:p>Fire Station, 67 Lower Park Road, Brightlingsea</text:p>
            <text:p/>
          </table:table-cell>
          <table:table-cell office:value-type="string" table:style-name="ce146">
            <text:p>CO7 0BP</text:p>
          </table:table-cell>
          <table:table-cell office:value-type="float" office:value="608313" table:style-name="ce32">
            <text:p>608313</text:p>
          </table:table-cell>
          <table:table-cell office:value-type="float" office:value="216709" table:style-name="ce32">
            <text:p>2167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17 Manningtree</text:p>
          </table:table-cell>
          <table:table-cell office:value-type="string" table:style-name="ce1">
            <text:p>Fire Station, The Quay, Manningtree</text:p>
            <text:p><text:s/></text:p>
          </table:table-cell>
          <table:table-cell office:value-type="string" table:style-name="ce146">
            <text:p>CO11 1AU</text:p>
          </table:table-cell>
          <table:table-cell office:value-type="float" office:value="610733" table:style-name="ce32">
            <text:p>610733</text:p>
          </table:table-cell>
          <table:table-cell office:value-type="float" office:value="231921" table:style-name="ce32">
            <text:p>2319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19 Weeley</text:p>
          </table:table-cell>
          <table:table-cell office:value-type="string" table:style-name="ce1">
            <text:p>Fire Station, Clacton Road, Weeley Heath<text:s/></text:p>
            <text:p/>
          </table:table-cell>
          <table:table-cell office:value-type="string" table:style-name="ce146">
            <text:p>CO16 9ED</text:p>
          </table:table-cell>
          <table:table-cell office:value-type="float" office:value="615450" table:style-name="ce32">
            <text:p>615450</text:p>
          </table:table-cell>
          <table:table-cell office:value-type="float" office:value="220658" table:style-name="ce32">
            <text:p>2206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12 Clacton</text:p>
          </table:table-cell>
          <table:table-cell office:value-type="string" table:style-name="ce1">
            <text:p>Fire Station, St John'S Road, Clacton-On-Sea</text:p>
            <text:p/>
          </table:table-cell>
          <table:table-cell office:value-type="string" table:style-name="ce146">
            <text:p>CO16 8DB</text:p>
          </table:table-cell>
          <table:table-cell office:value-type="float" office:value="617074" table:style-name="ce32">
            <text:p>617074</text:p>
          </table:table-cell>
          <table:table-cell office:value-type="float" office:value="216412" table:style-name="ce32">
            <text:p>2164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18 Frinton</text:p>
          </table:table-cell>
          <table:table-cell office:value-type="string" table:style-name="ce1">
            <text:p>Fire Station, 140 Pole Barn Lane, Frinton-On-Sea</text:p>
            <text:p/>
          </table:table-cell>
          <table:table-cell office:value-type="string" table:style-name="ce146">
            <text:p>CO13 9NG</text:p>
          </table:table-cell>
          <table:table-cell office:value-type="float" office:value="623746" table:style-name="ce32">
            <text:p>623746</text:p>
          </table:table-cell>
          <table:table-cell office:value-type="float" office:value="220415" table:style-name="ce32">
            <text:p>2204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E31000015</text:p>
          </table:table-cell>
          <table:table-cell office:value-type="string" table:style-name="ce34">
            <text:p>E11 Dovercourt</text:p>
          </table:table-cell>
          <table:table-cell office:value-type="string" table:style-name="ce1">
            <text:p>Fire Station, Fronks Road, Dovercourt</text:p>
          </table:table-cell>
          <table:table-cell office:value-type="string" table:style-name="ce146">
            <text:p>CO12 4JE</text:p>
          </table:table-cell>
          <table:table-cell office:value-type="float" office:value="624136" table:style-name="ce32">
            <text:p>624136</text:p>
          </table:table-cell>
          <table:table-cell office:value-type="float" office:value="230888" table:style-name="ce32">
            <text:p>2308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24">
            <text:p>Coleford</text:p>
          </table:table-cell>
          <table:table-cell office:value-type="string" table:style-name="ce1">
            <text:p>Cinderhill, Coleford</text:p>
          </table:table-cell>
          <table:table-cell office:value-type="string" table:style-name="ce147">
            <text:p>GL16 8HQ</text:p>
          </table:table-cell>
          <table:table-cell office:value-type="float" office:value="357543" table:style-name="ce32">
            <text:p>357543</text:p>
          </table:table-cell>
          <table:table-cell office:value-type="float" office:value="210458" table:style-name="ce32">
            <text:p>2104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24">
            <text:p>Lydney</text:p>
          </table:table-cell>
          <table:table-cell office:value-type="string" table:style-name="ce1">
            <text:p>Hill Street, Lydney</text:p>
          </table:table-cell>
          <table:table-cell office:value-type="string" table:style-name="ce3">
            <text:p>GL15 5HE</text:p>
          </table:table-cell>
          <table:table-cell office:value-type="float" office:value="363323" table:style-name="ce32">
            <text:p>363323</text:p>
          </table:table-cell>
          <table:table-cell office:value-type="float" office:value="203143" table:style-name="ce32">
            <text:p>2031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24">
            <text:p>Cinderford</text:p>
          </table:table-cell>
          <table:table-cell office:value-type="string" table:style-name="ce1">
            <text:p>Valley Road, Cinderford</text:p>
          </table:table-cell>
          <table:table-cell office:value-type="string" table:style-name="ce3">
            <text:p>GL14 2PA</text:p>
          </table:table-cell>
          <table:table-cell office:value-type="float" office:value="365196" table:style-name="ce32">
            <text:p>365196</text:p>
          </table:table-cell>
          <table:table-cell office:value-type="float" office:value="214557" table:style-name="ce32">
            <text:p>2145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24">
            <text:p>Newent</text:p>
          </table:table-cell>
          <table:table-cell office:value-type="string" table:style-name="ce1">
            <text:p>Bridge Street, Newent</text:p>
          </table:table-cell>
          <table:table-cell office:value-type="string" table:style-name="ce3">
            <text:p>GL18 1BB</text:p>
          </table:table-cell>
          <table:table-cell office:value-type="float" office:value="372080" table:style-name="ce32">
            <text:p>372080</text:p>
          </table:table-cell>
          <table:table-cell office:value-type="float" office:value="226303" table:style-name="ce32">
            <text:p>2263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24">
            <text:p>Dursley</text:p>
          </table:table-cell>
          <table:table-cell office:value-type="string" table:style-name="ce1">
            <text:p>Kingshill Lane, Dursley</text:p>
          </table:table-cell>
          <table:table-cell office:value-type="string" table:style-name="ce3">
            <text:p>GL11 4BZ</text:p>
          </table:table-cell>
          <table:table-cell office:value-type="float" office:value="375234" table:style-name="ce32">
            <text:p>375234</text:p>
          </table:table-cell>
          <table:table-cell office:value-type="float" office:value="198876" table:style-name="ce32">
            <text:p>1988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24">
            <text:p>Wotton under Edge</text:p>
          </table:table-cell>
          <table:table-cell office:value-type="string" table:style-name="ce1">
            <text:p>Symn Lane, Wotton Under Edge</text:p>
          </table:table-cell>
          <table:table-cell office:value-type="string" table:style-name="ce3">
            <text:p>GL12 7BQ</text:p>
          </table:table-cell>
          <table:table-cell office:value-type="float" office:value="375499" table:style-name="ce32">
            <text:p>375499</text:p>
          </table:table-cell>
          <table:table-cell office:value-type="float" office:value="193078" table:style-name="ce32">
            <text:p>1930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24">
            <text:p>Gloucester South</text:p>
          </table:table-cell>
          <table:table-cell office:value-type="string" table:style-name="ce1">
            <text:p>Shepherd Road, Gloucester</text:p>
          </table:table-cell>
          <table:table-cell office:value-type="string" table:style-name="ce3">
            <text:p>GL2 5EL</text:p>
          </table:table-cell>
          <table:table-cell office:value-type="float" office:value="381744" table:style-name="ce32">
            <text:p>381744</text:p>
          </table:table-cell>
          <table:table-cell office:value-type="float" office:value="215182" table:style-name="ce32">
            <text:p>2151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24">
            <text:p>Stroud</text:p>
          </table:table-cell>
          <table:table-cell office:value-type="string" table:style-name="ce1">
            <text:p>Paganhill Lane, Stroud</text:p>
          </table:table-cell>
          <table:table-cell office:value-type="string" table:style-name="ce3">
            <text:p>GL5 4JT</text:p>
          </table:table-cell>
          <table:table-cell office:value-type="float" office:value="383551" table:style-name="ce32">
            <text:p>383551</text:p>
          </table:table-cell>
          <table:table-cell office:value-type="float" office:value="205239" table:style-name="ce32">
            <text:p>2052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24">
            <text:p>Nailsworth</text:p>
          </table:table-cell>
          <table:table-cell office:value-type="string" table:style-name="ce1">
            <text:p>Station Road, Nailsworth</text:p>
          </table:table-cell>
          <table:table-cell office:value-type="string" table:style-name="ce3">
            <text:p>GL6 0AJ</text:p>
          </table:table-cell>
          <table:table-cell office:value-type="float" office:value="385026" table:style-name="ce32">
            <text:p>385026</text:p>
          </table:table-cell>
          <table:table-cell office:value-type="float" office:value="199874" table:style-name="ce32">
            <text:p>1998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27">
            <text:p>Gloucester North</text:p>
          </table:table-cell>
          <table:table-cell office:value-type="string" table:style-name="ce1">
            <text:p>Cheltenham Road East, Gloucester</text:p>
          </table:table-cell>
          <table:table-cell office:value-type="string" table:style-name="ce3">
            <text:p>GL3 1AF</text:p>
          </table:table-cell>
          <table:table-cell office:value-type="float" office:value="386429" table:style-name="ce32">
            <text:p>386429</text:p>
          </table:table-cell>
          <table:table-cell office:value-type="float" office:value="220211" table:style-name="ce32">
            <text:p>2202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28">
            <text:p>Tetbury</text:p>
          </table:table-cell>
          <table:table-cell office:value-type="string" table:style-name="ce1">
            <text:p>New Church Street, Tetbury</text:p>
          </table:table-cell>
          <table:table-cell office:value-type="string" table:style-name="ce3">
            <text:p>GL8 8DX</text:p>
          </table:table-cell>
          <table:table-cell office:value-type="float" office:value="388831" table:style-name="ce32">
            <text:p>388831</text:p>
          </table:table-cell>
          <table:table-cell office:value-type="float" office:value="193220" table:style-name="ce32">
            <text:p>1932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29">
            <text:p>Tewkesbury</text:p>
          </table:table-cell>
          <table:table-cell office:value-type="string" table:style-name="ce1">
            <text:p>Oldbury Road, Tewkesbury</text:p>
          </table:table-cell>
          <table:table-cell office:value-type="string" table:style-name="ce3">
            <text:p>GL20 5LJ</text:p>
          </table:table-cell>
          <table:table-cell office:value-type="float" office:value="389545" table:style-name="ce32">
            <text:p>389545</text:p>
          </table:table-cell>
          <table:table-cell office:value-type="float" office:value="233216" table:style-name="ce32">
            <text:p>2332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37">
            <text:p>Cheltenham West</text:p>
          </table:table-cell>
          <table:table-cell office:value-type="string" table:style-name="ce1">
            <text:p>Tewkesbury Road, Uckington</text:p>
          </table:table-cell>
          <table:table-cell office:value-type="string" table:style-name="ce3">
            <text:p>GL51 9TZ</text:p>
          </table:table-cell>
          <table:table-cell office:value-type="float" office:value="392062" table:style-name="ce32">
            <text:p>392062</text:p>
          </table:table-cell>
          <table:table-cell office:value-type="float" office:value="224685" table:style-name="ce32">
            <text:p>2246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30">
            <text:p>Cheltenham East</text:p>
          </table:table-cell>
          <table:table-cell office:value-type="string" table:style-name="ce1">
            <text:p>Keynsham Road, Cheltenham</text:p>
          </table:table-cell>
          <table:table-cell office:value-type="string" table:style-name="ce3">
            <text:p>GL53 7PY</text:p>
          </table:table-cell>
          <table:table-cell office:value-type="float" office:value="395359" table:style-name="ce32">
            <text:p>395359</text:p>
          </table:table-cell>
          <table:table-cell office:value-type="float" office:value="221563" table:style-name="ce32">
            <text:p>2215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31">
            <text:p>Winchcombe</text:p>
          </table:table-cell>
          <table:table-cell office:value-type="string" table:style-name="ce1">
            <text:p>Gretton Road, Winchcombe</text:p>
          </table:table-cell>
          <table:table-cell office:value-type="string" table:style-name="ce3">
            <text:p>GL54 5EG</text:p>
          </table:table-cell>
          <table:table-cell office:value-type="float" office:value="402323" table:style-name="ce32">
            <text:p>402323</text:p>
          </table:table-cell>
          <table:table-cell office:value-type="float" office:value="228650" table:style-name="ce32">
            <text:p>2286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32">
            <text:p>Cirencester</text:p>
          </table:table-cell>
          <table:table-cell office:value-type="string" table:style-name="ce1">
            <text:p>School Lane, Cirencester</text:p>
          </table:table-cell>
          <table:table-cell office:value-type="string" table:style-name="ce3">
            <text:p>GL7 1YL</text:p>
          </table:table-cell>
          <table:table-cell office:value-type="float" office:value="402794" table:style-name="ce32">
            <text:p>402794</text:p>
          </table:table-cell>
          <table:table-cell office:value-type="float" office:value="201085" table:style-name="ce32">
            <text:p>2010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33">
            <text:p>Northleach</text:p>
          </table:table-cell>
          <table:table-cell office:value-type="string" table:style-name="ce1">
            <text:p>West End, Northleach</text:p>
          </table:table-cell>
          <table:table-cell office:value-type="string" table:style-name="ce3">
            <text:p>GL54 3HF</text:p>
          </table:table-cell>
          <table:table-cell office:value-type="float" office:value="411087" table:style-name="ce32">
            <text:p>411087</text:p>
          </table:table-cell>
          <table:table-cell office:value-type="float" office:value="214766" table:style-name="ce32">
            <text:p>2147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34">
            <text:p>Chipping Campden</text:p>
          </table:table-cell>
          <table:table-cell office:value-type="string" table:style-name="ce1">
            <text:p>Catbrook, Chipping Campden</text:p>
          </table:table-cell>
          <table:table-cell office:value-type="string" table:style-name="ce3">
            <text:p>GL55 6DG</text:p>
          </table:table-cell>
          <table:table-cell office:value-type="float" office:value="415215" table:style-name="ce32">
            <text:p>415215</text:p>
          </table:table-cell>
          <table:table-cell office:value-type="float" office:value="238578" table:style-name="ce32">
            <text:p>2385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50">
            <text:p>Fairford</text:p>
          </table:table-cell>
          <table:table-cell office:value-type="string" table:style-name="ce1">
            <text:p>Hatherop Road, Fairford</text:p>
          </table:table-cell>
          <table:table-cell office:value-type="string" table:style-name="ce3">
            <text:p>GL7 4JZ</text:p>
          </table:table-cell>
          <table:table-cell office:value-type="float" office:value="415976" table:style-name="ce32">
            <text:p>415976</text:p>
          </table:table-cell>
          <table:table-cell office:value-type="float" office:value="201508" table:style-name="ce32">
            <text:p>2015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49">
            <text:p>Stow on the Wold</text:p>
          </table:table-cell>
          <table:table-cell office:value-type="string" table:style-name="ce1">
            <text:p>Union Street, Stow On The Wold</text:p>
          </table:table-cell>
          <table:table-cell office:value-type="string" table:style-name="ce3">
            <text:p>GL54 1BU</text:p>
          </table:table-cell>
          <table:table-cell office:value-type="float" office:value="419393" table:style-name="ce32">
            <text:p>419393</text:p>
          </table:table-cell>
          <table:table-cell office:value-type="float" office:value="225760" table:style-name="ce32">
            <text:p>2257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ucestershire</text:p>
          </table:table-cell>
          <table:table-cell office:value-type="string" table:style-name="ce1">
            <text:p>E31000016</text:p>
          </table:table-cell>
          <table:table-cell office:value-type="string" table:style-name="ce148">
            <text:p>Moreton in Marsh</text:p>
          </table:table-cell>
          <table:table-cell office:value-type="string" table:style-name="ce1">
            <text:p>Parkers Lane, Moreton In Marsh</text:p>
          </table:table-cell>
          <table:table-cell office:value-type="string" table:style-name="ce3">
            <text:p>GL56 0DP</text:p>
          </table:table-cell>
          <table:table-cell office:value-type="float" office:value="420322" table:style-name="ce32">
            <text:p>420322</text:p>
          </table:table-cell>
          <table:table-cell office:value-type="float" office:value="232141" table:style-name="ce32">
            <text:p>2321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35">
            <text:p>Fordingbridge</text:p>
          </table:table-cell>
          <table:table-cell office:value-type="string" table:style-name="ce1">
            <text:p>7 Station Road, Fordingbridge</text:p>
          </table:table-cell>
          <table:table-cell office:value-type="string" table:style-name="ce1">
            <text:p>SP6 1JN</text:p>
          </table:table-cell>
          <table:table-cell office:value-type="float" office:value="414370" table:style-name="ce32">
            <text:p>414370</text:p>
          </table:table-cell>
          <table:table-cell office:value-type="float" office:value="114186" table:style-name="ce32">
            <text:p>1141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38">
            <text:p>Ringwood</text:p>
          </table:table-cell>
          <table:table-cell office:value-type="string" table:style-name="ce1">
            <text:p>67 Christchurch Road, Ringwood</text:p>
          </table:table-cell>
          <table:table-cell office:value-type="string" table:style-name="ce1">
            <text:p>BH24 1DH</text:p>
          </table:table-cell>
          <table:table-cell office:value-type="float" office:value="415044" table:style-name="ce32">
            <text:p>415044</text:p>
          </table:table-cell>
          <table:table-cell office:value-type="float" office:value="104944" table:style-name="ce32">
            <text:p>1049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39">
            <text:p>Burley</text:p>
          </table:table-cell>
          <table:table-cell office:value-type="string" table:style-name="ce1">
            <text:p>Ringwood Road, Burley</text:p>
          </table:table-cell>
          <table:table-cell office:value-type="string" table:style-name="ce1">
            <text:p>BH24 4BU</text:p>
          </table:table-cell>
          <table:table-cell office:value-type="float" office:value="420751" table:style-name="ce32">
            <text:p>420751</text:p>
          </table:table-cell>
          <table:table-cell office:value-type="float" office:value="103209" table:style-name="ce32">
            <text:p>1032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36">
            <text:p>New Milton</text:p>
          </table:table-cell>
          <table:table-cell office:value-type="string" table:style-name="ce1">
            <text:p>2-4 Gore Road, New Milton</text:p>
          </table:table-cell>
          <table:table-cell office:value-type="string" table:style-name="ce1">
            <text:p>BH25 6RX</text:p>
          </table:table-cell>
          <table:table-cell office:value-type="float" office:value="424206" table:style-name="ce32">
            <text:p>424206</text:p>
          </table:table-cell>
          <table:table-cell office:value-type="float" office:value="94855" table:style-name="ce32">
            <text:p>948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40">
            <text:p>Brockenhurst</text:p>
          </table:table-cell>
          <table:table-cell office:value-type="string" table:style-name="ce1">
            <text:p>Lyndhurst Road, Brockenhurst</text:p>
          </table:table-cell>
          <table:table-cell office:value-type="string" table:style-name="ce1">
            <text:p>SO42 7RL</text:p>
          </table:table-cell>
          <table:table-cell office:value-type="float" office:value="430222" table:style-name="ce32">
            <text:p>430222</text:p>
          </table:table-cell>
          <table:table-cell office:value-type="float" office:value="102214" table:style-name="ce32">
            <text:p>1022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41">
            <text:p>Lyndhurst</text:p>
          </table:table-cell>
          <table:table-cell office:value-type="string" table:style-name="ce1">
            <text:p>Southampton Road, Lyndhurst</text:p>
          </table:table-cell>
          <table:table-cell office:value-type="string" table:style-name="ce1">
            <text:p>SO43 7BQ</text:p>
          </table:table-cell>
          <table:table-cell office:value-type="float" office:value="430306" table:style-name="ce32">
            <text:p>430306</text:p>
          </table:table-cell>
          <table:table-cell office:value-type="float" office:value="108231" table:style-name="ce32">
            <text:p>1082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Lymington</text:p>
          </table:table-cell>
          <table:table-cell office:value-type="string" table:style-name="ce1">
            <text:p>Avenue Road, Lymington</text:p>
          </table:table-cell>
          <table:table-cell office:value-type="string" table:style-name="ce1">
            <text:p>SO41 9GJ</text:p>
          </table:table-cell>
          <table:table-cell office:value-type="float" office:value="432052" table:style-name="ce151">
            <text:p>432052</text:p>
          </table:table-cell>
          <table:table-cell office:value-type="float" office:value="95679" table:style-name="ce151">
            <text:p>956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Romsey</text:p>
          </table:table-cell>
          <table:table-cell office:value-type="string" table:style-name="ce1">
            <text:p>Alma Road, Romsey</text:p>
          </table:table-cell>
          <table:table-cell office:value-type="string" table:style-name="ce1">
            <text:p>SO51 8EB</text:p>
          </table:table-cell>
          <table:table-cell office:value-type="float" office:value="435703" table:style-name="ce151">
            <text:p>435703</text:p>
          </table:table-cell>
          <table:table-cell office:value-type="float" office:value="121285" table:style-name="ce151">
            <text:p>1212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Stockbridge</text:p>
          </table:table-cell>
          <table:table-cell office:value-type="string" table:style-name="ce1">
            <text:p>High Street, Stockbridge</text:p>
          </table:table-cell>
          <table:table-cell office:value-type="string" table:style-name="ce1">
            <text:p>SO20 6HF</text:p>
          </table:table-cell>
          <table:table-cell office:value-type="float" office:value="435727" table:style-name="ce151">
            <text:p>435727</text:p>
          </table:table-cell>
          <table:table-cell office:value-type="float" office:value="135052" table:style-name="ce151">
            <text:p>1350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Totton</text:p>
          </table:table-cell>
          <table:table-cell office:value-type="string" table:style-name="ce1">
            <text:p>Testwood Lane, Totton</text:p>
          </table:table-cell>
          <table:table-cell office:value-type="string" table:style-name="ce1">
            <text:p>SO40 3AP</text:p>
          </table:table-cell>
          <table:table-cell office:value-type="float" office:value="436071" table:style-name="ce151">
            <text:p>436071</text:p>
          </table:table-cell>
          <table:table-cell office:value-type="float" office:value="113596" table:style-name="ce151">
            <text:p>1135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Andover</text:p>
          </table:table-cell>
          <table:table-cell office:value-type="string" table:style-name="ce1">
            <text:p>105 London Street, Andover</text:p>
          </table:table-cell>
          <table:table-cell office:value-type="string" table:style-name="ce1">
            <text:p>SP10 2PF</text:p>
          </table:table-cell>
          <table:table-cell office:value-type="float" office:value="436801" table:style-name="ce151">
            <text:p>436801</text:p>
          </table:table-cell>
          <table:table-cell office:value-type="float" office:value="145383" table:style-name="ce151">
            <text:p>1453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Beaulieu</text:p>
          </table:table-cell>
          <table:table-cell office:value-type="string" table:style-name="ce1">
            <text:p>Off High Street , Beaulieu</text:p>
          </table:table-cell>
          <table:table-cell office:value-type="string" table:style-name="ce1">
            <text:p>SO42 7YF</text:p>
          </table:table-cell>
          <table:table-cell office:value-type="float" office:value="438818" table:style-name="ce151">
            <text:p>438818</text:p>
          </table:table-cell>
          <table:table-cell office:value-type="float" office:value="102247" table:style-name="ce151">
            <text:p>1022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Redbridge Hill, Southampton</text:p>
          </table:table-cell>
          <table:table-cell office:value-type="string" table:style-name="ce1">
            <text:p>SO16 4LY</text:p>
          </table:table-cell>
          <table:table-cell office:value-type="float" office:value="438887" table:style-name="ce151">
            <text:p>438887</text:p>
          </table:table-cell>
          <table:table-cell office:value-type="float" office:value="114255" table:style-name="ce151">
            <text:p>1142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St Marys</text:p>
          </table:table-cell>
          <table:table-cell office:value-type="string" table:style-name="ce1">
            <text:p>42 St Marys Road, Southampton</text:p>
          </table:table-cell>
          <table:table-cell office:value-type="string" table:style-name="ce1">
            <text:p>SO14 0BJ</text:p>
          </table:table-cell>
          <table:table-cell office:value-type="float" office:value="442372" table:style-name="ce151">
            <text:p>442372</text:p>
          </table:table-cell>
          <table:table-cell office:value-type="float" office:value="112441" table:style-name="ce151">
            <text:p>1124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Hythe</text:p>
          </table:table-cell>
          <table:table-cell office:value-type="string" table:style-name="ce1">
            <text:p>New Road, Hythe</text:p>
          </table:table-cell>
          <table:table-cell office:value-type="string" table:style-name="ce1">
            <text:p>SO45 6BN</text:p>
          </table:table-cell>
          <table:table-cell office:value-type="float" office:value="442424" table:style-name="ce151">
            <text:p>442424</text:p>
          </table:table-cell>
          <table:table-cell office:value-type="float" office:value="107754" table:style-name="ce151">
            <text:p>1077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Hardley</text:p>
          </table:table-cell>
          <table:table-cell office:value-type="string" table:style-name="ce1">
            <text:p>Falconer Court, Holbury</text:p>
          </table:table-cell>
          <table:table-cell office:value-type="string" table:style-name="ce1">
            <text:p>SO45 2PY</text:p>
          </table:table-cell>
          <table:table-cell office:value-type="float" office:value="442995" table:style-name="ce151">
            <text:p>442995</text:p>
          </table:table-cell>
          <table:table-cell office:value-type="float" office:value="104662" table:style-name="ce151">
            <text:p>1046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Eastleigh</text:p>
          </table:table-cell>
          <table:table-cell office:value-type="string" table:style-name="ce1">
            <text:p>Steele Close, Chandler'S Ford</text:p>
          </table:table-cell>
          <table:table-cell office:value-type="string" table:style-name="ce1">
            <text:p>SO53 3AA</text:p>
          </table:table-cell>
          <table:table-cell office:value-type="float" office:value="443906" table:style-name="ce151">
            <text:p>443906</text:p>
          </table:table-cell>
          <table:table-cell office:value-type="float" office:value="119647" table:style-name="ce151">
            <text:p>1196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Whitchurch</text:p>
          </table:table-cell>
          <table:table-cell office:value-type="string" table:style-name="ce1">
            <text:p>Church Street, Whitchurch</text:p>
          </table:table-cell>
          <table:table-cell office:value-type="string" table:style-name="ce1">
            <text:p>RG28 7AD</text:p>
          </table:table-cell>
          <table:table-cell office:value-type="float" office:value="446198" table:style-name="ce151">
            <text:p>446198</text:p>
          </table:table-cell>
          <table:table-cell office:value-type="float" office:value="147972" table:style-name="ce151">
            <text:p>147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Sutton Scotney</text:p>
          </table:table-cell>
          <table:table-cell office:value-type="string" table:style-name="ce1">
            <text:p>Oxford Road, Sutton Scotney</text:p>
          </table:table-cell>
          <table:table-cell office:value-type="string" table:style-name="ce1">
            <text:p>SO21 3JH</text:p>
          </table:table-cell>
          <table:table-cell office:value-type="float" office:value="446384" table:style-name="ce151">
            <text:p>446384</text:p>
          </table:table-cell>
          <table:table-cell office:value-type="float" office:value="139583" table:style-name="ce151">
            <text:p>1395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Hightown</text:p>
          </table:table-cell>
          <table:table-cell office:value-type="string" table:style-name="ce1">
            <text:p>35 Coates Road, Sholing</text:p>
          </table:table-cell>
          <table:table-cell office:value-type="string" table:style-name="ce1">
            <text:p>SO19 0HW</text:p>
          </table:table-cell>
          <table:table-cell office:value-type="float" office:value="446896" table:style-name="ce151">
            <text:p>446896</text:p>
          </table:table-cell>
          <table:table-cell office:value-type="float" office:value="111640" table:style-name="ce151">
            <text:p>1116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Hamble</text:p>
          </table:table-cell>
          <table:table-cell office:value-type="string" table:style-name="ce1">
            <text:p>Hamble Lane, Hamble-Le-Rice</text:p>
          </table:table-cell>
          <table:table-cell office:value-type="string" table:style-name="ce1">
            <text:p>SO31 4JR</text:p>
          </table:table-cell>
          <table:table-cell office:value-type="float" office:value="447825" table:style-name="ce151">
            <text:p>447825</text:p>
          </table:table-cell>
          <table:table-cell office:value-type="float" office:value="106813" table:style-name="ce151">
            <text:p>1068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Easton Lane, Winchester</text:p>
          </table:table-cell>
          <table:table-cell office:value-type="string" table:style-name="ce1">
            <text:p>SO23 7RU</text:p>
          </table:table-cell>
          <table:table-cell office:value-type="float" office:value="449259" table:style-name="ce151">
            <text:p>449259</text:p>
          </table:table-cell>
          <table:table-cell office:value-type="float" office:value="130147" table:style-name="ce151">
            <text:p>1301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Botley</text:p>
          </table:table-cell>
          <table:table-cell office:value-type="string" table:style-name="ce1">
            <text:p>46 Winchester Street, Botley</text:p>
          </table:table-cell>
          <table:table-cell office:value-type="string" table:style-name="ce1">
            <text:p>SO30 2EB</text:p>
          </table:table-cell>
          <table:table-cell office:value-type="float" office:value="451401" table:style-name="ce151">
            <text:p>451401</text:p>
          </table:table-cell>
          <table:table-cell office:value-type="float" office:value="113253" table:style-name="ce151">
            <text:p>1132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Overton</text:p>
          </table:table-cell>
          <table:table-cell office:value-type="string" table:style-name="ce1">
            <text:p>Station Road, Overton</text:p>
          </table:table-cell>
          <table:table-cell office:value-type="string" table:style-name="ce1">
            <text:p>RG25 3DZ</text:p>
          </table:table-cell>
          <table:table-cell office:value-type="float" office:value="451760" table:style-name="ce151">
            <text:p>451760</text:p>
          </table:table-cell>
          <table:table-cell office:value-type="float" office:value="149874" table:style-name="ce151">
            <text:p>1498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Kingsclere</text:p>
          </table:table-cell>
          <table:table-cell office:value-type="string" table:style-name="ce1">
            <text:p>George Street, Kingsclere</text:p>
          </table:table-cell>
          <table:table-cell office:value-type="string" table:style-name="ce1">
            <text:p>RG20 5NQ</text:p>
          </table:table-cell>
          <table:table-cell office:value-type="float" office:value="452831" table:style-name="ce151">
            <text:p>452831</text:p>
          </table:table-cell>
          <table:table-cell office:value-type="float" office:value="158659" table:style-name="ce151">
            <text:p>1586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Bishops Waltham</text:p>
          </table:table-cell>
          <table:table-cell office:value-type="string" table:style-name="ce1">
            <text:p>Lower Lane, Bishops Waltham</text:p>
          </table:table-cell>
          <table:table-cell office:value-type="string" table:style-name="ce1">
            <text:p>SO32 1AS</text:p>
          </table:table-cell>
          <table:table-cell office:value-type="float" office:value="455386" table:style-name="ce151">
            <text:p>455386</text:p>
          </table:table-cell>
          <table:table-cell office:value-type="float" office:value="117688" table:style-name="ce151">
            <text:p>1176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">
            <text:p>Fareham</text:p>
          </table:table-cell>
          <table:table-cell office:value-type="string" table:style-name="ce1">
            <text:p>West Street, Fareham</text:p>
          </table:table-cell>
          <table:table-cell office:value-type="string" table:style-name="ce1">
            <text:p>PO16 0HZ</text:p>
          </table:table-cell>
          <table:table-cell office:value-type="float" office:value="457092" table:style-name="ce151">
            <text:p>457092</text:p>
          </table:table-cell>
          <table:table-cell office:value-type="float" office:value="106268" table:style-name="ce151">
            <text:p>1062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Wickham</text:p>
          </table:table-cell>
          <table:table-cell office:value-type="string" table:style-name="ce1">
            <text:p>Mill Lane, Wickham</text:p>
          </table:table-cell>
          <table:table-cell office:value-type="string" table:style-name="ce163">
            <text:p>PO17 5HY</text:p>
          </table:table-cell>
          <table:table-cell office:value-type="float" office:value="457431" table:style-name="ce156">
            <text:p>457431</text:p>
          </table:table-cell>
          <table:table-cell office:value-type="float" office:value="111684" table:style-name="ce158">
            <text:p>1116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Alresford</text:p>
          </table:table-cell>
          <table:table-cell office:value-type="string" table:style-name="ce1">
            <text:p>Pound Hill, Alresford</text:p>
          </table:table-cell>
          <table:table-cell office:value-type="string" table:style-name="ce163">
            <text:p>SO24 9BP</text:p>
          </table:table-cell>
          <table:table-cell office:value-type="float" office:value="458564" table:style-name="ce156">
            <text:p>458564</text:p>
          </table:table-cell>
          <table:table-cell office:value-type="float" office:value="132573" table:style-name="ce158">
            <text:p>1325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Tadley</text:p>
          </table:table-cell>
          <table:table-cell office:value-type="string" table:style-name="ce1">
            <text:p>11 Franklin Avenue, Tadley</text:p>
          </table:table-cell>
          <table:table-cell office:value-type="string" table:style-name="ce163">
            <text:p>RG26 4EX</text:p>
          </table:table-cell>
          <table:table-cell office:value-type="float" office:value="459593" table:style-name="ce156">
            <text:p>459593</text:p>
          </table:table-cell>
          <table:table-cell office:value-type="float" office:value="162290" table:style-name="ce158">
            <text:p>1622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Gosport</text:p>
          </table:table-cell>
          <table:table-cell office:value-type="string" table:style-name="ce1">
            <text:p>28 Privett Road, Gosport</text:p>
          </table:table-cell>
          <table:table-cell office:value-type="string" table:style-name="ce164">
            <text:p>PO12 3SR</text:p>
          </table:table-cell>
          <table:table-cell office:value-type="float" office:value="459937" table:style-name="ce156">
            <text:p>459937</text:p>
          </table:table-cell>
          <table:table-cell office:value-type="float" office:value="99588" table:style-name="ce158">
            <text:p>995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Droxford</text:p>
          </table:table-cell>
          <table:table-cell office:value-type="string" table:style-name="ce1">
            <text:p>Union Lane, Droxford</text:p>
          </table:table-cell>
          <table:table-cell office:value-type="string" table:style-name="ce164">
            <text:p>SO32 3QP</text:p>
          </table:table-cell>
          <table:table-cell office:value-type="float" office:value="460539" table:style-name="ce156">
            <text:p>460539</text:p>
          </table:table-cell>
          <table:table-cell office:value-type="float" office:value="118421" table:style-name="ce158">
            <text:p>1184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Basingstoke</text:p>
          </table:table-cell>
          <table:table-cell office:value-type="string" table:style-name="ce1">
            <text:p>West Ham Close, Basingstoke</text:p>
          </table:table-cell>
          <table:table-cell office:value-type="string" table:style-name="ce164">
            <text:p>RG22 6PH</text:p>
          </table:table-cell>
          <table:table-cell office:value-type="float" office:value="461567" table:style-name="ce156">
            <text:p>461567</text:p>
          </table:table-cell>
          <table:table-cell office:value-type="float" office:value="151964" table:style-name="ce158">
            <text:p>15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Portchester</text:p>
          </table:table-cell>
          <table:table-cell office:value-type="string" table:style-name="ce1">
            <text:p>Kelvin Grove, Portchester</text:p>
          </table:table-cell>
          <table:table-cell office:value-type="string" table:style-name="ce164">
            <text:p>PO16 8LD</text:p>
          </table:table-cell>
          <table:table-cell office:value-type="float" office:value="461794" table:style-name="ce156">
            <text:p>461794</text:p>
          </table:table-cell>
          <table:table-cell office:value-type="float" office:value="105876" table:style-name="ce158">
            <text:p>1058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Southsea</text:p>
          </table:table-cell>
          <table:table-cell office:value-type="string" table:style-name="ce1">
            <text:p>Somers Road, Southsea</text:p>
          </table:table-cell>
          <table:table-cell office:value-type="string" table:style-name="ce165">
            <text:p>PO5 4LU</text:p>
          </table:table-cell>
          <table:table-cell office:value-type="float" office:value="464800" table:style-name="ce156">
            <text:p>464800</text:p>
          </table:table-cell>
          <table:table-cell office:value-type="float" office:value="99955" table:style-name="ce158">
            <text:p>999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Cosham</text:p>
          </table:table-cell>
          <table:table-cell office:value-type="string" table:style-name="ce1">
            <text:p>Wayte Street, Cosham</text:p>
          </table:table-cell>
          <table:table-cell office:value-type="string" table:style-name="ce166">
            <text:p>PO6 3BS</text:p>
          </table:table-cell>
          <table:table-cell office:value-type="float" office:value="465670" table:style-name="ce156">
            <text:p>465670</text:p>
          </table:table-cell>
          <table:table-cell office:value-type="float" office:value="105506" table:style-name="ce158">
            <text:p>1055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Waterlooville</text:p>
          </table:table-cell>
          <table:table-cell office:value-type="string" table:style-name="ce1">
            <text:p>Forest End, Waterlooville</text:p>
          </table:table-cell>
          <table:table-cell office:value-type="string" table:style-name="ce166">
            <text:p>PO7 7PS</text:p>
          </table:table-cell>
          <table:table-cell office:value-type="float" office:value="467915" table:style-name="ce156">
            <text:p>467915</text:p>
          </table:table-cell>
          <table:table-cell office:value-type="float" office:value="109282" table:style-name="ce158">
            <text:p>1092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Horndean</text:p>
          </table:table-cell>
          <table:table-cell office:value-type="string" table:style-name="ce1">
            <text:p>Blendworth Lane, Horndean</text:p>
          </table:table-cell>
          <table:table-cell office:value-type="string" table:style-name="ce166">
            <text:p>PO8 0AA</text:p>
          </table:table-cell>
          <table:table-cell office:value-type="float" office:value="470739" table:style-name="ce156">
            <text:p>470739</text:p>
          </table:table-cell>
          <table:table-cell office:value-type="float" office:value="113141" table:style-name="ce158">
            <text:p>1131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Havant</text:p>
          </table:table-cell>
          <table:table-cell office:value-type="string" table:style-name="ce1">
            <text:p>Park Way, Havant</text:p>
          </table:table-cell>
          <table:table-cell office:value-type="string" table:style-name="ce166">
            <text:p>PO9 1HH</text:p>
          </table:table-cell>
          <table:table-cell office:value-type="float" office:value="471396" table:style-name="ce156">
            <text:p>471396</text:p>
          </table:table-cell>
          <table:table-cell office:value-type="float" office:value="106443" table:style-name="ce158">
            <text:p>1064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Alton</text:p>
          </table:table-cell>
          <table:table-cell office:value-type="string" table:style-name="ce1">
            <text:p>Butts Road, Alton</text:p>
          </table:table-cell>
          <table:table-cell office:value-type="string" table:style-name="ce166">
            <text:p>GU34 1LL</text:p>
          </table:table-cell>
          <table:table-cell office:value-type="float" office:value="471442" table:style-name="ce156">
            <text:p>471442</text:p>
          </table:table-cell>
          <table:table-cell office:value-type="float" office:value="138908" table:style-name="ce158">
            <text:p>1389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Hayling Island</text:p>
          </table:table-cell>
          <table:table-cell office:value-type="string" table:style-name="ce1">
            <text:p>103 Elm Grove, Hayling Island</text:p>
          </table:table-cell>
          <table:table-cell office:value-type="string" table:style-name="ce166">
            <text:p>PO11 9ED</text:p>
          </table:table-cell>
          <table:table-cell office:value-type="float" office:value="472169" table:style-name="ce156">
            <text:p>472169</text:p>
          </table:table-cell>
          <table:table-cell office:value-type="float" office:value="99647" table:style-name="ce158">
            <text:p>996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Odiham</text:p>
          </table:table-cell>
          <table:table-cell office:value-type="string" table:style-name="ce1">
            <text:p>Dunleys Hill, Odiham</text:p>
          </table:table-cell>
          <table:table-cell office:value-type="string" table:style-name="ce166">
            <text:p>RG29 1DT</text:p>
          </table:table-cell>
          <table:table-cell office:value-type="float" office:value="473589" table:style-name="ce156">
            <text:p>473589</text:p>
          </table:table-cell>
          <table:table-cell office:value-type="float" office:value="151043" table:style-name="ce158">
            <text:p>1510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Petersfield</text:p>
          </table:table-cell>
          <table:table-cell office:value-type="string" table:style-name="ce1">
            <text:p>Swan Street, Petersfield</text:p>
          </table:table-cell>
          <table:table-cell office:value-type="string" table:style-name="ce166">
            <text:p>GU32 3AJ</text:p>
          </table:table-cell>
          <table:table-cell office:value-type="float" office:value="474332" table:style-name="ce156">
            <text:p>474332</text:p>
          </table:table-cell>
          <table:table-cell office:value-type="float" office:value="123348" table:style-name="ce158">
            <text:p>1233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Emsworth</text:p>
          </table:table-cell>
          <table:table-cell office:value-type="string" table:style-name="ce1">
            <text:p>10A North Street, Emsworth</text:p>
          </table:table-cell>
          <table:table-cell office:value-type="string" table:style-name="ce167">
            <text:p>PO10 7DD</text:p>
          </table:table-cell>
          <table:table-cell office:value-type="float" office:value="474919" table:style-name="ce156">
            <text:p>474919</text:p>
          </table:table-cell>
          <table:table-cell office:value-type="float" office:value="105965" table:style-name="ce158">
            <text:p>105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Hartley Wintney</text:p>
          </table:table-cell>
          <table:table-cell office:value-type="string" table:style-name="ce1">
            <text:p>Brew House Lane, Hartley Wintney</text:p>
          </table:table-cell>
          <table:table-cell office:value-type="string" table:style-name="ce167">
            <text:p>RG27 8QA</text:p>
          </table:table-cell>
          <table:table-cell office:value-type="float" office:value="476938" table:style-name="ce156">
            <text:p>476938</text:p>
          </table:table-cell>
          <table:table-cell office:value-type="float" office:value="156976" table:style-name="ce158">
            <text:p>156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Bordon</text:p>
          </table:table-cell>
          <table:table-cell office:value-type="string" table:style-name="ce1">
            <text:p>Conde Way, Bordon</text:p>
          </table:table-cell>
          <table:table-cell office:value-type="string" table:style-name="ce167">
            <text:p>GU35 0XF</text:p>
          </table:table-cell>
          <table:table-cell office:value-type="float" office:value="480121" table:style-name="ce156">
            <text:p>480121</text:p>
          </table:table-cell>
          <table:table-cell office:value-type="float" office:value="134660" table:style-name="ce158">
            <text:p>1346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Fleet</text:p>
          </table:table-cell>
          <table:table-cell office:value-type="string" table:style-name="ce1">
            <text:p>Connaught Road, Fleet</text:p>
          </table:table-cell>
          <table:table-cell office:value-type="string" table:style-name="ce167">
            <text:p>GU51 3LP</text:p>
          </table:table-cell>
          <table:table-cell office:value-type="float" office:value="481060" table:style-name="ce156">
            <text:p>481060</text:p>
          </table:table-cell>
          <table:table-cell office:value-type="float" office:value="153907" table:style-name="ce158">
            <text:p>1539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Yateley</text:p>
          </table:table-cell>
          <table:table-cell office:value-type="string" table:style-name="ce1">
            <text:p>Royal Oak Close, Yateley</text:p>
          </table:table-cell>
          <table:table-cell office:value-type="string" table:style-name="ce167">
            <text:p>GU46 7UD</text:p>
          </table:table-cell>
          <table:table-cell office:value-type="float" office:value="482484" table:style-name="ce156">
            <text:p>482484</text:p>
          </table:table-cell>
          <table:table-cell office:value-type="float" office:value="160649" table:style-name="ce158">
            <text:p>1606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Liphook</text:p>
          </table:table-cell>
          <table:table-cell office:value-type="string" table:style-name="ce1">
            <text:p>Midhurst Road, Liphook</text:p>
          </table:table-cell>
          <table:table-cell office:value-type="string" table:style-name="ce167">
            <text:p>GU30 7DY</text:p>
          </table:table-cell>
          <table:table-cell office:value-type="float" office:value="484012" table:style-name="ce156">
            <text:p>484012</text:p>
          </table:table-cell>
          <table:table-cell office:value-type="float" office:value="131257" table:style-name="ce158">
            <text:p>1312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Rushmoor</text:p>
          </table:table-cell>
          <table:table-cell office:value-type="string" table:style-name="ce1">
            <text:p>8 Lynchford Road, Farnborough</text:p>
          </table:table-cell>
          <table:table-cell office:value-type="string" table:style-name="ce152">
            <text:p>GU14 6BF</text:p>
          </table:table-cell>
          <table:table-cell office:value-type="float" office:value="487095" table:style-name="ce156">
            <text:p>487095</text:p>
          </table:table-cell>
          <table:table-cell office:value-type="float" office:value="153475" table:style-name="ce158">
            <text:p>1534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mpshire</text:p>
          </table:table-cell>
          <table:table-cell office:value-type="string" table:style-name="ce1">
            <text:p>E31000017</text:p>
          </table:table-cell>
          <table:table-cell office:value-type="string" table:style-name="ce154">
            <text:p>Grayshott</text:p>
          </table:table-cell>
          <table:table-cell office:value-type="string" table:style-name="ce1">
            <text:p>Headley Road, Grayshott</text:p>
          </table:table-cell>
          <table:table-cell office:value-type="string" table:style-name="ce152">
            <text:p>GU26 6TZ</text:p>
          </table:table-cell>
          <table:table-cell office:value-type="float" office:value="487854" table:style-name="ce156">
            <text:p>487854</text:p>
          </table:table-cell>
          <table:table-cell office:value-type="float" office:value="135330" table:style-name="ce158">
            <text:p>1353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Kington</text:p>
          </table:table-cell>
          <table:table-cell office:value-type="string" table:style-name="ce1">
            <text:p>Churchill Road, Kington, Herefordshire</text:p>
          </table:table-cell>
          <table:table-cell office:value-type="string" table:style-name="ce162">
            <text:p>HR5 3AJ</text:p>
          </table:table-cell>
          <table:table-cell office:value-type="float" office:value="329410" table:style-name="ce157">
            <text:p>329410</text:p>
          </table:table-cell>
          <table:table-cell office:value-type="float" office:value="256665" table:style-name="ce159">
            <text:p>2566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Eardisley</text:p>
          </table:table-cell>
          <table:table-cell office:value-type="string" table:style-name="ce1">
            <text:p>Kington Road, Eardisley, Herefordshire</text:p>
          </table:table-cell>
          <table:table-cell office:value-type="string" table:style-name="ce160">
            <text:p>HR3 6NS</text:p>
          </table:table-cell>
          <table:table-cell office:value-type="float" office:value="331321" table:style-name="ce157">
            <text:p>331321</text:p>
          </table:table-cell>
          <table:table-cell office:value-type="float" office:value="249050" table:style-name="ce159">
            <text:p>2490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Peterchurch</text:p>
          </table:table-cell>
          <table:table-cell office:value-type="string" table:style-name="ce1">
            <text:p>Valley View Road, Peterchurch, Herefordshire</text:p>
          </table:table-cell>
          <table:table-cell office:value-type="string" table:style-name="ce160">
            <text:p>HR2 0RU</text:p>
          </table:table-cell>
          <table:table-cell office:value-type="float" office:value="334386" table:style-name="ce157">
            <text:p>334386</text:p>
          </table:table-cell>
          <table:table-cell office:value-type="float" office:value="238913" table:style-name="ce159">
            <text:p>2389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Ewyas Harold</text:p>
          </table:table-cell>
          <table:table-cell office:value-type="string" table:style-name="ce1">
            <text:p>Elmdale, Ewyas Harold, Herefordshire</text:p>
          </table:table-cell>
          <table:table-cell office:value-type="string" table:style-name="ce161">
            <text:p>HR2 0JA</text:p>
          </table:table-cell>
          <table:table-cell office:value-type="float" office:value="339577" table:style-name="ce157">
            <text:p>339577</text:p>
          </table:table-cell>
          <table:table-cell office:value-type="float" office:value="228499" table:style-name="ce159">
            <text:p>2284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Leintwardine</text:p>
          </table:table-cell>
          <table:table-cell office:value-type="string" table:style-name="ce1">
            <text:p>Rosemary Lane, Leintwardine, Herefordshire</text:p>
          </table:table-cell>
          <table:table-cell office:value-type="string" table:style-name="ce160">
            <text:p>SY7 0LP</text:p>
          </table:table-cell>
          <table:table-cell office:value-type="float" office:value="340591" table:style-name="ce157">
            <text:p>340591</text:p>
          </table:table-cell>
          <table:table-cell office:value-type="float" office:value="273846" table:style-name="ce159">
            <text:p>2738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Kingsland</text:p>
          </table:table-cell>
          <table:table-cell office:value-type="string" table:style-name="ce1">
            <text:p>Arbour Lane, Kingsland, Herefordshire</text:p>
          </table:table-cell>
          <table:table-cell office:value-type="string" table:style-name="ce160">
            <text:p>HR6 9SF</text:p>
          </table:table-cell>
          <table:table-cell office:value-type="float" office:value="344233" table:style-name="ce157">
            <text:p>344233</text:p>
          </table:table-cell>
          <table:table-cell office:value-type="float" office:value="261246" table:style-name="ce159">
            <text:p>2612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Leominster</text:p>
          </table:table-cell>
          <table:table-cell office:value-type="string" table:style-name="ce1">
            <text:p>Broad Street, Leominster, Herefordshire</text:p>
          </table:table-cell>
          <table:table-cell office:value-type="string" table:style-name="ce160">
            <text:p>HR6 8DD</text:p>
          </table:table-cell>
          <table:table-cell office:value-type="float" office:value="349633" table:style-name="ce157">
            <text:p>349633</text:p>
          </table:table-cell>
          <table:table-cell office:value-type="float" office:value="259338" table:style-name="ce159">
            <text:p>2593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Hereford</text:p>
          </table:table-cell>
          <table:table-cell office:value-type="string" table:style-name="ce1">
            <text:p>St Owen Street, Hereford, Herefordshire</text:p>
          </table:table-cell>
          <table:table-cell office:value-type="string" table:style-name="ce160">
            <text:p>HR1 2JW</text:p>
          </table:table-cell>
          <table:table-cell office:value-type="float" office:value="351530" table:style-name="ce157">
            <text:p>351530</text:p>
          </table:table-cell>
          <table:table-cell office:value-type="float" office:value="239701" table:style-name="ce159">
            <text:p>2397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Whitchurch</text:p>
          </table:table-cell>
          <table:table-cell office:value-type="string" table:style-name="ce1">
            <text:p>School Road, Whitchurch, Herefordshire</text:p>
          </table:table-cell>
          <table:table-cell office:value-type="string" table:style-name="ce160">
            <text:p>HR9 6DB</text:p>
          </table:table-cell>
          <table:table-cell office:value-type="float" office:value="355092" table:style-name="ce157">
            <text:p>355092</text:p>
          </table:table-cell>
          <table:table-cell office:value-type="float" office:value="217570" table:style-name="ce159">
            <text:p>2175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Fownhope</text:p>
          </table:table-cell>
          <table:table-cell office:value-type="string" table:style-name="ce1">
            <text:p>Court Orchard, Fownhope, Herefordshire</text:p>
          </table:table-cell>
          <table:table-cell office:value-type="string" table:style-name="ce153">
            <text:p>HR1 4NY</text:p>
          </table:table-cell>
          <table:table-cell office:value-type="float" office:value="357815" table:style-name="ce157">
            <text:p>357815</text:p>
          </table:table-cell>
          <table:table-cell office:value-type="float" office:value="234586" table:style-name="ce159">
            <text:p>2345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Tenbury Wells</text:p>
          </table:table-cell>
          <table:table-cell office:value-type="string" table:style-name="ce1">
            <text:p>Worcester Road, Burford, Tenbury Wells, Worcestershire</text:p>
          </table:table-cell>
          <table:table-cell office:value-type="string" table:style-name="ce153">
            <text:p>WR15 8AR</text:p>
          </table:table-cell>
          <table:table-cell office:value-type="float" office:value="359638" table:style-name="ce157">
            <text:p>359638</text:p>
          </table:table-cell>
          <table:table-cell office:value-type="float" office:value="268628" table:style-name="ce159">
            <text:p>2686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Ross On Wye</text:p>
          </table:table-cell>
          <table:table-cell office:value-type="string" table:style-name="ce1">
            <text:p>Gloucester Road, Ross-On-Wye, Herefordshire</text:p>
          </table:table-cell>
          <table:table-cell office:value-type="string" table:style-name="ce153">
            <text:p>HR9 7NJ</text:p>
          </table:table-cell>
          <table:table-cell office:value-type="float" office:value="361011" table:style-name="ce157">
            <text:p>361011</text:p>
          </table:table-cell>
          <table:table-cell office:value-type="float" office:value="224050" table:style-name="ce159">
            <text:p>2240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Bromyard</text:p>
          </table:table-cell>
          <table:table-cell office:value-type="string" table:style-name="ce1">
            <text:p>New Road, Bromyard, Herefordshire</text:p>
          </table:table-cell>
          <table:table-cell office:value-type="string" table:style-name="ce153">
            <text:p>HR7 4AJ</text:p>
          </table:table-cell>
          <table:table-cell office:value-type="float" office:value="365307" table:style-name="ce157">
            <text:p>365307</text:p>
          </table:table-cell>
          <table:table-cell office:value-type="float" office:value="254579" table:style-name="ce159">
            <text:p>2545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Ledbury</text:p>
          </table:table-cell>
          <table:table-cell office:value-type="string" table:style-name="ce1">
            <text:p>Bye Street, Ledbury, Herefordshire</text:p>
          </table:table-cell>
          <table:table-cell office:value-type="string" table:style-name="ce153">
            <text:p>HR8 2AG</text:p>
          </table:table-cell>
          <table:table-cell office:value-type="float" office:value="370916" table:style-name="ce157">
            <text:p>370916</text:p>
          </table:table-cell>
          <table:table-cell office:value-type="float" office:value="237710" table:style-name="ce159">
            <text:p>2377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Bewdley</text:p>
          </table:table-cell>
          <table:table-cell office:value-type="string" table:style-name="ce1">
            <text:p>Dog Lane, Bewdley, Worcestershire</text:p>
          </table:table-cell>
          <table:table-cell office:value-type="string" table:style-name="ce153">
            <text:p>DY12 2BU</text:p>
          </table:table-cell>
          <table:table-cell office:value-type="float" office:value="378567" table:style-name="ce157">
            <text:p>378567</text:p>
          </table:table-cell>
          <table:table-cell office:value-type="float" office:value="275455" table:style-name="ce159">
            <text:p>2754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Stourport</text:p>
          </table:table-cell>
          <table:table-cell office:value-type="string" table:style-name="ce1">
            <text:p>Foundry Street, Stourport, Worcestershire</text:p>
          </table:table-cell>
          <table:table-cell office:value-type="string" table:style-name="ce155">
            <text:p>DY13 8EB</text:p>
          </table:table-cell>
          <table:table-cell office:value-type="float" office:value="381206" table:style-name="ce157">
            <text:p>381206</text:p>
          </table:table-cell>
          <table:table-cell office:value-type="float" office:value="271696" table:style-name="ce159">
            <text:p>2716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style-name="ce154">
            <text:p>Kidderminster</text:p>
          </table:table-cell>
          <table:table-cell office:value-type="string" table:style-name="ce1">
            <text:p>Castle Road, Kidderminster, Worcestershire</text:p>
          </table:table-cell>
          <table:table-cell office:value-type="string" table:style-name="ce155">
            <text:p>DY11 6TH</text:p>
          </table:table-cell>
          <table:table-cell office:value-type="float" office:value="383099" table:style-name="ce157">
            <text:p>383099</text:p>
          </table:table-cell>
          <table:table-cell office:value-type="float" office:value="276209" table:style-name="ce159">
            <text:p>2762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content-validation-name="val3" table:style-name="ce168">
            <text:p>Upton Upon Severn</text:p>
          </table:table-cell>
          <table:table-cell office:value-type="string" table:style-name="ce1">
            <text:p>Minge Lane, Upton Upon Severn, Worcestershire</text:p>
          </table:table-cell>
          <table:table-cell office:value-type="string" table:content-validation-name="val3" table:style-name="ce169">
            <text:p>WR8 0NN</text:p>
          </table:table-cell>
          <table:table-cell office:value-type="float" office:value="385114" table:content-validation-name="val3" table:style-name="ce171">
            <text:p>385114</text:p>
          </table:table-cell>
          <table:table-cell office:value-type="float" office:value="240134" table:content-validation-name="val3" table:style-name="ce171">
            <text:p>2401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content-validation-name="val3" table:style-name="ce168">
            <text:p>Worcester</text:p>
          </table:table-cell>
          <table:table-cell office:value-type="string" table:style-name="ce1">
            <text:p>Mckenzie Way, Worcester, Worcestershire</text:p>
          </table:table-cell>
          <table:table-cell office:value-type="string" table:content-validation-name="val3" table:style-name="ce170">
            <text:p>WR4 9GN</text:p>
          </table:table-cell>
          <table:table-cell office:value-type="float" office:value="385853" table:content-validation-name="val3" table:style-name="ce171">
            <text:p>385853</text:p>
          </table:table-cell>
          <table:table-cell office:value-type="float" office:value="255505" table:content-validation-name="val3" table:style-name="ce171">
            <text:p>2555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content-validation-name="val3" table:style-name="ce168">
            <text:p>Droitwich</text:p>
          </table:table-cell>
          <table:table-cell office:value-type="string" table:style-name="ce1">
            <text:p>Friar Street, Droitwich, Worcestershire</text:p>
          </table:table-cell>
          <table:table-cell office:value-type="string" table:content-validation-name="val3" table:style-name="ce170">
            <text:p>WR9 8EQ</text:p>
          </table:table-cell>
          <table:table-cell office:value-type="float" office:value="389770" table:content-validation-name="val3" table:style-name="ce171">
            <text:p>389770</text:p>
          </table:table-cell>
          <table:table-cell office:value-type="float" office:value="263499" table:content-validation-name="val3" table:style-name="ce171">
            <text:p>2634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content-validation-name="val3" table:style-name="ce168">
            <text:p>Pershore</text:p>
          </table:table-cell>
          <table:table-cell office:value-type="string" table:style-name="ce1">
            <text:p>Defford Road, Pershore, Worcestershire</text:p>
          </table:table-cell>
          <table:table-cell office:value-type="string" table:content-validation-name="val3" table:style-name="ce170">
            <text:p>WR10 1HZ</text:p>
          </table:table-cell>
          <table:table-cell office:value-type="float" office:value="394798" table:content-validation-name="val3" table:style-name="ce171">
            <text:p>394798</text:p>
          </table:table-cell>
          <table:table-cell office:value-type="float" office:value="245401" table:content-validation-name="val3" table:style-name="ce171">
            <text:p>2454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content-validation-name="val3" table:style-name="ce168">
            <text:p>Bromsgrove</text:p>
          </table:table-cell>
          <table:table-cell office:value-type="string" table:style-name="ce1">
            <text:p>North Worcestershire Hq, Slideslow Drive, Bromsgrove, Worcestershire</text:p>
          </table:table-cell>
          <table:table-cell office:value-type="string" table:content-validation-name="val3" table:style-name="ce170">
            <text:p>B60 1GN</text:p>
          </table:table-cell>
          <table:table-cell office:value-type="float" office:value="396660" table:content-validation-name="val3" table:style-name="ce171">
            <text:p>396660</text:p>
          </table:table-cell>
          <table:table-cell office:value-type="float" office:value="271285" table:content-validation-name="val3" table:style-name="ce171">
            <text:p>2712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content-validation-name="val3" table:style-name="ce168">
            <text:p>Evesham</text:p>
          </table:table-cell>
          <table:table-cell office:value-type="string" table:style-name="ce1">
            <text:p>Abbey Road, Evesham, Worcestershire</text:p>
          </table:table-cell>
          <table:table-cell office:value-type="string" table:content-validation-name="val3" table:style-name="ce170">
            <text:p>WR11 4ST</text:p>
          </table:table-cell>
          <table:table-cell office:value-type="float" office:value="403307" table:content-validation-name="val3" table:style-name="ce171">
            <text:p>403307</text:p>
          </table:table-cell>
          <table:table-cell office:value-type="float" office:value="243347" table:content-validation-name="val3" table:style-name="ce171">
            <text:p>2433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content-validation-name="val3" table:style-name="ce168">
            <text:p>Malvern</text:p>
          </table:table-cell>
          <table:table-cell office:value-type="string" table:style-name="ce1">
            <text:p>Worcester Road, Malvern, Worcestershire</text:p>
          </table:table-cell>
          <table:table-cell office:value-type="string" table:content-validation-name="val3" table:style-name="ce170">
            <text:p>WR14 1TD</text:p>
          </table:table-cell>
          <table:table-cell office:value-type="float" office:value="403307" table:content-validation-name="val3" table:style-name="ce171">
            <text:p>403307</text:p>
          </table:table-cell>
          <table:table-cell office:value-type="float" office:value="243347" table:content-validation-name="val3" table:style-name="ce171">
            <text:p>2433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content-validation-name="val3" table:style-name="ce168">
            <text:p>Redditch</text:p>
          </table:table-cell>
          <table:table-cell office:value-type="string" table:style-name="ce1">
            <text:p>Birmingham Road, Redditch, Worcestershire</text:p>
          </table:table-cell>
          <table:table-cell office:value-type="string" table:content-validation-name="val3" table:style-name="ce170">
            <text:p>B97 6EL</text:p>
          </table:table-cell>
          <table:table-cell office:value-type="float" office:value="404101" table:content-validation-name="val3" table:style-name="ce171">
            <text:p>404101</text:p>
          </table:table-cell>
          <table:table-cell office:value-type="float" office:value="268575" table:content-validation-name="val3" table:style-name="ce171">
            <text:p>2685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content-validation-name="val3" table:style-name="ce168">
            <text:p>Broadway</text:p>
          </table:table-cell>
          <table:table-cell office:value-type="string" table:style-name="ce1">
            <text:p>Keytes Lane, Broadway, Worcestershire</text:p>
          </table:table-cell>
          <table:table-cell office:value-type="string" table:content-validation-name="val3" table:style-name="ce170">
            <text:p>WR12 7DP</text:p>
          </table:table-cell>
          <table:table-cell office:value-type="float" office:value="409935" table:content-validation-name="val3" table:style-name="ce171">
            <text:p>409935</text:p>
          </table:table-cell>
          <table:table-cell office:value-type="float" office:value="237472" table:content-validation-name="val3" table:style-name="ce171">
            <text:p>2374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eford and Worcester</text:p>
          </table:table-cell>
          <table:table-cell office:value-type="string" table:style-name="ce1">
            <text:p>E31000018</text:p>
          </table:table-cell>
          <table:table-cell office:value-type="string" table:content-validation-name="val3" table:style-name="ce168">
            <text:p>Pebworth</text:p>
          </table:table-cell>
          <table:table-cell office:value-type="string" table:style-name="ce1">
            <text:p>Stratford Road, Pebworth, Stratford Upon Avon</text:p>
          </table:table-cell>
          <table:table-cell office:value-type="string" table:content-validation-name="val3" table:style-name="ce170">
            <text:p>CV37 8XU</text:p>
          </table:table-cell>
          <table:table-cell office:value-type="float" office:value="413074" table:content-validation-name="val3" table:style-name="ce171">
            <text:p>413074</text:p>
          </table:table-cell>
          <table:table-cell office:value-type="float" office:value="246356" table:content-validation-name="val3" table:style-name="ce171">
            <text:p>2463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Wheathampstead</text:p>
          </table:table-cell>
          <table:table-cell office:value-type="string" table:style-name="ce1">
            <text:p>Marford Road, Wheathampstead</text:p>
          </table:table-cell>
          <table:table-cell office:value-type="string" table:content-validation-name="val3" table:style-name="ce170">
            <text:p>AL4 8AY</text:p>
          </table:table-cell>
          <table:table-cell office:value-type="float" office:value="217790" table:content-validation-name="val3" table:style-name="ce172">
            <text:p>217790</text:p>
          </table:table-cell>
          <table:table-cell office:value-type="float" office:value="213920" table:content-validation-name="val3" table:style-name="ce172">
            <text:p>2139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Tring</text:p>
          </table:table-cell>
          <table:table-cell office:value-type="string" table:style-name="ce1">
            <text:p>Brook Street, Tring</text:p>
          </table:table-cell>
          <table:table-cell office:value-type="string" table:content-validation-name="val3" table:style-name="ce169">
            <text:p>HP23 5ED</text:p>
          </table:table-cell>
          <table:table-cell office:value-type="float" office:value="492553" table:content-validation-name="val3" table:style-name="ce172">
            <text:p>492553</text:p>
          </table:table-cell>
          <table:table-cell office:value-type="float" office:value="211649" table:content-validation-name="val3" table:style-name="ce172">
            <text:p>2116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Berkhamsted</text:p>
          </table:table-cell>
          <table:table-cell office:value-type="string" table:style-name="ce1">
            <text:p>Castle Street. Berkhamstead</text:p>
          </table:table-cell>
          <table:table-cell office:value-type="string" table:content-validation-name="val3" table:style-name="ce170">
            <text:p>HP4 2DW</text:p>
          </table:table-cell>
          <table:table-cell office:value-type="float" office:value="499201" table:content-validation-name="val3" table:style-name="ce172">
            <text:p>499201</text:p>
          </table:table-cell>
          <table:table-cell office:value-type="float" office:value="207925" table:content-validation-name="val3" table:style-name="ce172">
            <text:p>2079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Rickmansworth</text:p>
          </table:table-cell>
          <table:table-cell office:value-type="string" table:style-name="ce1">
            <text:p>Rectory Road, Rickmansworth</text:p>
          </table:table-cell>
          <table:table-cell office:value-type="string" table:content-validation-name="val3" table:style-name="ce170">
            <text:p>WD3 1FJ</text:p>
          </table:table-cell>
          <table:table-cell office:value-type="float" office:value="505463" table:content-validation-name="val3" table:style-name="ce172">
            <text:p>505463</text:p>
          </table:table-cell>
          <table:table-cell office:value-type="float" office:value="194462" table:content-validation-name="val3" table:style-name="ce172">
            <text:p>1944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Hemel Hempstead</text:p>
          </table:table-cell>
          <table:table-cell office:value-type="string" table:style-name="ce1">
            <text:p>Queensway, Hemel Hempstead</text:p>
          </table:table-cell>
          <table:table-cell office:value-type="string" table:content-validation-name="val3" table:style-name="ce170">
            <text:p>HP2 5HA</text:p>
          </table:table-cell>
          <table:table-cell office:value-type="float" office:value="505636" table:content-validation-name="val3" table:style-name="ce172">
            <text:p>505636</text:p>
          </table:table-cell>
          <table:table-cell office:value-type="float" office:value="207668" table:content-validation-name="val3" table:style-name="ce172">
            <text:p>2076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Markyate</text:p>
          </table:table-cell>
          <table:table-cell office:value-type="string" table:style-name="ce1">
            <text:p>High Street, Markyate</text:p>
          </table:table-cell>
          <table:table-cell office:value-type="string" table:content-validation-name="val3" table:style-name="ce170">
            <text:p>AL3 8LF</text:p>
          </table:table-cell>
          <table:table-cell office:value-type="float" office:value="506146" table:content-validation-name="val3" table:style-name="ce172">
            <text:p>506146</text:p>
          </table:table-cell>
          <table:table-cell office:value-type="float" office:value="216364" table:content-validation-name="val3" table:style-name="ce172">
            <text:p>2163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Kings Langley</text:p>
          </table:table-cell>
          <table:table-cell office:value-type="string" table:style-name="ce1">
            <text:p>Common Lane, Kings Langley</text:p>
          </table:table-cell>
          <table:table-cell office:value-type="string" table:content-validation-name="val3" table:style-name="ce170">
            <text:p>WD4 8BP</text:p>
          </table:table-cell>
          <table:table-cell office:value-type="float" office:value="507067" table:content-validation-name="val3" table:style-name="ce172">
            <text:p>507067</text:p>
          </table:table-cell>
          <table:table-cell office:value-type="float" office:value="202945" table:content-validation-name="val3" table:style-name="ce172">
            <text:p>2029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Redbourn</text:p>
          </table:table-cell>
          <table:table-cell office:value-type="string" table:style-name="ce1">
            <text:p>High Street, Redbourn</text:p>
          </table:table-cell>
          <table:table-cell office:value-type="string" table:content-validation-name="val3" table:style-name="ce170">
            <text:p>AL3 7PQ</text:p>
          </table:table-cell>
          <table:table-cell office:value-type="float" office:value="510681" table:content-validation-name="val3" table:style-name="ce172">
            <text:p>510681</text:p>
          </table:table-cell>
          <table:table-cell office:value-type="float" office:value="212555" table:content-validation-name="val3" table:style-name="ce172">
            <text:p>2125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Garston</text:p>
          </table:table-cell>
          <table:table-cell office:value-type="string" table:style-name="ce1">
            <text:p>530 St Albans Road, Watford</text:p>
          </table:table-cell>
          <table:table-cell office:value-type="string" table:content-validation-name="val3" table:style-name="ce169">
            <text:p>WD24 5RX</text:p>
          </table:table-cell>
          <table:table-cell office:value-type="float" office:value="511153" table:content-validation-name="val3" table:style-name="ce172">
            <text:p>511153</text:p>
          </table:table-cell>
          <table:table-cell office:value-type="float" office:value="199212" table:content-validation-name="val3" table:style-name="ce172">
            <text:p>1992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Watford</text:p>
          </table:table-cell>
          <table:table-cell office:value-type="string" table:style-name="ce1">
            <text:p>223-229 Lower High Street, Watford</text:p>
          </table:table-cell>
          <table:table-cell office:value-type="string" table:content-validation-name="val3" table:style-name="ce170">
            <text:p>WD17 2AG</text:p>
          </table:table-cell>
          <table:table-cell office:value-type="float" office:value="511538" table:content-validation-name="val3" table:style-name="ce172">
            <text:p>511538</text:p>
          </table:table-cell>
          <table:table-cell office:value-type="float" office:value="195976" table:content-validation-name="val3" table:style-name="ce172">
            <text:p>195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Harpenden</text:p>
          </table:table-cell>
          <table:table-cell office:value-type="string" table:style-name="ce1">
            <text:p>Leyton Road, Harpenden</text:p>
          </table:table-cell>
          <table:table-cell office:value-type="string" table:content-validation-name="val3" table:style-name="ce170">
            <text:p>AL5 2HU</text:p>
          </table:table-cell>
          <table:table-cell office:value-type="float" office:value="513517" table:content-validation-name="val3" table:style-name="ce172">
            <text:p>513517</text:p>
          </table:table-cell>
          <table:table-cell office:value-type="float" office:value="213885" table:content-validation-name="val3" table:style-name="ce172">
            <text:p>2138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St Albans</text:p>
          </table:table-cell>
          <table:table-cell office:value-type="string" table:style-name="ce1">
            <text:p>153 London Road, St Albans</text:p>
          </table:table-cell>
          <table:table-cell office:value-type="string" table:content-validation-name="val3" table:style-name="ce170">
            <text:p>AL1 1TQ</text:p>
          </table:table-cell>
          <table:table-cell office:value-type="float" office:value="516652" table:content-validation-name="val3" table:style-name="ce172">
            <text:p>516652</text:p>
          </table:table-cell>
          <table:table-cell office:value-type="float" office:value="205690" table:content-validation-name="val3" table:style-name="ce172">
            <text:p>2056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Hitchin</text:p>
          </table:table-cell>
          <table:table-cell office:value-type="string" table:style-name="ce1">
            <text:p>Newtons Way, Hitchin</text:p>
          </table:table-cell>
          <table:table-cell office:value-type="string" table:content-validation-name="val3" table:style-name="ce173">
            <text:p>SG4 9JR</text:p>
          </table:table-cell>
          <table:table-cell office:value-type="float" office:value="518952" table:content-validation-name="val3" table:style-name="ce172">
            <text:p>518952</text:p>
          </table:table-cell>
          <table:table-cell office:value-type="float" office:value="228794" table:content-validation-name="val3" table:style-name="ce172">
            <text:p>2287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Borehamwood</text:p>
          </table:table-cell>
          <table:table-cell office:value-type="string" table:style-name="ce1">
            <text:p>Elstree Way, Borehamwood</text:p>
          </table:table-cell>
          <table:table-cell office:value-type="string" table:content-validation-name="val3" table:style-name="ce173">
            <text:p>WD6 1JP</text:p>
          </table:table-cell>
          <table:table-cell office:value-type="float" office:value="519965" table:content-validation-name="val3" table:style-name="ce172">
            <text:p>519965</text:p>
          </table:table-cell>
          <table:table-cell office:value-type="float" office:value="197001" table:content-validation-name="val3" table:style-name="ce172">
            <text:p>197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Hatfield</text:p>
          </table:table-cell>
          <table:table-cell office:value-type="string" table:style-name="ce1">
            <text:p>Wellfield Road, Hatfield</text:p>
          </table:table-cell>
          <table:table-cell office:value-type="string" table:content-validation-name="val3" table:style-name="ce173">
            <text:p>AL100DA</text:p>
          </table:table-cell>
          <table:table-cell office:value-type="float" office:value="522082" table:content-validation-name="val3" table:style-name="ce172">
            <text:p>522082</text:p>
          </table:table-cell>
          <table:table-cell office:value-type="float" office:value="209200" table:content-validation-name="val3" table:style-name="ce172">
            <text:p>2092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Welwyn</text:p>
          </table:table-cell>
          <table:table-cell office:value-type="string" table:style-name="ce1">
            <text:p>Hertford Road, Welwyn</text:p>
          </table:table-cell>
          <table:table-cell office:value-type="string" table:content-validation-name="val3" table:style-name="ce173">
            <text:p>AL6 9EP</text:p>
          </table:table-cell>
          <table:table-cell office:value-type="float" office:value="523261" table:content-validation-name="val3" table:style-name="ce172">
            <text:p>523261</text:p>
          </table:table-cell>
          <table:table-cell office:value-type="float" office:value="215962" table:content-validation-name="val3" table:style-name="ce172">
            <text:p>215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Stevenage</text:p>
          </table:table-cell>
          <table:table-cell office:value-type="string" table:style-name="ce1">
            <text:p>St George'S Way, Stevenage</text:p>
          </table:table-cell>
          <table:table-cell office:value-type="string" table:content-validation-name="val3" table:style-name="ce173">
            <text:p>SG1 1HS</text:p>
          </table:table-cell>
          <table:table-cell office:value-type="float" office:value="524041" table:content-validation-name="val3" table:style-name="ce172">
            <text:p>524041</text:p>
          </table:table-cell>
          <table:table-cell office:value-type="float" office:value="223963" table:content-validation-name="val3" table:style-name="ce172">
            <text:p>223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Baldock</text:p>
          </table:table-cell>
          <table:table-cell office:value-type="string" table:style-name="ce1">
            <text:p>Weston Way, Baldock</text:p>
          </table:table-cell>
          <table:table-cell office:value-type="string" table:content-validation-name="val3" table:style-name="ce173">
            <text:p>SG7 6EY</text:p>
          </table:table-cell>
          <table:table-cell office:value-type="float" office:value="524268" table:content-validation-name="val3" table:style-name="ce172">
            <text:p>524268</text:p>
          </table:table-cell>
          <table:table-cell office:value-type="float" office:value="233346" table:content-validation-name="val3" table:style-name="ce172">
            <text:p>2333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Welwyn Garden City</text:p>
          </table:table-cell>
          <table:table-cell office:value-type="string" table:style-name="ce1">
            <text:p>Bridge Road East, Welwyn Garden City</text:p>
          </table:table-cell>
          <table:table-cell office:value-type="string" table:content-validation-name="val3" table:style-name="ce173">
            <text:p>AL7 1LP</text:p>
          </table:table-cell>
          <table:table-cell office:value-type="float" office:value="524865" table:content-validation-name="val3" table:style-name="ce172">
            <text:p>524865</text:p>
          </table:table-cell>
          <table:table-cell office:value-type="float" office:value="212727" table:content-validation-name="val3" table:style-name="ce172">
            <text:p>2127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Potters Bar</text:p>
          </table:table-cell>
          <table:table-cell office:value-type="string" table:style-name="ce1">
            <text:p>Mutton Lane, Potters Bar</text:p>
          </table:table-cell>
          <table:table-cell office:value-type="string" table:content-validation-name="val3" table:style-name="ce173">
            <text:p>EN6 2HF</text:p>
          </table:table-cell>
          <table:table-cell office:value-type="float" office:value="525508" table:content-validation-name="val3" table:style-name="ce172">
            <text:p>525508</text:p>
          </table:table-cell>
          <table:table-cell office:value-type="float" office:value="200960" table:content-validation-name="val3" table:style-name="ce172">
            <text:p>200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Hertford</text:p>
          </table:table-cell>
          <table:table-cell office:value-type="string" table:style-name="ce1">
            <text:p>Old London Road, Hertford</text:p>
          </table:table-cell>
          <table:table-cell office:value-type="string" table:content-validation-name="val3" table:style-name="ce173">
            <text:p>AG13 7LD</text:p>
          </table:table-cell>
          <table:table-cell office:value-type="float" office:value="533096" table:content-validation-name="val3" table:style-name="ce172">
            <text:p>533096</text:p>
          </table:table-cell>
          <table:table-cell office:value-type="float" office:value="212622" table:content-validation-name="val3" table:style-name="ce172">
            <text:p>2126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Royston</text:p>
          </table:table-cell>
          <table:table-cell office:value-type="string" table:style-name="ce1">
            <text:p>Baldock Street, Royston</text:p>
          </table:table-cell>
          <table:table-cell office:value-type="string" table:content-validation-name="val3" table:style-name="ce173">
            <text:p>SG8 5BD</text:p>
          </table:table-cell>
          <table:table-cell office:value-type="float" office:value="535307" table:content-validation-name="val3" table:style-name="ce172">
            <text:p>535307</text:p>
          </table:table-cell>
          <table:table-cell office:value-type="float" office:value="240726" table:content-validation-name="val3" table:style-name="ce172">
            <text:p>2407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Ware</text:p>
          </table:table-cell>
          <table:table-cell office:value-type="string" table:style-name="ce1">
            <text:p>Baldock Street, Ware</text:p>
          </table:table-cell>
          <table:table-cell office:value-type="string" table:content-validation-name="val3" table:style-name="ce173">
            <text:p>SG12 9AD</text:p>
          </table:table-cell>
          <table:table-cell office:value-type="float" office:value="535567" table:content-validation-name="val3" table:style-name="ce172">
            <text:p>535567</text:p>
          </table:table-cell>
          <table:table-cell office:value-type="float" office:value="214705" table:content-validation-name="val3" table:style-name="ce172">
            <text:p>2147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Cheshunt</text:p>
          </table:table-cell>
          <table:table-cell office:value-type="string" table:style-name="ce1">
            <text:p>College Road, Cheshunt</text:p>
          </table:table-cell>
          <table:table-cell office:value-type="string" table:content-validation-name="val3" table:style-name="ce173">
            <text:p>EN8 9LT</text:p>
          </table:table-cell>
          <table:table-cell office:value-type="float" office:value="535685" table:content-validation-name="val3" table:style-name="ce172">
            <text:p>535685</text:p>
          </table:table-cell>
          <table:table-cell office:value-type="float" office:value="202215" table:content-validation-name="val3" table:style-name="ce172">
            <text:p>2022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Hoddesdon</text:p>
          </table:table-cell>
          <table:table-cell office:value-type="string" table:style-name="ce1">
            <text:p>Burford Street, Hoddesdon</text:p>
          </table:table-cell>
          <table:table-cell office:value-type="string" table:content-validation-name="val3" table:style-name="ce173">
            <text:p>EN11 8JW</text:p>
          </table:table-cell>
          <table:table-cell office:value-type="float" office:value="537386" table:content-validation-name="val3" table:style-name="ce172">
            <text:p>537386</text:p>
          </table:table-cell>
          <table:table-cell office:value-type="float" office:value="209077" table:content-validation-name="val3" table:style-name="ce172">
            <text:p>2090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Much Hadham</text:p>
          </table:table-cell>
          <table:table-cell office:value-type="string" table:style-name="ce1">
            <text:p>High Street, Much Hadham</text:p>
          </table:table-cell>
          <table:table-cell office:value-type="string" table:content-validation-name="val3" table:style-name="ce174">
            <text:p>SG10 6DF</text:p>
          </table:table-cell>
          <table:table-cell office:value-type="float" office:value="542678" table:content-validation-name="val3" table:style-name="ce172">
            <text:p>542678</text:p>
          </table:table-cell>
          <table:table-cell office:value-type="float" office:value="218638" table:content-validation-name="val3" table:style-name="ce172">
            <text:p>2186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Bishops Stortford</text:p>
          </table:table-cell>
          <table:table-cell office:value-type="string" table:style-name="ce1">
            <text:p>Patmore Close, Bishops Stortford</text:p>
          </table:table-cell>
          <table:table-cell office:value-type="string" table:content-validation-name="val3" table:style-name="ce175">
            <text:p>CM23 2PY</text:p>
          </table:table-cell>
          <table:table-cell office:value-type="float" office:value="547545" table:content-validation-name="val3" table:style-name="ce172">
            <text:p>547545</text:p>
          </table:table-cell>
          <table:table-cell office:value-type="float" office:value="221853" table:content-validation-name="val3" table:style-name="ce172">
            <text:p>2218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Sawbridgeworth</text:p>
          </table:table-cell>
          <table:table-cell office:value-type="string" table:style-name="ce1">
            <text:p>Station Road, Sawbridgeworth</text:p>
          </table:table-cell>
          <table:table-cell office:value-type="string" table:content-validation-name="val3" table:style-name="ce1">
            <text:p>CM21 9AY</text:p>
          </table:table-cell>
          <table:table-cell office:value-type="float" office:value="548377" table:content-validation-name="val3" table:style-name="ce172">
            <text:p>548377</text:p>
          </table:table-cell>
          <table:table-cell office:value-type="float" office:value="215113" table:content-validation-name="val3" table:style-name="ce172">
            <text:p>2151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tfordshire</text:p>
          </table:table-cell>
          <table:table-cell office:value-type="string" table:style-name="ce1">
            <text:p>E31000019</text:p>
          </table:table-cell>
          <table:table-cell office:value-type="string" table:content-validation-name="val3" table:style-name="ce168">
            <text:p>Buntingford</text:p>
          </table:table-cell>
          <table:table-cell office:value-type="string" table:style-name="ce1">
            <text:p>Station Road, Buntingford</text:p>
          </table:table-cell>
          <table:table-cell office:value-type="string" table:content-validation-name="val3" table:style-name="ce177">
            <text:p>SG9 9HZ</text:p>
          </table:table-cell>
          <table:table-cell office:value-type="float" office:value="567407" table:content-validation-name="val3" table:style-name="ce172">
            <text:p>567407</text:p>
          </table:table-cell>
          <table:table-cell office:value-type="float" office:value="229193" table:content-validation-name="val3" table:style-name="ce172">
            <text:p>2291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content-validation-name="val3" table:style-name="ce168">
            <text:p>Snaith</text:p>
          </table:table-cell>
          <table:table-cell office:value-type="string" table:style-name="ce1">
            <text:p>Buttermarket, Snaith, East Yorkshire</text:p>
          </table:table-cell>
          <table:table-cell office:value-type="string" table:content-validation-name="val3" table:style-name="ce177">
            <text:p>DN14 9HW</text:p>
          </table:table-cell>
          <table:table-cell office:value-type="float" office:value="464220" table:content-validation-name="val3" table:style-name="ce172">
            <text:p>464220</text:p>
          </table:table-cell>
          <table:table-cell office:value-type="float" office:value="421950" table:content-validation-name="val3" table:style-name="ce172">
            <text:p>4219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content-validation-name="val3" table:style-name="ce168">
            <text:p>Goole</text:p>
          </table:table-cell>
          <table:table-cell office:value-type="string" table:style-name="ce1">
            <text:p>Anderson Road, Goole, East Yorkshire</text:p>
          </table:table-cell>
          <table:table-cell office:value-type="string" table:content-validation-name="val3" table:style-name="ce176">
            <text:p>DN14 6XF</text:p>
          </table:table-cell>
          <table:table-cell office:value-type="float" office:value="473240" table:content-validation-name="val3" table:style-name="ce172">
            <text:p>473240</text:p>
          </table:table-cell>
          <table:table-cell office:value-type="float" office:value="423610" table:content-validation-name="val3" table:style-name="ce172">
            <text:p>4236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content-validation-name="val3" table:style-name="ce168">
            <text:p>Howden</text:p>
          </table:table-cell>
          <table:table-cell office:value-type="string" table:style-name="ce1">
            <text:p>Hull Road, Howden, East Yorkshire</text:p>
          </table:table-cell>
          <table:table-cell office:value-type="string" table:content-validation-name="val3" table:style-name="ce178">
            <text:p>DN14 7AQ</text:p>
          </table:table-cell>
          <table:table-cell office:value-type="float" office:value="475820" table:content-validation-name="val3" table:style-name="ce172">
            <text:p>475820</text:p>
          </table:table-cell>
          <table:table-cell office:value-type="float" office:value="428560" table:content-validation-name="val3" table:style-name="ce172">
            <text:p>4285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content-validation-name="val3" table:style-name="ce168">
            <text:p>Crowle</text:p>
          </table:table-cell>
          <table:table-cell office:value-type="string" table:style-name="ce1">
            <text:p>Fieldside, Crowle, North Lincolnshire</text:p>
          </table:table-cell>
          <table:table-cell office:value-type="string" table:content-validation-name="val3" table:style-name="ce178">
            <text:p>DN17 4HL</text:p>
          </table:table-cell>
          <table:table-cell office:value-type="float" office:value="477460" table:content-validation-name="val3" table:style-name="ce172">
            <text:p>477460</text:p>
          </table:table-cell>
          <table:table-cell office:value-type="float" office:value="413070" table:content-validation-name="val3" table:style-name="ce172">
            <text:p>4130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content-validation-name="val3" table:style-name="ce180">
            <text:p>Epworth</text:p>
          </table:table-cell>
          <table:table-cell office:value-type="string" table:style-name="ce1">
            <text:p>Tottermire Lane, Epworth, North Lincolnshire</text:p>
          </table:table-cell>
          <table:table-cell office:value-type="string" table:content-validation-name="val3" table:style-name="ce178">
            <text:p>HU9 1JR</text:p>
          </table:table-cell>
          <table:table-cell office:value-type="float" office:value="478020" table:content-validation-name="val3" table:style-name="ce172">
            <text:p>478020</text:p>
          </table:table-cell>
          <table:table-cell office:value-type="float" office:value="404230" table:content-validation-name="val3" table:style-name="ce172">
            <text:p>4042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content-validation-name="val3" table:style-name="ce181">
            <text:p>Pocklington</text:p>
          </table:table-cell>
          <table:table-cell office:value-type="string" table:style-name="ce1">
            <text:p>Station Road,, Pocklington, East Yorkshire</text:p>
          </table:table-cell>
          <table:table-cell office:value-type="string" table:content-validation-name="val3" table:style-name="ce179">
            <text:p>YO42 2SQ</text:p>
          </table:table-cell>
          <table:table-cell office:value-type="float" office:value="480050" table:content-validation-name="val3" table:style-name="ce172">
            <text:p>480050</text:p>
          </table:table-cell>
          <table:table-cell office:value-type="float" office:value="449090" table:content-validation-name="val3" table:style-name="ce172">
            <text:p>4490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content-validation-name="val3" table:style-name="ce182">
            <text:p>Market Weighton</text:p>
          </table:table-cell>
          <table:table-cell office:value-type="string" table:style-name="ce1">
            <text:p>Cliffe Road, Market Weighton, East Yorkshire</text:p>
          </table:table-cell>
          <table:table-cell office:value-type="string" table:content-validation-name="val3" table:style-name="ce178">
            <text:p>YO43 3BP</text:p>
          </table:table-cell>
          <table:table-cell office:value-type="float" office:value="488269" table:content-validation-name="val3" table:style-name="ce172">
            <text:p>488269</text:p>
          </table:table-cell>
          <table:table-cell office:value-type="float" office:value="441557" table:content-validation-name="val3" table:style-name="ce172">
            <text:p>4415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content-validation-name="val3" table:style-name="ce183">
            <text:p>Scunthorpe</text:p>
          </table:table-cell>
          <table:table-cell office:value-type="string" table:style-name="ce1">
            <text:p>Laneham Street, Scunthorpe, North Lincolnshire</text:p>
          </table:table-cell>
          <table:table-cell office:value-type="string" table:content-validation-name="val3" table:style-name="ce178">
            <text:p>DN15 6JP</text:p>
          </table:table-cell>
          <table:table-cell office:value-type="float" office:value="489110" table:content-validation-name="val3" table:style-name="ce172">
            <text:p>489110</text:p>
          </table:table-cell>
          <table:table-cell office:value-type="float" office:value="411220" table:content-validation-name="val3" table:style-name="ce172">
            <text:p>4112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content-validation-name="val3" table:style-name="ce184">
            <text:p>Winterton</text:p>
          </table:table-cell>
          <table:table-cell office:value-type="string" table:style-name="ce1">
            <text:p>Earlsgate, Winterton, North Lincolnshire</text:p>
          </table:table-cell>
          <table:table-cell office:value-type="string" table:content-validation-name="val3" table:style-name="ce178">
            <text:p>DN15 9ST</text:p>
          </table:table-cell>
          <table:table-cell office:value-type="float" office:value="491750" table:content-validation-name="val3" table:style-name="ce172">
            <text:p>491750</text:p>
          </table:table-cell>
          <table:table-cell office:value-type="float" office:value="418250" table:content-validation-name="val3" table:style-name="ce172">
            <text:p>4182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content-validation-name="val3" table:style-name="ce185">
            <text:p>Kirton In Lindsey</text:p>
          </table:table-cell>
          <table:table-cell office:value-type="string" table:style-name="ce1">
            <text:p>6, West Cross Street, Kirton In Lindsey</text:p>
          </table:table-cell>
          <table:table-cell office:value-type="string" table:content-validation-name="val3" table:style-name="ce178">
            <text:p>DN21 4DN</text:p>
          </table:table-cell>
          <table:table-cell office:value-type="float" office:value="493770" table:content-validation-name="val3" table:style-name="ce172">
            <text:p>493770</text:p>
          </table:table-cell>
          <table:table-cell office:value-type="float" office:value="398390" table:content-validation-name="val3" table:style-name="ce172">
            <text:p>3983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content-validation-name="val3" table:style-name="ce186">
            <text:p>Brough</text:p>
          </table:table-cell>
          <table:table-cell office:value-type="string" table:style-name="ce1">
            <text:p>Saltsground Road, East Yorkshire</text:p>
          </table:table-cell>
          <table:table-cell office:value-type="string" table:content-validation-name="val3" table:style-name="ce178">
            <text:p>HU15 1EG</text:p>
          </table:table-cell>
          <table:table-cell office:value-type="float" office:value="493798" table:content-validation-name="val3" table:style-name="ce172">
            <text:p>493798</text:p>
          </table:table-cell>
          <table:table-cell office:value-type="float" office:value="426502" table:content-validation-name="val3" table:style-name="ce172">
            <text:p>4265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content-validation-name="val3" table:style-name="ce187">
            <text:p>Brigg</text:p>
          </table:table-cell>
          <table:table-cell office:value-type="string" table:style-name="ce1">
            <text:p>Grammar School Road, Brigg</text:p>
          </table:table-cell>
          <table:table-cell office:value-type="string" table:content-validation-name="val3" table:style-name="ce178">
            <text:p>DN20 8AA</text:p>
          </table:table-cell>
          <table:table-cell office:value-type="float" office:value="500380" table:content-validation-name="val3" table:style-name="ce172">
            <text:p>500380</text:p>
          </table:table-cell>
          <table:table-cell office:value-type="float" office:value="407230" table:content-validation-name="val3" table:style-name="ce172">
            <text:p>4072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Driffield</text:p>
          </table:table-cell>
          <table:table-cell office:value-type="string" table:style-name="ce1">
            <text:p>Bridlington Road, Driffield</text:p>
          </table:table-cell>
          <table:table-cell office:value-type="string" table:style-name="ce188">
            <text:p>YO25 5HN</text:p>
          </table:table-cell>
          <table:table-cell office:value-type="float" office:value="502810" table:style-name="ce191">
            <text:p>502810</text:p>
          </table:table-cell>
          <table:table-cell office:value-type="float" office:value="457450" table:style-name="ce192">
            <text:p>4574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Barton</text:p>
          </table:table-cell>
          <table:table-cell office:value-type="string" table:style-name="ce1">
            <text:p>Holydyke, Barton Upon Humber, North Lincolnshire</text:p>
          </table:table-cell>
          <table:table-cell office:value-type="string" table:style-name="ce188">
            <text:p>DN18 5PR</text:p>
          </table:table-cell>
          <table:table-cell office:value-type="float" office:value="502900" table:style-name="ce191">
            <text:p>502900</text:p>
          </table:table-cell>
          <table:table-cell office:value-type="float" office:value="421930" table:style-name="ce192">
            <text:p>4219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Beverley</text:p>
          </table:table-cell>
          <table:table-cell office:value-type="string" table:style-name="ce1">
            <text:p>New Walkergate, Beverley</text:p>
          </table:table-cell>
          <table:table-cell office:value-type="string" table:style-name="ce188">
            <text:p>HU17 9EQ</text:p>
          </table:table-cell>
          <table:table-cell office:value-type="float" office:value="503070" table:style-name="ce191">
            <text:p>503070</text:p>
          </table:table-cell>
          <table:table-cell office:value-type="float" office:value="439800" table:style-name="ce192">
            <text:p>4398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Calvert Lane</text:p>
          </table:table-cell>
          <table:table-cell office:value-type="string" table:style-name="ce1">
            <text:p>Calvert Lane, Hull</text:p>
          </table:table-cell>
          <table:table-cell office:value-type="string" table:style-name="ce189">
            <text:p>HU4 6BL</text:p>
          </table:table-cell>
          <table:table-cell office:value-type="float" office:value="505858" table:style-name="ce191">
            <text:p>505858</text:p>
          </table:table-cell>
          <table:table-cell office:value-type="float" office:value="428772" table:style-name="ce192">
            <text:p>4287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Clough Road</text:p>
          </table:table-cell>
          <table:table-cell office:value-type="string" table:style-name="ce1">
            <text:p>Clough Road, Hull</text:p>
          </table:table-cell>
          <table:table-cell office:value-type="string" table:style-name="ce189">
            <text:p>HU6 7PL</text:p>
          </table:table-cell>
          <table:table-cell office:value-type="float" office:value="509242" table:style-name="ce191">
            <text:p>509242</text:p>
          </table:table-cell>
          <table:table-cell office:value-type="float" office:value="431557" table:style-name="ce192">
            <text:p>4315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Hull Central</text:p>
          </table:table-cell>
          <table:table-cell office:value-type="string" table:style-name="ce1">
            <text:p>33, Pearson Street, Hull</text:p>
          </table:table-cell>
          <table:table-cell office:value-type="string" table:style-name="ce189">
            <text:p>HU2 8NH</text:p>
          </table:table-cell>
          <table:table-cell office:value-type="float" office:value="510000" table:style-name="ce191">
            <text:p>510000</text:p>
          </table:table-cell>
          <table:table-cell office:value-type="float" office:value="429280" table:style-name="ce192">
            <text:p>4292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Bransholme</text:p>
          </table:table-cell>
          <table:table-cell office:value-type="string" table:style-name="ce1">
            <text:p>Noddle Hill Way, Bransholme, Hull</text:p>
          </table:table-cell>
          <table:table-cell office:value-type="string" table:style-name="ce189">
            <text:p>HU7 4SH</text:p>
          </table:table-cell>
          <table:table-cell office:value-type="float" office:value="511360" table:style-name="ce191">
            <text:p>511360</text:p>
          </table:table-cell>
          <table:table-cell office:value-type="float" office:value="433030" table:style-name="ce192">
            <text:p>4330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East Hull</text:p>
          </table:table-cell>
          <table:table-cell office:value-type="string" table:style-name="ce1">
            <text:p>Southcoates Lane, Hull</text:p>
          </table:table-cell>
          <table:table-cell office:value-type="string" table:style-name="ce190">
            <text:p>HU9 3TS</text:p>
          </table:table-cell>
          <table:table-cell office:value-type="float" office:value="512646" table:style-name="ce191">
            <text:p>512646</text:p>
          </table:table-cell>
          <table:table-cell office:value-type="float" office:value="430261" table:style-name="ce192">
            <text:p>4302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Immingham West</text:p>
          </table:table-cell>
          <table:table-cell office:value-type="string" table:style-name="ce1">
            <text:p>Rosper Road, Killingholme, North Lincolnshire</text:p>
          </table:table-cell>
          <table:table-cell office:value-type="string" table:style-name="ce193">
            <text:p>DN40 3DZ</text:p>
          </table:table-cell>
          <table:table-cell office:value-type="float" office:value="516940" table:style-name="ce191">
            <text:p>516940</text:p>
          </table:table-cell>
          <table:table-cell office:value-type="float" office:value="416620" table:style-name="ce192">
            <text:p>4166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Bridlington</text:p>
          </table:table-cell>
          <table:table-cell office:value-type="string" table:style-name="ce1">
            <text:p>Bessingby Road, Bridlington, East Yorkshire</text:p>
          </table:table-cell>
          <table:table-cell office:value-type="string" table:style-name="ce193">
            <text:p>YO16 4TS</text:p>
          </table:table-cell>
          <table:table-cell office:value-type="float" office:value="517300" table:style-name="ce191">
            <text:p>517300</text:p>
          </table:table-cell>
          <table:table-cell office:value-type="float" office:value="466660" table:style-name="ce192">
            <text:p>4666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Preston</text:p>
          </table:table-cell>
          <table:table-cell office:value-type="string" table:style-name="ce1">
            <text:p>Station Road, Preston, East Yorkshire</text:p>
          </table:table-cell>
          <table:table-cell office:value-type="string" table:style-name="ce193">
            <text:p>HU12 8UY</text:p>
          </table:table-cell>
          <table:table-cell office:value-type="float" office:value="518980" table:style-name="ce191">
            <text:p>518980</text:p>
          </table:table-cell>
          <table:table-cell office:value-type="float" office:value="429950" table:style-name="ce192">
            <text:p>4299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Hornsea</text:p>
          </table:table-cell>
          <table:table-cell office:value-type="string" table:style-name="ce1">
            <text:p>Southgate, Hornsea, East Yorkshire</text:p>
          </table:table-cell>
          <table:table-cell office:value-type="string" table:style-name="ce193">
            <text:p>HU18 1RE</text:p>
          </table:table-cell>
          <table:table-cell office:value-type="float" office:value="519760" table:style-name="ce191">
            <text:p>519760</text:p>
          </table:table-cell>
          <table:table-cell office:value-type="float" office:value="447590" table:style-name="ce192">
            <text:p>4475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Immingham East</text:p>
          </table:table-cell>
          <table:table-cell office:value-type="string" table:style-name="ce1">
            <text:p>Kiln Lane, Stallingbrough, North East Lincolnshire</text:p>
          </table:table-cell>
          <table:table-cell office:value-type="string" table:style-name="ce193">
            <text:p>DN41 8TH</text:p>
          </table:table-cell>
          <table:table-cell office:value-type="float" office:value="520441" table:style-name="ce191">
            <text:p>520441</text:p>
          </table:table-cell>
          <table:table-cell office:value-type="float" office:value="413608" table:style-name="ce192">
            <text:p>4136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Waltham</text:p>
          </table:table-cell>
          <table:table-cell office:value-type="string" table:style-name="ce1">
            <text:p>Station Road, Waltham, North East Lincolnshire</text:p>
          </table:table-cell>
          <table:table-cell office:value-type="string" table:style-name="ce193">
            <text:p>DN37 0PP</text:p>
          </table:table-cell>
          <table:table-cell office:value-type="float" office:value="526500" table:style-name="ce2">
            <text:p>526500</text:p>
          </table:table-cell>
          <table:table-cell office:value-type="float" office:value="404020" table:style-name="ce2">
            <text:p>404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Peaks Lane</text:p>
          </table:table-cell>
          <table:table-cell office:value-type="string" table:style-name="ce1">
            <text:p>Peaks Lane, Grimsby, North Lincolnshire</text:p>
          </table:table-cell>
          <table:table-cell office:value-type="string" table:style-name="ce193">
            <text:p>DN32 9RS</text:p>
          </table:table-cell>
          <table:table-cell office:value-type="float" office:value="527770" table:style-name="ce191">
            <text:p>527770</text:p>
          </table:table-cell>
          <table:table-cell office:value-type="float" office:value="407990" table:style-name="ce192">
            <text:p>407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Cleethorpes</text:p>
          </table:table-cell>
          <table:table-cell office:value-type="string" table:style-name="ce1">
            <text:p>Poplar Road, Cleethorpes, North East Lincolnshire</text:p>
          </table:table-cell>
          <table:table-cell office:value-type="string" table:style-name="ce194">
            <text:p>DN35 8BL</text:p>
          </table:table-cell>
          <table:table-cell office:value-type="float" office:value="530290" table:style-name="ce191">
            <text:p>530290</text:p>
          </table:table-cell>
          <table:table-cell office:value-type="float" office:value="408860" table:style-name="ce192">
            <text:p>4088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Patrington</text:p>
          </table:table-cell>
          <table:table-cell office:value-type="string" table:style-name="ce1">
            <text:p>Northside, Patrington, East Yorkshire</text:p>
          </table:table-cell>
          <table:table-cell office:value-type="string" table:style-name="ce195">
            <text:p>HU12 0PA</text:p>
          </table:table-cell>
          <table:table-cell office:value-type="float" office:value="531200" table:style-name="ce191">
            <text:p>531200</text:p>
          </table:table-cell>
          <table:table-cell office:value-type="float" office:value="422550" table:style-name="ce192">
            <text:p>4225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side</text:p>
          </table:table-cell>
          <table:table-cell office:value-type="string" table:style-name="ce1">
            <text:p>E31000020</text:p>
          </table:table-cell>
          <table:table-cell office:value-type="string" table:style-name="ce196">
            <text:p>Withernsea</text:p>
          </table:table-cell>
          <table:table-cell office:value-type="string" table:style-name="ce1">
            <text:p>Walter Street, Withernsea, East Yorkshire</text:p>
          </table:table-cell>
          <table:table-cell office:value-type="string" table:style-name="ce195">
            <text:p>HU19 2AD</text:p>
          </table:table-cell>
          <table:table-cell office:value-type="float" office:value="533960" table:style-name="ce2">
            <text:p>533960</text:p>
          </table:table-cell>
          <table:table-cell office:value-type="float" office:value="428030" table:style-name="ce2">
            <text:p>4280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 of Wight</text:p>
          </table:table-cell>
          <table:table-cell office:value-type="string" table:style-name="ce1">
            <text:p>E31000021</text:p>
          </table:table-cell>
          <table:table-cell office:value-type="string" table:style-name="ce196">
            <text:p>Station A09 - Freshwater</text:p>
          </table:table-cell>
          <table:table-cell office:value-type="string" table:style-name="ce1">
            <text:p>Tennyson Road, Freshwater</text:p>
          </table:table-cell>
          <table:table-cell office:value-type="string" table:style-name="ce195">
            <text:p>PO40 9AG</text:p>
          </table:table-cell>
          <table:table-cell office:value-type="float" office:value="433379" table:style-name="ce191">
            <text:p>433379</text:p>
          </table:table-cell>
          <table:table-cell office:value-type="float" office:value="87179" table:style-name="ce192">
            <text:p>871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 of Wight</text:p>
          </table:table-cell>
          <table:table-cell office:value-type="string" table:style-name="ce1">
            <text:p>E31000021</text:p>
          </table:table-cell>
          <table:table-cell office:value-type="string" table:style-name="ce196">
            <text:p>Station A10 - Yarmouth</text:p>
          </table:table-cell>
          <table:table-cell office:value-type="string" table:style-name="ce1">
            <text:p>Station Road, Yarmouth</text:p>
          </table:table-cell>
          <table:table-cell office:value-type="string" table:style-name="ce195">
            <text:p>PO41 0QT</text:p>
          </table:table-cell>
          <table:table-cell office:value-type="float" office:value="435735" table:style-name="ce191">
            <text:p>435735</text:p>
          </table:table-cell>
          <table:table-cell office:value-type="float" office:value="89410" table:style-name="ce192">
            <text:p>894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 of Wight</text:p>
          </table:table-cell>
          <table:table-cell office:value-type="string" table:style-name="ce1">
            <text:p>E31000021</text:p>
          </table:table-cell>
          <table:table-cell office:value-type="string" table:style-name="ce196">
            <text:p>Station A02 - Cowes</text:p>
          </table:table-cell>
          <table:table-cell office:value-type="string" table:style-name="ce1">
            <text:p>Victoria Road, Cowes</text:p>
          </table:table-cell>
          <table:table-cell office:value-type="string" table:style-name="ce195">
            <text:p>PO31 7JJ</text:p>
          </table:table-cell>
          <table:table-cell office:value-type="float" office:value="449364" table:style-name="ce191">
            <text:p>449364</text:p>
          </table:table-cell>
          <table:table-cell office:value-type="float" office:value="95676" table:style-name="ce192">
            <text:p>956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 of Wight</text:p>
          </table:table-cell>
          <table:table-cell office:value-type="string" table:style-name="ce1">
            <text:p>E31000021</text:p>
          </table:table-cell>
          <table:table-cell office:value-type="string" table:style-name="ce196">
            <text:p>Station A01 - Newport</text:p>
          </table:table-cell>
          <table:table-cell office:value-type="string" table:style-name="ce1">
            <text:p>South Street, Newport</text:p>
          </table:table-cell>
          <table:table-cell office:value-type="string" table:style-name="ce195">
            <text:p>PO30 1JQ</text:p>
          </table:table-cell>
          <table:table-cell office:value-type="float" office:value="450144" table:style-name="ce191">
            <text:p>450144</text:p>
          </table:table-cell>
          <table:table-cell office:value-type="float" office:value="89060" table:style-name="ce192">
            <text:p>890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 of Wight</text:p>
          </table:table-cell>
          <table:table-cell office:value-type="string" table:style-name="ce1">
            <text:p>E31000021</text:p>
          </table:table-cell>
          <table:table-cell office:value-type="string" table:style-name="ce197">
            <text:p>Station A03 - East Cowes</text:p>
          </table:table-cell>
          <table:table-cell office:value-type="string" table:style-name="ce1">
            <text:p>York Avenue, East Cowes</text:p>
          </table:table-cell>
          <table:table-cell office:value-type="string" table:style-name="ce202">
            <text:p>PO32 6RT</text:p>
          </table:table-cell>
          <table:table-cell office:value-type="float" office:value="450460" table:style-name="ce191">
            <text:p>450460</text:p>
          </table:table-cell>
          <table:table-cell office:value-type="float" office:value="95522" table:style-name="ce192">
            <text:p>955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 of Wight</text:p>
          </table:table-cell>
          <table:table-cell office:value-type="string" table:style-name="ce1">
            <text:p>E31000021</text:p>
          </table:table-cell>
          <table:table-cell office:value-type="string" table:style-name="ce198">
            <text:p>Station A08 - Ventnor</text:p>
          </table:table-cell>
          <table:table-cell office:value-type="string" table:style-name="ce1">
            <text:p>South Street, Ventnor</text:p>
          </table:table-cell>
          <table:table-cell office:value-type="string" table:style-name="ce202">
            <text:p>PO38 1NG</text:p>
          </table:table-cell>
          <table:table-cell office:value-type="float" office:value="456726" table:style-name="ce191">
            <text:p>456726</text:p>
          </table:table-cell>
          <table:table-cell office:value-type="float" office:value="77634" table:style-name="ce192">
            <text:p>776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 of Wight</text:p>
          </table:table-cell>
          <table:table-cell office:value-type="string" table:style-name="ce1">
            <text:p>E31000021</text:p>
          </table:table-cell>
          <table:table-cell office:value-type="string" table:style-name="ce199">
            <text:p>Station A07 - Shanklin</text:p>
          </table:table-cell>
          <table:table-cell office:value-type="string" table:style-name="ce1">
            <text:p>Languard Road, Shanklin</text:p>
          </table:table-cell>
          <table:table-cell office:value-type="string" table:style-name="ce201">
            <text:p>PO37 7HT</text:p>
          </table:table-cell>
          <table:table-cell office:value-type="float" office:value="458126" table:style-name="ce191">
            <text:p>458126</text:p>
          </table:table-cell>
          <table:table-cell office:value-type="float" office:value="81745" table:style-name="ce192">
            <text:p>817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 of Wight</text:p>
          </table:table-cell>
          <table:table-cell office:value-type="string" table:style-name="ce1">
            <text:p>E31000021</text:p>
          </table:table-cell>
          <table:table-cell office:value-type="string" table:style-name="ce203">
            <text:p>Station A04 - Ryde</text:p>
          </table:table-cell>
          <table:table-cell office:value-type="string" table:style-name="ce1">
            <text:p>Nicholson Road, Ryde</text:p>
          </table:table-cell>
          <table:table-cell office:value-type="string" table:style-name="ce200">
            <text:p>PO33 1BE</text:p>
          </table:table-cell>
          <table:table-cell office:value-type="float" office:value="459777" table:style-name="ce191">
            <text:p>459777</text:p>
          </table:table-cell>
          <table:table-cell office:value-type="float" office:value="91383" table:style-name="ce192">
            <text:p>913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 of Wight</text:p>
          </table:table-cell>
          <table:table-cell office:value-type="string" table:style-name="ce1">
            <text:p>E31000021</text:p>
          </table:table-cell>
          <table:table-cell office:value-type="string" table:style-name="ce210">
            <text:p>Station A06 - Sandown</text:p>
          </table:table-cell>
          <table:table-cell office:value-type="string" table:style-name="ce1">
            <text:p>East Yar Road, Sandown</text:p>
          </table:table-cell>
          <table:table-cell office:value-type="string" table:style-name="ce34">
            <text:p>PO36 9AX</text:p>
          </table:table-cell>
          <table:table-cell office:value-type="float" office:value="460123" table:style-name="ce32">
            <text:p>460123</text:p>
          </table:table-cell>
          <table:table-cell office:value-type="float" office:value="85175" table:style-name="ce32">
            <text:p>851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le of Wight</text:p>
          </table:table-cell>
          <table:table-cell office:value-type="string" table:style-name="ce1">
            <text:p>E31000021</text:p>
          </table:table-cell>
          <table:table-cell office:value-type="string" table:style-name="ce204">
            <text:p>Station A05 - Bembridge</text:p>
          </table:table-cell>
          <table:table-cell office:value-type="string" table:style-name="ce1">
            <text:p>Walls Road, Bembridge</text:p>
          </table:table-cell>
          <table:table-cell office:value-type="string" table:style-name="ce211">
            <text:p>PO35 5RH</text:p>
          </table:table-cell>
          <table:table-cell office:value-type="float" office:value="464966" table:style-name="ce32">
            <text:p>464966</text:p>
          </table:table-cell>
          <table:table-cell office:value-type="float" office:value="87747" table:style-name="ce32">
            <text:p>877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Westerham Fire Station</text:p>
          </table:table-cell>
          <table:table-cell office:value-type="string" table:style-name="ce1">
            <text:p>Croydon Road</text:p>
          </table:table-cell>
          <table:table-cell office:value-type="string" table:style-name="ce212">
            <text:p>TN16 1TS</text:p>
          </table:table-cell>
          <table:table-cell office:value-type="float" office:value="544394" table:style-name="ce32">
            <text:p>544394</text:p>
          </table:table-cell>
          <table:table-cell office:value-type="float" office:value="154104" table:style-name="ce32">
            <text:p>1541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Edenbridge Fire Station</text:p>
          </table:table-cell>
          <table:table-cell office:value-type="string" table:style-name="ce1">
            <text:p>High Street</text:p>
          </table:table-cell>
          <table:table-cell office:value-type="string" table:style-name="ce211">
            <text:p>TN8 5AY</text:p>
          </table:table-cell>
          <table:table-cell office:value-type="float" office:value="544397" table:style-name="ce32">
            <text:p>544397</text:p>
          </table:table-cell>
          <table:table-cell office:value-type="float" office:value="145900" table:style-name="ce32">
            <text:p>1459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Swanley Fire Station</text:p>
          </table:table-cell>
          <table:table-cell office:value-type="string" table:style-name="ce1">
            <text:p>London Road</text:p>
          </table:table-cell>
          <table:table-cell office:value-type="string" table:style-name="ce209">
            <text:p>BR8 7AE</text:p>
          </table:table-cell>
          <table:table-cell office:value-type="float" office:value="551251" table:style-name="ce32">
            <text:p>551251</text:p>
          </table:table-cell>
          <table:table-cell office:value-type="float" office:value="168699" table:style-name="ce32">
            <text:p>1686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Sevenoaks Fire Station</text:p>
          </table:table-cell>
          <table:table-cell office:value-type="string" table:style-name="ce1">
            <text:p>London Road</text:p>
          </table:table-cell>
          <table:table-cell office:value-type="string" table:style-name="ce209">
            <text:p>TN13 2HY</text:p>
          </table:table-cell>
          <table:table-cell office:value-type="float" office:value="551902" table:style-name="ce32">
            <text:p>551902</text:p>
          </table:table-cell>
          <table:table-cell office:value-type="float" office:value="155607" table:style-name="ce32">
            <text:p>1556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Dartford Fire Station</text:p>
          </table:table-cell>
          <table:table-cell office:value-type="string" table:style-name="ce1">
            <text:p>Watling Street</text:p>
          </table:table-cell>
          <table:table-cell office:value-type="string" table:style-name="ce209">
            <text:p>DA2 6EG</text:p>
          </table:table-cell>
          <table:table-cell office:value-type="float" office:value="556101" table:style-name="ce32">
            <text:p>556101</text:p>
          </table:table-cell>
          <table:table-cell office:value-type="float" office:value="173565" table:style-name="ce32">
            <text:p>1735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Southborough Fire Station</text:p>
          </table:table-cell>
          <table:table-cell office:value-type="string" table:style-name="ce1">
            <text:p>London Road</text:p>
          </table:table-cell>
          <table:table-cell office:value-type="string" table:style-name="ce213">
            <text:p>TN4 0BB</text:p>
          </table:table-cell>
          <table:table-cell office:value-type="float" office:value="558202" table:style-name="ce32">
            <text:p>558202</text:p>
          </table:table-cell>
          <table:table-cell office:value-type="float" office:value="141854" table:style-name="ce32">
            <text:p>1418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Tunbridge Wells Fire Station</text:p>
          </table:table-cell>
          <table:table-cell office:value-type="string" table:style-name="ce1">
            <text:p>Grove Hill Road</text:p>
          </table:table-cell>
          <table:table-cell office:value-type="string" table:style-name="ce214">
            <text:p>TN1 1SD</text:p>
          </table:table-cell>
          <table:table-cell office:value-type="float" office:value="558727" table:style-name="ce32">
            <text:p>558727</text:p>
          </table:table-cell>
          <table:table-cell office:value-type="float" office:value="139115" table:style-name="ce32">
            <text:p>1391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Tonbridge Fire Station</text:p>
          </table:table-cell>
          <table:table-cell office:value-type="string" table:style-name="ce1">
            <text:p>Vale Road</text:p>
          </table:table-cell>
          <table:table-cell office:value-type="string" table:style-name="ce214">
            <text:p>TN9 1SW</text:p>
          </table:table-cell>
          <table:table-cell office:value-type="float" office:value="559793" table:style-name="ce32">
            <text:p>559793</text:p>
          </table:table-cell>
          <table:table-cell office:value-type="float" office:value="146446" table:style-name="ce32">
            <text:p>1464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Ash Cum Ridley Fire Station</text:p>
          </table:table-cell>
          <table:table-cell office:value-type="string" table:style-name="ce1">
            <text:p>Chapel Wood Road</text:p>
          </table:table-cell>
          <table:table-cell office:value-type="string" table:style-name="ce214">
            <text:p>TN15 7BF</text:p>
          </table:table-cell>
          <table:table-cell office:value-type="float" office:value="560026" table:style-name="ce32">
            <text:p>560026</text:p>
          </table:table-cell>
          <table:table-cell office:value-type="float" office:value="165183" table:style-name="ce32">
            <text:p>1651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Swanscombe Fire Station</text:p>
          </table:table-cell>
          <table:table-cell office:value-type="string" table:style-name="ce1">
            <text:p>The Grove</text:p>
          </table:table-cell>
          <table:table-cell office:value-type="string" table:style-name="ce215">
            <text:p>DA10 0AD</text:p>
          </table:table-cell>
          <table:table-cell office:value-type="float" office:value="560562" table:style-name="ce32">
            <text:p>560562</text:p>
          </table:table-cell>
          <table:table-cell office:value-type="float" office:value="174634" table:style-name="ce32">
            <text:p>1746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Borough Green Fire Station</text:p>
          </table:table-cell>
          <table:table-cell office:value-type="string" table:style-name="ce1">
            <text:p>Western Road</text:p>
          </table:table-cell>
          <table:table-cell office:value-type="string" table:style-name="ce214">
            <text:p>TN15 8AQ</text:p>
          </table:table-cell>
          <table:table-cell office:value-type="float" office:value="560681" table:style-name="ce32">
            <text:p>560681</text:p>
          </table:table-cell>
          <table:table-cell office:value-type="float" office:value="157378" table:style-name="ce32">
            <text:p>1573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Thames-Side Fire Station</text:p>
          </table:table-cell>
          <table:table-cell office:value-type="string" table:style-name="ce1">
            <text:p>Coldharbour Road</text:p>
          </table:table-cell>
          <table:table-cell office:value-type="string" table:style-name="ce215">
            <text:p>DA11 8NT</text:p>
          </table:table-cell>
          <table:table-cell office:value-type="float" office:value="563700" table:style-name="ce32">
            <text:p>563700</text:p>
          </table:table-cell>
          <table:table-cell office:value-type="float" office:value="172179" table:style-name="ce32">
            <text:p>1721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Paddock Wood Fire Station</text:p>
          </table:table-cell>
          <table:table-cell office:value-type="string" table:style-name="ce1">
            <text:p>Maidstone Road</text:p>
          </table:table-cell>
          <table:table-cell office:value-type="string" table:style-name="ce215">
            <text:p>TN12 8DF</text:p>
          </table:table-cell>
          <table:table-cell office:value-type="float" office:value="566818" table:style-name="ce32">
            <text:p>566818</text:p>
          </table:table-cell>
          <table:table-cell office:value-type="float" office:value="144307" table:style-name="ce32">
            <text:p>1443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Larkfield Fire Station</text:p>
          </table:table-cell>
          <table:table-cell office:value-type="string" table:style-name="ce1">
            <text:p>New Hythe Lane</text:p>
          </table:table-cell>
          <table:table-cell office:value-type="string" table:style-name="ce215">
            <text:p>ME20 6PP</text:p>
          </table:table-cell>
          <table:table-cell office:value-type="float" office:value="570293" table:style-name="ce32">
            <text:p>570293</text:p>
          </table:table-cell>
          <table:table-cell office:value-type="float" office:value="158644" table:style-name="ce32">
            <text:p>1586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Strood Fire Station</text:p>
          </table:table-cell>
          <table:table-cell office:value-type="string" table:style-name="ce1">
            <text:p>Gravesend Road</text:p>
          </table:table-cell>
          <table:table-cell office:value-type="string" table:style-name="ce205">
            <text:p>ME2 3QT</text:p>
          </table:table-cell>
          <table:table-cell office:value-type="float" office:value="572482" table:style-name="ce32">
            <text:p>572482</text:p>
          </table:table-cell>
          <table:table-cell office:value-type="float" office:value="170014" table:style-name="ce32">
            <text:p>1700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Cliffe Fire Station</text:p>
          </table:table-cell>
          <table:table-cell office:value-type="string" table:style-name="ce1">
            <text:p>Church Street</text:p>
          </table:table-cell>
          <table:table-cell office:value-type="string" table:style-name="ce205">
            <text:p>ME3 7RE</text:p>
          </table:table-cell>
          <table:table-cell office:value-type="float" office:value="573604" table:style-name="ce32">
            <text:p>573604</text:p>
          </table:table-cell>
          <table:table-cell office:value-type="float" office:value="176465" table:style-name="ce32">
            <text:p>1764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Marden Fire Station</text:p>
          </table:table-cell>
          <table:table-cell office:value-type="string" table:style-name="ce1">
            <text:p>Pattenden Lane</text:p>
          </table:table-cell>
          <table:table-cell office:value-type="string" table:style-name="ce205">
            <text:p>TN12 9QJ</text:p>
          </table:table-cell>
          <table:table-cell office:value-type="float" office:value="574175" table:style-name="ce32">
            <text:p>574175</text:p>
          </table:table-cell>
          <table:table-cell office:value-type="float" office:value="144797" table:style-name="ce32">
            <text:p>1447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Rochester Fire Station</text:p>
          </table:table-cell>
          <table:table-cell office:value-type="string" table:style-name="ce1">
            <text:p>Marconi Way</text:p>
          </table:table-cell>
          <table:table-cell office:value-type="string" table:style-name="ce205">
            <text:p>ME1 2XQ</text:p>
          </table:table-cell>
          <table:table-cell office:value-type="float" office:value="574632" table:style-name="ce32">
            <text:p>574632</text:p>
          </table:table-cell>
          <table:table-cell office:value-type="float" office:value="165148" table:style-name="ce32">
            <text:p>1651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Hawkhurst Fire Station</text:p>
          </table:table-cell>
          <table:table-cell office:value-type="string" table:style-name="ce1">
            <text:p>Ockley Road</text:p>
          </table:table-cell>
          <table:table-cell office:value-type="string" table:style-name="ce205">
            <text:p>TN18 4DS</text:p>
          </table:table-cell>
          <table:table-cell office:value-type="float" office:value="576125" table:style-name="ce32">
            <text:p>576125</text:p>
          </table:table-cell>
          <table:table-cell office:value-type="float" office:value="130733" table:style-name="ce32">
            <text:p>1307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Maidstone Fire Station</text:p>
          </table:table-cell>
          <table:table-cell office:value-type="string" table:style-name="ce1">
            <text:p>Loose Road</text:p>
          </table:table-cell>
          <table:table-cell office:value-type="string" table:style-name="ce205">
            <text:p>ME15 9QB</text:p>
          </table:table-cell>
          <table:table-cell office:value-type="float" office:value="576575" table:style-name="ce32">
            <text:p>576575</text:p>
          </table:table-cell>
          <table:table-cell office:value-type="float" office:value="153612" table:style-name="ce32">
            <text:p>1536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Cranbrook Fire Station</text:p>
          </table:table-cell>
          <table:table-cell office:value-type="string" table:style-name="ce1">
            <text:p>High Street</text:p>
          </table:table-cell>
          <table:table-cell office:value-type="string" table:style-name="ce206">
            <text:p>TN17 3EN</text:p>
          </table:table-cell>
          <table:table-cell office:value-type="float" office:value="577178" table:style-name="ce32">
            <text:p>577178</text:p>
          </table:table-cell>
          <table:table-cell office:value-type="float" office:value="135942" table:style-name="ce32">
            <text:p>1359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Hoo Fire Station</text:p>
          </table:table-cell>
          <table:table-cell office:value-type="string" table:style-name="ce1">
            <text:p>St Werburgh Crescent</text:p>
          </table:table-cell>
          <table:table-cell office:value-type="string" table:style-name="ce206">
            <text:p>ME3 9HL</text:p>
          </table:table-cell>
          <table:table-cell office:value-type="float" office:value="577762" table:style-name="ce32">
            <text:p>577762</text:p>
          </table:table-cell>
          <table:table-cell office:value-type="float" office:value="172101" table:style-name="ce32">
            <text:p>1721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Chatham Fire Station</text:p>
          </table:table-cell>
          <table:table-cell office:value-type="string" table:style-name="ce1">
            <text:p>Watling Street</text:p>
          </table:table-cell>
          <table:table-cell office:value-type="string" table:style-name="ce207">
            <text:p>ME5 7HQ</text:p>
          </table:table-cell>
          <table:table-cell office:value-type="float" office:value="577936" table:style-name="ce32">
            <text:p>577936</text:p>
          </table:table-cell>
          <table:table-cell office:value-type="float" office:value="166851" table:style-name="ce32">
            <text:p>1668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Rainham Fire Station</text:p>
          </table:table-cell>
          <table:table-cell office:value-type="string" table:style-name="ce1">
            <text:p>Solomon Road</text:p>
          </table:table-cell>
          <table:table-cell office:value-type="string" table:style-name="ce208">
            <text:p>ME8 8ED</text:p>
          </table:table-cell>
          <table:table-cell office:value-type="float" office:value="581942" table:style-name="ce32">
            <text:p>581942</text:p>
          </table:table-cell>
          <table:table-cell office:value-type="float" office:value="166180" table:style-name="ce32">
            <text:p>1661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Headcorn Fire Station</text:p>
          </table:table-cell>
          <table:table-cell office:value-type="string" table:style-name="ce1">
            <text:p>Station Road</text:p>
          </table:table-cell>
          <table:table-cell office:value-type="string" table:style-name="ce209">
            <text:p>TN27 9SA</text:p>
          </table:table-cell>
          <table:table-cell office:value-type="float" office:value="583740" table:style-name="ce32">
            <text:p>583740</text:p>
          </table:table-cell>
          <table:table-cell office:value-type="float" office:value="144112" table:style-name="ce32">
            <text:p>1441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Grain Fire Station</text:p>
          </table:table-cell>
          <table:table-cell office:value-type="string" table:style-name="ce1">
            <text:p>Chapel Road</text:p>
          </table:table-cell>
          <table:table-cell office:value-type="string" table:style-name="ce2">
            <text:p>ME3 0BT</text:p>
          </table:table-cell>
          <table:table-cell office:value-type="float" office:value="588459" table:style-name="ce32">
            <text:p>588459</text:p>
          </table:table-cell>
          <table:table-cell office:value-type="float" office:value="176460" table:style-name="ce32">
            <text:p>1764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Tenterden Fire Station</text:p>
          </table:table-cell>
          <table:table-cell office:value-type="string" table:style-name="ce1">
            <text:p>Ashford Road</text:p>
          </table:table-cell>
          <table:table-cell office:value-type="string" table:style-name="ce2">
            <text:p>TN30 6BT</text:p>
          </table:table-cell>
          <table:table-cell office:value-type="float" office:value="588830" table:style-name="ce32">
            <text:p>588830</text:p>
          </table:table-cell>
          <table:table-cell office:value-type="float" office:value="134622" table:style-name="ce32">
            <text:p>1346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04">
            <text:p>Lenham Fire Station</text:p>
          </table:table-cell>
          <table:table-cell office:value-type="string" table:style-name="ce1">
            <text:p>High Street</text:p>
          </table:table-cell>
          <table:table-cell office:value-type="string" table:style-name="ce2">
            <text:p>ME17 2QB</text:p>
          </table:table-cell>
          <table:table-cell office:value-type="float" office:value="589753" table:style-name="ce32">
            <text:p>589753</text:p>
          </table:table-cell>
          <table:table-cell office:value-type="float" office:value="152025" table:style-name="ce32">
            <text:p>1520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Sittingbourne Fire Station</text:p>
          </table:table-cell>
          <table:table-cell office:value-type="string" table:style-name="ce1">
            <text:p>St Michaels Road</text:p>
          </table:table-cell>
          <table:table-cell office:value-type="string" table:content-validation-name="val2" table:style-name="ce218">
            <text:p>ME10 3DN</text:p>
          </table:table-cell>
          <table:table-cell office:value-type="float" office:value="590885" table:style-name="ce217">
            <text:p>590885</text:p>
          </table:table-cell>
          <table:table-cell office:value-type="float" office:value="163753" table:style-name="ce220">
            <text:p>1637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Sheppey Fire Station</text:p>
          </table:table-cell>
          <table:table-cell office:value-type="string" table:style-name="ce1">
            <text:p>High Street</text:p>
          </table:table-cell>
          <table:table-cell office:value-type="string" table:content-validation-name="val2" table:style-name="ce218">
            <text:p>ME12 1UN</text:p>
          </table:table-cell>
          <table:table-cell office:value-type="float" office:value="592265" table:style-name="ce217">
            <text:p>592265</text:p>
          </table:table-cell>
          <table:table-cell office:value-type="float" office:value="174578" table:style-name="ce220">
            <text:p>1745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Charing Fire Station</text:p>
          </table:table-cell>
          <table:table-cell office:value-type="string" table:style-name="ce1">
            <text:p>School Lane</text:p>
          </table:table-cell>
          <table:table-cell office:value-type="string" table:content-validation-name="val2" table:style-name="ce219">
            <text:p>TN27 0JN</text:p>
          </table:table-cell>
          <table:table-cell office:value-type="float" office:value="595023" table:style-name="ce217">
            <text:p>595023</text:p>
          </table:table-cell>
          <table:table-cell office:value-type="float" office:value="149679" table:style-name="ce220">
            <text:p>1496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Teynham Fire Station</text:p>
          </table:table-cell>
          <table:table-cell office:value-type="string" table:style-name="ce1">
            <text:p>Station Road</text:p>
          </table:table-cell>
          <table:table-cell office:value-type="string" table:style-name="ce221">
            <text:p>ME9 9SN</text:p>
          </table:table-cell>
          <table:table-cell office:value-type="float" office:value="595409" table:style-name="ce217">
            <text:p>595409</text:p>
          </table:table-cell>
          <table:table-cell office:value-type="float" office:value="162663" table:style-name="ce220">
            <text:p>1626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Eastchurch Fire Station</text:p>
          </table:table-cell>
          <table:table-cell office:value-type="string" table:style-name="ce1">
            <text:p>Church Road</text:p>
          </table:table-cell>
          <table:table-cell office:value-type="string" table:style-name="ce221">
            <text:p>ME12 4DH</text:p>
          </table:table-cell>
          <table:table-cell office:value-type="float" office:value="598532" table:style-name="ce217">
            <text:p>598532</text:p>
          </table:table-cell>
          <table:table-cell office:value-type="float" office:value="170400" table:style-name="ce220">
            <text:p>170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Faversham Fire Station</text:p>
          </table:table-cell>
          <table:table-cell office:value-type="string" table:style-name="ce1">
            <text:p>Ashford Road</text:p>
          </table:table-cell>
          <table:table-cell office:value-type="string" table:style-name="ce221">
            <text:p>ME13 8XL</text:p>
          </table:table-cell>
          <table:table-cell office:value-type="float" office:value="601400" table:style-name="ce217">
            <text:p>601400</text:p>
          </table:table-cell>
          <table:table-cell office:value-type="float" office:value="160506" table:style-name="ce220">
            <text:p>1605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Ashford Fire Station</text:p>
          </table:table-cell>
          <table:table-cell office:value-type="string" table:style-name="ce1">
            <text:p>Henwood Ind. Estate, Henwood Road</text:p>
          </table:table-cell>
          <table:table-cell office:value-type="string" table:style-name="ce222">
            <text:p>TN24 8YF</text:p>
          </table:table-cell>
          <table:table-cell office:value-type="float" office:value="601674" table:style-name="ce217">
            <text:p>601674</text:p>
          </table:table-cell>
          <table:table-cell office:value-type="float" office:value="142893" table:style-name="ce220">
            <text:p>1428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Lydd Fire Station</text:p>
          </table:table-cell>
          <table:table-cell office:value-type="string" table:style-name="ce1">
            <text:p>High Street</text:p>
          </table:table-cell>
          <table:table-cell office:value-type="string" table:style-name="ce223">
            <text:p>TN29 9DF</text:p>
          </table:table-cell>
          <table:table-cell office:value-type="float" office:value="603994" table:style-name="ce217">
            <text:p>603994</text:p>
          </table:table-cell>
          <table:table-cell office:value-type="float" office:value="120707" table:style-name="ce220">
            <text:p>1207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Wye Fire Station</text:p>
          </table:table-cell>
          <table:table-cell office:value-type="string" table:style-name="ce1">
            <text:p>Little Chequers</text:p>
          </table:table-cell>
          <table:table-cell office:value-type="string" table:content-validation-name="val2" table:style-name="ce224">
            <text:p>TN25 5DT</text:p>
          </table:table-cell>
          <table:table-cell office:value-type="float" office:value="605252" table:style-name="ce217">
            <text:p>605252</text:p>
          </table:table-cell>
          <table:table-cell office:value-type="float" office:value="146664" table:style-name="ce220">
            <text:p>1466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Aldington Fire Station</text:p>
          </table:table-cell>
          <table:table-cell office:value-type="string" table:style-name="ce1">
            <text:p>Lympne Road</text:p>
          </table:table-cell>
          <table:table-cell office:value-type="string" table:content-validation-name="val2" table:style-name="ce224">
            <text:p>TN25 7DJ</text:p>
          </table:table-cell>
          <table:table-cell office:value-type="float" office:value="606215" table:style-name="ce217">
            <text:p>606215</text:p>
          </table:table-cell>
          <table:table-cell office:value-type="float" office:value="136705" table:style-name="ce220">
            <text:p>1367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New Romney Fire Station</text:p>
          </table:table-cell>
          <table:table-cell office:value-type="string" table:style-name="ce1">
            <text:p>Church Road</text:p>
          </table:table-cell>
          <table:table-cell office:value-type="string" table:content-validation-name="val2" table:style-name="ce223">
            <text:p>TN28 8EX</text:p>
          </table:table-cell>
          <table:table-cell office:value-type="float" office:value="606427" table:style-name="ce217">
            <text:p>606427</text:p>
          </table:table-cell>
          <table:table-cell office:value-type="float" office:value="124737" table:style-name="ce220">
            <text:p>1247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Chilham Fire Station</text:p>
          </table:table-cell>
          <table:table-cell office:value-type="string" table:style-name="ce1">
            <text:p>Taylors Hill</text:p>
          </table:table-cell>
          <table:table-cell office:value-type="string" table:content-validation-name="val2" table:style-name="ce223">
            <text:p>CT4 8BZ</text:p>
          </table:table-cell>
          <table:table-cell office:value-type="float" office:value="606619" table:style-name="ce217">
            <text:p>606619</text:p>
          </table:table-cell>
          <table:table-cell office:value-type="float" office:value="153617" table:style-name="ce220">
            <text:p>1536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Dymchurch Fire Station</text:p>
          </table:table-cell>
          <table:table-cell office:value-type="string" table:style-name="ce1">
            <text:p>Mill Road</text:p>
          </table:table-cell>
          <table:table-cell office:value-type="string" table:content-validation-name="val2" table:style-name="ce223">
            <text:p>TN29 0NY</text:p>
          </table:table-cell>
          <table:table-cell office:value-type="float" office:value="609939" table:style-name="ce217">
            <text:p>609939</text:p>
          </table:table-cell>
          <table:table-cell office:value-type="float" office:value="129247" table:style-name="ce220">
            <text:p>1292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Whitstable Fire Station</text:p>
          </table:table-cell>
          <table:table-cell office:value-type="string" table:style-name="ce1">
            <text:p>Borstal Hill</text:p>
          </table:table-cell>
          <table:table-cell office:value-type="string" table:content-validation-name="val2" table:style-name="ce224">
            <text:p>CT5 4NA</text:p>
          </table:table-cell>
          <table:table-cell office:value-type="float" office:value="610466" table:style-name="ce217">
            <text:p>610466</text:p>
          </table:table-cell>
          <table:table-cell office:value-type="float" office:value="165441" table:style-name="ce220">
            <text:p>1654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Canterbury Fire Station</text:p>
          </table:table-cell>
          <table:table-cell office:value-type="string" table:style-name="ce1">
            <text:p>Upper Bridge Street</text:p>
          </table:table-cell>
          <table:table-cell office:value-type="string" table:content-validation-name="val2" table:style-name="ce224">
            <text:p>CT1 2NH</text:p>
          </table:table-cell>
          <table:table-cell office:value-type="float" office:value="615042" table:style-name="ce217">
            <text:p>615042</text:p>
          </table:table-cell>
          <table:table-cell office:value-type="float" office:value="157459" table:style-name="ce220">
            <text:p>1574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Hythe Fire Station</text:p>
          </table:table-cell>
          <table:table-cell office:value-type="string" table:style-name="ce1">
            <text:p>Wakefield Road</text:p>
          </table:table-cell>
          <table:table-cell office:value-type="string" table:content-validation-name="val2" table:style-name="ce225">
            <text:p>CT21 6HU</text:p>
          </table:table-cell>
          <table:table-cell office:value-type="float" office:value="615750" table:style-name="ce217">
            <text:p>615750</text:p>
          </table:table-cell>
          <table:table-cell office:value-type="float" office:value="134174" table:style-name="ce220">
            <text:p>1341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Herne Bay Fire Station</text:p>
          </table:table-cell>
          <table:table-cell office:value-type="string" table:style-name="ce1">
            <text:p>High Street</text:p>
          </table:table-cell>
          <table:table-cell office:value-type="string" table:content-validation-name="val2" table:style-name="ce225">
            <text:p>CT6 5NG</text:p>
          </table:table-cell>
          <table:table-cell office:value-type="float" office:value="617876" table:style-name="ce217">
            <text:p>617876</text:p>
          </table:table-cell>
          <table:table-cell office:value-type="float" office:value="168254" table:style-name="ce220">
            <text:p>1682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Folkestone Fire Station</text:p>
          </table:table-cell>
          <table:table-cell office:value-type="string" table:style-name="ce1">
            <text:p>Park Farm Road</text:p>
          </table:table-cell>
          <table:table-cell office:value-type="string" table:content-validation-name="val2" table:style-name="ce225">
            <text:p>CT19 5LT</text:p>
          </table:table-cell>
          <table:table-cell office:value-type="float" office:value="622416" table:style-name="ce217">
            <text:p>622416</text:p>
          </table:table-cell>
          <table:table-cell office:value-type="float" office:value="136772" table:style-name="ce220">
            <text:p>1367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Aylesham Fire Station</text:p>
          </table:table-cell>
          <table:table-cell office:value-type="string" table:style-name="ce1">
            <text:p>Boulevard Courrieres</text:p>
          </table:table-cell>
          <table:table-cell office:value-type="string" table:content-validation-name="val2" table:style-name="ce226">
            <text:p>CT3 3DU</text:p>
          </table:table-cell>
          <table:table-cell office:value-type="float" office:value="623419" table:style-name="ce217">
            <text:p>623419</text:p>
          </table:table-cell>
          <table:table-cell office:value-type="float" office:value="152127" table:style-name="ce220">
            <text:p>152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Wingham Fire Station</text:p>
          </table:table-cell>
          <table:table-cell office:value-type="string" table:style-name="ce1">
            <text:p>Staple Road</text:p>
          </table:table-cell>
          <table:table-cell office:value-type="string" table:content-validation-name="val2" table:style-name="ce226">
            <text:p>CT3 1AL</text:p>
          </table:table-cell>
          <table:table-cell office:value-type="float" office:value="624564" table:style-name="ce217">
            <text:p>624564</text:p>
          </table:table-cell>
          <table:table-cell office:value-type="float" office:value="157158" table:style-name="ce220">
            <text:p>1571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Whitfield Fire Station</text:p>
          </table:table-cell>
          <table:table-cell office:value-type="string" table:style-name="ce1">
            <text:p>Sandwich Road</text:p>
          </table:table-cell>
          <table:table-cell office:value-type="string" table:content-validation-name="val2" table:style-name="ce226">
            <text:p>CT16 3LZ</text:p>
          </table:table-cell>
          <table:table-cell office:value-type="float" office:value="630153" table:style-name="ce217">
            <text:p>630153</text:p>
          </table:table-cell>
          <table:table-cell office:value-type="float" office:value="145337" table:style-name="ce220">
            <text:p>1453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Eastry Fire Station</text:p>
          </table:table-cell>
          <table:table-cell office:value-type="string" table:style-name="ce1">
            <text:p>Mill Lane</text:p>
          </table:table-cell>
          <table:table-cell office:value-type="string" table:style-name="ce227">
            <text:p>CT13 0JW</text:p>
          </table:table-cell>
          <table:table-cell office:value-type="float" office:value="630903" table:style-name="ce217">
            <text:p>630903</text:p>
          </table:table-cell>
          <table:table-cell office:value-type="float" office:value="154677" table:style-name="ce220">
            <text:p>1546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Dover Fire Station</text:p>
          </table:table-cell>
          <table:table-cell office:value-type="string" table:style-name="ce1">
            <text:p>Ladywell</text:p>
          </table:table-cell>
          <table:table-cell office:value-type="string" table:style-name="ce227">
            <text:p>CT16 1DG</text:p>
          </table:table-cell>
          <table:table-cell office:value-type="float" office:value="631603" table:style-name="ce217">
            <text:p>631603</text:p>
          </table:table-cell>
          <table:table-cell office:value-type="float" office:value="141789" table:style-name="ce220">
            <text:p>1417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Westgate Fire Station</text:p>
          </table:table-cell>
          <table:table-cell office:value-type="string" table:style-name="ce1">
            <text:p>Osbourn Avenue</text:p>
          </table:table-cell>
          <table:table-cell office:value-type="string" table:style-name="ce228">
            <text:p>CT8 8NH</text:p>
          </table:table-cell>
          <table:table-cell office:value-type="float" office:value="632101" table:style-name="ce217">
            <text:p>632101</text:p>
          </table:table-cell>
          <table:table-cell office:value-type="float" office:value="169672" table:style-name="ce220">
            <text:p>1696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Sandwich Fire Station</text:p>
          </table:table-cell>
          <table:table-cell office:value-type="string" table:style-name="ce1">
            <text:p>Ash Road</text:p>
          </table:table-cell>
          <table:table-cell office:value-type="string" table:content-validation-name="val2" table:style-name="ce223">
            <text:p>CT13 9HZ</text:p>
          </table:table-cell>
          <table:table-cell office:value-type="float" office:value="632567" table:style-name="ce217">
            <text:p>632567</text:p>
          </table:table-cell>
          <table:table-cell office:value-type="float" office:value="158528" table:style-name="ce220">
            <text:p>1585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Margate Fire Station</text:p>
          </table:table-cell>
          <table:table-cell office:value-type="string" table:style-name="ce1">
            <text:p>Grosvenor Gardens</text:p>
          </table:table-cell>
          <table:table-cell office:value-type="string" table:content-validation-name="val2" table:style-name="ce223">
            <text:p>CT9 1LF</text:p>
          </table:table-cell>
          <table:table-cell office:value-type="float" office:value="635425" table:style-name="ce217">
            <text:p>635425</text:p>
          </table:table-cell>
          <table:table-cell office:value-type="float" office:value="170379" table:style-name="ce220">
            <text:p>1703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Deal Fire Station</text:p>
          </table:table-cell>
          <table:table-cell office:value-type="string" table:style-name="ce1">
            <text:p>London Road</text:p>
          </table:table-cell>
          <table:table-cell office:value-type="string" table:style-name="ce2">
            <text:p>CT14 9TB</text:p>
          </table:table-cell>
          <table:table-cell office:value-type="float" office:value="637245" table:style-name="ce217">
            <text:p>637245</text:p>
          </table:table-cell>
          <table:table-cell office:value-type="float" office:value="152546" table:style-name="ce220">
            <text:p>1525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nt</text:p>
          </table:table-cell>
          <table:table-cell office:value-type="string" table:style-name="ce1">
            <text:p>E31000022</text:p>
          </table:table-cell>
          <table:table-cell office:value-type="string" table:style-name="ce216">
            <text:p>Ramsgate Fire Station</text:p>
          </table:table-cell>
          <table:table-cell office:value-type="string" table:style-name="ce1">
            <text:p>Effingham Street</text:p>
          </table:table-cell>
          <table:table-cell office:value-type="string" table:style-name="ce1">
            <text:p>CT11 9AT</text:p>
          </table:table-cell>
          <table:table-cell office:value-type="float" office:value="638109" table:style-name="ce217">
            <text:p>638109</text:p>
          </table:table-cell>
          <table:table-cell office:value-type="float" office:value="164917" table:style-name="ce220">
            <text:p>1649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16">
            <text:p>BisphamW</text:p>
          </table:table-cell>
          <table:table-cell office:value-type="string" table:style-name="ce1">
            <text:p>Bispham Fire Station, Redbank Road, Bispham</text:p>
          </table:table-cell>
          <table:table-cell office:value-type="string" table:style-name="ce2">
            <text:p>FY2 9EA</text:p>
          </table:table-cell>
          <table:table-cell office:value-type="float" office:value="331312" table:style-name="ce217">
            <text:p>331312</text:p>
          </table:table-cell>
          <table:table-cell office:value-type="float" office:value="439984" table:style-name="ce220">
            <text:p>439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16">
            <text:p>South ShoreW</text:p>
          </table:table-cell>
          <table:table-cell office:value-type="string" table:style-name="ce1">
            <text:p>South Shore Fire Station, St Annes Road, Blackpool</text:p>
          </table:table-cell>
          <table:table-cell office:value-type="string" table:style-name="ce2">
            <text:p>FY4 3AP</text:p>
          </table:table-cell>
          <table:table-cell office:value-type="float" office:value="331420" table:style-name="ce217">
            <text:p>331420</text:p>
          </table:table-cell>
          <table:table-cell office:value-type="float" office:value="433954" table:style-name="ce220">
            <text:p>4339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1">
            <text:p>St AnnesW</text:p>
          </table:table-cell>
          <table:table-cell office:value-type="string" table:style-name="ce1">
            <text:p>St Annes Fire Station, St Andrews Road North, St Annes</text:p>
          </table:table-cell>
          <table:table-cell office:value-type="string" table:style-name="ce232">
            <text:p>FY8 2JQ</text:p>
          </table:table-cell>
          <table:table-cell office:value-type="float" office:value="331970" table:style-name="ce229">
            <text:p>331970</text:p>
          </table:table-cell>
          <table:table-cell office:value-type="float" office:value="429307" table:style-name="ce229">
            <text:p>4293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1">
            <text:p>BlackpoolW</text:p>
          </table:table-cell>
          <table:table-cell office:value-type="string" table:style-name="ce1">
            <text:p>Blackpool Fire Station, 62 Forest Gate, Blackpool</text:p>
          </table:table-cell>
          <table:table-cell office:value-type="string" table:style-name="ce233">
            <text:p>FY3 9RA</text:p>
          </table:table-cell>
          <table:table-cell office:value-type="float" office:value="332246" table:style-name="ce229">
            <text:p>332246</text:p>
          </table:table-cell>
          <table:table-cell office:value-type="float" office:value="436262" table:style-name="ce229">
            <text:p>4362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1">
            <text:p>FleetwoodN</text:p>
          </table:table-cell>
          <table:table-cell office:value-type="string" table:style-name="ce1">
            <text:p>Fleetwood Fire Station, Radcliffe Road, Fleetwood</text:p>
          </table:table-cell>
          <table:table-cell office:value-type="string" table:style-name="ce233">
            <text:p>FY7 6UJ</text:p>
          </table:table-cell>
          <table:table-cell office:value-type="float" office:value="332980" table:style-name="ce229">
            <text:p>332980</text:p>
          </table:table-cell>
          <table:table-cell office:value-type="float" office:value="447115" table:style-name="ce229">
            <text:p>4471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1">
            <text:p>PreesallN</text:p>
          </table:table-cell>
          <table:table-cell office:value-type="string" table:style-name="ce1">
            <text:p>Preesall Fire Station, Sandy Lane, Preesall</text:p>
          </table:table-cell>
          <table:table-cell office:value-type="string" table:style-name="ce233">
            <text:p>FY6 0EJ</text:p>
          </table:table-cell>
          <table:table-cell office:value-type="float" office:value="336283" table:style-name="ce229">
            <text:p>336283</text:p>
          </table:table-cell>
          <table:table-cell office:value-type="float" office:value="448093" table:style-name="ce229">
            <text:p>4480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1">
            <text:p>LythamW</text:p>
          </table:table-cell>
          <table:table-cell office:value-type="string" table:style-name="ce1">
            <text:p>Lytham Fire Station, Station Road, Lytham, Fy8 5Dj</text:p>
          </table:table-cell>
          <table:table-cell office:value-type="string" table:style-name="ce234">
            <text:p>FY8 5DJ</text:p>
          </table:table-cell>
          <table:table-cell office:value-type="float" office:value="336987" table:style-name="ce229">
            <text:p>336987</text:p>
          </table:table-cell>
          <table:table-cell office:value-type="float" office:value="427311" table:style-name="ce229">
            <text:p>4273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1">
            <text:p>OrmskirkS</text:p>
          </table:table-cell>
          <table:table-cell office:value-type="string" table:style-name="ce1">
            <text:p>Ormskirk Fire Station, County Road, Ormskirk</text:p>
          </table:table-cell>
          <table:table-cell office:value-type="string" table:style-name="ce230">
            <text:p>L39 3LU</text:p>
          </table:table-cell>
          <table:table-cell office:value-type="float" office:value="340926" table:style-name="ce229">
            <text:p>340926</text:p>
          </table:table-cell>
          <table:table-cell office:value-type="float" office:value="407890" table:style-name="ce229">
            <text:p>4078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1">
            <text:p>WeshamW</text:p>
          </table:table-cell>
          <table:table-cell office:value-type="string" table:style-name="ce1">
            <text:p>Wesham Fire Station, Fleetwood Road, Wesham</text:p>
          </table:table-cell>
          <table:table-cell office:value-type="string" table:style-name="ce230">
            <text:p>PR4 3BY</text:p>
          </table:table-cell>
          <table:table-cell office:value-type="float" office:value="341566" table:style-name="ce229">
            <text:p>341566</text:p>
          </table:table-cell>
          <table:table-cell office:value-type="float" office:value="433415" table:style-name="ce229">
            <text:p>4334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1">
            <text:p>MorecambeN</text:p>
          </table:table-cell>
          <table:table-cell office:value-type="string" table:style-name="ce1">
            <text:p>Morecambe Fire Station, Westgate, Morecambe</text:p>
          </table:table-cell>
          <table:table-cell office:value-type="string" table:style-name="ce230">
            <text:p>LA4 4TA</text:p>
          </table:table-cell>
          <table:table-cell office:value-type="float" office:value="343872" table:style-name="ce229">
            <text:p>343872</text:p>
          </table:table-cell>
          <table:table-cell office:value-type="float" office:value="463072" table:style-name="ce229">
            <text:p>4630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1">
            <text:p>TarletonS</text:p>
          </table:table-cell>
          <table:table-cell office:value-type="string" table:style-name="ce1">
            <text:p>Tarleton Fire Station, Hesketh Lane, Tarleton</text:p>
          </table:table-cell>
          <table:table-cell office:value-type="string" table:style-name="ce230">
            <text:p>PR4 6UB</text:p>
          </table:table-cell>
          <table:table-cell office:value-type="float" office:value="345242" table:style-name="ce229">
            <text:p>345242</text:p>
          </table:table-cell>
          <table:table-cell office:value-type="float" office:value="420794" table:style-name="ce229">
            <text:p>4207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1">
            <text:p>SilverdaleN</text:p>
          </table:table-cell>
          <table:table-cell office:value-type="string" table:style-name="ce1">
            <text:p>Silverdale Fire Station, Emesgate Lane, Silverdale</text:p>
          </table:table-cell>
          <table:table-cell office:value-type="string" table:style-name="ce230">
            <text:p>LA5 0RF</text:p>
          </table:table-cell>
          <table:table-cell office:value-type="float" office:value="346251" table:style-name="ce229">
            <text:p>346251</text:p>
          </table:table-cell>
          <table:table-cell office:value-type="float" office:value="475222" table:style-name="ce229">
            <text:p>4752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8">
            <text:p>LancasterN</text:p>
          </table:table-cell>
          <table:table-cell office:value-type="string" table:style-name="ce1">
            <text:p>Lancaster Fire Station, Cable Street, Lancaster</text:p>
          </table:table-cell>
          <table:table-cell office:value-type="string" table:style-name="ce236">
            <text:p>LA1 1HH</text:p>
          </table:table-cell>
          <table:table-cell office:value-type="float" office:value="347804" table:style-name="ce237">
            <text:p>347804</text:p>
          </table:table-cell>
          <table:table-cell office:value-type="float" office:value="461966" table:style-name="ce239">
            <text:p>46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8">
            <text:p>Bolton Le SandsN</text:p>
          </table:table-cell>
          <table:table-cell office:value-type="string" table:style-name="ce1">
            <text:p>Bolton-Le-Sands Fire Station, By Pass Road, Bolton-Le-Sands</text:p>
          </table:table-cell>
          <table:table-cell office:value-type="string" table:style-name="ce236">
            <text:p>LA5 8JD</text:p>
          </table:table-cell>
          <table:table-cell office:value-type="float" office:value="348170" table:style-name="ce237">
            <text:p>348170</text:p>
          </table:table-cell>
          <table:table-cell office:value-type="float" office:value="467853" table:style-name="ce239">
            <text:p>4678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8">
            <text:p>GarstangN</text:p>
          </table:table-cell>
          <table:table-cell office:value-type="string" table:style-name="ce1">
            <text:p>Garstang Fire Station, Greem Lane West, Garstang<text:s/></text:p>
          </table:table-cell>
          <table:table-cell office:value-type="string" table:style-name="ce236">
            <text:p>PR3 1NJ</text:p>
          </table:table-cell>
          <table:table-cell office:value-type="float" office:value="348826" table:style-name="ce237">
            <text:p>348826</text:p>
          </table:table-cell>
          <table:table-cell office:value-type="float" office:value="446127" table:style-name="ce239">
            <text:p>446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8">
            <text:p>SkelmersdaleS</text:p>
          </table:table-cell>
          <table:table-cell office:value-type="string" table:style-name="ce1">
            <text:p>Skelmersdale Fire Station, Tanhouse Road, Skelmersdale</text:p>
          </table:table-cell>
          <table:table-cell office:value-type="string" table:style-name="ce240">
            <text:p>WN8 9NN</text:p>
          </table:table-cell>
          <table:table-cell office:value-type="float" office:value="349259" table:style-name="ce237">
            <text:p>349259</text:p>
          </table:table-cell>
          <table:table-cell office:value-type="float" office:value="405483" table:style-name="ce239">
            <text:p>4054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238">
            <text:p>CarnforthN</text:p>
          </table:table-cell>
          <table:table-cell office:value-type="string" table:style-name="ce1">
            <text:p>Carnforth Fire Station, Market Street, Canforth</text:p>
          </table:table-cell>
          <table:table-cell office:value-type="string" table:style-name="ce240">
            <text:p>LA5 9JU</text:p>
          </table:table-cell>
          <table:table-cell office:value-type="float" office:value="349813" table:style-name="ce237">
            <text:p>349813</text:p>
          </table:table-cell>
          <table:table-cell office:value-type="float" office:value="470677" table:style-name="ce239">
            <text:p>4706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Fulwood</text:p>
          </table:table-cell>
          <table:table-cell office:value-type="string" table:style-name="ce1">
            <text:p>Fulwood Fire Station, Garstang Road, Fulwood, Preston</text:p>
          </table:table-cell>
          <table:table-cell office:value-type="string" table:style-name="ce241">
            <text:p>PR2 2LH</text:p>
          </table:table-cell>
          <table:table-cell office:value-type="float" office:value="352847" table:style-name="ce235">
            <text:p>352847</text:p>
          </table:table-cell>
          <table:table-cell office:value-type="float" office:value="433809" table:style-name="ce235">
            <text:p>4338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PenworthamS</text:p>
          </table:table-cell>
          <table:table-cell office:value-type="string" table:style-name="ce1">
            <text:p>Penwortham Fire Station, Leyland Road, Prenwortham</text:p>
          </table:table-cell>
          <table:table-cell office:value-type="string" table:style-name="ce241">
            <text:p>PR1 9QD</text:p>
          </table:table-cell>
          <table:table-cell office:value-type="float" office:value="353216" table:style-name="ce235">
            <text:p>353216</text:p>
          </table:table-cell>
          <table:table-cell office:value-type="float" office:value="427797" table:style-name="ce235">
            <text:p>4277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LeylandS</text:p>
          </table:table-cell>
          <table:table-cell office:value-type="string" table:style-name="ce1">
            <text:p>Leyland Fire Station, Broadfield Drive, Leyland</text:p>
          </table:table-cell>
          <table:table-cell office:value-type="string" table:style-name="ce241">
            <text:p>PR25 1LB</text:p>
          </table:table-cell>
          <table:table-cell office:value-type="float" office:value="353671" table:style-name="ce235">
            <text:p>353671</text:p>
          </table:table-cell>
          <table:table-cell office:value-type="float" office:value="421973" table:style-name="ce235">
            <text:p>42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Preston</text:p>
          </table:table-cell>
          <table:table-cell office:value-type="string" table:style-name="ce1">
            <text:p>Preston Fire Station, Blackpool Road, Preston</text:p>
          </table:table-cell>
          <table:table-cell office:value-type="string" table:style-name="ce242">
            <text:p>PR1 6US</text:p>
          </table:table-cell>
          <table:table-cell office:value-type="float" office:value="355359" table:style-name="ce235">
            <text:p>355359</text:p>
          </table:table-cell>
          <table:table-cell office:value-type="float" office:value="430846" table:style-name="ce235">
            <text:p>4308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Bamber BridgeS</text:p>
          </table:table-cell>
          <table:table-cell office:value-type="string" table:style-name="ce1">
            <text:p>Bamber Bridge Fire Station, Cuerden Way, Bamber Bridge</text:p>
          </table:table-cell>
          <table:table-cell office:value-type="string" table:style-name="ce242">
            <text:p>PR5 6BJ</text:p>
          </table:table-cell>
          <table:table-cell office:value-type="float" office:value="355932" table:style-name="ce235">
            <text:p>355932</text:p>
          </table:table-cell>
          <table:table-cell office:value-type="float" office:value="425388" table:style-name="ce235">
            <text:p>4253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ChorleyS</text:p>
          </table:table-cell>
          <table:table-cell office:value-type="string" table:style-name="ce1">
            <text:p>Chorley Fire Station, Westway, Euxton, Chorley</text:p>
          </table:table-cell>
          <table:table-cell office:value-type="string" table:style-name="ce2">
            <text:p>PR7 6DH</text:p>
          </table:table-cell>
          <table:table-cell office:value-type="float" office:value="356714" table:style-name="ce235">
            <text:p>356714</text:p>
          </table:table-cell>
          <table:table-cell office:value-type="float" office:value="418645" table:style-name="ce235">
            <text:p>4186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HornbyN</text:p>
          </table:table-cell>
          <table:table-cell office:value-type="string" table:style-name="ce1">
            <text:p>Hornby Fire Station, Main Street, Hornby</text:p>
          </table:table-cell>
          <table:table-cell office:value-type="string" table:style-name="ce2">
            <text:p>LA2 8JY</text:p>
          </table:table-cell>
          <table:table-cell office:value-type="float" office:value="358426" table:style-name="ce235">
            <text:p>358426</text:p>
          </table:table-cell>
          <table:table-cell office:value-type="float" office:value="468688" table:style-name="ce235">
            <text:p>4686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LongridgeE</text:p>
          </table:table-cell>
          <table:table-cell office:value-type="string" table:style-name="ce1">
            <text:p>Longride Fire Station, Whittingham Road, Longridge</text:p>
          </table:table-cell>
          <table:table-cell office:value-type="string" table:style-name="ce12">
            <text:p>PR3 2AB</text:p>
          </table:table-cell>
          <table:table-cell office:value-type="float" office:value="359958" table:style-name="ce235">
            <text:p>359958</text:p>
          </table:table-cell>
          <table:table-cell office:value-type="float" office:value="437143" table:style-name="ce235">
            <text:p>4371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BlackburnE</text:p>
          </table:table-cell>
          <table:table-cell office:value-type="string" table:style-name="ce1">
            <text:p>Blackburn Fire Station, Byrom Street, Blackburn</text:p>
          </table:table-cell>
          <table:table-cell office:value-type="string" table:style-name="ce235">
            <text:p>BB2 2LE</text:p>
          </table:table-cell>
          <table:table-cell office:value-type="float" office:value="367976" table:style-name="ce235">
            <text:p>367976</text:p>
          </table:table-cell>
          <table:table-cell office:value-type="float" office:value="427523" table:style-name="ce235">
            <text:p>4275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DarwenE</text:p>
          </table:table-cell>
          <table:table-cell office:value-type="string" table:style-name="ce1">
            <text:p>Darwen Fire Station, Union Street, Darwen</text:p>
          </table:table-cell>
          <table:table-cell office:value-type="string" table:style-name="ce235">
            <text:p>BB3 0DA</text:p>
          </table:table-cell>
          <table:table-cell office:value-type="float" office:value="369182" table:style-name="ce235">
            <text:p>369182</text:p>
          </table:table-cell>
          <table:table-cell office:value-type="float" office:value="422417" table:style-name="ce235">
            <text:p>4224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Great HarwoodE</text:p>
          </table:table-cell>
          <table:table-cell office:value-type="string" table:style-name="ce1">
            <text:p>Great Harwood Fire Station, Queen Street, Great Harwood</text:p>
          </table:table-cell>
          <table:table-cell office:value-type="string" table:style-name="ce235">
            <text:p>BB6 7AL</text:p>
          </table:table-cell>
          <table:table-cell office:value-type="float" office:value="373504" table:style-name="ce235">
            <text:p>373504</text:p>
          </table:table-cell>
          <table:table-cell office:value-type="float" office:value="432357" table:style-name="ce235">
            <text:p>4323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ClitheroeE</text:p>
          </table:table-cell>
          <table:table-cell office:value-type="string" table:style-name="ce1">
            <text:p>Clitheroe Fire Station, Princess Ave, Clitheroe</text:p>
          </table:table-cell>
          <table:table-cell office:value-type="string" table:style-name="ce235">
            <text:p>BB7 2AL</text:p>
          </table:table-cell>
          <table:table-cell office:value-type="float" office:value="374554" table:style-name="ce235">
            <text:p>374554</text:p>
          </table:table-cell>
          <table:table-cell office:value-type="float" office:value="442360" table:style-name="ce235">
            <text:p>4423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HyndburnE</text:p>
          </table:table-cell>
          <table:table-cell office:value-type="string" table:style-name="ce1">
            <text:p>Hyndburn Fire Station, Hyndburn Road, Church</text:p>
          </table:table-cell>
          <table:table-cell office:value-type="string" table:style-name="ce12">
            <text:p>BB5 4EQ</text:p>
          </table:table-cell>
          <table:table-cell office:value-type="float" office:value="374866" table:style-name="ce235">
            <text:p>374866</text:p>
          </table:table-cell>
          <table:table-cell office:value-type="float" office:value="428918" table:style-name="ce235">
            <text:p>4289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HaslingdenP</text:p>
          </table:table-cell>
          <table:table-cell office:value-type="string" table:style-name="ce1">
            <text:p>Haslingden Fire Station, Manchester Road, Haslingden</text:p>
          </table:table-cell>
          <table:table-cell office:value-type="string" table:style-name="ce235">
            <text:p>BB4 6NL</text:p>
          </table:table-cell>
          <table:table-cell office:value-type="float" office:value="378776" table:style-name="ce235">
            <text:p>378776</text:p>
          </table:table-cell>
          <table:table-cell office:value-type="float" office:value="422951" table:style-name="ce235">
            <text:p>4229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PadihamP</text:p>
          </table:table-cell>
          <table:table-cell office:value-type="string" table:style-name="ce1">
            <text:p>Padiham Fire Station, Station Road, Padiham</text:p>
          </table:table-cell>
          <table:table-cell office:value-type="string" table:style-name="ce235">
            <text:p>BB12 8EA</text:p>
          </table:table-cell>
          <table:table-cell office:value-type="float" office:value="379391" table:style-name="ce235">
            <text:p>379391</text:p>
          </table:table-cell>
          <table:table-cell office:value-type="float" office:value="433858" table:style-name="ce235">
            <text:p>4338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RawtenstallP</text:p>
          </table:table-cell>
          <table:table-cell office:value-type="string" table:style-name="ce1">
            <text:p>Rawtenstall Fire Station, Queens Square, Rawtenstall</text:p>
          </table:table-cell>
          <table:table-cell office:value-type="string" table:style-name="ce235">
            <text:p>BB4 6AB</text:p>
          </table:table-cell>
          <table:table-cell office:value-type="float" office:value="380997" table:style-name="ce235">
            <text:p>380997</text:p>
          </table:table-cell>
          <table:table-cell office:value-type="float" office:value="422641" table:style-name="ce235">
            <text:p>4226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BurnleyP</text:p>
          </table:table-cell>
          <table:table-cell office:value-type="string" table:style-name="ce1">
            <text:p>Burnley Fire Station, Belverdere Road, Burnley<text:s/></text:p>
          </table:table-cell>
          <table:table-cell office:value-type="string" table:style-name="ce235">
            <text:p>BB10 3AA</text:p>
          </table:table-cell>
          <table:table-cell office:value-type="float" office:value="384831" table:style-name="ce235">
            <text:p>384831</text:p>
          </table:table-cell>
          <table:table-cell office:value-type="float" office:value="433096" table:style-name="ce235">
            <text:p>4330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NelsonP</text:p>
          </table:table-cell>
          <table:table-cell office:value-type="string" table:style-name="ce1">
            <text:p>Nelson Fire Station, Bradley Road, Nelson</text:p>
          </table:table-cell>
          <table:table-cell office:value-type="string" table:style-name="ce235">
            <text:p>BB9 7QH</text:p>
          </table:table-cell>
          <table:table-cell office:value-type="float" office:value="387157" table:style-name="ce235">
            <text:p>387157</text:p>
          </table:table-cell>
          <table:table-cell office:value-type="float" office:value="438138" table:style-name="ce235">
            <text:p>4381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BacupP</text:p>
          </table:table-cell>
          <table:table-cell office:value-type="string" table:style-name="ce1">
            <text:p>Bacup Fire Station, Pennine Road, Bacup</text:p>
          </table:table-cell>
          <table:table-cell office:value-type="string" table:style-name="ce235">
            <text:p>OL13 9PZ</text:p>
          </table:table-cell>
          <table:table-cell office:value-type="float" office:value="387202" table:style-name="ce235">
            <text:p>387202</text:p>
          </table:table-cell>
          <table:table-cell office:value-type="float" office:value="422201" table:style-name="ce235">
            <text:p>4222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BarnoldswickP</text:p>
          </table:table-cell>
          <table:table-cell office:value-type="string" table:style-name="ce1">
            <text:p>Barnoldswick Fire Station, Wellhouse Road, Barnoldswick<text:s/></text:p>
          </table:table-cell>
          <table:table-cell office:value-type="string" table:style-name="ce235">
            <text:p>BB8 6DB</text:p>
          </table:table-cell>
          <table:table-cell office:value-type="float" office:value="387898" table:style-name="ce235">
            <text:p>387898</text:p>
          </table:table-cell>
          <table:table-cell office:value-type="float" office:value="446838" table:style-name="ce235">
            <text:p>4468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ColneP</text:p>
          </table:table-cell>
          <table:table-cell office:value-type="string" table:style-name="ce1">
            <text:p>Colne Fire Station, Craddock Road, Colne</text:p>
          </table:table-cell>
          <table:table-cell office:value-type="string" table:style-name="ce235">
            <text:p>BB8 0JZ</text:p>
          </table:table-cell>
          <table:table-cell office:value-type="float" office:value="389174" table:style-name="ce235">
            <text:p>389174</text:p>
          </table:table-cell>
          <table:table-cell office:value-type="float" office:value="440028" table:style-name="ce235">
            <text:p>4400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cashire</text:p>
          </table:table-cell>
          <table:table-cell office:value-type="string" table:style-name="ce1">
            <text:p>E31000023</text:p>
          </table:table-cell>
          <table:table-cell office:value-type="string" table:style-name="ce12">
            <text:p>EarbyP</text:p>
          </table:table-cell>
          <table:table-cell office:value-type="string" table:style-name="ce1">
            <text:p>Earby Fire Station, Jago Road, Earby</text:p>
          </table:table-cell>
          <table:table-cell office:value-type="string" table:style-name="ce235">
            <text:p>BB18 6YD</text:p>
          </table:table-cell>
          <table:table-cell office:value-type="float" office:value="390475" table:style-name="ce235">
            <text:p>390475</text:p>
          </table:table-cell>
          <table:table-cell office:value-type="float" office:value="446147" table:style-name="ce235">
            <text:p>4461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Ashby Fire Station</text:p>
          </table:table-cell>
          <table:table-cell office:value-type="string" table:style-name="ce1">
            <text:p>Wilfred Place, Ashby De La Zouch</text:p>
          </table:table-cell>
          <table:table-cell office:value-type="string" table:style-name="ce12">
            <text:p>LD65 2GW</text:p>
          </table:table-cell>
          <table:table-cell office:value-type="float" office:value="435462" table:style-name="ce235">
            <text:p>435462</text:p>
          </table:table-cell>
          <table:table-cell office:value-type="float" office:value="316372" table:style-name="ce235">
            <text:p>3163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Market Bosworth Fire Station</text:p>
          </table:table-cell>
          <table:table-cell office:value-type="string" table:style-name="ce1">
            <text:p>Station Road, Market Bosworth, Hinckley</text:p>
          </table:table-cell>
          <table:table-cell office:value-type="string" table:style-name="ce235">
            <text:p>CV13 0LT</text:p>
          </table:table-cell>
          <table:table-cell office:value-type="float" office:value="440237" table:style-name="ce235">
            <text:p>440237</text:p>
          </table:table-cell>
          <table:table-cell office:value-type="float" office:value="303087" table:style-name="ce235">
            <text:p>3030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Coalville Fire Station</text:p>
          </table:table-cell>
          <table:table-cell office:value-type="string" table:style-name="ce1">
            <text:p>Broad Street, Coalville</text:p>
          </table:table-cell>
          <table:table-cell office:value-type="string" table:style-name="ce12">
            <text:p>LE67 3PU</text:p>
          </table:table-cell>
          <table:table-cell office:value-type="float" office:value="442665" table:style-name="ce235">
            <text:p>442665</text:p>
          </table:table-cell>
          <table:table-cell office:value-type="float" office:value="313604" table:style-name="ce235">
            <text:p>3136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Hinckley Fire Station</text:p>
          </table:table-cell>
          <table:table-cell office:value-type="string" table:style-name="ce1">
            <text:p>Leicester Road, Hinckley</text:p>
          </table:table-cell>
          <table:table-cell office:value-type="string" table:style-name="ce235">
            <text:p>LE10 1LW</text:p>
          </table:table-cell>
          <table:table-cell office:value-type="float" office:value="443066" table:style-name="ce235">
            <text:p>443066</text:p>
          </table:table-cell>
          <table:table-cell office:value-type="float" office:value="294158" table:style-name="ce235">
            <text:p>2941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Castle Donington</text:p>
          </table:table-cell>
          <table:table-cell office:value-type="string" table:style-name="ce1">
            <text:p>Building 97, Beverley Road, East Midlands Airport, Castle Donington</text:p>
          </table:table-cell>
          <table:table-cell office:value-type="string" table:style-name="ce12">
            <text:p>DE74 2SA</text:p>
          </table:table-cell>
          <table:table-cell office:value-type="float" office:value="445804" table:style-name="ce12">
            <text:p>445804</text:p>
          </table:table-cell>
          <table:table-cell office:value-type="float" office:value="325627" table:style-name="ce12">
            <text:p>3256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Shepshed Fire Station</text:p>
          </table:table-cell>
          <table:table-cell office:value-type="string" table:style-name="ce1">
            <text:p>Charnwood Road, Shepshed, Loughborough</text:p>
          </table:table-cell>
          <table:table-cell office:value-type="string" table:style-name="ce235">
            <text:p>LE12 9QE</text:p>
          </table:table-cell>
          <table:table-cell office:value-type="float" office:value="447891" table:style-name="ce235">
            <text:p>447891</text:p>
          </table:table-cell>
          <table:table-cell office:value-type="float" office:value="319498" table:style-name="ce235">
            <text:p>3194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Loughborough Fire Station</text:p>
          </table:table-cell>
          <table:table-cell office:value-type="string" table:style-name="ce1">
            <text:p>Epinal Way, Loughborough</text:p>
          </table:table-cell>
          <table:table-cell office:value-type="string" table:style-name="ce235">
            <text:p>LE11 3GE</text:p>
          </table:table-cell>
          <table:table-cell office:value-type="float" office:value="452141" table:style-name="ce235">
            <text:p>452141</text:p>
          </table:table-cell>
          <table:table-cell office:value-type="float" office:value="319772" table:style-name="ce235">
            <text:p>3197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Lutterworth Fire Station</text:p>
          </table:table-cell>
          <table:table-cell office:value-type="string" table:style-name="ce1">
            <text:p>Gilmorton Road, Lutterworth</text:p>
          </table:table-cell>
          <table:table-cell office:value-type="string" table:style-name="ce235">
            <text:p>LE17 4DZ</text:p>
          </table:table-cell>
          <table:table-cell office:value-type="float" office:value="454559" table:style-name="ce235">
            <text:p>454559</text:p>
          </table:table-cell>
          <table:table-cell office:value-type="float" office:value="284686" table:style-name="ce235">
            <text:p>2846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Southern Fire Station</text:p>
          </table:table-cell>
          <table:table-cell office:value-type="string" table:style-name="ce1">
            <text:p>Meridian East, Meridian Business Park, Leicester</text:p>
          </table:table-cell>
          <table:table-cell office:value-type="string" table:style-name="ce235">
            <text:p>LE19 1WZ</text:p>
          </table:table-cell>
          <table:table-cell office:value-type="float" office:value="454990" table:style-name="ce235">
            <text:p>454990</text:p>
          </table:table-cell>
          <table:table-cell office:value-type="float" office:value="300888" table:style-name="ce235">
            <text:p>3008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Western Fire Station</text:p>
          </table:table-cell>
          <table:table-cell office:value-type="string" table:style-name="ce1">
            <text:p>Aikman Avenue, Leicester</text:p>
          </table:table-cell>
          <table:table-cell office:value-type="string" table:style-name="ce235">
            <text:p>LE3 9PW</text:p>
          </table:table-cell>
          <table:table-cell office:value-type="float" office:value="455668" table:style-name="ce235">
            <text:p>455668</text:p>
          </table:table-cell>
          <table:table-cell office:value-type="float" office:value="305784" table:style-name="ce235">
            <text:p>3057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Birstall Fire Station</text:p>
          </table:table-cell>
          <table:table-cell office:value-type="string" table:style-name="ce1">
            <text:p>1 Birstall Meadow Road, Birstall, Leicester</text:p>
          </table:table-cell>
          <table:table-cell office:value-type="string" table:style-name="ce12">
            <text:p>LE4 3BS</text:p>
          </table:table-cell>
          <table:table-cell office:value-type="float" office:value="459016" table:style-name="ce235">
            <text:p>459016</text:p>
          </table:table-cell>
          <table:table-cell office:value-type="float" office:value="310656" table:style-name="ce235">
            <text:p>3106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Central Fire Station</text:p>
          </table:table-cell>
          <table:table-cell office:value-type="string" table:style-name="ce1">
            <text:p>Lancaster Place, Leicester</text:p>
          </table:table-cell>
          <table:table-cell office:value-type="string" table:style-name="ce12">
            <text:p>LE1 7HB</text:p>
          </table:table-cell>
          <table:table-cell office:value-type="float" office:value="459138" table:style-name="ce235">
            <text:p>459138</text:p>
          </table:table-cell>
          <table:table-cell office:value-type="float" office:value="303397" table:style-name="ce235">
            <text:p>3033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Wigston Fire Station</text:p>
          </table:table-cell>
          <table:table-cell office:value-type="string" table:style-name="ce1">
            <text:p>Bull Head Street, Wigston</text:p>
          </table:table-cell>
          <table:table-cell office:value-type="string" table:style-name="ce2">
            <text:p>LE18 1PB</text:p>
          </table:table-cell>
          <table:table-cell office:value-type="float" office:value="460839" table:style-name="ce235">
            <text:p>460839</text:p>
          </table:table-cell>
          <table:table-cell office:value-type="float" office:value="298672" table:style-name="ce235">
            <text:p>2986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Eastern Fire Station</text:p>
          </table:table-cell>
          <table:table-cell office:value-type="string" table:style-name="ce1">
            <text:p>Hastings Road, Leicester</text:p>
          </table:table-cell>
          <table:table-cell office:value-type="string" table:style-name="ce2">
            <text:p>LE5 0HL</text:p>
          </table:table-cell>
          <table:table-cell office:value-type="float" office:value="460966" table:style-name="ce235">
            <text:p>460966</text:p>
          </table:table-cell>
          <table:table-cell office:value-type="float" office:value="305617" table:style-name="ce235">
            <text:p>3056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Kibworth Fire Station</text:p>
          </table:table-cell>
          <table:table-cell office:value-type="string" table:style-name="ce1">
            <text:p>Fleckney Road, Kibworth</text:p>
          </table:table-cell>
          <table:table-cell office:value-type="string" table:style-name="ce245">
            <text:p>LE8 0HQ</text:p>
          </table:table-cell>
          <table:table-cell office:value-type="float" office:value="467595" table:style-name="ce235">
            <text:p>467595</text:p>
          </table:table-cell>
          <table:table-cell office:value-type="float" office:value="293666" table:style-name="ce235">
            <text:p>2936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Billesdon Fire Station</text:p>
          </table:table-cell>
          <table:table-cell office:value-type="string" table:style-name="ce1">
            <text:p>Rolleston Road, Billesdon</text:p>
          </table:table-cell>
          <table:table-cell office:value-type="string" table:style-name="ce242">
            <text:p>LE7 9AA</text:p>
          </table:table-cell>
          <table:table-cell office:value-type="float" office:value="472160" table:style-name="ce235">
            <text:p>472160</text:p>
          </table:table-cell>
          <table:table-cell office:value-type="float" office:value="302359" table:style-name="ce235">
            <text:p>3023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Market Harborough Fire Station</text:p>
          </table:table-cell>
          <table:table-cell office:value-type="string" table:style-name="ce1">
            <text:p>Fairfield Road, Market Harborough</text:p>
          </table:table-cell>
          <table:table-cell office:value-type="string" table:style-name="ce243">
            <text:p>LE16 9QJ</text:p>
          </table:table-cell>
          <table:table-cell office:value-type="float" office:value="472936" table:style-name="ce235">
            <text:p>472936</text:p>
          </table:table-cell>
          <table:table-cell office:value-type="float" office:value="287698" table:style-name="ce235">
            <text:p>2876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Melton Fire Station</text:p>
          </table:table-cell>
          <table:table-cell office:value-type="string" table:style-name="ce1">
            <text:p>Nottingham Road, Melton Mowbray</text:p>
          </table:table-cell>
          <table:table-cell office:value-type="string" table:style-name="ce243">
            <text:p>LE13 0NP</text:p>
          </table:table-cell>
          <table:table-cell office:value-type="float" office:value="474938" table:style-name="ce235">
            <text:p>474938</text:p>
          </table:table-cell>
          <table:table-cell office:value-type="float" office:value="319535" table:style-name="ce235">
            <text:p>3195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Oakham Fire Station</text:p>
          </table:table-cell>
          <table:table-cell office:value-type="string" table:style-name="ce1">
            <text:p>South Street, Oakham</text:p>
          </table:table-cell>
          <table:table-cell office:value-type="string" table:style-name="ce243">
            <text:p>LE15 6BQ</text:p>
          </table:table-cell>
          <table:table-cell office:value-type="float" office:value="486162" table:style-name="ce235">
            <text:p>486162</text:p>
          </table:table-cell>
          <table:table-cell office:value-type="float" office:value="308552" table:style-name="ce235">
            <text:p>3085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icestershire</text:p>
          </table:table-cell>
          <table:table-cell office:value-type="string" table:style-name="ce1">
            <text:p>E31000024</text:p>
          </table:table-cell>
          <table:table-cell office:value-type="string" table:style-name="ce12">
            <text:p>Uppingham Fire Station</text:p>
          </table:table-cell>
          <table:table-cell office:value-type="string" table:style-name="ce1">
            <text:p>10 Ayston Road, Uppingham</text:p>
          </table:table-cell>
          <table:table-cell office:value-type="string" table:style-name="ce243">
            <text:p>LE15 9RL</text:p>
          </table:table-cell>
          <table:table-cell office:value-type="float" office:value="486649" table:style-name="ce235">
            <text:p>486649</text:p>
          </table:table-cell>
          <table:table-cell office:value-type="float" office:value="299930" table:style-name="ce235">
            <text:p>2999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46">
            <text:p>Gainsborough Fire Station</text:p>
          </table:table-cell>
          <table:table-cell office:value-type="string" table:style-name="ce1">
            <text:p>Nelson Street, Gainsborough</text:p>
          </table:table-cell>
          <table:table-cell office:value-type="string" table:style-name="ce242">
            <text:p>DN21 2SE</text:p>
          </table:table-cell>
          <table:table-cell office:value-type="float" office:value="481242" table:style-name="ce235">
            <text:p>481242</text:p>
          </table:table-cell>
          <table:table-cell office:value-type="float" office:value="390755" table:style-name="ce235">
            <text:p>3907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47">
            <text:p>Saxilby Fire Station</text:p>
          </table:table-cell>
          <table:table-cell office:value-type="string" table:style-name="ce1">
            <text:p>High Street, Saxilby</text:p>
          </table:table-cell>
          <table:table-cell office:value-type="string" table:style-name="ce242">
            <text:p>LN1 2HR</text:p>
          </table:table-cell>
          <table:table-cell office:value-type="float" office:value="489352" table:style-name="ce235">
            <text:p>489352</text:p>
          </table:table-cell>
          <table:table-cell office:value-type="float" office:value="375228" table:style-name="ce235">
            <text:p>3752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48">
            <text:p>Grantham Fire Station</text:p>
          </table:table-cell>
          <table:table-cell office:value-type="string" table:style-name="ce1">
            <text:p>Harlaxton Road, Grantham</text:p>
          </table:table-cell>
          <table:table-cell office:value-type="string" table:style-name="ce242">
            <text:p>NG31 7SG</text:p>
          </table:table-cell>
          <table:table-cell office:value-type="float" office:value="490601" table:style-name="ce235">
            <text:p>490601</text:p>
          </table:table-cell>
          <table:table-cell office:value-type="float" office:value="334494" table:style-name="ce235">
            <text:p>3344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49">
            <text:p>Brant Broughton Fire Station</text:p>
          </table:table-cell>
          <table:table-cell office:value-type="string" table:style-name="ce1">
            <text:p>High Street, Brant Broughton</text:p>
          </table:table-cell>
          <table:table-cell office:value-type="string" table:style-name="ce242">
            <text:p>LN5 0SL</text:p>
          </table:table-cell>
          <table:table-cell office:value-type="float" office:value="491582" table:style-name="ce235">
            <text:p>491582</text:p>
          </table:table-cell>
          <table:table-cell office:value-type="float" office:value="353616" table:style-name="ce235">
            <text:p>3536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58">
            <text:p>North Hykeham Fire Station</text:p>
          </table:table-cell>
          <table:table-cell office:value-type="string" table:style-name="ce1">
            <text:p>Mill Lane, North Hykeham</text:p>
          </table:table-cell>
          <table:table-cell office:value-type="string" table:style-name="ce242">
            <text:p>LN6 9PA</text:p>
          </table:table-cell>
          <table:table-cell office:value-type="float" office:value="494333" table:style-name="ce235">
            <text:p>494333</text:p>
          </table:table-cell>
          <table:table-cell office:value-type="float" office:value="365907" table:style-name="ce235">
            <text:p>3659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50">
            <text:p>Lincoln South Fire Station</text:p>
          </table:table-cell>
          <table:table-cell office:value-type="string" table:style-name="ce1">
            <text:p>South Park Avenue, Lincoln</text:p>
          </table:table-cell>
          <table:table-cell office:value-type="string" table:style-name="ce242">
            <text:p>LN5 8EL</text:p>
          </table:table-cell>
          <table:table-cell office:value-type="float" office:value="497678" table:style-name="ce235">
            <text:p>497678</text:p>
          </table:table-cell>
          <table:table-cell office:value-type="float" office:value="369914" table:style-name="ce235">
            <text:p>3699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51">
            <text:p>Waddington Fire Station</text:p>
          </table:table-cell>
          <table:table-cell office:value-type="string" table:style-name="ce1">
            <text:p>Mere Road, Waddington</text:p>
          </table:table-cell>
          <table:table-cell office:value-type="string" table:style-name="ce1">
            <text:p>LN5 9NX</text:p>
          </table:table-cell>
          <table:table-cell office:value-type="float" office:value="497837" table:style-name="ce235">
            <text:p>497837</text:p>
          </table:table-cell>
          <table:table-cell office:value-type="float" office:value="364186" table:style-name="ce235">
            <text:p>3641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59">
            <text:p>Lincoln North Fire Station</text:p>
          </table:table-cell>
          <table:table-cell office:value-type="string" table:style-name="ce1">
            <text:p>Nettleham Road, Lincoln</text:p>
          </table:table-cell>
          <table:table-cell office:value-type="string" table:style-name="ce1">
            <text:p>LN2 4DH</text:p>
          </table:table-cell>
          <table:table-cell office:value-type="float" office:value="498919" table:style-name="ce235">
            <text:p>498919</text:p>
          </table:table-cell>
          <table:table-cell office:value-type="float" office:value="373573" table:style-name="ce235">
            <text:p>3735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52">
            <text:p>Corby Glen Fire Station</text:p>
          </table:table-cell>
          <table:table-cell office:value-type="string" table:style-name="ce1">
            <text:p>Bourne Road, Corby Glen</text:p>
          </table:table-cell>
          <table:table-cell office:value-type="string" table:style-name="ce1">
            <text:p>NG33 4NS</text:p>
          </table:table-cell>
          <table:table-cell office:value-type="float" office:value="500325" table:style-name="ce235">
            <text:p>500325</text:p>
          </table:table-cell>
          <table:table-cell office:value-type="float" office:value="324589" table:style-name="ce235">
            <text:p>3245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57">
            <text:p>Stamford Fire Station</text:p>
          </table:table-cell>
          <table:table-cell office:value-type="string" table:style-name="ce1">
            <text:p>Radcliffe Road, Stamford</text:p>
          </table:table-cell>
          <table:table-cell office:value-type="string" table:style-name="ce1">
            <text:p>PE9 1AP</text:p>
          </table:table-cell>
          <table:table-cell office:value-type="float" office:value="502515" table:style-name="ce235">
            <text:p>502515</text:p>
          </table:table-cell>
          <table:table-cell office:value-type="float" office:value="307388" table:style-name="ce235">
            <text:p>3073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53">
            <text:p>Sleaford Fire Station</text:p>
          </table:table-cell>
          <table:table-cell office:value-type="string" table:style-name="ce1">
            <text:p>Church Lane, Sleaford</text:p>
          </table:table-cell>
          <table:table-cell office:value-type="string" table:style-name="ce1">
            <text:p>NG34 7DF</text:p>
          </table:table-cell>
          <table:table-cell office:value-type="float" office:value="506827" table:style-name="ce235">
            <text:p>506827</text:p>
          </table:table-cell>
          <table:table-cell office:value-type="float" office:value="346143" table:style-name="ce235">
            <text:p>3461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54">
            <text:p>Metheringham Fire Station</text:p>
          </table:table-cell>
          <table:table-cell office:value-type="string" table:style-name="ce1">
            <text:p>Fen Road, Metheringham</text:p>
          </table:table-cell>
          <table:table-cell office:value-type="string" table:style-name="ce1">
            <text:p>LN4 3AA</text:p>
          </table:table-cell>
          <table:table-cell office:value-type="float" office:value="507054" table:style-name="ce235">
            <text:p>507054</text:p>
          </table:table-cell>
          <table:table-cell office:value-type="float" office:value="361617" table:style-name="ce235">
            <text:p>3616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55">
            <text:p>Bourne Fire Station</text:p>
          </table:table-cell>
          <table:table-cell office:value-type="string" table:style-name="ce1">
            <text:p>South Street, Bourne</text:p>
          </table:table-cell>
          <table:table-cell office:value-type="string" table:style-name="ce1">
            <text:p>PE10 9LY</text:p>
          </table:table-cell>
          <table:table-cell office:value-type="float" office:value="509673" table:style-name="ce235">
            <text:p>509673</text:p>
          </table:table-cell>
          <table:table-cell office:value-type="float" office:value="319847" table:style-name="ce235">
            <text:p>3198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56">
            <text:p>Market Rasen Fire Station</text:p>
          </table:table-cell>
          <table:table-cell office:value-type="string" table:style-name="ce1">
            <text:p>Linwood Road, Market Rasen</text:p>
          </table:table-cell>
          <table:table-cell office:value-type="string" table:style-name="ce1">
            <text:p>LN8 3AN</text:p>
          </table:table-cell>
          <table:table-cell office:value-type="float" office:value="510786" table:style-name="ce235">
            <text:p>510786</text:p>
          </table:table-cell>
          <table:table-cell office:value-type="float" office:value="388660" table:style-name="ce235">
            <text:p>3886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Caistor Fire Station</text:p>
          </table:table-cell>
          <table:table-cell office:value-type="string" table:style-name="ce1">
            <text:p>Hersey Lane, Caistor</text:p>
          </table:table-cell>
          <table:table-cell office:value-type="string" table:style-name="ce244">
            <text:p>LN7 6RG</text:p>
          </table:table-cell>
          <table:table-cell office:value-type="float" office:value="511212" table:style-name="ce260">
            <text:p>511212</text:p>
          </table:table-cell>
          <table:table-cell office:value-type="float" office:value="401262" table:style-name="ce260">
            <text:p>4012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Billingborough Fire Station</text:p>
          </table:table-cell>
          <table:table-cell office:value-type="string" table:style-name="ce1">
            <text:p>High Street, Billingborough</text:p>
          </table:table-cell>
          <table:table-cell office:value-type="string" table:style-name="ce244">
            <text:p>NG34 0QA</text:p>
          </table:table-cell>
          <table:table-cell office:value-type="float" office:value="511634" table:style-name="ce260">
            <text:p>511634</text:p>
          </table:table-cell>
          <table:table-cell office:value-type="float" office:value="334289" table:style-name="ce260">
            <text:p>3342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1">
            <text:p>Bardney Fire Station</text:p>
          </table:table-cell>
          <table:table-cell office:value-type="string" table:style-name="ce1">
            <text:p>Queen Street, Bardney</text:p>
          </table:table-cell>
          <table:table-cell office:value-type="string" table:style-name="ce244">
            <text:p>LN3 5TF</text:p>
          </table:table-cell>
          <table:table-cell office:value-type="float" office:value="512763" table:style-name="ce260">
            <text:p>512763</text:p>
          </table:table-cell>
          <table:table-cell office:value-type="float" office:value="369609" table:style-name="ce260">
            <text:p>3696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1">
            <text:p>Wragby Fire Station</text:p>
          </table:table-cell>
          <table:table-cell office:value-type="string" table:style-name="ce1">
            <text:p>Millbrook Lane, Wragby</text:p>
          </table:table-cell>
          <table:table-cell office:value-type="string" table:style-name="ce262">
            <text:p>LN8 5AB</text:p>
          </table:table-cell>
          <table:table-cell office:value-type="float" office:value="513149" table:style-name="ce260">
            <text:p>513149</text:p>
          </table:table-cell>
          <table:table-cell office:value-type="float" office:value="377945" table:style-name="ce260">
            <text:p>3779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1">
            <text:p>Market Deeping Fire Station</text:p>
          </table:table-cell>
          <table:table-cell office:value-type="string" table:style-name="ce1">
            <text:p>High Street, Market Deeping</text:p>
          </table:table-cell>
          <table:table-cell office:value-type="string" table:style-name="ce262">
            <text:p>PE6 8ED</text:p>
          </table:table-cell>
          <table:table-cell office:value-type="float" office:value="514405" table:style-name="ce260">
            <text:p>514405</text:p>
          </table:table-cell>
          <table:table-cell office:value-type="float" office:value="309840" table:style-name="ce260">
            <text:p>3098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Billinghay Fire Station</text:p>
          </table:table-cell>
          <table:table-cell office:value-type="string" table:style-name="ce1">
            <text:p>Mill Lane, Billinghay</text:p>
          </table:table-cell>
          <table:table-cell office:value-type="string" table:style-name="ce1">
            <text:p>LN4 4ES</text:p>
          </table:table-cell>
          <table:table-cell office:value-type="float" office:value="514463" table:style-name="ce260">
            <text:p>514463</text:p>
          </table:table-cell>
          <table:table-cell office:value-type="float" office:value="354900" table:style-name="ce260">
            <text:p>3549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Woodhall Spa Fire Station</text:p>
          </table:table-cell>
          <table:table-cell office:value-type="string" table:style-name="ce1">
            <text:p>King Edward Road, Woodhall Spa</text:p>
          </table:table-cell>
          <table:table-cell office:value-type="string" table:style-name="ce1">
            <text:p>LN10 6RL</text:p>
          </table:table-cell>
          <table:table-cell office:value-type="float" office:value="519046" table:style-name="ce260">
            <text:p>519046</text:p>
          </table:table-cell>
          <table:table-cell office:value-type="float" office:value="362965" table:style-name="ce260">
            <text:p>362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Donington Fire Station</text:p>
          </table:table-cell>
          <table:table-cell office:value-type="string" table:style-name="ce1">
            <text:p>High Street, Donington</text:p>
          </table:table-cell>
          <table:table-cell office:value-type="string" table:style-name="ce34">
            <text:p>PE11 4TA</text:p>
          </table:table-cell>
          <table:table-cell office:value-type="float" office:value="520978" table:style-name="ce260">
            <text:p>520978</text:p>
          </table:table-cell>
          <table:table-cell office:value-type="float" office:value="335713" table:style-name="ce260">
            <text:p>3357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Binbrook Fire Station</text:p>
          </table:table-cell>
          <table:table-cell office:value-type="string" table:style-name="ce1">
            <text:p>St Marys Lane, Binbrook</text:p>
          </table:table-cell>
          <table:table-cell office:value-type="string" table:style-name="ce34">
            <text:p>LN8 6DL</text:p>
          </table:table-cell>
          <table:table-cell office:value-type="float" office:value="521241" table:style-name="ce260">
            <text:p>521241</text:p>
          </table:table-cell>
          <table:table-cell office:value-type="float" office:value="393876" table:style-name="ce260">
            <text:p>3938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Crowland Fire Station</text:p>
          </table:table-cell>
          <table:table-cell office:value-type="string" table:style-name="ce1">
            <text:p>Thorney Road, Crowland</text:p>
          </table:table-cell>
          <table:table-cell office:value-type="string" table:style-name="ce34">
            <text:p>PE6 0AL</text:p>
          </table:table-cell>
          <table:table-cell office:value-type="float" office:value="524319" table:style-name="ce260">
            <text:p>524319</text:p>
          </table:table-cell>
          <table:table-cell office:value-type="float" office:value="309697" table:style-name="ce260">
            <text:p>3096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Spalding Fire Station</text:p>
          </table:table-cell>
          <table:table-cell office:value-type="string" table:style-name="ce1">
            <text:p>West Elloe Road, Spalding</text:p>
          </table:table-cell>
          <table:table-cell office:value-type="string" table:style-name="ce34">
            <text:p>PE11 2BJ</text:p>
          </table:table-cell>
          <table:table-cell office:value-type="float" office:value="525068" table:style-name="ce260">
            <text:p>525068</text:p>
          </table:table-cell>
          <table:table-cell office:value-type="float" office:value="323407" table:style-name="ce260">
            <text:p>3234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Horncastle Fire Station</text:p>
          </table:table-cell>
          <table:table-cell office:value-type="string" table:style-name="ce1">
            <text:p>Foundary Street, Horncastle</text:p>
          </table:table-cell>
          <table:table-cell office:value-type="string" table:style-name="ce34">
            <text:p>LN9 6AB</text:p>
          </table:table-cell>
          <table:table-cell office:value-type="float" office:value="526295" table:style-name="ce260">
            <text:p>526295</text:p>
          </table:table-cell>
          <table:table-cell office:value-type="float" office:value="369326" table:style-name="ce260">
            <text:p>3693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Kirton Fire Station</text:p>
          </table:table-cell>
          <table:table-cell office:value-type="string" table:style-name="ce1">
            <text:p>Station Road, Kirton</text:p>
          </table:table-cell>
          <table:table-cell office:value-type="string" table:style-name="ce34">
            <text:p>PE20 1LD</text:p>
          </table:table-cell>
          <table:table-cell office:value-type="float" office:value="530761" table:style-name="ce260">
            <text:p>530761</text:p>
          </table:table-cell>
          <table:table-cell office:value-type="float" office:value="338421" table:style-name="ce260">
            <text:p>3384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Boston Fire Station</text:p>
          </table:table-cell>
          <table:table-cell office:value-type="string" table:style-name="ce1">
            <text:p>Robin Hoods Walk, Boston</text:p>
          </table:table-cell>
          <table:table-cell office:value-type="string" table:style-name="ce34">
            <text:p>PE21 9EP</text:p>
          </table:table-cell>
          <table:table-cell office:value-type="float" office:value="532624" table:style-name="ce260">
            <text:p>532624</text:p>
          </table:table-cell>
          <table:table-cell office:value-type="float" office:value="344919" table:style-name="ce260">
            <text:p>3449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Louth Fire Station</text:p>
          </table:table-cell>
          <table:table-cell office:value-type="string" table:style-name="ce1">
            <text:p>Eastfield Road, Louth</text:p>
          </table:table-cell>
          <table:table-cell office:value-type="string" table:style-name="ce34">
            <text:p>LN11 7AS</text:p>
          </table:table-cell>
          <table:table-cell office:value-type="float" office:value="533986" table:style-name="ce260">
            <text:p>533986</text:p>
          </table:table-cell>
          <table:table-cell office:value-type="float" office:value="387949" table:style-name="ce260">
            <text:p>3879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Holbeach Fire Station</text:p>
          </table:table-cell>
          <table:table-cell office:value-type="string" table:style-name="ce1">
            <text:p>Station Street, Holbeach</text:p>
          </table:table-cell>
          <table:table-cell office:value-type="string" table:style-name="ce34">
            <text:p>PE12 7LG</text:p>
          </table:table-cell>
          <table:table-cell office:value-type="float" office:value="535827" table:style-name="ce260">
            <text:p>535827</text:p>
          </table:table-cell>
          <table:table-cell office:value-type="float" office:value="324478" table:style-name="ce260">
            <text:p>3244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Leverton Fire Station</text:p>
          </table:table-cell>
          <table:table-cell office:value-type="string" table:style-name="ce1">
            <text:p>Main Road, Leverton</text:p>
          </table:table-cell>
          <table:table-cell office:value-type="string" table:style-name="ce34">
            <text:p>PE22 9HT</text:p>
          </table:table-cell>
          <table:table-cell office:value-type="float" office:value="539908" table:style-name="ce260">
            <text:p>539908</text:p>
          </table:table-cell>
          <table:table-cell office:value-type="float" office:value="347492" table:style-name="ce260">
            <text:p>3474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Spilsby Fire Station</text:p>
          </table:table-cell>
          <table:table-cell office:value-type="string" table:style-name="ce1">
            <text:p>Boston Road, Spilsby</text:p>
          </table:table-cell>
          <table:table-cell office:value-type="string" table:style-name="ce34">
            <text:p>PE23 5HH</text:p>
          </table:table-cell>
          <table:table-cell office:value-type="float" office:value="539955" table:style-name="ce260">
            <text:p>539955</text:p>
          </table:table-cell>
          <table:table-cell office:value-type="float" office:value="365811" table:style-name="ce260">
            <text:p>3658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North Somercotes Fire Station</text:p>
          </table:table-cell>
          <table:table-cell office:value-type="string" table:style-name="ce1">
            <text:p>Churchill Road, North Somercotes</text:p>
          </table:table-cell>
          <table:table-cell office:value-type="string" table:style-name="ce34">
            <text:p>LN11 7QS</text:p>
          </table:table-cell>
          <table:table-cell office:value-type="float" office:value="542182" table:style-name="ce260">
            <text:p>542182</text:p>
          </table:table-cell>
          <table:table-cell office:value-type="float" office:value="396769" table:style-name="ce260">
            <text:p>3967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Long Sutton Fire Station</text:p>
          </table:table-cell>
          <table:table-cell office:value-type="string" table:style-name="ce1">
            <text:p>Station Road, Long Sutton</text:p>
          </table:table-cell>
          <table:table-cell office:value-type="string" table:style-name="ce34">
            <text:p>PE12 9BN</text:p>
          </table:table-cell>
          <table:table-cell office:value-type="float" office:value="542851" table:style-name="ce260">
            <text:p>542851</text:p>
          </table:table-cell>
          <table:table-cell office:value-type="float" office:value="322857" table:style-name="ce260">
            <text:p>3228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Alford Fire Station</text:p>
          </table:table-cell>
          <table:table-cell office:value-type="string" table:style-name="ce1">
            <text:p>Willoughby Road, Alford</text:p>
          </table:table-cell>
          <table:table-cell office:value-type="string" table:style-name="ce34">
            <text:p>LN13 9AT</text:p>
          </table:table-cell>
          <table:table-cell office:value-type="float" office:value="545497" table:style-name="ce260">
            <text:p>545497</text:p>
          </table:table-cell>
          <table:table-cell office:value-type="float" office:value="375371" table:style-name="ce260">
            <text:p>3753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Wainfleet Fire Station</text:p>
          </table:table-cell>
          <table:table-cell office:value-type="string" table:style-name="ce1">
            <text:p>Magdalen Road, Wainfleet</text:p>
          </table:table-cell>
          <table:table-cell office:value-type="string" table:style-name="ce34">
            <text:p>PE24 4DE</text:p>
          </table:table-cell>
          <table:table-cell office:value-type="float" office:value="549721" table:style-name="ce260">
            <text:p>549721</text:p>
          </table:table-cell>
          <table:table-cell office:value-type="float" office:value="359139" table:style-name="ce260">
            <text:p>3591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Mablethorpe Fire Station</text:p>
          </table:table-cell>
          <table:table-cell office:value-type="string" table:style-name="ce1">
            <text:p>The Boulevard, Mablethorpe</text:p>
          </table:table-cell>
          <table:table-cell office:value-type="string" table:style-name="ce34">
            <text:p>LN12 2AD</text:p>
          </table:table-cell>
          <table:table-cell office:value-type="float" office:value="550962" table:style-name="ce260">
            <text:p>550962</text:p>
          </table:table-cell>
          <table:table-cell office:value-type="float" office:value="384777" table:style-name="ce260">
            <text:p>3847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shire</text:p>
          </table:table-cell>
          <table:table-cell office:value-type="string" table:style-name="ce1">
            <text:p>E31000025</text:p>
          </table:table-cell>
          <table:table-cell office:value-type="string" table:style-name="ce261">
            <text:p>Skegness Fire Station</text:p>
          </table:table-cell>
          <table:table-cell office:value-type="string" table:style-name="ce1">
            <text:p>Churchill Avenue, Skegness</text:p>
          </table:table-cell>
          <table:table-cell office:value-type="string" table:style-name="ce34">
            <text:p>PE25 2RN</text:p>
          </table:table-cell>
          <table:table-cell office:value-type="float" office:value="555808" table:style-name="ce260">
            <text:p>555808</text:p>
          </table:table-cell>
          <table:table-cell office:value-type="float" office:value="364374" table:style-name="ce260">
            <text:p>3643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West Walton Fire Station</text:p>
          </table:table-cell>
          <table:table-cell office:value-type="string" table:style-name="ce1">
            <text:p>West Walton Fire Station</text:p>
          </table:table-cell>
          <table:table-cell office:value-type="string" table:style-name="ce34">
            <text:p>PE14 7EU<text:s/></text:p>
          </table:table-cell>
          <table:table-cell office:value-type="float" office:value="547900" table:style-name="ce260">
            <text:p>547900</text:p>
          </table:table-cell>
          <table:table-cell office:value-type="float" office:value="315603" table:style-name="ce260">
            <text:p>3156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Outwell Fire Station</text:p>
          </table:table-cell>
          <table:table-cell office:value-type="string" table:style-name="ce1">
            <text:p>Outwell Fire Station</text:p>
          </table:table-cell>
          <table:table-cell office:value-type="string" table:style-name="ce34">
            <text:p>PE14 8RL<text:s/></text:p>
          </table:table-cell>
          <table:table-cell office:value-type="float" office:value="551467" table:style-name="ce260">
            <text:p>551467</text:p>
          </table:table-cell>
          <table:table-cell office:value-type="float" office:value="303230" table:style-name="ce260">
            <text:p>3032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Terrington Fire Station</text:p>
          </table:table-cell>
          <table:table-cell office:value-type="string" table:style-name="ce1">
            <text:p>Terrington Fire Station</text:p>
          </table:table-cell>
          <table:table-cell office:value-type="string" table:style-name="ce34">
            <text:p>PE34 4LL<text:s/></text:p>
          </table:table-cell>
          <table:table-cell office:value-type="float" office:value="555739" table:style-name="ce260">
            <text:p>555739</text:p>
          </table:table-cell>
          <table:table-cell office:value-type="float" office:value="320766" table:style-name="ce260">
            <text:p>3207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Downham Market Fire Station</text:p>
          </table:table-cell>
          <table:table-cell office:value-type="string" table:style-name="ce1">
            <text:p>Downham Market Fire Station</text:p>
          </table:table-cell>
          <table:table-cell office:value-type="string" table:style-name="ce34">
            <text:p>PE38 9BD<text:s/></text:p>
          </table:table-cell>
          <table:table-cell office:value-type="float" office:value="561215" table:style-name="ce260">
            <text:p>561215</text:p>
          </table:table-cell>
          <table:table-cell office:value-type="float" office:value="302573" table:style-name="ce260">
            <text:p>3025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Kings Lynn North Fire Station</text:p>
          </table:table-cell>
          <table:table-cell office:value-type="string" table:style-name="ce1">
            <text:p>Kings Lynn North Fire Station</text:p>
          </table:table-cell>
          <table:table-cell office:value-type="string" table:style-name="ce34">
            <text:p>PE30 2HY<text:s/></text:p>
          </table:table-cell>
          <table:table-cell office:value-type="float" office:value="562163" table:style-name="ce260">
            <text:p>562163</text:p>
          </table:table-cell>
          <table:table-cell office:value-type="float" office:value="321614" table:style-name="ce260">
            <text:p>3216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Kings Lynn South Fire Station</text:p>
          </table:table-cell>
          <table:table-cell office:value-type="string" table:style-name="ce1">
            <text:p>Kings Lynn South Fire Station</text:p>
          </table:table-cell>
          <table:table-cell office:value-type="string" table:style-name="ce34">
            <text:p>PE30 5DD<text:s/></text:p>
          </table:table-cell>
          <table:table-cell office:value-type="float" office:value="562300" table:style-name="ce260">
            <text:p>562300</text:p>
          </table:table-cell>
          <table:table-cell office:value-type="float" office:value="318688" table:style-name="ce260">
            <text:p>3186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Heacham Fire Station</text:p>
          </table:table-cell>
          <table:table-cell office:value-type="string" table:style-name="ce1">
            <text:p>Heacham Fire Station</text:p>
          </table:table-cell>
          <table:table-cell office:value-type="string" table:style-name="ce34">
            <text:p>PE31 7EX<text:s/></text:p>
          </table:table-cell>
          <table:table-cell office:value-type="float" office:value="567658" table:style-name="ce260">
            <text:p>567658</text:p>
          </table:table-cell>
          <table:table-cell office:value-type="float" office:value="337639" table:style-name="ce260">
            <text:p>3376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Hunstanton Fire Station</text:p>
          </table:table-cell>
          <table:table-cell office:value-type="string" table:style-name="ce1">
            <text:p>Hunstanton Fire Station</text:p>
          </table:table-cell>
          <table:table-cell office:value-type="string" table:style-name="ce34">
            <text:p>PE36 5HP<text:s/></text:p>
          </table:table-cell>
          <table:table-cell office:value-type="float" office:value="567751" table:style-name="ce260">
            <text:p>567751</text:p>
          </table:table-cell>
          <table:table-cell office:value-type="float" office:value="340652" table:style-name="ce260">
            <text:p>3406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Sandringham Fire Station</text:p>
          </table:table-cell>
          <table:table-cell office:value-type="string" table:style-name="ce1">
            <text:p>Sandringham Fire Station</text:p>
          </table:table-cell>
          <table:table-cell office:value-type="string" table:style-name="ce34">
            <text:p>PE31 6LP<text:s/></text:p>
          </table:table-cell>
          <table:table-cell office:value-type="float" office:value="569373" table:style-name="ce260">
            <text:p>569373</text:p>
          </table:table-cell>
          <table:table-cell office:value-type="float" office:value="329994" table:style-name="ce260">
            <text:p>329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Methwold Fire Station</text:p>
          </table:table-cell>
          <table:table-cell office:value-type="string" table:style-name="ce1">
            <text:p>Methwold Fire Station</text:p>
          </table:table-cell>
          <table:table-cell office:value-type="string" table:style-name="ce34">
            <text:p>IP26 4NT<text:s/></text:p>
          </table:table-cell>
          <table:table-cell office:value-type="float" office:value="573496" table:style-name="ce260">
            <text:p>573496</text:p>
          </table:table-cell>
          <table:table-cell office:value-type="float" office:value="294751" table:style-name="ce260">
            <text:p>2947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Massingham Fire Station</text:p>
          </table:table-cell>
          <table:table-cell office:value-type="string" table:style-name="ce1">
            <text:p>Massingham Fire Station</text:p>
          </table:table-cell>
          <table:table-cell office:value-type="string" table:style-name="ce34">
            <text:p>PE32 2JJ<text:s/></text:p>
          </table:table-cell>
          <table:table-cell office:value-type="float" office:value="579672" table:style-name="ce260">
            <text:p>579672</text:p>
          </table:table-cell>
          <table:table-cell office:value-type="float" office:value="323513" table:style-name="ce260">
            <text:p>3235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Swaffham Fire Station</text:p>
          </table:table-cell>
          <table:table-cell office:value-type="string" table:style-name="ce1">
            <text:p>Swaffham Fire Station</text:p>
          </table:table-cell>
          <table:table-cell office:value-type="string" table:style-name="ce34">
            <text:p>PE37 7NB<text:s/></text:p>
          </table:table-cell>
          <table:table-cell office:value-type="float" office:value="581537" table:style-name="ce260">
            <text:p>581537</text:p>
          </table:table-cell>
          <table:table-cell office:value-type="float" office:value="309380" table:style-name="ce260">
            <text:p>3093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Thetford Fire Station</text:p>
          </table:table-cell>
          <table:table-cell office:value-type="string" table:style-name="ce1">
            <text:p>Thetford Fire Station</text:p>
          </table:table-cell>
          <table:table-cell office:value-type="string" table:style-name="ce34">
            <text:p>IP24 2HT<text:s/></text:p>
          </table:table-cell>
          <table:table-cell office:value-type="float" office:value="587113" table:style-name="ce260">
            <text:p>587113</text:p>
          </table:table-cell>
          <table:table-cell office:value-type="float" office:value="283366" table:style-name="ce260">
            <text:p>2833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Wells Fire Station</text:p>
          </table:table-cell>
          <table:table-cell office:value-type="string" table:style-name="ce1">
            <text:p>Wells Fire Station</text:p>
          </table:table-cell>
          <table:table-cell office:value-type="string" table:style-name="ce34">
            <text:p>NR23 1HW<text:s/></text:p>
          </table:table-cell>
          <table:table-cell office:value-type="float" office:value="591428" table:style-name="ce260">
            <text:p>591428</text:p>
          </table:table-cell>
          <table:table-cell office:value-type="float" office:value="343183" table:style-name="ce260">
            <text:p>3431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1">
            <text:p>Watton Fire Station</text:p>
          </table:table-cell>
          <table:table-cell office:value-type="string" table:style-name="ce1">
            <text:p>Watton Fire Station</text:p>
          </table:table-cell>
          <table:table-cell office:value-type="string" table:style-name="ce34">
            <text:p>IP25 6BX<text:s/></text:p>
          </table:table-cell>
          <table:table-cell office:value-type="float" office:value="591726" table:style-name="ce260">
            <text:p>591726</text:p>
          </table:table-cell>
          <table:table-cell office:value-type="float" office:value="300583" table:style-name="ce260">
            <text:p>3005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6">
            <text:p>Fakenham Fire Station</text:p>
          </table:table-cell>
          <table:table-cell office:value-type="string" table:style-name="ce1">
            <text:p>Fakenham Fire Station</text:p>
          </table:table-cell>
          <table:table-cell office:value-type="string" table:style-name="ce268">
            <text:p>NR21 8BB<text:s/></text:p>
          </table:table-cell>
          <table:table-cell office:value-type="float" office:value="592455" table:style-name="ce270">
            <text:p>592455</text:p>
          </table:table-cell>
          <table:table-cell office:value-type="float" office:value="329678" table:style-name="ce263">
            <text:p>3296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6">
            <text:p>East Harling Fire Station</text:p>
          </table:table-cell>
          <table:table-cell office:value-type="string" table:style-name="ce1">
            <text:p>East Harling Fire Station</text:p>
          </table:table-cell>
          <table:table-cell office:value-type="string" table:style-name="ce268">
            <text:p>IP24 2RX<text:s/></text:p>
          </table:table-cell>
          <table:table-cell office:value-type="float" office:value="599266" table:style-name="ce270">
            <text:p>599266</text:p>
          </table:table-cell>
          <table:table-cell office:value-type="float" office:value="286566" table:style-name="ce263">
            <text:p>2865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6">
            <text:p>Dereham Fire Station</text:p>
          </table:table-cell>
          <table:table-cell office:value-type="string" table:style-name="ce1">
            <text:p>Dereham Fire Station</text:p>
          </table:table-cell>
          <table:table-cell office:value-type="string" table:style-name="ce268">
            <text:p>NR20 3AS<text:s/></text:p>
          </table:table-cell>
          <table:table-cell office:value-type="float" office:value="599719" table:style-name="ce270">
            <text:p>599719</text:p>
          </table:table-cell>
          <table:table-cell office:value-type="float" office:value="313195" table:style-name="ce263">
            <text:p>3131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69">
            <text:p>Hingham Fire Station</text:p>
          </table:table-cell>
          <table:table-cell office:value-type="string" table:style-name="ce1">
            <text:p>Hingham Fire Station</text:p>
          </table:table-cell>
          <table:table-cell office:value-type="string" table:style-name="ce267">
            <text:p>NR9 4LS<text:s text:c="2"/></text:p>
          </table:table-cell>
          <table:table-cell office:value-type="float" office:value="602603" table:style-name="ce265">
            <text:p>602603</text:p>
          </table:table-cell>
          <table:table-cell office:value-type="float" office:value="302114" table:style-name="ce264">
            <text:p>3021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Attleborough Fire Station</text:p>
          </table:table-cell>
          <table:table-cell office:value-type="string" table:style-name="ce1">
            <text:p>Attleborough Fire Station</text:p>
          </table:table-cell>
          <table:table-cell office:value-type="string" table:style-name="ce1">
            <text:p>NR17 2AP<text:s/></text:p>
          </table:table-cell>
          <table:table-cell office:value-type="float" office:value="605071" table:style-name="ce270">
            <text:p>605071</text:p>
          </table:table-cell>
          <table:table-cell office:value-type="float" office:value="295308" table:style-name="ce263">
            <text:p>2953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Holt Fire Station</text:p>
          </table:table-cell>
          <table:table-cell office:value-type="string" table:style-name="ce1">
            <text:p>Holt Fire Station</text:p>
          </table:table-cell>
          <table:table-cell office:value-type="string" table:style-name="ce1">
            <text:p>NR25 6SH<text:s/></text:p>
          </table:table-cell>
          <table:table-cell office:value-type="float" office:value="607885" table:style-name="ce270">
            <text:p>607885</text:p>
          </table:table-cell>
          <table:table-cell office:value-type="float" office:value="338152" table:style-name="ce263">
            <text:p>3381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Reepham Fire Station</text:p>
          </table:table-cell>
          <table:table-cell office:value-type="string" table:style-name="ce1">
            <text:p>Reepham Fire Station</text:p>
          </table:table-cell>
          <table:table-cell office:value-type="string" table:style-name="ce267">
            <text:p>NR10 4PJ</text:p>
          </table:table-cell>
          <table:table-cell office:value-type="float" office:value="609914" table:style-name="ce270">
            <text:p>609914</text:p>
          </table:table-cell>
          <table:table-cell office:value-type="float" office:value="322762" table:style-name="ce263">
            <text:p>3227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Wymondham Fire Station</text:p>
          </table:table-cell>
          <table:table-cell office:value-type="string" table:style-name="ce1">
            <text:p>Wymondham Fire Station</text:p>
          </table:table-cell>
          <table:table-cell office:value-type="string" table:style-name="ce267">
            <text:p>NR18 9AW<text:s/></text:p>
          </table:table-cell>
          <table:table-cell office:value-type="float" office:value="610728" table:style-name="ce270">
            <text:p>610728</text:p>
          </table:table-cell>
          <table:table-cell office:value-type="float" office:value="300978" table:style-name="ce263">
            <text:p>300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Diss Fire Sation</text:p>
          </table:table-cell>
          <table:table-cell office:value-type="string" table:style-name="ce1">
            <text:p>Diss Fire Sation</text:p>
          </table:table-cell>
          <table:table-cell office:value-type="string" table:style-name="ce267">
            <text:p>IP22 4AS<text:s/></text:p>
          </table:table-cell>
          <table:table-cell office:value-type="float" office:value="611660" table:style-name="ce270">
            <text:p>611660</text:p>
          </table:table-cell>
          <table:table-cell office:value-type="float" office:value="279605" table:style-name="ce263">
            <text:p>2796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Hethersett Fire Station</text:p>
          </table:table-cell>
          <table:table-cell office:value-type="string" table:style-name="ce1">
            <text:p>Hethersett Fire Station</text:p>
          </table:table-cell>
          <table:table-cell office:value-type="string" table:style-name="ce267">
            <text:p>NR9 3DN<text:s text:c="2"/></text:p>
          </table:table-cell>
          <table:table-cell office:value-type="float" office:value="615435" table:style-name="ce270">
            <text:p>615435</text:p>
          </table:table-cell>
          <table:table-cell office:value-type="float" office:value="304701" table:style-name="ce263">
            <text:p>3047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Sheringham Fire Station</text:p>
          </table:table-cell>
          <table:table-cell office:value-type="string" table:style-name="ce1">
            <text:p>Sheringham Fire Station</text:p>
          </table:table-cell>
          <table:table-cell office:value-type="string" table:style-name="ce267">
            <text:p>NR26 8RS<text:s/></text:p>
          </table:table-cell>
          <table:table-cell office:value-type="float" office:value="615888" table:style-name="ce270">
            <text:p>615888</text:p>
          </table:table-cell>
          <table:table-cell office:value-type="float" office:value="342919" table:style-name="ce263">
            <text:p>3429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Aylsham Fire Station</text:p>
          </table:table-cell>
          <table:table-cell office:value-type="string" table:style-name="ce1">
            <text:p>Aylsham Fire Station</text:p>
          </table:table-cell>
          <table:table-cell office:value-type="string" table:style-name="ce267">
            <text:p>NR11 6BX<text:s/></text:p>
          </table:table-cell>
          <table:table-cell office:value-type="float" office:value="619138" table:style-name="ce270">
            <text:p>619138</text:p>
          </table:table-cell>
          <table:table-cell office:value-type="float" office:value="326905" table:style-name="ce263">
            <text:p>3269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Long Stratton Fire Station</text:p>
          </table:table-cell>
          <table:table-cell office:value-type="string" table:style-name="ce1">
            <text:p>Long Stratton Fire Station</text:p>
          </table:table-cell>
          <table:table-cell office:value-type="string" table:style-name="ce267">
            <text:p>NR15 2XN<text:s/></text:p>
          </table:table-cell>
          <table:table-cell office:value-type="float" office:value="619614" table:style-name="ce270">
            <text:p>619614</text:p>
          </table:table-cell>
          <table:table-cell office:value-type="float" office:value="292769" table:style-name="ce263">
            <text:p>2927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Earlham Fire Station</text:p>
          </table:table-cell>
          <table:table-cell office:value-type="string" table:style-name="ce1">
            <text:p>Earlham Fire Station</text:p>
          </table:table-cell>
          <table:table-cell office:value-type="string" table:style-name="ce267">
            <text:p>NR5 8BQ<text:s text:c="2"/></text:p>
          </table:table-cell>
          <table:table-cell office:value-type="float" office:value="620445" table:style-name="ce270">
            <text:p>620445</text:p>
          </table:table-cell>
          <table:table-cell office:value-type="float" office:value="308971" table:style-name="ce263">
            <text:p>308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Cromer Fire Station</text:p>
          </table:table-cell>
          <table:table-cell office:value-type="string" table:style-name="ce1">
            <text:p>Cromer Fire Station</text:p>
          </table:table-cell>
          <table:table-cell office:value-type="string" table:style-name="ce267">
            <text:p>NR27 9AJ<text:s/></text:p>
          </table:table-cell>
          <table:table-cell office:value-type="float" office:value="621535" table:style-name="ce270">
            <text:p>621535</text:p>
          </table:table-cell>
          <table:table-cell office:value-type="float" office:value="342134" table:style-name="ce263">
            <text:p>3421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Sprowston Fire Station</text:p>
          </table:table-cell>
          <table:table-cell office:value-type="string" table:style-name="ce1">
            <text:p>Sprowston Fire Station</text:p>
          </table:table-cell>
          <table:table-cell office:value-type="string" table:style-name="ce267">
            <text:p>NR7 8TA<text:s text:c="2"/></text:p>
          </table:table-cell>
          <table:table-cell office:value-type="float" office:value="623805" table:style-name="ce270">
            <text:p>623805</text:p>
          </table:table-cell>
          <table:table-cell office:value-type="float" office:value="311202" table:style-name="ce263">
            <text:p>3112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Carrow Fire Station</text:p>
          </table:table-cell>
          <table:table-cell office:value-type="string" table:style-name="ce1">
            <text:p>Carrow Fire Station</text:p>
          </table:table-cell>
          <table:table-cell office:value-type="string" table:style-name="ce267">
            <text:p>NR1 2EE<text:s text:c="2"/></text:p>
          </table:table-cell>
          <table:table-cell office:value-type="float" office:value="624296" table:style-name="ce270">
            <text:p>624296</text:p>
          </table:table-cell>
          <table:table-cell office:value-type="float" office:value="307123" table:style-name="ce263">
            <text:p>3071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Harleston Fire Station</text:p>
          </table:table-cell>
          <table:table-cell office:value-type="string" table:style-name="ce1">
            <text:p>Harleston Fire Station</text:p>
          </table:table-cell>
          <table:table-cell office:value-type="string" table:style-name="ce267">
            <text:p>IP20 9AN<text:s/></text:p>
          </table:table-cell>
          <table:table-cell office:value-type="float" office:value="624385" table:style-name="ce270">
            <text:p>624385</text:p>
          </table:table-cell>
          <table:table-cell office:value-type="float" office:value="283436" table:style-name="ce263">
            <text:p>2834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North Walsham Fire Station</text:p>
          </table:table-cell>
          <table:table-cell office:value-type="string" table:style-name="ce1">
            <text:p>North Walsham Fire Station</text:p>
          </table:table-cell>
          <table:table-cell office:value-type="string" table:style-name="ce267">
            <text:p>NR28 9DE<text:s/></text:p>
          </table:table-cell>
          <table:table-cell office:value-type="float" office:value="628496" table:style-name="ce270">
            <text:p>628496</text:p>
          </table:table-cell>
          <table:table-cell office:value-type="float" office:value="330171" table:style-name="ce263">
            <text:p>3301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1">
            <text:p>Wroxham Fire Station</text:p>
          </table:table-cell>
          <table:table-cell office:value-type="string" table:style-name="ce1">
            <text:p>Wroxham Fire Station</text:p>
          </table:table-cell>
          <table:table-cell office:value-type="string" table:style-name="ce267">
            <text:p>NR12 8SB<text:s/></text:p>
          </table:table-cell>
          <table:table-cell office:value-type="float" office:value="629913" table:style-name="ce270">
            <text:p>629913</text:p>
          </table:table-cell>
          <table:table-cell office:value-type="float" office:value="317053" table:style-name="ce263">
            <text:p>3170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2">
            <text:p>Mundesley Fire Station</text:p>
          </table:table-cell>
          <table:table-cell office:value-type="string" table:style-name="ce1">
            <text:p>Mundesley Fire Station</text:p>
          </table:table-cell>
          <table:table-cell office:value-type="string" table:style-name="ce275">
            <text:p>NR11 8JU<text:s/></text:p>
          </table:table-cell>
          <table:table-cell office:value-type="float" office:value="630887" table:style-name="ce274">
            <text:p>630887</text:p>
          </table:table-cell>
          <table:table-cell office:value-type="float" office:value="335938" table:style-name="ce273">
            <text:p>3359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2">
            <text:p>Loddon Fire Station</text:p>
          </table:table-cell>
          <table:table-cell office:value-type="string" table:style-name="ce1">
            <text:p>Loddon Fire Station</text:p>
          </table:table-cell>
          <table:table-cell office:value-type="string" table:style-name="ce275">
            <text:p>NR14 6ET<text:s/></text:p>
          </table:table-cell>
          <table:table-cell office:value-type="float" office:value="636264" table:style-name="ce274">
            <text:p>636264</text:p>
          </table:table-cell>
          <table:table-cell office:value-type="float" office:value="298619" table:style-name="ce273">
            <text:p>2986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2">
            <text:p>Stalham Fire Station</text:p>
          </table:table-cell>
          <table:table-cell office:value-type="string" table:style-name="ce1">
            <text:p>Stalham Fire Station</text:p>
          </table:table-cell>
          <table:table-cell office:value-type="string" table:style-name="ce275">
            <text:p>NR12 9BU<text:s/></text:p>
          </table:table-cell>
          <table:table-cell office:value-type="float" office:value="637338" table:style-name="ce274">
            <text:p>637338</text:p>
          </table:table-cell>
          <table:table-cell office:value-type="float" office:value="324942" table:style-name="ce273">
            <text:p>3249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2">
            <text:p>Acle Fire Station</text:p>
          </table:table-cell>
          <table:table-cell office:value-type="string" table:style-name="ce1">
            <text:p>Acle Fire Station</text:p>
          </table:table-cell>
          <table:table-cell office:value-type="string" table:style-name="ce276">
            <text:p>NR13 3QN<text:s/></text:p>
          </table:table-cell>
          <table:table-cell office:value-type="float" office:value="640440" table:style-name="ce274">
            <text:p>640440</text:p>
          </table:table-cell>
          <table:table-cell office:value-type="float" office:value="310718" table:style-name="ce273">
            <text:p>3107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2">
            <text:p>Martham Fire Station</text:p>
          </table:table-cell>
          <table:table-cell office:value-type="string" table:style-name="ce1">
            <text:p>Martham Fire Station</text:p>
          </table:table-cell>
          <table:table-cell office:value-type="string" table:style-name="ce276">
            <text:p>NR29 4RU<text:s/></text:p>
          </table:table-cell>
          <table:table-cell office:value-type="float" office:value="645465" table:style-name="ce274">
            <text:p>645465</text:p>
          </table:table-cell>
          <table:table-cell office:value-type="float" office:value="317767" table:style-name="ce273">
            <text:p>3177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2">
            <text:p>Gorleston Fire Station</text:p>
          </table:table-cell>
          <table:table-cell office:value-type="string" table:style-name="ce1">
            <text:p>Gorleston Fire Station</text:p>
          </table:table-cell>
          <table:table-cell office:value-type="string" table:style-name="ce1">
            <text:p>NR31 0PJ<text:s/></text:p>
          </table:table-cell>
          <table:table-cell office:value-type="float" office:value="652491" table:style-name="ce274">
            <text:p>652491</text:p>
          </table:table-cell>
          <table:table-cell office:value-type="float" office:value="305506" table:style-name="ce273">
            <text:p>3055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folk</text:p>
          </table:table-cell>
          <table:table-cell office:value-type="string" table:style-name="ce1">
            <text:p>E31000026</text:p>
          </table:table-cell>
          <table:table-cell office:value-type="string" table:style-name="ce272">
            <text:p>Great Yarmouth Fire Station</text:p>
          </table:table-cell>
          <table:table-cell office:value-type="string" table:style-name="ce1">
            <text:p>Great Yarmouth Fire Station</text:p>
          </table:table-cell>
          <table:table-cell office:value-type="string" table:style-name="ce1">
            <text:p>NR30 2RP<text:s/></text:p>
          </table:table-cell>
          <table:table-cell office:value-type="float" office:value="652588" table:style-name="ce274">
            <text:p>652588</text:p>
          </table:table-cell>
          <table:table-cell office:value-type="float" office:value="306815" table:style-name="ce273">
            <text:p>3068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Bentham</text:p>
          </table:table-cell>
          <table:table-cell office:value-type="string" table:style-name="ce1">
            <text:p>Bank Rise, Bentham, Lancaster</text:p>
          </table:table-cell>
          <table:table-cell office:value-type="string" table:style-name="ce277">
            <text:p>LA2 7JW</text:p>
          </table:table-cell>
          <table:table-cell office:value-type="float" office:value="366647" table:style-name="ce274">
            <text:p>366647</text:p>
          </table:table-cell>
          <table:table-cell office:value-type="float" office:value="469445" table:style-name="ce273">
            <text:p>4694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Settle</text:p>
          </table:table-cell>
          <table:table-cell office:value-type="string" table:style-name="ce1">
            <text:p>Kingsmill Lane, Settle, North Yorkshire</text:p>
          </table:table-cell>
          <table:table-cell office:value-type="string" table:style-name="ce277">
            <text:p>BD24 9BS</text:p>
          </table:table-cell>
          <table:table-cell office:value-type="float" office:value="381594" table:style-name="ce274">
            <text:p>381594</text:p>
          </table:table-cell>
          <table:table-cell office:value-type="float" office:value="463777" table:style-name="ce273">
            <text:p>4637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Hawes</text:p>
          </table:table-cell>
          <table:table-cell office:value-type="string" table:style-name="ce1">
            <text:p>Hawes Industrial Estate, Brunt Acres Road, Hawes, North Yorkshire</text:p>
          </table:table-cell>
          <table:table-cell office:value-type="string" table:style-name="ce277">
            <text:p>DN8 3NL</text:p>
          </table:table-cell>
          <table:table-cell office:value-type="float" office:value="387474" table:style-name="ce274">
            <text:p>387474</text:p>
          </table:table-cell>
          <table:table-cell office:value-type="float" office:value="490077" table:style-name="ce273">
            <text:p>4900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Skipton</text:p>
          </table:table-cell>
          <table:table-cell office:value-type="string" table:style-name="ce1">
            <text:p>Broughton Road, Skipton, North Yorkshire</text:p>
          </table:table-cell>
          <table:table-cell office:value-type="string" table:style-name="ce277">
            <text:p>BD23 1RT</text:p>
          </table:table-cell>
          <table:table-cell office:value-type="float" office:value="398446" table:style-name="ce274">
            <text:p>398446</text:p>
          </table:table-cell>
          <table:table-cell office:value-type="float" office:value="451442" table:style-name="ce273">
            <text:p>4514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Grassington</text:p>
          </table:table-cell>
          <table:table-cell office:value-type="string" table:style-name="ce1">
            <text:p>Grassington Fire Station, Old Council Yard, Threshfield, North Yorkshire</text:p>
          </table:table-cell>
          <table:table-cell office:value-type="string" table:style-name="ce277">
            <text:p>BD23 5HG</text:p>
          </table:table-cell>
          <table:table-cell office:value-type="float" office:value="399037" table:style-name="ce274">
            <text:p>399037</text:p>
          </table:table-cell>
          <table:table-cell office:value-type="float" office:value="463740" table:style-name="ce273">
            <text:p>4637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Reeth</text:p>
          </table:table-cell>
          <table:table-cell office:value-type="string" table:style-name="ce1">
            <text:p>Silver Street, Reeth, North Yorkshire</text:p>
          </table:table-cell>
          <table:table-cell office:value-type="string" table:style-name="ce277">
            <text:p>DL11 6SR</text:p>
          </table:table-cell>
          <table:table-cell office:value-type="float" office:value="403739" table:style-name="ce274">
            <text:p>403739</text:p>
          </table:table-cell>
          <table:table-cell office:value-type="float" office:value="499326" table:style-name="ce273">
            <text:p>4993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Lofthouse</text:p>
          </table:table-cell>
          <table:table-cell office:value-type="string" table:style-name="ce1">
            <text:p>Nidd View, Lofthouse, Harrogate, North Yorkshire</text:p>
          </table:table-cell>
          <table:table-cell office:value-type="string" table:style-name="ce277">
            <text:p>HG3 5SE</text:p>
          </table:table-cell>
          <table:table-cell office:value-type="float" office:value="410130" table:style-name="ce274">
            <text:p>410130</text:p>
          </table:table-cell>
          <table:table-cell office:value-type="float" office:value="473522" table:style-name="ce273">
            <text:p>4735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Leyburn</text:p>
          </table:table-cell>
          <table:table-cell office:value-type="string" table:style-name="ce1">
            <text:p>Grove Square, Leyburn, North Yorkshire</text:p>
          </table:table-cell>
          <table:table-cell office:value-type="string" table:style-name="ce277">
            <text:p>DL8 5AE</text:p>
          </table:table-cell>
          <table:table-cell office:value-type="float" office:value="411211" table:style-name="ce274">
            <text:p>411211</text:p>
          </table:table-cell>
          <table:table-cell office:value-type="float" office:value="490595" table:style-name="ce273">
            <text:p>4905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Richmond</text:p>
          </table:table-cell>
          <table:table-cell office:value-type="string" table:style-name="ce1">
            <text:p>Gallowgate, Richmond, North Yorkshire</text:p>
          </table:table-cell>
          <table:table-cell office:value-type="string" table:style-name="ce277">
            <text:p>DL10 4NE</text:p>
          </table:table-cell>
          <table:table-cell office:value-type="float" office:value="417436" table:style-name="ce274">
            <text:p>417436</text:p>
          </table:table-cell>
          <table:table-cell office:value-type="float" office:value="501447" table:style-name="ce273">
            <text:p>5014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Summerbridge</text:p>
          </table:table-cell>
          <table:table-cell office:value-type="string" table:style-name="ce1">
            <text:p>The Old Warehouse, Summerbridge, Harrogate, North Yorkshire</text:p>
          </table:table-cell>
          <table:table-cell office:value-type="string" table:style-name="ce277">
            <text:p>HG3 4BG</text:p>
          </table:table-cell>
          <table:table-cell office:value-type="float" office:value="419473" table:style-name="ce274">
            <text:p>419473</text:p>
          </table:table-cell>
          <table:table-cell office:value-type="float" office:value="463184" table:style-name="ce273">
            <text:p>4631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Colburn</text:p>
          </table:table-cell>
          <table:table-cell office:value-type="string" table:style-name="ce1">
            <text:p>Catterick Road, Colburn, North Yorkshire</text:p>
          </table:table-cell>
          <table:table-cell office:value-type="string" table:style-name="ce277">
            <text:p>DL9 4QQ</text:p>
          </table:table-cell>
          <table:table-cell office:value-type="float" office:value="419888" table:style-name="ce274">
            <text:p>419888</text:p>
          </table:table-cell>
          <table:table-cell office:value-type="float" office:value="497936" table:style-name="ce273">
            <text:p>4979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Masham</text:p>
          </table:table-cell>
          <table:table-cell office:value-type="string" table:style-name="ce1">
            <text:p>Red Lane, Masham, North Yorkshire</text:p>
          </table:table-cell>
          <table:table-cell office:value-type="string" table:style-name="ce277">
            <text:p>HG4 4ES</text:p>
          </table:table-cell>
          <table:table-cell office:value-type="float" office:value="422269" table:style-name="ce274">
            <text:p>422269</text:p>
          </table:table-cell>
          <table:table-cell office:value-type="float" office:value="480684" table:style-name="ce273">
            <text:p>4806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Bedale</text:p>
          </table:table-cell>
          <table:table-cell office:value-type="string" table:style-name="ce1">
            <text:p>Wycar, Bedale, North Yorkshire</text:p>
          </table:table-cell>
          <table:table-cell office:value-type="string" table:style-name="ce277">
            <text:p>DL8 1EP<text:s text:c="3"/></text:p>
          </table:table-cell>
          <table:table-cell office:value-type="float" office:value="426446" table:style-name="ce274">
            <text:p>426446</text:p>
          </table:table-cell>
          <table:table-cell office:value-type="float" office:value="488301" table:style-name="ce273">
            <text:p>4883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Harrogate</text:p>
          </table:table-cell>
          <table:table-cell office:value-type="string" table:style-name="ce1">
            <text:p>Skipton Road, Harrogate, North Yorkshire</text:p>
          </table:table-cell>
          <table:table-cell office:value-type="string" table:style-name="ce277">
            <text:p>HG1 4LE</text:p>
          </table:table-cell>
          <table:table-cell office:value-type="float" office:value="430648" table:style-name="ce274">
            <text:p>430648</text:p>
          </table:table-cell>
          <table:table-cell office:value-type="float" office:value="456273" table:style-name="ce273">
            <text:p>456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Ripon</text:p>
          </table:table-cell>
          <table:table-cell office:value-type="string" table:style-name="ce1">
            <text:p>Stonebridgegate, Ripon, North Yorkshire</text:p>
          </table:table-cell>
          <table:table-cell office:value-type="string" table:style-name="ce277">
            <text:p>HG4 1LH</text:p>
          </table:table-cell>
          <table:table-cell office:value-type="float" office:value="431603" table:style-name="ce274">
            <text:p>431603</text:p>
          </table:table-cell>
          <table:table-cell office:value-type="float" office:value="471498" table:style-name="ce273">
            <text:p>4714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Knaresborough</text:p>
          </table:table-cell>
          <table:table-cell office:value-type="string" table:style-name="ce1">
            <text:p>Gracious Street, Knaresborough, North Yorkshire</text:p>
          </table:table-cell>
          <table:table-cell office:value-type="string" table:style-name="ce277">
            <text:p>HG5 8DT</text:p>
          </table:table-cell>
          <table:table-cell office:value-type="float" office:value="435174" table:style-name="ce274">
            <text:p>435174</text:p>
          </table:table-cell>
          <table:table-cell office:value-type="float" office:value="456914" table:style-name="ce273">
            <text:p>4569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Northallerton</text:p>
          </table:table-cell>
          <table:table-cell office:value-type="string" table:style-name="ce1">
            <text:p>Crosby Road, Northallerton, North Yorkshire</text:p>
          </table:table-cell>
          <table:table-cell office:value-type="string" table:style-name="ce1">
            <text:p>DL6 1AB</text:p>
          </table:table-cell>
          <table:table-cell office:value-type="float" office:value="437178" table:style-name="ce274">
            <text:p>437178</text:p>
          </table:table-cell>
          <table:table-cell office:value-type="float" office:value="493822" table:style-name="ce273">
            <text:p>4938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Boroughbridge</text:p>
          </table:table-cell>
          <table:table-cell office:value-type="string" table:style-name="ce1">
            <text:p><text:s/>Back Lane, Boroughbridge, North Yorkshire</text:p>
          </table:table-cell>
          <table:table-cell office:value-type="string" table:style-name="ce1">
            <text:p>YO51 9AT<text:s/></text:p>
          </table:table-cell>
          <table:table-cell office:value-type="float" office:value="439745" table:style-name="ce274">
            <text:p>439745</text:p>
          </table:table-cell>
          <table:table-cell office:value-type="float" office:value="466705" table:style-name="ce273">
            <text:p>4667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Thirsk</text:p>
          </table:table-cell>
          <table:table-cell office:value-type="string" table:style-name="ce1">
            <text:p>Castle Garth, Thirsk, Nort Yorkshire</text:p>
          </table:table-cell>
          <table:table-cell office:value-type="string" table:style-name="ce1">
            <text:p>YO7 1PU</text:p>
          </table:table-cell>
          <table:table-cell office:value-type="float" office:value="442667" table:style-name="ce274">
            <text:p>442667</text:p>
          </table:table-cell>
          <table:table-cell office:value-type="float" office:value="482010" table:style-name="ce273">
            <text:p>48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Tadcaster</text:p>
          </table:table-cell>
          <table:table-cell office:value-type="string" table:style-name="ce1">
            <text:p>Station Road, Tadcaster, North Yorkshire</text:p>
          </table:table-cell>
          <table:table-cell office:value-type="string" table:style-name="ce1">
            <text:p>LS24 9JR</text:p>
          </table:table-cell>
          <table:table-cell office:value-type="float" office:value="447942" table:style-name="ce274">
            <text:p>447942</text:p>
          </table:table-cell>
          <table:table-cell office:value-type="float" office:value="443174" table:style-name="ce273">
            <text:p>4431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Stokesley</text:p>
          </table:table-cell>
          <table:table-cell office:value-type="string" table:style-name="ce1">
            <text:p>North End, Stokesley, North Yorkshire</text:p>
          </table:table-cell>
          <table:table-cell office:value-type="string" table:style-name="ce1">
            <text:p>TS9 5DY</text:p>
          </table:table-cell>
          <table:table-cell office:value-type="float" office:value="452355" table:style-name="ce274">
            <text:p>452355</text:p>
          </table:table-cell>
          <table:table-cell office:value-type="float" office:value="508667" table:style-name="ce273">
            <text:p>5086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Easingwold</text:p>
          </table:table-cell>
          <table:table-cell office:value-type="string" table:style-name="ce1">
            <text:p>Stillington Road, Easingwold, North Yorkshire</text:p>
          </table:table-cell>
          <table:table-cell office:value-type="string" table:style-name="ce2">
            <text:p>YO6 3DY</text:p>
          </table:table-cell>
          <table:table-cell office:value-type="float" office:value="453455" table:style-name="ce274">
            <text:p>453455</text:p>
          </table:table-cell>
          <table:table-cell office:value-type="float" office:value="469070" table:style-name="ce273">
            <text:p>4690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Acomb</text:p>
          </table:table-cell>
          <table:table-cell office:value-type="string" table:style-name="ce1">
            <text:p><text:s/>Boroughbridge Road, Acomb, York</text:p>
          </table:table-cell>
          <table:table-cell office:value-type="string" table:style-name="ce1">
            <text:p>YO26 5SH</text:p>
          </table:table-cell>
          <table:table-cell office:value-type="float" office:value="457982" table:style-name="ce274">
            <text:p>457982</text:p>
          </table:table-cell>
          <table:table-cell office:value-type="float" office:value="452339" table:style-name="ce273">
            <text:p>4523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72">
            <text:p>York</text:p>
          </table:table-cell>
          <table:table-cell office:value-type="string" table:style-name="ce1">
            <text:p>York Fire Station, Clifford Street, York</text:p>
          </table:table-cell>
          <table:table-cell office:value-type="string" table:style-name="ce1">
            <text:p>YO1 9RD</text:p>
          </table:table-cell>
          <table:table-cell office:value-type="float" office:value="460843" table:style-name="ce274">
            <text:p>460843</text:p>
          </table:table-cell>
          <table:table-cell office:value-type="float" office:value="469070" table:style-name="ce273">
            <text:p>4690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0">
            <text:p>Helmsley</text:p>
          </table:table-cell>
          <table:table-cell office:value-type="string" table:style-name="ce1">
            <text:p>Station Road, Helmsley, North Yorkshire</text:p>
          </table:table-cell>
          <table:table-cell office:value-type="string" table:style-name="ce1">
            <text:p>YO62 5BZ</text:p>
          </table:table-cell>
          <table:table-cell office:value-type="float" office:value="461779" table:style-name="ce278">
            <text:p>461779</text:p>
          </table:table-cell>
          <table:table-cell office:value-type="float" office:value="483580" table:style-name="ce279">
            <text:p>4835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0">
            <text:p>Selby</text:p>
          </table:table-cell>
          <table:table-cell office:value-type="string" table:style-name="ce1">
            <text:p>Canal Road, Selby, North Yorkshire</text:p>
          </table:table-cell>
          <table:table-cell office:value-type="string" table:style-name="ce1">
            <text:p>YO8 8AG</text:p>
          </table:table-cell>
          <table:table-cell office:value-type="float" office:value="461854" table:style-name="ce278">
            <text:p>461854</text:p>
          </table:table-cell>
          <table:table-cell office:value-type="float" office:value="431819" table:style-name="ce279">
            <text:p>4318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0">
            <text:p>Huntington</text:p>
          </table:table-cell>
          <table:table-cell office:value-type="string" table:style-name="ce1">
            <text:p>A1237, Outer Ring Road, Earswick, York</text:p>
          </table:table-cell>
          <table:table-cell office:value-type="string" table:style-name="ce1">
            <text:p>YO32 9LW</text:p>
          </table:table-cell>
          <table:table-cell office:value-type="float" office:value="462097" table:style-name="ce278">
            <text:p>462097</text:p>
          </table:table-cell>
          <table:table-cell office:value-type="float" office:value="456935" table:style-name="ce279">
            <text:p>4569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0">
            <text:p>Kirkbymoorside</text:p>
          </table:table-cell>
          <table:table-cell office:value-type="string" table:style-name="ce1">
            <text:p>New Road, Kirkbymoorside, North Yorkshire</text:p>
          </table:table-cell>
          <table:table-cell office:value-type="string" table:style-name="ce1">
            <text:p>YO6 6DT</text:p>
          </table:table-cell>
          <table:table-cell office:value-type="float" office:value="469858" table:style-name="ce278">
            <text:p>469858</text:p>
          </table:table-cell>
          <table:table-cell office:value-type="float" office:value="486165" table:style-name="ce279">
            <text:p>4861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0">
            <text:p>Danby</text:p>
          </table:table-cell>
          <table:table-cell office:value-type="string" table:style-name="ce1">
            <text:p>Ainthorpe Lane, Ainthorpe, Danby, North Yorkshire</text:p>
          </table:table-cell>
          <table:table-cell office:value-type="string" table:style-name="ce1">
            <text:p>YO21 2JT</text:p>
          </table:table-cell>
          <table:table-cell office:value-type="float" office:value="470518" table:style-name="ce278">
            <text:p>470518</text:p>
          </table:table-cell>
          <table:table-cell office:value-type="float" office:value="508119" table:style-name="ce279">
            <text:p>5081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0">
            <text:p>Malton</text:p>
          </table:table-cell>
          <table:table-cell office:value-type="string" table:style-name="ce1">
            <text:p>Sheepsfoot Hill, Malton, North Yorkshire</text:p>
          </table:table-cell>
          <table:table-cell office:value-type="string" table:style-name="ce1">
            <text:p>YO17 7DX</text:p>
          </table:table-cell>
          <table:table-cell office:value-type="float" office:value="479176" table:style-name="ce278">
            <text:p>479176</text:p>
          </table:table-cell>
          <table:table-cell office:value-type="float" office:value="471591" table:style-name="ce279">
            <text:p>4715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0">
            <text:p>Pickering</text:p>
          </table:table-cell>
          <table:table-cell office:value-type="string" table:style-name="ce1">
            <text:p>Malton Road, Pickering, North Yorkshire</text:p>
          </table:table-cell>
          <table:table-cell office:value-type="string" table:style-name="ce1">
            <text:p>YO18 7JJ</text:p>
          </table:table-cell>
          <table:table-cell office:value-type="float" office:value="479867" table:style-name="ce278">
            <text:p>479867</text:p>
          </table:table-cell>
          <table:table-cell office:value-type="float" office:value="483630" table:style-name="ce279">
            <text:p>4836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2">
            <text:p>Goathland</text:p>
          </table:table-cell>
          <table:table-cell office:value-type="string" table:style-name="ce1">
            <text:p>Beck Hole Road, Goathland, North Yorkshire</text:p>
          </table:table-cell>
          <table:table-cell office:value-type="string" table:style-name="ce281">
            <text:p>YO22 5NA</text:p>
          </table:table-cell>
          <table:table-cell office:value-type="float" office:value="483408" table:style-name="ce32">
            <text:p>483408</text:p>
          </table:table-cell>
          <table:table-cell office:value-type="float" office:value="501520" table:style-name="ce32">
            <text:p>5015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2">
            <text:p>Lythe</text:p>
          </table:table-cell>
          <table:table-cell office:value-type="string" table:style-name="ce1">
            <text:p>Main Street, Lythe, North Yorkshire</text:p>
          </table:table-cell>
          <table:table-cell office:value-type="string" table:style-name="ce281">
            <text:p>YO21 3RT</text:p>
          </table:table-cell>
          <table:table-cell office:value-type="float" office:value="484751" table:style-name="ce32">
            <text:p>484751</text:p>
          </table:table-cell>
          <table:table-cell office:value-type="float" office:value="513129" table:style-name="ce32">
            <text:p>5131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2">
            <text:p>Whitby</text:p>
          </table:table-cell>
          <table:table-cell office:value-type="string" table:style-name="ce1">
            <text:p>Back St Hilda'S Terrace, Whitby, North Yorkshire</text:p>
          </table:table-cell>
          <table:table-cell office:value-type="string" table:style-name="ce281">
            <text:p>YO21 3AE</text:p>
          </table:table-cell>
          <table:table-cell office:value-type="float" office:value="489389" table:style-name="ce32">
            <text:p>489389</text:p>
          </table:table-cell>
          <table:table-cell office:value-type="float" office:value="511068" table:style-name="ce32">
            <text:p>5110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2">
            <text:p>Robin Hoods Bay</text:p>
          </table:table-cell>
          <table:table-cell office:value-type="string" table:style-name="ce1">
            <text:p>Thorpe Lane, Fylingthorpe, North Yorkshire</text:p>
          </table:table-cell>
          <table:table-cell office:value-type="string" table:style-name="ce283">
            <text:p>YO22 4RN</text:p>
          </table:table-cell>
          <table:table-cell office:value-type="float" office:value="494413" table:style-name="ce32">
            <text:p>494413</text:p>
          </table:table-cell>
          <table:table-cell office:value-type="float" office:value="505123" table:style-name="ce32">
            <text:p>5051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2">
            <text:p>Sherburn</text:p>
          </table:table-cell>
          <table:table-cell office:value-type="string" table:style-name="ce1">
            <text:p>Scarborough Road, Sherburn, North Yorkshire</text:p>
          </table:table-cell>
          <table:table-cell office:value-type="string" table:style-name="ce283">
            <text:p>YO17 8QB</text:p>
          </table:table-cell>
          <table:table-cell office:value-type="float" office:value="495636" table:style-name="ce32">
            <text:p>495636</text:p>
          </table:table-cell>
          <table:table-cell office:value-type="float" office:value="476762" table:style-name="ce32">
            <text:p>4767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2">
            <text:p>Scarborough</text:p>
          </table:table-cell>
          <table:table-cell office:value-type="string" table:style-name="ce1">
            <text:p>North Marine Road, Scarborough, North Yorkshire</text:p>
          </table:table-cell>
          <table:table-cell office:value-type="string" table:style-name="ce283">
            <text:p>YO12 7EY</text:p>
          </table:table-cell>
          <table:table-cell office:value-type="float" office:value="504191" table:style-name="ce32">
            <text:p>504191</text:p>
          </table:table-cell>
          <table:table-cell office:value-type="float" office:value="489020" table:style-name="ce32">
            <text:p>489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 Yorkshire</text:p>
          </table:table-cell>
          <table:table-cell office:value-type="string" table:style-name="ce1">
            <text:p>E31000027</text:p>
          </table:table-cell>
          <table:table-cell office:value-type="string" table:style-name="ce282">
            <text:p>Filey</text:p>
          </table:table-cell>
          <table:table-cell office:value-type="string" table:style-name="ce1">
            <text:p>Mitford Street, Filey, North Yorkshire</text:p>
          </table:table-cell>
          <table:table-cell office:value-type="string" table:style-name="ce283">
            <text:p>YO14 9DY</text:p>
          </table:table-cell>
          <table:table-cell office:value-type="float" office:value="511634" table:style-name="ce32">
            <text:p>511634</text:p>
          </table:table-cell>
          <table:table-cell office:value-type="float" office:value="480847" table:style-name="ce32">
            <text:p>4808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Woodford Halse</text:p>
          </table:table-cell>
          <table:table-cell office:value-type="string" table:style-name="ce1">
            <text:p>Byfield Road, Woodford Halse</text:p>
          </table:table-cell>
          <table:table-cell office:value-type="string" table:style-name="ce283">
            <text:p>NN11 3QR</text:p>
          </table:table-cell>
          <table:table-cell office:value-type="float" office:value="453701" table:style-name="ce32">
            <text:p>453701</text:p>
          </table:table-cell>
          <table:table-cell office:value-type="float" office:value="253101" table:style-name="ce32">
            <text:p>2531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Daventry</text:p>
          </table:table-cell>
          <table:table-cell office:value-type="string" table:style-name="ce1">
            <text:p>Staverton Road, Daventry</text:p>
          </table:table-cell>
          <table:table-cell office:value-type="string" table:style-name="ce284">
            <text:p>NN11 4HN</text:p>
          </table:table-cell>
          <table:table-cell office:value-type="float" office:value="456712" table:style-name="ce32">
            <text:p>456712</text:p>
          </table:table-cell>
          <table:table-cell office:value-type="float" office:value="262203" table:style-name="ce32">
            <text:p>262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Brackley</text:p>
          </table:table-cell>
          <table:table-cell office:value-type="string" table:style-name="ce1">
            <text:p>Oxford Road, Brackley</text:p>
          </table:table-cell>
          <table:table-cell office:value-type="string" table:style-name="ce283">
            <text:p>NN13 7GA</text:p>
          </table:table-cell>
          <table:table-cell office:value-type="float" office:value="458686" table:style-name="ce32">
            <text:p>458686</text:p>
          </table:table-cell>
          <table:table-cell office:value-type="float" office:value="237200" table:style-name="ce32">
            <text:p>2372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Long Buckby</text:p>
          </table:table-cell>
          <table:table-cell office:value-type="string" table:style-name="ce1">
            <text:p>Station Road, Long Buckby</text:p>
          </table:table-cell>
          <table:table-cell office:value-type="string" table:style-name="ce284">
            <text:p>NN6 7QB</text:p>
          </table:table-cell>
          <table:table-cell office:value-type="float" office:value="462622" table:style-name="ce32">
            <text:p>462622</text:p>
          </table:table-cell>
          <table:table-cell office:value-type="float" office:value="267258" table:style-name="ce32">
            <text:p>2672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Guilsborough</text:p>
          </table:table-cell>
          <table:table-cell office:value-type="string" table:style-name="ce1">
            <text:p>Pells Close, Guilsborough</text:p>
          </table:table-cell>
          <table:table-cell office:value-type="string" table:style-name="ce284">
            <text:p>NN6 8QR</text:p>
          </table:table-cell>
          <table:table-cell office:value-type="float" office:value="467178" table:style-name="ce32">
            <text:p>467178</text:p>
          </table:table-cell>
          <table:table-cell office:value-type="float" office:value="273268" table:style-name="ce32">
            <text:p>2732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Towcester</text:p>
          </table:table-cell>
          <table:table-cell office:value-type="string" table:style-name="ce1">
            <text:p>Watling Street, Towcester</text:p>
          </table:table-cell>
          <table:table-cell office:value-type="string" table:style-name="ce284">
            <text:p>NN12 6DD</text:p>
          </table:table-cell>
          <table:table-cell office:value-type="float" office:value="469110" table:style-name="ce32">
            <text:p>469110</text:p>
          </table:table-cell>
          <table:table-cell office:value-type="float" office:value="248894" table:style-name="ce32">
            <text:p>2488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Brixworth</text:p>
          </table:table-cell>
          <table:table-cell office:value-type="string" table:style-name="ce1">
            <text:p>Holcot Road, Brixworth</text:p>
          </table:table-cell>
          <table:table-cell office:value-type="string" table:style-name="ce283">
            <text:p>NN6 9BS</text:p>
          </table:table-cell>
          <table:table-cell office:value-type="float" office:value="474921" table:style-name="ce32">
            <text:p>474921</text:p>
          </table:table-cell>
          <table:table-cell office:value-type="float" office:value="270683" table:style-name="ce32">
            <text:p>2706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Mereway</text:p>
          </table:table-cell>
          <table:table-cell office:value-type="string" table:style-name="ce1">
            <text:p>Mereway, Northampton</text:p>
          </table:table-cell>
          <table:table-cell office:value-type="string" table:style-name="ce284">
            <text:p>NN4 8BW</text:p>
          </table:table-cell>
          <table:table-cell office:value-type="float" office:value="475182" table:style-name="ce32">
            <text:p>475182</text:p>
          </table:table-cell>
          <table:table-cell office:value-type="float" office:value="257894" table:style-name="ce32">
            <text:p>2578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The Mounts</text:p>
          </table:table-cell>
          <table:table-cell office:value-type="string" table:style-name="ce1">
            <text:p>The Mounts, Northampton</text:p>
          </table:table-cell>
          <table:table-cell office:value-type="string" table:style-name="ce284">
            <text:p>NN1 3DN</text:p>
          </table:table-cell>
          <table:table-cell office:value-type="float" office:value="475593" table:style-name="ce32">
            <text:p>475593</text:p>
          </table:table-cell>
          <table:table-cell office:value-type="float" office:value="260975" table:style-name="ce32">
            <text:p>260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Moulton</text:p>
          </table:table-cell>
          <table:table-cell office:value-type="string" table:style-name="ce1">
            <text:p>Moulton Way, Northampton</text:p>
          </table:table-cell>
          <table:table-cell office:value-type="string" table:style-name="ce284">
            <text:p>NN3 6XJ</text:p>
          </table:table-cell>
          <table:table-cell office:value-type="float" office:value="478175" table:style-name="ce32">
            <text:p>478175</text:p>
          </table:table-cell>
          <table:table-cell office:value-type="float" office:value="264577" table:style-name="ce32">
            <text:p>2645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Desborough</text:p>
          </table:table-cell>
          <table:table-cell office:value-type="string" table:style-name="ce1">
            <text:p>King Street, Desborough</text:p>
          </table:table-cell>
          <table:table-cell office:value-type="string" table:style-name="ce284">
            <text:p>NN14 2RD</text:p>
          </table:table-cell>
          <table:table-cell office:value-type="float" office:value="480505" table:style-name="ce32">
            <text:p>480505</text:p>
          </table:table-cell>
          <table:table-cell office:value-type="float" office:value="283525" table:style-name="ce32">
            <text:p>2835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Rothwell</text:p>
          </table:table-cell>
          <table:table-cell office:value-type="string" table:style-name="ce1">
            <text:p>Tresham Street, Rothwell</text:p>
          </table:table-cell>
          <table:table-cell office:value-type="string" table:style-name="ce284">
            <text:p>NN14 6ES</text:p>
          </table:table-cell>
          <table:table-cell office:value-type="float" office:value="481737" table:style-name="ce32">
            <text:p>481737</text:p>
          </table:table-cell>
          <table:table-cell office:value-type="float" office:value="281296" table:style-name="ce32">
            <text:p>2812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Earls Barton</text:p>
          </table:table-cell>
          <table:table-cell office:value-type="string" table:style-name="ce1">
            <text:p>High Street, Earls Barton</text:p>
          </table:table-cell>
          <table:table-cell office:value-type="string" table:style-name="ce2">
            <text:p>NN6 0JG</text:p>
          </table:table-cell>
          <table:table-cell office:value-type="float" office:value="485369" table:style-name="ce32">
            <text:p>485369</text:p>
          </table:table-cell>
          <table:table-cell office:value-type="float" office:value="263910" table:style-name="ce32">
            <text:p>2639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Kettering</text:p>
          </table:table-cell>
          <table:table-cell office:value-type="string" table:style-name="ce1">
            <text:p>The Headlands, Kettering</text:p>
          </table:table-cell>
          <table:table-cell office:value-type="string" table:style-name="ce2">
            <text:p>NN15 6BH</text:p>
          </table:table-cell>
          <table:table-cell office:value-type="float" office:value="486695" table:style-name="ce32">
            <text:p>486695</text:p>
          </table:table-cell>
          <table:table-cell office:value-type="float" office:value="277341" table:style-name="ce32">
            <text:p>2773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Corby</text:p>
          </table:table-cell>
          <table:table-cell office:value-type="string" table:style-name="ce1">
            <text:p>Phoenix Parkway, Corby</text:p>
          </table:table-cell>
          <table:table-cell office:value-type="string" table:style-name="ce1">
            <text:p>NN17 5DT</text:p>
          </table:table-cell>
          <table:table-cell office:value-type="float" office:value="489643" table:style-name="ce32">
            <text:p>489643</text:p>
          </table:table-cell>
          <table:table-cell office:value-type="float" office:value="289244" table:style-name="ce32">
            <text:p>2892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Burton Latimer</text:p>
          </table:table-cell>
          <table:table-cell office:value-type="string" table:style-name="ce1">
            <text:p>Piggotts Lane, Burton Latimer</text:p>
          </table:table-cell>
          <table:table-cell office:value-type="string" table:style-name="ce1">
            <text:p>NN15 5RF</text:p>
          </table:table-cell>
          <table:table-cell office:value-type="float" office:value="489959" table:style-name="ce32">
            <text:p>489959</text:p>
          </table:table-cell>
          <table:table-cell office:value-type="float" office:value="274639" table:style-name="ce32">
            <text:p>2746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Wellingborough</text:p>
          </table:table-cell>
          <table:table-cell office:value-type="string" table:style-name="ce1">
            <text:p>Irthlingborough Road, Wellingborough</text:p>
          </table:table-cell>
          <table:table-cell office:value-type="string" table:style-name="ce2">
            <text:p>NN8 1LT</text:p>
          </table:table-cell>
          <table:table-cell office:value-type="float" office:value="490031" table:style-name="ce32">
            <text:p>490031</text:p>
          </table:table-cell>
          <table:table-cell office:value-type="float" office:value="267537" table:style-name="ce32">
            <text:p>2675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Irthingborough</text:p>
          </table:table-cell>
          <table:table-cell office:value-type="string" table:style-name="ce1">
            <text:p>College Street, Irthlingborough</text:p>
          </table:table-cell>
          <table:table-cell office:value-type="string" table:style-name="ce2">
            <text:p>NN9 5TU</text:p>
          </table:table-cell>
          <table:table-cell office:value-type="float" office:value="494532" table:style-name="ce32">
            <text:p>494532</text:p>
          </table:table-cell>
          <table:table-cell office:value-type="float" office:value="270721" table:style-name="ce32">
            <text:p>2707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Rushden</text:p>
          </table:table-cell>
          <table:table-cell office:value-type="string" table:style-name="ce1">
            <text:p>Washbrook Road, Rushden</text:p>
          </table:table-cell>
          <table:table-cell office:value-type="string" table:style-name="ce2">
            <text:p>NN10 6UL</text:p>
          </table:table-cell>
          <table:table-cell office:value-type="float" office:value="495369" table:style-name="ce32">
            <text:p>495369</text:p>
          </table:table-cell>
          <table:table-cell office:value-type="float" office:value="267212" table:style-name="ce32">
            <text:p>2672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Raunds</text:p>
          </table:table-cell>
          <table:table-cell office:value-type="string" table:style-name="ce1">
            <text:p>London Road, Raunds</text:p>
          </table:table-cell>
          <table:table-cell office:value-type="string" table:style-name="ce2">
            <text:p>NN9 6EH</text:p>
          </table:table-cell>
          <table:table-cell office:value-type="float" office:value="499058" table:style-name="ce32">
            <text:p>499058</text:p>
          </table:table-cell>
          <table:table-cell office:value-type="float" office:value="272845" table:style-name="ce32">
            <text:p>2728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Thrapston</text:p>
          </table:table-cell>
          <table:table-cell office:value-type="string" table:style-name="ce1">
            <text:p>High Street, Thrapston</text:p>
          </table:table-cell>
          <table:table-cell office:value-type="string" table:style-name="ce285">
            <text:p>NN14 4JJ</text:p>
          </table:table-cell>
          <table:table-cell office:value-type="float" office:value="499454" table:style-name="ce32">
            <text:p>499454</text:p>
          </table:table-cell>
          <table:table-cell office:value-type="float" office:value="278659" table:style-name="ce32">
            <text:p>2786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amptonshire</text:p>
          </table:table-cell>
          <table:table-cell office:value-type="string" table:style-name="ce1">
            <text:p>E31000028</text:p>
          </table:table-cell>
          <table:table-cell office:value-type="string" table:style-name="ce282">
            <text:p>Oundle</text:p>
          </table:table-cell>
          <table:table-cell office:value-type="string" table:style-name="ce1">
            <text:p>Glapthorn Road, Oundle</text:p>
          </table:table-cell>
          <table:table-cell office:value-type="string" table:style-name="ce2">
            <text:p>PE8 4JA</text:p>
          </table:table-cell>
          <table:table-cell office:value-type="float" office:value="503801" table:style-name="ce32">
            <text:p>503801</text:p>
          </table:table-cell>
          <table:table-cell office:value-type="float" office:value="288644" table:style-name="ce32">
            <text:p>2886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Haltwhistle Retained Fire Station</text:p>
          </table:table-cell>
          <table:table-cell office:value-type="string" table:style-name="ce1">
            <text:p>Park Road, Haltwhistle</text:p>
          </table:table-cell>
          <table:table-cell office:value-type="string" table:style-name="ce2">
            <text:p>NE49 9BW</text:p>
          </table:table-cell>
          <table:table-cell office:value-type="float" office:value="369885" table:style-name="ce32">
            <text:p>369885</text:p>
          </table:table-cell>
          <table:table-cell office:value-type="float" office:value="563873" table:style-name="ce32">
            <text:p>5638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Bellingham Retained Fire Station</text:p>
          </table:table-cell>
          <table:table-cell office:value-type="string" table:style-name="ce1">
            <text:p>Bellingham</text:p>
          </table:table-cell>
          <table:table-cell office:value-type="string" table:style-name="ce2">
            <text:p>NE48 2JS</text:p>
          </table:table-cell>
          <table:table-cell office:value-type="float" office:value="383497" table:style-name="ce32">
            <text:p>383497</text:p>
          </table:table-cell>
          <table:table-cell office:value-type="float" office:value="583347" table:style-name="ce32">
            <text:p>5833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Allendale Retained Fire Station</text:p>
          </table:table-cell>
          <table:table-cell office:value-type="string" table:style-name="ce1">
            <text:p>Fosterheads, Shilburn Road, Allendale</text:p>
          </table:table-cell>
          <table:table-cell office:value-type="string" table:style-name="ce1">
            <text:p>NE47 9LC</text:p>
          </table:table-cell>
          <table:table-cell office:value-type="float" office:value="384237" table:style-name="ce32">
            <text:p>384237</text:p>
          </table:table-cell>
          <table:table-cell office:value-type="float" office:value="555977" table:style-name="ce32">
            <text:p>555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Hexham Fire Station</text:p>
          </table:table-cell>
          <table:table-cell office:value-type="string" table:style-name="ce1">
            <text:p>Maidens Walk, Hexham</text:p>
          </table:table-cell>
          <table:table-cell office:value-type="string" table:style-name="ce2">
            <text:p>NE46 1DR</text:p>
          </table:table-cell>
          <table:table-cell office:value-type="float" office:value="394041" table:style-name="ce32">
            <text:p>394041</text:p>
          </table:table-cell>
          <table:table-cell office:value-type="float" office:value="563833" table:style-name="ce32">
            <text:p>5638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Berwick Fire Station</text:p>
          </table:table-cell>
          <table:table-cell office:value-type="string" table:style-name="ce1">
            <text:p>Ord Road, Tweedmouth, Berwick Upon Tweed</text:p>
          </table:table-cell>
          <table:table-cell office:value-type="string" table:style-name="ce2">
            <text:p>TD15 2XU</text:p>
          </table:table-cell>
          <table:table-cell office:value-type="float" office:value="398888" table:style-name="ce32">
            <text:p>398888</text:p>
          </table:table-cell>
          <table:table-cell office:value-type="float" office:value="652570" table:style-name="ce32">
            <text:p>6525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Wooler Retained Fire Station</text:p>
          </table:table-cell>
          <table:table-cell office:value-type="string" table:style-name="ce1">
            <text:p>South Road, Wooler</text:p>
          </table:table-cell>
          <table:table-cell office:value-type="string" table:style-name="ce2">
            <text:p>NE71 6NJ</text:p>
          </table:table-cell>
          <table:table-cell office:value-type="float" office:value="399395" table:style-name="ce32">
            <text:p>399395</text:p>
          </table:table-cell>
          <table:table-cell office:value-type="float" office:value="627996" table:style-name="ce32">
            <text:p>627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Rothbury Retained Fire Station</text:p>
          </table:table-cell>
          <table:table-cell office:value-type="string" table:style-name="ce1">
            <text:p>Coquet View, Rothbury</text:p>
          </table:table-cell>
          <table:table-cell office:value-type="string" table:style-name="ce2">
            <text:p>NE657RZ</text:p>
          </table:table-cell>
          <table:table-cell office:value-type="float" office:value="406277" table:style-name="ce32">
            <text:p>406277</text:p>
          </table:table-cell>
          <table:table-cell office:value-type="float" office:value="601627" table:style-name="ce32">
            <text:p>6016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Prudhoe Retained Fire Station</text:p>
          </table:table-cell>
          <table:table-cell office:value-type="string" table:style-name="ce1">
            <text:p>Front Street, Prudhoe</text:p>
          </table:table-cell>
          <table:table-cell office:value-type="string" table:style-name="ce2">
            <text:p>NE42 5DQ</text:p>
          </table:table-cell>
          <table:table-cell office:value-type="float" office:value="410073" table:style-name="ce32">
            <text:p>410073</text:p>
          </table:table-cell>
          <table:table-cell office:value-type="float" office:value="562988" table:style-name="ce32">
            <text:p>562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Belford Retained Fire Station</text:p>
          </table:table-cell>
          <table:table-cell office:value-type="string" table:style-name="ce1">
            <text:p>The Meadows, Belford</text:p>
          </table:table-cell>
          <table:table-cell office:value-type="string" table:style-name="ce1">
            <text:p>NE70 7NZ</text:p>
          </table:table-cell>
          <table:table-cell office:value-type="float" office:value="411226" table:style-name="ce32">
            <text:p>411226</text:p>
          </table:table-cell>
          <table:table-cell office:value-type="float" office:value="633469" table:style-name="ce32">
            <text:p>6334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Ponteland Retained Fire Station</text:p>
          </table:table-cell>
          <table:table-cell office:value-type="string" table:style-name="ce1">
            <text:p>Callerton Lane, Ponteland</text:p>
          </table:table-cell>
          <table:table-cell office:value-type="string" table:style-name="ce2">
            <text:p>NE20 9EY</text:p>
          </table:table-cell>
          <table:table-cell office:value-type="float" office:value="416568" table:style-name="ce32">
            <text:p>416568</text:p>
          </table:table-cell>
          <table:table-cell office:value-type="float" office:value="572402" table:style-name="ce32">
            <text:p>5724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Alnwick Retained Fire Station</text:p>
          </table:table-cell>
          <table:table-cell office:value-type="string" table:style-name="ce1">
            <text:p>Blackthorn Close, Lionheart Entrprise Park, Alnwick</text:p>
          </table:table-cell>
          <table:table-cell office:value-type="string" table:style-name="ce1">
            <text:p>NE66 2ER</text:p>
          </table:table-cell>
          <table:table-cell office:value-type="float" office:value="419900" table:style-name="ce32">
            <text:p>419900</text:p>
          </table:table-cell>
          <table:table-cell office:value-type="float" office:value="611525" table:style-name="ce32">
            <text:p>6115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Seahouses Retained Fire Station</text:p>
          </table:table-cell>
          <table:table-cell office:value-type="string" table:style-name="ce1">
            <text:p>Main Street, North Sunderland, Seahouses</text:p>
          </table:table-cell>
          <table:table-cell office:value-type="string" table:style-name="ce2">
            <text:p>NE68 7TZ</text:p>
          </table:table-cell>
          <table:table-cell office:value-type="float" office:value="421373" table:style-name="ce32">
            <text:p>421373</text:p>
          </table:table-cell>
          <table:table-cell office:value-type="float" office:value="631653" table:style-name="ce32">
            <text:p>6316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Pegswood Fire Station</text:p>
          </table:table-cell>
          <table:table-cell office:value-type="string" table:style-name="ce1">
            <text:p>Pegswood</text:p>
          </table:table-cell>
          <table:table-cell office:value-type="string" table:style-name="ce2">
            <text:p>NE61 6TW</text:p>
          </table:table-cell>
          <table:table-cell office:value-type="float" office:value="422812" table:style-name="ce32">
            <text:p>422812</text:p>
          </table:table-cell>
          <table:table-cell office:value-type="float" office:value="586892" table:style-name="ce32">
            <text:p>5868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West Hartford Station &amp; Hq</text:p>
          </table:table-cell>
          <table:table-cell office:value-type="string" table:style-name="ce1">
            <text:p>West Hartford Business Park, Cramlington</text:p>
          </table:table-cell>
          <table:table-cell office:value-type="string" table:style-name="ce2">
            <text:p>NE23 3JP</text:p>
          </table:table-cell>
          <table:table-cell office:value-type="float" office:value="425788" table:style-name="ce32">
            <text:p>425788</text:p>
          </table:table-cell>
          <table:table-cell office:value-type="float" office:value="578927" table:style-name="ce32">
            <text:p>5789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string" table:style-name="ce1">
            <text:p>E31000029</text:p>
          </table:table-cell>
          <table:table-cell office:value-type="string" table:style-name="ce282">
            <text:p>Amble Retained Fire Station</text:p>
          </table:table-cell>
          <table:table-cell office:value-type="string" table:style-name="ce1">
            <text:p>Coquetdale, Industrial Estate, Amble</text:p>
          </table:table-cell>
          <table:table-cell office:value-type="string" table:style-name="ce1">
            <text:p>NE65 0PE</text:p>
          </table:table-cell>
          <table:table-cell office:value-type="float" office:value="426756" table:style-name="ce32">
            <text:p>426756</text:p>
          </table:table-cell>
          <table:table-cell office:value-type="float" office:value="603648" table:style-name="ce32">
            <text:p>6036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24 Eastwood</text:p>
          </table:table-cell>
          <table:table-cell office:value-type="string" table:style-name="ce1">
            <text:p>Nottingham Road,Eastwood</text:p>
          </table:table-cell>
          <table:table-cell office:value-type="string" table:style-name="ce1">
            <text:p>NG16 3GL</text:p>
          </table:table-cell>
          <table:table-cell office:value-type="float" office:value="447143" table:style-name="ce32">
            <text:p>447143</text:p>
          </table:table-cell>
          <table:table-cell office:value-type="float" office:value="346755" table:style-name="ce32">
            <text:p>3467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23 Stapleford</text:p>
          </table:table-cell>
          <table:table-cell office:value-type="string" table:style-name="ce1">
            <text:p>Pinfold Lane,Stapleford</text:p>
          </table:table-cell>
          <table:table-cell office:value-type="string" table:style-name="ce1">
            <text:p>NG9 8DL</text:p>
          </table:table-cell>
          <table:table-cell office:value-type="float" office:value="449093" table:style-name="ce32">
            <text:p>449093</text:p>
          </table:table-cell>
          <table:table-cell office:value-type="float" office:value="337463" table:style-name="ce32">
            <text:p>3374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5 Ashfield</text:p>
          </table:table-cell>
          <table:table-cell office:value-type="string" table:style-name="ce1">
            <text:p>Sutton Road,Kirkby In Ashfield</text:p>
          </table:table-cell>
          <table:table-cell office:value-type="string" table:style-name="ce1">
            <text:p>NG17 8HX</text:p>
          </table:table-cell>
          <table:table-cell office:value-type="float" office:value="449167" table:style-name="ce32">
            <text:p>449167</text:p>
          </table:table-cell>
          <table:table-cell office:value-type="float" office:value="357545" table:style-name="ce32">
            <text:p>3575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25 Hucknall</text:p>
          </table:table-cell>
          <table:table-cell office:value-type="string" table:style-name="ce1">
            <text:p>Watnall Road,Hucknall</text:p>
          </table:table-cell>
          <table:table-cell office:value-type="string" table:style-name="ce1">
            <text:p>NG15 6EP</text:p>
          </table:table-cell>
          <table:table-cell office:value-type="float" office:value="452488" table:style-name="ce32">
            <text:p>452488</text:p>
          </table:table-cell>
          <table:table-cell office:value-type="float" office:value="347911" table:style-name="ce32">
            <text:p>3479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1 Mansfield</text:p>
          </table:table-cell>
          <table:table-cell office:value-type="string" table:style-name="ce1">
            <text:p>Rosemary Street,Mansfield</text:p>
          </table:table-cell>
          <table:table-cell office:value-type="string" table:style-name="ce283">
            <text:p>NG19 6AB</text:p>
          </table:table-cell>
          <table:table-cell office:value-type="float" office:value="453225" table:style-name="ce32">
            <text:p>453225</text:p>
          </table:table-cell>
          <table:table-cell office:value-type="float" office:value="361684" table:style-name="ce32">
            <text:p>3616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29 Highfields</text:p>
          </table:table-cell>
          <table:table-cell office:value-type="string" table:style-name="ce1">
            <text:p>Hassocks Lane,Beeston</text:p>
          </table:table-cell>
          <table:table-cell office:value-type="string" table:style-name="ce283">
            <text:p>NG9 2GQ</text:p>
          </table:table-cell>
          <table:table-cell office:value-type="float" office:value="453822" table:style-name="ce32">
            <text:p>453822</text:p>
          </table:table-cell>
          <table:table-cell office:value-type="float" office:value="337143" table:style-name="ce32">
            <text:p>3371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20 Stockhill</text:p>
          </table:table-cell>
          <table:table-cell office:value-type="string" table:style-name="ce1">
            <text:p>Stockhill Lane,Nottingham</text:p>
          </table:table-cell>
          <table:table-cell office:value-type="string" table:style-name="ce283">
            <text:p>NG6 0LG</text:p>
          </table:table-cell>
          <table:table-cell office:value-type="float" office:value="454414" table:style-name="ce32">
            <text:p>454414</text:p>
          </table:table-cell>
          <table:table-cell office:value-type="float" office:value="343202" table:style-name="ce32">
            <text:p>3432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28 East Leake</text:p>
          </table:table-cell>
          <table:table-cell office:value-type="string" table:style-name="ce1">
            <text:p>Gotham Road,East Leake</text:p>
          </table:table-cell>
          <table:table-cell office:value-type="string" table:style-name="ce283">
            <text:p>LE12 6JG</text:p>
          </table:table-cell>
          <table:table-cell office:value-type="float" office:value="455537" table:style-name="ce32">
            <text:p>455537</text:p>
          </table:table-cell>
          <table:table-cell office:value-type="float" office:value="326440" table:style-name="ce32">
            <text:p>3264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7 Warsop</text:p>
          </table:table-cell>
          <table:table-cell office:value-type="string" table:style-name="ce1">
            <text:p>Church Street,Warsop</text:p>
          </table:table-cell>
          <table:table-cell office:value-type="string" table:style-name="ce283">
            <text:p>NG20 0AU</text:p>
          </table:table-cell>
          <table:table-cell office:value-type="float" office:value="456710" table:style-name="ce32">
            <text:p>456710</text:p>
          </table:table-cell>
          <table:table-cell office:value-type="float" office:value="368152" table:style-name="ce32">
            <text:p>3681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03 London Road</text:p>
          </table:table-cell>
          <table:table-cell office:value-type="string" table:style-name="ce1">
            <text:p>London Road,Nottingham</text:p>
          </table:table-cell>
          <table:table-cell office:value-type="string" table:style-name="ce283">
            <text:p>NG2 3ED</text:p>
          </table:table-cell>
          <table:table-cell office:value-type="float" office:value="457871" table:style-name="ce32">
            <text:p>457871</text:p>
          </table:table-cell>
          <table:table-cell office:value-type="float" office:value="338962" table:style-name="ce32">
            <text:p>338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26 Arnold</text:p>
          </table:table-cell>
          <table:table-cell office:value-type="string" table:style-name="ce1">
            <text:p>Jubilee Road,Daybrook</text:p>
          </table:table-cell>
          <table:table-cell office:value-type="string" table:style-name="ce283">
            <text:p>NG5 6JR</text:p>
          </table:table-cell>
          <table:table-cell office:value-type="float" office:value="458103" table:style-name="ce32">
            <text:p>458103</text:p>
          </table:table-cell>
          <table:table-cell office:value-type="float" office:value="344701" table:style-name="ce32">
            <text:p>3447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19 W. Bridgford</text:p>
          </table:table-cell>
          <table:table-cell office:value-type="string" table:style-name="ce1">
            <text:p>Loughborough Road,West Bridgford</text:p>
          </table:table-cell>
          <table:table-cell office:value-type="string" table:style-name="ce283">
            <text:p>NG2 7FA</text:p>
          </table:table-cell>
          <table:table-cell office:value-type="float" office:value="458151" table:style-name="ce32">
            <text:p>458151</text:p>
          </table:table-cell>
          <table:table-cell office:value-type="float" office:value="335904" table:style-name="ce32">
            <text:p>3359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8 Worksop</text:p>
          </table:table-cell>
          <table:table-cell office:value-type="string" table:style-name="ce1">
            <text:p>Eastgate,Worksop</text:p>
          </table:table-cell>
          <table:table-cell office:value-type="string" table:style-name="ce283">
            <text:p>S80 1QS</text:p>
          </table:table-cell>
          <table:table-cell office:value-type="float" office:value="458839" table:style-name="ce32">
            <text:p>458839</text:p>
          </table:table-cell>
          <table:table-cell office:value-type="float" office:value="379397" table:style-name="ce32">
            <text:p>3793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2 Blidworth</text:p>
          </table:table-cell>
          <table:table-cell office:value-type="string" table:style-name="ce1">
            <text:p>Mansfield Road,Blidworth</text:p>
          </table:table-cell>
          <table:table-cell office:value-type="string" table:style-name="ce283">
            <text:p>NG21 0LR</text:p>
          </table:table-cell>
          <table:table-cell office:value-type="float" office:value="459054" table:style-name="ce32">
            <text:p>459054</text:p>
          </table:table-cell>
          <table:table-cell office:value-type="float" office:value="356469" table:style-name="ce32">
            <text:p>3564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27 Carlton</text:p>
          </table:table-cell>
          <table:table-cell office:value-type="string" table:style-name="ce1">
            <text:p>Station Road,Carlton</text:p>
          </table:table-cell>
          <table:table-cell office:value-type="string" table:style-name="ce283">
            <text:p>NG4 3DB</text:p>
          </table:table-cell>
          <table:table-cell office:value-type="float" office:value="461805" table:style-name="ce32">
            <text:p>461805</text:p>
          </table:table-cell>
          <table:table-cell office:value-type="float" office:value="341464" table:style-name="ce32">
            <text:p>3414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10 Harworth</text:p>
          </table:table-cell>
          <table:table-cell office:value-type="string" table:style-name="ce1">
            <text:p>Scrooby Road,Harworth</text:p>
          </table:table-cell>
          <table:table-cell office:value-type="string" table:style-name="ce1">
            <text:p>DN11 8JW</text:p>
          </table:table-cell>
          <table:table-cell office:value-type="float" office:value="462226" table:style-name="ce32">
            <text:p>462226</text:p>
          </table:table-cell>
          <table:table-cell office:value-type="float" office:value="391550" table:style-name="ce32">
            <text:p>3915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6 Edwinstowe</text:p>
          </table:table-cell>
          <table:table-cell office:value-type="string" table:style-name="ce1">
            <text:p>Mansfield Road,Edwinstowe</text:p>
          </table:table-cell>
          <table:table-cell office:value-type="string" table:style-name="ce1">
            <text:p>NG21 9QT</text:p>
          </table:table-cell>
          <table:table-cell office:value-type="float" office:value="462458" table:style-name="ce32">
            <text:p>462458</text:p>
          </table:table-cell>
          <table:table-cell office:value-type="float" office:value="366815" table:style-name="ce32">
            <text:p>3668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2">
            <text:p>Stn 17 Bingham</text:p>
          </table:table-cell>
          <table:table-cell office:value-type="string" table:style-name="ce1">
            <text:p>Long Acre,Bingham</text:p>
          </table:table-cell>
          <table:table-cell office:value-type="string" table:style-name="ce2">
            <text:p>NG13 8AH</text:p>
          </table:table-cell>
          <table:table-cell office:value-type="float" office:value="470544" table:style-name="ce32">
            <text:p>470544</text:p>
          </table:table-cell>
          <table:table-cell office:value-type="float" office:value="339787" table:style-name="ce32">
            <text:p>3397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6">
            <text:p>Stn 12 Retford</text:p>
          </table:table-cell>
          <table:table-cell office:value-type="string" table:style-name="ce1">
            <text:p>Wharf Road,Retford</text:p>
          </table:table-cell>
          <table:table-cell office:value-type="string" table:style-name="ce287">
            <text:p>DN22 6EN</text:p>
          </table:table-cell>
          <table:table-cell office:value-type="float" office:value="470571" table:style-name="ce293">
            <text:p>470571</text:p>
          </table:table-cell>
          <table:table-cell office:value-type="float" office:value="380779" table:style-name="ce293">
            <text:p>3807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6">
            <text:p>Stn 14 Southwell</text:p>
          </table:table-cell>
          <table:table-cell office:value-type="string" table:style-name="ce1">
            <text:p>Newark Road,Southwell</text:p>
          </table:table-cell>
          <table:table-cell office:value-type="string" table:style-name="ce288">
            <text:p>NG25 0ES</text:p>
          </table:table-cell>
          <table:table-cell office:value-type="float" office:value="470717" table:style-name="ce293">
            <text:p>470717</text:p>
          </table:table-cell>
          <table:table-cell office:value-type="float" office:value="354117" table:style-name="ce293">
            <text:p>3541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6">
            <text:p>Stn 13 Tuxford</text:p>
          </table:table-cell>
          <table:table-cell office:value-type="string" table:style-name="ce1">
            <text:p>Newark Road,Tuxford</text:p>
          </table:table-cell>
          <table:table-cell office:value-type="string" table:style-name="ce288">
            <text:p>NG22 0LZ</text:p>
          </table:table-cell>
          <table:table-cell office:value-type="float" office:value="473864" table:style-name="ce293">
            <text:p>473864</text:p>
          </table:table-cell>
          <table:table-cell office:value-type="float" office:value="370745" table:style-name="ce293">
            <text:p>3707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6">
            <text:p>Stn 11 Misterton</text:p>
          </table:table-cell>
          <table:table-cell office:value-type="string" table:style-name="ce1">
            <text:p>Fox Covert Lane,Misterton</text:p>
          </table:table-cell>
          <table:table-cell office:value-type="string" table:style-name="ce289">
            <text:p>DN10 4DL</text:p>
          </table:table-cell>
          <table:table-cell office:value-type="float" office:value="477725" table:style-name="ce293">
            <text:p>477725</text:p>
          </table:table-cell>
          <table:table-cell office:value-type="float" office:value="393840" table:style-name="ce293">
            <text:p>3938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6">
            <text:p>Stn 16 Newark</text:p>
          </table:table-cell>
          <table:table-cell office:value-type="string" table:style-name="ce1">
            <text:p>Boundary Road,Newark On Trent</text:p>
          </table:table-cell>
          <table:table-cell office:value-type="string" table:style-name="ce290">
            <text:p>NG24 4AT</text:p>
          </table:table-cell>
          <table:table-cell office:value-type="float" office:value="479605" table:style-name="ce293">
            <text:p>479605</text:p>
          </table:table-cell>
          <table:table-cell office:value-type="float" office:value="353174" table:style-name="ce293">
            <text:p>3531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tinghamshire</text:p>
          </table:table-cell>
          <table:table-cell office:value-type="string" table:style-name="ce1">
            <text:p>E31000030</text:p>
          </table:table-cell>
          <table:table-cell office:value-type="string" table:style-name="ce286">
            <text:p>Stn 15 Collingham</text:p>
          </table:table-cell>
          <table:table-cell office:value-type="string" table:style-name="ce1">
            <text:p>Baptist Lane,Collingham</text:p>
          </table:table-cell>
          <table:table-cell office:value-type="string" table:style-name="ce290">
            <text:p>NG23 7LT</text:p>
          </table:table-cell>
          <table:table-cell office:value-type="float" office:value="483005" table:style-name="ce293">
            <text:p>483005</text:p>
          </table:table-cell>
          <table:table-cell office:value-type="float" office:value="361794" table:style-name="ce293">
            <text:p>3617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Burford</text:p>
          </table:table-cell>
          <table:table-cell office:value-type="string" table:style-name="ce1">
            <text:p>Witney Street, Burford</text:p>
          </table:table-cell>
          <table:table-cell office:value-type="string" table:style-name="ce289">
            <text:p>OX18 4SN</text:p>
          </table:table-cell>
          <table:table-cell office:value-type="float" office:value="425376" table:style-name="ce293">
            <text:p>425376</text:p>
          </table:table-cell>
          <table:table-cell office:value-type="float" office:value="212088" table:style-name="ce293">
            <text:p>2120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Faringdon</text:p>
          </table:table-cell>
          <table:table-cell office:value-type="string" table:style-name="ce1">
            <text:p>Station Road, Faringdon</text:p>
          </table:table-cell>
          <table:table-cell office:value-type="string" table:style-name="ce290">
            <text:p>SN7 7BN</text:p>
          </table:table-cell>
          <table:table-cell office:value-type="float" office:value="428669" table:style-name="ce293">
            <text:p>428669</text:p>
          </table:table-cell>
          <table:table-cell office:value-type="float" office:value="195315" table:style-name="ce293">
            <text:p>1953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Chipping Norton</text:p>
          </table:table-cell>
          <table:table-cell office:value-type="string" table:style-name="ce1">
            <text:p>Burford Road, Chipping Norton</text:p>
          </table:table-cell>
          <table:table-cell office:value-type="string" table:style-name="ce290">
            <text:p>OX47 5EB</text:p>
          </table:table-cell>
          <table:table-cell office:value-type="float" office:value="431408" table:style-name="ce293">
            <text:p>431408</text:p>
          </table:table-cell>
          <table:table-cell office:value-type="float" office:value="226681" table:style-name="ce293">
            <text:p>2266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Bampton</text:p>
          </table:table-cell>
          <table:table-cell office:value-type="string" table:style-name="ce1">
            <text:p>New Rd, Bampton<text:s/></text:p>
          </table:table-cell>
          <table:table-cell office:value-type="string" table:style-name="ce289">
            <text:p>OX18 2LF</text:p>
          </table:table-cell>
          <table:table-cell office:value-type="float" office:value="431526" table:style-name="ce293">
            <text:p>431526</text:p>
          </table:table-cell>
          <table:table-cell office:value-type="float" office:value="203535" table:style-name="ce293">
            <text:p>2035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Witney</text:p>
          </table:table-cell>
          <table:table-cell office:value-type="string" table:style-name="ce1">
            <text:p>Welch Way, Witney</text:p>
          </table:table-cell>
          <table:table-cell office:value-type="string" table:style-name="ce289">
            <text:p>OX28 6JH</text:p>
          </table:table-cell>
          <table:table-cell office:value-type="float" office:value="435347" table:style-name="ce293">
            <text:p>435347</text:p>
          </table:table-cell>
          <table:table-cell office:value-type="float" office:value="209906" table:style-name="ce293">
            <text:p>2099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Hook Norton</text:p>
          </table:table-cell>
          <table:table-cell office:value-type="string" table:style-name="ce1">
            <text:p>Bourne Lane, Hook Norton</text:p>
          </table:table-cell>
          <table:table-cell office:value-type="string" table:style-name="ce291">
            <text:p>OX15 5PE</text:p>
          </table:table-cell>
          <table:table-cell office:value-type="float" office:value="435540" table:style-name="ce293">
            <text:p>435540</text:p>
          </table:table-cell>
          <table:table-cell office:value-type="float" office:value="233360" table:style-name="ce293">
            <text:p>2333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Charlbury</text:p>
          </table:table-cell>
          <table:table-cell office:value-type="string" table:style-name="ce1">
            <text:p>Sturt Road, Charlbury</text:p>
          </table:table-cell>
          <table:table-cell office:value-type="string" table:style-name="ce291">
            <text:p>OX7 3SX</text:p>
          </table:table-cell>
          <table:table-cell office:value-type="float" office:value="436156" table:style-name="ce293">
            <text:p>436156</text:p>
          </table:table-cell>
          <table:table-cell office:value-type="float" office:value="219032" table:style-name="ce293">
            <text:p>2190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Wantage</text:p>
          </table:table-cell>
          <table:table-cell office:value-type="string" table:style-name="ce1">
            <text:p>Ormond Road, Wantage</text:p>
          </table:table-cell>
          <table:table-cell office:value-type="string" table:style-name="ce292">
            <text:p>OX12 8DU</text:p>
          </table:table-cell>
          <table:table-cell office:value-type="float" office:value="440014" table:style-name="ce293">
            <text:p>440014</text:p>
          </table:table-cell>
          <table:table-cell office:value-type="float" office:value="187709" table:style-name="ce293">
            <text:p>1877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Eynsham</text:p>
          </table:table-cell>
          <table:table-cell office:value-type="string" table:style-name="ce1">
            <text:p>Station Road, Eynsham</text:p>
          </table:table-cell>
          <table:table-cell office:value-type="string" table:style-name="ce291">
            <text:p>OX29 4HX</text:p>
          </table:table-cell>
          <table:table-cell office:value-type="float" office:value="442995" table:style-name="ce293">
            <text:p>442995</text:p>
          </table:table-cell>
          <table:table-cell office:value-type="float" office:value="208817" table:style-name="ce293">
            <text:p>2088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Woodstock</text:p>
          </table:table-cell>
          <table:table-cell office:value-type="string" table:style-name="ce1">
            <text:p>Hensington Rod, Woodstock</text:p>
          </table:table-cell>
          <table:table-cell office:value-type="string" table:style-name="ce292">
            <text:p>OX20 1JQ</text:p>
          </table:table-cell>
          <table:table-cell office:value-type="float" office:value="444714" table:style-name="ce293">
            <text:p>444714</text:p>
          </table:table-cell>
          <table:table-cell office:value-type="float" office:value="216774" table:style-name="ce293">
            <text:p>2167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Banbury</text:p>
          </table:table-cell>
          <table:table-cell office:value-type="string" table:style-name="ce1">
            <text:p>Cope Road, Banbury</text:p>
          </table:table-cell>
          <table:table-cell office:value-type="string" table:style-name="ce292">
            <text:p>OX16 2EY</text:p>
          </table:table-cell>
          <table:table-cell office:value-type="float" office:value="445170" table:style-name="ce293">
            <text:p>445170</text:p>
          </table:table-cell>
          <table:table-cell office:value-type="float" office:value="240968" table:style-name="ce293">
            <text:p>240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Deddington</text:p>
          </table:table-cell>
          <table:table-cell office:value-type="string" table:style-name="ce1">
            <text:p>Banbury Road, Deddington</text:p>
          </table:table-cell>
          <table:table-cell office:value-type="string" table:style-name="ce291">
            <text:p>OX15 0TN</text:p>
          </table:table-cell>
          <table:table-cell office:value-type="float" office:value="446651" table:style-name="ce293">
            <text:p>446651</text:p>
          </table:table-cell>
          <table:table-cell office:value-type="float" office:value="231969" table:style-name="ce293">
            <text:p>23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Abingdon</text:p>
          </table:table-cell>
          <table:table-cell office:value-type="string" table:style-name="ce1">
            <text:p>Meadowside, Abingdon</text:p>
          </table:table-cell>
          <table:table-cell office:value-type="string" table:style-name="ce292">
            <text:p>OX14 5DQ</text:p>
          </table:table-cell>
          <table:table-cell office:value-type="float" office:value="449175" table:style-name="ce293">
            <text:p>449175</text:p>
          </table:table-cell>
          <table:table-cell office:value-type="float" office:value="196950" table:style-name="ce293">
            <text:p>1969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Kidlington</text:p>
          </table:table-cell>
          <table:table-cell office:value-type="string" table:style-name="ce1">
            <text:p>Sterling Road, Kidlington</text:p>
          </table:table-cell>
          <table:table-cell office:value-type="string" table:style-name="ce291">
            <text:p>OX5 2DU</text:p>
          </table:table-cell>
          <table:table-cell office:value-type="float" office:value="449211" table:style-name="ce293">
            <text:p>449211</text:p>
          </table:table-cell>
          <table:table-cell office:value-type="float" office:value="214018" table:style-name="ce293">
            <text:p>2140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Rewley Road</text:p>
          </table:table-cell>
          <table:table-cell office:value-type="string" table:style-name="ce1">
            <text:p>Rewley Road, Oxford</text:p>
          </table:table-cell>
          <table:table-cell office:value-type="string" table:style-name="ce291">
            <text:p>OX1 2EH</text:p>
          </table:table-cell>
          <table:table-cell office:value-type="float" office:value="450663" table:style-name="ce293">
            <text:p>450663</text:p>
          </table:table-cell>
          <table:table-cell office:value-type="float" office:value="206380" table:style-name="ce293">
            <text:p>2063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Didcot</text:p>
          </table:table-cell>
          <table:table-cell office:value-type="string" table:style-name="ce1">
            <text:p>The Broadway, Didcot</text:p>
          </table:table-cell>
          <table:table-cell office:value-type="string" table:style-name="ce290">
            <text:p>OX11 8RX</text:p>
          </table:table-cell>
          <table:table-cell office:value-type="float" office:value="452285" table:style-name="ce293">
            <text:p>452285</text:p>
          </table:table-cell>
          <table:table-cell office:value-type="float" office:value="190021" table:style-name="ce293">
            <text:p>190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Slade</text:p>
          </table:table-cell>
          <table:table-cell office:value-type="string" table:style-name="ce1">
            <text:p>Horspath Driftway, Oxford</text:p>
          </table:table-cell>
          <table:table-cell office:value-type="string" table:style-name="ce290">
            <text:p>OX3 7JG</text:p>
          </table:table-cell>
          <table:table-cell office:value-type="float" office:value="455295" table:style-name="ce293">
            <text:p>455295</text:p>
          </table:table-cell>
          <table:table-cell office:value-type="float" office:value="205295" table:style-name="ce293">
            <text:p>2052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Bicester</text:p>
          </table:table-cell>
          <table:table-cell office:value-type="string" table:style-name="ce1">
            <text:p>Queens Avenue, Bicester</text:p>
          </table:table-cell>
          <table:table-cell office:value-type="string" table:style-name="ce289">
            <text:p>OX26 2NR</text:p>
          </table:table-cell>
          <table:table-cell office:value-type="float" office:value="458022" table:style-name="ce293">
            <text:p>458022</text:p>
          </table:table-cell>
          <table:table-cell office:value-type="float" office:value="222554" table:style-name="ce293">
            <text:p>2225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Wallingford</text:p>
          </table:table-cell>
          <table:table-cell office:value-type="string" table:style-name="ce1">
            <text:p>Station Road, Wallingford</text:p>
          </table:table-cell>
          <table:table-cell office:value-type="string" table:style-name="ce289">
            <text:p>OX10 0HU</text:p>
          </table:table-cell>
          <table:table-cell office:value-type="float" office:value="460344" table:style-name="ce293">
            <text:p>460344</text:p>
          </table:table-cell>
          <table:table-cell office:value-type="float" office:value="189508" table:style-name="ce293">
            <text:p>1895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Wheatley</text:p>
          </table:table-cell>
          <table:table-cell office:value-type="string" table:style-name="ce1">
            <text:p>16 Old London Road, Wheatley</text:p>
          </table:table-cell>
          <table:table-cell office:value-type="string" table:style-name="ce289">
            <text:p>OX33 1YW</text:p>
          </table:table-cell>
          <table:table-cell office:value-type="float" office:value="460462" table:style-name="ce293">
            <text:p>460462</text:p>
          </table:table-cell>
          <table:table-cell office:value-type="float" office:value="205648" table:style-name="ce293">
            <text:p>2056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Goring</text:p>
          </table:table-cell>
          <table:table-cell office:value-type="string" table:style-name="ce1">
            <text:p>Icknield Road, Goring</text:p>
          </table:table-cell>
          <table:table-cell office:value-type="string" table:style-name="ce290">
            <text:p>RG8 0DG</text:p>
          </table:table-cell>
          <table:table-cell office:value-type="float" office:value="460710" table:style-name="ce293">
            <text:p>460710</text:p>
          </table:table-cell>
          <table:table-cell office:value-type="float" office:value="181553" table:style-name="ce293">
            <text:p>1815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Watlington</text:p>
          </table:table-cell>
          <table:table-cell office:value-type="string" table:style-name="ce1">
            <text:p>1 Gorwell, Watlington</text:p>
          </table:table-cell>
          <table:table-cell office:value-type="string" table:style-name="ce289">
            <text:p>OX49 5QB</text:p>
          </table:table-cell>
          <table:table-cell office:value-type="float" office:value="468667" table:style-name="ce293">
            <text:p>468667</text:p>
          </table:table-cell>
          <table:table-cell office:value-type="float" office:value="194466" table:style-name="ce293">
            <text:p>1944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Thame</text:p>
          </table:table-cell>
          <table:table-cell office:value-type="string" table:style-name="ce1">
            <text:p>Nelson Street, Thame</text:p>
          </table:table-cell>
          <table:table-cell office:value-type="string" table:style-name="ce290">
            <text:p>OX9 2DP</text:p>
          </table:table-cell>
          <table:table-cell office:value-type="float" office:value="470742" table:style-name="ce293">
            <text:p>470742</text:p>
          </table:table-cell>
          <table:table-cell office:value-type="float" office:value="205731" table:style-name="ce293">
            <text:p>2057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xfordshire</text:p>
          </table:table-cell>
          <table:table-cell office:value-type="string" table:style-name="ce1">
            <text:p>E31000031</text:p>
          </table:table-cell>
          <table:table-cell office:value-type="string" table:style-name="ce286">
            <text:p>Henley</text:p>
          </table:table-cell>
          <table:table-cell office:value-type="string" table:style-name="ce1">
            <text:p>West Street, Henley</text:p>
          </table:table-cell>
          <table:table-cell office:value-type="string" table:style-name="ce290">
            <text:p>RG9 2ED</text:p>
          </table:table-cell>
          <table:table-cell office:value-type="float" office:value="475841" table:style-name="ce293">
            <text:p>475841</text:p>
          </table:table-cell>
          <table:table-cell office:value-type="float" office:value="182605" table:style-name="ce293">
            <text:p>1826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86">
            <text:p>Oswestry Fire Station</text:p>
          </table:table-cell>
          <table:table-cell office:value-type="string" table:style-name="ce1">
            <text:p>Mount Road, Oswestry, Shropshire</text:p>
          </table:table-cell>
          <table:table-cell office:value-type="string" table:style-name="ce289">
            <text:p>SY11 1BB</text:p>
          </table:table-cell>
          <table:table-cell office:value-type="float" office:value="328657" table:style-name="ce293">
            <text:p>328657</text:p>
          </table:table-cell>
          <table:table-cell office:value-type="float" office:value="329989" table:style-name="ce293">
            <text:p>329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86">
            <text:p>Clun Fire Station</text:p>
          </table:table-cell>
          <table:table-cell office:value-type="string" table:style-name="ce1">
            <text:p>Woodside View, Clun, Shropshire</text:p>
          </table:table-cell>
          <table:table-cell office:value-type="string" table:style-name="ce289">
            <text:p>SY7 8JE</text:p>
          </table:table-cell>
          <table:table-cell office:value-type="float" office:value="330498" table:style-name="ce293">
            <text:p>330498</text:p>
          </table:table-cell>
          <table:table-cell office:value-type="float" office:value="280878" table:style-name="ce293">
            <text:p>2808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86">
            <text:p>Bishops Castle Fire Station</text:p>
          </table:table-cell>
          <table:table-cell office:value-type="string" table:style-name="ce1">
            <text:p>Church Lane, Bishops Castle, Shropshire</text:p>
          </table:table-cell>
          <table:table-cell office:value-type="string" table:style-name="ce289">
            <text:p>SY9 5AF</text:p>
          </table:table-cell>
          <table:table-cell office:value-type="float" office:value="332215" table:style-name="ce293">
            <text:p>332215</text:p>
          </table:table-cell>
          <table:table-cell office:value-type="float" office:value="288416" table:style-name="ce293">
            <text:p>2884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86">
            <text:p>Minsterley Fire Station</text:p>
          </table:table-cell>
          <table:table-cell office:value-type="string" table:style-name="ce1">
            <text:p>Little Minsterley, Minsterley, Shropshire</text:p>
          </table:table-cell>
          <table:table-cell office:value-type="string" table:style-name="ce289">
            <text:p>SY5 0EB</text:p>
          </table:table-cell>
          <table:table-cell office:value-type="float" office:value="337992" table:style-name="ce293">
            <text:p>337992</text:p>
          </table:table-cell>
          <table:table-cell office:value-type="float" office:value="305211" table:style-name="ce293">
            <text:p>3052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86">
            <text:p>Ellesmere Fire Station</text:p>
          </table:table-cell>
          <table:table-cell office:value-type="string" table:style-name="ce1">
            <text:p>Grange Road, Ellesmere, Shropshire</text:p>
          </table:table-cell>
          <table:table-cell office:value-type="string" table:style-name="ce289">
            <text:p>SY12 0AU</text:p>
          </table:table-cell>
          <table:table-cell office:value-type="float" office:value="339930" table:style-name="ce293">
            <text:p>339930</text:p>
          </table:table-cell>
          <table:table-cell office:value-type="float" office:value="335106" table:style-name="ce293">
            <text:p>3351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86">
            <text:p>Baschurch Fire Station</text:p>
          </table:table-cell>
          <table:table-cell office:value-type="string" table:style-name="ce1">
            <text:p>Station Road, Baschurch, Shropshire</text:p>
          </table:table-cell>
          <table:table-cell office:value-type="string" table:style-name="ce289">
            <text:p>SY4 2BG</text:p>
          </table:table-cell>
          <table:table-cell office:value-type="float" office:value="342896" table:style-name="ce293">
            <text:p>342896</text:p>
          </table:table-cell>
          <table:table-cell office:value-type="float" office:value="322638" table:style-name="ce293">
            <text:p>3226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86">
            <text:p>Craven Arms Fire Station</text:p>
          </table:table-cell>
          <table:table-cell office:value-type="string" table:style-name="ce1">
            <text:p>Ludlow Road, Craven Arms,Shropshire</text:p>
          </table:table-cell>
          <table:table-cell office:value-type="string" table:style-name="ce289">
            <text:p>SY7 9QL</text:p>
          </table:table-cell>
          <table:table-cell office:value-type="float" office:value="343340" table:style-name="ce293">
            <text:p>343340</text:p>
          </table:table-cell>
          <table:table-cell office:value-type="float" office:value="282549" table:style-name="ce293">
            <text:p>2825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86">
            <text:p>Church Stretton Fire Station</text:p>
          </table:table-cell>
          <table:table-cell office:value-type="string" table:style-name="ce1">
            <text:p>Sandford Avenue, Church Stretton, Shropshire</text:p>
          </table:table-cell>
          <table:table-cell office:value-type="string" table:style-name="ce289">
            <text:p>SY6 6AZ</text:p>
          </table:table-cell>
          <table:table-cell office:value-type="float" office:value="345538" table:style-name="ce293">
            <text:p>345538</text:p>
          </table:table-cell>
          <table:table-cell office:value-type="float" office:value="293721" table:style-name="ce293">
            <text:p>2937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86">
            <text:p>Shrewsbury Fire Station</text:p>
          </table:table-cell>
          <table:table-cell office:value-type="string" table:style-name="ce1">
            <text:p>Brigade Hq, St. Michaels Street, Shrewsbury, Shropshire</text:p>
          </table:table-cell>
          <table:table-cell office:value-type="string" table:style-name="ce289">
            <text:p>SY1 2HJ</text:p>
          </table:table-cell>
          <table:table-cell office:value-type="float" office:value="349603" table:style-name="ce293">
            <text:p>349603</text:p>
          </table:table-cell>
          <table:table-cell office:value-type="float" office:value="313472" table:style-name="ce293">
            <text:p>3134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86">
            <text:p>Wem Fire Station</text:p>
          </table:table-cell>
          <table:table-cell office:value-type="string" table:style-name="ce1">
            <text:p>High Street, Wem, Shropshire</text:p>
          </table:table-cell>
          <table:table-cell office:value-type="string" table:style-name="ce289">
            <text:p>SY4 5DR</text:p>
          </table:table-cell>
          <table:table-cell office:value-type="float" office:value="351027" table:style-name="ce293">
            <text:p>351027</text:p>
          </table:table-cell>
          <table:table-cell office:value-type="float" office:value="328875" table:style-name="ce293">
            <text:p>3288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86">
            <text:p>Ludlow Fire Station</text:p>
          </table:table-cell>
          <table:table-cell office:value-type="string" table:style-name="ce1">
            <text:p>Weeping Cross Lane, Ludlow, Shropshire</text:p>
          </table:table-cell>
          <table:table-cell office:value-type="string" table:style-name="ce289">
            <text:p>SY8 1JH</text:p>
          </table:table-cell>
          <table:table-cell office:value-type="float" office:value="351694" table:style-name="ce293">
            <text:p>351694</text:p>
          </table:table-cell>
          <table:table-cell office:value-type="float" office:value="274567" table:style-name="ce293">
            <text:p>2745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97">
            <text:p>Whitchurch Fire Station</text:p>
          </table:table-cell>
          <table:table-cell office:value-type="string" table:style-name="ce1">
            <text:p>Bridgewater Street, Whitchurch, Shropshire</text:p>
          </table:table-cell>
          <table:table-cell office:value-type="string" table:style-name="ce294">
            <text:p>SY13 1QL</text:p>
          </table:table-cell>
          <table:table-cell office:value-type="float" office:value="354457" table:style-name="ce296">
            <text:p>354457</text:p>
          </table:table-cell>
          <table:table-cell office:value-type="float" office:value="341356" table:style-name="ce296">
            <text:p>3413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97">
            <text:p>Prees Fire Station</text:p>
          </table:table-cell>
          <table:table-cell office:value-type="string" table:style-name="ce1">
            <text:p>Brades Road, Prees, Whitchurch, Shropshire</text:p>
          </table:table-cell>
          <table:table-cell office:value-type="string" table:style-name="ce294">
            <text:p>SY13 2DU</text:p>
          </table:table-cell>
          <table:table-cell office:value-type="float" office:value="355071" table:style-name="ce296">
            <text:p>355071</text:p>
          </table:table-cell>
          <table:table-cell office:value-type="float" office:value="333512" table:style-name="ce296">
            <text:p>3335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97">
            <text:p>Hodnet Fire Station</text:p>
          </table:table-cell>
          <table:table-cell office:value-type="string" table:style-name="ce1">
            <text:p>Brook Street, Hodnet, Shropshire</text:p>
          </table:table-cell>
          <table:table-cell office:value-type="string" table:style-name="ce294">
            <text:p>TF9 3JB</text:p>
          </table:table-cell>
          <table:table-cell office:value-type="float" office:value="361527" table:style-name="ce296">
            <text:p>361527</text:p>
          </table:table-cell>
          <table:table-cell office:value-type="float" office:value="328328" table:style-name="ce296">
            <text:p>3283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97">
            <text:p>Much Wenlock Fire Station</text:p>
          </table:table-cell>
          <table:table-cell office:value-type="string" table:style-name="ce1">
            <text:p>Smithfield Road, Much Wenlock, Shropshire</text:p>
          </table:table-cell>
          <table:table-cell office:value-type="string" table:style-name="ce294">
            <text:p>TF13 6BD</text:p>
          </table:table-cell>
          <table:table-cell office:value-type="float" office:value="362059" table:style-name="ce296">
            <text:p>362059</text:p>
          </table:table-cell>
          <table:table-cell office:value-type="float" office:value="299886" table:style-name="ce296">
            <text:p>2998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97">
            <text:p>Wellington Fire Station</text:p>
          </table:table-cell>
          <table:table-cell office:value-type="string" table:style-name="ce1">
            <text:p>Haybridge Road, Wellington, Shropshire</text:p>
          </table:table-cell>
          <table:table-cell office:value-type="string" table:style-name="ce295">
            <text:p>TF1 2NW</text:p>
          </table:table-cell>
          <table:table-cell office:value-type="float" office:value="366395" table:style-name="ce296">
            <text:p>366395</text:p>
          </table:table-cell>
          <table:table-cell office:value-type="float" office:value="311315" table:style-name="ce296">
            <text:p>3113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97">
            <text:p>Market Drayton Fire Station</text:p>
          </table:table-cell>
          <table:table-cell office:value-type="string" table:style-name="ce1">
            <text:p>Maer Lane, Market Drayton, Shropshire</text:p>
          </table:table-cell>
          <table:table-cell office:value-type="string" table:style-name="ce295">
            <text:p>TF9 3AL</text:p>
          </table:table-cell>
          <table:table-cell office:value-type="float" office:value="367357" table:style-name="ce296">
            <text:p>367357</text:p>
          </table:table-cell>
          <table:table-cell office:value-type="float" office:value="334665" table:style-name="ce296">
            <text:p>3346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97">
            <text:p>Cleobury Mortimer Fire Station</text:p>
          </table:table-cell>
          <table:table-cell office:value-type="string" table:style-name="ce1">
            <text:p>Pinkham, Cleobury Mortimer, Shropshire</text:p>
          </table:table-cell>
          <table:table-cell office:value-type="string" table:style-name="ce294">
            <text:p>DY14 8AF</text:p>
          </table:table-cell>
          <table:table-cell office:value-type="float" office:value="367758" table:style-name="ce296">
            <text:p>367758</text:p>
          </table:table-cell>
          <table:table-cell office:value-type="float" office:value="276079" table:style-name="ce296">
            <text:p>2760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97">
            <text:p>Tweedale Fire Station</text:p>
          </table:table-cell>
          <table:table-cell office:value-type="string" table:style-name="ce1">
            <text:p>Bridgnorth Road, Madeley, Telford, Shropshire</text:p>
          </table:table-cell>
          <table:table-cell office:value-type="string" table:style-name="ce294">
            <text:p>TF7 4JD</text:p>
          </table:table-cell>
          <table:table-cell office:value-type="float" office:value="370489" table:style-name="ce296">
            <text:p>370489</text:p>
          </table:table-cell>
          <table:table-cell office:value-type="float" office:value="304798" table:style-name="ce296">
            <text:p>3047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97">
            <text:p>Telford Central Fire Station</text:p>
          </table:table-cell>
          <table:table-cell office:value-type="string" table:style-name="ce1">
            <text:p>Stafford Park 13, Telford, Shropshire</text:p>
          </table:table-cell>
          <table:table-cell office:value-type="string" table:style-name="ce294">
            <text:p>TF3 3BW</text:p>
          </table:table-cell>
          <table:table-cell office:value-type="float" office:value="371243" table:style-name="ce296">
            <text:p>371243</text:p>
          </table:table-cell>
          <table:table-cell office:value-type="float" office:value="308911" table:style-name="ce296">
            <text:p>3089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97">
            <text:p>Bridgnorth Fire Station</text:p>
          </table:table-cell>
          <table:table-cell office:value-type="string" table:style-name="ce1">
            <text:p>Innage Lane, Bridgnorth, Shropshire</text:p>
          </table:table-cell>
          <table:table-cell office:value-type="string" table:style-name="ce294">
            <text:p>WV16 4HL</text:p>
          </table:table-cell>
          <table:table-cell office:value-type="float" office:value="371422" table:style-name="ce296">
            <text:p>371422</text:p>
          </table:table-cell>
          <table:table-cell office:value-type="float" office:value="293581" table:style-name="ce296">
            <text:p>2935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97">
            <text:p>Newport Fire Station</text:p>
          </table:table-cell>
          <table:table-cell office:value-type="string" table:style-name="ce1">
            <text:p>Salter'S Lane, Newport, Shropshire</text:p>
          </table:table-cell>
          <table:table-cell office:value-type="string" table:style-name="ce294">
            <text:p>TF10 7LB</text:p>
          </table:table-cell>
          <table:table-cell office:value-type="float" office:value="374258" table:style-name="ce296">
            <text:p>374258</text:p>
          </table:table-cell>
          <table:table-cell office:value-type="float" office:value="319252" table:style-name="ce296">
            <text:p>3192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opshire</text:p>
          </table:table-cell>
          <table:table-cell office:value-type="string" table:style-name="ce1">
            <text:p>E31000032</text:p>
          </table:table-cell>
          <table:table-cell office:value-type="string" table:style-name="ce297">
            <text:p>Albrighton Fire Station</text:p>
          </table:table-cell>
          <table:table-cell office:value-type="string" table:style-name="ce1">
            <text:p>Newport Road, Albrighton, Shropshire</text:p>
          </table:table-cell>
          <table:table-cell office:value-type="string" table:style-name="ce294">
            <text:p>WV7 3EW</text:p>
          </table:table-cell>
          <table:table-cell office:value-type="float" office:value="380565" table:style-name="ce296">
            <text:p>380565</text:p>
          </table:table-cell>
          <table:table-cell office:value-type="float" office:value="304676" table:style-name="ce296">
            <text:p>3046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297">
            <text:p>Loggerheads Community Fire Station</text:p>
          </table:table-cell>
          <table:table-cell office:value-type="string" table:style-name="ce1">
            <text:p>Market Drayton Road, Loggerheads, Market Drayton</text:p>
          </table:table-cell>
          <table:table-cell office:value-type="string" table:style-name="ce294">
            <text:p>TF9 4BT</text:p>
          </table:table-cell>
          <table:table-cell office:value-type="float" office:value="373677" table:style-name="ce296">
            <text:p>373677</text:p>
          </table:table-cell>
          <table:table-cell office:value-type="float" office:value="335848" table:style-name="ce296">
            <text:p>3358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298">
            <text:p>Gnosall Community Fire Station</text:p>
          </table:table-cell>
          <table:table-cell office:value-type="string" table:style-name="ce1">
            <text:p>Wharf Road, Gnosall, Staffordshire</text:p>
          </table:table-cell>
          <table:table-cell office:value-type="string" table:style-name="ce294">
            <text:p>ST20 0DB</text:p>
          </table:table-cell>
          <table:table-cell office:value-type="float" office:value="382614" table:style-name="ce296">
            <text:p>382614</text:p>
          </table:table-cell>
          <table:table-cell office:value-type="float" office:value="320408" table:style-name="ce296">
            <text:p>3204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297">
            <text:p>Eccleshall Fire Station</text:p>
          </table:table-cell>
          <table:table-cell office:value-type="string" table:style-name="ce1">
            <text:p>Newport Road, Eccleshall</text:p>
          </table:table-cell>
          <table:table-cell office:value-type="string" table:style-name="ce294">
            <text:p>ST21 6BG</text:p>
          </table:table-cell>
          <table:table-cell office:value-type="float" office:value="383052" table:style-name="ce296">
            <text:p>383052</text:p>
          </table:table-cell>
          <table:table-cell office:value-type="float" office:value="328883" table:style-name="ce296">
            <text:p>3288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297">
            <text:p>Kidsgrove Community Fire Station</text:p>
          </table:table-cell>
          <table:table-cell office:value-type="string" table:style-name="ce1">
            <text:p>Lower Ash Road, Kidsgrove</text:p>
          </table:table-cell>
          <table:table-cell office:value-type="string" table:style-name="ce294">
            <text:p>ST7 1DG</text:p>
          </table:table-cell>
          <table:table-cell office:value-type="float" office:value="383082" table:style-name="ce296">
            <text:p>383082</text:p>
          </table:table-cell>
          <table:table-cell office:value-type="float" office:value="353851" table:style-name="ce296">
            <text:p>3538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298">
            <text:p>Newcastle Community Fire Station</text:p>
          </table:table-cell>
          <table:table-cell office:value-type="string" table:style-name="ce1">
            <text:p>Knutton Lane, Newcastle Under Lyme</text:p>
          </table:table-cell>
          <table:table-cell office:value-type="string" table:style-name="ce294">
            <text:p>ST5 2SL</text:p>
          </table:table-cell>
          <table:table-cell office:value-type="float" office:value="384010" table:style-name="ce296">
            <text:p>384010</text:p>
          </table:table-cell>
          <table:table-cell office:value-type="float" office:value="346383" table:style-name="ce296">
            <text:p>3463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298">
            <text:p>Kinver Community Fire Station</text:p>
          </table:table-cell>
          <table:table-cell office:value-type="string" table:style-name="ce1">
            <text:p>Fairfield Drive, Kinver</text:p>
          </table:table-cell>
          <table:table-cell office:value-type="string" table:style-name="ce294">
            <text:p>DY7 6EW</text:p>
          </table:table-cell>
          <table:table-cell office:value-type="float" office:value="384306" table:style-name="ce296">
            <text:p>384306</text:p>
          </table:table-cell>
          <table:table-cell office:value-type="float" office:value="283472" table:style-name="ce296">
            <text:p>2834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297">
            <text:p>Sandyford Community Fire Station</text:p>
          </table:table-cell>
          <table:table-cell office:value-type="string" table:style-name="ce1">
            <text:p>Marlborough Way, Off Reginald Mitchell Way, Stoke-On-Trent</text:p>
          </table:table-cell>
          <table:table-cell office:value-type="string" table:style-name="ce294">
            <text:p>ST6 5ED</text:p>
          </table:table-cell>
          <table:table-cell office:value-type="float" office:value="385353" table:style-name="ce296">
            <text:p>385353</text:p>
          </table:table-cell>
          <table:table-cell office:value-type="float" office:value="352259" table:style-name="ce296">
            <text:p>3522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297">
            <text:p>Wombourne Fire Station</text:p>
          </table:table-cell>
          <table:table-cell office:value-type="string" table:style-name="ce1">
            <text:p>Giggetty Lane, Wombourne, Wolverhampton</text:p>
          </table:table-cell>
          <table:table-cell office:value-type="string" table:style-name="ce294">
            <text:p>WV5 OAX</text:p>
          </table:table-cell>
          <table:table-cell office:value-type="float" office:value="386526" table:style-name="ce296">
            <text:p>386526</text:p>
          </table:table-cell>
          <table:table-cell office:value-type="float" office:value="292559" table:style-name="ce296">
            <text:p>2925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297">
            <text:p>Burslem Community Fire Station</text:p>
          </table:table-cell>
          <table:table-cell office:value-type="string" table:style-name="ce1">
            <text:p>Hamil Road, Burslem, Stoke On Trent</text:p>
          </table:table-cell>
          <table:table-cell office:value-type="string" table:style-name="ce294">
            <text:p>ST6 1AJ</text:p>
          </table:table-cell>
          <table:table-cell office:value-type="float" office:value="387057" table:style-name="ce296">
            <text:p>387057</text:p>
          </table:table-cell>
          <table:table-cell office:value-type="float" office:value="350061" table:style-name="ce296">
            <text:p>3500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297">
            <text:p>Bilbrook and Codsall Community Fire Station</text:p>
          </table:table-cell>
          <table:table-cell office:value-type="string" table:style-name="ce1">
            <text:p>Duck Lane, Codsall</text:p>
          </table:table-cell>
          <table:table-cell office:value-type="string" table:style-name="ce294">
            <text:p>WV8 1HU</text:p>
          </table:table-cell>
          <table:table-cell office:value-type="float" office:value="387645" table:style-name="ce296">
            <text:p>387645</text:p>
          </table:table-cell>
          <table:table-cell office:value-type="float" office:value="303042" table:style-name="ce296">
            <text:p>3030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297">
            <text:p>Brewood Fire Station</text:p>
          </table:table-cell>
          <table:table-cell office:value-type="string" table:style-name="ce1">
            <text:p>Bargate Lane, Brewood</text:p>
          </table:table-cell>
          <table:table-cell office:value-type="string" table:style-name="ce1">
            <text:p>ST19 9EG</text:p>
          </table:table-cell>
          <table:table-cell office:value-type="float" office:value="388228" table:style-name="ce2">
            <text:p>388228</text:p>
          </table:table-cell>
          <table:table-cell office:value-type="float" office:value="308948" table:style-name="ce2">
            <text:p>3089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Hanley Community Fire Station</text:p>
          </table:table-cell>
          <table:table-cell office:value-type="string" table:style-name="ce1">
            <text:p>Lower Bethesda Street, Hanley</text:p>
          </table:table-cell>
          <table:table-cell office:value-type="string" table:style-name="ce299">
            <text:p>ST1 3RP</text:p>
          </table:table-cell>
          <table:table-cell office:value-type="float" office:value="388294" table:style-name="ce308">
            <text:p>388294</text:p>
          </table:table-cell>
          <table:table-cell office:value-type="float" office:value="347071" table:style-name="ce309">
            <text:p>3470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Biddulph Fire Station</text:p>
          </table:table-cell>
          <table:table-cell office:value-type="string" table:style-name="ce1">
            <text:p>Princess Street, Biddulph</text:p>
          </table:table-cell>
          <table:table-cell office:value-type="string" table:style-name="ce300">
            <text:p>ST8 6JN</text:p>
          </table:table-cell>
          <table:table-cell office:value-type="float" office:value="388675" table:style-name="ce308">
            <text:p>388675</text:p>
          </table:table-cell>
          <table:table-cell office:value-type="float" office:value="357372" table:style-name="ce309">
            <text:p>3573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7">
            <text:p>Stone Community Fire Station</text:p>
          </table:table-cell>
          <table:table-cell office:value-type="string" table:style-name="ce1">
            <text:p>The Fillybrooks, Walton</text:p>
          </table:table-cell>
          <table:table-cell office:value-type="string" table:style-name="ce300">
            <text:p>ST15 ODN</text:p>
          </table:table-cell>
          <table:table-cell office:value-type="float" office:value="390007" table:style-name="ce308">
            <text:p>390007</text:p>
          </table:table-cell>
          <table:table-cell office:value-type="float" office:value="333441" table:style-name="ce309">
            <text:p>3334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7">
            <text:p>Longton Community Fire Station</text:p>
          </table:table-cell>
          <table:table-cell office:value-type="string" table:style-name="ce1">
            <text:p>Uttoxeter Road, Longton</text:p>
          </table:table-cell>
          <table:table-cell office:value-type="string" table:style-name="ce301">
            <text:p>ST3 1NS</text:p>
          </table:table-cell>
          <table:table-cell office:value-type="float" office:value="391958" table:style-name="ce308">
            <text:p>391958</text:p>
          </table:table-cell>
          <table:table-cell office:value-type="float" office:value="342873" table:style-name="ce309">
            <text:p>3428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Rising Brook Community Fire Station</text:p>
          </table:table-cell>
          <table:table-cell office:value-type="string" table:style-name="ce1">
            <text:p>Hesketh Road, Rising Brook, Stafford</text:p>
          </table:table-cell>
          <table:table-cell office:value-type="string" table:style-name="ce301">
            <text:p>ST17 9NF</text:p>
          </table:table-cell>
          <table:table-cell office:value-type="float" office:value="392144" table:style-name="ce308">
            <text:p>392144</text:p>
          </table:table-cell>
          <table:table-cell office:value-type="float" office:value="320945" table:style-name="ce309">
            <text:p>3209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7">
            <text:p>Penkridge Community Fire Station</text:p>
          </table:table-cell>
          <table:table-cell office:value-type="string" table:style-name="ce1">
            <text:p>Boscomoor Lane, Penkridge</text:p>
          </table:table-cell>
          <table:table-cell office:value-type="string" table:style-name="ce302">
            <text:p>ST19 5NU</text:p>
          </table:table-cell>
          <table:table-cell office:value-type="float" office:value="392243" table:style-name="ce308">
            <text:p>392243</text:p>
          </table:table-cell>
          <table:table-cell office:value-type="float" office:value="313313" table:style-name="ce309">
            <text:p>3133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Stafford Fire Station</text:p>
          </table:table-cell>
          <table:table-cell office:value-type="string" table:style-name="ce1">
            <text:p>Beaconside, Stafford</text:p>
          </table:table-cell>
          <table:table-cell office:value-type="string" table:style-name="ce302">
            <text:p>ST18 0DD</text:p>
          </table:table-cell>
          <table:table-cell office:value-type="float" office:value="394535" table:style-name="ce308">
            <text:p>394535</text:p>
          </table:table-cell>
          <table:table-cell office:value-type="float" office:value="323615" table:style-name="ce309">
            <text:p>3236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Cannock Community Fire Station</text:p>
          </table:table-cell>
          <table:table-cell office:value-type="string" table:style-name="ce1">
            <text:p>Old Hednesford Road, Cannock</text:p>
          </table:table-cell>
          <table:table-cell office:value-type="string" table:style-name="ce303">
            <text:p>WS11 6LD</text:p>
          </table:table-cell>
          <table:table-cell office:value-type="float" office:value="398646" table:style-name="ce308">
            <text:p>398646</text:p>
          </table:table-cell>
          <table:table-cell office:value-type="float" office:value="310579" table:style-name="ce309">
            <text:p>3105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7">
            <text:p>Leek Community Fire Station</text:p>
          </table:table-cell>
          <table:table-cell office:value-type="string" table:style-name="ce1">
            <text:p>Springfield Road, Leek</text:p>
          </table:table-cell>
          <table:table-cell office:value-type="string" table:style-name="ce303">
            <text:p>ST13 6LQ</text:p>
          </table:table-cell>
          <table:table-cell office:value-type="float" office:value="399285" table:style-name="ce308">
            <text:p>399285</text:p>
          </table:table-cell>
          <table:table-cell office:value-type="float" office:value="356414" table:style-name="ce309">
            <text:p>3564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Cheadle Community Fire Station</text:p>
          </table:table-cell>
          <table:table-cell office:value-type="string" table:style-name="ce1">
            <text:p>Ashbourne Road, Cheadle</text:p>
          </table:table-cell>
          <table:table-cell office:value-type="string" table:style-name="ce303">
            <text:p>ST10 1HF</text:p>
          </table:table-cell>
          <table:table-cell office:value-type="float" office:value="401169" table:style-name="ce308">
            <text:p>401169</text:p>
          </table:table-cell>
          <table:table-cell office:value-type="float" office:value="343099" table:style-name="ce309">
            <text:p>3430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Ipstones Fire Station</text:p>
          </table:table-cell>
          <table:table-cell office:value-type="string" table:style-name="ce1">
            <text:p>Froghall Road, Ipstones</text:p>
          </table:table-cell>
          <table:table-cell office:value-type="string" table:style-name="ce303">
            <text:p>ST10 2NA</text:p>
          </table:table-cell>
          <table:table-cell office:value-type="float" office:value="402046" table:style-name="ce308">
            <text:p>402046</text:p>
          </table:table-cell>
          <table:table-cell office:value-type="float" office:value="349477" table:style-name="ce309">
            <text:p>3494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7">
            <text:p>Chase Terrace Community Fire Station</text:p>
          </table:table-cell>
          <table:table-cell office:value-type="string" table:style-name="ce1">
            <text:p>Rugeley Road, Chase Terrace, Burntwood</text:p>
          </table:table-cell>
          <table:table-cell office:value-type="string" table:style-name="ce303">
            <text:p>WS7 1AQ</text:p>
          </table:table-cell>
          <table:table-cell office:value-type="float" office:value="404600" table:style-name="ce308">
            <text:p>404600</text:p>
          </table:table-cell>
          <table:table-cell office:value-type="float" office:value="309610" table:style-name="ce309">
            <text:p>3096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7">
            <text:p>Rugeley Community Fire Station</text:p>
          </table:table-cell>
          <table:table-cell office:value-type="string" table:style-name="ce1">
            <text:p>Bryans Lane, Rugeley</text:p>
          </table:table-cell>
          <table:table-cell office:value-type="string" table:style-name="ce303">
            <text:p>WS15 2JN</text:p>
          </table:table-cell>
          <table:table-cell office:value-type="float" office:value="404615" table:style-name="ce308">
            <text:p>404615</text:p>
          </table:table-cell>
          <table:table-cell office:value-type="float" office:value="318286" table:style-name="ce309">
            <text:p>3182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Abbots Bromley Fire Station</text:p>
          </table:table-cell>
          <table:table-cell office:value-type="string" table:style-name="ce1">
            <text:p>Goose Lane, Abbots Bromley</text:p>
          </table:table-cell>
          <table:table-cell office:value-type="string" table:style-name="ce303">
            <text:p>WS15 3DE</text:p>
          </table:table-cell>
          <table:table-cell office:value-type="float" office:value="407699" table:style-name="ce308">
            <text:p>407699</text:p>
          </table:table-cell>
          <table:table-cell office:value-type="float" office:value="324613" table:style-name="ce309">
            <text:p>3246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Longnor Fire Station</text:p>
          </table:table-cell>
          <table:table-cell office:value-type="string" table:style-name="ce1">
            <text:p>Buxton Road, Longnor</text:p>
          </table:table-cell>
          <table:table-cell office:value-type="string" table:style-name="ce301">
            <text:p>SK17 0NZ</text:p>
          </table:table-cell>
          <table:table-cell office:value-type="float" office:value="408728" table:style-name="ce308">
            <text:p>408728</text:p>
          </table:table-cell>
          <table:table-cell office:value-type="float" office:value="365063" table:style-name="ce309">
            <text:p>3650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Uttoxeter Community Fire Station</text:p>
          </table:table-cell>
          <table:table-cell office:value-type="string" table:style-name="ce1">
            <text:p>Cheadle Road, Uttoxeter</text:p>
          </table:table-cell>
          <table:table-cell office:value-type="string" table:style-name="ce301">
            <text:p>ST14 7BY</text:p>
          </table:table-cell>
          <table:table-cell office:value-type="float" office:value="408842" table:style-name="ce308">
            <text:p>408842</text:p>
          </table:table-cell>
          <table:table-cell office:value-type="float" office:value="334214" table:style-name="ce309">
            <text:p>3342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7">
            <text:p>Lichfield Community Fire Station</text:p>
          </table:table-cell>
          <table:table-cell office:value-type="string" table:style-name="ce1">
            <text:p>Birmingham Road, Lichfield</text:p>
          </table:table-cell>
          <table:table-cell office:value-type="string" table:style-name="ce304">
            <text:p>WS13 6HU</text:p>
          </table:table-cell>
          <table:table-cell office:value-type="float" office:value="411988" table:style-name="ce308">
            <text:p>411988</text:p>
          </table:table-cell>
          <table:table-cell office:value-type="float" office:value="309362" table:style-name="ce309">
            <text:p>3093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Barton-Under-Needwood Fire Station</text:p>
          </table:table-cell>
          <table:table-cell office:value-type="string" table:style-name="ce1">
            <text:p>Short Lane, Barton-Under-Needwood</text:p>
          </table:table-cell>
          <table:table-cell office:value-type="string" table:style-name="ce301">
            <text:p>DE13 8LB</text:p>
          </table:table-cell>
          <table:table-cell office:value-type="float" office:value="418710" table:style-name="ce308">
            <text:p>418710</text:p>
          </table:table-cell>
          <table:table-cell office:value-type="float" office:value="318214" table:style-name="ce309">
            <text:p>3182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Tamworth Mercia Community Fire Station</text:p>
          </table:table-cell>
          <table:table-cell office:value-type="string" table:style-name="ce1">
            <text:p>Lichfield Street, Tamworth, Staffordshire</text:p>
          </table:table-cell>
          <table:table-cell office:value-type="string" table:style-name="ce301">
            <text:p>B79 7QL</text:p>
          </table:table-cell>
          <table:table-cell office:value-type="float" office:value="420200" table:style-name="ce308">
            <text:p>420200</text:p>
          </table:table-cell>
          <table:table-cell office:value-type="float" office:value="304100" table:style-name="ce309">
            <text:p>3041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Tutbury Fire Station</text:p>
          </table:table-cell>
          <table:table-cell office:value-type="string" table:style-name="ce1">
            <text:p>Bridge Street, Tutbury</text:p>
          </table:table-cell>
          <table:table-cell office:value-type="string" table:style-name="ce301">
            <text:p>DE13 9LZ</text:p>
          </table:table-cell>
          <table:table-cell office:value-type="float" office:value="421468" table:style-name="ce308">
            <text:p>421468</text:p>
          </table:table-cell>
          <table:table-cell office:value-type="float" office:value="329411" table:style-name="ce309">
            <text:p>3294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6">
            <text:p>Tamworth Community Fire Station</text:p>
          </table:table-cell>
          <table:table-cell office:value-type="string" table:style-name="ce1">
            <text:p>Marlborough Way, Belgrave, Tamworth</text:p>
          </table:table-cell>
          <table:table-cell office:value-type="string" table:style-name="ce301">
            <text:p>B77 2NW</text:p>
          </table:table-cell>
          <table:table-cell office:value-type="float" office:value="422145" table:style-name="ce308">
            <text:p>422145</text:p>
          </table:table-cell>
          <table:table-cell office:value-type="float" office:value="302282" table:style-name="ce309">
            <text:p>3022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ffordshire</text:p>
          </table:table-cell>
          <table:table-cell office:value-type="string" table:style-name="ce1">
            <text:p>E31000033</text:p>
          </table:table-cell>
          <table:table-cell office:value-type="string" table:style-name="ce307">
            <text:p>Burton-on-Trent Community Fire Station</text:p>
          </table:table-cell>
          <table:table-cell office:value-type="string" table:style-name="ce1">
            <text:p>Moor St, Burton Upon Trent</text:p>
          </table:table-cell>
          <table:table-cell office:value-type="string" table:style-name="ce301">
            <text:p>DE14 3SU</text:p>
          </table:table-cell>
          <table:table-cell office:value-type="float" office:value="424332" table:style-name="ce308">
            <text:p>424332</text:p>
          </table:table-cell>
          <table:table-cell office:value-type="float" office:value="322823" table:style-name="ce309">
            <text:p>3228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Newmarket</text:p>
          </table:table-cell>
          <table:table-cell office:value-type="string" table:style-name="ce1">
            <text:p>Willie Snaith Road, Newmarket</text:p>
          </table:table-cell>
          <table:table-cell office:value-type="string" table:style-name="ce305">
            <text:p>CB8 7SU</text:p>
          </table:table-cell>
          <table:table-cell office:value-type="float" office:value="564530" table:style-name="ce308">
            <text:p>564530</text:p>
          </table:table-cell>
          <table:table-cell office:value-type="float" office:value="263660" table:style-name="ce309">
            <text:p>2636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Haverhill</text:p>
          </table:table-cell>
          <table:table-cell office:value-type="string" table:style-name="ce1">
            <text:p>Lordscroft Lane, Haverhill</text:p>
          </table:table-cell>
          <table:table-cell office:value-type="string" table:style-name="ce305">
            <text:p>CB9 0ER</text:p>
          </table:table-cell>
          <table:table-cell office:value-type="float" office:value="567090" table:style-name="ce308">
            <text:p>567090</text:p>
          </table:table-cell>
          <table:table-cell office:value-type="float" office:value="245880" table:style-name="ce309">
            <text:p>2458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Mildenhall</text:p>
          </table:table-cell>
          <table:table-cell office:value-type="string" table:style-name="ce1">
            <text:p>North Terrace, Mildenhall</text:p>
          </table:table-cell>
          <table:table-cell office:value-type="string" table:style-name="ce301">
            <text:p>IP28 7AA</text:p>
          </table:table-cell>
          <table:table-cell office:value-type="float" office:value="571190" table:style-name="ce308">
            <text:p>571190</text:p>
          </table:table-cell>
          <table:table-cell office:value-type="float" office:value="274830" table:style-name="ce309">
            <text:p>2748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Wickhambrook</text:p>
          </table:table-cell>
          <table:table-cell office:value-type="string" table:style-name="ce1">
            <text:p>Clopton Hall, Wickhambrook</text:p>
          </table:table-cell>
          <table:table-cell office:value-type="string" table:style-name="ce301">
            <text:p>CB8 8PF</text:p>
          </table:table-cell>
          <table:table-cell office:value-type="float" office:value="576540" table:style-name="ce308">
            <text:p>576540</text:p>
          </table:table-cell>
          <table:table-cell office:value-type="float" office:value="254910" table:style-name="ce309">
            <text:p>2549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Clare</text:p>
          </table:table-cell>
          <table:table-cell office:value-type="string" table:style-name="ce1">
            <text:p>Station Road, Clare</text:p>
          </table:table-cell>
          <table:table-cell office:value-type="string" table:style-name="ce301">
            <text:p>CO10 8NJ</text:p>
          </table:table-cell>
          <table:table-cell office:value-type="float" office:value="577150" table:style-name="ce308">
            <text:p>577150</text:p>
          </table:table-cell>
          <table:table-cell office:value-type="float" office:value="245280" table:style-name="ce309">
            <text:p>2452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Brandon</text:p>
          </table:table-cell>
          <table:table-cell office:value-type="string" table:style-name="ce1">
            <text:p>George Street, Brandon</text:p>
          </table:table-cell>
          <table:table-cell office:value-type="string" table:style-name="ce301">
            <text:p>IP27 0BX</text:p>
          </table:table-cell>
          <table:table-cell office:value-type="float" office:value="578400" table:style-name="ce308">
            <text:p>578400</text:p>
          </table:table-cell>
          <table:table-cell office:value-type="float" office:value="286540" table:style-name="ce309">
            <text:p>2865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Bury St Edmunds</text:p>
          </table:table-cell>
          <table:table-cell office:value-type="string" table:style-name="ce1">
            <text:p>Parkway (North) Bury St Edmunds</text:p>
          </table:table-cell>
          <table:table-cell office:value-type="string" table:style-name="ce301">
            <text:p>IP33 3BA</text:p>
          </table:table-cell>
          <table:table-cell office:value-type="float" office:value="585150" table:style-name="ce308">
            <text:p>585150</text:p>
          </table:table-cell>
          <table:table-cell office:value-type="float" office:value="264450" table:style-name="ce309">
            <text:p>2644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Long Melford</text:p>
          </table:table-cell>
          <table:table-cell office:value-type="string" table:style-name="ce1">
            <text:p>Little St. Mary'S, Hall Street, Long Melford</text:p>
          </table:table-cell>
          <table:table-cell office:value-type="string" table:style-name="ce315">
            <text:p>CO10 9HY</text:p>
          </table:table-cell>
          <table:table-cell office:value-type="float" office:value="586368" table:style-name="ce308">
            <text:p>586368</text:p>
          </table:table-cell>
          <table:table-cell office:value-type="float" office:value="245112" table:style-name="ce309">
            <text:p>2451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Sudbury</text:p>
          </table:table-cell>
          <table:table-cell office:value-type="string" table:style-name="ce1">
            <text:p>Gregory Street, Sudbury</text:p>
          </table:table-cell>
          <table:table-cell office:value-type="string" table:style-name="ce310">
            <text:p>CO10 1AZ</text:p>
          </table:table-cell>
          <table:table-cell office:value-type="float" office:value="587240" table:style-name="ce308">
            <text:p>587240</text:p>
          </table:table-cell>
          <table:table-cell office:value-type="float" office:value="241240" table:style-name="ce309">
            <text:p>2412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Ixworth</text:p>
          </table:table-cell>
          <table:table-cell office:value-type="string" table:style-name="ce1">
            <text:p>The Street, Ixworth</text:p>
          </table:table-cell>
          <table:table-cell office:value-type="string" table:style-name="ce310">
            <text:p>IP31 2HN</text:p>
          </table:table-cell>
          <table:table-cell office:value-type="float" office:value="593305" table:style-name="ce308">
            <text:p>593305</text:p>
          </table:table-cell>
          <table:table-cell office:value-type="float" office:value="270709" table:style-name="ce309">
            <text:p>2707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Nayland</text:p>
          </table:table-cell>
          <table:table-cell office:value-type="string" table:style-name="ce1">
            <text:p>Bear Street, Nayland</text:p>
          </table:table-cell>
          <table:table-cell office:value-type="string" table:style-name="ce311">
            <text:p>CO6 4HY</text:p>
          </table:table-cell>
          <table:table-cell office:value-type="float" office:value="597200" table:style-name="ce308">
            <text:p>597200</text:p>
          </table:table-cell>
          <table:table-cell office:value-type="float" office:value="234440" table:style-name="ce309">
            <text:p>2344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Elmswell</text:p>
          </table:table-cell>
          <table:table-cell office:value-type="string" table:style-name="ce1">
            <text:p>School Road, Elmswell</text:p>
          </table:table-cell>
          <table:table-cell office:value-type="string" table:style-name="ce311">
            <text:p>IP30 9EE</text:p>
          </table:table-cell>
          <table:table-cell office:value-type="float" office:value="598722" table:style-name="ce308">
            <text:p>598722</text:p>
          </table:table-cell>
          <table:table-cell office:value-type="float" office:value="263880" table:style-name="ce309">
            <text:p>2638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Hadleigh</text:p>
          </table:table-cell>
          <table:table-cell office:value-type="string" table:style-name="ce1">
            <text:p>Calais Street, Hadleigh</text:p>
          </table:table-cell>
          <table:table-cell office:value-type="string" table:style-name="ce2">
            <text:p>IP7 5EW</text:p>
          </table:table-cell>
          <table:table-cell office:value-type="float" office:value="602580" table:style-name="ce308">
            <text:p>602580</text:p>
          </table:table-cell>
          <table:table-cell office:value-type="float" office:value="242780" table:style-name="ce309">
            <text:p>2427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06">
            <text:p>Stowmarket</text:p>
          </table:table-cell>
          <table:table-cell office:value-type="string" table:style-name="ce1">
            <text:p>2 Lockington Road, Stowmarket</text:p>
          </table:table-cell>
          <table:table-cell office:value-type="string" table:style-name="ce312">
            <text:p>IP14 1BQ</text:p>
          </table:table-cell>
          <table:table-cell office:value-type="float" office:value="604972" table:style-name="ce308">
            <text:p>604972</text:p>
          </table:table-cell>
          <table:table-cell office:value-type="float" office:value="258145" table:style-name="ce309">
            <text:p>2581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14">
            <text:p>Needham Market</text:p>
          </table:table-cell>
          <table:table-cell office:value-type="string" table:style-name="ce1">
            <text:p>Court House, Barking Road, Needham Market</text:p>
          </table:table-cell>
          <table:table-cell office:value-type="string" table:style-name="ce313">
            <text:p>IP6 8ET</text:p>
          </table:table-cell>
          <table:table-cell office:value-type="float" office:value="609140" table:style-name="ce308">
            <text:p>609140</text:p>
          </table:table-cell>
          <table:table-cell office:value-type="float" office:value="254630" table:style-name="ce309">
            <text:p>2546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16">
            <text:p>Eye</text:p>
          </table:table-cell>
          <table:table-cell office:value-type="string" table:style-name="ce1">
            <text:p>Lambseth Street, Eye</text:p>
          </table:table-cell>
          <table:table-cell office:value-type="string" table:style-name="ce313">
            <text:p>IP23 7AQ</text:p>
          </table:table-cell>
          <table:table-cell office:value-type="float" office:value="614440" table:style-name="ce308">
            <text:p>614440</text:p>
          </table:table-cell>
          <table:table-cell office:value-type="float" office:value="273810" table:style-name="ce309">
            <text:p>2738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17">
            <text:p>Princes Street</text:p>
          </table:table-cell>
          <table:table-cell office:value-type="string" table:style-name="ce1">
            <text:p>Princes Street, Ipswich,</text:p>
          </table:table-cell>
          <table:table-cell office:value-type="string" table:style-name="ce313">
            <text:p>IP1 1RS</text:p>
          </table:table-cell>
          <table:table-cell office:value-type="float" office:value="616300" table:style-name="ce308">
            <text:p>616300</text:p>
          </table:table-cell>
          <table:table-cell office:value-type="float" office:value="244190" table:style-name="ce309">
            <text:p>2441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18">
            <text:p>Holbrook</text:p>
          </table:table-cell>
          <table:table-cell office:value-type="string" table:style-name="ce1">
            <text:p>Ipswich Road, Holbrook</text:p>
          </table:table-cell>
          <table:table-cell office:value-type="string" table:style-name="ce313">
            <text:p>IP9 2QR</text:p>
          </table:table-cell>
          <table:table-cell office:value-type="float" office:value="617090" table:style-name="ce308">
            <text:p>617090</text:p>
          </table:table-cell>
          <table:table-cell office:value-type="float" office:value="236340" table:style-name="ce309">
            <text:p>2363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19">
            <text:p>Debenham</text:p>
          </table:table-cell>
          <table:table-cell office:value-type="string" table:style-name="ce1">
            <text:p>14 Low Road, Debenham</text:p>
          </table:table-cell>
          <table:table-cell office:value-type="string" table:style-name="ce313">
            <text:p>IP14 6QU</text:p>
          </table:table-cell>
          <table:table-cell office:value-type="float" office:value="617310" table:style-name="ce308">
            <text:p>617310</text:p>
          </table:table-cell>
          <table:table-cell office:value-type="float" office:value="263280" table:style-name="ce309">
            <text:p>2632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0">
            <text:p>Ipswich East &amp; Colchester Rd</text:p>
          </table:table-cell>
          <table:table-cell office:value-type="string" table:style-name="ce1">
            <text:p>17 The Havens, Ransomes Euro Park</text:p>
          </table:table-cell>
          <table:table-cell office:value-type="string" table:style-name="ce313">
            <text:p>IP3 9SJ</text:p>
          </table:table-cell>
          <table:table-cell office:value-type="float" office:value="620757" table:style-name="ce308">
            <text:p>620757</text:p>
          </table:table-cell>
          <table:table-cell office:value-type="float" office:value="241400" table:style-name="ce309">
            <text:p>241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Stradbroke</text:p>
          </table:table-cell>
          <table:table-cell office:value-type="string" table:style-name="ce1">
            <text:p>Wilby Road, Stradbroke</text:p>
          </table:table-cell>
          <table:table-cell office:value-type="string" table:style-name="ce1">
            <text:p>IP21 5JN</text:p>
          </table:table-cell>
          <table:table-cell office:value-type="float" office:value="623010" table:style-name="ce323">
            <text:p>623010</text:p>
          </table:table-cell>
          <table:table-cell office:value-type="float" office:value="273910" table:style-name="ce323">
            <text:p>2739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Woodbridge</text:p>
          </table:table-cell>
          <table:table-cell office:value-type="string" table:style-name="ce1">
            <text:p>Theatre Street, Woodbridge</text:p>
          </table:table-cell>
          <table:table-cell office:value-type="string" table:style-name="ce1">
            <text:p>IP12 4NE</text:p>
          </table:table-cell>
          <table:table-cell office:value-type="float" office:value="627370" table:style-name="ce323">
            <text:p>627370</text:p>
          </table:table-cell>
          <table:table-cell office:value-type="float" office:value="249110" table:style-name="ce323">
            <text:p>2491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Lowestoft South</text:p>
          </table:table-cell>
          <table:table-cell office:value-type="string" table:style-name="ce1">
            <text:p>Stradbroke Road, Lowestoft</text:p>
          </table:table-cell>
          <table:table-cell office:value-type="string" table:style-name="ce2">
            <text:p>NR33 7HS</text:p>
          </table:table-cell>
          <table:table-cell office:value-type="float" office:value="628300" table:style-name="ce323">
            <text:p>628300</text:p>
          </table:table-cell>
          <table:table-cell office:value-type="float" office:value="232950" table:style-name="ce323">
            <text:p>2329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Framlingham</text:p>
          </table:table-cell>
          <table:table-cell office:value-type="string" table:style-name="ce1">
            <text:p>Saxmundham Road, Framlingham</text:p>
          </table:table-cell>
          <table:table-cell office:value-type="string" table:style-name="ce2">
            <text:p>IP13 9DB</text:p>
          </table:table-cell>
          <table:table-cell office:value-type="float" office:value="628940" table:style-name="ce323">
            <text:p>628940</text:p>
          </table:table-cell>
          <table:table-cell office:value-type="float" office:value="263560" table:style-name="ce323">
            <text:p>2635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Felixstowe</text:p>
          </table:table-cell>
          <table:table-cell office:value-type="string" table:style-name="ce1">
            <text:p>High Road West, Felixstowe</text:p>
          </table:table-cell>
          <table:table-cell office:value-type="string" table:style-name="ce2">
            <text:p>IP11 9JA</text:p>
          </table:table-cell>
          <table:table-cell office:value-type="float" office:value="630360" table:style-name="ce323">
            <text:p>630360</text:p>
          </table:table-cell>
          <table:table-cell office:value-type="float" office:value="234970" table:style-name="ce323">
            <text:p>234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Bungay</text:p>
          </table:table-cell>
          <table:table-cell office:value-type="string" table:style-name="ce1">
            <text:p>Hillside Road West, Bungay</text:p>
          </table:table-cell>
          <table:table-cell office:value-type="string" table:style-name="ce1">
            <text:p>NR35 1RQ</text:p>
          </table:table-cell>
          <table:table-cell office:value-type="float" office:value="634260" table:style-name="ce323">
            <text:p>634260</text:p>
          </table:table-cell>
          <table:table-cell office:value-type="float" office:value="288850" table:style-name="ce323">
            <text:p>2888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Saxmundham</text:p>
          </table:table-cell>
          <table:table-cell office:value-type="string" table:style-name="ce1">
            <text:p>Seaman Avenue, Saxmundham</text:p>
          </table:table-cell>
          <table:table-cell office:value-type="string" table:style-name="ce1">
            <text:p>IP17 1DZ</text:p>
          </table:table-cell>
          <table:table-cell office:value-type="float" office:value="638290" table:style-name="ce323">
            <text:p>638290</text:p>
          </table:table-cell>
          <table:table-cell office:value-type="float" office:value="263300" table:style-name="ce323">
            <text:p>2633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Halesworth</text:p>
          </table:table-cell>
          <table:table-cell office:value-type="string" table:style-name="ce1">
            <text:p>Holton Road, Halesworth</text:p>
          </table:table-cell>
          <table:table-cell office:value-type="string" table:style-name="ce2">
            <text:p>IP19 8HD</text:p>
          </table:table-cell>
          <table:table-cell office:value-type="float" office:value="638840" table:style-name="ce323">
            <text:p>638840</text:p>
          </table:table-cell>
          <table:table-cell office:value-type="float" office:value="277240" table:style-name="ce323">
            <text:p>2772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Orford</text:p>
          </table:table-cell>
          <table:table-cell office:value-type="string" table:style-name="ce1">
            <text:p>Ipswich Road, Orford</text:p>
          </table:table-cell>
          <table:table-cell office:value-type="string" table:style-name="ce2">
            <text:p>IP12 2LT</text:p>
          </table:table-cell>
          <table:table-cell office:value-type="float" office:value="641990" table:style-name="ce323">
            <text:p>641990</text:p>
          </table:table-cell>
          <table:table-cell office:value-type="float" office:value="250420" table:style-name="ce323">
            <text:p>2504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Beccles</text:p>
          </table:table-cell>
          <table:table-cell office:value-type="string" table:style-name="ce1">
            <text:p>Ravensmere, Beccles</text:p>
          </table:table-cell>
          <table:table-cell office:value-type="string" table:style-name="ce1">
            <text:p>NR34 9DX</text:p>
          </table:table-cell>
          <table:table-cell office:value-type="float" office:value="642140" table:style-name="ce323">
            <text:p>642140</text:p>
          </table:table-cell>
          <table:table-cell office:value-type="float" office:value="290430" table:style-name="ce323">
            <text:p>2904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Leiston</text:p>
          </table:table-cell>
          <table:table-cell office:value-type="string" table:style-name="ce1">
            <text:p>King George Avenue, Leiston</text:p>
          </table:table-cell>
          <table:table-cell office:value-type="string" table:style-name="ce2">
            <text:p>IP16 4JX</text:p>
          </table:table-cell>
          <table:table-cell office:value-type="float" office:value="644997" table:style-name="ce323">
            <text:p>644997</text:p>
          </table:table-cell>
          <table:table-cell office:value-type="float" office:value="262502" table:style-name="ce323">
            <text:p>2625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Aldeburgh</text:p>
          </table:table-cell>
          <table:table-cell office:value-type="string" table:style-name="ce1">
            <text:p>Kings Field, Aldeburgh</text:p>
          </table:table-cell>
          <table:table-cell office:value-type="string" table:style-name="ce2">
            <text:p>IP15 5EJ</text:p>
          </table:table-cell>
          <table:table-cell office:value-type="float" office:value="645857" table:style-name="ce323">
            <text:p>645857</text:p>
          </table:table-cell>
          <table:table-cell office:value-type="float" office:value="256997" table:style-name="ce323">
            <text:p>256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Wrentham</text:p>
          </table:table-cell>
          <table:table-cell office:value-type="string" table:style-name="ce1">
            <text:p>Church Road, Wrentham</text:p>
          </table:table-cell>
          <table:table-cell office:value-type="string" table:style-name="ce1">
            <text:p>NR34 7LT</text:p>
          </table:table-cell>
          <table:table-cell office:value-type="float" office:value="649650" table:style-name="ce323">
            <text:p>649650</text:p>
          </table:table-cell>
          <table:table-cell office:value-type="float" office:value="282650" table:style-name="ce323">
            <text:p>2826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Reydon &amp; Southwold</text:p>
          </table:table-cell>
          <table:table-cell office:value-type="string" table:style-name="ce1">
            <text:p>29 Fountain Way, Reydon</text:p>
          </table:table-cell>
          <table:table-cell office:value-type="string" table:style-name="ce2">
            <text:p>IP18 6SZ</text:p>
          </table:table-cell>
          <table:table-cell office:value-type="float" office:value="650373" table:style-name="ce323">
            <text:p>650373</text:p>
          </table:table-cell>
          <table:table-cell office:value-type="float" office:value="277889" table:style-name="ce323">
            <text:p>2778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ffolk</text:p>
          </table:table-cell>
          <table:table-cell office:value-type="string" table:style-name="ce1">
            <text:p>E31000034</text:p>
          </table:table-cell>
          <table:table-cell office:value-type="string" table:style-name="ce321">
            <text:p>North Lowestoft</text:p>
          </table:table-cell>
          <table:table-cell office:value-type="string" table:style-name="ce1">
            <text:p>Normanston Drive, Lowestoft</text:p>
          </table:table-cell>
          <table:table-cell office:value-type="string" table:style-name="ce2">
            <text:p>NR32 2QA</text:p>
          </table:table-cell>
          <table:table-cell office:value-type="float" office:value="653420" table:style-name="ce323">
            <text:p>653420</text:p>
          </table:table-cell>
          <table:table-cell office:value-type="float" office:value="293800" table:style-name="ce323">
            <text:p>2938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26 Farnham</text:p>
          </table:table-cell>
          <table:table-cell office:value-type="string" table:style-name="ce1">
            <text:p>Guildford Road, Farnham</text:p>
          </table:table-cell>
          <table:table-cell office:value-type="string" table:style-name="ce2">
            <text:p>GU9 9QB</text:p>
          </table:table-cell>
          <table:table-cell office:value-type="float" office:value="485030" table:style-name="ce323">
            <text:p>485030</text:p>
          </table:table-cell>
          <table:table-cell office:value-type="float" office:value="147440" table:style-name="ce323">
            <text:p>1474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30 Camberley</text:p>
          </table:table-cell>
          <table:table-cell office:value-type="string" table:style-name="ce1">
            <text:p>London Road, Camberley</text:p>
          </table:table-cell>
          <table:table-cell office:value-type="string" table:style-name="ce1">
            <text:p>GU15 3UH</text:p>
          </table:table-cell>
          <table:table-cell office:value-type="float" office:value="485590" table:style-name="ce323">
            <text:p>485590</text:p>
          </table:table-cell>
          <table:table-cell office:value-type="float" office:value="160000" table:style-name="ce323">
            <text:p>16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25 Haslemere</text:p>
          </table:table-cell>
          <table:table-cell office:value-type="string" table:style-name="ce1">
            <text:p>West Sussex, Haslemere</text:p>
          </table:table-cell>
          <table:table-cell office:value-type="string" table:style-name="ce2">
            <text:p>GU27 2AP</text:p>
          </table:table-cell>
          <table:table-cell office:value-type="float" office:value="490310" table:style-name="ce323">
            <text:p>490310</text:p>
          </table:table-cell>
          <table:table-cell office:value-type="float" office:value="132910" table:style-name="ce323">
            <text:p>1329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24 Godalming</text:p>
          </table:table-cell>
          <table:table-cell office:value-type="string" table:style-name="ce1">
            <text:p>Bridge Road, Godalming</text:p>
          </table:table-cell>
          <table:table-cell office:value-type="string" table:style-name="ce2">
            <text:p>GU7 3DU</text:p>
          </table:table-cell>
          <table:table-cell office:value-type="float" office:value="497340" table:style-name="ce323">
            <text:p>497340</text:p>
          </table:table-cell>
          <table:table-cell office:value-type="float" office:value="143710" table:style-name="ce323">
            <text:p>1437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32 Chobham</text:p>
          </table:table-cell>
          <table:table-cell office:value-type="string" table:style-name="ce1">
            <text:p>Bagshot Road, Chobham</text:p>
          </table:table-cell>
          <table:table-cell office:value-type="string" table:style-name="ce1">
            <text:p>GU24 8BZ</text:p>
          </table:table-cell>
          <table:table-cell office:value-type="float" office:value="497490" table:style-name="ce323">
            <text:p>497490</text:p>
          </table:table-cell>
          <table:table-cell office:value-type="float" office:value="161890" table:style-name="ce323">
            <text:p>1618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29 Woking</text:p>
          </table:table-cell>
          <table:table-cell office:value-type="string" table:style-name="ce1">
            <text:p>40 Goldsworth Road, Woking</text:p>
          </table:table-cell>
          <table:table-cell office:value-type="string" table:style-name="ce2">
            <text:p>GU21 6LE</text:p>
          </table:table-cell>
          <table:table-cell office:value-type="float" office:value="498979" table:style-name="ce323">
            <text:p>498979</text:p>
          </table:table-cell>
          <table:table-cell office:value-type="float" office:value="158731" table:style-name="ce323">
            <text:p>1587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22 Guildford</text:p>
          </table:table-cell>
          <table:table-cell office:value-type="string" table:style-name="ce1">
            <text:p>Ladymead, Guildford</text:p>
          </table:table-cell>
          <table:table-cell office:value-type="string" table:style-name="ce2">
            <text:p>GU1 1DL</text:p>
          </table:table-cell>
          <table:table-cell office:value-type="float" office:value="499860" table:style-name="ce323">
            <text:p>499860</text:p>
          </table:table-cell>
          <table:table-cell office:value-type="float" office:value="150920" table:style-name="ce323">
            <text:p>1509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27 Dunsfold</text:p>
          </table:table-cell>
          <table:table-cell office:value-type="string" table:style-name="ce1">
            <text:p>Binhams Meadow, Dunsfold</text:p>
          </table:table-cell>
          <table:table-cell office:value-type="string" table:style-name="ce2">
            <text:p>GU8 4LF</text:p>
          </table:table-cell>
          <table:table-cell office:value-type="float" office:value="500790" table:style-name="ce323">
            <text:p>500790</text:p>
          </table:table-cell>
          <table:table-cell office:value-type="float" office:value="136344" table:style-name="ce323">
            <text:p>1363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31 Egham</text:p>
          </table:table-cell>
          <table:table-cell office:value-type="string" table:style-name="ce1">
            <text:p>High Street, Egham</text:p>
          </table:table-cell>
          <table:table-cell office:value-type="string" table:style-name="ce2">
            <text:p>TW20 9HL</text:p>
          </table:table-cell>
          <table:table-cell office:value-type="float" office:value="501730" table:style-name="ce323">
            <text:p>501730</text:p>
          </table:table-cell>
          <table:table-cell office:value-type="float" office:value="171720" table:style-name="ce323">
            <text:p>1717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33 Chertsey</text:p>
          </table:table-cell>
          <table:table-cell office:value-type="string" table:style-name="ce1">
            <text:p>Addlestone Moor, Addlestone</text:p>
          </table:table-cell>
          <table:table-cell office:value-type="string" table:style-name="ce2">
            <text:p>KT15 2QH</text:p>
          </table:table-cell>
          <table:table-cell office:value-type="float" office:value="505010" table:style-name="ce323">
            <text:p>505010</text:p>
          </table:table-cell>
          <table:table-cell office:value-type="float" office:value="165980" table:style-name="ce323">
            <text:p>165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28 Cranleigh</text:p>
          </table:table-cell>
          <table:table-cell office:value-type="string" table:style-name="ce1">
            <text:p>Dewlands Lane, Cranleigh</text:p>
          </table:table-cell>
          <table:table-cell office:value-type="string" table:style-name="ce1">
            <text:p>GU6 7AD</text:p>
          </table:table-cell>
          <table:table-cell office:value-type="float" office:value="506150" table:style-name="ce323">
            <text:p>506150</text:p>
          </table:table-cell>
          <table:table-cell office:value-type="float" office:value="138990" table:style-name="ce323">
            <text:p>138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10 Staines</text:p>
          </table:table-cell>
          <table:table-cell office:value-type="string" table:style-name="ce1">
            <text:p>Town Lane, Staines</text:p>
          </table:table-cell>
          <table:table-cell office:value-type="string" table:style-name="ce1">
            <text:p>TW19 7JP</text:p>
          </table:table-cell>
          <table:table-cell office:value-type="float" office:value="506160" table:style-name="ce323">
            <text:p>506160</text:p>
          </table:table-cell>
          <table:table-cell office:value-type="float" office:value="172500" table:style-name="ce323">
            <text:p>1725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23 Gomshall</text:p>
          </table:table-cell>
          <table:table-cell office:value-type="string" table:style-name="ce1">
            <text:p>Goose Green, Gomshall</text:p>
          </table:table-cell>
          <table:table-cell office:value-type="string" table:style-name="ce2">
            <text:p>GU5 9LJ</text:p>
          </table:table-cell>
          <table:table-cell office:value-type="float" office:value="508354" table:style-name="ce323">
            <text:p>508354</text:p>
          </table:table-cell>
          <table:table-cell office:value-type="float" office:value="147919" table:style-name="ce323">
            <text:p>1479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19 Sunbury</text:p>
          </table:table-cell>
          <table:table-cell office:value-type="string" table:style-name="ce1">
            <text:p>Staines Road West, Sunbury</text:p>
          </table:table-cell>
          <table:table-cell office:value-type="string" table:style-name="ce2">
            <text:p>TW16 7BG</text:p>
          </table:table-cell>
          <table:table-cell office:value-type="float" office:value="510000" table:style-name="ce323">
            <text:p>510000</text:p>
          </table:table-cell>
          <table:table-cell office:value-type="float" office:value="170010" table:style-name="ce323">
            <text:p>170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21 Painshill</text:p>
          </table:table-cell>
          <table:table-cell office:value-type="string" table:style-name="ce1">
            <text:p>Gavell Road, Cobham</text:p>
          </table:table-cell>
          <table:table-cell office:value-type="string" table:style-name="ce2">
            <text:p>KT11 1AL</text:p>
          </table:table-cell>
          <table:table-cell office:value-type="float" office:value="510310" table:style-name="ce323">
            <text:p>510310</text:p>
          </table:table-cell>
          <table:table-cell office:value-type="float" office:value="160430" table:style-name="ce323">
            <text:p>1604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18 Walton</text:p>
          </table:table-cell>
          <table:table-cell office:value-type="string" table:style-name="ce1">
            <text:p>Hersham Road, Walton On Thames</text:p>
          </table:table-cell>
          <table:table-cell office:value-type="string" table:style-name="ce2">
            <text:p>KT12 1RZ</text:p>
          </table:table-cell>
          <table:table-cell office:value-type="float" office:value="510843" table:style-name="ce323">
            <text:p>510843</text:p>
          </table:table-cell>
          <table:table-cell office:value-type="float" office:value="165228" table:style-name="ce323">
            <text:p>1652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20 Esher</text:p>
          </table:table-cell>
          <table:table-cell office:value-type="string" table:style-name="ce1">
            <text:p>Kingston By Pass, Hinchley Wood</text:p>
          </table:table-cell>
          <table:table-cell office:value-type="string" table:style-name="ce2">
            <text:p>KT10 9TL</text:p>
          </table:table-cell>
          <table:table-cell office:value-type="float" office:value="515110" table:style-name="ce323">
            <text:p>515110</text:p>
          </table:table-cell>
          <table:table-cell office:value-type="float" office:value="165690" table:style-name="ce323">
            <text:p>1656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13 Leatherhead</text:p>
          </table:table-cell>
          <table:table-cell office:value-type="string" table:style-name="ce1">
            <text:p>Cobham Road, Fetcham</text:p>
          </table:table-cell>
          <table:table-cell office:value-type="string" table:style-name="ce1">
            <text:p>KT22 9AW</text:p>
          </table:table-cell>
          <table:table-cell office:value-type="float" office:value="515935" table:style-name="ce323">
            <text:p>515935</text:p>
          </table:table-cell>
          <table:table-cell office:value-type="float" office:value="156008" table:style-name="ce323">
            <text:p>156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12 Dorking</text:p>
          </table:table-cell>
          <table:table-cell office:value-type="string" table:style-name="ce1">
            <text:p>Spook Hill, North Holmwood, Dorking</text:p>
          </table:table-cell>
          <table:table-cell office:value-type="string" table:style-name="ce1">
            <text:p>RH5 4EG</text:p>
          </table:table-cell>
          <table:table-cell office:value-type="float" office:value="516639" table:style-name="ce323">
            <text:p>516639</text:p>
          </table:table-cell>
          <table:table-cell office:value-type="float" office:value="146954" table:style-name="ce323">
            <text:p>1469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17 Epsom</text:p>
          </table:table-cell>
          <table:table-cell office:value-type="string" table:style-name="ce1">
            <text:p>Church Street East, Epsom</text:p>
          </table:table-cell>
          <table:table-cell office:value-type="string" table:style-name="ce2">
            <text:p>KT17 4PW</text:p>
          </table:table-cell>
          <table:table-cell office:value-type="float" office:value="521150" table:style-name="ce323">
            <text:p>521150</text:p>
          </table:table-cell>
          <table:table-cell office:value-type="float" office:value="160760" table:style-name="ce323">
            <text:p>1607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35 Banstead</text:p>
          </table:table-cell>
          <table:table-cell office:value-type="string" table:style-name="ce1">
            <text:p>R/O Police Stn, 168 High St, Banstead</text:p>
          </table:table-cell>
          <table:table-cell office:value-type="string" table:style-name="ce2">
            <text:p>SM7 2NZ</text:p>
          </table:table-cell>
          <table:table-cell office:value-type="float" office:value="525767" table:style-name="ce323">
            <text:p>525767</text:p>
          </table:table-cell>
          <table:table-cell office:value-type="float" office:value="159847" table:style-name="ce323">
            <text:p>1598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11 Reigate</text:p>
          </table:table-cell>
          <table:table-cell office:value-type="string" table:style-name="ce1">
            <text:p>Croydon Road, Reigate</text:p>
          </table:table-cell>
          <table:table-cell office:value-type="string" table:style-name="ce1">
            <text:p>RH2 0EJ</text:p>
          </table:table-cell>
          <table:table-cell office:value-type="float" office:value="526190" table:style-name="ce323">
            <text:p>526190</text:p>
          </table:table-cell>
          <table:table-cell office:value-type="float" office:value="150820" table:style-name="ce323">
            <text:p>1508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21">
            <text:p>36 Salfords</text:p>
          </table:table-cell>
          <table:table-cell office:value-type="string" table:style-name="ce1">
            <text:p>Salbrook Rd Industrial Est, Salfords, Redhill</text:p>
          </table:table-cell>
          <table:table-cell office:value-type="string" table:style-name="ce322">
            <text:p>RH1 5GJ</text:p>
          </table:table-cell>
          <table:table-cell office:value-type="float" office:value="528365" table:style-name="ce323">
            <text:p>528365</text:p>
          </table:table-cell>
          <table:table-cell office:value-type="float" office:value="146153" table:style-name="ce323">
            <text:p>1461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33">
            <text:p>14 Godstone</text:p>
          </table:table-cell>
          <table:table-cell office:value-type="string" table:style-name="ce1">
            <text:p>Eastbourne Road, Godstone</text:p>
          </table:table-cell>
          <table:table-cell office:value-type="string" table:style-name="ce324">
            <text:p>RH9 8BQ</text:p>
          </table:table-cell>
          <table:table-cell office:value-type="float" office:value="535210" table:style-name="ce331">
            <text:p>535210</text:p>
          </table:table-cell>
          <table:table-cell office:value-type="float" office:value="152890" table:style-name="ce331">
            <text:p>1528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33">
            <text:p>16 Lingfield</text:p>
          </table:table-cell>
          <table:table-cell office:value-type="string" table:style-name="ce1">
            <text:p>Saxbys Lane, Lingfield</text:p>
          </table:table-cell>
          <table:table-cell office:value-type="string" table:style-name="ce325">
            <text:p>RH7 6DP</text:p>
          </table:table-cell>
          <table:table-cell office:value-type="float" office:value="538906" table:style-name="ce331">
            <text:p>538906</text:p>
          </table:table-cell>
          <table:table-cell office:value-type="float" office:value="144268" table:style-name="ce331">
            <text:p>1442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rey</text:p>
          </table:table-cell>
          <table:table-cell office:value-type="string" table:style-name="ce1">
            <text:p>E31000035</text:p>
          </table:table-cell>
          <table:table-cell office:value-type="string" table:style-name="ce333">
            <text:p>15 Oxted</text:p>
          </table:table-cell>
          <table:table-cell office:value-type="string" table:style-name="ce1">
            <text:p>Potters Sandpit, Oxted</text:p>
          </table:table-cell>
          <table:table-cell office:value-type="string" table:style-name="ce326">
            <text:p>RH8 0ER</text:p>
          </table:table-cell>
          <table:table-cell office:value-type="float" office:value="539910" table:style-name="ce331">
            <text:p>539910</text:p>
          </table:table-cell>
          <table:table-cell office:value-type="float" office:value="152680" table:style-name="ce331">
            <text:p>1526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Alcester Fire Station</text:p>
          </table:table-cell>
          <table:table-cell office:value-type="string" table:style-name="ce1">
            <text:p>Seggs Lane, Alcester, Warwickshire</text:p>
          </table:table-cell>
          <table:table-cell office:value-type="string" table:style-name="ce327">
            <text:p>B49 5HJ</text:p>
          </table:table-cell>
          <table:table-cell office:value-type="float" office:value="408420" table:style-name="ce331">
            <text:p>408420</text:p>
          </table:table-cell>
          <table:table-cell office:value-type="float" office:value="257000" table:style-name="ce331">
            <text:p>257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Bidford Fire Station</text:p>
          </table:table-cell>
          <table:table-cell office:value-type="string" table:style-name="ce1">
            <text:p>Bramley Way, Bidford On Avon, Warwickshire</text:p>
          </table:table-cell>
          <table:table-cell office:value-type="string" table:style-name="ce328">
            <text:p>B50 4QG</text:p>
          </table:table-cell>
          <table:table-cell office:value-type="float" office:value="410360" table:style-name="ce331">
            <text:p>410360</text:p>
          </table:table-cell>
          <table:table-cell office:value-type="float" office:value="252160" table:style-name="ce331">
            <text:p>2521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Henley Fire Station</text:p>
          </table:table-cell>
          <table:table-cell office:value-type="string" table:style-name="ce1">
            <text:p>Station Road, Henley In Arden, Warwickshire</text:p>
          </table:table-cell>
          <table:table-cell office:value-type="string" table:style-name="ce328">
            <text:p>B95 5JP</text:p>
          </table:table-cell>
          <table:table-cell office:value-type="float" office:value="415220" table:style-name="ce331">
            <text:p>415220</text:p>
          </table:table-cell>
          <table:table-cell office:value-type="float" office:value="266360" table:style-name="ce331">
            <text:p>2663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Stratford Fire Station</text:p>
          </table:table-cell>
          <table:table-cell office:value-type="string" table:style-name="ce1">
            <text:p>Masons Road, Startford Upon Avon, Warwickshire</text:p>
          </table:table-cell>
          <table:table-cell office:value-type="string" table:style-name="ce329">
            <text:p>CV37 9NA</text:p>
          </table:table-cell>
          <table:table-cell office:value-type="float" office:value="419187" table:style-name="ce331">
            <text:p>419187</text:p>
          </table:table-cell>
          <table:table-cell office:value-type="float" office:value="255140" table:style-name="ce331">
            <text:p>2551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Coleshill Fire Station</text:p>
          </table:table-cell>
          <table:table-cell office:value-type="string" table:style-name="ce1">
            <text:p>Park Road, Coleshill, Warwickshire</text:p>
          </table:table-cell>
          <table:table-cell office:value-type="string" table:style-name="ce329">
            <text:p>B46 3LA</text:p>
          </table:table-cell>
          <table:table-cell office:value-type="float" office:value="420180" table:style-name="ce331">
            <text:p>420180</text:p>
          </table:table-cell>
          <table:table-cell office:value-type="float" office:value="289220" table:style-name="ce331">
            <text:p>2892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Shipston Fire Station</text:p>
          </table:table-cell>
          <table:table-cell office:value-type="string" table:style-name="ce1">
            <text:p>Telegraph Street, Shipston On Stour, Warwickshire</text:p>
          </table:table-cell>
          <table:table-cell office:value-type="string" table:style-name="ce329">
            <text:p>CV36 4DA</text:p>
          </table:table-cell>
          <table:table-cell office:value-type="float" office:value="425810" table:style-name="ce331">
            <text:p>425810</text:p>
          </table:table-cell>
          <table:table-cell office:value-type="float" office:value="240430" table:style-name="ce331">
            <text:p>2404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Polesworth Fire Station</text:p>
          </table:table-cell>
          <table:table-cell office:value-type="string" table:style-name="ce1">
            <text:p>Ramworth Road, Polesworth, Warwickshire</text:p>
          </table:table-cell>
          <table:table-cell office:value-type="string" table:style-name="ce329">
            <text:p>B78 1HS</text:p>
          </table:table-cell>
          <table:table-cell office:value-type="float" office:value="425850" table:style-name="ce331">
            <text:p>425850</text:p>
          </table:table-cell>
          <table:table-cell office:value-type="float" office:value="302210" table:style-name="ce331">
            <text:p>3022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Wellesbourne Fire Station</text:p>
          </table:table-cell>
          <table:table-cell office:value-type="string" table:style-name="ce1">
            <text:p>Loxley Road, Wellesbourne, Warwickshire</text:p>
          </table:table-cell>
          <table:table-cell office:value-type="string" table:style-name="ce329">
            <text:p>CV35 9JL</text:p>
          </table:table-cell>
          <table:table-cell office:value-type="float" office:value="427380" table:style-name="ce331">
            <text:p>427380</text:p>
          </table:table-cell>
          <table:table-cell office:value-type="float" office:value="255190" table:style-name="ce331">
            <text:p>2551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Kenilworth Fire Station</text:p>
          </table:table-cell>
          <table:table-cell office:value-type="string" table:style-name="ce1">
            <text:p>School Lane, Kenilworth Warwickshire</text:p>
          </table:table-cell>
          <table:table-cell office:value-type="string" table:style-name="ce329">
            <text:p>CV8 2GU</text:p>
          </table:table-cell>
          <table:table-cell office:value-type="float" office:value="428820" table:style-name="ce331">
            <text:p>428820</text:p>
          </table:table-cell>
          <table:table-cell office:value-type="float" office:value="272560" table:style-name="ce331">
            <text:p>2725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Atherstone Fire Station</text:p>
          </table:table-cell>
          <table:table-cell office:value-type="string" table:style-name="ce1">
            <text:p>Kings Avenue, Atherstone, Warwickshire</text:p>
          </table:table-cell>
          <table:table-cell office:value-type="string" table:style-name="ce329">
            <text:p>CV9 1JZ</text:p>
          </table:table-cell>
          <table:table-cell office:value-type="float" office:value="430840" table:style-name="ce331">
            <text:p>430840</text:p>
          </table:table-cell>
          <table:table-cell office:value-type="float" office:value="297780" table:style-name="ce331">
            <text:p>2977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Leamington Fire Station</text:p>
          </table:table-cell>
          <table:table-cell office:value-type="string" table:style-name="ce1">
            <text:p>Warwick Street, Leamington Spa, Warwickshire</text:p>
          </table:table-cell>
          <table:table-cell office:value-type="string" table:style-name="ce330">
            <text:p>CV32 5LH</text:p>
          </table:table-cell>
          <table:table-cell office:value-type="float" office:value="431530" table:style-name="ce331">
            <text:p>431530</text:p>
          </table:table-cell>
          <table:table-cell office:value-type="float" office:value="265960" table:style-name="ce331">
            <text:p>265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Gaydon Fire Station</text:p>
          </table:table-cell>
          <table:table-cell office:value-type="string" table:style-name="ce1">
            <text:p>Aston Martin, Banbury Road, Gaydon, Warwick</text:p>
          </table:table-cell>
          <table:table-cell office:value-type="string" table:style-name="ce329">
            <text:p>CV35 0DB</text:p>
          </table:table-cell>
          <table:table-cell office:value-type="float" office:value="435319" table:style-name="ce331">
            <text:p>435319</text:p>
          </table:table-cell>
          <table:table-cell office:value-type="float" office:value="255267" table:style-name="ce331">
            <text:p>2552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Nuneaton Fire Station</text:p>
          </table:table-cell>
          <table:table-cell office:value-type="string" table:style-name="ce1">
            <text:p>Newtown Road, Nuneaton, Warwickshire</text:p>
          </table:table-cell>
          <table:table-cell office:value-type="string" table:style-name="ce330">
            <text:p>CV11 4HR</text:p>
          </table:table-cell>
          <table:table-cell office:value-type="float" office:value="436050" table:style-name="ce331">
            <text:p>436050</text:p>
          </table:table-cell>
          <table:table-cell office:value-type="float" office:value="292110" table:style-name="ce331">
            <text:p>2921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Bedworth Fire Station</text:p>
          </table:table-cell>
          <table:table-cell office:value-type="string" table:style-name="ce1">
            <text:p>Park Road, Bedworth, Warwickshire</text:p>
          </table:table-cell>
          <table:table-cell office:value-type="string" table:style-name="ce329">
            <text:p>CV12 8LB</text:p>
          </table:table-cell>
          <table:table-cell office:value-type="float" office:value="436310" table:style-name="ce331">
            <text:p>436310</text:p>
          </table:table-cell>
          <table:table-cell office:value-type="float" office:value="287000" table:style-name="ce331">
            <text:p>287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Southam Fire Station</text:p>
          </table:table-cell>
          <table:table-cell office:value-type="string" table:style-name="ce1">
            <text:p>Coventry Street, Southam, Warwickshire</text:p>
          </table:table-cell>
          <table:table-cell office:value-type="string" table:style-name="ce329">
            <text:p>CV47 0EL</text:p>
          </table:table-cell>
          <table:table-cell office:value-type="float" office:value="442310" table:style-name="ce331">
            <text:p>442310</text:p>
          </table:table-cell>
          <table:table-cell office:value-type="float" office:value="261850" table:style-name="ce331">
            <text:p>2618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Fenny Compton Fire Station</text:p>
          </table:table-cell>
          <table:table-cell office:value-type="string" table:style-name="ce1">
            <text:p>Memorial Road, Fenny Compton, Warwickshire</text:p>
          </table:table-cell>
          <table:table-cell office:value-type="string" table:style-name="ce329">
            <text:p>CV47 2XU</text:p>
          </table:table-cell>
          <table:table-cell office:value-type="float" office:value="442415" table:style-name="ce331">
            <text:p>442415</text:p>
          </table:table-cell>
          <table:table-cell office:value-type="float" office:value="252847" table:style-name="ce331">
            <text:p>2528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rwickshire</text:p>
          </table:table-cell>
          <table:table-cell office:value-type="string" table:style-name="ce1">
            <text:p>E31000036</text:p>
          </table:table-cell>
          <table:table-cell office:value-type="string" table:style-name="ce333">
            <text:p>Rugby Fire Station</text:p>
          </table:table-cell>
          <table:table-cell office:value-type="string" table:style-name="ce1">
            <text:p>Corporation Street, Rugby, Warwickshire</text:p>
          </table:table-cell>
          <table:table-cell office:value-type="string" table:style-name="ce329">
            <text:p>CV21 2DN</text:p>
          </table:table-cell>
          <table:table-cell office:value-type="float" office:value="450280" table:style-name="ce331">
            <text:p>450280</text:p>
          </table:table-cell>
          <table:table-cell office:value-type="float" office:value="275010" table:style-name="ce331">
            <text:p>275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3">
            <text:p>Arundel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29">
            <text:p>Not available here, but please see https://www.westsussex.gov.uk/find-my-nearest/fire-station/</text:p>
          </table:table-cell>
          <table:table-cell office:value-type="string" table:style-name="ce332">
            <text:p>Not available here, but please see https://www.westsussex.gov.uk/find-my-nearest/fire-station/</text:p>
          </table:table-cell>
          <table:table-cell office:value-type="string" table:style-name="ce332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3">
            <text:p>Billingshurst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29">
            <text:p>Not available here, but please see https://www.westsussex.gov.uk/find-my-nearest/fire-station/</text:p>
          </table:table-cell>
          <table:table-cell office:value-type="string" table:style-name="ce332">
            <text:p>Not available here, but please see https://www.westsussex.gov.uk/find-my-nearest/fire-station/</text:p>
          </table:table-cell>
          <table:table-cell office:value-type="string" table:style-name="ce332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Bognor Regis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4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Burgess Hill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5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Chichester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4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Crawley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4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East Grinstead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6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East Preston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6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East Wittering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4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Haywards Heath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4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Henfield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4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Horley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4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Horsham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4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Hurstpierpoint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4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Lancing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4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Littlehampton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4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38">
            <text:p>Midhurst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34">
            <text:p>Not available here, but please see https://www.westsussex.gov.uk/find-my-nearest/fire-station/</text:p>
          </table:table-cell>
          <table:table-cell office:value-type="string" table:style-name="ce339">
            <text:p>Not available here, but please see https://www.westsussex.gov.uk/find-my-nearest/fire-station/</text:p>
          </table:table-cell>
          <table:table-cell office:value-type="string" table:style-name="ce337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43">
            <text:p>Partridge Green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44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43">
            <text:p>Petworth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40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43">
            <text:p>Selsey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44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43">
            <text:p>Shoreham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52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43">
            <text:p>Steyning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53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43">
            <text:p>Storrington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54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43">
            <text:p>Turners Hill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54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Sussex</text:p>
          </table:table-cell>
          <table:table-cell office:value-type="string" table:style-name="ce1">
            <text:p>E31000037</text:p>
          </table:table-cell>
          <table:table-cell office:value-type="string" table:style-name="ce343">
            <text:p>Worthing</text:p>
          </table:table-cell>
          <table:table-cell office:value-type="string" table:style-name="ce1">
            <text:p>Not Available Here, But Please See Https://Www.Westsussex.Gov.Uk/Find-My-Nearest/Fire-Station/</text:p>
          </table:table-cell>
          <table:table-cell office:value-type="string" table:style-name="ce355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office:value-type="string" table:style-name="ce34">
            <text:p>Not available here, but please see https://www.westsussex.gov.uk/find-my-nearest/fire-station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Wigan</text:p>
          </table:table-cell>
          <table:table-cell office:value-type="string" table:style-name="ce1">
            <text:p>Wigan Fire Station, Robin Park Road, Wigan</text:p>
          </table:table-cell>
          <table:table-cell office:value-type="string" table:style-name="ce341">
            <text:p>WN5 0UU</text:p>
          </table:table-cell>
          <table:table-cell office:value-type="float" office:value="356950.4" table:style-name="ce32">
            <text:p>356950</text:p>
          </table:table-cell>
          <table:table-cell office:value-type="float" office:value="405140.8" table:style-name="ce32">
            <text:p>4051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Hindley</text:p>
          </table:table-cell>
          <table:table-cell office:value-type="string" table:style-name="ce1">
            <text:p>Hindley Fire Station, Borsdane Avenue, Hindley, Wigan</text:p>
          </table:table-cell>
          <table:table-cell office:value-type="string" table:style-name="ce342">
            <text:p>WN2 3QB</text:p>
          </table:table-cell>
          <table:table-cell office:value-type="float" office:value="362397.1" table:style-name="ce32">
            <text:p>362397</text:p>
          </table:table-cell>
          <table:table-cell office:value-type="float" office:value="403898.6" table:style-name="ce32">
            <text:p>4038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Horwich</text:p>
          </table:table-cell>
          <table:table-cell office:value-type="string" table:style-name="ce1">
            <text:p>Horwich Fire Station, Chorley New Road, Horwich, Bolton</text:p>
          </table:table-cell>
          <table:table-cell office:value-type="string" table:style-name="ce34">
            <text:p>BL6 5NL</text:p>
          </table:table-cell>
          <table:table-cell office:value-type="float" office:value="363847.4" table:style-name="ce32">
            <text:p>363847</text:p>
          </table:table-cell>
          <table:table-cell office:value-type="float" office:value="411138" table:style-name="ce32">
            <text:p>4111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Leigh</text:p>
          </table:table-cell>
          <table:table-cell office:value-type="string" table:style-name="ce1">
            <text:p>Leigh Fire Station, St Helens Road, Leigh, Wigan</text:p>
          </table:table-cell>
          <table:table-cell office:value-type="string" table:style-name="ce34">
            <text:p>WN7 3PA</text:p>
          </table:table-cell>
          <table:table-cell office:value-type="float" office:value="364509.2" table:style-name="ce32">
            <text:p>364509</text:p>
          </table:table-cell>
          <table:table-cell office:value-type="float" office:value="398461.4" table:style-name="ce32">
            <text:p>3984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Atherton</text:p>
          </table:table-cell>
          <table:table-cell office:value-type="string" table:style-name="ce1">
            <text:p>Atherton Fire Station, Gloucester Street, Atherton, Wigan</text:p>
          </table:table-cell>
          <table:table-cell office:value-type="string" table:style-name="ce34">
            <text:p>M46 0JT</text:p>
          </table:table-cell>
          <table:table-cell office:value-type="float" office:value="367346.25" table:style-name="ce32">
            <text:p>367346</text:p>
          </table:table-cell>
          <table:table-cell office:value-type="float" office:value="403455.21" table:style-name="ce32">
            <text:p>4034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Bolton Central</text:p>
          </table:table-cell>
          <table:table-cell office:value-type="string" table:style-name="ce1">
            <text:p>Bolton Central Fire Station, Moor Lane, Bolton</text:p>
          </table:table-cell>
          <table:table-cell office:value-type="string" table:style-name="ce34">
            <text:p>BL3 5DB</text:p>
          </table:table-cell>
          <table:table-cell office:value-type="float" office:value="371235.6" table:style-name="ce32">
            <text:p>371236</text:p>
          </table:table-cell>
          <table:table-cell office:value-type="float" office:value="408843" table:style-name="ce32">
            <text:p>4088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Irlam</text:p>
          </table:table-cell>
          <table:table-cell office:value-type="string" table:style-name="ce1">
            <text:p>Irlam Fire Station, Fairhills Road, Irlam, Salford</text:p>
          </table:table-cell>
          <table:table-cell office:value-type="string" table:style-name="ce34">
            <text:p>M44 6BA</text:p>
          </table:table-cell>
          <table:table-cell office:value-type="float" office:value="372189.2" table:style-name="ce32">
            <text:p>372189</text:p>
          </table:table-cell>
          <table:table-cell office:value-type="float" office:value="393807.4" table:style-name="ce32">
            <text:p>3938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Bolton North</text:p>
          </table:table-cell>
          <table:table-cell office:value-type="string" table:style-name="ce1">
            <text:p>Bolton North Fire Station, Crompton Way, Bolton</text:p>
          </table:table-cell>
          <table:table-cell office:value-type="string" table:style-name="ce34">
            <text:p>BL1 8UP</text:p>
          </table:table-cell>
          <table:table-cell office:value-type="float" office:value="372540.4" table:style-name="ce32">
            <text:p>372540</text:p>
          </table:table-cell>
          <table:table-cell office:value-type="float" office:value="411290.2" table:style-name="ce32">
            <text:p>4112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Farnworth</text:p>
          </table:table-cell>
          <table:table-cell office:value-type="string" table:style-name="ce1">
            <text:p>Farnworth Fire Station, Albert Road, Farnworth, Bolton</text:p>
          </table:table-cell>
          <table:table-cell office:value-type="string" table:style-name="ce34">
            <text:p>BL4 9HF</text:p>
          </table:table-cell>
          <table:table-cell office:value-type="float" office:value="373649.7" table:style-name="ce32">
            <text:p>373650</text:p>
          </table:table-cell>
          <table:table-cell office:value-type="float" office:value="405629.2" table:style-name="ce32">
            <text:p>4056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Eccles</text:p>
          </table:table-cell>
          <table:table-cell office:value-type="string" table:style-name="ce1">
            <text:p>Eccles Fire Station, 288, Liverpool Road, Eccles, Salford</text:p>
          </table:table-cell>
          <table:table-cell office:value-type="string" table:style-name="ce34">
            <text:p>M30 0RZ</text:p>
          </table:table-cell>
          <table:table-cell office:value-type="float" office:value="376363.8" table:style-name="ce32">
            <text:p>376364</text:p>
          </table:table-cell>
          <table:table-cell office:value-type="float" office:value="398407.6" table:style-name="ce32">
            <text:p>3984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Altrincham</text:p>
          </table:table-cell>
          <table:table-cell office:value-type="string" table:style-name="ce1">
            <text:p>Altrincham Fire Station, 43, Manchester Road, Altrincham, Trafford</text:p>
          </table:table-cell>
          <table:table-cell office:value-type="string" table:style-name="ce34">
            <text:p>WA14 4RQ</text:p>
          </table:table-cell>
          <table:table-cell office:value-type="float" office:value="376575.8" table:style-name="ce32">
            <text:p>376576</text:p>
          </table:table-cell>
          <table:table-cell office:value-type="float" office:value="388762.2" table:style-name="ce32">
            <text:p>3887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Sale</text:p>
          </table:table-cell>
          <table:table-cell office:value-type="string" table:style-name="ce1">
            <text:p>Sale Fire Station, Cranleigh Drive, Sale, Trafford</text:p>
          </table:table-cell>
          <table:table-cell office:value-type="string" table:style-name="ce34">
            <text:p>M33 7NT</text:p>
          </table:table-cell>
          <table:table-cell office:value-type="float" office:value="378261" table:style-name="ce32">
            <text:p>378261</text:p>
          </table:table-cell>
          <table:table-cell office:value-type="float" office:value="392089.59999999998" table:style-name="ce32">
            <text:p>3920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Stretford</text:p>
          </table:table-cell>
          <table:table-cell office:value-type="string" table:style-name="ce1">
            <text:p>Stretford Fire Station, 246 - 248, Park Road, Stretford, Trafford</text:p>
          </table:table-cell>
          <table:table-cell office:value-type="string" table:style-name="ce34">
            <text:p>M32 8RJ</text:p>
          </table:table-cell>
          <table:table-cell office:value-type="float" office:value="379033.7" table:style-name="ce32">
            <text:p>379034</text:p>
          </table:table-cell>
          <table:table-cell office:value-type="float" office:value="395427.1" table:style-name="ce32">
            <text:p>3954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Ramsbottom</text:p>
          </table:table-cell>
          <table:table-cell office:value-type="string" table:style-name="ce1">
            <text:p>Ramsbottom Fire Station, Stubbins Lane, Ramsbottom, Bury</text:p>
          </table:table-cell>
          <table:table-cell office:value-type="string" table:style-name="ce34">
            <text:p>BL0 0PS</text:p>
          </table:table-cell>
          <table:table-cell office:value-type="float" office:value="379196.9" table:style-name="ce32">
            <text:p>379197</text:p>
          </table:table-cell>
          <table:table-cell office:value-type="float" office:value="417566.1" table:style-name="ce32">
            <text:p>4175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Agecroft</text:p>
          </table:table-cell>
          <table:table-cell office:value-type="string" table:style-name="ce1">
            <text:p>Agecroft Fire Station, Bolton Road, Swinton, Salford</text:p>
          </table:table-cell>
          <table:table-cell office:value-type="string" table:style-name="ce34">
            <text:p>M27 8XS</text:p>
          </table:table-cell>
          <table:table-cell office:value-type="float" office:value="379499.4" table:style-name="ce32">
            <text:p>379499</text:p>
          </table:table-cell>
          <table:table-cell office:value-type="float" office:value="400988.7" table:style-name="ce32">
            <text:p>400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3">
            <text:p>Bury</text:p>
          </table:table-cell>
          <table:table-cell office:value-type="string" table:style-name="ce1">
            <text:p>Bury Community Fire Station, Magdalene Road, Bury</text:p>
          </table:table-cell>
          <table:table-cell office:value-type="string" table:style-name="ce34">
            <text:p>BL9 0ES</text:p>
          </table:table-cell>
          <table:table-cell office:value-type="float" office:value="380102" table:style-name="ce32">
            <text:p>380102</text:p>
          </table:table-cell>
          <table:table-cell office:value-type="float" office:value="411278" table:style-name="ce32">
            <text:p>4112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Whitefield</text:p>
          </table:table-cell>
          <table:table-cell office:value-type="string" table:style-name="ce1">
            <text:p>Whitefield Fire Station, Bury New Road, Whitefield, Bury</text:p>
          </table:table-cell>
          <table:table-cell office:value-type="string" table:style-name="ce356">
            <text:p>M45 7SY</text:p>
          </table:table-cell>
          <table:table-cell office:value-type="float" office:value="380475.1" table:style-name="ce32">
            <text:p>380475</text:p>
          </table:table-cell>
          <table:table-cell office:value-type="float" office:value="406475" table:style-name="ce32">
            <text:p>4064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Salford</text:p>
          </table:table-cell>
          <table:table-cell office:value-type="string" table:style-name="ce1">
            <text:p>Salford Fire Station, 60, Liverpool Street, Salford</text:p>
          </table:table-cell>
          <table:table-cell office:value-type="string" table:style-name="ce356">
            <text:p>M5 4LT</text:p>
          </table:table-cell>
          <table:table-cell office:value-type="float" office:value="382106.8" table:style-name="ce32">
            <text:p>382107</text:p>
          </table:table-cell>
          <table:table-cell office:value-type="float" office:value="398249.3" table:style-name="ce32">
            <text:p>3982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Broughton</text:p>
          </table:table-cell>
          <table:table-cell office:value-type="string" table:style-name="ce1">
            <text:p>Broughton Fire Station, Bury New Road, Salford</text:p>
          </table:table-cell>
          <table:table-cell office:value-type="string" table:style-name="ce357">
            <text:p>M7 4LE</text:p>
          </table:table-cell>
          <table:table-cell office:value-type="float" office:value="382613.2" table:style-name="ce32">
            <text:p>382613</text:p>
          </table:table-cell>
          <table:table-cell office:value-type="float" office:value="401599.1" table:style-name="ce32">
            <text:p>4015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Wythenshawe</text:p>
          </table:table-cell>
          <table:table-cell office:value-type="string" table:style-name="ce1">
            <text:p>Wythenshawe Fire Station, Brownley Road, Manchester</text:p>
          </table:table-cell>
          <table:table-cell office:value-type="string" table:style-name="ce358">
            <text:p>M22 5FG</text:p>
          </table:table-cell>
          <table:table-cell office:value-type="float" office:value="383021.4" table:style-name="ce32">
            <text:p>383021</text:p>
          </table:table-cell>
          <table:table-cell office:value-type="float" office:value="387253.7" table:style-name="ce32">
            <text:p>3872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Moss Side</text:p>
          </table:table-cell>
          <table:table-cell office:value-type="string" table:style-name="ce1">
            <text:p>Moss Side Fire Station, Denhill Road, Moss Side, Manchester</text:p>
          </table:table-cell>
          <table:table-cell office:value-type="string" table:style-name="ce359">
            <text:p>M15 5NR</text:p>
          </table:table-cell>
          <table:table-cell office:value-type="float" office:value="383745.1" table:style-name="ce32">
            <text:p>383745</text:p>
          </table:table-cell>
          <table:table-cell office:value-type="float" office:value="395936.6" table:style-name="ce32">
            <text:p>3959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Manchester Central</text:p>
          </table:table-cell>
          <table:table-cell office:value-type="string" table:style-name="ce1">
            <text:p>Manchester Central Station, Thompson Street, New Cross, Manchester</text:p>
          </table:table-cell>
          <table:table-cell office:value-type="string" table:style-name="ce360">
            <text:p>M4 5FP</text:p>
          </table:table-cell>
          <table:table-cell office:value-type="float" office:value="384790.9" table:style-name="ce32">
            <text:p>384791</text:p>
          </table:table-cell>
          <table:table-cell office:value-type="float" office:value="398956.4" table:style-name="ce32">
            <text:p>3989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Withington</text:p>
          </table:table-cell>
          <table:table-cell office:value-type="string" table:style-name="ce1">
            <text:p>Withington Police And Fire Station, 507, Wilmslow Road, Manchester</text:p>
          </table:table-cell>
          <table:table-cell office:value-type="string" table:style-name="ce360">
            <text:p>M20 4AW</text:p>
          </table:table-cell>
          <table:table-cell office:value-type="float" office:value="384925.5" table:style-name="ce32">
            <text:p>384926</text:p>
          </table:table-cell>
          <table:table-cell office:value-type="float" office:value="392798.7" table:style-name="ce32">
            <text:p>3927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Blackley</text:p>
          </table:table-cell>
          <table:table-cell office:value-type="string" table:style-name="ce1">
            <text:p>Blackley Fire Station, 1058, Rochdale Road, Manchester</text:p>
          </table:table-cell>
          <table:table-cell office:value-type="string" table:style-name="ce361">
            <text:p>M9 7EQ</text:p>
          </table:table-cell>
          <table:table-cell office:value-type="float" office:value="386074.79" table:style-name="ce32">
            <text:p>386075</text:p>
          </table:table-cell>
          <table:table-cell office:value-type="float" office:value="403386.87" table:style-name="ce32">
            <text:p>4033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Heywood</text:p>
          </table:table-cell>
          <table:table-cell office:value-type="string" table:style-name="ce1">
            <text:p>Heywood Fire Station, Middleton Road, Heywood</text:p>
          </table:table-cell>
          <table:table-cell office:value-type="string" table:style-name="ce361">
            <text:p>OL10 2LU</text:p>
          </table:table-cell>
          <table:table-cell office:value-type="float" office:value="386369.6" table:style-name="ce32">
            <text:p>386370</text:p>
          </table:table-cell>
          <table:table-cell office:value-type="float" office:value="409308.5" table:style-name="ce32">
            <text:p>4093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Philips Park</text:p>
          </table:table-cell>
          <table:table-cell office:value-type="string" table:style-name="ce1">
            <text:p>Philips Park Fire Station, Briscoe Lane, Manchester</text:p>
          </table:table-cell>
          <table:table-cell office:value-type="string" table:style-name="ce361">
            <text:p>M40 2XG</text:p>
          </table:table-cell>
          <table:table-cell office:value-type="float" office:value="386743.9" table:style-name="ce32">
            <text:p>386744</text:p>
          </table:table-cell>
          <table:table-cell office:value-type="float" office:value="399306.3" table:style-name="ce32">
            <text:p>3993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Cheadle</text:p>
          </table:table-cell>
          <table:table-cell office:value-type="string" table:style-name="ce1">
            <text:p>Cheadle Fire Station, Turves Road, Cheadle Hulme, Cheadle, Stockport</text:p>
          </table:table-cell>
          <table:table-cell office:value-type="string" table:style-name="ce361">
            <text:p>SK8 6AY</text:p>
          </table:table-cell>
          <table:table-cell office:value-type="float" office:value="387028.4" table:style-name="ce32">
            <text:p>387028</text:p>
          </table:table-cell>
          <table:table-cell office:value-type="float" office:value="386587.6" table:style-name="ce32">
            <text:p>3865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Gorton</text:p>
          </table:table-cell>
          <table:table-cell office:value-type="string" table:style-name="ce1">
            <text:p>Gorton Fire Station, 2, Feltham Street, Manchester</text:p>
          </table:table-cell>
          <table:table-cell office:value-type="string" table:style-name="ce361">
            <text:p>M12 5NS</text:p>
          </table:table-cell>
          <table:table-cell office:value-type="float" office:value="387177.8" table:style-name="ce32">
            <text:p>387178</text:p>
          </table:table-cell>
          <table:table-cell office:value-type="float" office:value="396673.9" table:style-name="ce32">
            <text:p>3966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Stockport</text:p>
          </table:table-cell>
          <table:table-cell office:value-type="string" table:style-name="ce1">
            <text:p>Stockport Fire Station, King Street West, Stockport</text:p>
          </table:table-cell>
          <table:table-cell office:value-type="string" table:style-name="ce361">
            <text:p>SK3 0DT</text:p>
          </table:table-cell>
          <table:table-cell office:value-type="float" office:value="389015.6" table:style-name="ce32">
            <text:p>389016</text:p>
          </table:table-cell>
          <table:table-cell office:value-type="float" office:value="389996.2" table:style-name="ce32">
            <text:p>389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Whitehill</text:p>
          </table:table-cell>
          <table:table-cell office:value-type="string" table:style-name="ce1">
            <text:p>Whitehill Fire Station, Whitehill Street West, Stockport</text:p>
          </table:table-cell>
          <table:table-cell office:value-type="string" table:style-name="ce361">
            <text:p>SK4 1NR</text:p>
          </table:table-cell>
          <table:table-cell office:value-type="float" office:value="389076.1" table:style-name="ce32">
            <text:p>389076</text:p>
          </table:table-cell>
          <table:table-cell office:value-type="float" office:value="391975.8" table:style-name="ce32">
            <text:p>39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Chadderton</text:p>
          </table:table-cell>
          <table:table-cell office:value-type="string" table:style-name="ce1">
            <text:p>Chadderton Fire Station, Broadway, Chadderton, Oldham</text:p>
          </table:table-cell>
          <table:table-cell office:value-type="string" table:style-name="ce361">
            <text:p>OL9 0JX</text:p>
          </table:table-cell>
          <table:table-cell office:value-type="float" office:value="390568.5" table:style-name="ce32">
            <text:p>390569</text:p>
          </table:table-cell>
          <table:table-cell office:value-type="float" office:value="405799.7" table:style-name="ce32">
            <text:p>4058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Rochdale</text:p>
          </table:table-cell>
          <table:table-cell office:value-type="string" table:style-name="ce1">
            <text:p>Rochdale Community Fire Station, Halifax Road, Rochdale</text:p>
          </table:table-cell>
          <table:table-cell office:value-type="string" table:style-name="ce361">
            <text:p>OL12 9BD</text:p>
          </table:table-cell>
          <table:table-cell office:value-type="float" office:value="390585" table:style-name="ce32">
            <text:p>390585</text:p>
          </table:table-cell>
          <table:table-cell office:value-type="float" office:value="414156" table:style-name="ce32">
            <text:p>4141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Offerton</text:p>
          </table:table-cell>
          <table:table-cell office:value-type="string" table:style-name="ce1">
            <text:p>Offerton Fire Station, Lisburn Lane, Stockport</text:p>
          </table:table-cell>
          <table:table-cell office:value-type="string" table:style-name="ce361">
            <text:p>SK2 5NP</text:p>
          </table:table-cell>
          <table:table-cell office:value-type="float" office:value="391791.8" table:style-name="ce32">
            <text:p>391792</text:p>
          </table:table-cell>
          <table:table-cell office:value-type="float" office:value="388574.8" table:style-name="ce32">
            <text:p>3885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Hollins</text:p>
          </table:table-cell>
          <table:table-cell office:value-type="string" table:style-name="ce1">
            <text:p>Hollins Fire Station, Hollins Road, Oldham</text:p>
          </table:table-cell>
          <table:table-cell office:value-type="string" table:style-name="ce361">
            <text:p>OL8 3BD</text:p>
          </table:table-cell>
          <table:table-cell office:value-type="float" office:value="391877.2" table:style-name="ce32">
            <text:p>391877</text:p>
          </table:table-cell>
          <table:table-cell office:value-type="float" office:value="402889.5" table:style-name="ce32">
            <text:p>4028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Ashton-Under-Lyne</text:p>
          </table:table-cell>
          <table:table-cell office:value-type="string" table:style-name="ce1">
            <text:p>Ashton Community Fire Station, Slate Lane, Audenshaw, Tameside</text:p>
          </table:table-cell>
          <table:table-cell office:value-type="string" table:style-name="ce1">
            <text:p>M34 5FS</text:p>
          </table:table-cell>
          <table:table-cell office:value-type="float" office:value="392201.96" table:style-name="ce32">
            <text:p>392202</text:p>
          </table:table-cell>
          <table:table-cell office:value-type="float" office:value="397886.91" table:style-name="ce32">
            <text:p>3978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Littleborough</text:p>
          </table:table-cell>
          <table:table-cell office:value-type="string" table:style-name="ce1">
            <text:p>Littleborough Fire Station, Whitelees Road, Littleborough</text:p>
          </table:table-cell>
          <table:table-cell office:value-type="string" table:style-name="ce1">
            <text:p>OL15 8DU</text:p>
          </table:table-cell>
          <table:table-cell office:value-type="float" office:value="393367" table:style-name="ce32">
            <text:p>393367</text:p>
          </table:table-cell>
          <table:table-cell office:value-type="float" office:value="416669" table:style-name="ce32">
            <text:p>4166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Oldham</text:p>
          </table:table-cell>
          <table:table-cell office:value-type="string" table:style-name="ce1">
            <text:p>Oldham Fire Station, Lees Road, Oldham</text:p>
          </table:table-cell>
          <table:table-cell office:value-type="string" table:style-name="ce1">
            <text:p>OL4 1JN</text:p>
          </table:table-cell>
          <table:table-cell office:value-type="float" office:value="393776.4" table:style-name="ce32">
            <text:p>393776</text:p>
          </table:table-cell>
          <table:table-cell office:value-type="float" office:value="405057.3" table:style-name="ce32">
            <text:p>4050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Hyde</text:p>
          </table:table-cell>
          <table:table-cell office:value-type="string" table:style-name="ce1">
            <text:p>Hyde Fire Station, Railway Street, Hyde</text:p>
          </table:table-cell>
          <table:table-cell office:value-type="string" table:style-name="ce1">
            <text:p>SK14 1DF</text:p>
          </table:table-cell>
          <table:table-cell office:value-type="float" office:value="394520.6" table:style-name="ce32">
            <text:p>394521</text:p>
          </table:table-cell>
          <table:table-cell office:value-type="float" office:value="394694.8" table:style-name="ce32">
            <text:p>3946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Stalybridge</text:p>
          </table:table-cell>
          <table:table-cell office:value-type="string" table:style-name="ce1">
            <text:p>Stalybridge Fire Station, Rassbottom Street, Stalybridge</text:p>
          </table:table-cell>
          <table:table-cell office:value-type="string" table:style-name="ce1">
            <text:p>SK15 1RF</text:p>
          </table:table-cell>
          <table:table-cell office:value-type="float" office:value="395816.7" table:style-name="ce32">
            <text:p>395817</text:p>
          </table:table-cell>
          <table:table-cell office:value-type="float" office:value="398670.5" table:style-name="ce32">
            <text:p>3986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62">
            <text:p>Marple</text:p>
          </table:table-cell>
          <table:table-cell office:value-type="string" table:style-name="ce1">
            <text:p>Marple Fire Station, Hollins Lane, Marple</text:p>
          </table:table-cell>
          <table:table-cell office:value-type="string" table:style-name="ce1">
            <text:p>SK6 6AW</text:p>
          </table:table-cell>
          <table:table-cell office:value-type="float" office:value="395893.2" table:style-name="ce32">
            <text:p>395893</text:p>
          </table:table-cell>
          <table:table-cell office:value-type="float" office:value="388787.7" table:style-name="ce32">
            <text:p>3887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ater Manchester</text:p>
          </table:table-cell>
          <table:table-cell office:value-type="string" table:style-name="ce1">
            <text:p>E31000040</text:p>
          </table:table-cell>
          <table:table-cell office:value-type="string" table:style-name="ce345">
            <text:p>Mossley</text:p>
          </table:table-cell>
          <table:table-cell office:value-type="string" table:style-name="ce1">
            <text:p>Mossley Fire Station, Stamford Street, Mossley, Tameside</text:p>
          </table:table-cell>
          <table:table-cell office:value-type="string" table:style-name="ce1">
            <text:p>OL5 0LN</text:p>
          </table:table-cell>
          <table:table-cell office:value-type="float" office:value="396957.2" table:style-name="ce32">
            <text:p>396957</text:p>
          </table:table-cell>
          <table:table-cell office:value-type="float" office:value="402304.8" table:style-name="ce32">
            <text:p>4023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Heswall</text:p>
          </table:table-cell>
          <table:table-cell office:value-type="string" table:style-name="ce1">
            <text:p>Heswall Community Fire Station, 117 Telegraph Road, Heswall, Ch60 0Af</text:p>
          </table:table-cell>
          <table:table-cell office:value-type="string" table:style-name="ce2">
            <text:p>CH60 0AF</text:p>
          </table:table-cell>
          <table:table-cell office:value-type="float" office:value="326973" table:style-name="ce32">
            <text:p>326973</text:p>
          </table:table-cell>
          <table:table-cell office:value-type="float" office:value="381760" table:style-name="ce32">
            <text:p>3817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Upton</text:p>
          </table:table-cell>
          <table:table-cell office:value-type="string" table:style-name="ce1">
            <text:p>Upton Community Fire Station, Arrowe Park Road, Upton, Ch49 0Uf</text:p>
          </table:table-cell>
          <table:table-cell office:value-type="string" table:style-name="ce2">
            <text:p>CH49 0UF</text:p>
          </table:table-cell>
          <table:table-cell office:value-type="float" office:value="327057" table:style-name="ce32">
            <text:p>327057</text:p>
          </table:table-cell>
          <table:table-cell office:value-type="float" office:value="387577" table:style-name="ce32">
            <text:p>3875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Formby</text:p>
          </table:table-cell>
          <table:table-cell office:value-type="string" table:style-name="ce1">
            <text:p>Formby Community Fire Station, Church Road, Formby, L37 3Nh</text:p>
          </table:table-cell>
          <table:table-cell office:value-type="string" table:style-name="ce2">
            <text:p>L37 3NH</text:p>
          </table:table-cell>
          <table:table-cell office:value-type="float" office:value="330090" table:style-name="ce32">
            <text:p>330090</text:p>
          </table:table-cell>
          <table:table-cell office:value-type="float" office:value="407835" table:style-name="ce32">
            <text:p>4078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Wallasey</text:p>
          </table:table-cell>
          <table:table-cell office:value-type="string" table:style-name="ce1">
            <text:p>Wallasey Community Fire Station, Mill Lane, Wallasey, Ch44 5Ue</text:p>
          </table:table-cell>
          <table:table-cell office:value-type="string" table:style-name="ce1">
            <text:p>CH44 5UE</text:p>
          </table:table-cell>
          <table:table-cell office:value-type="float" office:value="330491" table:style-name="ce32">
            <text:p>330491</text:p>
          </table:table-cell>
          <table:table-cell office:value-type="float" office:value="391544" table:style-name="ce32">
            <text:p>3915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Birkenhead</text:p>
          </table:table-cell>
          <table:table-cell office:value-type="string" table:style-name="ce1">
            <text:p>Birkenhead Community Fire Station, Exmouth Street, Birkenhead, Ch41 4Nf</text:p>
          </table:table-cell>
          <table:table-cell office:value-type="string" table:style-name="ce1">
            <text:p>CH41 4NF</text:p>
          </table:table-cell>
          <table:table-cell office:value-type="float" office:value="331582" table:style-name="ce32">
            <text:p>331582</text:p>
          </table:table-cell>
          <table:table-cell office:value-type="float" office:value="388698" table:style-name="ce32">
            <text:p>3886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Crosby</text:p>
          </table:table-cell>
          <table:table-cell office:value-type="string" table:style-name="ce1">
            <text:p>Crosby Community Fire Station, Crosby Road North, Crosby, L22 0La</text:p>
          </table:table-cell>
          <table:table-cell office:value-type="string" table:style-name="ce2">
            <text:p>L22 0LA</text:p>
          </table:table-cell>
          <table:table-cell office:value-type="float" office:value="332255" table:style-name="ce32">
            <text:p>332255</text:p>
          </table:table-cell>
          <table:table-cell office:value-type="float" office:value="397938" table:style-name="ce32">
            <text:p>3979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Kirkdale</text:p>
          </table:table-cell>
          <table:table-cell office:value-type="string" table:style-name="ce1">
            <text:p>Kirkdale Community Fire Station, Derby Road, Liverpool, L20 8Eq</text:p>
          </table:table-cell>
          <table:table-cell office:value-type="string" table:style-name="ce2">
            <text:p>L20 8EQ</text:p>
          </table:table-cell>
          <table:table-cell office:value-type="float" office:value="334080" table:style-name="ce32">
            <text:p>334080</text:p>
          </table:table-cell>
          <table:table-cell office:value-type="float" office:value="393400" table:style-name="ce32">
            <text:p>393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Southport</text:p>
          </table:table-cell>
          <table:table-cell office:value-type="string" table:style-name="ce1">
            <text:p>Southport Community Fire Station, Manchester Road, Southport, Pr9 0Lh</text:p>
          </table:table-cell>
          <table:table-cell office:value-type="string" table:style-name="ce2">
            <text:p>PR9 0LH</text:p>
          </table:table-cell>
          <table:table-cell office:value-type="float" office:value="334150" table:style-name="ce32">
            <text:p>334150</text:p>
          </table:table-cell>
          <table:table-cell office:value-type="float" office:value="417727" table:style-name="ce32">
            <text:p>4177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Bootle &amp; Netherton</text:p>
          </table:table-cell>
          <table:table-cell office:value-type="string" table:style-name="ce1">
            <text:p>Bootle And Netherton Community Fire Station, Fleetwoods Lane, Liverpool, L29 1Yb</text:p>
          </table:table-cell>
          <table:table-cell office:value-type="string" table:style-name="ce1">
            <text:p>L29 1YB</text:p>
          </table:table-cell>
          <table:table-cell office:value-type="float" office:value="334589" table:style-name="ce32">
            <text:p>334589</text:p>
          </table:table-cell>
          <table:table-cell office:value-type="float" office:value="399837" table:style-name="ce32">
            <text:p>3998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Bromborough</text:p>
          </table:table-cell>
          <table:table-cell office:value-type="string" table:style-name="ce1">
            <text:p>Bromborough Community Fire Station, Dock Road South, Bebington, Ch62 4Sq</text:p>
          </table:table-cell>
          <table:table-cell office:value-type="string" table:style-name="ce2">
            <text:p>CH62 4SQ</text:p>
          </table:table-cell>
          <table:table-cell office:value-type="float" office:value="334833" table:style-name="ce32">
            <text:p>334833</text:p>
          </table:table-cell>
          <table:table-cell office:value-type="float" office:value="383899" table:style-name="ce32">
            <text:p>3838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Liverpool City</text:p>
          </table:table-cell>
          <table:table-cell office:value-type="string" table:style-name="ce1">
            <text:p>Liverpool City Community Fire Station, St Anne Street, Liverpool, L3 3Ds</text:p>
          </table:table-cell>
          <table:table-cell office:value-type="string" table:style-name="ce2">
            <text:p>L3 3DS</text:p>
          </table:table-cell>
          <table:table-cell office:value-type="float" office:value="335204" table:style-name="ce32">
            <text:p>335204</text:p>
          </table:table-cell>
          <table:table-cell office:value-type="float" office:value="391041" table:style-name="ce32">
            <text:p>3910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Toxteth</text:p>
          </table:table-cell>
          <table:table-cell office:value-type="string" table:style-name="ce1">
            <text:p>Toxteth Community Fire Station, 95 Windsor Street, Liverpool, L8 8Eq</text:p>
          </table:table-cell>
          <table:table-cell office:value-type="string" table:style-name="ce2">
            <text:p>L8 8EQ</text:p>
          </table:table-cell>
          <table:table-cell office:value-type="float" office:value="335787" table:style-name="ce32">
            <text:p>335787</text:p>
          </table:table-cell>
          <table:table-cell office:value-type="float" office:value="388745" table:style-name="ce32">
            <text:p>3887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Aintree</text:p>
          </table:table-cell>
          <table:table-cell office:value-type="string" table:style-name="ce1">
            <text:p>Aintree Community Fire Station, Longmoor Lane, Liverpool, L9 0En</text:p>
          </table:table-cell>
          <table:table-cell office:value-type="string" table:style-name="ce1">
            <text:p>L9 0EN</text:p>
          </table:table-cell>
          <table:table-cell office:value-type="float" office:value="337001" table:style-name="ce32">
            <text:p>337001</text:p>
          </table:table-cell>
          <table:table-cell office:value-type="float" office:value="397025" table:style-name="ce32">
            <text:p>3970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Kensington Community</text:p>
          </table:table-cell>
          <table:table-cell office:value-type="string" table:style-name="ce1">
            <text:p>Kensington Community Fire Station, Beech Street, Liverpool, L7 0Eu</text:p>
          </table:table-cell>
          <table:table-cell office:value-type="string" table:style-name="ce2">
            <text:p>L7 0EU</text:p>
          </table:table-cell>
          <table:table-cell office:value-type="float" office:value="337384" table:style-name="ce32">
            <text:p>337384</text:p>
          </table:table-cell>
          <table:table-cell office:value-type="float" office:value="390943" table:style-name="ce32">
            <text:p>3909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Croxteth</text:p>
          </table:table-cell>
          <table:table-cell office:value-type="string" table:style-name="ce1">
            <text:p>Croxteth Community Fire Station, Storrington Avenue, Liverpool, L11 9Ap</text:p>
          </table:table-cell>
          <table:table-cell office:value-type="string" table:style-name="ce346">
            <text:p>L11 9AP</text:p>
          </table:table-cell>
          <table:table-cell office:value-type="float" office:value="339493" table:style-name="ce32">
            <text:p>339493</text:p>
          </table:table-cell>
          <table:table-cell office:value-type="float" office:value="395182" table:style-name="ce32">
            <text:p>3951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Old Swan</text:p>
          </table:table-cell>
          <table:table-cell office:value-type="string" table:style-name="ce1">
            <text:p>Old Swan Community Fire Station, 628 Queens Drive, Liverpool, L13 5Ud</text:p>
          </table:table-cell>
          <table:table-cell office:value-type="string" table:style-name="ce2">
            <text:p>L13 5UD</text:p>
          </table:table-cell>
          <table:table-cell office:value-type="float" office:value="339726" table:style-name="ce32">
            <text:p>339726</text:p>
          </table:table-cell>
          <table:table-cell office:value-type="float" office:value="391740" table:style-name="ce32">
            <text:p>3917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5">
            <text:p>Kirkby</text:p>
          </table:table-cell>
          <table:table-cell office:value-type="string" table:style-name="ce1">
            <text:p>Kirkby Community Fire Station, Webster Drive, Kirkby, L32 8Sj</text:p>
          </table:table-cell>
          <table:table-cell office:value-type="string" table:style-name="ce2">
            <text:p>L32 8SJ</text:p>
          </table:table-cell>
          <table:table-cell office:value-type="float" office:value="341446" table:style-name="ce32">
            <text:p>341446</text:p>
          </table:table-cell>
          <table:table-cell office:value-type="float" office:value="398643" table:style-name="ce32">
            <text:p>3986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9">
            <text:p>Speke/Garston</text:p>
          </table:table-cell>
          <table:table-cell office:value-type="string" table:style-name="ce1">
            <text:p>Speke And Garston Community Fire Station, Cartwrights Farm Road, Liverpool, L24 1Uy</text:p>
          </table:table-cell>
          <table:table-cell office:value-type="string" table:style-name="ce347">
            <text:p>L24 1UY</text:p>
          </table:table-cell>
          <table:table-cell office:value-type="float" office:value="342538" table:style-name="ce32">
            <text:p>342538</text:p>
          </table:table-cell>
          <table:table-cell office:value-type="float" office:value="383536" table:style-name="ce32">
            <text:p>3835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9">
            <text:p>Belle Vale</text:p>
          </table:table-cell>
          <table:table-cell office:value-type="string" table:style-name="ce1">
            <text:p>Belle Vale Community Fire Station, Childwall Valley Road, Liverpool, L25 2Py</text:p>
          </table:table-cell>
          <table:table-cell office:value-type="string" table:style-name="ce348">
            <text:p>L25 2PY</text:p>
          </table:table-cell>
          <table:table-cell office:value-type="float" office:value="343397" table:style-name="ce32">
            <text:p>343397</text:p>
          </table:table-cell>
          <table:table-cell office:value-type="float" office:value="388480" table:style-name="ce32">
            <text:p>3884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9">
            <text:p>Prescot<text:s/></text:p>
          </table:table-cell>
          <table:table-cell office:value-type="string" table:style-name="ce1">
            <text:p>Prescot Community Fire Station, Manchester Road, Prescot, L34 1Ad</text:p>
          </table:table-cell>
          <table:table-cell office:value-type="string" table:style-name="ce348">
            <text:p>L34 1AD</text:p>
          </table:table-cell>
          <table:table-cell office:value-type="float" office:value="346600" table:style-name="ce34">
            <text:p>346600</text:p>
          </table:table-cell>
          <table:table-cell office:value-type="float" office:value="392285" table:style-name="ce34">
            <text:p>3922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9">
            <text:p>Eccleston</text:p>
          </table:table-cell>
          <table:table-cell office:value-type="string" table:style-name="ce1">
            <text:p>Eccleston Community Fire Station, Millfields, St Helens, Wa10 5Ns</text:p>
          </table:table-cell>
          <table:table-cell office:value-type="string" table:style-name="ce363">
            <text:p>WA10 5NS</text:p>
          </table:table-cell>
          <table:table-cell office:value-type="float" office:value="348968" table:style-name="ce32">
            <text:p>348968</text:p>
          </table:table-cell>
          <table:table-cell office:value-type="float" office:value="395408" table:style-name="ce32">
            <text:p>3954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9">
            <text:p>St. Helens</text:p>
          </table:table-cell>
          <table:table-cell office:value-type="string" table:style-name="ce1">
            <text:p>St Helens Community Fire Station, Parr Stocks Road, St Helens, Wa9 1Nu</text:p>
          </table:table-cell>
          <table:table-cell office:value-type="string" table:style-name="ce363">
            <text:p>WA9 1NU</text:p>
          </table:table-cell>
          <table:table-cell office:value-type="float" office:value="352617" table:style-name="ce32">
            <text:p>352617</text:p>
          </table:table-cell>
          <table:table-cell office:value-type="float" office:value="395192" table:style-name="ce32">
            <text:p>3951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seyside</text:p>
          </table:table-cell>
          <table:table-cell office:value-type="string" table:style-name="ce1">
            <text:p>E31000041</text:p>
          </table:table-cell>
          <table:table-cell office:value-type="string" table:style-name="ce349">
            <text:p>Newton-Le-Willows</text:p>
          </table:table-cell>
          <table:table-cell office:value-type="string" table:style-name="ce1">
            <text:p>Newton-Le-Willows Community Fire Station, Borron Road, Newton-Le-Willows, Wa12 0El</text:p>
          </table:table-cell>
          <table:table-cell office:value-type="string" table:style-name="ce364">
            <text:p>WA12 0EL</text:p>
          </table:table-cell>
          <table:table-cell office:value-type="float" office:value="357923" table:style-name="ce32">
            <text:p>357923</text:p>
          </table:table-cell>
          <table:table-cell office:value-type="float" office:value="395889" table:style-name="ce32">
            <text:p>3958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Penistone Fire Stn.</text:p>
          </table:table-cell>
          <table:table-cell office:value-type="string" table:style-name="ce1">
            <text:p>Sheffield Road Penistone Barnsley South Yorkshire<text:s/></text:p>
          </table:table-cell>
          <table:table-cell office:value-type="string" table:style-name="ce365">
            <text:p>S36 6HN</text:p>
          </table:table-cell>
          <table:table-cell office:value-type="float" office:value="425325" table:style-name="ce32">
            <text:p>425325</text:p>
          </table:table-cell>
          <table:table-cell office:value-type="float" office:value="403316" table:style-name="ce32">
            <text:p>4033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Stocksbridge Fire Stn.</text:p>
          </table:table-cell>
          <table:table-cell office:value-type="string" table:style-name="ce1">
            <text:p>Manchester Road Stocksbridge Sheffield South Yorkshire<text:s/></text:p>
          </table:table-cell>
          <table:table-cell office:value-type="string" table:style-name="ce366">
            <text:p>S36 1DH</text:p>
          </table:table-cell>
          <table:table-cell office:value-type="float" office:value="426665" table:style-name="ce32">
            <text:p>426665</text:p>
          </table:table-cell>
          <table:table-cell office:value-type="float" office:value="398606" table:style-name="ce32">
            <text:p>3986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Rivelin Fire Stn.</text:p>
          </table:table-cell>
          <table:table-cell office:value-type="string" table:style-name="ce1">
            <text:p>Rivelin Valley Road Sheffield South Yorkshire<text:s/></text:p>
          </table:table-cell>
          <table:table-cell office:value-type="string" table:style-name="ce366">
            <text:p>S6 5FE</text:p>
          </table:table-cell>
          <table:table-cell office:value-type="float" office:value="432548" table:style-name="ce32">
            <text:p>432548</text:p>
          </table:table-cell>
          <table:table-cell office:value-type="float" office:value="389120" table:style-name="ce32">
            <text:p>3891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Barnsley Fire Stn.</text:p>
          </table:table-cell>
          <table:table-cell office:value-type="string" table:style-name="ce1">
            <text:p>Broadway Barnsley South Yorkshire<text:s/></text:p>
          </table:table-cell>
          <table:table-cell office:value-type="string" table:style-name="ce366">
            <text:p>S70 6RA</text:p>
          </table:table-cell>
          <table:table-cell office:value-type="float" office:value="433187" table:style-name="ce32">
            <text:p>433187</text:p>
          </table:table-cell>
          <table:table-cell office:value-type="float" office:value="405644" table:style-name="ce32">
            <text:p>4056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Lowedges Fire Stn.</text:p>
          </table:table-cell>
          <table:table-cell office:value-type="string" table:style-name="ce1">
            <text:p>Lowedges Road Sheffield South Yorkshire<text:s/></text:p>
          </table:table-cell>
          <table:table-cell office:value-type="string" table:style-name="ce366">
            <text:p>S8 7JN</text:p>
          </table:table-cell>
          <table:table-cell office:value-type="float" office:value="433556" table:style-name="ce32">
            <text:p>433556</text:p>
          </table:table-cell>
          <table:table-cell office:value-type="float" office:value="380428" table:style-name="ce32">
            <text:p>3804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Tankersley Fire Stn.</text:p>
          </table:table-cell>
          <table:table-cell office:value-type="string" table:style-name="ce1">
            <text:p>Maple Road Wentworth Industrial Estate Barnsley South Yorkshire<text:s/></text:p>
          </table:table-cell>
          <table:table-cell office:value-type="string" table:style-name="ce366">
            <text:p>S75 3DL</text:p>
          </table:table-cell>
          <table:table-cell office:value-type="float" office:value="433823" table:style-name="ce32">
            <text:p>433823</text:p>
          </table:table-cell>
          <table:table-cell office:value-type="float" office:value="399560" table:style-name="ce32">
            <text:p>3995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Central Fire Stn.</text:p>
          </table:table-cell>
          <table:table-cell office:value-type="string" table:style-name="ce1">
            <text:p>Eyre Street Sheffield South Yorkshire<text:s/></text:p>
          </table:table-cell>
          <table:table-cell office:value-type="string" table:style-name="ce366">
            <text:p>S1 3FG</text:p>
          </table:table-cell>
          <table:table-cell office:value-type="float" office:value="435111" table:style-name="ce32">
            <text:p>435111</text:p>
          </table:table-cell>
          <table:table-cell office:value-type="float" office:value="387017" table:style-name="ce32">
            <text:p>387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Elm Lane Fire Stn.</text:p>
          </table:table-cell>
          <table:table-cell office:value-type="string" table:style-name="ce1">
            <text:p>Elm Lane Sheffield South Yorkshire<text:s/></text:p>
          </table:table-cell>
          <table:table-cell office:value-type="string" table:style-name="ce366">
            <text:p>S5 7TU</text:p>
          </table:table-cell>
          <table:table-cell office:value-type="float" office:value="436015" table:style-name="ce32">
            <text:p>436015</text:p>
          </table:table-cell>
          <table:table-cell office:value-type="float" office:value="391763" table:style-name="ce32">
            <text:p>3917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Cudworth Fire Stn.</text:p>
          </table:table-cell>
          <table:table-cell office:value-type="string" table:style-name="ce1">
            <text:p>Tumbling Lane Barnsley South Yorkshire<text:s/></text:p>
          </table:table-cell>
          <table:table-cell office:value-type="string" table:style-name="ce367">
            <text:p>S71 5SA</text:p>
          </table:table-cell>
          <table:table-cell office:value-type="float" office:value="437828" table:style-name="ce32">
            <text:p>437828</text:p>
          </table:table-cell>
          <table:table-cell office:value-type="float" office:value="408577" table:style-name="ce32">
            <text:p>4085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Parkway Fire Stn,</text:p>
          </table:table-cell>
          <table:table-cell office:value-type="string" table:style-name="ce1">
            <text:p>Reynolds Road Sheffield South Yorkshire<text:s/></text:p>
          </table:table-cell>
          <table:table-cell office:value-type="string" table:style-name="ce368">
            <text:p>S9 4EP</text:p>
          </table:table-cell>
          <table:table-cell office:value-type="float" office:value="439602" table:style-name="ce32">
            <text:p>439602</text:p>
          </table:table-cell>
          <table:table-cell office:value-type="float" office:value="386700" table:style-name="ce32">
            <text:p>3867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Birley Moor Fire Station</text:p>
          </table:table-cell>
          <table:table-cell office:value-type="string" table:style-name="ce1">
            <text:p>Moor Valley Sheffield South Yorkshire<text:s/></text:p>
          </table:table-cell>
          <table:table-cell office:value-type="string" table:style-name="ce1">
            <text:p>S20 5FA</text:p>
          </table:table-cell>
          <table:table-cell office:value-type="float" office:value="440712" table:style-name="ce32">
            <text:p>440712</text:p>
          </table:table-cell>
          <table:table-cell office:value-type="float" office:value="382824" table:style-name="ce32">
            <text:p>3828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Mosborough Fire Stn.</text:p>
          </table:table-cell>
          <table:table-cell office:value-type="string" table:style-name="ce1">
            <text:p>Queen St, Mosborough, Sheffield</text:p>
          </table:table-cell>
          <table:table-cell office:value-type="string" table:style-name="ce1">
            <text:p>S20 5BQ</text:p>
          </table:table-cell>
          <table:table-cell office:value-type="float" office:value="442347" table:style-name="ce32">
            <text:p>442347</text:p>
          </table:table-cell>
          <table:table-cell office:value-type="float" office:value="381040" table:style-name="ce32">
            <text:p>3810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Dearne Fire Stn.</text:p>
          </table:table-cell>
          <table:table-cell office:value-type="string" table:style-name="ce1">
            <text:p>Manvers Way Rotherham South Yorkshire<text:s/></text:p>
          </table:table-cell>
          <table:table-cell office:value-type="string" table:style-name="ce1">
            <text:p>S63 5DN</text:p>
          </table:table-cell>
          <table:table-cell office:value-type="float" office:value="444355" table:style-name="ce32">
            <text:p>444355</text:p>
          </table:table-cell>
          <table:table-cell office:value-type="float" office:value="401377" table:style-name="ce32">
            <text:p>4013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Rotherham Fire Stn.</text:p>
          </table:table-cell>
          <table:table-cell office:value-type="string" table:style-name="ce1">
            <text:p>Fitzwilliam Road Eastwood Rotherham South Yorkshire</text:p>
          </table:table-cell>
          <table:table-cell office:value-type="string" table:style-name="ce1">
            <text:p>S65 1ST</text:p>
          </table:table-cell>
          <table:table-cell office:value-type="float" office:value="444597" table:style-name="ce32">
            <text:p>444597</text:p>
          </table:table-cell>
          <table:table-cell office:value-type="float" office:value="393982" table:style-name="ce32">
            <text:p>393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Aston Park Fire Stn.</text:p>
          </table:table-cell>
          <table:table-cell office:value-type="string" table:style-name="ce1">
            <text:p>Worksop Road Aston Rotherham South Yorkshire<text:s/></text:p>
          </table:table-cell>
          <table:table-cell office:value-type="string" table:style-name="ce1">
            <text:p>S26 2FZ</text:p>
          </table:table-cell>
          <table:table-cell office:value-type="float" office:value="447464" table:style-name="ce32">
            <text:p>447464</text:p>
          </table:table-cell>
          <table:table-cell office:value-type="float" office:value="385248" table:style-name="ce32">
            <text:p>3852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Maltby Fire Stn.</text:p>
          </table:table-cell>
          <table:table-cell office:value-type="string" table:style-name="ce1">
            <text:p>Byford Road Maltby Rotherham South Yorkshire<text:s/></text:p>
          </table:table-cell>
          <table:table-cell office:value-type="string" table:style-name="ce1">
            <text:p>S66 8ER</text:p>
          </table:table-cell>
          <table:table-cell office:value-type="float" office:value="451282" table:style-name="ce32">
            <text:p>451282</text:p>
          </table:table-cell>
          <table:table-cell office:value-type="float" office:value="392202" table:style-name="ce32">
            <text:p>3922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49">
            <text:p>Adwick Fire Stn.</text:p>
          </table:table-cell>
          <table:table-cell office:value-type="string" table:style-name="ce1">
            <text:p>Quarry Lane Woodlands Doncaster South Yorkshire<text:s/></text:p>
          </table:table-cell>
          <table:table-cell office:value-type="string" table:style-name="ce1">
            <text:p>DN6 7RT</text:p>
          </table:table-cell>
          <table:table-cell office:value-type="float" office:value="453210" table:style-name="ce32">
            <text:p>453210</text:p>
          </table:table-cell>
          <table:table-cell office:value-type="float" office:value="407675" table:style-name="ce32">
            <text:p>4076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50">
            <text:p>Edlington Fire Stn.</text:p>
          </table:table-cell>
          <table:table-cell office:value-type="string" table:style-name="ce1">
            <text:p>Edlington Lane Warmsworth Doncaster South Yorkshire<text:s/></text:p>
          </table:table-cell>
          <table:table-cell office:value-type="string" table:style-name="ce1">
            <text:p>DN12 1DA</text:p>
          </table:table-cell>
          <table:table-cell office:value-type="float" office:value="454321" table:style-name="ce351">
            <text:p>454321</text:p>
          </table:table-cell>
          <table:table-cell office:value-type="float" office:value="399626" table:style-name="ce351">
            <text:p>3996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50">
            <text:p>Askern Fire Stn.</text:p>
          </table:table-cell>
          <table:table-cell office:value-type="string" table:style-name="ce1">
            <text:p>Moss Road Askern Doncaster South Yorkshire<text:s/></text:p>
          </table:table-cell>
          <table:table-cell office:value-type="string" table:style-name="ce1">
            <text:p>DN6 0JX</text:p>
          </table:table-cell>
          <table:table-cell office:value-type="float" office:value="456547" table:style-name="ce351">
            <text:p>456547</text:p>
          </table:table-cell>
          <table:table-cell office:value-type="float" office:value="413613" table:style-name="ce351">
            <text:p>4136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50">
            <text:p>Doncaster Fire Stn.</text:p>
          </table:table-cell>
          <table:table-cell office:value-type="string" table:style-name="ce1">
            <text:p>Leicester Avenue Doncaster South Yorkshire<text:s/></text:p>
          </table:table-cell>
          <table:table-cell office:value-type="string" table:style-name="ce1">
            <text:p>DN2 6DR</text:p>
          </table:table-cell>
          <table:table-cell office:value-type="float" office:value="459464" table:style-name="ce351">
            <text:p>459464</text:p>
          </table:table-cell>
          <table:table-cell office:value-type="float" office:value="403321" table:style-name="ce351">
            <text:p>4033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50">
            <text:p>Rossington Fire Stn.</text:p>
          </table:table-cell>
          <table:table-cell office:value-type="string" table:style-name="ce1">
            <text:p>West End Lane Rossington Doncaster South Yorkshire<text:s/></text:p>
          </table:table-cell>
          <table:table-cell office:value-type="string" table:style-name="ce1">
            <text:p>DN11 0PQ</text:p>
          </table:table-cell>
          <table:table-cell office:value-type="float" office:value="460909" table:style-name="ce351">
            <text:p>460909</text:p>
          </table:table-cell>
          <table:table-cell office:value-type="float" office:value="398569" table:style-name="ce351">
            <text:p>3985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th Yorkshire</text:p>
          </table:table-cell>
          <table:table-cell office:value-type="string" table:style-name="ce1">
            <text:p>E31000042</text:p>
          </table:table-cell>
          <table:table-cell office:value-type="string" table:style-name="ce350">
            <text:p>Thorne Fire Stn.</text:p>
          </table:table-cell>
          <table:table-cell office:value-type="string" table:style-name="ce1">
            <text:p>Union Road Thorne Doncaster South Yorkshire<text:s/></text:p>
          </table:table-cell>
          <table:table-cell office:value-type="string" table:style-name="ce1">
            <text:p>DN8 5EL</text:p>
          </table:table-cell>
          <table:table-cell office:value-type="float" office:value="468538" table:style-name="ce351">
            <text:p>468538</text:p>
          </table:table-cell>
          <table:table-cell office:value-type="float" office:value="413159" table:style-name="ce351">
            <text:p>4131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Chopwell Community Fire Station<text:s/></text:p>
          </table:table-cell>
          <table:table-cell office:value-type="string" table:style-name="ce1">
            <text:p>Derwent Street</text:p>
          </table:table-cell>
          <table:table-cell office:value-type="string" table:style-name="ce1">
            <text:p>NE17 7HY</text:p>
          </table:table-cell>
          <table:table-cell office:value-type="float" office:value="411908" table:style-name="ce351">
            <text:p>411908</text:p>
          </table:table-cell>
          <table:table-cell office:value-type="float" office:value="558332" table:style-name="ce351">
            <text:p>5583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West Denton Community Fire Station<text:s/></text:p>
          </table:table-cell>
          <table:table-cell office:value-type="string" table:style-name="ce1">
            <text:p>West Denton Way</text:p>
          </table:table-cell>
          <table:table-cell office:value-type="string" table:style-name="ce2">
            <text:p>NE5 2RB</text:p>
          </table:table-cell>
          <table:table-cell office:value-type="float" office:value="418883" table:style-name="ce351">
            <text:p>418883</text:p>
          </table:table-cell>
          <table:table-cell office:value-type="float" office:value="566607" table:style-name="ce351">
            <text:p>5666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Swalwell Community Fire Station<text:s/></text:p>
          </table:table-cell>
          <table:table-cell office:value-type="string" table:style-name="ce1">
            <text:p>Market Lane</text:p>
          </table:table-cell>
          <table:table-cell office:value-type="string" table:style-name="ce1">
            <text:p>NE16 3DZ</text:p>
          </table:table-cell>
          <table:table-cell office:value-type="float" office:value="420676" table:style-name="ce351">
            <text:p>420676</text:p>
          </table:table-cell>
          <table:table-cell office:value-type="float" office:value="562218" table:style-name="ce351">
            <text:p>5622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Newcastle Central Community Fire Station<text:s/></text:p>
          </table:table-cell>
          <table:table-cell office:value-type="string" table:style-name="ce1">
            <text:p>Colby Court</text:p>
          </table:table-cell>
          <table:table-cell office:value-type="string" table:style-name="ce2">
            <text:p>NE4 6HL</text:p>
          </table:table-cell>
          <table:table-cell office:value-type="float" office:value="423635" table:style-name="ce351">
            <text:p>423635</text:p>
          </table:table-cell>
          <table:table-cell office:value-type="float" office:value="563976" table:style-name="ce351">
            <text:p>563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Gosforth Community Fire Station<text:s/></text:p>
          </table:table-cell>
          <table:table-cell office:value-type="string" table:style-name="ce1">
            <text:p>Jubilee Road</text:p>
          </table:table-cell>
          <table:table-cell office:value-type="string" table:style-name="ce2">
            <text:p>NE3 3EU</text:p>
          </table:table-cell>
          <table:table-cell office:value-type="float" office:value="423685" table:style-name="ce351">
            <text:p>423685</text:p>
          </table:table-cell>
          <table:table-cell office:value-type="float" office:value="568361" table:style-name="ce351">
            <text:p>568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Gateshead Community Fire Station</text:p>
          </table:table-cell>
          <table:table-cell office:value-type="string" table:style-name="ce1">
            <text:p>Dryden Road</text:p>
          </table:table-cell>
          <table:table-cell office:value-type="string" table:style-name="ce1">
            <text:p>NE9 5BU</text:p>
          </table:table-cell>
          <table:table-cell office:value-type="float" office:value="425860" table:style-name="ce351">
            <text:p>425860</text:p>
          </table:table-cell>
          <table:table-cell office:value-type="float" office:value="561656" table:style-name="ce351">
            <text:p>5616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Birtley Community Fire Station<text:s/></text:p>
          </table:table-cell>
          <table:table-cell office:value-type="string" table:style-name="ce1">
            <text:p>Durham Road</text:p>
          </table:table-cell>
          <table:table-cell office:value-type="string" table:style-name="ce1">
            <text:p>DH3 1LU</text:p>
          </table:table-cell>
          <table:table-cell office:value-type="float" office:value="427174" table:style-name="ce351">
            <text:p>427174</text:p>
          </table:table-cell>
          <table:table-cell office:value-type="float" office:value="556192" table:style-name="ce351">
            <text:p>5561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Byker Community Fire Station</text:p>
          </table:table-cell>
          <table:table-cell office:value-type="string" table:style-name="ce1">
            <text:p>Union Road</text:p>
          </table:table-cell>
          <table:table-cell office:value-type="string" table:style-name="ce1">
            <text:p>NE6 1EH</text:p>
          </table:table-cell>
          <table:table-cell office:value-type="float" office:value="427380" table:style-name="ce351">
            <text:p>427380</text:p>
          </table:table-cell>
          <table:table-cell office:value-type="float" office:value="564798" table:style-name="ce351">
            <text:p>5647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Hebburn Community Fire Station<text:s/></text:p>
          </table:table-cell>
          <table:table-cell office:value-type="string" table:style-name="ce1">
            <text:p>Victoria Road West</text:p>
          </table:table-cell>
          <table:table-cell office:value-type="string" table:style-name="ce2">
            <text:p>NE31 1UD</text:p>
          </table:table-cell>
          <table:table-cell office:value-type="float" office:value="430433" table:style-name="ce351">
            <text:p>430433</text:p>
          </table:table-cell>
          <table:table-cell office:value-type="float" office:value="563051" table:style-name="ce351">
            <text:p>5630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Wallsend Community Fire Station<text:s/></text:p>
          </table:table-cell>
          <table:table-cell office:value-type="string" table:style-name="ce1">
            <text:p>Hadrian Road</text:p>
          </table:table-cell>
          <table:table-cell office:value-type="string" table:style-name="ce2">
            <text:p>NE28 6HS</text:p>
          </table:table-cell>
          <table:table-cell office:value-type="float" office:value="431262" table:style-name="ce351">
            <text:p>431262</text:p>
          </table:table-cell>
          <table:table-cell office:value-type="float" office:value="566500" table:style-name="ce351">
            <text:p>5665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Washington Community Fire Station<text:s/></text:p>
          </table:table-cell>
          <table:table-cell office:value-type="string" table:style-name="ce1">
            <text:p>Glover Industrial Estate</text:p>
          </table:table-cell>
          <table:table-cell office:value-type="string" table:style-name="ce2">
            <text:p>NE37 3AG</text:p>
          </table:table-cell>
          <table:table-cell office:value-type="float" office:value="431988" table:style-name="ce351">
            <text:p>431988</text:p>
          </table:table-cell>
          <table:table-cell office:value-type="float" office:value="557649" table:style-name="ce351">
            <text:p>5576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Rainton Bridge Community Fire Station<text:s/></text:p>
          </table:table-cell>
          <table:table-cell office:value-type="string" table:style-name="ce1">
            <text:p>Mercantile Road</text:p>
          </table:table-cell>
          <table:table-cell office:value-type="string" table:style-name="ce2">
            <text:p>DH4 5PH</text:p>
          </table:table-cell>
          <table:table-cell office:value-type="float" office:value="433205" table:style-name="ce351">
            <text:p>433205</text:p>
          </table:table-cell>
          <table:table-cell office:value-type="float" office:value="549054" table:style-name="ce351">
            <text:p>5490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Tynemouth Community Fire Station</text:p>
          </table:table-cell>
          <table:table-cell office:value-type="string" table:style-name="ce1">
            <text:p>Preston Road North</text:p>
          </table:table-cell>
          <table:table-cell office:value-type="string" table:style-name="ce2">
            <text:p>NE29 9PY</text:p>
          </table:table-cell>
          <table:table-cell office:value-type="float" office:value="434902" table:style-name="ce351">
            <text:p>434902</text:p>
          </table:table-cell>
          <table:table-cell office:value-type="float" office:value="570297" table:style-name="ce351">
            <text:p>5702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South Shields Community Fire Station<text:s/></text:p>
          </table:table-cell>
          <table:table-cell office:value-type="string" table:style-name="ce1">
            <text:p>John Reid Road</text:p>
          </table:table-cell>
          <table:table-cell office:value-type="string" table:style-name="ce2">
            <text:p>NE34 8FS</text:p>
          </table:table-cell>
          <table:table-cell office:value-type="float" office:value="436789" table:style-name="ce351">
            <text:p>436789</text:p>
          </table:table-cell>
          <table:table-cell office:value-type="float" office:value="563950" table:style-name="ce351">
            <text:p>5639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Farringdon Community Fire Station<text:s/></text:p>
          </table:table-cell>
          <table:table-cell office:value-type="string" table:style-name="ce1">
            <text:p>North Moor Road</text:p>
          </table:table-cell>
          <table:table-cell office:value-type="string" table:style-name="ce2">
            <text:p>SR3 1TJ</text:p>
          </table:table-cell>
          <table:table-cell office:value-type="float" office:value="437175" table:style-name="ce351">
            <text:p>437175</text:p>
          </table:table-cell>
          <table:table-cell office:value-type="float" office:value="554289" table:style-name="ce351">
            <text:p>5542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Marley Park Community Fire Station<text:s/></text:p>
          </table:table-cell>
          <table:table-cell office:value-type="string" table:style-name="ce1">
            <text:p>Old Mill Road</text:p>
          </table:table-cell>
          <table:table-cell office:value-type="string" table:style-name="ce2">
            <text:p>SR5 5BS</text:p>
          </table:table-cell>
          <table:table-cell office:value-type="float" office:value="438078" table:style-name="ce351">
            <text:p>438078</text:p>
          </table:table-cell>
          <table:table-cell office:value-type="float" office:value="559239" table:style-name="ce351">
            <text:p>5592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ne and Wear</text:p>
          </table:table-cell>
          <table:table-cell office:value-type="string" table:style-name="ce1">
            <text:p>E31000043</text:p>
          </table:table-cell>
          <table:table-cell office:value-type="string" table:style-name="ce350">
            <text:p>Sunderland Central Community Fire Station</text:p>
          </table:table-cell>
          <table:table-cell office:value-type="string" table:style-name="ce1">
            <text:p>Railway Row</text:p>
          </table:table-cell>
          <table:table-cell office:value-type="string" table:style-name="ce2">
            <text:p>SR1 3HE</text:p>
          </table:table-cell>
          <table:table-cell office:value-type="float" office:value="438901" table:style-name="ce351">
            <text:p>438901</text:p>
          </table:table-cell>
          <table:table-cell office:value-type="float" office:value="556968" table:style-name="ce351">
            <text:p>556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Tet - Tettenhall</text:p>
          </table:table-cell>
          <table:table-cell office:value-type="string" table:style-name="ce1">
            <text:p>Regis Road, Tettenhall, Wolverhampton,<text:s/></text:p>
          </table:table-cell>
          <table:table-cell office:value-type="string" table:style-name="ce375">
            <text:p>WV6 8RU</text:p>
          </table:table-cell>
          <table:table-cell office:value-type="float" office:value="388448" table:style-name="ce369">
            <text:p>388448</text:p>
          </table:table-cell>
          <table:table-cell office:value-type="float" office:value="300112" table:style-name="ce374">
            <text:p>3001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Sto - Stourbridge</text:p>
          </table:table-cell>
          <table:table-cell office:value-type="string" table:style-name="ce1">
            <text:p>Parkfield Road, Stourbridge,</text:p>
          </table:table-cell>
          <table:table-cell office:value-type="string" table:style-name="ce375">
            <text:p><text:s/>DY8 1HA</text:p>
          </table:table-cell>
          <table:table-cell office:value-type="float" office:value="390423" table:style-name="ce369">
            <text:p>390423</text:p>
          </table:table-cell>
          <table:table-cell office:value-type="float" office:value="284111" table:style-name="ce376">
            <text:p>2841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Wol - Wolverhampton</text:p>
          </table:table-cell>
          <table:table-cell office:value-type="string" table:style-name="ce1">
            <text:p>Merridale Street, Wolverhampton</text:p>
          </table:table-cell>
          <table:table-cell office:value-type="string" table:style-name="ce375">
            <text:p>WV3 0RE</text:p>
          </table:table-cell>
          <table:table-cell office:value-type="float" office:value="390884" table:style-name="ce369">
            <text:p>390884</text:p>
          </table:table-cell>
          <table:table-cell office:value-type="float" office:value="298036" table:style-name="ce376">
            <text:p>2980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Bri - Brierley Hill</text:p>
          </table:table-cell>
          <table:table-cell office:value-type="string" table:style-name="ce1">
            <text:p>Dudley Road, Brierley Hill,<text:s/></text:p>
          </table:table-cell>
          <table:table-cell office:value-type="string" table:style-name="ce372">
            <text:p>DY5 1HG</text:p>
          </table:table-cell>
          <table:table-cell office:value-type="float" office:value="391912" table:style-name="ce369">
            <text:p>391912</text:p>
          </table:table-cell>
          <table:table-cell office:value-type="float" office:value="287815" table:style-name="ce376">
            <text:p>2878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Dud - Dudley</text:p>
          </table:table-cell>
          <table:table-cell office:value-type="string" table:style-name="ce1">
            <text:p>Burton Road, Dudley,<text:s/></text:p>
          </table:table-cell>
          <table:table-cell office:value-type="string" table:style-name="ce372">
            <text:p>DY1 3BZ</text:p>
          </table:table-cell>
          <table:table-cell office:value-type="float" office:value="392876" table:style-name="ce369">
            <text:p>392876</text:p>
          </table:table-cell>
          <table:table-cell office:value-type="float" office:value="291581" table:style-name="ce376">
            <text:p>2915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Fal - Fallings Park</text:p>
          </table:table-cell>
          <table:table-cell office:value-type="string" table:style-name="ce1">
            <text:p>Bushbury Road, Fallings Park, Wolverhampton,<text:s/></text:p>
          </table:table-cell>
          <table:table-cell office:value-type="string" table:style-name="ce378">
            <text:p>WV10 0NL</text:p>
          </table:table-cell>
          <table:table-cell office:value-type="float" office:value="393068" table:style-name="ce369">
            <text:p>393068</text:p>
          </table:table-cell>
          <table:table-cell office:value-type="float" office:value="300661" table:style-name="ce376">
            <text:p>3006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Bst - Bilston</text:p>
          </table:table-cell>
          <table:table-cell office:value-type="string" table:style-name="ce1">
            <text:p>Prosser Street, Bilston, Wolverhampton,<text:s/></text:p>
          </table:table-cell>
          <table:table-cell office:value-type="string" table:style-name="ce378">
            <text:p>WV14 0QA</text:p>
          </table:table-cell>
          <table:table-cell office:value-type="float" office:value="394542" table:style-name="ce369">
            <text:p>394542</text:p>
          </table:table-cell>
          <table:table-cell office:value-type="float" office:value="296054" table:style-name="ce376">
            <text:p>2960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Had - Haden Cross</text:p>
          </table:table-cell>
          <table:table-cell office:value-type="string" table:style-name="ce1">
            <text:p>Halesowen Road, Cradley Heath,<text:s/></text:p>
          </table:table-cell>
          <table:table-cell office:value-type="string" table:style-name="ce379">
            <text:p>B64 7JU</text:p>
          </table:table-cell>
          <table:table-cell office:value-type="float" office:value="395946" table:style-name="ce369">
            <text:p>395946</text:p>
          </table:table-cell>
          <table:table-cell office:value-type="float" office:value="285731" table:style-name="ce377">
            <text:p>2857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Tip - Tipton</text:p>
          </table:table-cell>
          <table:table-cell office:value-type="string" table:style-name="ce1">
            <text:p>Alexandra Road, Tipton,<text:s/></text:p>
          </table:table-cell>
          <table:table-cell office:value-type="string" table:style-name="ce371">
            <text:p>DY4 7NZ</text:p>
          </table:table-cell>
          <table:table-cell office:value-type="float" office:value="396507" table:style-name="ce369">
            <text:p>396507</text:p>
          </table:table-cell>
          <table:table-cell office:value-type="float" office:value="292647" table:style-name="ce369">
            <text:p>2926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Wil - Willenhall</text:p>
          </table:table-cell>
          <table:table-cell office:value-type="string" table:style-name="ce1">
            <text:p>Clarkes Lane, Willenhall,<text:s/></text:p>
          </table:table-cell>
          <table:table-cell office:value-type="string" table:style-name="ce371">
            <text:p>WV13 1HT</text:p>
          </table:table-cell>
          <table:table-cell office:value-type="float" office:value="397415" table:style-name="ce369">
            <text:p>397415</text:p>
          </table:table-cell>
          <table:table-cell office:value-type="float" office:value="299369" table:style-name="ce369">
            <text:p>2993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Wed - Wednesbury</text:p>
          </table:table-cell>
          <table:table-cell office:value-type="string" table:style-name="ce1">
            <text:p>King Street, Wednesbury,<text:s/></text:p>
          </table:table-cell>
          <table:table-cell office:value-type="string" table:style-name="ce1">
            <text:p>WS10 7PQ</text:p>
          </table:table-cell>
          <table:table-cell office:value-type="float" office:value="398415" table:style-name="ce369">
            <text:p>398415</text:p>
          </table:table-cell>
          <table:table-cell office:value-type="float" office:value="294952" table:style-name="ce369">
            <text:p>2949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Old - Oldbury</text:p>
          </table:table-cell>
          <table:table-cell office:value-type="string" table:style-name="ce1">
            <text:p>Old Park Lane, Oldbury,<text:s/></text:p>
          </table:table-cell>
          <table:table-cell office:value-type="string" table:style-name="ce372">
            <text:p>B69 4PU</text:p>
          </table:table-cell>
          <table:table-cell office:value-type="float" office:value="398924" table:style-name="ce369">
            <text:p>398924</text:p>
          </table:table-cell>
          <table:table-cell office:value-type="float" office:value="288311" table:style-name="ce369">
            <text:p>2883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Blo - Bloxwich</text:p>
          </table:table-cell>
          <table:table-cell office:value-type="string" table:style-name="ce1">
            <text:p>High Street, Bloxwich, Walsall,<text:s/></text:p>
          </table:table-cell>
          <table:table-cell office:value-type="string" table:style-name="ce372">
            <text:p>WS3 3JT</text:p>
          </table:table-cell>
          <table:table-cell office:value-type="float" office:value="399898" table:style-name="ce369">
            <text:p>399898</text:p>
          </table:table-cell>
          <table:table-cell office:value-type="float" office:value="301742" table:style-name="ce369">
            <text:p>3017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Wes - West Bromwich</text:p>
          </table:table-cell>
          <table:table-cell office:value-type="string" table:style-name="ce1">
            <text:p>Hargate Lane, West Bromwich,<text:s/></text:p>
          </table:table-cell>
          <table:table-cell office:value-type="string" table:style-name="ce372">
            <text:p>B71 1PD</text:p>
          </table:table-cell>
          <table:table-cell office:value-type="float" office:value="400507" table:style-name="ce369">
            <text:p>400507</text:p>
          </table:table-cell>
          <table:table-cell office:value-type="float" office:value="291816" table:style-name="ce369">
            <text:p>2918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Wal - Walsall</text:p>
          </table:table-cell>
          <table:table-cell office:value-type="string" table:style-name="ce1">
            <text:p>Blue Lane West, Walsall,</text:p>
          </table:table-cell>
          <table:table-cell office:value-type="string" table:style-name="ce372">
            <text:p><text:s/>WS2 8NU</text:p>
          </table:table-cell>
          <table:table-cell office:value-type="float" office:value="400769" table:style-name="ce369">
            <text:p>400769</text:p>
          </table:table-cell>
          <table:table-cell office:value-type="float" office:value="298915" table:style-name="ce369">
            <text:p>2989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Woo - Woodgate Valley</text:p>
          </table:table-cell>
          <table:table-cell office:value-type="string" table:style-name="ce1">
            <text:p>161 Stonehouse Lane, Bartley Green, Birmingham</text:p>
          </table:table-cell>
          <table:table-cell office:value-type="string" table:style-name="ce372">
            <text:p>B32 3AG</text:p>
          </table:table-cell>
          <table:table-cell office:value-type="float" office:value="401505" table:style-name="ce369">
            <text:p>401505</text:p>
          </table:table-cell>
          <table:table-cell office:value-type="float" office:value="283015" table:style-name="ce369">
            <text:p>2830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Nor - Northfield</text:p>
          </table:table-cell>
          <table:table-cell office:value-type="string" table:style-name="ce1">
            <text:p>South Road, Northfield, Birmingham,<text:s/></text:p>
          </table:table-cell>
          <table:table-cell office:value-type="string" table:style-name="ce372">
            <text:p>B31 2RB</text:p>
          </table:table-cell>
          <table:table-cell office:value-type="float" office:value="401759" table:style-name="ce369">
            <text:p>401759</text:p>
          </table:table-cell>
          <table:table-cell office:value-type="float" office:value="278832" table:style-name="ce369">
            <text:p>2788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Sme - Smethwick</text:p>
          </table:table-cell>
          <table:table-cell office:value-type="string" table:style-name="ce1">
            <text:p>Stony Lane, Smethwick,<text:s/></text:p>
          </table:table-cell>
          <table:table-cell office:value-type="string" table:style-name="ce372">
            <text:p>B67 7QW</text:p>
          </table:table-cell>
          <table:table-cell office:value-type="float" office:value="401784" table:style-name="ce369">
            <text:p>401784</text:p>
          </table:table-cell>
          <table:table-cell office:value-type="float" office:value="288550" table:style-name="ce369">
            <text:p>2885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Han - Handsworth</text:p>
          </table:table-cell>
          <table:table-cell office:value-type="string" table:style-name="ce1">
            <text:p>Rookery Road, Handsworth, Birmingham,<text:s/></text:p>
          </table:table-cell>
          <table:table-cell office:value-type="string" table:style-name="ce373">
            <text:p>B21 9QU</text:p>
          </table:table-cell>
          <table:table-cell office:value-type="float" office:value="404035" table:style-name="ce369">
            <text:p>404035</text:p>
          </table:table-cell>
          <table:table-cell office:value-type="float" office:value="289877" table:style-name="ce369">
            <text:p>2898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Kin - Kings Norton</text:p>
          </table:table-cell>
          <table:table-cell office:value-type="string" table:style-name="ce1">
            <text:p>Pershore Road, South Kings, Norton, Birmingham,<text:s/></text:p>
          </table:table-cell>
          <table:table-cell office:value-type="string" table:style-name="ce380">
            <text:p>B30 3EH</text:p>
          </table:table-cell>
          <table:table-cell office:value-type="float" office:value="404819" table:style-name="ce369">
            <text:p>404819</text:p>
          </table:table-cell>
          <table:table-cell office:value-type="float" office:value="279682" table:style-name="ce369">
            <text:p>2796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Lad - Ladywood</text:p>
          </table:table-cell>
          <table:table-cell office:value-type="string" table:style-name="ce1">
            <text:p>Icknield Port Road, Ladywood, Birmingham,<text:s/></text:p>
          </table:table-cell>
          <table:table-cell office:value-type="string" table:style-name="ce1">
            <text:p>B16 0RA</text:p>
          </table:table-cell>
          <table:table-cell office:value-type="float" office:value="404998" table:style-name="ce369">
            <text:p>404998</text:p>
          </table:table-cell>
          <table:table-cell office:value-type="float" office:value="286737" table:style-name="ce369">
            <text:p>2867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Bou - Bournbrook</text:p>
          </table:table-cell>
          <table:table-cell office:value-type="string" table:style-name="ce1">
            <text:p>Bristol Road, Bournbrook, Birmingham,<text:s/></text:p>
          </table:table-cell>
          <table:table-cell office:value-type="string" table:style-name="ce381">
            <text:p>B5 7SN</text:p>
          </table:table-cell>
          <table:table-cell office:value-type="float" office:value="405140" table:style-name="ce369">
            <text:p>405140</text:p>
          </table:table-cell>
          <table:table-cell office:value-type="float" office:value="283254" table:style-name="ce369">
            <text:p>2832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Ald - Aldridge</text:p>
          </table:table-cell>
          <table:table-cell office:value-type="string" table:style-name="ce1">
            <text:p>Northgate, Aldridge<text:s/></text:p>
          </table:table-cell>
          <table:table-cell office:value-type="string" table:style-name="ce1">
            <text:p>WS9 9BU</text:p>
          </table:table-cell>
          <table:table-cell office:value-type="float" office:value="405215" table:style-name="ce369">
            <text:p>405215</text:p>
          </table:table-cell>
          <table:table-cell office:value-type="float" office:value="302788" table:style-name="ce369">
            <text:p>3027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Ast - Aston</text:p>
          </table:table-cell>
          <table:table-cell office:value-type="string" table:style-name="ce1">
            <text:p>Ettington Road, Aston, Birmingham,</text:p>
          </table:table-cell>
          <table:table-cell office:value-type="string" table:style-name="ce382">
            <text:p><text:s/>B6 6ED</text:p>
          </table:table-cell>
          <table:table-cell office:value-type="float" office:value="407370" table:style-name="ce369">
            <text:p>407370</text:p>
          </table:table-cell>
          <table:table-cell office:value-type="float" office:value="289686" table:style-name="ce369">
            <text:p>2896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Hig - Highgate</text:p>
          </table:table-cell>
          <table:table-cell office:value-type="string" table:style-name="ce1">
            <text:p>Moseley Road, Highgate, Birmingham,<text:s/></text:p>
          </table:table-cell>
          <table:table-cell office:value-type="string" table:style-name="ce383">
            <text:p>B12 0DP</text:p>
          </table:table-cell>
          <table:table-cell office:value-type="float" office:value="407981" table:style-name="ce369">
            <text:p>407981</text:p>
          </table:table-cell>
          <table:table-cell office:value-type="float" office:value="285017" table:style-name="ce369">
            <text:p>285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Per - Perry Barr</text:p>
          </table:table-cell>
          <table:table-cell office:value-type="string" table:style-name="ce1">
            <text:p>College Road, Perry Barr, Birmingham,<text:s/></text:p>
          </table:table-cell>
          <table:table-cell office:value-type="string" table:style-name="ce383">
            <text:p>B44 0HJ</text:p>
          </table:table-cell>
          <table:table-cell office:value-type="float" office:value="408428" table:style-name="ce369">
            <text:p>408428</text:p>
          </table:table-cell>
          <table:table-cell office:value-type="float" office:value="293022" table:style-name="ce369">
            <text:p>293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Bil - Billesley</text:p>
          </table:table-cell>
          <table:table-cell office:value-type="string" table:style-name="ce1">
            <text:p>Brook Lane, Billesley, Birmingham,<text:s/></text:p>
          </table:table-cell>
          <table:table-cell office:value-type="string" table:style-name="ce383">
            <text:p>B13 0DH</text:p>
          </table:table-cell>
          <table:table-cell office:value-type="float" office:value="409023" table:style-name="ce369">
            <text:p>409023</text:p>
          </table:table-cell>
          <table:table-cell office:value-type="float" office:value="281362" table:style-name="ce369">
            <text:p>2813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Erd - Erdington</text:p>
          </table:table-cell>
          <table:table-cell office:value-type="string" table:style-name="ce1">
            <text:p>Orphanage Road, Erdington, Birmingham,<text:s/></text:p>
          </table:table-cell>
          <table:table-cell office:value-type="string" table:style-name="ce383">
            <text:p>B24 9HR</text:p>
          </table:table-cell>
          <table:table-cell office:value-type="float" office:value="411261" table:style-name="ce369">
            <text:p>411261</text:p>
          </table:table-cell>
          <table:table-cell office:value-type="float" office:value="292056" table:style-name="ce369">
            <text:p>2920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War - Ward End</text:p>
          </table:table-cell>
          <table:table-cell office:value-type="string" table:style-name="ce1">
            <text:p>Washwood Heath Road, Ward End, Birmingham<text:s/></text:p>
          </table:table-cell>
          <table:table-cell office:value-type="string" table:style-name="ce383">
            <text:p>B8 2HF</text:p>
          </table:table-cell>
          <table:table-cell office:value-type="float" office:value="411291" table:style-name="ce369">
            <text:p>411291</text:p>
          </table:table-cell>
          <table:table-cell office:value-type="float" office:value="288527" table:style-name="ce369">
            <text:p>2885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Hay - Hay Mills</text:p>
          </table:table-cell>
          <table:table-cell office:value-type="string" table:style-name="ce1">
            <text:p>Speedwell Road, Hay Mills, Birmingham,<text:s/></text:p>
          </table:table-cell>
          <table:table-cell office:value-type="string" table:style-name="ce383">
            <text:p>B25 8HH</text:p>
          </table:table-cell>
          <table:table-cell office:value-type="float" office:value="411459" table:style-name="ce369">
            <text:p>411459</text:p>
          </table:table-cell>
          <table:table-cell office:value-type="float" office:value="284686" table:style-name="ce369">
            <text:p>2846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Sut - Sutton Coldfield</text:p>
          </table:table-cell>
          <table:table-cell office:value-type="string" table:style-name="ce1">
            <text:p>Lichfield Road, Sutton Coldfield,</text:p>
          </table:table-cell>
          <table:table-cell office:value-type="string" table:style-name="ce384">
            <text:p><text:s/>B74 2NT</text:p>
          </table:table-cell>
          <table:table-cell office:value-type="float" office:value="412073" table:style-name="ce369">
            <text:p>412073</text:p>
          </table:table-cell>
          <table:table-cell office:value-type="float" office:value="296774" table:style-name="ce369">
            <text:p>2967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Sol - Solihull</text:p>
          </table:table-cell>
          <table:table-cell office:value-type="string" table:style-name="ce1">
            <text:p>Streetsbrook Road, Solihull,<text:s/></text:p>
          </table:table-cell>
          <table:table-cell office:value-type="string" table:style-name="ce1">
            <text:p>B91 1QY</text:p>
          </table:table-cell>
          <table:table-cell office:value-type="float" office:value="414431" table:style-name="ce369">
            <text:p>414431</text:p>
          </table:table-cell>
          <table:table-cell office:value-type="float" office:value="279813" table:style-name="ce369">
            <text:p>2798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She - Sheldon</text:p>
          </table:table-cell>
          <table:table-cell office:value-type="string" table:style-name="ce1">
            <text:p>Garretts Green Lane, Sheldon, Birmingham,<text:s/></text:p>
          </table:table-cell>
          <table:table-cell office:value-type="string" table:style-name="ce1">
            <text:p>B33 0SE</text:p>
          </table:table-cell>
          <table:table-cell office:value-type="float" office:value="414976" table:style-name="ce369">
            <text:p>414976</text:p>
          </table:table-cell>
          <table:table-cell office:value-type="float" office:value="286625" table:style-name="ce369">
            <text:p>2866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Bic - Bickenhill</text:p>
          </table:table-cell>
          <table:table-cell office:value-type="string" table:style-name="ce1">
            <text:p>Northway, National Exhibition Centre, Bickenhill,</text:p>
          </table:table-cell>
          <table:table-cell office:value-type="string" table:style-name="ce1">
            <text:p><text:s/>B40 1PW</text:p>
          </table:table-cell>
          <table:table-cell office:value-type="float" office:value="419599" table:style-name="ce369">
            <text:p>419599</text:p>
          </table:table-cell>
          <table:table-cell office:value-type="float" office:value="284022" table:style-name="ce369">
            <text:p>284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70">
            <text:p>Can - Canley</text:p>
          </table:table-cell>
          <table:table-cell office:value-type="string" table:style-name="ce1">
            <text:p>Sir Henry Parks Road, Canley, Coventry,<text:s/></text:p>
          </table:table-cell>
          <table:table-cell office:value-type="string" table:style-name="ce1">
            <text:p>CV4 7BA</text:p>
          </table:table-cell>
          <table:table-cell office:value-type="float" office:value="430546" table:style-name="ce369">
            <text:p>430546</text:p>
          </table:table-cell>
          <table:table-cell office:value-type="float" office:value="277291" table:style-name="ce369">
            <text:p>2772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4">
            <text:p>Cov - Coventry</text:p>
          </table:table-cell>
          <table:table-cell office:value-type="string" table:style-name="ce1">
            <text:p>Radford Road, Coventry,<text:s/></text:p>
          </table:table-cell>
          <table:table-cell office:value-type="string" table:style-name="ce385">
            <text:p>CV1 4EL</text:p>
          </table:table-cell>
          <table:table-cell office:value-type="float" office:value="433026" table:style-name="ce32">
            <text:p>433026</text:p>
          </table:table-cell>
          <table:table-cell office:value-type="float" office:value="279471" table:style-name="ce32">
            <text:p>2794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4">
            <text:p>Fol - Foleshill</text:p>
          </table:table-cell>
          <table:table-cell office:value-type="string" table:style-name="ce1">
            <text:p>Foleshill Road, Foleshill, Coventry,<text:s/></text:p>
          </table:table-cell>
          <table:table-cell office:value-type="string" table:style-name="ce385">
            <text:p>CV6 5HN</text:p>
          </table:table-cell>
          <table:table-cell office:value-type="float" office:value="434555" table:style-name="ce32">
            <text:p>434555</text:p>
          </table:table-cell>
          <table:table-cell office:value-type="float" office:value="282408" table:style-name="ce32">
            <text:p>2824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Midlands</text:p>
          </table:table-cell>
          <table:table-cell office:value-type="string" table:style-name="ce1">
            <text:p>E31000044</text:p>
          </table:table-cell>
          <table:table-cell office:value-type="string" table:style-name="ce34">
            <text:p>Bin - Binley</text:p>
          </table:table-cell>
          <table:table-cell office:value-type="string" table:style-name="ce1">
            <text:p>Hipswell Highway, Binley, Coventry,<text:s/></text:p>
          </table:table-cell>
          <table:table-cell office:value-type="string" table:style-name="ce385">
            <text:p>CV2 5FQ</text:p>
          </table:table-cell>
          <table:table-cell office:value-type="float" office:value="436855" table:style-name="ce32">
            <text:p>436855</text:p>
          </table:table-cell>
          <table:table-cell office:value-type="float" office:value="278701" table:style-name="ce32">
            <text:p>2787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Todmorden</text:p>
          </table:table-cell>
          <table:table-cell office:value-type="string" table:style-name="ce1">
            <text:p>Todmorden Fire Station, Stansfield Road, Todmorden,<text:s/></text:p>
          </table:table-cell>
          <table:table-cell office:value-type="string" table:style-name="ce386">
            <text:p>OL14 5DL</text:p>
          </table:table-cell>
          <table:table-cell office:value-type="float" office:value="393790" table:style-name="ce34">
            <text:p>393790</text:p>
          </table:table-cell>
          <table:table-cell office:value-type="float" office:value="424413" table:style-name="ce34">
            <text:p>4244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Mytholmroyd</text:p>
          </table:table-cell>
          <table:table-cell office:value-type="string" table:style-name="ce1">
            <text:p>Mytholmroyd Fire Station, Burnley Road, Mytholmroyd</text:p>
          </table:table-cell>
          <table:table-cell office:value-type="string" table:style-name="ce386">
            <text:p>HX7 5DL</text:p>
          </table:table-cell>
          <table:table-cell office:value-type="float" office:value="401120" table:style-name="ce34">
            <text:p>401120</text:p>
          </table:table-cell>
          <table:table-cell office:value-type="float" office:value="426149" table:style-name="ce34">
            <text:p>4261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Silsden</text:p>
          </table:table-cell>
          <table:table-cell office:value-type="string" table:style-name="ce1">
            <text:p>Silsden Fire Station, Elliot Street, Silsden, Keighley</text:p>
          </table:table-cell>
          <table:table-cell office:value-type="string" table:style-name="ce387">
            <text:p>BD20 ODE</text:p>
          </table:table-cell>
          <table:table-cell office:value-type="float" office:value="403820" table:style-name="ce34">
            <text:p>403820</text:p>
          </table:table-cell>
          <table:table-cell office:value-type="float" office:value="446225" table:style-name="ce34">
            <text:p>4462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Keighley</text:p>
          </table:table-cell>
          <table:table-cell office:value-type="string" table:style-name="ce1">
            <text:p>Keighley Fire Station, Bradford Road, Keighley</text:p>
          </table:table-cell>
          <table:table-cell office:value-type="string" table:style-name="ce387">
            <text:p>BD21 4BW</text:p>
          </table:table-cell>
          <table:table-cell office:value-type="float" office:value="406714" table:style-name="ce34">
            <text:p>406714</text:p>
          </table:table-cell>
          <table:table-cell office:value-type="float" office:value="441509" table:style-name="ce34">
            <text:p>4415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Illingworth</text:p>
          </table:table-cell>
          <table:table-cell office:value-type="string" table:style-name="ce1">
            <text:p>Illingworth Fire Station, Keighley Road, Illingworth, Halifax</text:p>
          </table:table-cell>
          <table:table-cell office:value-type="string" table:style-name="ce388">
            <text:p>HX2 9LL</text:p>
          </table:table-cell>
          <table:table-cell office:value-type="float" office:value="407083" table:style-name="ce34">
            <text:p>407083</text:p>
          </table:table-cell>
          <table:table-cell office:value-type="float" office:value="428740" table:style-name="ce34">
            <text:p>4287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Halifax</text:p>
          </table:table-cell>
          <table:table-cell office:value-type="string" table:style-name="ce1">
            <text:p>Halifax Fire Station, Skircoat Moor Road, King Cross, Halifax</text:p>
          </table:table-cell>
          <table:table-cell office:value-type="string" table:style-name="ce389">
            <text:p>HX1 3JF</text:p>
          </table:table-cell>
          <table:table-cell office:value-type="float" office:value="407889" table:style-name="ce34">
            <text:p>407889</text:p>
          </table:table-cell>
          <table:table-cell office:value-type="float" office:value="424137" table:style-name="ce34">
            <text:p>4241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Slaithwaite</text:p>
          </table:table-cell>
          <table:table-cell office:value-type="string" table:style-name="ce1">
            <text:p>Slaithwaite Fire Station, New Street, Slaithwaite</text:p>
          </table:table-cell>
          <table:table-cell office:value-type="string" table:style-name="ce388">
            <text:p>HD7 5AB</text:p>
          </table:table-cell>
          <table:table-cell office:value-type="float" office:value="408218" table:style-name="ce34">
            <text:p>408218</text:p>
          </table:table-cell>
          <table:table-cell office:value-type="float" office:value="414157" table:style-name="ce34">
            <text:p>4141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Meltham</text:p>
          </table:table-cell>
          <table:table-cell office:value-type="string" table:style-name="ce1">
            <text:p>Meltham Fire Station, Holmfirth Road, Meltham, Holmfirth</text:p>
          </table:table-cell>
          <table:table-cell office:value-type="string" table:style-name="ce388">
            <text:p>HD9 4BX</text:p>
          </table:table-cell>
          <table:table-cell office:value-type="float" office:value="410003" table:style-name="ce34">
            <text:p>410003</text:p>
          </table:table-cell>
          <table:table-cell office:value-type="float" office:value="410487" table:style-name="ce34">
            <text:p>4104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Bingley</text:p>
          </table:table-cell>
          <table:table-cell office:value-type="string" table:style-name="ce1">
            <text:p>Bingley Fire Station, Keighley Road, Bingley, Bradford</text:p>
          </table:table-cell>
          <table:table-cell office:value-type="string" table:style-name="ce388">
            <text:p>BD16 2RD<text:s/></text:p>
          </table:table-cell>
          <table:table-cell office:value-type="float" office:value="410624" table:style-name="ce34">
            <text:p>410624</text:p>
          </table:table-cell>
          <table:table-cell office:value-type="float" office:value="439418" table:style-name="ce34">
            <text:p>4394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Ilkley</text:p>
          </table:table-cell>
          <table:table-cell office:value-type="string" table:style-name="ce1">
            <text:p>Ilkley Fire Station, Little Lane, Ilkley</text:p>
          </table:table-cell>
          <table:table-cell office:value-type="string" table:style-name="ce388">
            <text:p>LS29 8JJ</text:p>
          </table:table-cell>
          <table:table-cell office:value-type="float" office:value="412396" table:style-name="ce34">
            <text:p>412396</text:p>
          </table:table-cell>
          <table:table-cell office:value-type="float" office:value="447748" table:style-name="ce34">
            <text:p>4477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Fairweather Green</text:p>
          </table:table-cell>
          <table:table-cell office:value-type="string" table:style-name="ce1">
            <text:p>Fairweather Green Fire Station, Thornton Road, Fairweather Green, Bradford</text:p>
          </table:table-cell>
          <table:table-cell office:value-type="string" table:style-name="ce389">
            <text:p>BD8 OEH</text:p>
          </table:table-cell>
          <table:table-cell office:value-type="float" office:value="412786" table:style-name="ce34">
            <text:p>412786</text:p>
          </table:table-cell>
          <table:table-cell office:value-type="float" office:value="433202" table:style-name="ce34">
            <text:p>4332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Rastrick<text:s/></text:p>
          </table:table-cell>
          <table:table-cell office:value-type="string" table:style-name="ce1">
            <text:p>Rastrick Fire Station, Clough Lane, Rastrick, Brighouse</text:p>
          </table:table-cell>
          <table:table-cell office:value-type="string" table:style-name="ce388">
            <text:p>HD6 3QH</text:p>
          </table:table-cell>
          <table:table-cell office:value-type="float" office:value="413406" table:style-name="ce34">
            <text:p>413406</text:p>
          </table:table-cell>
          <table:table-cell office:value-type="float" office:value="420611" table:style-name="ce34">
            <text:p>4206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Huddersfield</text:p>
          </table:table-cell>
          <table:table-cell office:value-type="string" table:style-name="ce1">
            <text:p>Huddersfield Fire Station, Outcote Bank, Huddersfield</text:p>
          </table:table-cell>
          <table:table-cell office:value-type="string" table:style-name="ce389">
            <text:p>HD1 2JT</text:p>
          </table:table-cell>
          <table:table-cell office:value-type="float" office:value="414192" table:style-name="ce34">
            <text:p>414192</text:p>
          </table:table-cell>
          <table:table-cell office:value-type="float" office:value="416293" table:style-name="ce34">
            <text:p>4162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Holmfirth</text:p>
          </table:table-cell>
          <table:table-cell office:value-type="string" table:style-name="ce1">
            <text:p>Holmfirth Fire Station, Huddersfield Road, Holmfirth</text:p>
          </table:table-cell>
          <table:table-cell office:value-type="string" table:style-name="ce389">
            <text:p>HD9 3AS</text:p>
          </table:table-cell>
          <table:table-cell office:value-type="float" office:value="414340" table:style-name="ce34">
            <text:p>414340</text:p>
          </table:table-cell>
          <table:table-cell office:value-type="float" office:value="408490" table:style-name="ce34">
            <text:p>4084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Shipley</text:p>
          </table:table-cell>
          <table:table-cell office:value-type="string" table:style-name="ce1">
            <text:p>Shipley Fire Station, 1 Shipley Fields Road, Shipley, Bradford</text:p>
          </table:table-cell>
          <table:table-cell office:value-type="string" table:style-name="ce388">
            <text:p>BD18 2FA</text:p>
          </table:table-cell>
          <table:table-cell office:value-type="float" office:value="415172" table:style-name="ce34">
            <text:p>415172</text:p>
          </table:table-cell>
          <table:table-cell office:value-type="float" office:value="436485" table:style-name="ce34">
            <text:p>4364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Odsal</text:p>
          </table:table-cell>
          <table:table-cell office:value-type="string" table:style-name="ce1">
            <text:p>Odsal Fire Station, Huddersfield Road, Odsal, Bradford</text:p>
          </table:table-cell>
          <table:table-cell office:value-type="string" table:style-name="ce390">
            <text:p>BD6 1DJ</text:p>
          </table:table-cell>
          <table:table-cell office:value-type="float" office:value="415790" table:style-name="ce34">
            <text:p>415790</text:p>
          </table:table-cell>
          <table:table-cell office:value-type="float" office:value="429561" table:style-name="ce34">
            <text:p>4295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Bradford</text:p>
          </table:table-cell>
          <table:table-cell office:value-type="string" table:style-name="ce1">
            <text:p>Bradford Fire Station, 540 Leeds Road, Bradford</text:p>
          </table:table-cell>
          <table:table-cell office:value-type="string" table:style-name="ce392">
            <text:p>BD3 9SB</text:p>
          </table:table-cell>
          <table:table-cell office:value-type="float" office:value="417689" table:style-name="ce34">
            <text:p>417689</text:p>
          </table:table-cell>
          <table:table-cell office:value-type="float" office:value="432876" table:style-name="ce34">
            <text:p>4328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Cleckheaton</text:p>
          </table:table-cell>
          <table:table-cell office:value-type="string" table:style-name="ce1">
            <text:p>Cleckheaton Fire Station, Hightown Road, Cleckheaton</text:p>
          </table:table-cell>
          <table:table-cell office:value-type="string" table:style-name="ce2">
            <text:p>BD19 5HD</text:p>
          </table:table-cell>
          <table:table-cell office:value-type="float" office:value="418741" table:style-name="ce34">
            <text:p>418741</text:p>
          </table:table-cell>
          <table:table-cell office:value-type="float" office:value="425141" table:style-name="ce34">
            <text:p>4251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Wyfrs Hq</text:p>
          </table:table-cell>
          <table:table-cell office:value-type="string" table:style-name="ce1">
            <text:p>Wyfrs Hq Fire Station, Oakroyd Hall, Bradford Road, , Birkenshaw</text:p>
          </table:table-cell>
          <table:table-cell office:value-type="string" table:style-name="ce393">
            <text:p>BD11 2DY</text:p>
          </table:table-cell>
          <table:table-cell office:value-type="float" office:value="420079" table:style-name="ce34">
            <text:p>420079</text:p>
          </table:table-cell>
          <table:table-cell office:value-type="float" office:value="427921" table:style-name="ce34">
            <text:p>4279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Otley</text:p>
          </table:table-cell>
          <table:table-cell office:value-type="string" table:style-name="ce1">
            <text:p>Otley Fire Station, Bondgate, Otley</text:p>
          </table:table-cell>
          <table:table-cell office:value-type="string" table:style-name="ce1">
            <text:p>LS21 3AB</text:p>
          </table:table-cell>
          <table:table-cell office:value-type="float" office:value="420282" table:style-name="ce34">
            <text:p>420282</text:p>
          </table:table-cell>
          <table:table-cell office:value-type="float" office:value="445335" table:style-name="ce34">
            <text:p>4453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Mirfield</text:p>
          </table:table-cell>
          <table:table-cell office:value-type="string" table:style-name="ce1">
            <text:p>Mirfield Fire Station, Huddersfield Road, Mirfield</text:p>
          </table:table-cell>
          <table:table-cell office:value-type="string" table:style-name="ce391">
            <text:p>WF14 8AE</text:p>
          </table:table-cell>
          <table:table-cell office:value-type="float" office:value="420515" table:style-name="ce34">
            <text:p>420515</text:p>
          </table:table-cell>
          <table:table-cell office:value-type="float" office:value="419763" table:style-name="ce34">
            <text:p>4197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Rawdon</text:p>
          </table:table-cell>
          <table:table-cell office:value-type="string" table:style-name="ce1">
            <text:p>Rawdon Fire Station, Green Lane, Yeadon, Leeds</text:p>
          </table:table-cell>
          <table:table-cell office:value-type="string" table:style-name="ce34">
            <text:p>LS19 7BY</text:p>
          </table:table-cell>
          <table:table-cell office:value-type="float" office:value="420640" table:style-name="ce34">
            <text:p>420640</text:p>
          </table:table-cell>
          <table:table-cell office:value-type="float" office:value="440295" table:style-name="ce34">
            <text:p>4402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Skelmanthorpe</text:p>
          </table:table-cell>
          <table:table-cell office:value-type="string" table:style-name="ce1">
            <text:p>Skelmanthorpe Fire Station, Cumberworth Road, Skelmanthorpe, Huddersfield</text:p>
          </table:table-cell>
          <table:table-cell office:value-type="string" table:style-name="ce34">
            <text:p>HD8 9AB</text:p>
          </table:table-cell>
          <table:table-cell office:value-type="float" office:value="422874" table:style-name="ce34">
            <text:p>422874</text:p>
          </table:table-cell>
          <table:table-cell office:value-type="float" office:value="410491" table:style-name="ce34">
            <text:p>4104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Stanningley</text:p>
          </table:table-cell>
          <table:table-cell office:value-type="string" table:style-name="ce1">
            <text:p>Stanningley Fire Station, 637 Stanningley Road, Stanningley, Leeds</text:p>
          </table:table-cell>
          <table:table-cell office:value-type="string" table:content-validation-name="val1" table:style-name="ce394">
            <text:p>LS28 6FS</text:p>
          </table:table-cell>
          <table:table-cell office:value-type="float" office:value="423160" table:style-name="ce34">
            <text:p>423160</text:p>
          </table:table-cell>
          <table:table-cell office:value-type="float" office:value="434632" table:style-name="ce34">
            <text:p>4346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Dewsbury</text:p>
          </table:table-cell>
          <table:table-cell office:value-type="string" table:style-name="ce1">
            <text:p>Dewsbury Fire Station, Meadow Mills, Carlton Road, Dewsbury</text:p>
          </table:table-cell>
          <table:table-cell office:value-type="string" table:content-validation-name="val1" table:style-name="ce395">
            <text:p>WF13 2AT</text:p>
          </table:table-cell>
          <table:table-cell office:value-type="float" office:value="424346" table:style-name="ce34">
            <text:p>424346</text:p>
          </table:table-cell>
          <table:table-cell office:value-type="float" office:value="422352" table:style-name="ce34">
            <text:p>4223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Cookridge</text:p>
          </table:table-cell>
          <table:table-cell office:value-type="string" table:style-name="ce1">
            <text:p>Cookridge Fire Station, Otley Old Road, Cookridge, Leeds</text:p>
          </table:table-cell>
          <table:table-cell office:value-type="string" table:content-validation-name="val1" table:style-name="ce395">
            <text:p>LS16 7BF</text:p>
          </table:table-cell>
          <table:table-cell office:value-type="float" office:value="425587" table:style-name="ce34">
            <text:p>425587</text:p>
          </table:table-cell>
          <table:table-cell office:value-type="float" office:value="439810" table:style-name="ce34">
            <text:p>4398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Morley</text:p>
          </table:table-cell>
          <table:table-cell office:value-type="string" table:style-name="ce1">
            <text:p>Morley Fire Station, Corporation Street, Morley, Leeds</text:p>
          </table:table-cell>
          <table:table-cell office:value-type="string" table:content-validation-name="val1" table:style-name="ce396">
            <text:p>LS27 9NF</text:p>
          </table:table-cell>
          <table:table-cell office:value-type="float" office:value="426075" table:style-name="ce34">
            <text:p>426075</text:p>
          </table:table-cell>
          <table:table-cell office:value-type="float" office:value="427649" table:style-name="ce34">
            <text:p>4276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Leeds</text:p>
          </table:table-cell>
          <table:table-cell office:value-type="string" table:style-name="ce1">
            <text:p>Leeds Fire Station, Kirkstall Road, , Leeds</text:p>
          </table:table-cell>
          <table:table-cell office:value-type="string" table:content-validation-name="val1" table:style-name="ce396">
            <text:p>LS3 1NF</text:p>
          </table:table-cell>
          <table:table-cell office:value-type="float" office:value="428811" table:style-name="ce34">
            <text:p>428811</text:p>
          </table:table-cell>
          <table:table-cell office:value-type="float" office:value="433812" table:style-name="ce34">
            <text:p>4338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Hunslet</text:p>
          </table:table-cell>
          <table:table-cell office:value-type="string" table:style-name="ce1">
            <text:p>Hunslet Fire Station, Dewsbury Road, Hunslet, Leeds</text:p>
          </table:table-cell>
          <table:table-cell office:value-type="string" table:content-validation-name="val1" table:style-name="ce397">
            <text:p>LS11 6JT</text:p>
          </table:table-cell>
          <table:table-cell office:value-type="float" office:value="429926" table:style-name="ce34">
            <text:p>429926</text:p>
          </table:table-cell>
          <table:table-cell office:value-type="float" office:value="430881" table:style-name="ce34">
            <text:p>4308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Ossett</text:p>
          </table:table-cell>
          <table:table-cell office:value-type="string" table:style-name="ce1">
            <text:p>Ossett Fire Station, The Wilfred, Ossett</text:p>
          </table:table-cell>
          <table:table-cell office:value-type="string" table:content-validation-name="val1" table:style-name="ce397">
            <text:p>WF5 9EE (For Sat Nav use WF5 9TR)<text:s/></text:p>
          </table:table-cell>
          <table:table-cell office:value-type="float" office:value="430037" table:style-name="ce34">
            <text:p>430037</text:p>
          </table:table-cell>
          <table:table-cell office:value-type="float" office:value="420984" table:style-name="ce34">
            <text:p>420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Moortown</text:p>
          </table:table-cell>
          <table:table-cell office:value-type="string" table:style-name="ce1">
            <text:p>Moortown Fire Station, Stonegate Road, Moortown, Leeds</text:p>
          </table:table-cell>
          <table:table-cell office:value-type="string" table:content-validation-name="val1" table:style-name="ce398">
            <text:p>LS17 6EJ</text:p>
          </table:table-cell>
          <table:table-cell office:value-type="float" office:value="430547" table:style-name="ce34">
            <text:p>430547</text:p>
          </table:table-cell>
          <table:table-cell office:value-type="float" office:value="439025" table:style-name="ce34">
            <text:p>4390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Wakefield</text:p>
          </table:table-cell>
          <table:table-cell office:value-type="string" table:style-name="ce1">
            <text:p>Wakefield Fire Station, Brunswick Street, , Wakefield</text:p>
          </table:table-cell>
          <table:table-cell office:value-type="string" table:content-validation-name="val1" table:style-name="ce398">
            <text:p>WF1 4PA</text:p>
          </table:table-cell>
          <table:table-cell office:value-type="float" office:value="433959" table:style-name="ce34">
            <text:p>433959</text:p>
          </table:table-cell>
          <table:table-cell office:value-type="float" office:value="420649" table:style-name="ce34">
            <text:p>4206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Rothwell</text:p>
          </table:table-cell>
          <table:table-cell office:value-type="string" table:style-name="ce1">
            <text:p>Rothwell Fire Station, Carlton Lane, Rothwell</text:p>
          </table:table-cell>
          <table:table-cell office:value-type="string" table:content-validation-name="val1" table:style-name="ce398">
            <text:p>LS26 ODH</text:p>
          </table:table-cell>
          <table:table-cell office:value-type="float" office:value="434175" table:style-name="ce34">
            <text:p>434175</text:p>
          </table:table-cell>
          <table:table-cell office:value-type="float" office:value="427800" table:style-name="ce34">
            <text:p>4278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Normanton</text:p>
          </table:table-cell>
          <table:table-cell office:value-type="string" table:style-name="ce1">
            <text:p>Normanton Fire Station, Princess Street, Normanton</text:p>
          </table:table-cell>
          <table:table-cell office:value-type="string" table:content-validation-name="val1" table:style-name="ce399">
            <text:p>WF6 1FB</text:p>
          </table:table-cell>
          <table:table-cell office:value-type="float" office:value="438586" table:style-name="ce34">
            <text:p>438586</text:p>
          </table:table-cell>
          <table:table-cell office:value-type="float" office:value="422627" table:style-name="ce34">
            <text:p>4226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Wetherby</text:p>
          </table:table-cell>
          <table:table-cell office:value-type="string" table:style-name="ce1">
            <text:p>Wetherby Fire Station, Walton Road, Wetherby,<text:s/></text:p>
          </table:table-cell>
          <table:table-cell office:value-type="string" table:content-validation-name="val1" table:style-name="ce398">
            <text:p>LS22 6JJ</text:p>
          </table:table-cell>
          <table:table-cell office:value-type="float" office:value="440602" table:style-name="ce34">
            <text:p>440602</text:p>
          </table:table-cell>
          <table:table-cell office:value-type="float" office:value="448096" table:style-name="ce34">
            <text:p>4480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Garforth</text:p>
          </table:table-cell>
          <table:table-cell office:value-type="string" table:style-name="ce1">
            <text:p>Garforth Fire Station, Ninelands Lane, Garforth, Leeds</text:p>
          </table:table-cell>
          <table:table-cell office:value-type="string" table:content-validation-name="val1" table:style-name="ce400">
            <text:p>LS25 2AN</text:p>
          </table:table-cell>
          <table:table-cell office:value-type="float" office:value="441091" table:style-name="ce34">
            <text:p>441091</text:p>
          </table:table-cell>
          <table:table-cell office:value-type="float" office:value="432106" table:style-name="ce34">
            <text:p>4321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Featherstone</text:p>
          </table:table-cell>
          <table:table-cell office:value-type="string" table:style-name="ce1">
            <text:p>Featherstone Fire Station, Andrew Street, Featherstone</text:p>
          </table:table-cell>
          <table:table-cell office:value-type="string" table:content-validation-name="val1" table:style-name="ce400">
            <text:p>WF7 5NS</text:p>
          </table:table-cell>
          <table:table-cell office:value-type="float" office:value="442285" table:style-name="ce34">
            <text:p>442285</text:p>
          </table:table-cell>
          <table:table-cell office:value-type="float" office:value="419933" table:style-name="ce34">
            <text:p>4199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Castleford</text:p>
          </table:table-cell>
          <table:table-cell office:value-type="string" table:style-name="ce1">
            <text:p>Castleford Fire Station, Beancroft Road, Castleford</text:p>
          </table:table-cell>
          <table:table-cell office:value-type="string" table:content-validation-name="val1" table:style-name="ce34">
            <text:p>WF10 5EH</text:p>
          </table:table-cell>
          <table:table-cell office:value-type="float" office:value="442591" table:style-name="ce34">
            <text:p>442591</text:p>
          </table:table-cell>
          <table:table-cell office:value-type="float" office:value="425050" table:style-name="ce34">
            <text:p>4250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South Kirkby</text:p>
          </table:table-cell>
          <table:table-cell office:value-type="string" table:style-name="ce1">
            <text:p>South Kirkby Fire Station, - Avenue Lodeve, South Kirkby, Pontefract,<text:s/></text:p>
          </table:table-cell>
          <table:table-cell office:value-type="string" table:content-validation-name="val1" table:style-name="ce34">
            <text:p>WF9 3TJ</text:p>
          </table:table-cell>
          <table:table-cell office:value-type="float" office:value="444440" table:style-name="ce34">
            <text:p>444440</text:p>
          </table:table-cell>
          <table:table-cell office:value-type="float" office:value="411728" table:style-name="ce34">
            <text:p>4117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t Yorkshire</text:p>
          </table:table-cell>
          <table:table-cell office:value-type="string" table:style-name="ce1">
            <text:p>E31000045</text:p>
          </table:table-cell>
          <table:table-cell office:value-type="string" table:style-name="ce34">
            <text:p>Pontefract</text:p>
          </table:table-cell>
          <table:table-cell office:value-type="string" table:style-name="ce1">
            <text:p>Pontefract Fire Station, Stumpcross Lane, Pontefract, Wakefield</text:p>
          </table:table-cell>
          <table:table-cell office:value-type="string" table:content-validation-name="val1" table:style-name="ce34">
            <text:p>WF8 2DQ</text:p>
          </table:table-cell>
          <table:table-cell office:value-type="float" office:value="447041" table:style-name="ce34">
            <text:p>447041</text:p>
          </table:table-cell>
          <table:table-cell office:value-type="float" office:value="422939" table:style-name="ce34">
            <text:p>4229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Heathrow</text:p>
          </table:table-cell>
          <table:table-cell office:value-type="string" table:style-name="ce1">
            <text:p>Building 450, Heathrow Airport, Northern Perimeter Road</text:p>
          </table:table-cell>
          <table:table-cell office:value-type="string" table:style-name="ce1">
            <text:p>TW6 2RR</text:p>
          </table:table-cell>
          <table:table-cell office:value-type="float" office:value="507113" table:style-name="ce32">
            <text:p>507113</text:p>
          </table:table-cell>
          <table:table-cell office:value-type="float" office:value="176816" table:style-name="ce2">
            <text:p>1768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Hillingdon</text:p>
          </table:table-cell>
          <table:table-cell office:value-type="string" table:style-name="ce1">
            <text:p>Uxbridge Road</text:p>
          </table:table-cell>
          <table:table-cell office:value-type="string" table:style-name="ce1">
            <text:p>UB10 0PH</text:p>
          </table:table-cell>
          <table:table-cell office:value-type="float" office:value="507462" table:style-name="ce32">
            <text:p>507462</text:p>
          </table:table-cell>
          <table:table-cell office:value-type="float" office:value="182601" table:style-name="ce2">
            <text:p>1826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Ruislip</text:p>
          </table:table-cell>
          <table:table-cell office:value-type="string" table:style-name="ce1">
            <text:p>Bury Street</text:p>
          </table:table-cell>
          <table:table-cell office:value-type="string" table:style-name="ce1">
            <text:p>HA4 7TW</text:p>
          </table:table-cell>
          <table:table-cell office:value-type="float" office:value="508404" table:style-name="ce32">
            <text:p>508404</text:p>
          </table:table-cell>
          <table:table-cell office:value-type="float" office:value="188886" table:style-name="ce32">
            <text:p>1888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Hayes</text:p>
          </table:table-cell>
          <table:table-cell office:value-type="string" table:style-name="ce1">
            <text:p>65 Shepiston Lane</text:p>
          </table:table-cell>
          <table:table-cell office:value-type="string" table:style-name="ce1">
            <text:p>UB3 1LL</text:p>
          </table:table-cell>
          <table:table-cell office:value-type="float" office:value="508969" table:style-name="ce32">
            <text:p>508969</text:p>
          </table:table-cell>
          <table:table-cell office:value-type="float" office:value="178444" table:style-name="ce32">
            <text:p>1784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Feltham</text:p>
          </table:table-cell>
          <table:table-cell office:value-type="string" table:style-name="ce1">
            <text:p>101 Faggs Road</text:p>
          </table:table-cell>
          <table:table-cell office:value-type="string" table:style-name="ce2">
            <text:p>TW14 0LH</text:p>
          </table:table-cell>
          <table:table-cell office:value-type="float" office:value="510290" table:style-name="ce32">
            <text:p>510290</text:p>
          </table:table-cell>
          <table:table-cell office:value-type="float" office:value="174708" table:style-name="ce32">
            <text:p>1747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Southall</text:p>
          </table:table-cell>
          <table:table-cell office:value-type="string" table:style-name="ce1">
            <text:p>17-19 High Street</text:p>
          </table:table-cell>
          <table:table-cell office:value-type="string" table:style-name="ce1">
            <text:p>UB1 3HA</text:p>
          </table:table-cell>
          <table:table-cell office:value-type="float" office:value="512903" table:style-name="ce32">
            <text:p>512903</text:p>
          </table:table-cell>
          <table:table-cell office:value-type="float" office:value="180403" table:style-name="ce32">
            <text:p>1804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Harrow</text:p>
          </table:table-cell>
          <table:table-cell office:value-type="string" table:style-name="ce1">
            <text:p>500 Pinner Road</text:p>
          </table:table-cell>
          <table:table-cell office:value-type="string" table:style-name="ce1">
            <text:p>HA5 5RW</text:p>
          </table:table-cell>
          <table:table-cell office:value-type="float" office:value="513275" table:style-name="ce32">
            <text:p>513275</text:p>
          </table:table-cell>
          <table:table-cell office:value-type="float" office:value="189257" table:style-name="ce32">
            <text:p>1892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Northolt</text:p>
          </table:table-cell>
          <table:table-cell office:value-type="string" table:style-name="ce1">
            <text:p>74 Petts Hill</text:p>
          </table:table-cell>
          <table:table-cell office:value-type="string" table:style-name="ce1">
            <text:p>UB5 4JT</text:p>
          </table:table-cell>
          <table:table-cell office:value-type="float" office:value="513830" table:style-name="ce32">
            <text:p>513830</text:p>
          </table:table-cell>
          <table:table-cell office:value-type="float" office:value="185249" table:style-name="ce32">
            <text:p>1852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Twickenham</text:p>
          </table:table-cell>
          <table:table-cell office:value-type="string" table:style-name="ce1">
            <text:p>30 South Road</text:p>
          </table:table-cell>
          <table:table-cell office:value-type="string" table:style-name="ce1">
            <text:p>TW2 5NT</text:p>
          </table:table-cell>
          <table:table-cell office:value-type="float" office:value="514955" table:style-name="ce32">
            <text:p>514955</text:p>
          </table:table-cell>
          <table:table-cell office:value-type="float" office:value="171980" table:style-name="ce32">
            <text:p>17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Heston</text:p>
          </table:table-cell>
          <table:table-cell office:value-type="string" table:style-name="ce1">
            <text:p>520 London Road</text:p>
          </table:table-cell>
          <table:table-cell office:value-type="string" table:style-name="ce401">
            <text:p>TW7 4HR</text:p>
          </table:table-cell>
          <table:table-cell office:value-type="float" office:value="515160" table:style-name="ce32">
            <text:p>515160</text:p>
          </table:table-cell>
          <table:table-cell office:value-type="float" office:value="176417" table:style-name="ce32">
            <text:p>1764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Ealing</text:p>
          </table:table-cell>
          <table:table-cell office:value-type="string" table:style-name="ce1">
            <text:p>60-64 Uxbridge Road</text:p>
          </table:table-cell>
          <table:table-cell office:value-type="string" table:style-name="ce402">
            <text:p>W13 8RA</text:p>
          </table:table-cell>
          <table:table-cell office:value-type="float" office:value="517100" table:style-name="ce32">
            <text:p>517100</text:p>
          </table:table-cell>
          <table:table-cell office:value-type="float" office:value="180585" table:style-name="ce32">
            <text:p>1805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Wembley</text:p>
          </table:table-cell>
          <table:table-cell office:value-type="string" table:style-name="ce1">
            <text:p>591A Harrow Road</text:p>
          </table:table-cell>
          <table:table-cell office:value-type="string" table:style-name="ce1">
            <text:p>HA0 2EG</text:p>
          </table:table-cell>
          <table:table-cell office:value-type="float" office:value="517685" table:style-name="ce32">
            <text:p>517685</text:p>
          </table:table-cell>
          <table:table-cell office:value-type="float" office:value="185011" table:style-name="ce32">
            <text:p>1850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Kingston</text:p>
          </table:table-cell>
          <table:table-cell office:value-type="string" table:style-name="ce1">
            <text:p>390 Richmond Road</text:p>
          </table:table-cell>
          <table:table-cell office:value-type="string" table:style-name="ce2">
            <text:p>KT2 5PR</text:p>
          </table:table-cell>
          <table:table-cell office:value-type="float" office:value="517821" table:style-name="ce32">
            <text:p>517821</text:p>
          </table:table-cell>
          <table:table-cell office:value-type="float" office:value="171403" table:style-name="ce32">
            <text:p>1714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Stanmore</text:p>
          </table:table-cell>
          <table:table-cell office:value-type="string" table:style-name="ce1">
            <text:p>650 Honeypot Lane</text:p>
          </table:table-cell>
          <table:table-cell office:value-type="string" table:style-name="ce1">
            <text:p>HA7 1JS</text:p>
          </table:table-cell>
          <table:table-cell office:value-type="float" office:value="517994" table:style-name="ce32">
            <text:p>517994</text:p>
          </table:table-cell>
          <table:table-cell office:value-type="float" office:value="190797" table:style-name="ce32">
            <text:p>1907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Surbiton</text:p>
          </table:table-cell>
          <table:table-cell office:value-type="string" table:style-name="ce1">
            <text:p>31-33 Ewell Road</text:p>
          </table:table-cell>
          <table:table-cell office:value-type="string" table:style-name="ce1">
            <text:p>KT6 6AF</text:p>
          </table:table-cell>
          <table:table-cell office:value-type="float" office:value="518510" table:style-name="ce32">
            <text:p>518510</text:p>
          </table:table-cell>
          <table:table-cell office:value-type="float" office:value="167285" table:style-name="ce32">
            <text:p>1672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Richmond</text:p>
          </table:table-cell>
          <table:table-cell office:value-type="string" table:style-name="ce1">
            <text:p>323 Lower Richmond Road</text:p>
          </table:table-cell>
          <table:table-cell office:value-type="string" table:style-name="ce1">
            <text:p>TW9 4PN</text:p>
          </table:table-cell>
          <table:table-cell office:value-type="float" office:value="519233" table:style-name="ce32">
            <text:p>519233</text:p>
          </table:table-cell>
          <table:table-cell office:value-type="float" office:value="175671" table:style-name="ce32">
            <text:p>1756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Acton</text:p>
          </table:table-cell>
          <table:table-cell office:value-type="string" table:style-name="ce1">
            <text:p>27 Gunnersbury Lane</text:p>
          </table:table-cell>
          <table:table-cell office:value-type="string" table:style-name="ce1">
            <text:p>W3 8EA</text:p>
          </table:table-cell>
          <table:table-cell office:value-type="float" office:value="519679" table:style-name="ce32">
            <text:p>519679</text:p>
          </table:table-cell>
          <table:table-cell office:value-type="float" office:value="180078" table:style-name="ce32">
            <text:p>1800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407">
            <text:p>Chiswick</text:p>
          </table:table-cell>
          <table:table-cell office:value-type="string" table:style-name="ce1">
            <text:p>2-4 Heathfield Gardens</text:p>
          </table:table-cell>
          <table:table-cell office:value-type="string" table:style-name="ce2">
            <text:p>W4 4JY</text:p>
          </table:table-cell>
          <table:table-cell office:value-type="float" office:value="520280" table:style-name="ce406">
            <text:p>520280</text:p>
          </table:table-cell>
          <table:table-cell office:value-type="float" office:value="178266" table:style-name="ce408">
            <text:p>1782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407">
            <text:p>Park Royal</text:p>
          </table:table-cell>
          <table:table-cell office:value-type="string" table:style-name="ce1">
            <text:p>Waxlow Road</text:p>
          </table:table-cell>
          <table:table-cell office:value-type="string" table:style-name="ce1">
            <text:p>NW10 7NU</text:p>
          </table:table-cell>
          <table:table-cell office:value-type="float" office:value="520444" table:style-name="ce406">
            <text:p>520444</text:p>
          </table:table-cell>
          <table:table-cell office:value-type="float" office:value="183306" table:style-name="ce408">
            <text:p>1833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407">
            <text:p>Mill Hill</text:p>
          </table:table-cell>
          <table:table-cell office:value-type="string" table:style-name="ce1">
            <text:p>10 Hartley Avenue</text:p>
          </table:table-cell>
          <table:table-cell office:value-type="string" table:style-name="ce1">
            <text:p>NW7 2HX</text:p>
          </table:table-cell>
          <table:table-cell office:value-type="float" office:value="521725" table:style-name="ce406">
            <text:p>521725</text:p>
          </table:table-cell>
          <table:table-cell office:value-type="float" office:value="192147" table:style-name="ce408">
            <text:p>1921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407">
            <text:p>New Malden</text:p>
          </table:table-cell>
          <table:table-cell office:value-type="string" table:style-name="ce1">
            <text:p>180 Burlington Road</text:p>
          </table:table-cell>
          <table:table-cell office:value-type="string" table:style-name="ce1">
            <text:p>KT3 4RW</text:p>
          </table:table-cell>
          <table:table-cell office:value-type="float" office:value="522157" table:style-name="ce406">
            <text:p>522157</text:p>
          </table:table-cell>
          <table:table-cell office:value-type="float" office:value="168132" table:style-name="ce408">
            <text:p>1681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Willesden</text:p>
          </table:table-cell>
          <table:table-cell office:value-type="string" table:style-name="ce1">
            <text:p>59A Pound Lane</text:p>
          </table:table-cell>
          <table:table-cell office:value-type="string" table:style-name="ce1">
            <text:p>NW10 2HH</text:p>
          </table:table-cell>
          <table:table-cell office:value-type="float" office:value="522376" table:style-name="ce404">
            <text:p>522376</text:p>
          </table:table-cell>
          <table:table-cell office:value-type="float" office:value="184302" table:style-name="ce405">
            <text:p>1843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Hendon</text:p>
          </table:table-cell>
          <table:table-cell office:value-type="string" table:style-name="ce1">
            <text:p>91 The Burroughs</text:p>
          </table:table-cell>
          <table:table-cell office:value-type="string" table:style-name="ce1">
            <text:p>NW4 4BL</text:p>
          </table:table-cell>
          <table:table-cell office:value-type="float" office:value="522811" table:style-name="ce404">
            <text:p>522811</text:p>
          </table:table-cell>
          <table:table-cell office:value-type="float" office:value="189269" table:style-name="ce405">
            <text:p>1892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Hammersmith</text:p>
          </table:table-cell>
          <table:table-cell office:value-type="string" table:style-name="ce1">
            <text:p>190-192 Shepherds Bush Road</text:p>
          </table:table-cell>
          <table:table-cell office:value-type="string" table:style-name="ce2">
            <text:p>W6 7NL</text:p>
          </table:table-cell>
          <table:table-cell office:value-type="float" office:value="523370" table:style-name="ce404">
            <text:p>523370</text:p>
          </table:table-cell>
          <table:table-cell office:value-type="float" office:value="178974" table:style-name="ce405">
            <text:p>178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North Kensington</text:p>
          </table:table-cell>
          <table:table-cell office:value-type="string" table:style-name="ce1">
            <text:p>242 Ladbroke Grove</text:p>
          </table:table-cell>
          <table:table-cell office:value-type="string" table:style-name="ce1">
            <text:p>W10 5LP</text:p>
          </table:table-cell>
          <table:table-cell office:value-type="float" office:value="524129" table:style-name="ce404">
            <text:p>524129</text:p>
          </table:table-cell>
          <table:table-cell office:value-type="float" office:value="181840" table:style-name="ce405">
            <text:p>1818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Sutton</text:p>
          </table:table-cell>
          <table:table-cell office:value-type="string" table:style-name="ce1">
            <text:p>43 St Dunstans Hill</text:p>
          </table:table-cell>
          <table:table-cell office:value-type="string" table:style-name="ce1">
            <text:p>SM1 2JX</text:p>
          </table:table-cell>
          <table:table-cell office:value-type="float" office:value="524620" table:style-name="ce404">
            <text:p>524620</text:p>
          </table:table-cell>
          <table:table-cell office:value-type="float" office:value="164847" table:style-name="ce405">
            <text:p>1648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Fulham</text:p>
          </table:table-cell>
          <table:table-cell office:value-type="string" table:style-name="ce1">
            <text:p>685 Fulham Road</text:p>
          </table:table-cell>
          <table:table-cell office:value-type="string" table:style-name="ce2">
            <text:p>SW6 5UJ</text:p>
          </table:table-cell>
          <table:table-cell office:value-type="float" office:value="525033" table:style-name="ce404">
            <text:p>525033</text:p>
          </table:table-cell>
          <table:table-cell office:value-type="float" office:value="176974" table:style-name="ce405">
            <text:p>176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Wandsworth</text:p>
          </table:table-cell>
          <table:table-cell office:value-type="string" table:style-name="ce1">
            <text:p>45 West Hill</text:p>
          </table:table-cell>
          <table:table-cell office:value-type="string" table:style-name="ce1">
            <text:p>SW18 1RL</text:p>
          </table:table-cell>
          <table:table-cell office:value-type="float" office:value="525054" table:style-name="ce404">
            <text:p>525054</text:p>
          </table:table-cell>
          <table:table-cell office:value-type="float" office:value="174592" table:style-name="ce405">
            <text:p>1745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West Hampstead</text:p>
          </table:table-cell>
          <table:table-cell office:value-type="string" table:style-name="ce1">
            <text:p>325 West Hampstead Lane</text:p>
          </table:table-cell>
          <table:table-cell office:value-type="string" table:style-name="ce1">
            <text:p>NW6 1RR</text:p>
          </table:table-cell>
          <table:table-cell office:value-type="float" office:value="525395" table:style-name="ce404">
            <text:p>525395</text:p>
          </table:table-cell>
          <table:table-cell office:value-type="float" office:value="185192" table:style-name="ce405">
            <text:p>1851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Wimbledon</text:p>
          </table:table-cell>
          <table:table-cell office:value-type="string" table:style-name="ce1">
            <text:p>87 Kingston Road</text:p>
          </table:table-cell>
          <table:table-cell office:value-type="string" table:style-name="ce1">
            <text:p>SW19 1JN</text:p>
          </table:table-cell>
          <table:table-cell office:value-type="float" office:value="525437" table:style-name="ce404">
            <text:p>525437</text:p>
          </table:table-cell>
          <table:table-cell office:value-type="float" office:value="170042" table:style-name="ce405">
            <text:p>1700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Barnet</text:p>
          </table:table-cell>
          <table:table-cell office:value-type="string" table:style-name="ce1">
            <text:p>144 Station Road</text:p>
          </table:table-cell>
          <table:table-cell office:value-type="string" table:style-name="ce1">
            <text:p>EN5 1TE</text:p>
          </table:table-cell>
          <table:table-cell office:value-type="float" office:value="525607" table:style-name="ce404">
            <text:p>525607</text:p>
          </table:table-cell>
          <table:table-cell office:value-type="float" office:value="195840" table:style-name="ce405">
            <text:p>1958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Kensington</text:p>
          </table:table-cell>
          <table:table-cell office:value-type="string" table:style-name="ce1">
            <text:p>13 Old Court, Kensington High Street</text:p>
          </table:table-cell>
          <table:table-cell office:value-type="string" table:style-name="ce1">
            <text:p>W8 4PL</text:p>
          </table:table-cell>
          <table:table-cell office:value-type="float" office:value="525716" table:style-name="ce404">
            <text:p>525716</text:p>
          </table:table-cell>
          <table:table-cell office:value-type="float" office:value="179770" table:style-name="ce405">
            <text:p>1797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Paddington</text:p>
          </table:table-cell>
          <table:table-cell office:value-type="string" table:style-name="ce1">
            <text:p>156 Harrow Road</text:p>
          </table:table-cell>
          <table:table-cell office:value-type="string" table:style-name="ce1">
            <text:p>W2 6NL</text:p>
          </table:table-cell>
          <table:table-cell office:value-type="float" office:value="526152" table:style-name="ce404">
            <text:p>526152</text:p>
          </table:table-cell>
          <table:table-cell office:value-type="float" office:value="181698" table:style-name="ce405">
            <text:p>1816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Finchley</text:p>
          </table:table-cell>
          <table:table-cell office:value-type="string" table:style-name="ce1">
            <text:p>227 Long Lane</text:p>
          </table:table-cell>
          <table:table-cell office:value-type="string" table:style-name="ce2">
            <text:p>N3 2RP</text:p>
          </table:table-cell>
          <table:table-cell office:value-type="float" office:value="526201" table:style-name="ce404">
            <text:p>526201</text:p>
          </table:table-cell>
          <table:table-cell office:value-type="float" office:value="190362" table:style-name="ce405">
            <text:p>1903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Chelsea</text:p>
          </table:table-cell>
          <table:table-cell office:value-type="string" table:style-name="ce1">
            <text:p>264 Kings Road</text:p>
          </table:table-cell>
          <table:table-cell office:value-type="string" table:style-name="ce2">
            <text:p>SW3 5UF</text:p>
          </table:table-cell>
          <table:table-cell office:value-type="float" office:value="527144" table:style-name="ce404">
            <text:p>527144</text:p>
          </table:table-cell>
          <table:table-cell office:value-type="float" office:value="178055" table:style-name="ce405">
            <text:p>1780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Mitcham</text:p>
          </table:table-cell>
          <table:table-cell office:value-type="string" table:style-name="ce1">
            <text:p>417-429 London Road</text:p>
          </table:table-cell>
          <table:table-cell office:value-type="string" table:style-name="ce1">
            <text:p>CR4 4BJ</text:p>
          </table:table-cell>
          <table:table-cell office:value-type="float" office:value="527209" table:style-name="ce404">
            <text:p>527209</text:p>
          </table:table-cell>
          <table:table-cell office:value-type="float" office:value="168066" table:style-name="ce405">
            <text:p>1680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Battersea</text:p>
          </table:table-cell>
          <table:table-cell office:value-type="string" table:style-name="ce1">
            <text:p>11 Este Road</text:p>
          </table:table-cell>
          <table:table-cell office:value-type="string" table:style-name="ce1">
            <text:p>SW11 2TL</text:p>
          </table:table-cell>
          <table:table-cell office:value-type="float" office:value="527261" table:style-name="ce404">
            <text:p>527261</text:p>
          </table:table-cell>
          <table:table-cell office:value-type="float" office:value="175825" table:style-name="ce405">
            <text:p>1758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Tooting</text:p>
          </table:table-cell>
          <table:table-cell office:value-type="string" table:style-name="ce1">
            <text:p>91 Trinity Road</text:p>
          </table:table-cell>
          <table:table-cell office:value-type="string" table:style-name="ce1">
            <text:p>SW17 7SQ</text:p>
          </table:table-cell>
          <table:table-cell office:value-type="float" office:value="527799" table:style-name="ce404">
            <text:p>527799</text:p>
          </table:table-cell>
          <table:table-cell office:value-type="float" office:value="172578" table:style-name="ce405">
            <text:p>1725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Kentish Town</text:p>
          </table:table-cell>
          <table:table-cell office:value-type="string" table:style-name="ce1">
            <text:p>20 Highgate Road</text:p>
          </table:table-cell>
          <table:table-cell office:value-type="string" table:style-name="ce1">
            <text:p>NW5 1NS</text:p>
          </table:table-cell>
          <table:table-cell office:value-type="float" office:value="528935" table:style-name="ce404">
            <text:p>528935</text:p>
          </table:table-cell>
          <table:table-cell office:value-type="float" office:value="185398" table:style-name="ce405">
            <text:p>1853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Wallington</text:p>
          </table:table-cell>
          <table:table-cell office:value-type="string" table:style-name="ce1">
            <text:p>19 Belmont Road</text:p>
          </table:table-cell>
          <table:table-cell office:value-type="string" table:style-name="ce1">
            <text:p>SM6 8TE</text:p>
          </table:table-cell>
          <table:table-cell office:value-type="float" office:value="529017" table:style-name="ce404">
            <text:p>529017</text:p>
          </table:table-cell>
          <table:table-cell office:value-type="float" office:value="164215" table:style-name="ce405">
            <text:p>1642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Clapham</text:p>
          </table:table-cell>
          <table:table-cell office:value-type="string" table:style-name="ce1">
            <text:p>29 Old Town</text:p>
          </table:table-cell>
          <table:table-cell office:value-type="string" table:style-name="ce2">
            <text:p>SW4 0JT</text:p>
          </table:table-cell>
          <table:table-cell office:value-type="float" office:value="529234" table:style-name="ce404">
            <text:p>529234</text:p>
          </table:table-cell>
          <table:table-cell office:value-type="float" office:value="175632" table:style-name="ce405">
            <text:p>1756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Southgate</text:p>
          </table:table-cell>
          <table:table-cell office:value-type="string" table:style-name="ce1">
            <text:p>96 High Street</text:p>
          </table:table-cell>
          <table:table-cell office:value-type="string" table:style-name="ce1">
            <text:p>N14 6BN</text:p>
          </table:table-cell>
          <table:table-cell office:value-type="float" office:value="529704" table:style-name="ce404">
            <text:p>529704</text:p>
          </table:table-cell>
          <table:table-cell office:value-type="float" office:value="194072" table:style-name="ce405">
            <text:p>1940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Euston</text:p>
          </table:table-cell>
          <table:table-cell office:value-type="string" table:style-name="ce1">
            <text:p>172 Euston Road</text:p>
          </table:table-cell>
          <table:table-cell office:value-type="string" table:style-name="ce2">
            <text:p>NW1 2DH</text:p>
          </table:table-cell>
          <table:table-cell office:value-type="float" office:value="529774" table:style-name="ce404">
            <text:p>529774</text:p>
          </table:table-cell>
          <table:table-cell office:value-type="float" office:value="182632" table:style-name="ce405">
            <text:p>1826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Hornsey</text:p>
          </table:table-cell>
          <table:table-cell office:value-type="string" table:style-name="ce1">
            <text:p>108 Park Avenue South</text:p>
          </table:table-cell>
          <table:table-cell office:value-type="string" table:style-name="ce1">
            <text:p>N8 8LS</text:p>
          </table:table-cell>
          <table:table-cell office:value-type="float" office:value="529838" table:style-name="ce404">
            <text:p>529838</text:p>
          </table:table-cell>
          <table:table-cell office:value-type="float" office:value="189178" table:style-name="ce405">
            <text:p>1891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Soho</text:p>
          </table:table-cell>
          <table:table-cell office:value-type="string" table:style-name="ce1">
            <text:p>126 Shaftesbury Avenue</text:p>
          </table:table-cell>
          <table:table-cell office:value-type="string" table:style-name="ce1">
            <text:p>W1D 5ET</text:p>
          </table:table-cell>
          <table:table-cell office:value-type="float" office:value="529857" table:style-name="ce404">
            <text:p>529857</text:p>
          </table:table-cell>
          <table:table-cell office:value-type="float" office:value="180943" table:style-name="ce405">
            <text:p>1809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Lambeth River Station</text:p>
          </table:table-cell>
          <table:table-cell office:value-type="string" table:style-name="ce1">
            <text:p>Opposite 8 Albert Embankment</text:p>
          </table:table-cell>
          <table:table-cell office:value-type="string" table:style-name="ce2">
            <text:p>SE1 7SD</text:p>
          </table:table-cell>
          <table:table-cell office:value-type="float" office:value="530453" table:style-name="ce404">
            <text:p>530453</text:p>
          </table:table-cell>
          <table:table-cell office:value-type="float" office:value="178799" table:style-name="ce405">
            <text:p>1787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Lambeth</text:p>
          </table:table-cell>
          <table:table-cell office:value-type="string" table:style-name="ce1">
            <text:p>8 Albert Embankment</text:p>
          </table:table-cell>
          <table:table-cell office:value-type="string" table:style-name="ce2">
            <text:p>SE1 7SD</text:p>
          </table:table-cell>
          <table:table-cell office:value-type="float" office:value="530519" table:style-name="ce404">
            <text:p>530519</text:p>
          </table:table-cell>
          <table:table-cell office:value-type="float" office:value="178762" table:style-name="ce405">
            <text:p>1787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Holloway</text:p>
          </table:table-cell>
          <table:table-cell office:value-type="string" table:style-name="ce1">
            <text:p>262-268 Hornsey Road</text:p>
          </table:table-cell>
          <table:table-cell office:value-type="string" table:style-name="ce1">
            <text:p>N7 7QT</text:p>
          </table:table-cell>
          <table:table-cell office:value-type="float" office:value="530689" table:style-name="ce404">
            <text:p>530689</text:p>
          </table:table-cell>
          <table:table-cell office:value-type="float" office:value="186423" table:style-name="ce405">
            <text:p>1864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Purley</text:p>
          </table:table-cell>
          <table:table-cell office:value-type="string" table:style-name="ce1">
            <text:p>128 Brighton Road</text:p>
          </table:table-cell>
          <table:table-cell office:value-type="string" table:style-name="ce1">
            <text:p>CR8 4DB</text:p>
          </table:table-cell>
          <table:table-cell office:value-type="float" office:value="530719" table:style-name="ce404">
            <text:p>530719</text:p>
          </table:table-cell>
          <table:table-cell office:value-type="float" office:value="160856" table:style-name="ce405">
            <text:p>1608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Norbury</text:p>
          </table:table-cell>
          <table:table-cell office:value-type="string" table:style-name="ce1">
            <text:p>1321-1325A London Road</text:p>
          </table:table-cell>
          <table:table-cell office:value-type="string" table:style-name="ce1">
            <text:p>SW16 4AU</text:p>
          </table:table-cell>
          <table:table-cell office:value-type="float" office:value="530758" table:style-name="ce404">
            <text:p>530758</text:p>
          </table:table-cell>
          <table:table-cell office:value-type="float" office:value="169202" table:style-name="ce405">
            <text:p>1692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Brixton</text:p>
          </table:table-cell>
          <table:table-cell office:value-type="string" table:style-name="ce1">
            <text:p>84 Gresham Road</text:p>
          </table:table-cell>
          <table:table-cell office:value-type="string" table:style-name="ce2">
            <text:p>SW9 7NP</text:p>
          </table:table-cell>
          <table:table-cell office:value-type="float" office:value="531422" table:style-name="ce404">
            <text:p>531422</text:p>
          </table:table-cell>
          <table:table-cell office:value-type="float" office:value="175558" table:style-name="ce405">
            <text:p>1755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Islington</text:p>
          </table:table-cell>
          <table:table-cell office:value-type="string" table:style-name="ce1">
            <text:p>278 Upper Street</text:p>
          </table:table-cell>
          <table:table-cell office:value-type="string" table:style-name="ce1">
            <text:p>N1 2TZ</text:p>
          </table:table-cell>
          <table:table-cell office:value-type="float" office:value="531701" table:style-name="ce404">
            <text:p>531701</text:p>
          </table:table-cell>
          <table:table-cell office:value-type="float" office:value="184079" table:style-name="ce405">
            <text:p>1840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West Norwood</text:p>
          </table:table-cell>
          <table:table-cell office:value-type="string" table:style-name="ce1">
            <text:p>210 Knight'S Hill</text:p>
          </table:table-cell>
          <table:table-cell office:value-type="string" table:style-name="ce1">
            <text:p>SE27 0QA</text:p>
          </table:table-cell>
          <table:table-cell office:value-type="float" office:value="531822" table:style-name="ce404">
            <text:p>531822</text:p>
          </table:table-cell>
          <table:table-cell office:value-type="float" office:value="171359" table:style-name="ce405">
            <text:p>1713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34">
            <text:p>Croydon</text:p>
          </table:table-cell>
          <table:table-cell office:value-type="string" table:style-name="ce1">
            <text:p>90 Old Town</text:p>
          </table:table-cell>
          <table:table-cell office:value-type="string" table:style-name="ce2">
            <text:p>CR0 1AR</text:p>
          </table:table-cell>
          <table:table-cell office:value-type="float" office:value="532006" table:style-name="ce404">
            <text:p>532006</text:p>
          </table:table-cell>
          <table:table-cell office:value-type="float" office:value="165012" table:style-name="ce405">
            <text:p>165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403">
            <text:p>Dowgate</text:p>
          </table:table-cell>
          <table:table-cell office:value-type="string" table:style-name="ce1">
            <text:p>94-95 Upper Thames Street</text:p>
          </table:table-cell>
          <table:table-cell office:value-type="string" table:style-name="ce2">
            <text:p>EC4R 3UE</text:p>
          </table:table-cell>
          <table:table-cell office:value-type="float" office:value="532630" table:style-name="ce404">
            <text:p>532630</text:p>
          </table:table-cell>
          <table:table-cell office:value-type="float" office:value="180736" table:style-name="ce405">
            <text:p>1807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Shoreditch</text:p>
          </table:table-cell>
          <table:table-cell office:value-type="string" table:style-name="ce1">
            <text:p>235 Old Street</text:p>
          </table:table-cell>
          <table:table-cell office:value-type="string" table:style-name="ce1">
            <text:p>EC1V 9EY</text:p>
          </table:table-cell>
          <table:table-cell office:value-type="float" office:value="532912" table:style-name="ce2">
            <text:p>532912</text:p>
          </table:table-cell>
          <table:table-cell office:value-type="float" office:value="182583" table:style-name="ce2">
            <text:p>1825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Stoke Newington</text:p>
          </table:table-cell>
          <table:table-cell office:value-type="string" table:style-name="ce1">
            <text:p>64 Stoke Newington Church Street</text:p>
          </table:table-cell>
          <table:table-cell office:value-type="string" table:style-name="ce1">
            <text:p>N16 0AP</text:p>
          </table:table-cell>
          <table:table-cell office:value-type="float" office:value="533396" table:style-name="ce2">
            <text:p>533396</text:p>
          </table:table-cell>
          <table:table-cell office:value-type="float" office:value="186590" table:style-name="ce2">
            <text:p>1865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Peckham</text:p>
          </table:table-cell>
          <table:table-cell office:value-type="string" table:style-name="ce1">
            <text:p>78-80 Peckham Road</text:p>
          </table:table-cell>
          <table:table-cell office:value-type="string" table:style-name="ce1">
            <text:p>SE5 8PR</text:p>
          </table:table-cell>
          <table:table-cell office:value-type="float" office:value="533583" table:style-name="ce2">
            <text:p>533583</text:p>
          </table:table-cell>
          <table:table-cell office:value-type="float" office:value="176745" table:style-name="ce2">
            <text:p>1767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49 St Loys Road</text:p>
          </table:table-cell>
          <table:table-cell office:value-type="string" table:style-name="ce1">
            <text:p>N17 6UE</text:p>
          </table:table-cell>
          <table:table-cell office:value-type="float" office:value="533680" table:style-name="ce2">
            <text:p>533680</text:p>
          </table:table-cell>
          <table:table-cell office:value-type="float" office:value="189940" table:style-name="ce2">
            <text:p>1899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Edmonton</text:p>
          </table:table-cell>
          <table:table-cell office:value-type="string" table:style-name="ce1">
            <text:p>99 Church Street</text:p>
          </table:table-cell>
          <table:table-cell office:value-type="string" table:style-name="ce2">
            <text:p>N9 9AA</text:p>
          </table:table-cell>
          <table:table-cell office:value-type="float" office:value="533753" table:style-name="ce2">
            <text:p>533753</text:p>
          </table:table-cell>
          <table:table-cell office:value-type="float" office:value="193814" table:style-name="ce2">
            <text:p>1938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Old Kent Road</text:p>
          </table:table-cell>
          <table:table-cell office:value-type="string" table:style-name="ce1">
            <text:p>405 Old Kent Road</text:p>
          </table:table-cell>
          <table:table-cell office:value-type="string" table:style-name="ce1">
            <text:p>SE1 5JH</text:p>
          </table:table-cell>
          <table:table-cell office:value-type="float" office:value="533845" table:style-name="ce2">
            <text:p>533845</text:p>
          </table:table-cell>
          <table:table-cell office:value-type="float" office:value="178213" table:style-name="ce2">
            <text:p>1782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Dockhead</text:p>
          </table:table-cell>
          <table:table-cell office:value-type="string" table:style-name="ce1">
            <text:p>8 Wolseley Street</text:p>
          </table:table-cell>
          <table:table-cell office:value-type="string" table:style-name="ce2">
            <text:p>SE1 2BP</text:p>
          </table:table-cell>
          <table:table-cell office:value-type="float" office:value="534001" table:style-name="ce2">
            <text:p>534001</text:p>
          </table:table-cell>
          <table:table-cell office:value-type="float" office:value="179740" table:style-name="ce2">
            <text:p>1797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Whitechapel</text:p>
          </table:table-cell>
          <table:table-cell office:value-type="string" table:style-name="ce1">
            <text:p>27 Commercial Road</text:p>
          </table:table-cell>
          <table:table-cell office:value-type="string" table:style-name="ce1">
            <text:p>E1 1LD</text:p>
          </table:table-cell>
          <table:table-cell office:value-type="float" office:value="534054" table:style-name="ce2">
            <text:p>534054</text:p>
          </table:table-cell>
          <table:table-cell office:value-type="float" office:value="181352" table:style-name="ce2">
            <text:p>1813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93 Carterhatch Lane</text:p>
          </table:table-cell>
          <table:table-cell office:value-type="string" table:style-name="ce2">
            <text:p>EN1 4LA</text:p>
          </table:table-cell>
          <table:table-cell office:value-type="float" office:value="534836" table:style-name="ce2">
            <text:p>534836</text:p>
          </table:table-cell>
          <table:table-cell office:value-type="float" office:value="197513" table:style-name="ce2">
            <text:p>1975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Woodside</text:p>
          </table:table-cell>
          <table:table-cell office:value-type="string" table:style-name="ce1">
            <text:p>2 Long Lane</text:p>
          </table:table-cell>
          <table:table-cell office:value-type="string" table:style-name="ce1">
            <text:p>CR0 7AL</text:p>
          </table:table-cell>
          <table:table-cell office:value-type="float" office:value="534950" table:style-name="ce2">
            <text:p>534950</text:p>
          </table:table-cell>
          <table:table-cell office:value-type="float" office:value="166974" table:style-name="ce2">
            <text:p>166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Shadwell</text:p>
          </table:table-cell>
          <table:table-cell office:value-type="string" table:style-name="ce1">
            <text:p>290 Cable Street</text:p>
          </table:table-cell>
          <table:table-cell office:value-type="string" table:style-name="ce1">
            <text:p>E1 0BX</text:p>
          </table:table-cell>
          <table:table-cell office:value-type="float" office:value="535006" table:style-name="ce2">
            <text:p>535006</text:p>
          </table:table-cell>
          <table:table-cell office:value-type="float" office:value="180901" table:style-name="ce2">
            <text:p>1809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Bethnal Green</text:p>
          </table:table-cell>
          <table:table-cell office:value-type="string" table:style-name="ce1">
            <text:p>11 Roman Road</text:p>
          </table:table-cell>
          <table:table-cell office:value-type="string" table:style-name="ce1">
            <text:p>E2 0HU</text:p>
          </table:table-cell>
          <table:table-cell office:value-type="float" office:value="535132" table:style-name="ce2">
            <text:p>535132</text:p>
          </table:table-cell>
          <table:table-cell office:value-type="float" office:value="182783" table:style-name="ce2">
            <text:p>1827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New Cross</text:p>
          </table:table-cell>
          <table:table-cell office:value-type="string" table:style-name="ce1">
            <text:p>266 Queen'S Road</text:p>
          </table:table-cell>
          <table:table-cell office:value-type="string" table:style-name="ce1">
            <text:p>SE14 5JN</text:p>
          </table:table-cell>
          <table:table-cell office:value-type="float" office:value="535575" table:style-name="ce2">
            <text:p>535575</text:p>
          </table:table-cell>
          <table:table-cell office:value-type="float" office:value="176768" table:style-name="ce2">
            <text:p>1767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Homerton</text:p>
          </table:table-cell>
          <table:table-cell office:value-type="string" table:style-name="ce1">
            <text:p>97 Homerton High Street</text:p>
          </table:table-cell>
          <table:table-cell office:value-type="string" table:style-name="ce1">
            <text:p>E9 6DL</text:p>
          </table:table-cell>
          <table:table-cell office:value-type="float" office:value="535728" table:style-name="ce2">
            <text:p>535728</text:p>
          </table:table-cell>
          <table:table-cell office:value-type="float" office:value="185107" table:style-name="ce2">
            <text:p>1851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Forest Hill</text:p>
          </table:table-cell>
          <table:table-cell office:value-type="string" table:style-name="ce1">
            <text:p>155 Stanstead Road</text:p>
          </table:table-cell>
          <table:table-cell office:value-type="string" table:style-name="ce2">
            <text:p>SE23 1HP</text:p>
          </table:table-cell>
          <table:table-cell office:value-type="float" office:value="535961" table:style-name="ce2">
            <text:p>535961</text:p>
          </table:table-cell>
          <table:table-cell office:value-type="float" office:value="173319" table:style-name="ce2">
            <text:p>1733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Deptford</text:p>
          </table:table-cell>
          <table:table-cell office:value-type="string" table:style-name="ce1">
            <text:p>186 Evelyn Street</text:p>
          </table:table-cell>
          <table:table-cell office:value-type="string" table:style-name="ce2">
            <text:p>SE8 5DB</text:p>
          </table:table-cell>
          <table:table-cell office:value-type="float" office:value="536612" table:style-name="ce2">
            <text:p>536612</text:p>
          </table:table-cell>
          <table:table-cell office:value-type="float" office:value="178048" table:style-name="ce2">
            <text:p>1780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Walthamstow</text:p>
          </table:table-cell>
          <table:table-cell office:value-type="string" table:style-name="ce1">
            <text:p>343 Forest Road</text:p>
          </table:table-cell>
          <table:table-cell office:value-type="string" table:style-name="ce1">
            <text:p>E17 5JR</text:p>
          </table:table-cell>
          <table:table-cell office:value-type="float" office:value="536654" table:style-name="ce2">
            <text:p>536654</text:p>
          </table:table-cell>
          <table:table-cell office:value-type="float" office:value="189715" table:style-name="ce2">
            <text:p>1897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Beckenham</text:p>
          </table:table-cell>
          <table:table-cell office:value-type="string" table:style-name="ce1">
            <text:p>8 Beckenham Road</text:p>
          </table:table-cell>
          <table:table-cell office:value-type="string" table:style-name="ce1">
            <text:p>BR3 4LR</text:p>
          </table:table-cell>
          <table:table-cell office:value-type="float" office:value="536808" table:style-name="ce2">
            <text:p>536808</text:p>
          </table:table-cell>
          <table:table-cell office:value-type="float" office:value="169500" table:style-name="ce2">
            <text:p>1695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43 Westferry Road</text:p>
          </table:table-cell>
          <table:table-cell office:value-type="string" table:style-name="ce1">
            <text:p>E14 8JH</text:p>
          </table:table-cell>
          <table:table-cell office:value-type="float" office:value="537132" table:style-name="ce2">
            <text:p>537132</text:p>
          </table:table-cell>
          <table:table-cell office:value-type="float" office:value="179827" table:style-name="ce2">
            <text:p>1798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Leyton</text:p>
          </table:table-cell>
          <table:table-cell office:value-type="string" table:style-name="ce1">
            <text:p>90B Church Road</text:p>
          </table:table-cell>
          <table:table-cell office:value-type="string" table:style-name="ce1">
            <text:p>E10 5HG</text:p>
          </table:table-cell>
          <table:table-cell office:value-type="float" office:value="537566" table:style-name="ce2">
            <text:p>537566</text:p>
          </table:table-cell>
          <table:table-cell office:value-type="float" office:value="186780" table:style-name="ce2">
            <text:p>1867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Addington</text:p>
          </table:table-cell>
          <table:table-cell office:value-type="string" table:style-name="ce1">
            <text:p>197-199 Lodge Lane</text:p>
          </table:table-cell>
          <table:table-cell office:value-type="string" table:style-name="ce1">
            <text:p>CR0 0QA</text:p>
          </table:table-cell>
          <table:table-cell office:value-type="float" office:value="537692" table:style-name="ce2">
            <text:p>537692</text:p>
          </table:table-cell>
          <table:table-cell office:value-type="float" office:value="163268" table:style-name="ce2">
            <text:p>1632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Poplar</text:p>
          </table:table-cell>
          <table:table-cell office:value-type="string" table:style-name="ce1">
            <text:p>168 East India Dock Road</text:p>
          </table:table-cell>
          <table:table-cell office:value-type="string" table:style-name="ce1">
            <text:p>E14 0BP</text:p>
          </table:table-cell>
          <table:table-cell office:value-type="float" office:value="537874" table:style-name="ce2">
            <text:p>537874</text:p>
          </table:table-cell>
          <table:table-cell office:value-type="float" office:value="180976" table:style-name="ce2">
            <text:p>180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4 Blisset Street</text:p>
          </table:table-cell>
          <table:table-cell office:value-type="string" table:style-name="ce2">
            <text:p>SE10 8UP</text:p>
          </table:table-cell>
          <table:table-cell office:value-type="float" office:value="538051" table:style-name="ce2">
            <text:p>538051</text:p>
          </table:table-cell>
          <table:table-cell office:value-type="float" office:value="176878" table:style-name="ce2">
            <text:p>1768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249-259 Lewisham High Street</text:p>
          </table:table-cell>
          <table:table-cell office:value-type="string" table:style-name="ce2">
            <text:p>SE13 6NH</text:p>
          </table:table-cell>
          <table:table-cell office:value-type="float" office:value="538127" table:style-name="ce2">
            <text:p>538127</text:p>
          </table:table-cell>
          <table:table-cell office:value-type="float" office:value="174995" table:style-name="ce2">
            <text:p>174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Chingford</text:p>
          </table:table-cell>
          <table:table-cell office:value-type="string" table:style-name="ce1">
            <text:p>34 The Ridgeway</text:p>
          </table:table-cell>
          <table:table-cell office:value-type="string" table:style-name="ce2">
            <text:p>E4 6PP</text:p>
          </table:table-cell>
          <table:table-cell office:value-type="float" office:value="538194" table:style-name="ce2">
            <text:p>538194</text:p>
          </table:table-cell>
          <table:table-cell office:value-type="float" office:value="194198" table:style-name="ce2">
            <text:p>1941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Leytonstone</text:p>
          </table:table-cell>
          <table:table-cell office:value-type="string" table:style-name="ce1">
            <text:p>466 High Road</text:p>
          </table:table-cell>
          <table:table-cell office:value-type="string" table:style-name="ce1">
            <text:p>E11 3HN</text:p>
          </table:table-cell>
          <table:table-cell office:value-type="float" office:value="539332" table:style-name="ce2">
            <text:p>539332</text:p>
          </table:table-cell>
          <table:table-cell office:value-type="float" office:value="186557" table:style-name="ce2">
            <text:p>1865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Stratford</text:p>
          </table:table-cell>
          <table:table-cell office:value-type="string" table:style-name="ce1">
            <text:p>117 Romford Road</text:p>
          </table:table-cell>
          <table:table-cell office:value-type="string" table:style-name="ce1">
            <text:p>E15 4LY</text:p>
          </table:table-cell>
          <table:table-cell office:value-type="float" office:value="539560" table:style-name="ce2">
            <text:p>539560</text:p>
          </table:table-cell>
          <table:table-cell office:value-type="float" office:value="184675" table:style-name="ce2">
            <text:p>1846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Lee Green</text:p>
          </table:table-cell>
          <table:table-cell office:value-type="string" table:style-name="ce1">
            <text:p>9 Eltham Road</text:p>
          </table:table-cell>
          <table:table-cell office:value-type="string" table:style-name="ce2">
            <text:p>SE12 8ES</text:p>
          </table:table-cell>
          <table:table-cell office:value-type="float" office:value="539929" table:style-name="ce2">
            <text:p>539929</text:p>
          </table:table-cell>
          <table:table-cell office:value-type="float" office:value="174972" table:style-name="ce2">
            <text:p>174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Woodford</text:p>
          </table:table-cell>
          <table:table-cell office:value-type="string" table:style-name="ce1">
            <text:p>2 Snakes Lane</text:p>
          </table:table-cell>
          <table:table-cell office:value-type="string" table:style-name="ce1">
            <text:p>IG8 0BS</text:p>
          </table:table-cell>
          <table:table-cell office:value-type="float" office:value="540250" table:style-name="ce2">
            <text:p>540250</text:p>
          </table:table-cell>
          <table:table-cell office:value-type="float" office:value="192000" table:style-name="ce2">
            <text:p>19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4 South Street</text:p>
          </table:table-cell>
          <table:table-cell office:value-type="string" table:style-name="ce2">
            <text:p>BR1 1RH</text:p>
          </table:table-cell>
          <table:table-cell office:value-type="float" office:value="540392" table:style-name="ce2">
            <text:p>540392</text:p>
          </table:table-cell>
          <table:table-cell office:value-type="float" office:value="169485" table:style-name="ce2">
            <text:p>1694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East Greenwich</text:p>
          </table:table-cell>
          <table:table-cell office:value-type="string" table:style-name="ce1">
            <text:p>325 Woolwich Road</text:p>
          </table:table-cell>
          <table:table-cell office:value-type="string" table:style-name="ce2">
            <text:p>SE7 7RF</text:p>
          </table:table-cell>
          <table:table-cell office:value-type="float" office:value="540498" table:style-name="ce2">
            <text:p>540498</text:p>
          </table:table-cell>
          <table:table-cell office:value-type="float" office:value="178387" table:style-name="ce2">
            <text:p>1783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Plaistow</text:p>
          </table:table-cell>
          <table:table-cell office:value-type="string" table:style-name="ce1">
            <text:p>145 Prince Regent Lane</text:p>
          </table:table-cell>
          <table:table-cell office:value-type="string" table:style-name="ce1">
            <text:p>E13 8RY</text:p>
          </table:table-cell>
          <table:table-cell office:value-type="float" office:value="541084" table:style-name="ce2">
            <text:p>541084</text:p>
          </table:table-cell>
          <table:table-cell office:value-type="float" office:value="182189" table:style-name="ce2">
            <text:p>1821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Biggin Hill</text:p>
          </table:table-cell>
          <table:table-cell office:value-type="string" table:style-name="ce1">
            <text:p>2 Kingmead</text:p>
          </table:table-cell>
          <table:table-cell office:value-type="string" table:style-name="ce1">
            <text:p>TN16 3UB</text:p>
          </table:table-cell>
          <table:table-cell office:value-type="float" office:value="541862" table:style-name="ce2">
            <text:p>541862</text:p>
          </table:table-cell>
          <table:table-cell office:value-type="float" office:value="159133" table:style-name="ce2">
            <text:p>1591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East Ham</text:p>
          </table:table-cell>
          <table:table-cell office:value-type="string" table:style-name="ce1">
            <text:p>210 High Street South</text:p>
          </table:table-cell>
          <table:table-cell office:value-type="string" table:style-name="ce2">
            <text:p>E6 3RS</text:p>
          </table:table-cell>
          <table:table-cell office:value-type="float" office:value="542799" table:style-name="ce2">
            <text:p>542799</text:p>
          </table:table-cell>
          <table:table-cell office:value-type="float" office:value="182496" table:style-name="ce2">
            <text:p>1824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Eltham</text:p>
          </table:table-cell>
          <table:table-cell office:value-type="string" table:style-name="ce1">
            <text:p>226 Eltham High Street</text:p>
          </table:table-cell>
          <table:table-cell office:value-type="string" table:style-name="ce2">
            <text:p>SE9 1BA</text:p>
          </table:table-cell>
          <table:table-cell office:value-type="float" office:value="543204" table:style-name="ce2">
            <text:p>543204</text:p>
          </table:table-cell>
          <table:table-cell office:value-type="float" office:value="174418" table:style-name="ce2">
            <text:p>1744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Ilford</text:p>
          </table:table-cell>
          <table:table-cell office:value-type="string" table:style-name="ce1">
            <text:p>460 High Road</text:p>
          </table:table-cell>
          <table:table-cell office:value-type="string" table:style-name="ce1">
            <text:p>IG1 1UE</text:p>
          </table:table-cell>
          <table:table-cell office:value-type="float" office:value="544975" table:style-name="ce2">
            <text:p>544975</text:p>
          </table:table-cell>
          <table:table-cell office:value-type="float" office:value="186886" table:style-name="ce2">
            <text:p>1868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Barking</text:p>
          </table:table-cell>
          <table:table-cell office:value-type="string" table:style-name="ce1">
            <text:p>Alfreds Way</text:p>
          </table:table-cell>
          <table:table-cell office:value-type="string" table:style-name="ce1">
            <text:p>IG11 0BB</text:p>
          </table:table-cell>
          <table:table-cell office:value-type="float" office:value="544993" table:style-name="ce2">
            <text:p>544993</text:p>
          </table:table-cell>
          <table:table-cell office:value-type="float" office:value="183329" table:style-name="ce2">
            <text:p>1833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Plumstead</text:p>
          </table:table-cell>
          <table:table-cell office:value-type="string" table:style-name="ce1">
            <text:p>1 Lakedale Road</text:p>
          </table:table-cell>
          <table:table-cell office:value-type="string" table:style-name="ce1">
            <text:p>SE18 1PP</text:p>
          </table:table-cell>
          <table:table-cell office:value-type="float" office:value="545308" table:style-name="ce2">
            <text:p>545308</text:p>
          </table:table-cell>
          <table:table-cell office:value-type="float" office:value="178571" table:style-name="ce2">
            <text:p>1785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Sidcup</text:p>
          </table:table-cell>
          <table:table-cell office:value-type="string" table:style-name="ce1">
            <text:p>156-158 Main Road</text:p>
          </table:table-cell>
          <table:table-cell office:value-type="string" table:style-name="ce1">
            <text:p>DA14 6NZ</text:p>
          </table:table-cell>
          <table:table-cell office:value-type="float" office:value="545708" table:style-name="ce2">
            <text:p>545708</text:p>
          </table:table-cell>
          <table:table-cell office:value-type="float" office:value="171862" table:style-name="ce2">
            <text:p>1718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1">
            <text:p>Hainault</text:p>
          </table:table-cell>
          <table:table-cell office:value-type="string" table:style-name="ce1">
            <text:p>368-388 New North Road</text:p>
          </table:table-cell>
          <table:table-cell office:value-type="string" table:style-name="ce2">
            <text:p>IG6 3DY</text:p>
          </table:table-cell>
          <table:table-cell office:value-type="float" office:value="545820" table:style-name="ce2">
            <text:p>545820</text:p>
          </table:table-cell>
          <table:table-cell office:value-type="float" office:value="191811" table:style-name="ce2">
            <text:p>1918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410">
            <text:p>Orpington</text:p>
          </table:table-cell>
          <table:table-cell office:value-type="string" table:style-name="ce1">
            <text:p>Avalon Road</text:p>
          </table:table-cell>
          <table:table-cell office:value-type="string" table:style-name="ce1">
            <text:p>BR6 9AX</text:p>
          </table:table-cell>
          <table:table-cell office:value-type="float" office:value="547013" table:style-name="ce409">
            <text:p>547013</text:p>
          </table:table-cell>
          <table:table-cell office:value-type="float" office:value="165800" table:style-name="ce409">
            <text:p>1658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410">
            <text:p>Dagenham</text:p>
          </table:table-cell>
          <table:table-cell office:value-type="string" table:style-name="ce1">
            <text:p>70 Rainham Road North</text:p>
          </table:table-cell>
          <table:table-cell office:value-type="string" table:style-name="ce2">
            <text:p>RM10 7ES</text:p>
          </table:table-cell>
          <table:table-cell office:value-type="float" office:value="549610" table:style-name="ce409">
            <text:p>549610</text:p>
          </table:table-cell>
          <table:table-cell office:value-type="float" office:value="186704" table:style-name="ce409">
            <text:p>1867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410">
            <text:p>Bexley</text:p>
          </table:table-cell>
          <table:table-cell office:value-type="string" table:style-name="ce1">
            <text:p>172 Erith Road</text:p>
          </table:table-cell>
          <table:table-cell office:value-type="string" table:style-name="ce1">
            <text:p>DA7 6BY</text:p>
          </table:table-cell>
          <table:table-cell office:value-type="float" office:value="549705" table:style-name="ce409">
            <text:p>549705</text:p>
          </table:table-cell>
          <table:table-cell office:value-type="float" office:value="175770" table:style-name="ce409">
            <text:p>1757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410">
            <text:p>Erith</text:p>
          </table:table-cell>
          <table:table-cell office:value-type="string" table:style-name="ce1">
            <text:p>52 Erith Road</text:p>
          </table:table-cell>
          <table:table-cell office:value-type="string" table:style-name="ce2">
            <text:p>DA17 6HR</text:p>
          </table:table-cell>
          <table:table-cell office:value-type="float" office:value="549828" table:style-name="ce409">
            <text:p>549828</text:p>
          </table:table-cell>
          <table:table-cell office:value-type="float" office:value="178494" table:style-name="ce409">
            <text:p>1784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410">
            <text:p>Romford</text:p>
          </table:table-cell>
          <table:table-cell office:value-type="string" table:style-name="ce1">
            <text:p>198 Pettits Lane North</text:p>
          </table:table-cell>
          <table:table-cell office:value-type="string" table:style-name="ce1">
            <text:p>RM1 4NU</text:p>
          </table:table-cell>
          <table:table-cell office:value-type="float" office:value="551180" table:style-name="ce409">
            <text:p>551180</text:p>
          </table:table-cell>
          <table:table-cell office:value-type="float" office:value="190566" table:style-name="ce409">
            <text:p>1905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410">
            <text:p>Hornchurch</text:p>
          </table:table-cell>
          <table:table-cell office:value-type="string" table:style-name="ce1">
            <text:p>42 North Street</text:p>
          </table:table-cell>
          <table:table-cell office:value-type="string" table:style-name="ce1">
            <text:p>RM11 1SH</text:p>
          </table:table-cell>
          <table:table-cell office:value-type="float" office:value="554002" table:style-name="ce409">
            <text:p>554002</text:p>
          </table:table-cell>
          <table:table-cell office:value-type="float" office:value="187413" table:style-name="ce409">
            <text:p>1874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410">
            <text:p>Harold Hill</text:p>
          </table:table-cell>
          <table:table-cell office:value-type="string" table:style-name="ce1">
            <text:p>7-9 Falcon Business Centre, Ashton Road</text:p>
          </table:table-cell>
          <table:table-cell office:value-type="string" table:style-name="ce1">
            <text:p>RM3 8UR</text:p>
          </table:table-cell>
          <table:table-cell office:value-type="float" office:value="554101" table:style-name="ce409">
            <text:p>554101</text:p>
          </table:table-cell>
          <table:table-cell office:value-type="float" office:value="191178" table:style-name="ce409">
            <text:p>1911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ndon</text:p>
          </table:table-cell>
          <table:table-cell office:value-type="string" table:style-name="ce1">
            <text:p>E31000046</text:p>
          </table:table-cell>
          <table:table-cell office:value-type="string" table:style-name="ce410">
            <text:p>Wennington</text:p>
          </table:table-cell>
          <table:table-cell office:value-type="string" table:style-name="ce1">
            <text:p>Wennington Road</text:p>
          </table:table-cell>
          <table:table-cell office:value-type="string" table:style-name="ce1">
            <text:p>RM13 9EE</text:p>
          </table:table-cell>
          <table:table-cell office:value-type="float" office:value="554197" table:style-name="ce409">
            <text:p>554197</text:p>
          </table:table-cell>
          <table:table-cell office:value-type="float" office:value="180915" table:style-name="ce409">
            <text:p>1809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Lyme Regis Fire Station</text:p>
          </table:table-cell>
          <table:table-cell office:value-type="string" table:style-name="ce1">
            <text:p>Hill Road,Lyme Regis</text:p>
          </table:table-cell>
          <table:table-cell office:value-type="string" table:style-name="ce1">
            <text:p>DT7 3PG</text:p>
          </table:table-cell>
          <table:table-cell office:value-type="float" office:value="333860" table:style-name="ce409">
            <text:p>333860</text:p>
          </table:table-cell>
          <table:table-cell office:value-type="float" office:value="92270" table:style-name="ce409">
            <text:p>922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Charmouth Fire Station</text:p>
          </table:table-cell>
          <table:table-cell office:value-type="string" table:style-name="ce1">
            <text:p>Bridge Road,Charmouth</text:p>
          </table:table-cell>
          <table:table-cell office:value-type="string" table:style-name="ce1">
            <text:p>DT6 6QP</text:p>
          </table:table-cell>
          <table:table-cell office:value-type="float" office:value="336719" table:style-name="ce409">
            <text:p>336719</text:p>
          </table:table-cell>
          <table:table-cell office:value-type="float" office:value="93651" table:style-name="ce409">
            <text:p>936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Bridport Fire Station</text:p>
          </table:table-cell>
          <table:table-cell office:value-type="string" table:style-name="ce1">
            <text:p>Sea Road South,Bridport</text:p>
          </table:table-cell>
          <table:table-cell office:value-type="string" table:style-name="ce1">
            <text:p>DT6 3XA</text:p>
          </table:table-cell>
          <table:table-cell office:value-type="float" office:value="346579" table:style-name="ce409">
            <text:p>346579</text:p>
          </table:table-cell>
          <table:table-cell office:value-type="float" office:value="92807" table:style-name="ce409">
            <text:p>928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Beaminster Fire Station</text:p>
          </table:table-cell>
          <table:table-cell office:value-type="string" table:style-name="ce1">
            <text:p>Hogshill Mead,Beaminster</text:p>
          </table:table-cell>
          <table:table-cell office:value-type="string" table:style-name="ce1">
            <text:p>DT8 3DA</text:p>
          </table:table-cell>
          <table:table-cell office:value-type="float" office:value="347810" table:style-name="ce409">
            <text:p>347810</text:p>
          </table:table-cell>
          <table:table-cell office:value-type="float" office:value="101470" table:style-name="ce409">
            <text:p>1014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Maiden Newton Fire Station</text:p>
          </table:table-cell>
          <table:table-cell office:value-type="string" table:style-name="ce1">
            <text:p>Bull Lane,Maiden Newton</text:p>
          </table:table-cell>
          <table:table-cell office:value-type="string" table:style-name="ce1">
            <text:p>DT2 0BQ</text:p>
          </table:table-cell>
          <table:table-cell office:value-type="float" office:value="359973" table:style-name="ce409">
            <text:p>359973</text:p>
          </table:table-cell>
          <table:table-cell office:value-type="float" office:value="97762" table:style-name="ce409">
            <text:p>977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Sherborne Fire Station</text:p>
          </table:table-cell>
          <table:table-cell office:value-type="string" table:style-name="ce1">
            <text:p>Coldharbour,Sherborne</text:p>
          </table:table-cell>
          <table:table-cell office:value-type="string" table:style-name="ce1">
            <text:p>DT9 4HA</text:p>
          </table:table-cell>
          <table:table-cell office:value-type="float" office:value="363860" table:style-name="ce409">
            <text:p>363860</text:p>
          </table:table-cell>
          <table:table-cell office:value-type="float" office:value="116910" table:style-name="ce409">
            <text:p>1169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Weymouth Fire Station</text:p>
          </table:table-cell>
          <table:table-cell office:value-type="string" table:style-name="ce1">
            <text:p>Radipole Lane,Weymouth</text:p>
          </table:table-cell>
          <table:table-cell office:value-type="string" table:style-name="ce1">
            <text:p>DT4 0QF</text:p>
          </table:table-cell>
          <table:table-cell office:value-type="float" office:value="366068" table:style-name="ce409">
            <text:p>366068</text:p>
          </table:table-cell>
          <table:table-cell office:value-type="float" office:value="79246" table:style-name="ce409">
            <text:p>792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Dorchester Fire Station</text:p>
          </table:table-cell>
          <table:table-cell office:value-type="string" table:style-name="ce1">
            <text:p>Peverell Avenue West,Poundbury,Dorchester</text:p>
          </table:table-cell>
          <table:table-cell office:value-type="string" table:style-name="ce1">
            <text:p>DT1 3SU</text:p>
          </table:table-cell>
          <table:table-cell office:value-type="float" office:value="366800" table:style-name="ce409">
            <text:p>366800</text:p>
          </table:table-cell>
          <table:table-cell office:value-type="float" office:value="90500" table:style-name="ce409">
            <text:p>905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Portland Fire Station</text:p>
          </table:table-cell>
          <table:table-cell office:value-type="string" table:style-name="ce1">
            <text:p>Grove Road,Portland</text:p>
          </table:table-cell>
          <table:table-cell office:value-type="string" table:style-name="ce1">
            <text:p>DT5 1DS</text:p>
          </table:table-cell>
          <table:table-cell office:value-type="float" office:value="369449" table:style-name="ce409">
            <text:p>369449</text:p>
          </table:table-cell>
          <table:table-cell office:value-type="float" office:value="72446" table:style-name="ce409">
            <text:p>724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Sturminster Newton Fire Station</text:p>
          </table:table-cell>
          <table:table-cell office:value-type="string" table:style-name="ce1">
            <text:p>Bath Road,Sturminster Newton</text:p>
          </table:table-cell>
          <table:table-cell office:value-type="string" table:style-name="ce1">
            <text:p>DT10 1DU</text:p>
          </table:table-cell>
          <table:table-cell office:value-type="float" office:value="378580" table:style-name="ce409">
            <text:p>378580</text:p>
          </table:table-cell>
          <table:table-cell office:value-type="float" office:value="114180" table:style-name="ce409">
            <text:p>1141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Gillingham Fire Station</text:p>
          </table:table-cell>
          <table:table-cell office:value-type="string" table:style-name="ce1">
            <text:p>Peacemarsh,Gillingham</text:p>
          </table:table-cell>
          <table:table-cell office:value-type="string" table:style-name="ce1">
            <text:p>SP8 4HB</text:p>
          </table:table-cell>
          <table:table-cell office:value-type="float" office:value="380470" table:style-name="ce409">
            <text:p>380470</text:p>
          </table:table-cell>
          <table:table-cell office:value-type="float" office:value="127490" table:style-name="ce409">
            <text:p>1274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Mere Fire Station</text:p>
          </table:table-cell>
          <table:table-cell office:value-type="string" table:style-name="ce1">
            <text:p>White Road,Mere</text:p>
          </table:table-cell>
          <table:table-cell office:value-type="string" table:style-name="ce1">
            <text:p>BA12 6EX</text:p>
          </table:table-cell>
          <table:table-cell office:value-type="float" office:value="381970" table:style-name="ce409">
            <text:p>381970</text:p>
          </table:table-cell>
          <table:table-cell office:value-type="float" office:value="132880" table:style-name="ce409">
            <text:p>1328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Bradford-On-Avon Fire Station</text:p>
          </table:table-cell>
          <table:table-cell office:value-type="string" table:style-name="ce1">
            <text:p>Station Approach,Bradford On Avon</text:p>
          </table:table-cell>
          <table:table-cell office:value-type="string" table:style-name="ce1">
            <text:p>BA15 1DF</text:p>
          </table:table-cell>
          <table:table-cell office:value-type="float" office:value="382700" table:style-name="ce409">
            <text:p>382700</text:p>
          </table:table-cell>
          <table:table-cell office:value-type="float" office:value="160540" table:style-name="ce409">
            <text:p>1605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Bere Regis Fire Station</text:p>
          </table:table-cell>
          <table:table-cell office:value-type="string" table:style-name="ce1">
            <text:p>North Street,Bere Regis</text:p>
          </table:table-cell>
          <table:table-cell office:value-type="string" table:style-name="ce1">
            <text:p>BH20 7LD</text:p>
          </table:table-cell>
          <table:table-cell office:value-type="float" office:value="385070" table:style-name="ce409">
            <text:p>385070</text:p>
          </table:table-cell>
          <table:table-cell office:value-type="float" office:value="95350" table:style-name="ce409">
            <text:p>953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Trowbridge Fire Station</text:p>
          </table:table-cell>
          <table:table-cell office:value-type="string" table:style-name="ce1">
            <text:p>Hilperton Road,Trowbridge</text:p>
          </table:table-cell>
          <table:table-cell office:value-type="string" table:style-name="ce1">
            <text:p>BA14 7JB</text:p>
          </table:table-cell>
          <table:table-cell office:value-type="float" office:value="386318" table:style-name="ce409">
            <text:p>386318</text:p>
          </table:table-cell>
          <table:table-cell office:value-type="float" office:value="158220" table:style-name="ce409">
            <text:p>1582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Corsham Fire Station</text:p>
          </table:table-cell>
          <table:table-cell office:value-type="string" table:style-name="ce1">
            <text:p>Beechfield Road,Corsham</text:p>
          </table:table-cell>
          <table:table-cell office:value-type="string" table:style-name="ce1">
            <text:p>SN13 9DN</text:p>
          </table:table-cell>
          <table:table-cell office:value-type="float" office:value="386490" table:style-name="ce409">
            <text:p>386490</text:p>
          </table:table-cell>
          <table:table-cell office:value-type="float" office:value="170680" table:style-name="ce409">
            <text:p>1706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Shaftesbury Fire Station</text:p>
          </table:table-cell>
          <table:table-cell office:value-type="string" table:style-name="ce1">
            <text:p>Christy'S Lane,Shaftesbury</text:p>
          </table:table-cell>
          <table:table-cell office:value-type="string" table:style-name="ce1">
            <text:p>SP7 8PH</text:p>
          </table:table-cell>
          <table:table-cell office:value-type="float" office:value="386520" table:style-name="ce409">
            <text:p>386520</text:p>
          </table:table-cell>
          <table:table-cell office:value-type="float" office:value="123510" table:style-name="ce409">
            <text:p>1235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Westbury Fire Station</text:p>
          </table:table-cell>
          <table:table-cell office:value-type="string" table:style-name="ce1">
            <text:p>Meadow Lane,Westbury</text:p>
          </table:table-cell>
          <table:table-cell office:value-type="string" table:style-name="ce1">
            <text:p>BA13 3AF</text:p>
          </table:table-cell>
          <table:table-cell office:value-type="float" office:value="387069" table:style-name="ce409">
            <text:p>387069</text:p>
          </table:table-cell>
          <table:table-cell office:value-type="float" office:value="151600" table:style-name="ce409">
            <text:p>1516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Warminster Fire Station</text:p>
          </table:table-cell>
          <table:table-cell office:value-type="string" table:style-name="ce1">
            <text:p>The Portway,Warminster</text:p>
          </table:table-cell>
          <table:table-cell office:value-type="string" table:style-name="ce1">
            <text:p>BA12 8QE</text:p>
          </table:table-cell>
          <table:table-cell office:value-type="float" office:value="387405" table:style-name="ce409">
            <text:p>387405</text:p>
          </table:table-cell>
          <table:table-cell office:value-type="float" office:value="145439" table:style-name="ce409">
            <text:p>1454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Blandford Fire Station</text:p>
          </table:table-cell>
          <table:table-cell office:value-type="string" table:style-name="ce1">
            <text:p>St Leonard'S Avenue,Blandford</text:p>
          </table:table-cell>
          <table:table-cell office:value-type="string" table:style-name="ce1">
            <text:p>DT11 7PE</text:p>
          </table:table-cell>
          <table:table-cell office:value-type="float" office:value="388920" table:style-name="ce409">
            <text:p>388920</text:p>
          </table:table-cell>
          <table:table-cell office:value-type="float" office:value="106410" table:style-name="ce409">
            <text:p>1064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Melksham Fire Station</text:p>
          </table:table-cell>
          <table:table-cell office:value-type="string" table:style-name="ce1">
            <text:p>Semington Road,Melksham</text:p>
          </table:table-cell>
          <table:table-cell office:value-type="string" table:style-name="ce1">
            <text:p>SN12 6DD</text:p>
          </table:table-cell>
          <table:table-cell office:value-type="float" office:value="390270" table:style-name="ce409">
            <text:p>390270</text:p>
          </table:table-cell>
          <table:table-cell office:value-type="float" office:value="162840" table:style-name="ce409">
            <text:p>1628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Chippenham Fire Station</text:p>
          </table:table-cell>
          <table:table-cell office:value-type="string" table:style-name="ce1">
            <text:p>Dallas Road,Chippenham</text:p>
          </table:table-cell>
          <table:table-cell office:value-type="string" table:style-name="ce1">
            <text:p>SN15 1LE</text:p>
          </table:table-cell>
          <table:table-cell office:value-type="float" office:value="391460" table:style-name="ce409">
            <text:p>391460</text:p>
          </table:table-cell>
          <table:table-cell office:value-type="float" office:value="173740" table:style-name="ce409">
            <text:p>1737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Wareham Fire Station</text:p>
          </table:table-cell>
          <table:table-cell office:value-type="string" table:style-name="ce1">
            <text:p>Worgret Road,Wareham</text:p>
          </table:table-cell>
          <table:table-cell office:value-type="string" table:style-name="ce1">
            <text:p>BH20 4PL</text:p>
          </table:table-cell>
          <table:table-cell office:value-type="float" office:value="392170" table:style-name="ce409">
            <text:p>392170</text:p>
          </table:table-cell>
          <table:table-cell office:value-type="float" office:value="87220" table:style-name="ce409">
            <text:p>872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Malmesbury Fire Station</text:p>
          </table:table-cell>
          <table:table-cell office:value-type="string" table:style-name="ce1">
            <text:p>Gloucester Road,Malmesbury</text:p>
          </table:table-cell>
          <table:table-cell office:value-type="string" table:style-name="ce1">
            <text:p>SN16 9JS</text:p>
          </table:table-cell>
          <table:table-cell office:value-type="float" office:value="393000" table:style-name="ce409">
            <text:p>393000</text:p>
          </table:table-cell>
          <table:table-cell office:value-type="float" office:value="187330" table:style-name="ce409">
            <text:p>1873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410">
            <text:p>Tisbury Fire Station</text:p>
          </table:table-cell>
          <table:table-cell office:value-type="string" table:style-name="ce1">
            <text:p>The Avenue,Tisbury</text:p>
          </table:table-cell>
          <table:table-cell office:value-type="string" table:style-name="ce1">
            <text:p>SP3 6JG</text:p>
          </table:table-cell>
          <table:table-cell office:value-type="float" office:value="394436" table:style-name="ce409">
            <text:p>394436</text:p>
          </table:table-cell>
          <table:table-cell office:value-type="float" office:value="129396" table:style-name="ce409">
            <text:p>1293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Hamworthy Fire Station</text:p>
          </table:table-cell>
          <table:table-cell office:value-type="string" table:style-name="ce1">
            <text:p>Blandford Road,Hamworthy</text:p>
          </table:table-cell>
          <table:table-cell office:value-type="string" table:style-name="ce1">
            <text:p>BH15 4JN</text:p>
          </table:table-cell>
          <table:table-cell office:value-type="float" office:value="398995" table:style-name="ce2">
            <text:p>398995</text:p>
          </table:table-cell>
          <table:table-cell office:value-type="float" office:value="91782" table:style-name="ce2">
            <text:p>917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Calne Fire Station</text:p>
          </table:table-cell>
          <table:table-cell office:value-type="string" table:style-name="ce1">
            <text:p>Station Road,Calne</text:p>
          </table:table-cell>
          <table:table-cell office:value-type="string" table:style-name="ce1">
            <text:p>SN11 0JW</text:p>
          </table:table-cell>
          <table:table-cell office:value-type="float" office:value="399750" table:style-name="ce2">
            <text:p>399750</text:p>
          </table:table-cell>
          <table:table-cell office:value-type="float" office:value="170700" table:style-name="ce2">
            <text:p>1707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Poole Fire Station</text:p>
          </table:table-cell>
          <table:table-cell office:value-type="string" table:style-name="ce1">
            <text:p>Safety Drive,Poole</text:p>
          </table:table-cell>
          <table:table-cell office:value-type="string" table:style-name="ce1">
            <text:p>BH17 7FR</text:p>
          </table:table-cell>
          <table:table-cell office:value-type="float" office:value="400478" table:style-name="ce1">
            <text:p>400478</text:p>
          </table:table-cell>
          <table:table-cell office:value-type="float" office:value="92965" table:style-name="ce1">
            <text:p>92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Devizes Fire Station</text:p>
          </table:table-cell>
          <table:table-cell office:value-type="string" table:style-name="ce1">
            <text:p>Southbroom Road,Devizes</text:p>
          </table:table-cell>
          <table:table-cell office:value-type="string" table:style-name="ce1">
            <text:p>SN10 5AA</text:p>
          </table:table-cell>
          <table:table-cell office:value-type="float" office:value="400660" table:style-name="ce2">
            <text:p>400660</text:p>
          </table:table-cell>
          <table:table-cell office:value-type="float" office:value="161160" table:style-name="ce2">
            <text:p>1611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Wimborne Fire Station</text:p>
          </table:table-cell>
          <table:table-cell office:value-type="string" table:style-name="ce1">
            <text:p>Allenview Road,Wimborne</text:p>
          </table:table-cell>
          <table:table-cell office:value-type="string" table:style-name="ce1">
            <text:p>BH21 1AS</text:p>
          </table:table-cell>
          <table:table-cell office:value-type="float" office:value="401090" table:style-name="ce2">
            <text:p>401090</text:p>
          </table:table-cell>
          <table:table-cell office:value-type="float" office:value="99900" table:style-name="ce2">
            <text:p>999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Swanage Fire Station</text:p>
          </table:table-cell>
          <table:table-cell office:value-type="string" table:style-name="ce1">
            <text:p>Kings Road,Swanage</text:p>
          </table:table-cell>
          <table:table-cell office:value-type="string" table:style-name="ce1">
            <text:p>BH19 1HP</text:p>
          </table:table-cell>
          <table:table-cell office:value-type="float" office:value="403260" table:style-name="ce2">
            <text:p>403260</text:p>
          </table:table-cell>
          <table:table-cell office:value-type="float" office:value="78710" table:style-name="ce2">
            <text:p>787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Cranborne Fire Station</text:p>
          </table:table-cell>
          <table:table-cell office:value-type="string" table:style-name="ce1">
            <text:p>Crane Street,Cranborne</text:p>
          </table:table-cell>
          <table:table-cell office:value-type="string" table:style-name="ce1">
            <text:p>BH21 5QD</text:p>
          </table:table-cell>
          <table:table-cell office:value-type="float" office:value="405655" table:style-name="ce2">
            <text:p>405655</text:p>
          </table:table-cell>
          <table:table-cell office:value-type="float" office:value="113357" table:style-name="ce2">
            <text:p>1133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Westbourne Fire Station</text:p>
          </table:table-cell>
          <table:table-cell office:value-type="string" table:style-name="ce1">
            <text:p>7 Alumhurst Road,Bournemouth</text:p>
          </table:table-cell>
          <table:table-cell office:value-type="string" table:style-name="ce1">
            <text:p>BH4 8EL</text:p>
          </table:table-cell>
          <table:table-cell office:value-type="float" office:value="406780" table:style-name="ce2">
            <text:p>406780</text:p>
          </table:table-cell>
          <table:table-cell office:value-type="float" office:value="91420" table:style-name="ce2">
            <text:p>914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Royal Wootton Bassett</text:p>
          </table:table-cell>
          <table:table-cell office:value-type="string" table:style-name="ce1">
            <text:p>Station Road,Royal Wootton Bassett</text:p>
          </table:table-cell>
          <table:table-cell office:value-type="string" table:style-name="ce1">
            <text:p>SN4 7ED</text:p>
          </table:table-cell>
          <table:table-cell office:value-type="float" office:value="407069" table:style-name="ce2">
            <text:p>407069</text:p>
          </table:table-cell>
          <table:table-cell office:value-type="float" office:value="182081" table:style-name="ce2">
            <text:p>1820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Ferndown Fire Station</text:p>
          </table:table-cell>
          <table:table-cell office:value-type="string" table:style-name="ce1">
            <text:p>410 Ringwood Road,Ferndown</text:p>
          </table:table-cell>
          <table:table-cell office:value-type="string" table:style-name="ce1">
            <text:p>BH22 9AX</text:p>
          </table:table-cell>
          <table:table-cell office:value-type="float" office:value="408010" table:style-name="ce2">
            <text:p>408010</text:p>
          </table:table-cell>
          <table:table-cell office:value-type="float" office:value="100340" table:style-name="ce2">
            <text:p>1003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Redhill Fire Station</text:p>
          </table:table-cell>
          <table:table-cell office:value-type="string" table:style-name="ce1">
            <text:p>18 Redhill Avenue,Bournemouth</text:p>
          </table:table-cell>
          <table:table-cell office:value-type="string" table:style-name="ce1">
            <text:p>BH9 2SW</text:p>
          </table:table-cell>
          <table:table-cell office:value-type="float" office:value="408383" table:style-name="ce2">
            <text:p>408383</text:p>
          </table:table-cell>
          <table:table-cell office:value-type="float" office:value="94866" table:style-name="ce2">
            <text:p>948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Verwood Fire Station</text:p>
          </table:table-cell>
          <table:table-cell office:value-type="string" table:style-name="ce1">
            <text:p>Station Road,Verwood</text:p>
          </table:table-cell>
          <table:table-cell office:value-type="string" table:style-name="ce1">
            <text:p>BH31 7PS</text:p>
          </table:table-cell>
          <table:table-cell office:value-type="float" office:value="409181" table:style-name="ce2">
            <text:p>409181</text:p>
          </table:table-cell>
          <table:table-cell office:value-type="float" office:value="109078" table:style-name="ce2">
            <text:p>1090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Wilton Fire Station</text:p>
          </table:table-cell>
          <table:table-cell office:value-type="string" table:style-name="ce1">
            <text:p>Minster Street,Wilton</text:p>
          </table:table-cell>
          <table:table-cell office:value-type="string" table:style-name="ce1">
            <text:p>SP2 0BH</text:p>
          </table:table-cell>
          <table:table-cell office:value-type="float" office:value="409910" table:style-name="ce2">
            <text:p>409910</text:p>
          </table:table-cell>
          <table:table-cell office:value-type="float" office:value="131470" table:style-name="ce2">
            <text:p>1314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Cricklade Fire Station</text:p>
          </table:table-cell>
          <table:table-cell office:value-type="string" table:style-name="ce1">
            <text:p>Bath Road,Cricklade</text:p>
          </table:table-cell>
          <table:table-cell office:value-type="string" table:style-name="ce1">
            <text:p>SN6 6AT</text:p>
          </table:table-cell>
          <table:table-cell office:value-type="float" office:value="409920" table:style-name="ce2">
            <text:p>409920</text:p>
          </table:table-cell>
          <table:table-cell office:value-type="float" office:value="193460" table:style-name="ce2">
            <text:p>1934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Springbourne Fire Station</text:p>
          </table:table-cell>
          <table:table-cell office:value-type="string" table:style-name="ce1">
            <text:p>Richmond Park Close,Bournemouth</text:p>
          </table:table-cell>
          <table:table-cell office:value-type="string" table:style-name="ce1">
            <text:p>BH8 8TS</text:p>
          </table:table-cell>
          <table:table-cell office:value-type="float" office:value="410650" table:style-name="ce2">
            <text:p>410650</text:p>
          </table:table-cell>
          <table:table-cell office:value-type="float" office:value="92510" table:style-name="ce2">
            <text:p>925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Westlea Fire Station</text:p>
          </table:table-cell>
          <table:table-cell office:value-type="string" table:style-name="ce1">
            <text:p>The Chesters,Stonehill Green,Westlea,Swindon</text:p>
          </table:table-cell>
          <table:table-cell office:value-type="string" table:style-name="ce1">
            <text:p>SN5 7DB</text:p>
          </table:table-cell>
          <table:table-cell office:value-type="float" office:value="413705" table:style-name="ce2">
            <text:p>413705</text:p>
          </table:table-cell>
          <table:table-cell office:value-type="float" office:value="184537" table:style-name="ce2">
            <text:p>1845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Salisbury Fire Station</text:p>
          </table:table-cell>
          <table:table-cell office:value-type="string" table:style-name="ce1">
            <text:p>Ashley Road,Salisbury</text:p>
          </table:table-cell>
          <table:table-cell office:value-type="string" table:style-name="ce1">
            <text:p>SP2 7TN</text:p>
          </table:table-cell>
          <table:table-cell office:value-type="float" office:value="414470" table:style-name="ce2">
            <text:p>414470</text:p>
          </table:table-cell>
          <table:table-cell office:value-type="float" office:value="130850" table:style-name="ce2">
            <text:p>1308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Christchurch Fire Station</text:p>
          </table:table-cell>
          <table:table-cell office:value-type="string" table:style-name="ce1">
            <text:p>Fairmile Road,Christchurch</text:p>
          </table:table-cell>
          <table:table-cell office:value-type="string" table:style-name="ce1">
            <text:p>BH23 2LB</text:p>
          </table:table-cell>
          <table:table-cell office:value-type="float" office:value="415225" table:style-name="ce2">
            <text:p>415225</text:p>
          </table:table-cell>
          <table:table-cell office:value-type="float" office:value="93804" table:style-name="ce2">
            <text:p>938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Swindon Fire Station</text:p>
          </table:table-cell>
          <table:table-cell office:value-type="string" table:style-name="ce1">
            <text:p>Drove Road,Swindon</text:p>
          </table:table-cell>
          <table:table-cell office:value-type="string" table:style-name="ce1">
            <text:p>SN1 3AD</text:p>
          </table:table-cell>
          <table:table-cell office:value-type="float" office:value="415473" table:style-name="ce2">
            <text:p>415473</text:p>
          </table:table-cell>
          <table:table-cell office:value-type="float" office:value="184452" table:style-name="ce2">
            <text:p>1844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Amesbury Fire Station</text:p>
          </table:table-cell>
          <table:table-cell office:value-type="string" table:style-name="ce1">
            <text:p>Salisbury Road,Amesbury</text:p>
          </table:table-cell>
          <table:table-cell office:value-type="string" table:style-name="ce1">
            <text:p>SP4 7HL</text:p>
          </table:table-cell>
          <table:table-cell office:value-type="float" office:value="415677" table:style-name="ce2">
            <text:p>415677</text:p>
          </table:table-cell>
          <table:table-cell office:value-type="float" office:value="141209" table:style-name="ce2">
            <text:p>1412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Pewsey Fire Station</text:p>
          </table:table-cell>
          <table:table-cell office:value-type="string" table:style-name="ce1">
            <text:p>North Street,Pewsey</text:p>
          </table:table-cell>
          <table:table-cell office:value-type="string" table:style-name="ce1">
            <text:p>SN9 5AD</text:p>
          </table:table-cell>
          <table:table-cell office:value-type="float" office:value="416500" table:style-name="ce2">
            <text:p>416500</text:p>
          </table:table-cell>
          <table:table-cell office:value-type="float" office:value="160090" table:style-name="ce2">
            <text:p>1600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Stratton Fire Station</text:p>
          </table:table-cell>
          <table:table-cell office:value-type="string" table:style-name="ce1">
            <text:p>Highworth Road,Stratton St Margaret</text:p>
          </table:table-cell>
          <table:table-cell office:value-type="string" table:style-name="ce1">
            <text:p>SN3 4TF</text:p>
          </table:table-cell>
          <table:table-cell office:value-type="float" office:value="417530" table:style-name="ce2">
            <text:p>417530</text:p>
          </table:table-cell>
          <table:table-cell office:value-type="float" office:value="187930" table:style-name="ce2">
            <text:p>1879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Marlborough Fire Station</text:p>
          </table:table-cell>
          <table:table-cell office:value-type="string" table:style-name="ce1">
            <text:p>The Parade,Marlborough</text:p>
          </table:table-cell>
          <table:table-cell office:value-type="string" table:style-name="ce1">
            <text:p>SN8 1NE</text:p>
          </table:table-cell>
          <table:table-cell office:value-type="float" office:value="418630" table:style-name="ce2">
            <text:p>418630</text:p>
          </table:table-cell>
          <table:table-cell office:value-type="float" office:value="169490" table:style-name="ce2">
            <text:p>1694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Ludgershall Fire Station</text:p>
          </table:table-cell>
          <table:table-cell office:value-type="string" table:style-name="ce1">
            <text:p>Castle Street,Ludgershall</text:p>
          </table:table-cell>
          <table:table-cell office:value-type="string" table:style-name="ce1">
            <text:p>SP11 9QR</text:p>
          </table:table-cell>
          <table:table-cell office:value-type="float" office:value="426330" table:style-name="ce2">
            <text:p>426330</text:p>
          </table:table-cell>
          <table:table-cell office:value-type="float" office:value="150830" table:style-name="ce2">
            <text:p>1508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rset and Wiltshire</text:p>
          </table:table-cell>
          <table:table-cell office:value-type="string" table:style-name="ce1">
            <text:p>E31000047</text:p>
          </table:table-cell>
          <table:table-cell office:value-type="string" table:style-name="ce1">
            <text:p>Ramsbury Fire Station</text:p>
          </table:table-cell>
          <table:table-cell office:value-type="string" table:style-name="ce1">
            <text:p>High Street,Ramsbury</text:p>
          </table:table-cell>
          <table:table-cell office:value-type="string" table:style-name="ce1">
            <text:p>SN8 2QN</text:p>
          </table:table-cell>
          <table:table-cell office:value-type="float" office:value="427260" table:style-name="ce2">
            <text:p>427260</text:p>
          </table:table-cell>
          <table:table-cell office:value-type="float" office:value="171583" table:style-name="ce2">
            <text:p>171583</text:p>
          </table:table-cell>
          <table:table-cell table:number-columns-repeated="16377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1047167" table:style-name="ro1">
          <table:table-cell table:number-columns-repeated="16384"/>
        </table:table-row>
        <table:table-row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Sheet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99CCFF"/>
    </style:style>
    <style:style style:name="cf2" style:family="table-cell">
      <style:table-cell-properties fo:background-color="#CCFFFF"/>
    </style:style>
    <style:style style:name="cf3" style:family="table-cell">
      <style:table-cell-properties fo:background-color="#FF99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title>Fire stations dataset</dc:title>
    <meta:keyword>data tables</meta:keyword>
    <meta:keyword> fire stations</meta:keyword>
    <meta:keyword> 2017</meta:keyword>
    <meta:initial-creator/>
    <dc:creator/>
    <meta:creation-date>2018-02-02T16:05:03Z</meta:creation-date>
    <dc:date>2018-02-02T16:07:27Z</dc:date>
  </office:meta>
</office:document-meta>
</file>